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371.83mm" svg:height="89.8mm" svg:x="143.94mm" svg:y="4.25mm">
            <loext:p draw:notify-on-update-of-ranges="Sheet1.A1:Sheet1.A1000 Sheet1.B1:Sheet1.B1000 Sheet1.C1:Sheet1.C1000 Sheet1.D1:Sheet1.D1000 Sheet1.E1:Sheet1.E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52.57mm" svg:height="89.8mm" svg:x="113.94mm" svg:y="100.42mm">
            <loext:p draw:notify-on-update-of-ranges="Sheet1.A1:Sheet1.A1000 Sheet1.C1:Sheet1.C1000 Sheet1.E1:Sheet1.E10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4430" calcext:value-type="float">
            <text:p>114430</text:p>
          </table:table-cell>
          <table:table-cell office:value-type="float" office:value="700" calcext:value-type="float">
            <text:p>700</text:p>
          </table:table-cell>
          <table:table-cell office:value-type="float" office:value="74490" calcext:value-type="float">
            <text:p>74490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1126" calcext:value-type="float">
            <text:p>41126</text:p>
          </table:table-cell>
          <table:table-cell office:value-type="float" office:value="1400" calcext:value-type="float">
            <text:p>1400</text:p>
          </table:table-cell>
          <table:table-cell office:value-type="float" office:value="34839" calcext:value-type="float">
            <text:p>34839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8161" calcext:value-type="float">
            <text:p>58161</text:p>
          </table:table-cell>
          <table:table-cell office:value-type="float" office:value="2100" calcext:value-type="float">
            <text:p>2100</text:p>
          </table:table-cell>
          <table:table-cell office:value-type="float" office:value="54985" calcext:value-type="float">
            <text:p>54985</text:p>
          </table:table-cell>
          <table:table-cell office:value-type="float" office:value="2100" calcext:value-type="float">
            <text:p>2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3399" calcext:value-type="float">
            <text:p>73399</text:p>
          </table:table-cell>
          <table:table-cell office:value-type="float" office:value="2800" calcext:value-type="float">
            <text:p>2800</text:p>
          </table:table-cell>
          <table:table-cell office:value-type="float" office:value="66502" calcext:value-type="float">
            <text:p>66502</text:p>
          </table:table-cell>
          <table:table-cell office:value-type="float" office:value="2400" calcext:value-type="float">
            <text:p>24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1052" calcext:value-type="float">
            <text:p>101052</text:p>
          </table:table-cell>
          <table:table-cell office:value-type="float" office:value="3500" calcext:value-type="float">
            <text:p>3500</text:p>
          </table:table-cell>
          <table:table-cell office:value-type="float" office:value="71314" calcext:value-type="float">
            <text:p>71314</text:p>
          </table:table-cell>
          <table:table-cell office:value-type="float" office:value="3000" calcext:value-type="float">
            <text:p>3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4012" calcext:value-type="float">
            <text:p>114012</text:p>
          </table:table-cell>
          <table:table-cell office:value-type="float" office:value="4200" calcext:value-type="float">
            <text:p>4200</text:p>
          </table:table-cell>
          <table:table-cell office:value-type="float" office:value="133068" calcext:value-type="float">
            <text:p>133068</text:p>
          </table:table-cell>
          <table:table-cell office:value-type="float" office:value="3600" calcext:value-type="float">
            <text:p>36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5433" calcext:value-type="float">
            <text:p>125433</text:p>
          </table:table-cell>
          <table:table-cell office:value-type="float" office:value="4900" calcext:value-type="float">
            <text:p>4900</text:p>
          </table:table-cell>
          <table:table-cell office:value-type="float" office:value="144713" calcext:value-type="float">
            <text:p>144713</text:p>
          </table:table-cell>
          <table:table-cell office:value-type="float" office:value="4200" calcext:value-type="float">
            <text:p>42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3058" calcext:value-type="float">
            <text:p>193058</text:p>
          </table:table-cell>
          <table:table-cell office:value-type="float" office:value="5600" calcext:value-type="float">
            <text:p>5600</text:p>
          </table:table-cell>
          <table:table-cell office:value-type="float" office:value="262159" calcext:value-type="float">
            <text:p>262159</text:p>
          </table:table-cell>
          <table:table-cell office:value-type="float" office:value="5600" calcext:value-type="float">
            <text:p>56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6968" calcext:value-type="float">
            <text:p>156968</text:p>
          </table:table-cell>
          <table:table-cell office:value-type="float" office:value="6300" calcext:value-type="float">
            <text:p>6300</text:p>
          </table:table-cell>
          <table:table-cell office:value-type="float" office:value="178205" calcext:value-type="float">
            <text:p>178205</text:p>
          </table:table-cell>
          <table:table-cell office:value-type="float" office:value="6300" calcext:value-type="float">
            <text:p>63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71334" calcext:value-type="float">
            <text:p>271334</text:p>
          </table:table-cell>
          <table:table-cell office:value-type="float" office:value="7000" calcext:value-type="float">
            <text:p>7000</text:p>
          </table:table-cell>
          <table:table-cell office:value-type="float" office:value="226390" calcext:value-type="float">
            <text:p>226390</text:p>
          </table:table-cell>
          <table:table-cell office:value-type="float" office:value="7000" calcext:value-type="float">
            <text:p>7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36052" calcext:value-type="float">
            <text:p>136052</text:p>
          </table:table-cell>
          <table:table-cell office:value-type="float" office:value="7700" calcext:value-type="float">
            <text:p>7700</text:p>
          </table:table-cell>
          <table:table-cell office:value-type="float" office:value="138907" calcext:value-type="float">
            <text:p>138907</text:p>
          </table:table-cell>
          <table:table-cell office:value-type="float" office:value="7700" calcext:value-type="float">
            <text:p>77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5565" calcext:value-type="float">
            <text:p>165565</text:p>
          </table:table-cell>
          <table:table-cell office:value-type="float" office:value="8400" calcext:value-type="float">
            <text:p>8400</text:p>
          </table:table-cell>
          <table:table-cell office:value-type="float" office:value="152573" calcext:value-type="float">
            <text:p>152573</text:p>
          </table:table-cell>
          <table:table-cell office:value-type="float" office:value="8400" calcext:value-type="float">
            <text:p>84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4411" calcext:value-type="float">
            <text:p>164411</text:p>
          </table:table-cell>
          <table:table-cell office:value-type="float" office:value="9100" calcext:value-type="float">
            <text:p>9100</text:p>
          </table:table-cell>
          <table:table-cell office:value-type="float" office:value="160433" calcext:value-type="float">
            <text:p>160433</text:p>
          </table:table-cell>
          <table:table-cell office:value-type="float" office:value="9100" calcext:value-type="float">
            <text:p>9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80675" calcext:value-type="float">
            <text:p>180675</text:p>
          </table:table-cell>
          <table:table-cell office:value-type="float" office:value="9800" calcext:value-type="float">
            <text:p>9800</text:p>
          </table:table-cell>
          <table:table-cell office:value-type="float" office:value="176986" calcext:value-type="float">
            <text:p>176986</text:p>
          </table:table-cell>
          <table:table-cell office:value-type="float" office:value="9800" calcext:value-type="float">
            <text:p>98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43970" calcext:value-type="float">
            <text:p>243970</text:p>
          </table:table-cell>
          <table:table-cell office:value-type="float" office:value="10500" calcext:value-type="float">
            <text:p>10500</text:p>
          </table:table-cell>
          <table:table-cell office:value-type="float" office:value="186578" calcext:value-type="float">
            <text:p>186578</text:p>
          </table:table-cell>
          <table:table-cell office:value-type="float" office:value="10500" calcext:value-type="float">
            <text:p>105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6596" calcext:value-type="float">
            <text:p>206596</text:p>
          </table:table-cell>
          <table:table-cell office:value-type="float" office:value="11200" calcext:value-type="float">
            <text:p>11200</text:p>
          </table:table-cell>
          <table:table-cell office:value-type="float" office:value="204382" calcext:value-type="float">
            <text:p>204382</text:p>
          </table:table-cell>
          <table:table-cell office:value-type="float" office:value="11200" calcext:value-type="float">
            <text:p>112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14616" calcext:value-type="float">
            <text:p>214616</text:p>
          </table:table-cell>
          <table:table-cell office:value-type="float" office:value="11900" calcext:value-type="float">
            <text:p>11900</text:p>
          </table:table-cell>
          <table:table-cell office:value-type="float" office:value="215386" calcext:value-type="float">
            <text:p>215386</text:p>
          </table:table-cell>
          <table:table-cell office:value-type="float" office:value="11900" calcext:value-type="float">
            <text:p>119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29886" calcext:value-type="float">
            <text:p>229886</text:p>
          </table:table-cell>
          <table:table-cell office:value-type="float" office:value="12600" calcext:value-type="float">
            <text:p>12600</text:p>
          </table:table-cell>
          <table:table-cell office:value-type="float" office:value="228667" calcext:value-type="float">
            <text:p>228667</text:p>
          </table:table-cell>
          <table:table-cell office:value-type="float" office:value="12600" calcext:value-type="float">
            <text:p>12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35917" calcext:value-type="float">
            <text:p>235917</text:p>
          </table:table-cell>
          <table:table-cell office:value-type="float" office:value="13300" calcext:value-type="float">
            <text:p>13300</text:p>
          </table:table-cell>
          <table:table-cell office:value-type="float" office:value="262159" calcext:value-type="float">
            <text:p>262159</text:p>
          </table:table-cell>
          <table:table-cell office:value-type="float" office:value="13300" calcext:value-type="float">
            <text:p>133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6659" calcext:value-type="float">
            <text:p>276659</text:p>
          </table:table-cell>
          <table:table-cell office:value-type="float" office:value="14000" calcext:value-type="float">
            <text:p>14000</text:p>
          </table:table-cell>
          <table:table-cell office:value-type="float" office:value="254075" calcext:value-type="float">
            <text:p>254075</text:p>
          </table:table-cell>
          <table:table-cell office:value-type="float" office:value="14000" calcext:value-type="float">
            <text:p>14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67452" calcext:value-type="float">
            <text:p>267452</text:p>
          </table:table-cell>
          <table:table-cell office:value-type="float" office:value="14700" calcext:value-type="float">
            <text:p>14700</text:p>
          </table:table-cell>
          <table:table-cell office:value-type="float" office:value="264052" calcext:value-type="float">
            <text:p>264052</text:p>
          </table:table-cell>
          <table:table-cell office:value-type="float" office:value="14700" calcext:value-type="float">
            <text:p>147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63859" calcext:value-type="float">
            <text:p>263859</text:p>
          </table:table-cell>
          <table:table-cell office:value-type="float" office:value="15400" calcext:value-type="float">
            <text:p>15400</text:p>
          </table:table-cell>
          <table:table-cell office:value-type="float" office:value="273708" calcext:value-type="float">
            <text:p>273708</text:p>
          </table:table-cell>
          <table:table-cell office:value-type="float" office:value="15400" calcext:value-type="float">
            <text:p>154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6398" calcext:value-type="float">
            <text:p>306398</text:p>
          </table:table-cell>
          <table:table-cell office:value-type="float" office:value="16100" calcext:value-type="float">
            <text:p>16100</text:p>
          </table:table-cell>
          <table:table-cell office:value-type="float" office:value="292122" calcext:value-type="float">
            <text:p>292122</text:p>
          </table:table-cell>
          <table:table-cell office:value-type="float" office:value="16100" calcext:value-type="float">
            <text:p>16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5724" calcext:value-type="float">
            <text:p>305724</text:p>
          </table:table-cell>
          <table:table-cell office:value-type="float" office:value="16800" calcext:value-type="float">
            <text:p>16800</text:p>
          </table:table-cell>
          <table:table-cell office:value-type="float" office:value="301040" calcext:value-type="float">
            <text:p>301040</text:p>
          </table:table-cell>
          <table:table-cell office:value-type="float" office:value="16800" calcext:value-type="float">
            <text:p>168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83147" calcext:value-type="float">
            <text:p>683147</text:p>
          </table:table-cell>
          <table:table-cell office:value-type="float" office:value="17500" calcext:value-type="float">
            <text:p>17500</text:p>
          </table:table-cell>
          <table:table-cell office:value-type="float" office:value="965229" calcext:value-type="float">
            <text:p>965229</text:p>
          </table:table-cell>
          <table:table-cell office:value-type="float" office:value="17500" calcext:value-type="float">
            <text:p>175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23625" calcext:value-type="float">
            <text:p>323625</text:p>
          </table:table-cell>
          <table:table-cell office:value-type="float" office:value="18200" calcext:value-type="float">
            <text:p>18200</text:p>
          </table:table-cell>
          <table:table-cell office:value-type="float" office:value="340852" calcext:value-type="float">
            <text:p>340852</text:p>
          </table:table-cell>
          <table:table-cell office:value-type="float" office:value="18200" calcext:value-type="float">
            <text:p>182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90891" calcext:value-type="float">
            <text:p>490891</text:p>
          </table:table-cell>
          <table:table-cell office:value-type="float" office:value="18900" calcext:value-type="float">
            <text:p>18900</text:p>
          </table:table-cell>
          <table:table-cell office:value-type="float" office:value="381882" calcext:value-type="float">
            <text:p>381882</text:p>
          </table:table-cell>
          <table:table-cell office:value-type="float" office:value="18900" calcext:value-type="float">
            <text:p>189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67757" calcext:value-type="float">
            <text:p>1067757</text:p>
          </table:table-cell>
          <table:table-cell office:value-type="float" office:value="19600" calcext:value-type="float">
            <text:p>19600</text:p>
          </table:table-cell>
          <table:table-cell office:value-type="float" office:value="380439" calcext:value-type="float">
            <text:p>380439</text:p>
          </table:table-cell>
          <table:table-cell office:value-type="float" office:value="19600" calcext:value-type="float">
            <text:p>19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72086" calcext:value-type="float">
            <text:p>572086</text:p>
          </table:table-cell>
          <table:table-cell office:value-type="float" office:value="20300" calcext:value-type="float">
            <text:p>20300</text:p>
          </table:table-cell>
          <table:table-cell office:value-type="float" office:value="597493" calcext:value-type="float">
            <text:p>597493</text:p>
          </table:table-cell>
          <table:table-cell office:value-type="float" office:value="17400" calcext:value-type="float">
            <text:p>174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80132" calcext:value-type="float">
            <text:p>680132</text:p>
          </table:table-cell>
          <table:table-cell office:value-type="float" office:value="21000" calcext:value-type="float">
            <text:p>21000</text:p>
          </table:table-cell>
          <table:table-cell office:value-type="float" office:value="343963" calcext:value-type="float">
            <text:p>343963</text:p>
          </table:table-cell>
          <table:table-cell office:value-type="float" office:value="18000" calcext:value-type="float">
            <text:p>18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58586" calcext:value-type="float">
            <text:p>458586</text:p>
          </table:table-cell>
          <table:table-cell office:value-type="float" office:value="21700" calcext:value-type="float">
            <text:p>21700</text:p>
          </table:table-cell>
          <table:table-cell office:value-type="float" office:value="397826" calcext:value-type="float">
            <text:p>397826</text:p>
          </table:table-cell>
          <table:table-cell office:value-type="float" office:value="18600" calcext:value-type="float">
            <text:p>186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75627" calcext:value-type="float">
            <text:p>375627</text:p>
          </table:table-cell>
          <table:table-cell office:value-type="float" office:value="22400" calcext:value-type="float">
            <text:p>22400</text:p>
          </table:table-cell>
          <table:table-cell office:value-type="float" office:value="334852" calcext:value-type="float">
            <text:p>334852</text:p>
          </table:table-cell>
          <table:table-cell office:value-type="float" office:value="19200" calcext:value-type="float">
            <text:p>192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01002" calcext:value-type="float">
            <text:p>401002</text:p>
          </table:table-cell>
          <table:table-cell office:value-type="float" office:value="23100" calcext:value-type="float">
            <text:p>23100</text:p>
          </table:table-cell>
          <table:table-cell office:value-type="float" office:value="328276" calcext:value-type="float">
            <text:p>328276</text:p>
          </table:table-cell>
          <table:table-cell office:value-type="float" office:value="19800" calcext:value-type="float">
            <text:p>198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409984" calcext:value-type="float">
            <text:p>409984</text:p>
          </table:table-cell>
          <table:table-cell office:value-type="float" office:value="23800" calcext:value-type="float">
            <text:p>23800</text:p>
          </table:table-cell>
          <table:table-cell office:value-type="float" office:value="332062" calcext:value-type="float">
            <text:p>332062</text:p>
          </table:table-cell>
          <table:table-cell office:value-type="float" office:value="20400" calcext:value-type="float">
            <text:p>204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18293" calcext:value-type="float">
            <text:p>418293</text:p>
          </table:table-cell>
          <table:table-cell office:value-type="float" office:value="24500" calcext:value-type="float">
            <text:p>24500</text:p>
          </table:table-cell>
          <table:table-cell office:value-type="float" office:value="396318" calcext:value-type="float">
            <text:p>396318</text:p>
          </table:table-cell>
          <table:table-cell office:value-type="float" office:value="21000" calcext:value-type="float">
            <text:p>21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31350" calcext:value-type="float">
            <text:p>431350</text:p>
          </table:table-cell>
          <table:table-cell office:value-type="float" office:value="25200" calcext:value-type="float">
            <text:p>25200</text:p>
          </table:table-cell>
          <table:table-cell office:value-type="float" office:value="362763" calcext:value-type="float">
            <text:p>362763</text:p>
          </table:table-cell>
          <table:table-cell office:value-type="float" office:value="21600" calcext:value-type="float">
            <text:p>216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426249" calcext:value-type="float">
            <text:p>426249</text:p>
          </table:table-cell>
          <table:table-cell office:value-type="float" office:value="25900" calcext:value-type="float">
            <text:p>25900</text:p>
          </table:table-cell>
          <table:table-cell office:value-type="float" office:value="379123" calcext:value-type="float">
            <text:p>379123</text:p>
          </table:table-cell>
          <table:table-cell office:value-type="float" office:value="22200" calcext:value-type="float">
            <text:p>222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29617" calcext:value-type="float">
            <text:p>429617</text:p>
          </table:table-cell>
          <table:table-cell office:value-type="float" office:value="26600" calcext:value-type="float">
            <text:p>26600</text:p>
          </table:table-cell>
          <table:table-cell office:value-type="float" office:value="379829" calcext:value-type="float">
            <text:p>379829</text:p>
          </table:table-cell>
          <table:table-cell office:value-type="float" office:value="22800" calcext:value-type="float">
            <text:p>228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470295" calcext:value-type="float">
            <text:p>470295</text:p>
          </table:table-cell>
          <table:table-cell office:value-type="float" office:value="27300" calcext:value-type="float">
            <text:p>27300</text:p>
          </table:table-cell>
          <table:table-cell office:value-type="float" office:value="403568" calcext:value-type="float">
            <text:p>403568</text:p>
          </table:table-cell>
          <table:table-cell office:value-type="float" office:value="23400" calcext:value-type="float">
            <text:p>234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35925" calcext:value-type="float">
            <text:p>635925</text:p>
          </table:table-cell>
          <table:table-cell office:value-type="float" office:value="28000" calcext:value-type="float">
            <text:p>28000</text:p>
          </table:table-cell>
          <table:table-cell office:value-type="float" office:value="753852" calcext:value-type="float">
            <text:p>753852</text:p>
          </table:table-cell>
          <table:table-cell office:value-type="float" office:value="24000" calcext:value-type="float">
            <text:p>24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490891" calcext:value-type="float">
            <text:p>490891</text:p>
          </table:table-cell>
          <table:table-cell office:value-type="float" office:value="28700" calcext:value-type="float">
            <text:p>28700</text:p>
          </table:table-cell>
          <table:table-cell office:value-type="float" office:value="414957" calcext:value-type="float">
            <text:p>414957</text:p>
          </table:table-cell>
          <table:table-cell office:value-type="float" office:value="24600" calcext:value-type="float">
            <text:p>246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488421" calcext:value-type="float">
            <text:p>488421</text:p>
          </table:table-cell>
          <table:table-cell office:value-type="float" office:value="29400" calcext:value-type="float">
            <text:p>29400</text:p>
          </table:table-cell>
          <table:table-cell office:value-type="float" office:value="452138" calcext:value-type="float">
            <text:p>452138</text:p>
          </table:table-cell>
          <table:table-cell office:value-type="float" office:value="25200" calcext:value-type="float">
            <text:p>252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501926" calcext:value-type="float">
            <text:p>501926</text:p>
          </table:table-cell>
          <table:table-cell office:value-type="float" office:value="30100" calcext:value-type="float">
            <text:p>30100</text:p>
          </table:table-cell>
          <table:table-cell office:value-type="float" office:value="448609" calcext:value-type="float">
            <text:p>448609</text:p>
          </table:table-cell>
          <table:table-cell office:value-type="float" office:value="25800" calcext:value-type="float">
            <text:p>258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537407" calcext:value-type="float">
            <text:p>537407</text:p>
          </table:table-cell>
          <table:table-cell office:value-type="float" office:value="30800" calcext:value-type="float">
            <text:p>30800</text:p>
          </table:table-cell>
          <table:table-cell office:value-type="float" office:value="441006" calcext:value-type="float">
            <text:p>441006</text:p>
          </table:table-cell>
          <table:table-cell office:value-type="float" office:value="26400" calcext:value-type="float">
            <text:p>264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27366" calcext:value-type="float">
            <text:p>527366</text:p>
          </table:table-cell>
          <table:table-cell office:value-type="float" office:value="31500" calcext:value-type="float">
            <text:p>31500</text:p>
          </table:table-cell>
          <table:table-cell office:value-type="float" office:value="439723" calcext:value-type="float">
            <text:p>439723</text:p>
          </table:table-cell>
          <table:table-cell office:value-type="float" office:value="27000" calcext:value-type="float">
            <text:p>27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606668" calcext:value-type="float">
            <text:p>606668</text:p>
          </table:table-cell>
          <table:table-cell office:value-type="float" office:value="32200" calcext:value-type="float">
            <text:p>32200</text:p>
          </table:table-cell>
          <table:table-cell office:value-type="float" office:value="459741" calcext:value-type="float">
            <text:p>459741</text:p>
          </table:table-cell>
          <table:table-cell office:value-type="float" office:value="27600" calcext:value-type="float">
            <text:p>276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550079" calcext:value-type="float">
            <text:p>550079</text:p>
          </table:table-cell>
          <table:table-cell office:value-type="float" office:value="32900" calcext:value-type="float">
            <text:p>32900</text:p>
          </table:table-cell>
          <table:table-cell office:value-type="float" office:value="486624" calcext:value-type="float">
            <text:p>486624</text:p>
          </table:table-cell>
          <table:table-cell office:value-type="float" office:value="28200" calcext:value-type="float">
            <text:p>282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586169" calcext:value-type="float">
            <text:p>586169</text:p>
          </table:table-cell>
          <table:table-cell office:value-type="float" office:value="33600" calcext:value-type="float">
            <text:p>33600</text:p>
          </table:table-cell>
          <table:table-cell office:value-type="float" office:value="480625" calcext:value-type="float">
            <text:p>480625</text:p>
          </table:table-cell>
          <table:table-cell office:value-type="float" office:value="28800" calcext:value-type="float">
            <text:p>288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628130" calcext:value-type="float">
            <text:p>628130</text:p>
          </table:table-cell>
          <table:table-cell office:value-type="float" office:value="34300" calcext:value-type="float">
            <text:p>34300</text:p>
          </table:table-cell>
          <table:table-cell office:value-type="float" office:value="489479" calcext:value-type="float">
            <text:p>489479</text:p>
          </table:table-cell>
          <table:table-cell office:value-type="float" office:value="29400" calcext:value-type="float">
            <text:p>294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35310" calcext:value-type="float">
            <text:p>735310</text:p>
          </table:table-cell>
          <table:table-cell office:value-type="float" office:value="35000" calcext:value-type="float">
            <text:p>35000</text:p>
          </table:table-cell>
          <table:table-cell office:value-type="float" office:value="501990" calcext:value-type="float">
            <text:p>501990</text:p>
          </table:table-cell>
          <table:table-cell office:value-type="float" office:value="30000" calcext:value-type="float">
            <text:p>30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660980" calcext:value-type="float">
            <text:p>660980</text:p>
          </table:table-cell>
          <table:table-cell office:value-type="float" office:value="35700" calcext:value-type="float">
            <text:p>35700</text:p>
          </table:table-cell>
          <table:table-cell office:value-type="float" office:value="531023" calcext:value-type="float">
            <text:p>531023</text:p>
          </table:table-cell>
          <table:table-cell office:value-type="float" office:value="30600" calcext:value-type="float">
            <text:p>306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594445" calcext:value-type="float">
            <text:p>594445</text:p>
          </table:table-cell>
          <table:table-cell office:value-type="float" office:value="36400" calcext:value-type="float">
            <text:p>36400</text:p>
          </table:table-cell>
          <table:table-cell office:value-type="float" office:value="542476" calcext:value-type="float">
            <text:p>542476</text:p>
          </table:table-cell>
          <table:table-cell office:value-type="float" office:value="31200" calcext:value-type="float">
            <text:p>312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612474" calcext:value-type="float">
            <text:p>612474</text:p>
          </table:table-cell>
          <table:table-cell office:value-type="float" office:value="37100" calcext:value-type="float">
            <text:p>37100</text:p>
          </table:table-cell>
          <table:table-cell office:value-type="float" office:value="528360" calcext:value-type="float">
            <text:p>528360</text:p>
          </table:table-cell>
          <table:table-cell office:value-type="float" office:value="31800" calcext:value-type="float">
            <text:p>318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631017" calcext:value-type="float">
            <text:p>631017</text:p>
          </table:table-cell>
          <table:table-cell office:value-type="float" office:value="37800" calcext:value-type="float">
            <text:p>37800</text:p>
          </table:table-cell>
          <table:table-cell office:value-type="float" office:value="553383" calcext:value-type="float">
            <text:p>553383</text:p>
          </table:table-cell>
          <table:table-cell office:value-type="float" office:value="32400" calcext:value-type="float">
            <text:p>324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643272" calcext:value-type="float">
            <text:p>643272</text:p>
          </table:table-cell>
          <table:table-cell office:value-type="float" office:value="38500" calcext:value-type="float">
            <text:p>38500</text:p>
          </table:table-cell>
          <table:table-cell office:value-type="float" office:value="566247" calcext:value-type="float">
            <text:p>566247</text:p>
          </table:table-cell>
          <table:table-cell office:value-type="float" office:value="33000" calcext:value-type="float">
            <text:p>33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662680" calcext:value-type="float">
            <text:p>662680</text:p>
          </table:table-cell>
          <table:table-cell office:value-type="float" office:value="39200" calcext:value-type="float">
            <text:p>39200</text:p>
          </table:table-cell>
          <table:table-cell office:value-type="float" office:value="552228" calcext:value-type="float">
            <text:p>552228</text:p>
          </table:table-cell>
          <table:table-cell office:value-type="float" office:value="33600" calcext:value-type="float">
            <text:p>336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751061" calcext:value-type="float">
            <text:p>751061</text:p>
          </table:table-cell>
          <table:table-cell office:value-type="float" office:value="39900" calcext:value-type="float">
            <text:p>39900</text:p>
          </table:table-cell>
          <table:table-cell office:value-type="float" office:value="593740" calcext:value-type="float">
            <text:p>593740</text:p>
          </table:table-cell>
          <table:table-cell office:value-type="float" office:value="34200" calcext:value-type="float">
            <text:p>342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723312" calcext:value-type="float">
            <text:p>723312</text:p>
          </table:table-cell>
          <table:table-cell office:value-type="float" office:value="40600" calcext:value-type="float">
            <text:p>40600</text:p>
          </table:table-cell>
          <table:table-cell office:value-type="float" office:value="648661" calcext:value-type="float">
            <text:p>648661</text:p>
          </table:table-cell>
          <table:table-cell office:value-type="float" office:value="34800" calcext:value-type="float">
            <text:p>348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725461" calcext:value-type="float">
            <text:p>725461</text:p>
          </table:table-cell>
          <table:table-cell office:value-type="float" office:value="41300" calcext:value-type="float">
            <text:p>41300</text:p>
          </table:table-cell>
          <table:table-cell office:value-type="float" office:value="657611" calcext:value-type="float">
            <text:p>657611</text:p>
          </table:table-cell>
          <table:table-cell office:value-type="float" office:value="35400" calcext:value-type="float">
            <text:p>354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36773" calcext:value-type="float">
            <text:p>936773</text:p>
          </table:table-cell>
          <table:table-cell office:value-type="float" office:value="42000" calcext:value-type="float">
            <text:p>42000</text:p>
          </table:table-cell>
          <table:table-cell office:value-type="float" office:value="1024994" calcext:value-type="float">
            <text:p>1024994</text:p>
          </table:table-cell>
          <table:table-cell office:value-type="float" office:value="36000" calcext:value-type="float">
            <text:p>36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741469" calcext:value-type="float">
            <text:p>741469</text:p>
          </table:table-cell>
          <table:table-cell office:value-type="float" office:value="42700" calcext:value-type="float">
            <text:p>42700</text:p>
          </table:table-cell>
          <table:table-cell office:value-type="float" office:value="800015" calcext:value-type="float">
            <text:p>800015</text:p>
          </table:table-cell>
          <table:table-cell office:value-type="float" office:value="36600" calcext:value-type="float">
            <text:p>366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859300" calcext:value-type="float">
            <text:p>859300</text:p>
          </table:table-cell>
          <table:table-cell office:value-type="float" office:value="43400" calcext:value-type="float">
            <text:p>43400</text:p>
          </table:table-cell>
          <table:table-cell office:value-type="float" office:value="1256484" calcext:value-type="float">
            <text:p>1256484</text:p>
          </table:table-cell>
          <table:table-cell office:value-type="float" office:value="37200" calcext:value-type="float">
            <text:p>372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837838" calcext:value-type="float">
            <text:p>837838</text:p>
          </table:table-cell>
          <table:table-cell office:value-type="float" office:value="44100" calcext:value-type="float">
            <text:p>44100</text:p>
          </table:table-cell>
          <table:table-cell office:value-type="float" office:value="647186" calcext:value-type="float">
            <text:p>647186</text:p>
          </table:table-cell>
          <table:table-cell office:value-type="float" office:value="37800" calcext:value-type="float">
            <text:p>378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866293" calcext:value-type="float">
            <text:p>866293</text:p>
          </table:table-cell>
          <table:table-cell office:value-type="float" office:value="44800" calcext:value-type="float">
            <text:p>44800</text:p>
          </table:table-cell>
          <table:table-cell office:value-type="float" office:value="675769" calcext:value-type="float">
            <text:p>675769</text:p>
          </table:table-cell>
          <table:table-cell office:value-type="float" office:value="38400" calcext:value-type="float">
            <text:p>384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759947" calcext:value-type="float">
            <text:p>759947</text:p>
          </table:table-cell>
          <table:table-cell office:value-type="float" office:value="45500" calcext:value-type="float">
            <text:p>45500</text:p>
          </table:table-cell>
          <table:table-cell office:value-type="float" office:value="729663" calcext:value-type="float">
            <text:p>729663</text:p>
          </table:table-cell>
          <table:table-cell office:value-type="float" office:value="39000" calcext:value-type="float">
            <text:p>39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038179" calcext:value-type="float">
            <text:p>1038179</text:p>
          </table:table-cell>
          <table:table-cell office:value-type="float" office:value="46200" calcext:value-type="float">
            <text:p>46200</text:p>
          </table:table-cell>
          <table:table-cell office:value-type="float" office:value="645036" calcext:value-type="float">
            <text:p>645036</text:p>
          </table:table-cell>
          <table:table-cell office:value-type="float" office:value="39600" calcext:value-type="float">
            <text:p>396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772876" calcext:value-type="float">
            <text:p>772876</text:p>
          </table:table-cell>
          <table:table-cell office:value-type="float" office:value="46900" calcext:value-type="float">
            <text:p>46900</text:p>
          </table:table-cell>
          <table:table-cell office:value-type="float" office:value="663482" calcext:value-type="float">
            <text:p>663482</text:p>
          </table:table-cell>
          <table:table-cell office:value-type="float" office:value="40200" calcext:value-type="float">
            <text:p>402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829177" calcext:value-type="float">
            <text:p>829177</text:p>
          </table:table-cell>
          <table:table-cell office:value-type="float" office:value="47600" calcext:value-type="float">
            <text:p>47600</text:p>
          </table:table-cell>
          <table:table-cell office:value-type="float" office:value="712180" calcext:value-type="float">
            <text:p>712180</text:p>
          </table:table-cell>
          <table:table-cell office:value-type="float" office:value="40800" calcext:value-type="float">
            <text:p>408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826225" calcext:value-type="float">
            <text:p>826225</text:p>
          </table:table-cell>
          <table:table-cell office:value-type="float" office:value="48300" calcext:value-type="float">
            <text:p>48300</text:p>
          </table:table-cell>
          <table:table-cell office:value-type="float" office:value="727835" calcext:value-type="float">
            <text:p>727835</text:p>
          </table:table-cell>
          <table:table-cell office:value-type="float" office:value="41400" calcext:value-type="float">
            <text:p>414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13868" calcext:value-type="float">
            <text:p>913868</text:p>
          </table:table-cell>
          <table:table-cell office:value-type="float" office:value="49000" calcext:value-type="float">
            <text:p>49000</text:p>
          </table:table-cell>
          <table:table-cell office:value-type="float" office:value="777848" calcext:value-type="float">
            <text:p>777848</text:p>
          </table:table-cell>
          <table:table-cell office:value-type="float" office:value="42000" calcext:value-type="float">
            <text:p>42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851312" calcext:value-type="float">
            <text:p>851312</text:p>
          </table:table-cell>
          <table:table-cell office:value-type="float" office:value="49700" calcext:value-type="float">
            <text:p>49700</text:p>
          </table:table-cell>
          <table:table-cell office:value-type="float" office:value="768128" calcext:value-type="float">
            <text:p>768128</text:p>
          </table:table-cell>
          <table:table-cell office:value-type="float" office:value="42600" calcext:value-type="float">
            <text:p>426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830748" calcext:value-type="float">
            <text:p>830748</text:p>
          </table:table-cell>
          <table:table-cell office:value-type="float" office:value="50400" calcext:value-type="float">
            <text:p>50400</text:p>
          </table:table-cell>
          <table:table-cell office:value-type="float" office:value="723408" calcext:value-type="float">
            <text:p>723408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123288" calcext:value-type="float">
            <text:p>1123288</text:p>
          </table:table-cell>
          <table:table-cell office:value-type="float" office:value="51100" calcext:value-type="float">
            <text:p>51100</text:p>
          </table:table-cell>
          <table:table-cell office:value-type="float" office:value="756098" calcext:value-type="float">
            <text:p>756098</text:p>
          </table:table-cell>
          <table:table-cell office:value-type="float" office:value="43800" calcext:value-type="float">
            <text:p>438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914221" calcext:value-type="float">
            <text:p>914221</text:p>
          </table:table-cell>
          <table:table-cell office:value-type="float" office:value="51800" calcext:value-type="float">
            <text:p>51800</text:p>
          </table:table-cell>
          <table:table-cell office:value-type="float" office:value="722959" calcext:value-type="float">
            <text:p>722959</text:p>
          </table:table-cell>
          <table:table-cell office:value-type="float" office:value="44400" calcext:value-type="float">
            <text:p>444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848264" calcext:value-type="float">
            <text:p>848264</text:p>
          </table:table-cell>
          <table:table-cell office:value-type="float" office:value="52500" calcext:value-type="float">
            <text:p>52500</text:p>
          </table:table-cell>
          <table:table-cell office:value-type="float" office:value="760460" calcext:value-type="float">
            <text:p>760460</text:p>
          </table:table-cell>
          <table:table-cell office:value-type="float" office:value="45000" calcext:value-type="float">
            <text:p>45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898534" calcext:value-type="float">
            <text:p>898534</text:p>
          </table:table-cell>
          <table:table-cell office:value-type="float" office:value="53200" calcext:value-type="float">
            <text:p>53200</text:p>
          </table:table-cell>
          <table:table-cell office:value-type="float" office:value="741950" calcext:value-type="float">
            <text:p>741950</text:p>
          </table:table-cell>
          <table:table-cell office:value-type="float" office:value="45600" calcext:value-type="float">
            <text:p>456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873351" calcext:value-type="float">
            <text:p>873351</text:p>
          </table:table-cell>
          <table:table-cell office:value-type="float" office:value="53900" calcext:value-type="float">
            <text:p>53900</text:p>
          </table:table-cell>
          <table:table-cell office:value-type="float" office:value="813842" calcext:value-type="float">
            <text:p>813842</text:p>
          </table:table-cell>
          <table:table-cell office:value-type="float" office:value="46200" calcext:value-type="float">
            <text:p>462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876687" calcext:value-type="float">
            <text:p>876687</text:p>
          </table:table-cell>
          <table:table-cell office:value-type="float" office:value="54600" calcext:value-type="float">
            <text:p>54600</text:p>
          </table:table-cell>
          <table:table-cell office:value-type="float" office:value="760846" calcext:value-type="float">
            <text:p>760846</text:p>
          </table:table-cell>
          <table:table-cell office:value-type="float" office:value="46800" calcext:value-type="float">
            <text:p>468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903217" calcext:value-type="float">
            <text:p>903217</text:p>
          </table:table-cell>
          <table:table-cell office:value-type="float" office:value="55300" calcext:value-type="float">
            <text:p>55300</text:p>
          </table:table-cell>
          <table:table-cell office:value-type="float" office:value="789718" calcext:value-type="float">
            <text:p>789718</text:p>
          </table:table-cell>
          <table:table-cell office:value-type="float" office:value="47400" calcext:value-type="float">
            <text:p>474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43639" calcext:value-type="float">
            <text:p>943639</text:p>
          </table:table-cell>
          <table:table-cell office:value-type="float" office:value="56000" calcext:value-type="float">
            <text:p>56000</text:p>
          </table:table-cell>
          <table:table-cell office:value-type="float" office:value="842746" calcext:value-type="float">
            <text:p>842746</text:p>
          </table:table-cell>
          <table:table-cell office:value-type="float" office:value="48000" calcext:value-type="float">
            <text:p>48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1019540" calcext:value-type="float">
            <text:p>1019540</text:p>
          </table:table-cell>
          <table:table-cell office:value-type="float" office:value="56700" calcext:value-type="float">
            <text:p>56700</text:p>
          </table:table-cell>
          <table:table-cell office:value-type="float" office:value="792252" calcext:value-type="float">
            <text:p>792252</text:p>
          </table:table-cell>
          <table:table-cell office:value-type="float" office:value="48600" calcext:value-type="float">
            <text:p>486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943542" calcext:value-type="float">
            <text:p>943542</text:p>
          </table:table-cell>
          <table:table-cell office:value-type="float" office:value="57400" calcext:value-type="float">
            <text:p>57400</text:p>
          </table:table-cell>
          <table:table-cell office:value-type="float" office:value="820098" calcext:value-type="float">
            <text:p>820098</text:p>
          </table:table-cell>
          <table:table-cell office:value-type="float" office:value="49200" calcext:value-type="float">
            <text:p>492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003500" calcext:value-type="float">
            <text:p>1003500</text:p>
          </table:table-cell>
          <table:table-cell office:value-type="float" office:value="58100" calcext:value-type="float">
            <text:p>58100</text:p>
          </table:table-cell>
          <table:table-cell office:value-type="float" office:value="844126" calcext:value-type="float">
            <text:p>844126</text:p>
          </table:table-cell>
          <table:table-cell office:value-type="float" office:value="49800" calcext:value-type="float">
            <text:p>498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005168" calcext:value-type="float">
            <text:p>1005168</text:p>
          </table:table-cell>
          <table:table-cell office:value-type="float" office:value="58800" calcext:value-type="float">
            <text:p>58800</text:p>
          </table:table-cell>
          <table:table-cell office:value-type="float" office:value="924358" calcext:value-type="float">
            <text:p>924358</text:p>
          </table:table-cell>
          <table:table-cell office:value-type="float" office:value="50400" calcext:value-type="float">
            <text:p>504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964587" calcext:value-type="float">
            <text:p>964587</text:p>
          </table:table-cell>
          <table:table-cell office:value-type="float" office:value="59500" calcext:value-type="float">
            <text:p>59500</text:p>
          </table:table-cell>
          <table:table-cell office:value-type="float" office:value="822825" calcext:value-type="float">
            <text:p>822825</text:p>
          </table:table-cell>
          <table:table-cell office:value-type="float" office:value="51000" calcext:value-type="float">
            <text:p>51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996218" calcext:value-type="float">
            <text:p>996218</text:p>
          </table:table-cell>
          <table:table-cell office:value-type="float" office:value="60200" calcext:value-type="float">
            <text:p>60200</text:p>
          </table:table-cell>
          <table:table-cell office:value-type="float" office:value="821156" calcext:value-type="float">
            <text:p>821156</text:p>
          </table:table-cell>
          <table:table-cell office:value-type="float" office:value="51600" calcext:value-type="float">
            <text:p>516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048733" calcext:value-type="float">
            <text:p>1048733</text:p>
          </table:table-cell>
          <table:table-cell office:value-type="float" office:value="60900" calcext:value-type="float">
            <text:p>60900</text:p>
          </table:table-cell>
          <table:table-cell office:value-type="float" office:value="949798" calcext:value-type="float">
            <text:p>949798</text:p>
          </table:table-cell>
          <table:table-cell office:value-type="float" office:value="52200" calcext:value-type="float">
            <text:p>522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973377" calcext:value-type="float">
            <text:p>973377</text:p>
          </table:table-cell>
          <table:table-cell office:value-type="float" office:value="61600" calcext:value-type="float">
            <text:p>61600</text:p>
          </table:table-cell>
          <table:table-cell office:value-type="float" office:value="855322" calcext:value-type="float">
            <text:p>855322</text:p>
          </table:table-cell>
          <table:table-cell office:value-type="float" office:value="52800" calcext:value-type="float">
            <text:p>528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982359" calcext:value-type="float">
            <text:p>982359</text:p>
          </table:table-cell>
          <table:table-cell office:value-type="float" office:value="62300" calcext:value-type="float">
            <text:p>62300</text:p>
          </table:table-cell>
          <table:table-cell office:value-type="float" office:value="887209" calcext:value-type="float">
            <text:p>887209</text:p>
          </table:table-cell>
          <table:table-cell office:value-type="float" office:value="53400" calcext:value-type="float">
            <text:p>534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83546" calcext:value-type="float">
            <text:p>983546</text:p>
          </table:table-cell>
          <table:table-cell office:value-type="float" office:value="63000" calcext:value-type="float">
            <text:p>63000</text:p>
          </table:table-cell>
          <table:table-cell office:value-type="float" office:value="916178" calcext:value-type="float">
            <text:p>916178</text:p>
          </table:table-cell>
          <table:table-cell office:value-type="float" office:value="54000" calcext:value-type="float">
            <text:p>54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102852" calcext:value-type="float">
            <text:p>1102852</text:p>
          </table:table-cell>
          <table:table-cell office:value-type="float" office:value="63700" calcext:value-type="float">
            <text:p>63700</text:p>
          </table:table-cell>
          <table:table-cell office:value-type="float" office:value="911526" calcext:value-type="float">
            <text:p>911526</text:p>
          </table:table-cell>
          <table:table-cell office:value-type="float" office:value="54600" calcext:value-type="float">
            <text:p>546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054475" calcext:value-type="float">
            <text:p>1054475</text:p>
          </table:table-cell>
          <table:table-cell office:value-type="float" office:value="64400" calcext:value-type="float">
            <text:p>64400</text:p>
          </table:table-cell>
          <table:table-cell office:value-type="float" office:value="943254" calcext:value-type="float">
            <text:p>943254</text:p>
          </table:table-cell>
          <table:table-cell office:value-type="float" office:value="55200" calcext:value-type="float">
            <text:p>552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1061308" calcext:value-type="float">
            <text:p>1061308</text:p>
          </table:table-cell>
          <table:table-cell office:value-type="float" office:value="65100" calcext:value-type="float">
            <text:p>65100</text:p>
          </table:table-cell>
          <table:table-cell office:value-type="float" office:value="1037665" calcext:value-type="float">
            <text:p>1037665</text:p>
          </table:table-cell>
          <table:table-cell office:value-type="float" office:value="55800" calcext:value-type="float">
            <text:p>558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1073627" calcext:value-type="float">
            <text:p>1073627</text:p>
          </table:table-cell>
          <table:table-cell office:value-type="float" office:value="65800" calcext:value-type="float">
            <text:p>65800</text:p>
          </table:table-cell>
          <table:table-cell office:value-type="float" office:value="942997" calcext:value-type="float">
            <text:p>942997</text:p>
          </table:table-cell>
          <table:table-cell office:value-type="float" office:value="56400" calcext:value-type="float">
            <text:p>564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090694" calcext:value-type="float">
            <text:p>1090694</text:p>
          </table:table-cell>
          <table:table-cell office:value-type="float" office:value="66500" calcext:value-type="float">
            <text:p>66500</text:p>
          </table:table-cell>
          <table:table-cell office:value-type="float" office:value="940815" calcext:value-type="float">
            <text:p>940815</text:p>
          </table:table-cell>
          <table:table-cell office:value-type="float" office:value="57000" calcext:value-type="float">
            <text:p>57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076835" calcext:value-type="float">
            <text:p>1076835</text:p>
          </table:table-cell>
          <table:table-cell office:value-type="float" office:value="67200" calcext:value-type="float">
            <text:p>67200</text:p>
          </table:table-cell>
          <table:table-cell office:value-type="float" office:value="1083251" calcext:value-type="float">
            <text:p>1083251</text:p>
          </table:table-cell>
          <table:table-cell office:value-type="float" office:value="57600" calcext:value-type="float">
            <text:p>576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1295879" calcext:value-type="float">
            <text:p>1295879</text:p>
          </table:table-cell>
          <table:table-cell office:value-type="float" office:value="67900" calcext:value-type="float">
            <text:p>67900</text:p>
          </table:table-cell>
          <table:table-cell office:value-type="float" office:value="950215" calcext:value-type="float">
            <text:p>950215</text:p>
          </table:table-cell>
          <table:table-cell office:value-type="float" office:value="58200" calcext:value-type="float">
            <text:p>582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1084021" calcext:value-type="float">
            <text:p>1084021</text:p>
          </table:table-cell>
          <table:table-cell office:value-type="float" office:value="68600" calcext:value-type="float">
            <text:p>68600</text:p>
          </table:table-cell>
          <table:table-cell office:value-type="float" office:value="1020503" calcext:value-type="float">
            <text:p>1020503</text:p>
          </table:table-cell>
          <table:table-cell office:value-type="float" office:value="58800" calcext:value-type="float">
            <text:p>588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1191779" calcext:value-type="float">
            <text:p>1191779</text:p>
          </table:table-cell>
          <table:table-cell office:value-type="float" office:value="69300" calcext:value-type="float">
            <text:p>69300</text:p>
          </table:table-cell>
          <table:table-cell office:value-type="float" office:value="950921" calcext:value-type="float">
            <text:p>950921</text:p>
          </table:table-cell>
          <table:table-cell office:value-type="float" office:value="59400" calcext:value-type="float">
            <text:p>594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99356" calcext:value-type="float">
            <text:p>1099356</text:p>
          </table:table-cell>
          <table:table-cell office:value-type="float" office:value="70000" calcext:value-type="float">
            <text:p>70000</text:p>
          </table:table-cell>
          <table:table-cell office:value-type="float" office:value="995769" calcext:value-type="float">
            <text:p>995769</text:p>
          </table:table-cell>
          <table:table-cell office:value-type="float" office:value="60000" calcext:value-type="float">
            <text:p>60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1215775" calcext:value-type="float">
            <text:p>1215775</text:p>
          </table:table-cell>
          <table:table-cell office:value-type="float" office:value="70700" calcext:value-type="float">
            <text:p>70700</text:p>
          </table:table-cell>
          <table:table-cell office:value-type="float" office:value="995897" calcext:value-type="float">
            <text:p>995897</text:p>
          </table:table-cell>
          <table:table-cell office:value-type="float" office:value="60600" calcext:value-type="float">
            <text:p>606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1176926" calcext:value-type="float">
            <text:p>1176926</text:p>
          </table:table-cell>
          <table:table-cell office:value-type="float" office:value="71400" calcext:value-type="float">
            <text:p>71400</text:p>
          </table:table-cell>
          <table:table-cell office:value-type="float" office:value="968308" calcext:value-type="float">
            <text:p>968308</text:p>
          </table:table-cell>
          <table:table-cell office:value-type="float" office:value="61200" calcext:value-type="float">
            <text:p>612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1192324" calcext:value-type="float">
            <text:p>1192324</text:p>
          </table:table-cell>
          <table:table-cell office:value-type="float" office:value="72100" calcext:value-type="float">
            <text:p>72100</text:p>
          </table:table-cell>
          <table:table-cell office:value-type="float" office:value="1032116" calcext:value-type="float">
            <text:p>1032116</text:p>
          </table:table-cell>
          <table:table-cell office:value-type="float" office:value="61800" calcext:value-type="float">
            <text:p>618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1265307" calcext:value-type="float">
            <text:p>1265307</text:p>
          </table:table-cell>
          <table:table-cell office:value-type="float" office:value="72800" calcext:value-type="float">
            <text:p>72800</text:p>
          </table:table-cell>
          <table:table-cell office:value-type="float" office:value="1020952" calcext:value-type="float">
            <text:p>1020952</text:p>
          </table:table-cell>
          <table:table-cell office:value-type="float" office:value="62400" calcext:value-type="float">
            <text:p>624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1224565" calcext:value-type="float">
            <text:p>1224565</text:p>
          </table:table-cell>
          <table:table-cell office:value-type="float" office:value="73500" calcext:value-type="float">
            <text:p>73500</text:p>
          </table:table-cell>
          <table:table-cell office:value-type="float" office:value="1011488" calcext:value-type="float">
            <text:p>1011488</text:p>
          </table:table-cell>
          <table:table-cell office:value-type="float" office:value="63000" calcext:value-type="float">
            <text:p>63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1274289" calcext:value-type="float">
            <text:p>1274289</text:p>
          </table:table-cell>
          <table:table-cell office:value-type="float" office:value="74200" calcext:value-type="float">
            <text:p>74200</text:p>
          </table:table-cell>
          <table:table-cell office:value-type="float" office:value="1029325" calcext:value-type="float">
            <text:p>1029325</text:p>
          </table:table-cell>
          <table:table-cell office:value-type="float" office:value="63600" calcext:value-type="float">
            <text:p>636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1255843" calcext:value-type="float">
            <text:p>1255843</text:p>
          </table:table-cell>
          <table:table-cell office:value-type="float" office:value="74900" calcext:value-type="float">
            <text:p>74900</text:p>
          </table:table-cell>
          <table:table-cell office:value-type="float" office:value="1018097" calcext:value-type="float">
            <text:p>1018097</text:p>
          </table:table-cell>
          <table:table-cell office:value-type="float" office:value="64200" calcext:value-type="float">
            <text:p>642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215069" calcext:value-type="float">
            <text:p>1215069</text:p>
          </table:table-cell>
          <table:table-cell office:value-type="float" office:value="75600" calcext:value-type="float">
            <text:p>75600</text:p>
          </table:table-cell>
          <table:table-cell office:value-type="float" office:value="1053096" calcext:value-type="float">
            <text:p>1053096</text:p>
          </table:table-cell>
          <table:table-cell office:value-type="float" office:value="64800" calcext:value-type="float">
            <text:p>648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1270151" calcext:value-type="float">
            <text:p>1270151</text:p>
          </table:table-cell>
          <table:table-cell office:value-type="float" office:value="76300" calcext:value-type="float">
            <text:p>76300</text:p>
          </table:table-cell>
          <table:table-cell office:value-type="float" office:value="1148342" calcext:value-type="float">
            <text:p>1148342</text:p>
          </table:table-cell>
          <table:table-cell office:value-type="float" office:value="65400" calcext:value-type="float">
            <text:p>654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287249" calcext:value-type="float">
            <text:p>1287249</text:p>
          </table:table-cell>
          <table:table-cell office:value-type="float" office:value="77000" calcext:value-type="float">
            <text:p>77000</text:p>
          </table:table-cell>
          <table:table-cell office:value-type="float" office:value="1075232" calcext:value-type="float">
            <text:p>1075232</text:p>
          </table:table-cell>
          <table:table-cell office:value-type="float" office:value="66000" calcext:value-type="float">
            <text:p>66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1277048" calcext:value-type="float">
            <text:p>1277048</text:p>
          </table:table-cell>
          <table:table-cell office:value-type="float" office:value="77700" calcext:value-type="float">
            <text:p>77700</text:p>
          </table:table-cell>
          <table:table-cell office:value-type="float" office:value="1116968" calcext:value-type="float">
            <text:p>1116968</text:p>
          </table:table-cell>
          <table:table-cell office:value-type="float" office:value="66600" calcext:value-type="float">
            <text:p>666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1341112" calcext:value-type="float">
            <text:p>1341112</text:p>
          </table:table-cell>
          <table:table-cell office:value-type="float" office:value="78400" calcext:value-type="float">
            <text:p>78400</text:p>
          </table:table-cell>
          <table:table-cell office:value-type="float" office:value="1056849" calcext:value-type="float">
            <text:p>1056849</text:p>
          </table:table-cell>
          <table:table-cell office:value-type="float" office:value="67200" calcext:value-type="float">
            <text:p>672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1276406" calcext:value-type="float">
            <text:p>1276406</text:p>
          </table:table-cell>
          <table:table-cell office:value-type="float" office:value="79100" calcext:value-type="float">
            <text:p>79100</text:p>
          </table:table-cell>
          <table:table-cell office:value-type="float" office:value="1146835" calcext:value-type="float">
            <text:p>1146835</text:p>
          </table:table-cell>
          <table:table-cell office:value-type="float" office:value="67800" calcext:value-type="float">
            <text:p>678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1284908" calcext:value-type="float">
            <text:p>1284908</text:p>
          </table:table-cell>
          <table:table-cell office:value-type="float" office:value="79800" calcext:value-type="float">
            <text:p>79800</text:p>
          </table:table-cell>
          <table:table-cell office:value-type="float" office:value="1184368" calcext:value-type="float">
            <text:p>1184368</text:p>
          </table:table-cell>
          <table:table-cell office:value-type="float" office:value="68400" calcext:value-type="float">
            <text:p>684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1319425" calcext:value-type="float">
            <text:p>1319425</text:p>
          </table:table-cell>
          <table:table-cell office:value-type="float" office:value="80500" calcext:value-type="float">
            <text:p>80500</text:p>
          </table:table-cell>
          <table:table-cell office:value-type="float" office:value="1130153" calcext:value-type="float">
            <text:p>1130153</text:p>
          </table:table-cell>
          <table:table-cell office:value-type="float" office:value="69000" calcext:value-type="float">
            <text:p>69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1300627" calcext:value-type="float">
            <text:p>1300627</text:p>
          </table:table-cell>
          <table:table-cell office:value-type="float" office:value="81200" calcext:value-type="float">
            <text:p>81200</text:p>
          </table:table-cell>
          <table:table-cell office:value-type="float" office:value="1104906" calcext:value-type="float">
            <text:p>1104906</text:p>
          </table:table-cell>
          <table:table-cell office:value-type="float" office:value="69600" calcext:value-type="float">
            <text:p>696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1357505" calcext:value-type="float">
            <text:p>1357505</text:p>
          </table:table-cell>
          <table:table-cell office:value-type="float" office:value="81900" calcext:value-type="float">
            <text:p>81900</text:p>
          </table:table-cell>
          <table:table-cell office:value-type="float" office:value="1146129" calcext:value-type="float">
            <text:p>1146129</text:p>
          </table:table-cell>
          <table:table-cell office:value-type="float" office:value="70200" calcext:value-type="float">
            <text:p>70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1566604" calcext:value-type="float">
            <text:p>1566604</text:p>
          </table:table-cell>
          <table:table-cell office:value-type="float" office:value="82600" calcext:value-type="float">
            <text:p>82600</text:p>
          </table:table-cell>
          <table:table-cell office:value-type="float" office:value="1152031" calcext:value-type="float">
            <text:p>1152031</text:p>
          </table:table-cell>
          <table:table-cell office:value-type="float" office:value="70800" calcext:value-type="float">
            <text:p>70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1397894" calcext:value-type="float">
            <text:p>1397894</text:p>
          </table:table-cell>
          <table:table-cell office:value-type="float" office:value="83300" calcext:value-type="float">
            <text:p>83300</text:p>
          </table:table-cell>
          <table:table-cell office:value-type="float" office:value="1250935" calcext:value-type="float">
            <text:p>1250935</text:p>
          </table:table-cell>
          <table:table-cell office:value-type="float" office:value="71400" calcext:value-type="float">
            <text:p>71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343550" calcext:value-type="float">
            <text:p>1343550</text:p>
          </table:table-cell>
          <table:table-cell office:value-type="float" office:value="84000" calcext:value-type="float">
            <text:p>84000</text:p>
          </table:table-cell>
          <table:table-cell office:value-type="float" office:value="1259115" calcext:value-type="float">
            <text:p>1259115</text:p>
          </table:table-cell>
          <table:table-cell office:value-type="float" office:value="72000" calcext:value-type="float">
            <text:p>72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1330269" calcext:value-type="float">
            <text:p>1330269</text:p>
          </table:table-cell>
          <table:table-cell office:value-type="float" office:value="84700" calcext:value-type="float">
            <text:p>84700</text:p>
          </table:table-cell>
          <table:table-cell office:value-type="float" office:value="1179492" calcext:value-type="float">
            <text:p>1179492</text:p>
          </table:table-cell>
          <table:table-cell office:value-type="float" office:value="72600" calcext:value-type="float">
            <text:p>726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1499396" calcext:value-type="float">
            <text:p>1499396</text:p>
          </table:table-cell>
          <table:table-cell office:value-type="float" office:value="85400" calcext:value-type="float">
            <text:p>85400</text:p>
          </table:table-cell>
          <table:table-cell office:value-type="float" office:value="1226490" calcext:value-type="float">
            <text:p>1226490</text:p>
          </table:table-cell>
          <table:table-cell office:value-type="float" office:value="73200" calcext:value-type="float">
            <text:p>73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1377748" calcext:value-type="float">
            <text:p>1377748</text:p>
          </table:table-cell>
          <table:table-cell office:value-type="float" office:value="86100" calcext:value-type="float">
            <text:p>86100</text:p>
          </table:table-cell>
          <table:table-cell office:value-type="float" office:value="1224083" calcext:value-type="float">
            <text:p>1224083</text:p>
          </table:table-cell>
          <table:table-cell office:value-type="float" office:value="73800" calcext:value-type="float">
            <text:p>73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1471133" calcext:value-type="float">
            <text:p>1471133</text:p>
          </table:table-cell>
          <table:table-cell office:value-type="float" office:value="86800" calcext:value-type="float">
            <text:p>86800</text:p>
          </table:table-cell>
          <table:table-cell office:value-type="float" office:value="1188763" calcext:value-type="float">
            <text:p>1188763</text:p>
          </table:table-cell>
          <table:table-cell office:value-type="float" office:value="74400" calcext:value-type="float">
            <text:p>74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395649" calcext:value-type="float">
            <text:p>1395649</text:p>
          </table:table-cell>
          <table:table-cell office:value-type="float" office:value="87500" calcext:value-type="float">
            <text:p>87500</text:p>
          </table:table-cell>
          <table:table-cell office:value-type="float" office:value="1220266" calcext:value-type="float">
            <text:p>1220266</text:p>
          </table:table-cell>
          <table:table-cell office:value-type="float" office:value="75000" calcext:value-type="float">
            <text:p>75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1525541" calcext:value-type="float">
            <text:p>1525541</text:p>
          </table:table-cell>
          <table:table-cell office:value-type="float" office:value="88200" calcext:value-type="float">
            <text:p>88200</text:p>
          </table:table-cell>
          <table:table-cell office:value-type="float" office:value="1286704" calcext:value-type="float">
            <text:p>1286704</text:p>
          </table:table-cell>
          <table:table-cell office:value-type="float" office:value="75600" calcext:value-type="float">
            <text:p>756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1538726" calcext:value-type="float">
            <text:p>1538726</text:p>
          </table:table-cell>
          <table:table-cell office:value-type="float" office:value="88900" calcext:value-type="float">
            <text:p>88900</text:p>
          </table:table-cell>
          <table:table-cell office:value-type="float" office:value="1245738" calcext:value-type="float">
            <text:p>1245738</text:p>
          </table:table-cell>
          <table:table-cell office:value-type="float" office:value="76200" calcext:value-type="float">
            <text:p>76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1478800" calcext:value-type="float">
            <text:p>1478800</text:p>
          </table:table-cell>
          <table:table-cell office:value-type="float" office:value="89600" calcext:value-type="float">
            <text:p>89600</text:p>
          </table:table-cell>
          <table:table-cell office:value-type="float" office:value="1253565" calcext:value-type="float">
            <text:p>1253565</text:p>
          </table:table-cell>
          <table:table-cell office:value-type="float" office:value="76800" calcext:value-type="float">
            <text:p>76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1467540" calcext:value-type="float">
            <text:p>1467540</text:p>
          </table:table-cell>
          <table:table-cell office:value-type="float" office:value="90300" calcext:value-type="float">
            <text:p>90300</text:p>
          </table:table-cell>
          <table:table-cell office:value-type="float" office:value="1356190" calcext:value-type="float">
            <text:p>1356190</text:p>
          </table:table-cell>
          <table:table-cell office:value-type="float" office:value="77400" calcext:value-type="float">
            <text:p>77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491344" calcext:value-type="float">
            <text:p>1491344</text:p>
          </table:table-cell>
          <table:table-cell office:value-type="float" office:value="91000" calcext:value-type="float">
            <text:p>91000</text:p>
          </table:table-cell>
          <table:table-cell office:value-type="float" office:value="1258570" calcext:value-type="float">
            <text:p>1258570</text:p>
          </table:table-cell>
          <table:table-cell office:value-type="float" office:value="78000" calcext:value-type="float">
            <text:p>78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1537956" calcext:value-type="float">
            <text:p>1537956</text:p>
          </table:table-cell>
          <table:table-cell office:value-type="float" office:value="91700" calcext:value-type="float">
            <text:p>91700</text:p>
          </table:table-cell>
          <table:table-cell office:value-type="float" office:value="1237943" calcext:value-type="float">
            <text:p>1237943</text:p>
          </table:table-cell>
          <table:table-cell office:value-type="float" office:value="78600" calcext:value-type="float">
            <text:p>786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1447650" calcext:value-type="float">
            <text:p>1447650</text:p>
          </table:table-cell>
          <table:table-cell office:value-type="float" office:value="92400" calcext:value-type="float">
            <text:p>92400</text:p>
          </table:table-cell>
          <table:table-cell office:value-type="float" office:value="1223057" calcext:value-type="float">
            <text:p>1223057</text:p>
          </table:table-cell>
          <table:table-cell office:value-type="float" office:value="79200" calcext:value-type="float">
            <text:p>79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1499011" calcext:value-type="float">
            <text:p>1499011</text:p>
          </table:table-cell>
          <table:table-cell office:value-type="float" office:value="93100" calcext:value-type="float">
            <text:p>93100</text:p>
          </table:table-cell>
          <table:table-cell office:value-type="float" office:value="1381244" calcext:value-type="float">
            <text:p>1381244</text:p>
          </table:table-cell>
          <table:table-cell office:value-type="float" office:value="79800" calcext:value-type="float">
            <text:p>79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1539945" calcext:value-type="float">
            <text:p>1539945</text:p>
          </table:table-cell>
          <table:table-cell office:value-type="float" office:value="93800" calcext:value-type="float">
            <text:p>93800</text:p>
          </table:table-cell>
          <table:table-cell office:value-type="float" office:value="1310507" calcext:value-type="float">
            <text:p>1310507</text:p>
          </table:table-cell>
          <table:table-cell office:value-type="float" office:value="80400" calcext:value-type="float">
            <text:p>80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1543346" calcext:value-type="float">
            <text:p>1543346</text:p>
          </table:table-cell>
          <table:table-cell office:value-type="float" office:value="94500" calcext:value-type="float">
            <text:p>94500</text:p>
          </table:table-cell>
          <table:table-cell office:value-type="float" office:value="1343486" calcext:value-type="float">
            <text:p>1343486</text:p>
          </table:table-cell>
          <table:table-cell office:value-type="float" office:value="81000" calcext:value-type="float">
            <text:p>81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1625054" calcext:value-type="float">
            <text:p>1625054</text:p>
          </table:table-cell>
          <table:table-cell office:value-type="float" office:value="95200" calcext:value-type="float">
            <text:p>95200</text:p>
          </table:table-cell>
          <table:table-cell office:value-type="float" office:value="1546875" calcext:value-type="float">
            <text:p>1546875</text:p>
          </table:table-cell>
          <table:table-cell office:value-type="float" office:value="81600" calcext:value-type="float">
            <text:p>816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1571127" calcext:value-type="float">
            <text:p>1571127</text:p>
          </table:table-cell>
          <table:table-cell office:value-type="float" office:value="95900" calcext:value-type="float">
            <text:p>95900</text:p>
          </table:table-cell>
          <table:table-cell office:value-type="float" office:value="1403155" calcext:value-type="float">
            <text:p>1403155</text:p>
          </table:table-cell>
          <table:table-cell office:value-type="float" office:value="82200" calcext:value-type="float">
            <text:p>82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1537860" calcext:value-type="float">
            <text:p>1537860</text:p>
          </table:table-cell>
          <table:table-cell office:value-type="float" office:value="96600" calcext:value-type="float">
            <text:p>96600</text:p>
          </table:table-cell>
          <table:table-cell office:value-type="float" office:value="1337968" calcext:value-type="float">
            <text:p>1337968</text:p>
          </table:table-cell>
          <table:table-cell office:value-type="float" office:value="82800" calcext:value-type="float">
            <text:p>82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1544918" calcext:value-type="float">
            <text:p>1544918</text:p>
          </table:table-cell>
          <table:table-cell office:value-type="float" office:value="97300" calcext:value-type="float">
            <text:p>97300</text:p>
          </table:table-cell>
          <table:table-cell office:value-type="float" office:value="1431386" calcext:value-type="float">
            <text:p>1431386</text:p>
          </table:table-cell>
          <table:table-cell office:value-type="float" office:value="83400" calcext:value-type="float">
            <text:p>83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592877" calcext:value-type="float">
            <text:p>1592877</text:p>
          </table:table-cell>
          <table:table-cell office:value-type="float" office:value="98000" calcext:value-type="float">
            <text:p>98000</text:p>
          </table:table-cell>
          <table:table-cell office:value-type="float" office:value="1464332" calcext:value-type="float">
            <text:p>1464332</text:p>
          </table:table-cell>
          <table:table-cell office:value-type="float" office:value="84000" calcext:value-type="float">
            <text:p>84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1592974" calcext:value-type="float">
            <text:p>1592974</text:p>
          </table:table-cell>
          <table:table-cell office:value-type="float" office:value="98700" calcext:value-type="float">
            <text:p>98700</text:p>
          </table:table-cell>
          <table:table-cell office:value-type="float" office:value="1428948" calcext:value-type="float">
            <text:p>1428948</text:p>
          </table:table-cell>
          <table:table-cell office:value-type="float" office:value="84600" calcext:value-type="float">
            <text:p>846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1675773" calcext:value-type="float">
            <text:p>1675773</text:p>
          </table:table-cell>
          <table:table-cell office:value-type="float" office:value="99400" calcext:value-type="float">
            <text:p>99400</text:p>
          </table:table-cell>
          <table:table-cell office:value-type="float" office:value="1433792" calcext:value-type="float">
            <text:p>1433792</text:p>
          </table:table-cell>
          <table:table-cell office:value-type="float" office:value="85200" calcext:value-type="float">
            <text:p>85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1573469" calcext:value-type="float">
            <text:p>1573469</text:p>
          </table:table-cell>
          <table:table-cell office:value-type="float" office:value="100100" calcext:value-type="float">
            <text:p>100100</text:p>
          </table:table-cell>
          <table:table-cell office:value-type="float" office:value="1616585" calcext:value-type="float">
            <text:p>1616585</text:p>
          </table:table-cell>
          <table:table-cell office:value-type="float" office:value="85800" calcext:value-type="float">
            <text:p>85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33331" calcext:value-type="float">
            <text:p>1633331</text:p>
          </table:table-cell>
          <table:table-cell office:value-type="float" office:value="100800" calcext:value-type="float">
            <text:p>100800</text:p>
          </table:table-cell>
          <table:table-cell office:value-type="float" office:value="1396033" calcext:value-type="float">
            <text:p>1396033</text:p>
          </table:table-cell>
          <table:table-cell office:value-type="float" office:value="86400" calcext:value-type="float">
            <text:p>86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1620531" calcext:value-type="float">
            <text:p>1620531</text:p>
          </table:table-cell>
          <table:table-cell office:value-type="float" office:value="101500" calcext:value-type="float">
            <text:p>101500</text:p>
          </table:table-cell>
          <table:table-cell office:value-type="float" office:value="1477100" calcext:value-type="float">
            <text:p>1477100</text:p>
          </table:table-cell>
          <table:table-cell office:value-type="float" office:value="87000" calcext:value-type="float">
            <text:p>87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1644334" calcext:value-type="float">
            <text:p>1644334</text:p>
          </table:table-cell>
          <table:table-cell office:value-type="float" office:value="102200" calcext:value-type="float">
            <text:p>102200</text:p>
          </table:table-cell>
          <table:table-cell office:value-type="float" office:value="1388430" calcext:value-type="float">
            <text:p>1388430</text:p>
          </table:table-cell>
          <table:table-cell office:value-type="float" office:value="87600" calcext:value-type="float">
            <text:p>876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1717124" calcext:value-type="float">
            <text:p>1717124</text:p>
          </table:table-cell>
          <table:table-cell office:value-type="float" office:value="102900" calcext:value-type="float">
            <text:p>102900</text:p>
          </table:table-cell>
          <table:table-cell office:value-type="float" office:value="1517264" calcext:value-type="float">
            <text:p>1517264</text:p>
          </table:table-cell>
          <table:table-cell office:value-type="float" office:value="88200" calcext:value-type="float">
            <text:p>88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1686327" calcext:value-type="float">
            <text:p>1686327</text:p>
          </table:table-cell>
          <table:table-cell office:value-type="float" office:value="103600" calcext:value-type="float">
            <text:p>103600</text:p>
          </table:table-cell>
          <table:table-cell office:value-type="float" office:value="1520793" calcext:value-type="float">
            <text:p>1520793</text:p>
          </table:table-cell>
          <table:table-cell office:value-type="float" office:value="88800" calcext:value-type="float">
            <text:p>88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1689246" calcext:value-type="float">
            <text:p>1689246</text:p>
          </table:table-cell>
          <table:table-cell office:value-type="float" office:value="104300" calcext:value-type="float">
            <text:p>104300</text:p>
          </table:table-cell>
          <table:table-cell office:value-type="float" office:value="1492338" calcext:value-type="float">
            <text:p>1492338</text:p>
          </table:table-cell>
          <table:table-cell office:value-type="float" office:value="89400" calcext:value-type="float">
            <text:p>89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811889" calcext:value-type="float">
            <text:p>1811889</text:p>
          </table:table-cell>
          <table:table-cell office:value-type="float" office:value="105000" calcext:value-type="float">
            <text:p>105000</text:p>
          </table:table-cell>
          <table:table-cell office:value-type="float" office:value="1468663" calcext:value-type="float">
            <text:p>1468663</text:p>
          </table:table-cell>
          <table:table-cell office:value-type="float" office:value="90000" calcext:value-type="float">
            <text:p>90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1754177" calcext:value-type="float">
            <text:p>1754177</text:p>
          </table:table-cell>
          <table:table-cell office:value-type="float" office:value="105700" calcext:value-type="float">
            <text:p>105700</text:p>
          </table:table-cell>
          <table:table-cell office:value-type="float" office:value="1495001" calcext:value-type="float">
            <text:p>1495001</text:p>
          </table:table-cell>
          <table:table-cell office:value-type="float" office:value="90600" calcext:value-type="float">
            <text:p>906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1726748" calcext:value-type="float">
            <text:p>1726748</text:p>
          </table:table-cell>
          <table:table-cell office:value-type="float" office:value="106400" calcext:value-type="float">
            <text:p>106400</text:p>
          </table:table-cell>
          <table:table-cell office:value-type="float" office:value="1412362" calcext:value-type="float">
            <text:p>1412362</text:p>
          </table:table-cell>
          <table:table-cell office:value-type="float" office:value="91200" calcext:value-type="float">
            <text:p>91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1754144" calcext:value-type="float">
            <text:p>1754144</text:p>
          </table:table-cell>
          <table:table-cell office:value-type="float" office:value="107100" calcext:value-type="float">
            <text:p>107100</text:p>
          </table:table-cell>
          <table:table-cell office:value-type="float" office:value="1500679" calcext:value-type="float">
            <text:p>1500679</text:p>
          </table:table-cell>
          <table:table-cell office:value-type="float" office:value="91800" calcext:value-type="float">
            <text:p>91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1784108" calcext:value-type="float">
            <text:p>1784108</text:p>
          </table:table-cell>
          <table:table-cell office:value-type="float" office:value="107800" calcext:value-type="float">
            <text:p>107800</text:p>
          </table:table-cell>
          <table:table-cell office:value-type="float" office:value="1570036" calcext:value-type="float">
            <text:p>1570036</text:p>
          </table:table-cell>
          <table:table-cell office:value-type="float" office:value="92400" calcext:value-type="float">
            <text:p>92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805794" calcext:value-type="float">
            <text:p>1805794</text:p>
          </table:table-cell>
          <table:table-cell office:value-type="float" office:value="108500" calcext:value-type="float">
            <text:p>108500</text:p>
          </table:table-cell>
          <table:table-cell office:value-type="float" office:value="1456537" calcext:value-type="float">
            <text:p>1456537</text:p>
          </table:table-cell>
          <table:table-cell office:value-type="float" office:value="93000" calcext:value-type="float">
            <text:p>93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1870018" calcext:value-type="float">
            <text:p>1870018</text:p>
          </table:table-cell>
          <table:table-cell office:value-type="float" office:value="109200" calcext:value-type="float">
            <text:p>109200</text:p>
          </table:table-cell>
          <table:table-cell office:value-type="float" office:value="1616007" calcext:value-type="float">
            <text:p>1616007</text:p>
          </table:table-cell>
          <table:table-cell office:value-type="float" office:value="93600" calcext:value-type="float">
            <text:p>936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1773874" calcext:value-type="float">
            <text:p>1773874</text:p>
          </table:table-cell>
          <table:table-cell office:value-type="float" office:value="109900" calcext:value-type="float">
            <text:p>109900</text:p>
          </table:table-cell>
          <table:table-cell office:value-type="float" office:value="1503213" calcext:value-type="float">
            <text:p>1503213</text:p>
          </table:table-cell>
          <table:table-cell office:value-type="float" office:value="94200" calcext:value-type="float">
            <text:p>94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1788759" calcext:value-type="float">
            <text:p>1788759</text:p>
          </table:table-cell>
          <table:table-cell office:value-type="float" office:value="110600" calcext:value-type="float">
            <text:p>110600</text:p>
          </table:table-cell>
          <table:table-cell office:value-type="float" office:value="1485922" calcext:value-type="float">
            <text:p>1485922</text:p>
          </table:table-cell>
          <table:table-cell office:value-type="float" office:value="94800" calcext:value-type="float">
            <text:p>94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1885160" calcext:value-type="float">
            <text:p>1885160</text:p>
          </table:table-cell>
          <table:table-cell office:value-type="float" office:value="111300" calcext:value-type="float">
            <text:p>111300</text:p>
          </table:table-cell>
          <table:table-cell office:value-type="float" office:value="1579083" calcext:value-type="float">
            <text:p>1579083</text:p>
          </table:table-cell>
          <table:table-cell office:value-type="float" office:value="95400" calcext:value-type="float">
            <text:p>95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835885" calcext:value-type="float">
            <text:p>1835885</text:p>
          </table:table-cell>
          <table:table-cell office:value-type="float" office:value="112000" calcext:value-type="float">
            <text:p>112000</text:p>
          </table:table-cell>
          <table:table-cell office:value-type="float" office:value="1610457" calcext:value-type="float">
            <text:p>1610457</text:p>
          </table:table-cell>
          <table:table-cell office:value-type="float" office:value="96000" calcext:value-type="float">
            <text:p>96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1813172" calcext:value-type="float">
            <text:p>1813172</text:p>
          </table:table-cell>
          <table:table-cell office:value-type="float" office:value="112700" calcext:value-type="float">
            <text:p>112700</text:p>
          </table:table-cell>
          <table:table-cell office:value-type="float" office:value="1584954" calcext:value-type="float">
            <text:p>1584954</text:p>
          </table:table-cell>
          <table:table-cell office:value-type="float" office:value="96600" calcext:value-type="float">
            <text:p>966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1940980" calcext:value-type="float">
            <text:p>1940980</text:p>
          </table:table-cell>
          <table:table-cell office:value-type="float" office:value="113400" calcext:value-type="float">
            <text:p>113400</text:p>
          </table:table-cell>
          <table:table-cell office:value-type="float" office:value="1628871" calcext:value-type="float">
            <text:p>1628871</text:p>
          </table:table-cell>
          <table:table-cell office:value-type="float" office:value="97200" calcext:value-type="float">
            <text:p>97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1910535" calcext:value-type="float">
            <text:p>1910535</text:p>
          </table:table-cell>
          <table:table-cell office:value-type="float" office:value="114100" calcext:value-type="float">
            <text:p>114100</text:p>
          </table:table-cell>
          <table:table-cell office:value-type="float" office:value="1553098" calcext:value-type="float">
            <text:p>1553098</text:p>
          </table:table-cell>
          <table:table-cell office:value-type="float" office:value="97800" calcext:value-type="float">
            <text:p>97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1899692" calcext:value-type="float">
            <text:p>1899692</text:p>
          </table:table-cell>
          <table:table-cell office:value-type="float" office:value="114800" calcext:value-type="float">
            <text:p>114800</text:p>
          </table:table-cell>
          <table:table-cell office:value-type="float" office:value="1560348" calcext:value-type="float">
            <text:p>1560348</text:p>
          </table:table-cell>
          <table:table-cell office:value-type="float" office:value="98400" calcext:value-type="float">
            <text:p>98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1904986" calcext:value-type="float">
            <text:p>1904986</text:p>
          </table:table-cell>
          <table:table-cell office:value-type="float" office:value="115500" calcext:value-type="float">
            <text:p>115500</text:p>
          </table:table-cell>
          <table:table-cell office:value-type="float" office:value="1627043" calcext:value-type="float">
            <text:p>1627043</text:p>
          </table:table-cell>
          <table:table-cell office:value-type="float" office:value="99000" calcext:value-type="float">
            <text:p>99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1954518" calcext:value-type="float">
            <text:p>1954518</text:p>
          </table:table-cell>
          <table:table-cell office:value-type="float" office:value="116200" calcext:value-type="float">
            <text:p>116200</text:p>
          </table:table-cell>
          <table:table-cell office:value-type="float" office:value="1996863" calcext:value-type="float">
            <text:p>1996863</text:p>
          </table:table-cell>
          <table:table-cell office:value-type="float" office:value="99600" calcext:value-type="float">
            <text:p>996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2040236" calcext:value-type="float">
            <text:p>2040236</text:p>
          </table:table-cell>
          <table:table-cell office:value-type="float" office:value="116900" calcext:value-type="float">
            <text:p>116900</text:p>
          </table:table-cell>
          <table:table-cell office:value-type="float" office:value="1774676" calcext:value-type="float">
            <text:p>1774676</text:p>
          </table:table-cell>
          <table:table-cell office:value-type="float" office:value="100200" calcext:value-type="float">
            <text:p>100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1906269" calcext:value-type="float">
            <text:p>1906269</text:p>
          </table:table-cell>
          <table:table-cell office:value-type="float" office:value="117600" calcext:value-type="float">
            <text:p>117600</text:p>
          </table:table-cell>
          <table:table-cell office:value-type="float" office:value="1609367" calcext:value-type="float">
            <text:p>1609367</text:p>
          </table:table-cell>
          <table:table-cell office:value-type="float" office:value="100800" calcext:value-type="float">
            <text:p>100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1896035" calcext:value-type="float">
            <text:p>1896035</text:p>
          </table:table-cell>
          <table:table-cell office:value-type="float" office:value="118300" calcext:value-type="float">
            <text:p>118300</text:p>
          </table:table-cell>
          <table:table-cell office:value-type="float" office:value="1670768" calcext:value-type="float">
            <text:p>1670768</text:p>
          </table:table-cell>
          <table:table-cell office:value-type="float" office:value="101400" calcext:value-type="float">
            <text:p>101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951727" calcext:value-type="float">
            <text:p>1951727</text:p>
          </table:table-cell>
          <table:table-cell office:value-type="float" office:value="119000" calcext:value-type="float">
            <text:p>119000</text:p>
          </table:table-cell>
          <table:table-cell office:value-type="float" office:value="1680905" calcext:value-type="float">
            <text:p>1680905</text:p>
          </table:table-cell>
          <table:table-cell office:value-type="float" office:value="102000" calcext:value-type="float">
            <text:p>102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2032857" calcext:value-type="float">
            <text:p>2032857</text:p>
          </table:table-cell>
          <table:table-cell office:value-type="float" office:value="119700" calcext:value-type="float">
            <text:p>119700</text:p>
          </table:table-cell>
          <table:table-cell office:value-type="float" office:value="1694540" calcext:value-type="float">
            <text:p>1694540</text:p>
          </table:table-cell>
          <table:table-cell office:value-type="float" office:value="102600" calcext:value-type="float">
            <text:p>1026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1960805" calcext:value-type="float">
            <text:p>1960805</text:p>
          </table:table-cell>
          <table:table-cell office:value-type="float" office:value="120400" calcext:value-type="float">
            <text:p>120400</text:p>
          </table:table-cell>
          <table:table-cell office:value-type="float" office:value="1700731" calcext:value-type="float">
            <text:p>1700731</text:p>
          </table:table-cell>
          <table:table-cell office:value-type="float" office:value="103200" calcext:value-type="float">
            <text:p>103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2086367" calcext:value-type="float">
            <text:p>2086367</text:p>
          </table:table-cell>
          <table:table-cell office:value-type="float" office:value="121100" calcext:value-type="float">
            <text:p>121100</text:p>
          </table:table-cell>
          <table:table-cell office:value-type="float" office:value="1653702" calcext:value-type="float">
            <text:p>1653702</text:p>
          </table:table-cell>
          <table:table-cell office:value-type="float" office:value="103800" calcext:value-type="float">
            <text:p>103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2221681" calcext:value-type="float">
            <text:p>2221681</text:p>
          </table:table-cell>
          <table:table-cell office:value-type="float" office:value="121800" calcext:value-type="float">
            <text:p>121800</text:p>
          </table:table-cell>
          <table:table-cell office:value-type="float" office:value="1784140" calcext:value-type="float">
            <text:p>1784140</text:p>
          </table:table-cell>
          <table:table-cell office:value-type="float" office:value="104400" calcext:value-type="float">
            <text:p>104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2022880" calcext:value-type="float">
            <text:p>2022880</text:p>
          </table:table-cell>
          <table:table-cell office:value-type="float" office:value="122500" calcext:value-type="float">
            <text:p>122500</text:p>
          </table:table-cell>
          <table:table-cell office:value-type="float" office:value="1808809" calcext:value-type="float">
            <text:p>1808809</text:p>
          </table:table-cell>
          <table:table-cell office:value-type="float" office:value="105000" calcext:value-type="float">
            <text:p>105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2207534" calcext:value-type="float">
            <text:p>2207534</text:p>
          </table:table-cell>
          <table:table-cell office:value-type="float" office:value="123200" calcext:value-type="float">
            <text:p>123200</text:p>
          </table:table-cell>
          <table:table-cell office:value-type="float" office:value="1876659" calcext:value-type="float">
            <text:p>1876659</text:p>
          </table:table-cell>
          <table:table-cell office:value-type="float" office:value="105600" calcext:value-type="float">
            <text:p>1056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2271085" calcext:value-type="float">
            <text:p>2271085</text:p>
          </table:table-cell>
          <table:table-cell office:value-type="float" office:value="123900" calcext:value-type="float">
            <text:p>123900</text:p>
          </table:table-cell>
          <table:table-cell office:value-type="float" office:value="1828378" calcext:value-type="float">
            <text:p>1828378</text:p>
          </table:table-cell>
          <table:table-cell office:value-type="float" office:value="106200" calcext:value-type="float">
            <text:p>106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2223863" calcext:value-type="float">
            <text:p>2223863</text:p>
          </table:table-cell>
          <table:table-cell office:value-type="float" office:value="124600" calcext:value-type="float">
            <text:p>124600</text:p>
          </table:table-cell>
          <table:table-cell office:value-type="float" office:value="1821609" calcext:value-type="float">
            <text:p>1821609</text:p>
          </table:table-cell>
          <table:table-cell office:value-type="float" office:value="106800" calcext:value-type="float">
            <text:p>106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2169391" calcext:value-type="float">
            <text:p>2169391</text:p>
          </table:table-cell>
          <table:table-cell office:value-type="float" office:value="125300" calcext:value-type="float">
            <text:p>125300</text:p>
          </table:table-cell>
          <table:table-cell office:value-type="float" office:value="1957597" calcext:value-type="float">
            <text:p>1957597</text:p>
          </table:table-cell>
          <table:table-cell office:value-type="float" office:value="107400" calcext:value-type="float">
            <text:p>107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232076" calcext:value-type="float">
            <text:p>2232076</text:p>
          </table:table-cell>
          <table:table-cell office:value-type="float" office:value="126000" calcext:value-type="float">
            <text:p>126000</text:p>
          </table:table-cell>
          <table:table-cell office:value-type="float" office:value="1948551" calcext:value-type="float">
            <text:p>1948551</text:p>
          </table:table-cell>
          <table:table-cell office:value-type="float" office:value="108000" calcext:value-type="float">
            <text:p>108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2217511" calcext:value-type="float">
            <text:p>2217511</text:p>
          </table:table-cell>
          <table:table-cell office:value-type="float" office:value="126700" calcext:value-type="float">
            <text:p>126700</text:p>
          </table:table-cell>
          <table:table-cell office:value-type="float" office:value="1893950" calcext:value-type="float">
            <text:p>1893950</text:p>
          </table:table-cell>
          <table:table-cell office:value-type="float" office:value="108600" calcext:value-type="float">
            <text:p>1086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2286612" calcext:value-type="float">
            <text:p>2286612</text:p>
          </table:table-cell>
          <table:table-cell office:value-type="float" office:value="127400" calcext:value-type="float">
            <text:p>127400</text:p>
          </table:table-cell>
          <table:table-cell office:value-type="float" office:value="1904184" calcext:value-type="float">
            <text:p>1904184</text:p>
          </table:table-cell>
          <table:table-cell office:value-type="float" office:value="109200" calcext:value-type="float">
            <text:p>109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2275512" calcext:value-type="float">
            <text:p>2275512</text:p>
          </table:table-cell>
          <table:table-cell office:value-type="float" office:value="128100" calcext:value-type="float">
            <text:p>128100</text:p>
          </table:table-cell>
          <table:table-cell office:value-type="float" office:value="1955480" calcext:value-type="float">
            <text:p>1955480</text:p>
          </table:table-cell>
          <table:table-cell office:value-type="float" office:value="109800" calcext:value-type="float">
            <text:p>109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2333834" calcext:value-type="float">
            <text:p>2333834</text:p>
          </table:table-cell>
          <table:table-cell office:value-type="float" office:value="128800" calcext:value-type="float">
            <text:p>128800</text:p>
          </table:table-cell>
          <table:table-cell office:value-type="float" office:value="1923335" calcext:value-type="float">
            <text:p>1923335</text:p>
          </table:table-cell>
          <table:table-cell office:value-type="float" office:value="110400" calcext:value-type="float">
            <text:p>110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215394" calcext:value-type="float">
            <text:p>2215394</text:p>
          </table:table-cell>
          <table:table-cell office:value-type="float" office:value="129500" calcext:value-type="float">
            <text:p>129500</text:p>
          </table:table-cell>
          <table:table-cell office:value-type="float" office:value="1892153" calcext:value-type="float">
            <text:p>1892153</text:p>
          </table:table-cell>
          <table:table-cell office:value-type="float" office:value="111000" calcext:value-type="float">
            <text:p>111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2253762" calcext:value-type="float">
            <text:p>2253762</text:p>
          </table:table-cell>
          <table:table-cell office:value-type="float" office:value="130200" calcext:value-type="float">
            <text:p>130200</text:p>
          </table:table-cell>
          <table:table-cell office:value-type="float" office:value="1946016" calcext:value-type="float">
            <text:p>1946016</text:p>
          </table:table-cell>
          <table:table-cell office:value-type="float" office:value="111600" calcext:value-type="float">
            <text:p>1116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2147095" calcext:value-type="float">
            <text:p>2147095</text:p>
          </table:table-cell>
          <table:table-cell office:value-type="float" office:value="130900" calcext:value-type="float">
            <text:p>130900</text:p>
          </table:table-cell>
          <table:table-cell office:value-type="float" office:value="1961222" calcext:value-type="float">
            <text:p>1961222</text:p>
          </table:table-cell>
          <table:table-cell office:value-type="float" office:value="112200" calcext:value-type="float">
            <text:p>112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2196178" calcext:value-type="float">
            <text:p>2196178</text:p>
          </table:table-cell>
          <table:table-cell office:value-type="float" office:value="131600" calcext:value-type="float">
            <text:p>131600</text:p>
          </table:table-cell>
          <table:table-cell office:value-type="float" office:value="2029136" calcext:value-type="float">
            <text:p>2029136</text:p>
          </table:table-cell>
          <table:table-cell office:value-type="float" office:value="112800" calcext:value-type="float">
            <text:p>112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2138241" calcext:value-type="float">
            <text:p>2138241</text:p>
          </table:table-cell>
          <table:table-cell office:value-type="float" office:value="132300" calcext:value-type="float">
            <text:p>132300</text:p>
          </table:table-cell>
          <table:table-cell office:value-type="float" office:value="1890100" calcext:value-type="float">
            <text:p>1890100</text:p>
          </table:table-cell>
          <table:table-cell office:value-type="float" office:value="113400" calcext:value-type="float">
            <text:p>113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134904" calcext:value-type="float">
            <text:p>2134904</text:p>
          </table:table-cell>
          <table:table-cell office:value-type="float" office:value="133000" calcext:value-type="float">
            <text:p>133000</text:p>
          </table:table-cell>
          <table:table-cell office:value-type="float" office:value="1869313" calcext:value-type="float">
            <text:p>1869313</text:p>
          </table:table-cell>
          <table:table-cell office:value-type="float" office:value="114000" calcext:value-type="float">
            <text:p>114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2218634" calcext:value-type="float">
            <text:p>2218634</text:p>
          </table:table-cell>
          <table:table-cell office:value-type="float" office:value="133700" calcext:value-type="float">
            <text:p>133700</text:p>
          </table:table-cell>
          <table:table-cell office:value-type="float" office:value="2325814" calcext:value-type="float">
            <text:p>2325814</text:p>
          </table:table-cell>
          <table:table-cell office:value-type="float" office:value="114600" calcext:value-type="float">
            <text:p>1146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2171925" calcext:value-type="float">
            <text:p>2171925</text:p>
          </table:table-cell>
          <table:table-cell office:value-type="float" office:value="134400" calcext:value-type="float">
            <text:p>134400</text:p>
          </table:table-cell>
          <table:table-cell office:value-type="float" office:value="2038632" calcext:value-type="float">
            <text:p>2038632</text:p>
          </table:table-cell>
          <table:table-cell office:value-type="float" office:value="115200" calcext:value-type="float">
            <text:p>115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2180811" calcext:value-type="float">
            <text:p>2180811</text:p>
          </table:table-cell>
          <table:table-cell office:value-type="float" office:value="135100" calcext:value-type="float">
            <text:p>135100</text:p>
          </table:table-cell>
          <table:table-cell office:value-type="float" office:value="1941044" calcext:value-type="float">
            <text:p>1941044</text:p>
          </table:table-cell>
          <table:table-cell office:value-type="float" office:value="115800" calcext:value-type="float">
            <text:p>115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2300085" calcext:value-type="float">
            <text:p>2300085</text:p>
          </table:table-cell>
          <table:table-cell office:value-type="float" office:value="135800" calcext:value-type="float">
            <text:p>135800</text:p>
          </table:table-cell>
          <table:table-cell office:value-type="float" office:value="1852823" calcext:value-type="float">
            <text:p>1852823</text:p>
          </table:table-cell>
          <table:table-cell office:value-type="float" office:value="116400" calcext:value-type="float">
            <text:p>116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2225916" calcext:value-type="float">
            <text:p>2225916</text:p>
          </table:table-cell>
          <table:table-cell office:value-type="float" office:value="136500" calcext:value-type="float">
            <text:p>136500</text:p>
          </table:table-cell>
          <table:table-cell office:value-type="float" office:value="1852438" calcext:value-type="float">
            <text:p>1852438</text:p>
          </table:table-cell>
          <table:table-cell office:value-type="float" office:value="117000" calcext:value-type="float">
            <text:p>117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2253762" calcext:value-type="float">
            <text:p>2253762</text:p>
          </table:table-cell>
          <table:table-cell office:value-type="float" office:value="137200" calcext:value-type="float">
            <text:p>137200</text:p>
          </table:table-cell>
          <table:table-cell office:value-type="float" office:value="2095189" calcext:value-type="float">
            <text:p>2095189</text:p>
          </table:table-cell>
          <table:table-cell office:value-type="float" office:value="117600" calcext:value-type="float">
            <text:p>1176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2437934" calcext:value-type="float">
            <text:p>2437934</text:p>
          </table:table-cell>
          <table:table-cell office:value-type="float" office:value="137900" calcext:value-type="float">
            <text:p>137900</text:p>
          </table:table-cell>
          <table:table-cell office:value-type="float" office:value="1943578" calcext:value-type="float">
            <text:p>1943578</text:p>
          </table:table-cell>
          <table:table-cell office:value-type="float" office:value="118200" calcext:value-type="float">
            <text:p>118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2340282" calcext:value-type="float">
            <text:p>2340282</text:p>
          </table:table-cell>
          <table:table-cell office:value-type="float" office:value="138600" calcext:value-type="float">
            <text:p>138600</text:p>
          </table:table-cell>
          <table:table-cell office:value-type="float" office:value="1892699" calcext:value-type="float">
            <text:p>1892699</text:p>
          </table:table-cell>
          <table:table-cell office:value-type="float" office:value="118800" calcext:value-type="float">
            <text:p>118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2208817" calcext:value-type="float">
            <text:p>2208817</text:p>
          </table:table-cell>
          <table:table-cell office:value-type="float" office:value="139300" calcext:value-type="float">
            <text:p>139300</text:p>
          </table:table-cell>
          <table:table-cell office:value-type="float" office:value="1924555" calcext:value-type="float">
            <text:p>1924555</text:p>
          </table:table-cell>
          <table:table-cell office:value-type="float" office:value="119400" calcext:value-type="float">
            <text:p>119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39704" calcext:value-type="float">
            <text:p>2339704</text:p>
          </table:table-cell>
          <table:table-cell office:value-type="float" office:value="140000" calcext:value-type="float">
            <text:p>140000</text:p>
          </table:table-cell>
          <table:table-cell office:value-type="float" office:value="1882979" calcext:value-type="float">
            <text:p>1882979</text:p>
          </table:table-cell>
          <table:table-cell office:value-type="float" office:value="120000" calcext:value-type="float">
            <text:p>120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2342143" calcext:value-type="float">
            <text:p>2342143</text:p>
          </table:table-cell>
          <table:table-cell office:value-type="float" office:value="140700" calcext:value-type="float">
            <text:p>140700</text:p>
          </table:table-cell>
          <table:table-cell office:value-type="float" office:value="2028944" calcext:value-type="float">
            <text:p>2028944</text:p>
          </table:table-cell>
          <table:table-cell office:value-type="float" office:value="120600" calcext:value-type="float">
            <text:p>1206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2404924" calcext:value-type="float">
            <text:p>2404924</text:p>
          </table:table-cell>
          <table:table-cell office:value-type="float" office:value="141400" calcext:value-type="float">
            <text:p>141400</text:p>
          </table:table-cell>
          <table:table-cell office:value-type="float" office:value="1965970" calcext:value-type="float">
            <text:p>1965970</text:p>
          </table:table-cell>
          <table:table-cell office:value-type="float" office:value="121200" calcext:value-type="float">
            <text:p>121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2368063" calcext:value-type="float">
            <text:p>2368063</text:p>
          </table:table-cell>
          <table:table-cell office:value-type="float" office:value="142100" calcext:value-type="float">
            <text:p>142100</text:p>
          </table:table-cell>
          <table:table-cell office:value-type="float" office:value="1959586" calcext:value-type="float">
            <text:p>1959586</text:p>
          </table:table-cell>
          <table:table-cell office:value-type="float" office:value="121800" calcext:value-type="float">
            <text:p>121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2409703" calcext:value-type="float">
            <text:p>2409703</text:p>
          </table:table-cell>
          <table:table-cell office:value-type="float" office:value="142800" calcext:value-type="float">
            <text:p>142800</text:p>
          </table:table-cell>
          <table:table-cell office:value-type="float" office:value="1988619" calcext:value-type="float">
            <text:p>1988619</text:p>
          </table:table-cell>
          <table:table-cell office:value-type="float" office:value="122400" calcext:value-type="float">
            <text:p>122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2286259" calcext:value-type="float">
            <text:p>2286259</text:p>
          </table:table-cell>
          <table:table-cell office:value-type="float" office:value="143500" calcext:value-type="float">
            <text:p>143500</text:p>
          </table:table-cell>
          <table:table-cell office:value-type="float" office:value="2029008" calcext:value-type="float">
            <text:p>2029008</text:p>
          </table:table-cell>
          <table:table-cell office:value-type="float" office:value="123000" calcext:value-type="float">
            <text:p>123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2317954" calcext:value-type="float">
            <text:p>2317954</text:p>
          </table:table-cell>
          <table:table-cell office:value-type="float" office:value="144200" calcext:value-type="float">
            <text:p>144200</text:p>
          </table:table-cell>
          <table:table-cell office:value-type="float" office:value="2254981" calcext:value-type="float">
            <text:p>2254981</text:p>
          </table:table-cell>
          <table:table-cell office:value-type="float" office:value="123600" calcext:value-type="float">
            <text:p>1236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2405116" calcext:value-type="float">
            <text:p>2405116</text:p>
          </table:table-cell>
          <table:table-cell office:value-type="float" office:value="144900" calcext:value-type="float">
            <text:p>144900</text:p>
          </table:table-cell>
          <table:table-cell office:value-type="float" office:value="1994104" calcext:value-type="float">
            <text:p>1994104</text:p>
          </table:table-cell>
          <table:table-cell office:value-type="float" office:value="124200" calcext:value-type="float">
            <text:p>124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2458658" calcext:value-type="float">
            <text:p>2458658</text:p>
          </table:table-cell>
          <table:table-cell office:value-type="float" office:value="145600" calcext:value-type="float">
            <text:p>145600</text:p>
          </table:table-cell>
          <table:table-cell office:value-type="float" office:value="2005557" calcext:value-type="float">
            <text:p>2005557</text:p>
          </table:table-cell>
          <table:table-cell office:value-type="float" office:value="124800" calcext:value-type="float">
            <text:p>124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2326584" calcext:value-type="float">
            <text:p>2326584</text:p>
          </table:table-cell>
          <table:table-cell office:value-type="float" office:value="146300" calcext:value-type="float">
            <text:p>146300</text:p>
          </table:table-cell>
          <table:table-cell office:value-type="float" office:value="2025030" calcext:value-type="float">
            <text:p>2025030</text:p>
          </table:table-cell>
          <table:table-cell office:value-type="float" office:value="125400" calcext:value-type="float">
            <text:p>125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283596" calcext:value-type="float">
            <text:p>2283596</text:p>
          </table:table-cell>
          <table:table-cell office:value-type="float" office:value="147000" calcext:value-type="float">
            <text:p>147000</text:p>
          </table:table-cell>
          <table:table-cell office:value-type="float" office:value="2006103" calcext:value-type="float">
            <text:p>2006103</text:p>
          </table:table-cell>
          <table:table-cell office:value-type="float" office:value="126000" calcext:value-type="float">
            <text:p>126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2570104" calcext:value-type="float">
            <text:p>2570104</text:p>
          </table:table-cell>
          <table:table-cell office:value-type="float" office:value="147700" calcext:value-type="float">
            <text:p>147700</text:p>
          </table:table-cell>
          <table:table-cell office:value-type="float" office:value="2087586" calcext:value-type="float">
            <text:p>2087586</text:p>
          </table:table-cell>
          <table:table-cell office:value-type="float" office:value="126600" calcext:value-type="float">
            <text:p>1266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2498501" calcext:value-type="float">
            <text:p>2498501</text:p>
          </table:table-cell>
          <table:table-cell office:value-type="float" office:value="148400" calcext:value-type="float">
            <text:p>148400</text:p>
          </table:table-cell>
          <table:table-cell office:value-type="float" office:value="2031702" calcext:value-type="float">
            <text:p>2031702</text:p>
          </table:table-cell>
          <table:table-cell office:value-type="float" office:value="127200" calcext:value-type="float">
            <text:p>127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2611648" calcext:value-type="float">
            <text:p>2611648</text:p>
          </table:table-cell>
          <table:table-cell office:value-type="float" office:value="149100" calcext:value-type="float">
            <text:p>149100</text:p>
          </table:table-cell>
          <table:table-cell office:value-type="float" office:value="2362289" calcext:value-type="float">
            <text:p>2362289</text:p>
          </table:table-cell>
          <table:table-cell office:value-type="float" office:value="127800" calcext:value-type="float">
            <text:p>127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2648541" calcext:value-type="float">
            <text:p>2648541</text:p>
          </table:table-cell>
          <table:table-cell office:value-type="float" office:value="149800" calcext:value-type="float">
            <text:p>149800</text:p>
          </table:table-cell>
          <table:table-cell office:value-type="float" office:value="2198167" calcext:value-type="float">
            <text:p>2198167</text:p>
          </table:table-cell>
          <table:table-cell office:value-type="float" office:value="128400" calcext:value-type="float">
            <text:p>128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2789372" calcext:value-type="float">
            <text:p>2789372</text:p>
          </table:table-cell>
          <table:table-cell office:value-type="float" office:value="150500" calcext:value-type="float">
            <text:p>150500</text:p>
          </table:table-cell>
          <table:table-cell office:value-type="float" office:value="2320777" calcext:value-type="float">
            <text:p>2320777</text:p>
          </table:table-cell>
          <table:table-cell office:value-type="float" office:value="129000" calcext:value-type="float">
            <text:p>129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570586" calcext:value-type="float">
            <text:p>2570586</text:p>
          </table:table-cell>
          <table:table-cell office:value-type="float" office:value="151200" calcext:value-type="float">
            <text:p>151200</text:p>
          </table:table-cell>
          <table:table-cell office:value-type="float" office:value="2150912" calcext:value-type="float">
            <text:p>2150912</text:p>
          </table:table-cell>
          <table:table-cell office:value-type="float" office:value="129600" calcext:value-type="float">
            <text:p>1296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2490995" calcext:value-type="float">
            <text:p>2490995</text:p>
          </table:table-cell>
          <table:table-cell office:value-type="float" office:value="151900" calcext:value-type="float">
            <text:p>151900</text:p>
          </table:table-cell>
          <table:table-cell office:value-type="float" office:value="2209844" calcext:value-type="float">
            <text:p>2209844</text:p>
          </table:table-cell>
          <table:table-cell office:value-type="float" office:value="130200" calcext:value-type="float">
            <text:p>130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2463855" calcext:value-type="float">
            <text:p>2463855</text:p>
          </table:table-cell>
          <table:table-cell office:value-type="float" office:value="152600" calcext:value-type="float">
            <text:p>152600</text:p>
          </table:table-cell>
          <table:table-cell office:value-type="float" office:value="2152388" calcext:value-type="float">
            <text:p>2152388</text:p>
          </table:table-cell>
          <table:table-cell office:value-type="float" office:value="130800" calcext:value-type="float">
            <text:p>130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2502126" calcext:value-type="float">
            <text:p>2502126</text:p>
          </table:table-cell>
          <table:table-cell office:value-type="float" office:value="153300" calcext:value-type="float">
            <text:p>153300</text:p>
          </table:table-cell>
          <table:table-cell office:value-type="float" office:value="2288280" calcext:value-type="float">
            <text:p>2288280</text:p>
          </table:table-cell>
          <table:table-cell office:value-type="float" office:value="131400" calcext:value-type="float">
            <text:p>131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2600837" calcext:value-type="float">
            <text:p>2600837</text:p>
          </table:table-cell>
          <table:table-cell office:value-type="float" office:value="154000" calcext:value-type="float">
            <text:p>154000</text:p>
          </table:table-cell>
          <table:table-cell office:value-type="float" office:value="2106000" calcext:value-type="float">
            <text:p>2106000</text:p>
          </table:table-cell>
          <table:table-cell office:value-type="float" office:value="132000" calcext:value-type="float">
            <text:p>132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2502126" calcext:value-type="float">
            <text:p>2502126</text:p>
          </table:table-cell>
          <table:table-cell office:value-type="float" office:value="154700" calcext:value-type="float">
            <text:p>154700</text:p>
          </table:table-cell>
          <table:table-cell office:value-type="float" office:value="2246415" calcext:value-type="float">
            <text:p>2246415</text:p>
          </table:table-cell>
          <table:table-cell office:value-type="float" office:value="132600" calcext:value-type="float">
            <text:p>1326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2468025" calcext:value-type="float">
            <text:p>2468025</text:p>
          </table:table-cell>
          <table:table-cell office:value-type="float" office:value="155400" calcext:value-type="float">
            <text:p>155400</text:p>
          </table:table-cell>
          <table:table-cell office:value-type="float" office:value="2166953" calcext:value-type="float">
            <text:p>2166953</text:p>
          </table:table-cell>
          <table:table-cell office:value-type="float" office:value="133200" calcext:value-type="float">
            <text:p>133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2548867" calcext:value-type="float">
            <text:p>2548867</text:p>
          </table:table-cell>
          <table:table-cell office:value-type="float" office:value="156100" calcext:value-type="float">
            <text:p>156100</text:p>
          </table:table-cell>
          <table:table-cell office:value-type="float" office:value="2231723" calcext:value-type="float">
            <text:p>2231723</text:p>
          </table:table-cell>
          <table:table-cell office:value-type="float" office:value="133800" calcext:value-type="float">
            <text:p>133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2550985" calcext:value-type="float">
            <text:p>2550985</text:p>
          </table:table-cell>
          <table:table-cell office:value-type="float" office:value="156800" calcext:value-type="float">
            <text:p>156800</text:p>
          </table:table-cell>
          <table:table-cell office:value-type="float" office:value="2220558" calcext:value-type="float">
            <text:p>2220558</text:p>
          </table:table-cell>
          <table:table-cell office:value-type="float" office:value="134400" calcext:value-type="float">
            <text:p>134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2615498" calcext:value-type="float">
            <text:p>2615498</text:p>
          </table:table-cell>
          <table:table-cell office:value-type="float" office:value="157500" calcext:value-type="float">
            <text:p>157500</text:p>
          </table:table-cell>
          <table:table-cell office:value-type="float" office:value="2181517" calcext:value-type="float">
            <text:p>2181517</text:p>
          </table:table-cell>
          <table:table-cell office:value-type="float" office:value="135000" calcext:value-type="float">
            <text:p>135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2526796" calcext:value-type="float">
            <text:p>2526796</text:p>
          </table:table-cell>
          <table:table-cell office:value-type="float" office:value="158200" calcext:value-type="float">
            <text:p>158200</text:p>
          </table:table-cell>
          <table:table-cell office:value-type="float" office:value="2298192" calcext:value-type="float">
            <text:p>2298192</text:p>
          </table:table-cell>
          <table:table-cell office:value-type="float" office:value="135600" calcext:value-type="float">
            <text:p>1356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2578606" calcext:value-type="float">
            <text:p>2578606</text:p>
          </table:table-cell>
          <table:table-cell office:value-type="float" office:value="158900" calcext:value-type="float">
            <text:p>158900</text:p>
          </table:table-cell>
          <table:table-cell office:value-type="float" office:value="2287574" calcext:value-type="float">
            <text:p>2287574</text:p>
          </table:table-cell>
          <table:table-cell office:value-type="float" office:value="136200" calcext:value-type="float">
            <text:p>136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2742792" calcext:value-type="float">
            <text:p>2742792</text:p>
          </table:table-cell>
          <table:table-cell office:value-type="float" office:value="159600" calcext:value-type="float">
            <text:p>159600</text:p>
          </table:table-cell>
          <table:table-cell office:value-type="float" office:value="2267877" calcext:value-type="float">
            <text:p>2267877</text:p>
          </table:table-cell>
          <table:table-cell office:value-type="float" office:value="136800" calcext:value-type="float">
            <text:p>136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2923468" calcext:value-type="float">
            <text:p>2923468</text:p>
          </table:table-cell>
          <table:table-cell office:value-type="float" office:value="160300" calcext:value-type="float">
            <text:p>160300</text:p>
          </table:table-cell>
          <table:table-cell office:value-type="float" office:value="2282570" calcext:value-type="float">
            <text:p>2282570</text:p>
          </table:table-cell>
          <table:table-cell office:value-type="float" office:value="137400" calcext:value-type="float">
            <text:p>137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2708113" calcext:value-type="float">
            <text:p>2708113</text:p>
          </table:table-cell>
          <table:table-cell office:value-type="float" office:value="161000" calcext:value-type="float">
            <text:p>161000</text:p>
          </table:table-cell>
          <table:table-cell office:value-type="float" office:value="2360460" calcext:value-type="float">
            <text:p>2360460</text:p>
          </table:table-cell>
          <table:table-cell office:value-type="float" office:value="138000" calcext:value-type="float">
            <text:p>138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2611199" calcext:value-type="float">
            <text:p>2611199</text:p>
          </table:table-cell>
          <table:table-cell office:value-type="float" office:value="161700" calcext:value-type="float">
            <text:p>161700</text:p>
          </table:table-cell>
          <table:table-cell office:value-type="float" office:value="2538088" calcext:value-type="float">
            <text:p>2538088</text:p>
          </table:table-cell>
          <table:table-cell office:value-type="float" office:value="138600" calcext:value-type="float">
            <text:p>1386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3056761" calcext:value-type="float">
            <text:p>3056761</text:p>
          </table:table-cell>
          <table:table-cell office:value-type="float" office:value="162400" calcext:value-type="float">
            <text:p>162400</text:p>
          </table:table-cell>
          <table:table-cell office:value-type="float" office:value="2424043" calcext:value-type="float">
            <text:p>2424043</text:p>
          </table:table-cell>
          <table:table-cell office:value-type="float" office:value="139200" calcext:value-type="float">
            <text:p>139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2988366" calcext:value-type="float">
            <text:p>2988366</text:p>
          </table:table-cell>
          <table:table-cell office:value-type="float" office:value="163100" calcext:value-type="float">
            <text:p>163100</text:p>
          </table:table-cell>
          <table:table-cell office:value-type="float" office:value="2491444" calcext:value-type="float">
            <text:p>2491444</text:p>
          </table:table-cell>
          <table:table-cell office:value-type="float" office:value="139800" calcext:value-type="float">
            <text:p>139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3280617" calcext:value-type="float">
            <text:p>3280617</text:p>
          </table:table-cell>
          <table:table-cell office:value-type="float" office:value="163800" calcext:value-type="float">
            <text:p>163800</text:p>
          </table:table-cell>
          <table:table-cell office:value-type="float" office:value="2584188" calcext:value-type="float">
            <text:p>2584188</text:p>
          </table:table-cell>
          <table:table-cell office:value-type="float" office:value="140400" calcext:value-type="float">
            <text:p>140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3058012" calcext:value-type="float">
            <text:p>3058012</text:p>
          </table:table-cell>
          <table:table-cell office:value-type="float" office:value="164500" calcext:value-type="float">
            <text:p>164500</text:p>
          </table:table-cell>
          <table:table-cell office:value-type="float" office:value="2665415" calcext:value-type="float">
            <text:p>2665415</text:p>
          </table:table-cell>
          <table:table-cell office:value-type="float" office:value="141000" calcext:value-type="float">
            <text:p>141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2751582" calcext:value-type="float">
            <text:p>2751582</text:p>
          </table:table-cell>
          <table:table-cell office:value-type="float" office:value="165200" calcext:value-type="float">
            <text:p>165200</text:p>
          </table:table-cell>
          <table:table-cell office:value-type="float" office:value="2294920" calcext:value-type="float">
            <text:p>2294920</text:p>
          </table:table-cell>
          <table:table-cell office:value-type="float" office:value="141600" calcext:value-type="float">
            <text:p>141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2780197" calcext:value-type="float">
            <text:p>2780197</text:p>
          </table:table-cell>
          <table:table-cell office:value-type="float" office:value="165900" calcext:value-type="float">
            <text:p>165900</text:p>
          </table:table-cell>
          <table:table-cell office:value-type="float" office:value="2541296" calcext:value-type="float">
            <text:p>2541296</text:p>
          </table:table-cell>
          <table:table-cell office:value-type="float" office:value="142200" calcext:value-type="float">
            <text:p>142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2927927" calcext:value-type="float">
            <text:p>2927927</text:p>
          </table:table-cell>
          <table:table-cell office:value-type="float" office:value="166600" calcext:value-type="float">
            <text:p>166600</text:p>
          </table:table-cell>
          <table:table-cell office:value-type="float" office:value="2523235" calcext:value-type="float">
            <text:p>2523235</text:p>
          </table:table-cell>
          <table:table-cell office:value-type="float" office:value="142800" calcext:value-type="float">
            <text:p>142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3217066" calcext:value-type="float">
            <text:p>3217066</text:p>
          </table:table-cell>
          <table:table-cell office:value-type="float" office:value="167300" calcext:value-type="float">
            <text:p>167300</text:p>
          </table:table-cell>
          <table:table-cell office:value-type="float" office:value="2604590" calcext:value-type="float">
            <text:p>2604590</text:p>
          </table:table-cell>
          <table:table-cell office:value-type="float" office:value="143400" calcext:value-type="float">
            <text:p>143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3071775" calcext:value-type="float">
            <text:p>3071775</text:p>
          </table:table-cell>
          <table:table-cell office:value-type="float" office:value="168000" calcext:value-type="float">
            <text:p>168000</text:p>
          </table:table-cell>
          <table:table-cell office:value-type="float" office:value="2537992" calcext:value-type="float">
            <text:p>2537992</text:p>
          </table:table-cell>
          <table:table-cell office:value-type="float" office:value="144000" calcext:value-type="float">
            <text:p>144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3077998" calcext:value-type="float">
            <text:p>3077998</text:p>
          </table:table-cell>
          <table:table-cell office:value-type="float" office:value="168700" calcext:value-type="float">
            <text:p>168700</text:p>
          </table:table-cell>
          <table:table-cell office:value-type="float" office:value="2431871" calcext:value-type="float">
            <text:p>2431871</text:p>
          </table:table-cell>
          <table:table-cell office:value-type="float" office:value="144600" calcext:value-type="float">
            <text:p>144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2916538" calcext:value-type="float">
            <text:p>2916538</text:p>
          </table:table-cell>
          <table:table-cell office:value-type="float" office:value="169400" calcext:value-type="float">
            <text:p>169400</text:p>
          </table:table-cell>
          <table:table-cell office:value-type="float" office:value="2583354" calcext:value-type="float">
            <text:p>2583354</text:p>
          </table:table-cell>
          <table:table-cell office:value-type="float" office:value="145200" calcext:value-type="float">
            <text:p>145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2920131" calcext:value-type="float">
            <text:p>2920131</text:p>
          </table:table-cell>
          <table:table-cell office:value-type="float" office:value="170100" calcext:value-type="float">
            <text:p>170100</text:p>
          </table:table-cell>
          <table:table-cell office:value-type="float" office:value="2421124" calcext:value-type="float">
            <text:p>2421124</text:p>
          </table:table-cell>
          <table:table-cell office:value-type="float" office:value="145800" calcext:value-type="float">
            <text:p>145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2935915" calcext:value-type="float">
            <text:p>2935915</text:p>
          </table:table-cell>
          <table:table-cell office:value-type="float" office:value="170800" calcext:value-type="float">
            <text:p>170800</text:p>
          </table:table-cell>
          <table:table-cell office:value-type="float" office:value="2606579" calcext:value-type="float">
            <text:p>2606579</text:p>
          </table:table-cell>
          <table:table-cell office:value-type="float" office:value="146400" calcext:value-type="float">
            <text:p>146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2854271" calcext:value-type="float">
            <text:p>2854271</text:p>
          </table:table-cell>
          <table:table-cell office:value-type="float" office:value="171500" calcext:value-type="float">
            <text:p>171500</text:p>
          </table:table-cell>
          <table:table-cell office:value-type="float" office:value="2382082" calcext:value-type="float">
            <text:p>2382082</text:p>
          </table:table-cell>
          <table:table-cell office:value-type="float" office:value="147000" calcext:value-type="float">
            <text:p>147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2884330" calcext:value-type="float">
            <text:p>2884330</text:p>
          </table:table-cell>
          <table:table-cell office:value-type="float" office:value="172200" calcext:value-type="float">
            <text:p>172200</text:p>
          </table:table-cell>
          <table:table-cell office:value-type="float" office:value="2540815" calcext:value-type="float">
            <text:p>2540815</text:p>
          </table:table-cell>
          <table:table-cell office:value-type="float" office:value="147600" calcext:value-type="float">
            <text:p>147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2897066" calcext:value-type="float">
            <text:p>2897066</text:p>
          </table:table-cell>
          <table:table-cell office:value-type="float" office:value="172900" calcext:value-type="float">
            <text:p>172900</text:p>
          </table:table-cell>
          <table:table-cell office:value-type="float" office:value="2529299" calcext:value-type="float">
            <text:p>2529299</text:p>
          </table:table-cell>
          <table:table-cell office:value-type="float" office:value="148200" calcext:value-type="float">
            <text:p>148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2905439" calcext:value-type="float">
            <text:p>2905439</text:p>
          </table:table-cell>
          <table:table-cell office:value-type="float" office:value="173600" calcext:value-type="float">
            <text:p>173600</text:p>
          </table:table-cell>
          <table:table-cell office:value-type="float" office:value="2523107" calcext:value-type="float">
            <text:p>2523107</text:p>
          </table:table-cell>
          <table:table-cell office:value-type="float" office:value="148800" calcext:value-type="float">
            <text:p>148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2982527" calcext:value-type="float">
            <text:p>2982527</text:p>
          </table:table-cell>
          <table:table-cell office:value-type="float" office:value="174300" calcext:value-type="float">
            <text:p>174300</text:p>
          </table:table-cell>
          <table:table-cell office:value-type="float" office:value="2471458" calcext:value-type="float">
            <text:p>2471458</text:p>
          </table:table-cell>
          <table:table-cell office:value-type="float" office:value="149400" calcext:value-type="float">
            <text:p>149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904476" calcext:value-type="float">
            <text:p>2904476</text:p>
          </table:table-cell>
          <table:table-cell office:value-type="float" office:value="175000" calcext:value-type="float">
            <text:p>175000</text:p>
          </table:table-cell>
          <table:table-cell office:value-type="float" office:value="2474473" calcext:value-type="float">
            <text:p>2474473</text:p>
          </table:table-cell>
          <table:table-cell office:value-type="float" office:value="150000" calcext:value-type="float">
            <text:p>150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2886095" calcext:value-type="float">
            <text:p>2886095</text:p>
          </table:table-cell>
          <table:table-cell office:value-type="float" office:value="175700" calcext:value-type="float">
            <text:p>175700</text:p>
          </table:table-cell>
          <table:table-cell office:value-type="float" office:value="2432833" calcext:value-type="float">
            <text:p>2432833</text:p>
          </table:table-cell>
          <table:table-cell office:value-type="float" office:value="150600" calcext:value-type="float">
            <text:p>150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121017" calcext:value-type="float">
            <text:p>3121017</text:p>
          </table:table-cell>
          <table:table-cell office:value-type="float" office:value="176400" calcext:value-type="float">
            <text:p>176400</text:p>
          </table:table-cell>
          <table:table-cell office:value-type="float" office:value="2639141" calcext:value-type="float">
            <text:p>2639141</text:p>
          </table:table-cell>
          <table:table-cell office:value-type="float" office:value="151200" calcext:value-type="float">
            <text:p>151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2924655" calcext:value-type="float">
            <text:p>2924655</text:p>
          </table:table-cell>
          <table:table-cell office:value-type="float" office:value="177100" calcext:value-type="float">
            <text:p>177100</text:p>
          </table:table-cell>
          <table:table-cell office:value-type="float" office:value="2396037" calcext:value-type="float">
            <text:p>2396037</text:p>
          </table:table-cell>
          <table:table-cell office:value-type="float" office:value="151800" calcext:value-type="float">
            <text:p>151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3057274" calcext:value-type="float">
            <text:p>3057274</text:p>
          </table:table-cell>
          <table:table-cell office:value-type="float" office:value="177800" calcext:value-type="float">
            <text:p>177800</text:p>
          </table:table-cell>
          <table:table-cell office:value-type="float" office:value="2420547" calcext:value-type="float">
            <text:p>2420547</text:p>
          </table:table-cell>
          <table:table-cell office:value-type="float" office:value="152400" calcext:value-type="float">
            <text:p>152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2982271" calcext:value-type="float">
            <text:p>2982271</text:p>
          </table:table-cell>
          <table:table-cell office:value-type="float" office:value="178500" calcext:value-type="float">
            <text:p>178500</text:p>
          </table:table-cell>
          <table:table-cell office:value-type="float" office:value="2494748" calcext:value-type="float">
            <text:p>2494748</text:p>
          </table:table-cell>
          <table:table-cell office:value-type="float" office:value="153000" calcext:value-type="float">
            <text:p>153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2896809" calcext:value-type="float">
            <text:p>2896809</text:p>
          </table:table-cell>
          <table:table-cell office:value-type="float" office:value="179200" calcext:value-type="float">
            <text:p>179200</text:p>
          </table:table-cell>
          <table:table-cell office:value-type="float" office:value="2821806" calcext:value-type="float">
            <text:p>2821806</text:p>
          </table:table-cell>
          <table:table-cell office:value-type="float" office:value="153600" calcext:value-type="float">
            <text:p>153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3051885" calcext:value-type="float">
            <text:p>3051885</text:p>
          </table:table-cell>
          <table:table-cell office:value-type="float" office:value="179900" calcext:value-type="float">
            <text:p>179900</text:p>
          </table:table-cell>
          <table:table-cell office:value-type="float" office:value="2651556" calcext:value-type="float">
            <text:p>2651556</text:p>
          </table:table-cell>
          <table:table-cell office:value-type="float" office:value="154200" calcext:value-type="float">
            <text:p>154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2922538" calcext:value-type="float">
            <text:p>2922538</text:p>
          </table:table-cell>
          <table:table-cell office:value-type="float" office:value="180600" calcext:value-type="float">
            <text:p>180600</text:p>
          </table:table-cell>
          <table:table-cell office:value-type="float" office:value="2592143" calcext:value-type="float">
            <text:p>2592143</text:p>
          </table:table-cell>
          <table:table-cell office:value-type="float" office:value="154800" calcext:value-type="float">
            <text:p>154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3027568" calcext:value-type="float">
            <text:p>3027568</text:p>
          </table:table-cell>
          <table:table-cell office:value-type="float" office:value="181300" calcext:value-type="float">
            <text:p>181300</text:p>
          </table:table-cell>
          <table:table-cell office:value-type="float" office:value="2591342" calcext:value-type="float">
            <text:p>2591342</text:p>
          </table:table-cell>
          <table:table-cell office:value-type="float" office:value="155400" calcext:value-type="float">
            <text:p>155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3166604" calcext:value-type="float">
            <text:p>3166604</text:p>
          </table:table-cell>
          <table:table-cell office:value-type="float" office:value="182000" calcext:value-type="float">
            <text:p>182000</text:p>
          </table:table-cell>
          <table:table-cell office:value-type="float" office:value="2678183" calcext:value-type="float">
            <text:p>2678183</text:p>
          </table:table-cell>
          <table:table-cell office:value-type="float" office:value="156000" calcext:value-type="float">
            <text:p>156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3211516" calcext:value-type="float">
            <text:p>3211516</text:p>
          </table:table-cell>
          <table:table-cell office:value-type="float" office:value="182700" calcext:value-type="float">
            <text:p>182700</text:p>
          </table:table-cell>
          <table:table-cell office:value-type="float" office:value="2515151" calcext:value-type="float">
            <text:p>2515151</text:p>
          </table:table-cell>
          <table:table-cell office:value-type="float" office:value="156600" calcext:value-type="float">
            <text:p>156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3065711" calcext:value-type="float">
            <text:p>3065711</text:p>
          </table:table-cell>
          <table:table-cell office:value-type="float" office:value="183400" calcext:value-type="float">
            <text:p>183400</text:p>
          </table:table-cell>
          <table:table-cell office:value-type="float" office:value="2622748" calcext:value-type="float">
            <text:p>2622748</text:p>
          </table:table-cell>
          <table:table-cell office:value-type="float" office:value="157200" calcext:value-type="float">
            <text:p>157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3087814" calcext:value-type="float">
            <text:p>3087814</text:p>
          </table:table-cell>
          <table:table-cell office:value-type="float" office:value="184100" calcext:value-type="float">
            <text:p>184100</text:p>
          </table:table-cell>
          <table:table-cell office:value-type="float" office:value="2748406" calcext:value-type="float">
            <text:p>2748406</text:p>
          </table:table-cell>
          <table:table-cell office:value-type="float" office:value="157800" calcext:value-type="float">
            <text:p>157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3049639" calcext:value-type="float">
            <text:p>3049639</text:p>
          </table:table-cell>
          <table:table-cell office:value-type="float" office:value="184800" calcext:value-type="float">
            <text:p>184800</text:p>
          </table:table-cell>
          <table:table-cell office:value-type="float" office:value="2727650" calcext:value-type="float">
            <text:p>2727650</text:p>
          </table:table-cell>
          <table:table-cell office:value-type="float" office:value="158400" calcext:value-type="float">
            <text:p>158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3205998" calcext:value-type="float">
            <text:p>3205998</text:p>
          </table:table-cell>
          <table:table-cell office:value-type="float" office:value="185500" calcext:value-type="float">
            <text:p>185500</text:p>
          </table:table-cell>
          <table:table-cell office:value-type="float" office:value="2567410" calcext:value-type="float">
            <text:p>2567410</text:p>
          </table:table-cell>
          <table:table-cell office:value-type="float" office:value="159000" calcext:value-type="float">
            <text:p>159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3263069" calcext:value-type="float">
            <text:p>3263069</text:p>
          </table:table-cell>
          <table:table-cell office:value-type="float" office:value="186200" calcext:value-type="float">
            <text:p>186200</text:p>
          </table:table-cell>
          <table:table-cell office:value-type="float" office:value="2707023" calcext:value-type="float">
            <text:p>2707023</text:p>
          </table:table-cell>
          <table:table-cell office:value-type="float" office:value="159600" calcext:value-type="float">
            <text:p>159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3024200" calcext:value-type="float">
            <text:p>3024200</text:p>
          </table:table-cell>
          <table:table-cell office:value-type="float" office:value="186900" calcext:value-type="float">
            <text:p>186900</text:p>
          </table:table-cell>
          <table:table-cell office:value-type="float" office:value="2593491" calcext:value-type="float">
            <text:p>2593491</text:p>
          </table:table-cell>
          <table:table-cell office:value-type="float" office:value="160200" calcext:value-type="float">
            <text:p>160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3304902" calcext:value-type="float">
            <text:p>3304902</text:p>
          </table:table-cell>
          <table:table-cell office:value-type="float" office:value="187600" calcext:value-type="float">
            <text:p>187600</text:p>
          </table:table-cell>
          <table:table-cell office:value-type="float" office:value="2714144" calcext:value-type="float">
            <text:p>2714144</text:p>
          </table:table-cell>
          <table:table-cell office:value-type="float" office:value="160800" calcext:value-type="float">
            <text:p>160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3160156" calcext:value-type="float">
            <text:p>3160156</text:p>
          </table:table-cell>
          <table:table-cell office:value-type="float" office:value="188300" calcext:value-type="float">
            <text:p>188300</text:p>
          </table:table-cell>
          <table:table-cell office:value-type="float" office:value="3030776" calcext:value-type="float">
            <text:p>3030776</text:p>
          </table:table-cell>
          <table:table-cell office:value-type="float" office:value="161400" calcext:value-type="float">
            <text:p>161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3136127" calcext:value-type="float">
            <text:p>3136127</text:p>
          </table:table-cell>
          <table:table-cell office:value-type="float" office:value="189000" calcext:value-type="float">
            <text:p>189000</text:p>
          </table:table-cell>
          <table:table-cell office:value-type="float" office:value="2624801" calcext:value-type="float">
            <text:p>2624801</text:p>
          </table:table-cell>
          <table:table-cell office:value-type="float" office:value="162000" calcext:value-type="float">
            <text:p>162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3185242" calcext:value-type="float">
            <text:p>3185242</text:p>
          </table:table-cell>
          <table:table-cell office:value-type="float" office:value="189700" calcext:value-type="float">
            <text:p>189700</text:p>
          </table:table-cell>
          <table:table-cell office:value-type="float" office:value="2699516" calcext:value-type="float">
            <text:p>2699516</text:p>
          </table:table-cell>
          <table:table-cell office:value-type="float" office:value="162600" calcext:value-type="float">
            <text:p>162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3219696" calcext:value-type="float">
            <text:p>3219696</text:p>
          </table:table-cell>
          <table:table-cell office:value-type="float" office:value="190400" calcext:value-type="float">
            <text:p>190400</text:p>
          </table:table-cell>
          <table:table-cell office:value-type="float" office:value="2666185" calcext:value-type="float">
            <text:p>2666185</text:p>
          </table:table-cell>
          <table:table-cell office:value-type="float" office:value="163200" calcext:value-type="float">
            <text:p>163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3263518" calcext:value-type="float">
            <text:p>3263518</text:p>
          </table:table-cell>
          <table:table-cell office:value-type="float" office:value="191100" calcext:value-type="float">
            <text:p>191100</text:p>
          </table:table-cell>
          <table:table-cell office:value-type="float" office:value="2721587" calcext:value-type="float">
            <text:p>2721587</text:p>
          </table:table-cell>
          <table:table-cell office:value-type="float" office:value="163800" calcext:value-type="float">
            <text:p>163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3288797" calcext:value-type="float">
            <text:p>3288797</text:p>
          </table:table-cell>
          <table:table-cell office:value-type="float" office:value="191800" calcext:value-type="float">
            <text:p>191800</text:p>
          </table:table-cell>
          <table:table-cell office:value-type="float" office:value="2812951" calcext:value-type="float">
            <text:p>2812951</text:p>
          </table:table-cell>
          <table:table-cell office:value-type="float" office:value="164400" calcext:value-type="float">
            <text:p>164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3325015" calcext:value-type="float">
            <text:p>3325015</text:p>
          </table:table-cell>
          <table:table-cell office:value-type="float" office:value="192500" calcext:value-type="float">
            <text:p>192500</text:p>
          </table:table-cell>
          <table:table-cell office:value-type="float" office:value="2812599" calcext:value-type="float">
            <text:p>2812599</text:p>
          </table:table-cell>
          <table:table-cell office:value-type="float" office:value="165000" calcext:value-type="float">
            <text:p>165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3262331" calcext:value-type="float">
            <text:p>3262331</text:p>
          </table:table-cell>
          <table:table-cell office:value-type="float" office:value="193200" calcext:value-type="float">
            <text:p>193200</text:p>
          </table:table-cell>
          <table:table-cell office:value-type="float" office:value="2727650" calcext:value-type="float">
            <text:p>2727650</text:p>
          </table:table-cell>
          <table:table-cell office:value-type="float" office:value="165600" calcext:value-type="float">
            <text:p>165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3122782" calcext:value-type="float">
            <text:p>3122782</text:p>
          </table:table-cell>
          <table:table-cell office:value-type="float" office:value="193900" calcext:value-type="float">
            <text:p>193900</text:p>
          </table:table-cell>
          <table:table-cell office:value-type="float" office:value="2728998" calcext:value-type="float">
            <text:p>2728998</text:p>
          </table:table-cell>
          <table:table-cell office:value-type="float" office:value="166200" calcext:value-type="float">
            <text:p>166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3215398" calcext:value-type="float">
            <text:p>3215398</text:p>
          </table:table-cell>
          <table:table-cell office:value-type="float" office:value="194600" calcext:value-type="float">
            <text:p>194600</text:p>
          </table:table-cell>
          <table:table-cell office:value-type="float" office:value="2830852" calcext:value-type="float">
            <text:p>2830852</text:p>
          </table:table-cell>
          <table:table-cell office:value-type="float" office:value="166800" calcext:value-type="float">
            <text:p>166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3173212" calcext:value-type="float">
            <text:p>3173212</text:p>
          </table:table-cell>
          <table:table-cell office:value-type="float" office:value="195300" calcext:value-type="float">
            <text:p>195300</text:p>
          </table:table-cell>
          <table:table-cell office:value-type="float" office:value="2721202" calcext:value-type="float">
            <text:p>2721202</text:p>
          </table:table-cell>
          <table:table-cell office:value-type="float" office:value="167400" calcext:value-type="float">
            <text:p>167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3249788" calcext:value-type="float">
            <text:p>3249788</text:p>
          </table:table-cell>
          <table:table-cell office:value-type="float" office:value="196000" calcext:value-type="float">
            <text:p>196000</text:p>
          </table:table-cell>
          <table:table-cell office:value-type="float" office:value="2785555" calcext:value-type="float">
            <text:p>2785555</text:p>
          </table:table-cell>
          <table:table-cell office:value-type="float" office:value="168000" calcext:value-type="float">
            <text:p>168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3185595" calcext:value-type="float">
            <text:p>3185595</text:p>
          </table:table-cell>
          <table:table-cell office:value-type="float" office:value="196700" calcext:value-type="float">
            <text:p>196700</text:p>
          </table:table-cell>
          <table:table-cell office:value-type="float" office:value="2871626" calcext:value-type="float">
            <text:p>2871626</text:p>
          </table:table-cell>
          <table:table-cell office:value-type="float" office:value="168600" calcext:value-type="float">
            <text:p>168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3313210" calcext:value-type="float">
            <text:p>3313210</text:p>
          </table:table-cell>
          <table:table-cell office:value-type="float" office:value="197400" calcext:value-type="float">
            <text:p>197400</text:p>
          </table:table-cell>
          <table:table-cell office:value-type="float" office:value="2815710" calcext:value-type="float">
            <text:p>2815710</text:p>
          </table:table-cell>
          <table:table-cell office:value-type="float" office:value="169200" calcext:value-type="float">
            <text:p>169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3172603" calcext:value-type="float">
            <text:p>3172603</text:p>
          </table:table-cell>
          <table:table-cell office:value-type="float" office:value="198100" calcext:value-type="float">
            <text:p>198100</text:p>
          </table:table-cell>
          <table:table-cell office:value-type="float" office:value="2776540" calcext:value-type="float">
            <text:p>2776540</text:p>
          </table:table-cell>
          <table:table-cell office:value-type="float" office:value="169800" calcext:value-type="float">
            <text:p>169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3227203" calcext:value-type="float">
            <text:p>3227203</text:p>
          </table:table-cell>
          <table:table-cell office:value-type="float" office:value="198800" calcext:value-type="float">
            <text:p>198800</text:p>
          </table:table-cell>
          <table:table-cell office:value-type="float" office:value="2861521" calcext:value-type="float">
            <text:p>2861521</text:p>
          </table:table-cell>
          <table:table-cell office:value-type="float" office:value="170400" calcext:value-type="float">
            <text:p>170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3207409" calcext:value-type="float">
            <text:p>3207409</text:p>
          </table:table-cell>
          <table:table-cell office:value-type="float" office:value="199500" calcext:value-type="float">
            <text:p>199500</text:p>
          </table:table-cell>
          <table:table-cell office:value-type="float" office:value="2829024" calcext:value-type="float">
            <text:p>2829024</text:p>
          </table:table-cell>
          <table:table-cell office:value-type="float" office:value="171000" calcext:value-type="float">
            <text:p>171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3839935" calcext:value-type="float">
            <text:p>3839935</text:p>
          </table:table-cell>
          <table:table-cell office:value-type="float" office:value="200200" calcext:value-type="float">
            <text:p>200200</text:p>
          </table:table-cell>
          <table:table-cell office:value-type="float" office:value="2814042" calcext:value-type="float">
            <text:p>2814042</text:p>
          </table:table-cell>
          <table:table-cell office:value-type="float" office:value="171600" calcext:value-type="float">
            <text:p>171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3232657" calcext:value-type="float">
            <text:p>3232657</text:p>
          </table:table-cell>
          <table:table-cell office:value-type="float" office:value="200900" calcext:value-type="float">
            <text:p>200900</text:p>
          </table:table-cell>
          <table:table-cell office:value-type="float" office:value="2836499" calcext:value-type="float">
            <text:p>2836499</text:p>
          </table:table-cell>
          <table:table-cell office:value-type="float" office:value="172200" calcext:value-type="float">
            <text:p>172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402297" calcext:value-type="float">
            <text:p>3402297</text:p>
          </table:table-cell>
          <table:table-cell office:value-type="float" office:value="201600" calcext:value-type="float">
            <text:p>201600</text:p>
          </table:table-cell>
          <table:table-cell office:value-type="float" office:value="2806856" calcext:value-type="float">
            <text:p>2806856</text:p>
          </table:table-cell>
          <table:table-cell office:value-type="float" office:value="172800" calcext:value-type="float">
            <text:p>172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3339708" calcext:value-type="float">
            <text:p>3339708</text:p>
          </table:table-cell>
          <table:table-cell office:value-type="float" office:value="202300" calcext:value-type="float">
            <text:p>202300</text:p>
          </table:table-cell>
          <table:table-cell office:value-type="float" office:value="2786646" calcext:value-type="float">
            <text:p>2786646</text:p>
          </table:table-cell>
          <table:table-cell office:value-type="float" office:value="173400" calcext:value-type="float">
            <text:p>173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3390074" calcext:value-type="float">
            <text:p>3390074</text:p>
          </table:table-cell>
          <table:table-cell office:value-type="float" office:value="203000" calcext:value-type="float">
            <text:p>203000</text:p>
          </table:table-cell>
          <table:table-cell office:value-type="float" office:value="2822672" calcext:value-type="float">
            <text:p>2822672</text:p>
          </table:table-cell>
          <table:table-cell office:value-type="float" office:value="174000" calcext:value-type="float">
            <text:p>174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3316386" calcext:value-type="float">
            <text:p>3316386</text:p>
          </table:table-cell>
          <table:table-cell office:value-type="float" office:value="203700" calcext:value-type="float">
            <text:p>203700</text:p>
          </table:table-cell>
          <table:table-cell office:value-type="float" office:value="2932386" calcext:value-type="float">
            <text:p>2932386</text:p>
          </table:table-cell>
          <table:table-cell office:value-type="float" office:value="174600" calcext:value-type="float">
            <text:p>174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3258770" calcext:value-type="float">
            <text:p>3258770</text:p>
          </table:table-cell>
          <table:table-cell office:value-type="float" office:value="204400" calcext:value-type="float">
            <text:p>204400</text:p>
          </table:table-cell>
          <table:table-cell office:value-type="float" office:value="2889591" calcext:value-type="float">
            <text:p>2889591</text:p>
          </table:table-cell>
          <table:table-cell office:value-type="float" office:value="175200" calcext:value-type="float">
            <text:p>175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3363320" calcext:value-type="float">
            <text:p>3363320</text:p>
          </table:table-cell>
          <table:table-cell office:value-type="float" office:value="205100" calcext:value-type="float">
            <text:p>205100</text:p>
          </table:table-cell>
          <table:table-cell office:value-type="float" office:value="2827259" calcext:value-type="float">
            <text:p>2827259</text:p>
          </table:table-cell>
          <table:table-cell office:value-type="float" office:value="175800" calcext:value-type="float">
            <text:p>175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3313820" calcext:value-type="float">
            <text:p>3313820</text:p>
          </table:table-cell>
          <table:table-cell office:value-type="float" office:value="205800" calcext:value-type="float">
            <text:p>205800</text:p>
          </table:table-cell>
          <table:table-cell office:value-type="float" office:value="3026702" calcext:value-type="float">
            <text:p>3026702</text:p>
          </table:table-cell>
          <table:table-cell office:value-type="float" office:value="176400" calcext:value-type="float">
            <text:p>176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3367426" calcext:value-type="float">
            <text:p>3367426</text:p>
          </table:table-cell>
          <table:table-cell office:value-type="float" office:value="206500" calcext:value-type="float">
            <text:p>206500</text:p>
          </table:table-cell>
          <table:table-cell office:value-type="float" office:value="2881122" calcext:value-type="float">
            <text:p>2881122</text:p>
          </table:table-cell>
          <table:table-cell office:value-type="float" office:value="177000" calcext:value-type="float">
            <text:p>177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3523367" calcext:value-type="float">
            <text:p>3523367</text:p>
          </table:table-cell>
          <table:table-cell office:value-type="float" office:value="207200" calcext:value-type="float">
            <text:p>207200</text:p>
          </table:table-cell>
          <table:table-cell office:value-type="float" office:value="2926483" calcext:value-type="float">
            <text:p>2926483</text:p>
          </table:table-cell>
          <table:table-cell office:value-type="float" office:value="177600" calcext:value-type="float">
            <text:p>177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3470435" calcext:value-type="float">
            <text:p>3470435</text:p>
          </table:table-cell>
          <table:table-cell office:value-type="float" office:value="207900" calcext:value-type="float">
            <text:p>207900</text:p>
          </table:table-cell>
          <table:table-cell office:value-type="float" office:value="2957345" calcext:value-type="float">
            <text:p>2957345</text:p>
          </table:table-cell>
          <table:table-cell office:value-type="float" office:value="178200" calcext:value-type="float">
            <text:p>178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3525677" calcext:value-type="float">
            <text:p>3525677</text:p>
          </table:table-cell>
          <table:table-cell office:value-type="float" office:value="208600" calcext:value-type="float">
            <text:p>208600</text:p>
          </table:table-cell>
          <table:table-cell office:value-type="float" office:value="3016917" calcext:value-type="float">
            <text:p>3016917</text:p>
          </table:table-cell>
          <table:table-cell office:value-type="float" office:value="178800" calcext:value-type="float">
            <text:p>178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3348274" calcext:value-type="float">
            <text:p>3348274</text:p>
          </table:table-cell>
          <table:table-cell office:value-type="float" office:value="209300" calcext:value-type="float">
            <text:p>209300</text:p>
          </table:table-cell>
          <table:table-cell office:value-type="float" office:value="3041074" calcext:value-type="float">
            <text:p>3041074</text:p>
          </table:table-cell>
          <table:table-cell office:value-type="float" office:value="179400" calcext:value-type="float">
            <text:p>179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362902" calcext:value-type="float">
            <text:p>3362902</text:p>
          </table:table-cell>
          <table:table-cell office:value-type="float" office:value="210000" calcext:value-type="float">
            <text:p>210000</text:p>
          </table:table-cell>
          <table:table-cell office:value-type="float" office:value="2991895" calcext:value-type="float">
            <text:p>2991895</text:p>
          </table:table-cell>
          <table:table-cell office:value-type="float" office:value="180000" calcext:value-type="float">
            <text:p>180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3441435" calcext:value-type="float">
            <text:p>3441435</text:p>
          </table:table-cell>
          <table:table-cell office:value-type="float" office:value="210700" calcext:value-type="float">
            <text:p>210700</text:p>
          </table:table-cell>
          <table:table-cell office:value-type="float" office:value="3188963" calcext:value-type="float">
            <text:p>3188963</text:p>
          </table:table-cell>
          <table:table-cell office:value-type="float" office:value="180600" calcext:value-type="float">
            <text:p>180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3641872" calcext:value-type="float">
            <text:p>3641872</text:p>
          </table:table-cell>
          <table:table-cell office:value-type="float" office:value="211400" calcext:value-type="float">
            <text:p>211400</text:p>
          </table:table-cell>
          <table:table-cell office:value-type="float" office:value="2947720" calcext:value-type="float">
            <text:p>2947720</text:p>
          </table:table-cell>
          <table:table-cell office:value-type="float" office:value="181200" calcext:value-type="float">
            <text:p>181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3483652" calcext:value-type="float">
            <text:p>3483652</text:p>
          </table:table-cell>
          <table:table-cell office:value-type="float" office:value="212100" calcext:value-type="float">
            <text:p>212100</text:p>
          </table:table-cell>
          <table:table-cell office:value-type="float" office:value="3017398" calcext:value-type="float">
            <text:p>3017398</text:p>
          </table:table-cell>
          <table:table-cell office:value-type="float" office:value="181800" calcext:value-type="float">
            <text:p>181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3467195" calcext:value-type="float">
            <text:p>3467195</text:p>
          </table:table-cell>
          <table:table-cell office:value-type="float" office:value="212800" calcext:value-type="float">
            <text:p>212800</text:p>
          </table:table-cell>
          <table:table-cell office:value-type="float" office:value="2941401" calcext:value-type="float">
            <text:p>2941401</text:p>
          </table:table-cell>
          <table:table-cell office:value-type="float" office:value="182400" calcext:value-type="float">
            <text:p>182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3520127" calcext:value-type="float">
            <text:p>3520127</text:p>
          </table:table-cell>
          <table:table-cell office:value-type="float" office:value="213500" calcext:value-type="float">
            <text:p>213500</text:p>
          </table:table-cell>
          <table:table-cell office:value-type="float" office:value="3008673" calcext:value-type="float">
            <text:p>3008673</text:p>
          </table:table-cell>
          <table:table-cell office:value-type="float" office:value="183000" calcext:value-type="float">
            <text:p>183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3457988" calcext:value-type="float">
            <text:p>3457988</text:p>
          </table:table-cell>
          <table:table-cell office:value-type="float" office:value="214200" calcext:value-type="float">
            <text:p>214200</text:p>
          </table:table-cell>
          <table:table-cell office:value-type="float" office:value="3021120" calcext:value-type="float">
            <text:p>3021120</text:p>
          </table:table-cell>
          <table:table-cell office:value-type="float" office:value="183600" calcext:value-type="float">
            <text:p>183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3608797" calcext:value-type="float">
            <text:p>3608797</text:p>
          </table:table-cell>
          <table:table-cell office:value-type="float" office:value="214900" calcext:value-type="float">
            <text:p>214900</text:p>
          </table:table-cell>
          <table:table-cell office:value-type="float" office:value="2933766" calcext:value-type="float">
            <text:p>2933766</text:p>
          </table:table-cell>
          <table:table-cell office:value-type="float" office:value="184200" calcext:value-type="float">
            <text:p>184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float" office:value="3528179" calcext:value-type="float">
            <text:p>3528179</text:p>
          </table:table-cell>
          <table:table-cell office:value-type="float" office:value="215600" calcext:value-type="float">
            <text:p>215600</text:p>
          </table:table-cell>
          <table:table-cell office:value-type="float" office:value="3030198" calcext:value-type="float">
            <text:p>3030198</text:p>
          </table:table-cell>
          <table:table-cell office:value-type="float" office:value="184800" calcext:value-type="float">
            <text:p>184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float" office:value="3607867" calcext:value-type="float">
            <text:p>3607867</text:p>
          </table:table-cell>
          <table:table-cell office:value-type="float" office:value="216300" calcext:value-type="float">
            <text:p>216300</text:p>
          </table:table-cell>
          <table:table-cell office:value-type="float" office:value="2963440" calcext:value-type="float">
            <text:p>2963440</text:p>
          </table:table-cell>
          <table:table-cell office:value-type="float" office:value="185400" calcext:value-type="float">
            <text:p>185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3674080" calcext:value-type="float">
            <text:p>3674080</text:p>
          </table:table-cell>
          <table:table-cell office:value-type="float" office:value="217000" calcext:value-type="float">
            <text:p>217000</text:p>
          </table:table-cell>
          <table:table-cell office:value-type="float" office:value="3036005" calcext:value-type="float">
            <text:p>3036005</text:p>
          </table:table-cell>
          <table:table-cell office:value-type="float" office:value="186000" calcext:value-type="float">
            <text:p>186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float" office:value="3495361" calcext:value-type="float">
            <text:p>3495361</text:p>
          </table:table-cell>
          <table:table-cell office:value-type="float" office:value="217700" calcext:value-type="float">
            <text:p>217700</text:p>
          </table:table-cell>
          <table:table-cell office:value-type="float" office:value="3208468" calcext:value-type="float">
            <text:p>3208468</text:p>
          </table:table-cell>
          <table:table-cell office:value-type="float" office:value="186600" calcext:value-type="float">
            <text:p>186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3784885" calcext:value-type="float">
            <text:p>3784885</text:p>
          </table:table-cell>
          <table:table-cell office:value-type="float" office:value="218400" calcext:value-type="float">
            <text:p>218400</text:p>
          </table:table-cell>
          <table:table-cell office:value-type="float" office:value="3014287" calcext:value-type="float">
            <text:p>3014287</text:p>
          </table:table-cell>
          <table:table-cell office:value-type="float" office:value="187200" calcext:value-type="float">
            <text:p>187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3710972" calcext:value-type="float">
            <text:p>3710972</text:p>
          </table:table-cell>
          <table:table-cell office:value-type="float" office:value="219100" calcext:value-type="float">
            <text:p>219100</text:p>
          </table:table-cell>
          <table:table-cell office:value-type="float" office:value="3110848" calcext:value-type="float">
            <text:p>3110848</text:p>
          </table:table-cell>
          <table:table-cell office:value-type="float" office:value="187800" calcext:value-type="float">
            <text:p>187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3514802" calcext:value-type="float">
            <text:p>3514802</text:p>
          </table:table-cell>
          <table:table-cell office:value-type="float" office:value="219800" calcext:value-type="float">
            <text:p>219800</text:p>
          </table:table-cell>
          <table:table-cell office:value-type="float" office:value="3148061" calcext:value-type="float">
            <text:p>3148061</text:p>
          </table:table-cell>
          <table:table-cell office:value-type="float" office:value="188400" calcext:value-type="float">
            <text:p>188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3502611" calcext:value-type="float">
            <text:p>3502611</text:p>
          </table:table-cell>
          <table:table-cell office:value-type="float" office:value="220500" calcext:value-type="float">
            <text:p>220500</text:p>
          </table:table-cell>
          <table:table-cell office:value-type="float" office:value="3066994" calcext:value-type="float">
            <text:p>3066994</text:p>
          </table:table-cell>
          <table:table-cell office:value-type="float" office:value="189000" calcext:value-type="float">
            <text:p>189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3665098" calcext:value-type="float">
            <text:p>3665098</text:p>
          </table:table-cell>
          <table:table-cell office:value-type="float" office:value="221200" calcext:value-type="float">
            <text:p>221200</text:p>
          </table:table-cell>
          <table:table-cell office:value-type="float" office:value="3370794" calcext:value-type="float">
            <text:p>3370794</text:p>
          </table:table-cell>
          <table:table-cell office:value-type="float" office:value="189600" calcext:value-type="float">
            <text:p>189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700" calcext:value-type="float">
            <text:p>31700</text:p>
          </table:table-cell>
          <table:table-cell office:value-type="float" office:value="3879426" calcext:value-type="float">
            <text:p>3879426</text:p>
          </table:table-cell>
          <table:table-cell office:value-type="float" office:value="221900" calcext:value-type="float">
            <text:p>221900</text:p>
          </table:table-cell>
          <table:table-cell office:value-type="float" office:value="3110142" calcext:value-type="float">
            <text:p>3110142</text:p>
          </table:table-cell>
          <table:table-cell office:value-type="float" office:value="190200" calcext:value-type="float">
            <text:p>190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3597825" calcext:value-type="float">
            <text:p>3597825</text:p>
          </table:table-cell>
          <table:table-cell office:value-type="float" office:value="222600" calcext:value-type="float">
            <text:p>222600</text:p>
          </table:table-cell>
          <table:table-cell office:value-type="float" office:value="3087494" calcext:value-type="float">
            <text:p>3087494</text:p>
          </table:table-cell>
          <table:table-cell office:value-type="float" office:value="190800" calcext:value-type="float">
            <text:p>190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3773721" calcext:value-type="float">
            <text:p>3773721</text:p>
          </table:table-cell>
          <table:table-cell office:value-type="float" office:value="223300" calcext:value-type="float">
            <text:p>223300</text:p>
          </table:table-cell>
          <table:table-cell office:value-type="float" office:value="3039855" calcext:value-type="float">
            <text:p>3039855</text:p>
          </table:table-cell>
          <table:table-cell office:value-type="float" office:value="191400" calcext:value-type="float">
            <text:p>191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606166" calcext:value-type="float">
            <text:p>3606166</text:p>
          </table:table-cell>
          <table:table-cell office:value-type="float" office:value="224000" calcext:value-type="float">
            <text:p>224000</text:p>
          </table:table-cell>
          <table:table-cell office:value-type="float" office:value="3078864" calcext:value-type="float">
            <text:p>3078864</text:p>
          </table:table-cell>
          <table:table-cell office:value-type="float" office:value="192000" calcext:value-type="float">
            <text:p>192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3775678" calcext:value-type="float">
            <text:p>3775678</text:p>
          </table:table-cell>
          <table:table-cell office:value-type="float" office:value="224700" calcext:value-type="float">
            <text:p>224700</text:p>
          </table:table-cell>
          <table:table-cell office:value-type="float" office:value="3163524" calcext:value-type="float">
            <text:p>3163524</text:p>
          </table:table-cell>
          <table:table-cell office:value-type="float" office:value="192600" calcext:value-type="float">
            <text:p>192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float" office:value="3697467" calcext:value-type="float">
            <text:p>3697467</text:p>
          </table:table-cell>
          <table:table-cell office:value-type="float" office:value="225400" calcext:value-type="float">
            <text:p>225400</text:p>
          </table:table-cell>
          <table:table-cell office:value-type="float" office:value="3206383" calcext:value-type="float">
            <text:p>3206383</text:p>
          </table:table-cell>
          <table:table-cell office:value-type="float" office:value="193200" calcext:value-type="float">
            <text:p>193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3710908" calcext:value-type="float">
            <text:p>3710908</text:p>
          </table:table-cell>
          <table:table-cell office:value-type="float" office:value="226100" calcext:value-type="float">
            <text:p>226100</text:p>
          </table:table-cell>
          <table:table-cell office:value-type="float" office:value="3264448" calcext:value-type="float">
            <text:p>3264448</text:p>
          </table:table-cell>
          <table:table-cell office:value-type="float" office:value="193800" calcext:value-type="float">
            <text:p>193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662692" calcext:value-type="float">
            <text:p>3662692</text:p>
          </table:table-cell>
          <table:table-cell office:value-type="float" office:value="226800" calcext:value-type="float">
            <text:p>226800</text:p>
          </table:table-cell>
          <table:table-cell office:value-type="float" office:value="3289342" calcext:value-type="float">
            <text:p>3289342</text:p>
          </table:table-cell>
          <table:table-cell office:value-type="float" office:value="194400" calcext:value-type="float">
            <text:p>194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3728456" calcext:value-type="float">
            <text:p>3728456</text:p>
          </table:table-cell>
          <table:table-cell office:value-type="float" office:value="227500" calcext:value-type="float">
            <text:p>227500</text:p>
          </table:table-cell>
          <table:table-cell office:value-type="float" office:value="3111426" calcext:value-type="float">
            <text:p>3111426</text:p>
          </table:table-cell>
          <table:table-cell office:value-type="float" office:value="195000" calcext:value-type="float">
            <text:p>195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3801439" calcext:value-type="float">
            <text:p>3801439</text:p>
          </table:table-cell>
          <table:table-cell office:value-type="float" office:value="228200" calcext:value-type="float">
            <text:p>228200</text:p>
          </table:table-cell>
          <table:table-cell office:value-type="float" office:value="3166668" calcext:value-type="float">
            <text:p>3166668</text:p>
          </table:table-cell>
          <table:table-cell office:value-type="float" office:value="195600" calcext:value-type="float">
            <text:p>195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float" office:value="3810517" calcext:value-type="float">
            <text:p>3810517</text:p>
          </table:table-cell>
          <table:table-cell office:value-type="float" office:value="228900" calcext:value-type="float">
            <text:p>228900</text:p>
          </table:table-cell>
          <table:table-cell office:value-type="float" office:value="3290369" calcext:value-type="float">
            <text:p>3290369</text:p>
          </table:table-cell>
          <table:table-cell office:value-type="float" office:value="196200" calcext:value-type="float">
            <text:p>196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3739588" calcext:value-type="float">
            <text:p>3739588</text:p>
          </table:table-cell>
          <table:table-cell office:value-type="float" office:value="229600" calcext:value-type="float">
            <text:p>229600</text:p>
          </table:table-cell>
          <table:table-cell office:value-type="float" office:value="3139560" calcext:value-type="float">
            <text:p>3139560</text:p>
          </table:table-cell>
          <table:table-cell office:value-type="float" office:value="196800" calcext:value-type="float">
            <text:p>196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3781292" calcext:value-type="float">
            <text:p>3781292</text:p>
          </table:table-cell>
          <table:table-cell office:value-type="float" office:value="230300" calcext:value-type="float">
            <text:p>230300</text:p>
          </table:table-cell>
          <table:table-cell office:value-type="float" office:value="3227043" calcext:value-type="float">
            <text:p>3227043</text:p>
          </table:table-cell>
          <table:table-cell office:value-type="float" office:value="197400" calcext:value-type="float">
            <text:p>197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3720500" calcext:value-type="float">
            <text:p>3720500</text:p>
          </table:table-cell>
          <table:table-cell office:value-type="float" office:value="231000" calcext:value-type="float">
            <text:p>231000</text:p>
          </table:table-cell>
          <table:table-cell office:value-type="float" office:value="3329795" calcext:value-type="float">
            <text:p>3329795</text:p>
          </table:table-cell>
          <table:table-cell office:value-type="float" office:value="198000" calcext:value-type="float">
            <text:p>198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4274910" calcext:value-type="float">
            <text:p>4274910</text:p>
          </table:table-cell>
          <table:table-cell office:value-type="float" office:value="231700" calcext:value-type="float">
            <text:p>231700</text:p>
          </table:table-cell>
          <table:table-cell office:value-type="float" office:value="3232143" calcext:value-type="float">
            <text:p>3232143</text:p>
          </table:table-cell>
          <table:table-cell office:value-type="float" office:value="198600" calcext:value-type="float">
            <text:p>198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3754313" calcext:value-type="float">
            <text:p>3754313</text:p>
          </table:table-cell>
          <table:table-cell office:value-type="float" office:value="232400" calcext:value-type="float">
            <text:p>232400</text:p>
          </table:table-cell>
          <table:table-cell office:value-type="float" office:value="3283376" calcext:value-type="float">
            <text:p>3283376</text:p>
          </table:table-cell>
          <table:table-cell office:value-type="float" office:value="199200" calcext:value-type="float">
            <text:p>199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3858926" calcext:value-type="float">
            <text:p>3858926</text:p>
          </table:table-cell>
          <table:table-cell office:value-type="float" office:value="233100" calcext:value-type="float">
            <text:p>233100</text:p>
          </table:table-cell>
          <table:table-cell office:value-type="float" office:value="3305832" calcext:value-type="float">
            <text:p>3305832</text:p>
          </table:table-cell>
          <table:table-cell office:value-type="float" office:value="199800" calcext:value-type="float">
            <text:p>199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3873330" calcext:value-type="float">
            <text:p>3873330</text:p>
          </table:table-cell>
          <table:table-cell office:value-type="float" office:value="233800" calcext:value-type="float">
            <text:p>233800</text:p>
          </table:table-cell>
          <table:table-cell office:value-type="float" office:value="3274072" calcext:value-type="float">
            <text:p>3274072</text:p>
          </table:table-cell>
          <table:table-cell office:value-type="float" office:value="200400" calcext:value-type="float">
            <text:p>200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4020450" calcext:value-type="float">
            <text:p>4020450</text:p>
          </table:table-cell>
          <table:table-cell office:value-type="float" office:value="234500" calcext:value-type="float">
            <text:p>234500</text:p>
          </table:table-cell>
          <table:table-cell office:value-type="float" office:value="3580951" calcext:value-type="float">
            <text:p>3580951</text:p>
          </table:table-cell>
          <table:table-cell office:value-type="float" office:value="201000" calcext:value-type="float">
            <text:p>201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3907688" calcext:value-type="float">
            <text:p>3907688</text:p>
          </table:table-cell>
          <table:table-cell office:value-type="float" office:value="235200" calcext:value-type="float">
            <text:p>235200</text:p>
          </table:table-cell>
          <table:table-cell office:value-type="float" office:value="3545214" calcext:value-type="float">
            <text:p>3545214</text:p>
          </table:table-cell>
          <table:table-cell office:value-type="float" office:value="201600" calcext:value-type="float">
            <text:p>201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700" calcext:value-type="float">
            <text:p>33700</text:p>
          </table:table-cell>
          <table:table-cell office:value-type="float" office:value="4034629" calcext:value-type="float">
            <text:p>4034629</text:p>
          </table:table-cell>
          <table:table-cell office:value-type="float" office:value="235900" calcext:value-type="float">
            <text:p>235900</text:p>
          </table:table-cell>
          <table:table-cell office:value-type="float" office:value="3338585" calcext:value-type="float">
            <text:p>3338585</text:p>
          </table:table-cell>
          <table:table-cell office:value-type="float" office:value="202200" calcext:value-type="float">
            <text:p>202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3852639" calcext:value-type="float">
            <text:p>3852639</text:p>
          </table:table-cell>
          <table:table-cell office:value-type="float" office:value="236600" calcext:value-type="float">
            <text:p>236600</text:p>
          </table:table-cell>
          <table:table-cell office:value-type="float" office:value="3365276" calcext:value-type="float">
            <text:p>3365276</text:p>
          </table:table-cell>
          <table:table-cell office:value-type="float" office:value="202800" calcext:value-type="float">
            <text:p>202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3867909" calcext:value-type="float">
            <text:p>3867909</text:p>
          </table:table-cell>
          <table:table-cell office:value-type="float" office:value="237300" calcext:value-type="float">
            <text:p>237300</text:p>
          </table:table-cell>
          <table:table-cell office:value-type="float" office:value="3373296" calcext:value-type="float">
            <text:p>3373296</text:p>
          </table:table-cell>
          <table:table-cell office:value-type="float" office:value="203400" calcext:value-type="float">
            <text:p>203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4175269" calcext:value-type="float">
            <text:p>4175269</text:p>
          </table:table-cell>
          <table:table-cell office:value-type="float" office:value="238000" calcext:value-type="float">
            <text:p>238000</text:p>
          </table:table-cell>
          <table:table-cell office:value-type="float" office:value="3680464" calcext:value-type="float">
            <text:p>3680464</text:p>
          </table:table-cell>
          <table:table-cell office:value-type="float" office:value="204000" calcext:value-type="float">
            <text:p>204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float" office:value="4044029" calcext:value-type="float">
            <text:p>4044029</text:p>
          </table:table-cell>
          <table:table-cell office:value-type="float" office:value="238700" calcext:value-type="float">
            <text:p>238700</text:p>
          </table:table-cell>
          <table:table-cell office:value-type="float" office:value="3638953" calcext:value-type="float">
            <text:p>3638953</text:p>
          </table:table-cell>
          <table:table-cell office:value-type="float" office:value="204600" calcext:value-type="float">
            <text:p>204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float" office:value="3959562" calcext:value-type="float">
            <text:p>3959562</text:p>
          </table:table-cell>
          <table:table-cell office:value-type="float" office:value="239400" calcext:value-type="float">
            <text:p>239400</text:p>
          </table:table-cell>
          <table:table-cell office:value-type="float" office:value="3416572" calcext:value-type="float">
            <text:p>3416572</text:p>
          </table:table-cell>
          <table:table-cell office:value-type="float" office:value="205200" calcext:value-type="float">
            <text:p>205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300" calcext:value-type="float">
            <text:p>34300</text:p>
          </table:table-cell>
          <table:table-cell office:value-type="float" office:value="4105783" calcext:value-type="float">
            <text:p>4105783</text:p>
          </table:table-cell>
          <table:table-cell office:value-type="float" office:value="240100" calcext:value-type="float">
            <text:p>240100</text:p>
          </table:table-cell>
          <table:table-cell office:value-type="float" office:value="3376985" calcext:value-type="float">
            <text:p>3376985</text:p>
          </table:table-cell>
          <table:table-cell office:value-type="float" office:value="205800" calcext:value-type="float">
            <text:p>205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400" calcext:value-type="float">
            <text:p>34400</text:p>
          </table:table-cell>
          <table:table-cell office:value-type="float" office:value="4068891" calcext:value-type="float">
            <text:p>4068891</text:p>
          </table:table-cell>
          <table:table-cell office:value-type="float" office:value="240800" calcext:value-type="float">
            <text:p>240800</text:p>
          </table:table-cell>
          <table:table-cell office:value-type="float" office:value="3775004" calcext:value-type="float">
            <text:p>3775004</text:p>
          </table:table-cell>
          <table:table-cell office:value-type="float" office:value="206400" calcext:value-type="float">
            <text:p>206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4073607" calcext:value-type="float">
            <text:p>4073607</text:p>
          </table:table-cell>
          <table:table-cell office:value-type="float" office:value="241500" calcext:value-type="float">
            <text:p>241500</text:p>
          </table:table-cell>
          <table:table-cell office:value-type="float" office:value="3609182" calcext:value-type="float">
            <text:p>3609182</text:p>
          </table:table-cell>
          <table:table-cell office:value-type="float" office:value="207000" calcext:value-type="float">
            <text:p>207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4076462" calcext:value-type="float">
            <text:p>4076462</text:p>
          </table:table-cell>
          <table:table-cell office:value-type="float" office:value="242200" calcext:value-type="float">
            <text:p>242200</text:p>
          </table:table-cell>
          <table:table-cell office:value-type="float" office:value="3594329" calcext:value-type="float">
            <text:p>3594329</text:p>
          </table:table-cell>
          <table:table-cell office:value-type="float" office:value="207600" calcext:value-type="float">
            <text:p>207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700" calcext:value-type="float">
            <text:p>34700</text:p>
          </table:table-cell>
          <table:table-cell office:value-type="float" office:value="3990968" calcext:value-type="float">
            <text:p>3990968</text:p>
          </table:table-cell>
          <table:table-cell office:value-type="float" office:value="242900" calcext:value-type="float">
            <text:p>242900</text:p>
          </table:table-cell>
          <table:table-cell office:value-type="float" office:value="3409066" calcext:value-type="float">
            <text:p>3409066</text:p>
          </table:table-cell>
          <table:table-cell office:value-type="float" office:value="208200" calcext:value-type="float">
            <text:p>208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float" office:value="4126315" calcext:value-type="float">
            <text:p>4126315</text:p>
          </table:table-cell>
          <table:table-cell office:value-type="float" office:value="243600" calcext:value-type="float">
            <text:p>243600</text:p>
          </table:table-cell>
          <table:table-cell office:value-type="float" office:value="3416829" calcext:value-type="float">
            <text:p>3416829</text:p>
          </table:table-cell>
          <table:table-cell office:value-type="float" office:value="208800" calcext:value-type="float">
            <text:p>208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900" calcext:value-type="float">
            <text:p>34900</text:p>
          </table:table-cell>
          <table:table-cell office:value-type="float" office:value="4273659" calcext:value-type="float">
            <text:p>4273659</text:p>
          </table:table-cell>
          <table:table-cell office:value-type="float" office:value="244300" calcext:value-type="float">
            <text:p>244300</text:p>
          </table:table-cell>
          <table:table-cell office:value-type="float" office:value="3762333" calcext:value-type="float">
            <text:p>3762333</text:p>
          </table:table-cell>
          <table:table-cell office:value-type="float" office:value="209400" calcext:value-type="float">
            <text:p>209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184284" calcext:value-type="float">
            <text:p>4184284</text:p>
          </table:table-cell>
          <table:table-cell office:value-type="float" office:value="245000" calcext:value-type="float">
            <text:p>245000</text:p>
          </table:table-cell>
          <table:table-cell office:value-type="float" office:value="3754537" calcext:value-type="float">
            <text:p>3754537</text:p>
          </table:table-cell>
          <table:table-cell office:value-type="float" office:value="210000" calcext:value-type="float">
            <text:p>210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4165485" calcext:value-type="float">
            <text:p>4165485</text:p>
          </table:table-cell>
          <table:table-cell office:value-type="float" office:value="245700" calcext:value-type="float">
            <text:p>245700</text:p>
          </table:table-cell>
          <table:table-cell office:value-type="float" office:value="3475375" calcext:value-type="float">
            <text:p>3475375</text:p>
          </table:table-cell>
          <table:table-cell office:value-type="float" office:value="210600" calcext:value-type="float">
            <text:p>210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float" office:value="4225314" calcext:value-type="float">
            <text:p>4225314</text:p>
          </table:table-cell>
          <table:table-cell office:value-type="float" office:value="246400" calcext:value-type="float">
            <text:p>246400</text:p>
          </table:table-cell>
          <table:table-cell office:value-type="float" office:value="3548165" calcext:value-type="float">
            <text:p>3548165</text:p>
          </table:table-cell>
          <table:table-cell office:value-type="float" office:value="211200" calcext:value-type="float">
            <text:p>211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300" calcext:value-type="float">
            <text:p>35300</text:p>
          </table:table-cell>
          <table:table-cell office:value-type="float" office:value="4097635" calcext:value-type="float">
            <text:p>4097635</text:p>
          </table:table-cell>
          <table:table-cell office:value-type="float" office:value="247100" calcext:value-type="float">
            <text:p>247100</text:p>
          </table:table-cell>
          <table:table-cell office:value-type="float" office:value="3528789" calcext:value-type="float">
            <text:p>3528789</text:p>
          </table:table-cell>
          <table:table-cell office:value-type="float" office:value="211800" calcext:value-type="float">
            <text:p>211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4002261" calcext:value-type="float">
            <text:p>4002261</text:p>
          </table:table-cell>
          <table:table-cell office:value-type="float" office:value="247800" calcext:value-type="float">
            <text:p>247800</text:p>
          </table:table-cell>
          <table:table-cell office:value-type="float" office:value="3668434" calcext:value-type="float">
            <text:p>3668434</text:p>
          </table:table-cell>
          <table:table-cell office:value-type="float" office:value="212400" calcext:value-type="float">
            <text:p>212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4067544" calcext:value-type="float">
            <text:p>4067544</text:p>
          </table:table-cell>
          <table:table-cell office:value-type="float" office:value="248500" calcext:value-type="float">
            <text:p>248500</text:p>
          </table:table-cell>
          <table:table-cell office:value-type="float" office:value="3535558" calcext:value-type="float">
            <text:p>3535558</text:p>
          </table:table-cell>
          <table:table-cell office:value-type="float" office:value="213000" calcext:value-type="float">
            <text:p>213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4022888" calcext:value-type="float">
            <text:p>4022888</text:p>
          </table:table-cell>
          <table:table-cell office:value-type="float" office:value="249200" calcext:value-type="float">
            <text:p>249200</text:p>
          </table:table-cell>
          <table:table-cell office:value-type="float" office:value="3396041" calcext:value-type="float">
            <text:p>3396041</text:p>
          </table:table-cell>
          <table:table-cell office:value-type="float" office:value="213600" calcext:value-type="float">
            <text:p>213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float" office:value="4418565" calcext:value-type="float">
            <text:p>4418565</text:p>
          </table:table-cell>
          <table:table-cell office:value-type="float" office:value="249900" calcext:value-type="float">
            <text:p>249900</text:p>
          </table:table-cell>
          <table:table-cell office:value-type="float" office:value="3694291" calcext:value-type="float">
            <text:p>3694291</text:p>
          </table:table-cell>
          <table:table-cell office:value-type="float" office:value="214200" calcext:value-type="float">
            <text:p>214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800" calcext:value-type="float">
            <text:p>35800</text:p>
          </table:table-cell>
          <table:table-cell office:value-type="float" office:value="4100747" calcext:value-type="float">
            <text:p>4100747</text:p>
          </table:table-cell>
          <table:table-cell office:value-type="float" office:value="250600" calcext:value-type="float">
            <text:p>250600</text:p>
          </table:table-cell>
          <table:table-cell office:value-type="float" office:value="3522982" calcext:value-type="float">
            <text:p>3522982</text:p>
          </table:table-cell>
          <table:table-cell office:value-type="float" office:value="214800" calcext:value-type="float">
            <text:p>214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float" office:value="4166800" calcext:value-type="float">
            <text:p>4166800</text:p>
          </table:table-cell>
          <table:table-cell office:value-type="float" office:value="251300" calcext:value-type="float">
            <text:p>251300</text:p>
          </table:table-cell>
          <table:table-cell office:value-type="float" office:value="3666638" calcext:value-type="float">
            <text:p>3666638</text:p>
          </table:table-cell>
          <table:table-cell office:value-type="float" office:value="215400" calcext:value-type="float">
            <text:p>215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268847" calcext:value-type="float">
            <text:p>4268847</text:p>
          </table:table-cell>
          <table:table-cell office:value-type="float" office:value="252000" calcext:value-type="float">
            <text:p>252000</text:p>
          </table:table-cell>
          <table:table-cell office:value-type="float" office:value="3657334" calcext:value-type="float">
            <text:p>3657334</text:p>
          </table:table-cell>
          <table:table-cell office:value-type="float" office:value="216000" calcext:value-type="float">
            <text:p>216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100" calcext:value-type="float">
            <text:p>36100</text:p>
          </table:table-cell>
          <table:table-cell office:value-type="float" office:value="4180113" calcext:value-type="float">
            <text:p>4180113</text:p>
          </table:table-cell>
          <table:table-cell office:value-type="float" office:value="252700" calcext:value-type="float">
            <text:p>252700</text:p>
          </table:table-cell>
          <table:table-cell office:value-type="float" office:value="3985868" calcext:value-type="float">
            <text:p>3985868</text:p>
          </table:table-cell>
          <table:table-cell office:value-type="float" office:value="216600" calcext:value-type="float">
            <text:p>216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200" calcext:value-type="float">
            <text:p>36200</text:p>
          </table:table-cell>
          <table:table-cell office:value-type="float" office:value="4274268" calcext:value-type="float">
            <text:p>4274268</text:p>
          </table:table-cell>
          <table:table-cell office:value-type="float" office:value="253400" calcext:value-type="float">
            <text:p>253400</text:p>
          </table:table-cell>
          <table:table-cell office:value-type="float" office:value="3627275" calcext:value-type="float">
            <text:p>3627275</text:p>
          </table:table-cell>
          <table:table-cell office:value-type="float" office:value="217200" calcext:value-type="float">
            <text:p>217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300" calcext:value-type="float">
            <text:p>36300</text:p>
          </table:table-cell>
          <table:table-cell office:value-type="float" office:value="4205777" calcext:value-type="float">
            <text:p>4205777</text:p>
          </table:table-cell>
          <table:table-cell office:value-type="float" office:value="254100" calcext:value-type="float">
            <text:p>254100</text:p>
          </table:table-cell>
          <table:table-cell office:value-type="float" office:value="3513294" calcext:value-type="float">
            <text:p>3513294</text:p>
          </table:table-cell>
          <table:table-cell office:value-type="float" office:value="217800" calcext:value-type="float">
            <text:p>217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4283315" calcext:value-type="float">
            <text:p>4283315</text:p>
          </table:table-cell>
          <table:table-cell office:value-type="float" office:value="254800" calcext:value-type="float">
            <text:p>254800</text:p>
          </table:table-cell>
          <table:table-cell office:value-type="float" office:value="3681106" calcext:value-type="float">
            <text:p>3681106</text:p>
          </table:table-cell>
          <table:table-cell office:value-type="float" office:value="218400" calcext:value-type="float">
            <text:p>218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4401466" calcext:value-type="float">
            <text:p>4401466</text:p>
          </table:table-cell>
          <table:table-cell office:value-type="float" office:value="255500" calcext:value-type="float">
            <text:p>255500</text:p>
          </table:table-cell>
          <table:table-cell office:value-type="float" office:value="3656885" calcext:value-type="float">
            <text:p>3656885</text:p>
          </table:table-cell>
          <table:table-cell office:value-type="float" office:value="219000" calcext:value-type="float">
            <text:p>219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4263265" calcext:value-type="float">
            <text:p>4263265</text:p>
          </table:table-cell>
          <table:table-cell office:value-type="float" office:value="256200" calcext:value-type="float">
            <text:p>256200</text:p>
          </table:table-cell>
          <table:table-cell office:value-type="float" office:value="3625318" calcext:value-type="float">
            <text:p>3625318</text:p>
          </table:table-cell>
          <table:table-cell office:value-type="float" office:value="219600" calcext:value-type="float">
            <text:p>219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700" calcext:value-type="float">
            <text:p>36700</text:p>
          </table:table-cell>
          <table:table-cell office:value-type="float" office:value="4423409" calcext:value-type="float">
            <text:p>4423409</text:p>
          </table:table-cell>
          <table:table-cell office:value-type="float" office:value="256900" calcext:value-type="float">
            <text:p>256900</text:p>
          </table:table-cell>
          <table:table-cell office:value-type="float" office:value="3776993" calcext:value-type="float">
            <text:p>3776993</text:p>
          </table:table-cell>
          <table:table-cell office:value-type="float" office:value="220200" calcext:value-type="float">
            <text:p>220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800" calcext:value-type="float">
            <text:p>36800</text:p>
          </table:table-cell>
          <table:table-cell office:value-type="float" office:value="4341605" calcext:value-type="float">
            <text:p>4341605</text:p>
          </table:table-cell>
          <table:table-cell office:value-type="float" office:value="257600" calcext:value-type="float">
            <text:p>257600</text:p>
          </table:table-cell>
          <table:table-cell office:value-type="float" office:value="4309493" calcext:value-type="float">
            <text:p>4309493</text:p>
          </table:table-cell>
          <table:table-cell office:value-type="float" office:value="220800" calcext:value-type="float">
            <text:p>220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900" calcext:value-type="float">
            <text:p>36900</text:p>
          </table:table-cell>
          <table:table-cell office:value-type="float" office:value="4844205" calcext:value-type="float">
            <text:p>4844205</text:p>
          </table:table-cell>
          <table:table-cell office:value-type="float" office:value="258300" calcext:value-type="float">
            <text:p>258300</text:p>
          </table:table-cell>
          <table:table-cell office:value-type="float" office:value="5272380" calcext:value-type="float">
            <text:p>5272380</text:p>
          </table:table-cell>
          <table:table-cell office:value-type="float" office:value="221400" calcext:value-type="float">
            <text:p>221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6592929" calcext:value-type="float">
            <text:p>6592929</text:p>
          </table:table-cell>
          <table:table-cell office:value-type="float" office:value="259000" calcext:value-type="float">
            <text:p>259000</text:p>
          </table:table-cell>
          <table:table-cell office:value-type="float" office:value="4773789" calcext:value-type="float">
            <text:p>4773789</text:p>
          </table:table-cell>
          <table:table-cell office:value-type="float" office:value="222000" calcext:value-type="float">
            <text:p>222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100" calcext:value-type="float">
            <text:p>37100</text:p>
          </table:table-cell>
          <table:table-cell office:value-type="float" office:value="12527027" calcext:value-type="float">
            <text:p>12527027</text:p>
          </table:table-cell>
          <table:table-cell office:value-type="float" office:value="259700" calcext:value-type="float">
            <text:p>259700</text:p>
          </table:table-cell>
          <table:table-cell office:value-type="float" office:value="4815044" calcext:value-type="float">
            <text:p>4815044</text:p>
          </table:table-cell>
          <table:table-cell office:value-type="float" office:value="222600" calcext:value-type="float">
            <text:p>222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200" calcext:value-type="float">
            <text:p>37200</text:p>
          </table:table-cell>
          <table:table-cell office:value-type="float" office:value="5966435" calcext:value-type="float">
            <text:p>5966435</text:p>
          </table:table-cell>
          <table:table-cell office:value-type="float" office:value="260400" calcext:value-type="float">
            <text:p>260400</text:p>
          </table:table-cell>
          <table:table-cell office:value-type="float" office:value="4620189" calcext:value-type="float">
            <text:p>4620189</text:p>
          </table:table-cell>
          <table:table-cell office:value-type="float" office:value="223200" calcext:value-type="float">
            <text:p>223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300" calcext:value-type="float">
            <text:p>37300</text:p>
          </table:table-cell>
          <table:table-cell office:value-type="float" office:value="4950198" calcext:value-type="float">
            <text:p>4950198</text:p>
          </table:table-cell>
          <table:table-cell office:value-type="float" office:value="261100" calcext:value-type="float">
            <text:p>261100</text:p>
          </table:table-cell>
          <table:table-cell office:value-type="float" office:value="3999470" calcext:value-type="float">
            <text:p>3999470</text:p>
          </table:table-cell>
          <table:table-cell office:value-type="float" office:value="223800" calcext:value-type="float">
            <text:p>223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400" calcext:value-type="float">
            <text:p>37400</text:p>
          </table:table-cell>
          <table:table-cell office:value-type="float" office:value="4484875" calcext:value-type="float">
            <text:p>4484875</text:p>
          </table:table-cell>
          <table:table-cell office:value-type="float" office:value="261800" calcext:value-type="float">
            <text:p>261800</text:p>
          </table:table-cell>
          <table:table-cell office:value-type="float" office:value="3798102" calcext:value-type="float">
            <text:p>3798102</text:p>
          </table:table-cell>
          <table:table-cell office:value-type="float" office:value="224400" calcext:value-type="float">
            <text:p>224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4827876" calcext:value-type="float">
            <text:p>4827876</text:p>
          </table:table-cell>
          <table:table-cell office:value-type="float" office:value="262500" calcext:value-type="float">
            <text:p>262500</text:p>
          </table:table-cell>
          <table:table-cell office:value-type="float" office:value="3784693" calcext:value-type="float">
            <text:p>3784693</text:p>
          </table:table-cell>
          <table:table-cell office:value-type="float" office:value="225000" calcext:value-type="float">
            <text:p>225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4345294" calcext:value-type="float">
            <text:p>4345294</text:p>
          </table:table-cell>
          <table:table-cell office:value-type="float" office:value="263200" calcext:value-type="float">
            <text:p>263200</text:p>
          </table:table-cell>
          <table:table-cell office:value-type="float" office:value="3778116" calcext:value-type="float">
            <text:p>3778116</text:p>
          </table:table-cell>
          <table:table-cell office:value-type="float" office:value="225600" calcext:value-type="float">
            <text:p>225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700" calcext:value-type="float">
            <text:p>37700</text:p>
          </table:table-cell>
          <table:table-cell office:value-type="float" office:value="4426971" calcext:value-type="float">
            <text:p>4426971</text:p>
          </table:table-cell>
          <table:table-cell office:value-type="float" office:value="263900" calcext:value-type="float">
            <text:p>263900</text:p>
          </table:table-cell>
          <table:table-cell office:value-type="float" office:value="3732691" calcext:value-type="float">
            <text:p>3732691</text:p>
          </table:table-cell>
          <table:table-cell office:value-type="float" office:value="226200" calcext:value-type="float">
            <text:p>226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800" calcext:value-type="float">
            <text:p>37800</text:p>
          </table:table-cell>
          <table:table-cell office:value-type="float" office:value="4409904" calcext:value-type="float">
            <text:p>4409904</text:p>
          </table:table-cell>
          <table:table-cell office:value-type="float" office:value="264600" calcext:value-type="float">
            <text:p>264600</text:p>
          </table:table-cell>
          <table:table-cell office:value-type="float" office:value="4023145" calcext:value-type="float">
            <text:p>4023145</text:p>
          </table:table-cell>
          <table:table-cell office:value-type="float" office:value="226800" calcext:value-type="float">
            <text:p>226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900" calcext:value-type="float">
            <text:p>37900</text:p>
          </table:table-cell>
          <table:table-cell office:value-type="float" office:value="4626413" calcext:value-type="float">
            <text:p>4626413</text:p>
          </table:table-cell>
          <table:table-cell office:value-type="float" office:value="265300" calcext:value-type="float">
            <text:p>265300</text:p>
          </table:table-cell>
          <table:table-cell office:value-type="float" office:value="4462226" calcext:value-type="float">
            <text:p>4462226</text:p>
          </table:table-cell>
          <table:table-cell office:value-type="float" office:value="227400" calcext:value-type="float">
            <text:p>227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4646335" calcext:value-type="float">
            <text:p>4646335</text:p>
          </table:table-cell>
          <table:table-cell office:value-type="float" office:value="266000" calcext:value-type="float">
            <text:p>266000</text:p>
          </table:table-cell>
          <table:table-cell office:value-type="float" office:value="4064721" calcext:value-type="float">
            <text:p>4064721</text:p>
          </table:table-cell>
          <table:table-cell office:value-type="float" office:value="228000" calcext:value-type="float">
            <text:p>228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100" calcext:value-type="float">
            <text:p>38100</text:p>
          </table:table-cell>
          <table:table-cell office:value-type="float" office:value="4590291" calcext:value-type="float">
            <text:p>4590291</text:p>
          </table:table-cell>
          <table:table-cell office:value-type="float" office:value="266700" calcext:value-type="float">
            <text:p>266700</text:p>
          </table:table-cell>
          <table:table-cell office:value-type="float" office:value="3901465" calcext:value-type="float">
            <text:p>3901465</text:p>
          </table:table-cell>
          <table:table-cell office:value-type="float" office:value="228600" calcext:value-type="float">
            <text:p>228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200" calcext:value-type="float">
            <text:p>38200</text:p>
          </table:table-cell>
          <table:table-cell office:value-type="float" office:value="4482694" calcext:value-type="float">
            <text:p>4482694</text:p>
          </table:table-cell>
          <table:table-cell office:value-type="float" office:value="267400" calcext:value-type="float">
            <text:p>267400</text:p>
          </table:table-cell>
          <table:table-cell office:value-type="float" office:value="3812025" calcext:value-type="float">
            <text:p>3812025</text:p>
          </table:table-cell>
          <table:table-cell office:value-type="float" office:value="229200" calcext:value-type="float">
            <text:p>229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300" calcext:value-type="float">
            <text:p>38300</text:p>
          </table:table-cell>
          <table:table-cell office:value-type="float" office:value="4457318" calcext:value-type="float">
            <text:p>4457318</text:p>
          </table:table-cell>
          <table:table-cell office:value-type="float" office:value="268100" calcext:value-type="float">
            <text:p>268100</text:p>
          </table:table-cell>
          <table:table-cell office:value-type="float" office:value="3907688" calcext:value-type="float">
            <text:p>3907688</text:p>
          </table:table-cell>
          <table:table-cell office:value-type="float" office:value="229800" calcext:value-type="float">
            <text:p>229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4629781" calcext:value-type="float">
            <text:p>4629781</text:p>
          </table:table-cell>
          <table:table-cell office:value-type="float" office:value="268800" calcext:value-type="float">
            <text:p>268800</text:p>
          </table:table-cell>
          <table:table-cell office:value-type="float" office:value="4087754" calcext:value-type="float">
            <text:p>4087754</text:p>
          </table:table-cell>
          <table:table-cell office:value-type="float" office:value="230400" calcext:value-type="float">
            <text:p>230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4545442" calcext:value-type="float">
            <text:p>4545442</text:p>
          </table:table-cell>
          <table:table-cell office:value-type="float" office:value="269500" calcext:value-type="float">
            <text:p>269500</text:p>
          </table:table-cell>
          <table:table-cell office:value-type="float" office:value="4195768" calcext:value-type="float">
            <text:p>4195768</text:p>
          </table:table-cell>
          <table:table-cell office:value-type="float" office:value="231000" calcext:value-type="float">
            <text:p>231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600" calcext:value-type="float">
            <text:p>38600</text:p>
          </table:table-cell>
          <table:table-cell office:value-type="float" office:value="4671935" calcext:value-type="float">
            <text:p>4671935</text:p>
          </table:table-cell>
          <table:table-cell office:value-type="float" office:value="270200" calcext:value-type="float">
            <text:p>270200</text:p>
          </table:table-cell>
          <table:table-cell office:value-type="float" office:value="4128592" calcext:value-type="float">
            <text:p>4128592</text:p>
          </table:table-cell>
          <table:table-cell office:value-type="float" office:value="231600" calcext:value-type="float">
            <text:p>231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700" calcext:value-type="float">
            <text:p>38700</text:p>
          </table:table-cell>
          <table:table-cell office:value-type="float" office:value="4599401" calcext:value-type="float">
            <text:p>4599401</text:p>
          </table:table-cell>
          <table:table-cell office:value-type="float" office:value="270900" calcext:value-type="float">
            <text:p>270900</text:p>
          </table:table-cell>
          <table:table-cell office:value-type="float" office:value="3931459" calcext:value-type="float">
            <text:p>3931459</text:p>
          </table:table-cell>
          <table:table-cell office:value-type="float" office:value="232200" calcext:value-type="float">
            <text:p>232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800" calcext:value-type="float">
            <text:p>38800</text:p>
          </table:table-cell>
          <table:table-cell office:value-type="float" office:value="4938008" calcext:value-type="float">
            <text:p>4938008</text:p>
          </table:table-cell>
          <table:table-cell office:value-type="float" office:value="271600" calcext:value-type="float">
            <text:p>271600</text:p>
          </table:table-cell>
          <table:table-cell office:value-type="float" office:value="4092149" calcext:value-type="float">
            <text:p>4092149</text:p>
          </table:table-cell>
          <table:table-cell office:value-type="float" office:value="232800" calcext:value-type="float">
            <text:p>232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900" calcext:value-type="float">
            <text:p>38900</text:p>
          </table:table-cell>
          <table:table-cell office:value-type="float" office:value="4903233" calcext:value-type="float">
            <text:p>4903233</text:p>
          </table:table-cell>
          <table:table-cell office:value-type="float" office:value="272300" calcext:value-type="float">
            <text:p>272300</text:p>
          </table:table-cell>
          <table:table-cell office:value-type="float" office:value="3820719" calcext:value-type="float">
            <text:p>3820719</text:p>
          </table:table-cell>
          <table:table-cell office:value-type="float" office:value="233400" calcext:value-type="float">
            <text:p>233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4573609" calcext:value-type="float">
            <text:p>4573609</text:p>
          </table:table-cell>
          <table:table-cell office:value-type="float" office:value="273000" calcext:value-type="float">
            <text:p>273000</text:p>
          </table:table-cell>
          <table:table-cell office:value-type="float" office:value="3960107" calcext:value-type="float">
            <text:p>3960107</text:p>
          </table:table-cell>
          <table:table-cell office:value-type="float" office:value="234000" calcext:value-type="float">
            <text:p>234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100" calcext:value-type="float">
            <text:p>39100</text:p>
          </table:table-cell>
          <table:table-cell office:value-type="float" office:value="5368973" calcext:value-type="float">
            <text:p>5368973</text:p>
          </table:table-cell>
          <table:table-cell office:value-type="float" office:value="273700" calcext:value-type="float">
            <text:p>273700</text:p>
          </table:table-cell>
          <table:table-cell office:value-type="float" office:value="3831433" calcext:value-type="float">
            <text:p>3831433</text:p>
          </table:table-cell>
          <table:table-cell office:value-type="float" office:value="234600" calcext:value-type="float">
            <text:p>234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200" calcext:value-type="float">
            <text:p>39200</text:p>
          </table:table-cell>
          <table:table-cell office:value-type="float" office:value="4593851" calcext:value-type="float">
            <text:p>4593851</text:p>
          </table:table-cell>
          <table:table-cell office:value-type="float" office:value="274400" calcext:value-type="float">
            <text:p>274400</text:p>
          </table:table-cell>
          <table:table-cell office:value-type="float" office:value="3934764" calcext:value-type="float">
            <text:p>3934764</text:p>
          </table:table-cell>
          <table:table-cell office:value-type="float" office:value="235200" calcext:value-type="float">
            <text:p>235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300" calcext:value-type="float">
            <text:p>39300</text:p>
          </table:table-cell>
          <table:table-cell office:value-type="float" office:value="4590996" calcext:value-type="float">
            <text:p>4590996</text:p>
          </table:table-cell>
          <table:table-cell office:value-type="float" office:value="275100" calcext:value-type="float">
            <text:p>275100</text:p>
          </table:table-cell>
          <table:table-cell office:value-type="float" office:value="4040500" calcext:value-type="float">
            <text:p>4040500</text:p>
          </table:table-cell>
          <table:table-cell office:value-type="float" office:value="235800" calcext:value-type="float">
            <text:p>235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400" calcext:value-type="float">
            <text:p>39400</text:p>
          </table:table-cell>
          <table:table-cell office:value-type="float" office:value="4542491" calcext:value-type="float">
            <text:p>4542491</text:p>
          </table:table-cell>
          <table:table-cell office:value-type="float" office:value="275800" calcext:value-type="float">
            <text:p>275800</text:p>
          </table:table-cell>
          <table:table-cell office:value-type="float" office:value="3851868" calcext:value-type="float">
            <text:p>3851868</text:p>
          </table:table-cell>
          <table:table-cell office:value-type="float" office:value="236400" calcext:value-type="float">
            <text:p>236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4675271" calcext:value-type="float">
            <text:p>4675271</text:p>
          </table:table-cell>
          <table:table-cell office:value-type="float" office:value="276500" calcext:value-type="float">
            <text:p>276500</text:p>
          </table:table-cell>
          <table:table-cell office:value-type="float" office:value="4240071" calcext:value-type="float">
            <text:p>4240071</text:p>
          </table:table-cell>
          <table:table-cell office:value-type="float" office:value="237000" calcext:value-type="float">
            <text:p>237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5202413" calcext:value-type="float">
            <text:p>5202413</text:p>
          </table:table-cell>
          <table:table-cell office:value-type="float" office:value="277200" calcext:value-type="float">
            <text:p>277200</text:p>
          </table:table-cell>
          <table:table-cell office:value-type="float" office:value="5517729" calcext:value-type="float">
            <text:p>5517729</text:p>
          </table:table-cell>
          <table:table-cell office:value-type="float" office:value="237600" calcext:value-type="float">
            <text:p>237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700" calcext:value-type="float">
            <text:p>39700</text:p>
          </table:table-cell>
          <table:table-cell office:value-type="float" office:value="4817065" calcext:value-type="float">
            <text:p>4817065</text:p>
          </table:table-cell>
          <table:table-cell office:value-type="float" office:value="277900" calcext:value-type="float">
            <text:p>277900</text:p>
          </table:table-cell>
          <table:table-cell office:value-type="float" office:value="4182679" calcext:value-type="float">
            <text:p>4182679</text:p>
          </table:table-cell>
          <table:table-cell office:value-type="float" office:value="238200" calcext:value-type="float">
            <text:p>238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800" calcext:value-type="float">
            <text:p>39800</text:p>
          </table:table-cell>
          <table:table-cell office:value-type="float" office:value="5095521" calcext:value-type="float">
            <text:p>5095521</text:p>
          </table:table-cell>
          <table:table-cell office:value-type="float" office:value="278600" calcext:value-type="float">
            <text:p>278600</text:p>
          </table:table-cell>
          <table:table-cell office:value-type="float" office:value="4188614" calcext:value-type="float">
            <text:p>4188614</text:p>
          </table:table-cell>
          <table:table-cell office:value-type="float" office:value="238800" calcext:value-type="float">
            <text:p>238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900" calcext:value-type="float">
            <text:p>39900</text:p>
          </table:table-cell>
          <table:table-cell office:value-type="float" office:value="4976408" calcext:value-type="float">
            <text:p>4976408</text:p>
          </table:table-cell>
          <table:table-cell office:value-type="float" office:value="279300" calcext:value-type="float">
            <text:p>279300</text:p>
          </table:table-cell>
          <table:table-cell office:value-type="float" office:value="4039794" calcext:value-type="float">
            <text:p>4039794</text:p>
          </table:table-cell>
          <table:table-cell office:value-type="float" office:value="239400" calcext:value-type="float">
            <text:p>239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937815" calcext:value-type="float">
            <text:p>4937815</text:p>
          </table:table-cell>
          <table:table-cell office:value-type="float" office:value="280000" calcext:value-type="float">
            <text:p>280000</text:p>
          </table:table-cell>
          <table:table-cell office:value-type="float" office:value="4253192" calcext:value-type="float">
            <text:p>4253192</text:p>
          </table:table-cell>
          <table:table-cell office:value-type="float" office:value="240000" calcext:value-type="float">
            <text:p>240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4738565" calcext:value-type="float">
            <text:p>4738565</text:p>
          </table:table-cell>
          <table:table-cell office:value-type="float" office:value="280700" calcext:value-type="float">
            <text:p>280700</text:p>
          </table:table-cell>
          <table:table-cell office:value-type="float" office:value="3910383" calcext:value-type="float">
            <text:p>3910383</text:p>
          </table:table-cell>
          <table:table-cell office:value-type="float" office:value="240600" calcext:value-type="float">
            <text:p>240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5202252" calcext:value-type="float">
            <text:p>5202252</text:p>
          </table:table-cell>
          <table:table-cell office:value-type="float" office:value="281400" calcext:value-type="float">
            <text:p>281400</text:p>
          </table:table-cell>
          <table:table-cell office:value-type="float" office:value="4016312" calcext:value-type="float">
            <text:p>40163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4799004" calcext:value-type="float">
            <text:p>4799004</text:p>
          </table:table-cell>
          <table:table-cell office:value-type="float" office:value="282100" calcext:value-type="float">
            <text:p>282100</text:p>
          </table:table-cell>
          <table:table-cell office:value-type="float" office:value="4051792" calcext:value-type="float">
            <text:p>4051792</text:p>
          </table:table-cell>
          <table:table-cell office:value-type="float" office:value="241800" calcext:value-type="float">
            <text:p>241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float" office:value="4600235" calcext:value-type="float">
            <text:p>4600235</text:p>
          </table:table-cell>
          <table:table-cell office:value-type="float" office:value="282800" calcext:value-type="float">
            <text:p>282800</text:p>
          </table:table-cell>
          <table:table-cell office:value-type="float" office:value="4061031" calcext:value-type="float">
            <text:p>4061031</text:p>
          </table:table-cell>
          <table:table-cell office:value-type="float" office:value="242400" calcext:value-type="float">
            <text:p>242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4653456" calcext:value-type="float">
            <text:p>4653456</text:p>
          </table:table-cell>
          <table:table-cell office:value-type="float" office:value="283500" calcext:value-type="float">
            <text:p>283500</text:p>
          </table:table-cell>
          <table:table-cell office:value-type="float" office:value="4110114" calcext:value-type="float">
            <text:p>4110114</text:p>
          </table:table-cell>
          <table:table-cell office:value-type="float" office:value="243000" calcext:value-type="float">
            <text:p>243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4566648" calcext:value-type="float">
            <text:p>4566648</text:p>
          </table:table-cell>
          <table:table-cell office:value-type="float" office:value="284200" calcext:value-type="float">
            <text:p>284200</text:p>
          </table:table-cell>
          <table:table-cell office:value-type="float" office:value="4139468" calcext:value-type="float">
            <text:p>4139468</text:p>
          </table:table-cell>
          <table:table-cell office:value-type="float" office:value="243600" calcext:value-type="float">
            <text:p>243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4847125" calcext:value-type="float">
            <text:p>4847125</text:p>
          </table:table-cell>
          <table:table-cell office:value-type="float" office:value="284900" calcext:value-type="float">
            <text:p>284900</text:p>
          </table:table-cell>
          <table:table-cell office:value-type="float" office:value="4142676" calcext:value-type="float">
            <text:p>4142676</text:p>
          </table:table-cell>
          <table:table-cell office:value-type="float" office:value="244200" calcext:value-type="float">
            <text:p>244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4756402" calcext:value-type="float">
            <text:p>4756402</text:p>
          </table:table-cell>
          <table:table-cell office:value-type="float" office:value="285600" calcext:value-type="float">
            <text:p>285600</text:p>
          </table:table-cell>
          <table:table-cell office:value-type="float" office:value="4148963" calcext:value-type="float">
            <text:p>4148963</text:p>
          </table:table-cell>
          <table:table-cell office:value-type="float" office:value="244800" calcext:value-type="float">
            <text:p>244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900" calcext:value-type="float">
            <text:p>40900</text:p>
          </table:table-cell>
          <table:table-cell office:value-type="float" office:value="4828550" calcext:value-type="float">
            <text:p>4828550</text:p>
          </table:table-cell>
          <table:table-cell office:value-type="float" office:value="286300" calcext:value-type="float">
            <text:p>286300</text:p>
          </table:table-cell>
          <table:table-cell office:value-type="float" office:value="4042778" calcext:value-type="float">
            <text:p>4042778</text:p>
          </table:table-cell>
          <table:table-cell office:value-type="float" office:value="245400" calcext:value-type="float">
            <text:p>245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4733400" calcext:value-type="float">
            <text:p>4733400</text:p>
          </table:table-cell>
          <table:table-cell office:value-type="float" office:value="287000" calcext:value-type="float">
            <text:p>287000</text:p>
          </table:table-cell>
          <table:table-cell office:value-type="float" office:value="4120572" calcext:value-type="float">
            <text:p>4120572</text:p>
          </table:table-cell>
          <table:table-cell office:value-type="float" office:value="246000" calcext:value-type="float">
            <text:p>246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float" office:value="4595520" calcext:value-type="float">
            <text:p>4595520</text:p>
          </table:table-cell>
          <table:table-cell office:value-type="float" office:value="287700" calcext:value-type="float">
            <text:p>287700</text:p>
          </table:table-cell>
          <table:table-cell office:value-type="float" office:value="4189769" calcext:value-type="float">
            <text:p>4189769</text:p>
          </table:table-cell>
          <table:table-cell office:value-type="float" office:value="246600" calcext:value-type="float">
            <text:p>246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float" office:value="4712099" calcext:value-type="float">
            <text:p>4712099</text:p>
          </table:table-cell>
          <table:table-cell office:value-type="float" office:value="288400" calcext:value-type="float">
            <text:p>288400</text:p>
          </table:table-cell>
          <table:table-cell office:value-type="float" office:value="4094010" calcext:value-type="float">
            <text:p>4094010</text:p>
          </table:table-cell>
          <table:table-cell office:value-type="float" office:value="247200" calcext:value-type="float">
            <text:p>247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float" office:value="5248287" calcext:value-type="float">
            <text:p>5248287</text:p>
          </table:table-cell>
          <table:table-cell office:value-type="float" office:value="289100" calcext:value-type="float">
            <text:p>289100</text:p>
          </table:table-cell>
          <table:table-cell office:value-type="float" office:value="4261116" calcext:value-type="float">
            <text:p>4261116</text:p>
          </table:table-cell>
          <table:table-cell office:value-type="float" office:value="247800" calcext:value-type="float">
            <text:p>247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400" calcext:value-type="float">
            <text:p>41400</text:p>
          </table:table-cell>
          <table:table-cell office:value-type="float" office:value="4801474" calcext:value-type="float">
            <text:p>4801474</text:p>
          </table:table-cell>
          <table:table-cell office:value-type="float" office:value="289800" calcext:value-type="float">
            <text:p>289800</text:p>
          </table:table-cell>
          <table:table-cell office:value-type="float" office:value="4123042" calcext:value-type="float">
            <text:p>4123042</text:p>
          </table:table-cell>
          <table:table-cell office:value-type="float" office:value="248400" calcext:value-type="float">
            <text:p>248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4825855" calcext:value-type="float">
            <text:p>4825855</text:p>
          </table:table-cell>
          <table:table-cell office:value-type="float" office:value="290500" calcext:value-type="float">
            <text:p>290500</text:p>
          </table:table-cell>
          <table:table-cell office:value-type="float" office:value="4678992" calcext:value-type="float">
            <text:p>4678992</text:p>
          </table:table-cell>
          <table:table-cell office:value-type="float" office:value="249000" calcext:value-type="float">
            <text:p>249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5504352" calcext:value-type="float">
            <text:p>5504352</text:p>
          </table:table-cell>
          <table:table-cell office:value-type="float" office:value="291200" calcext:value-type="float">
            <text:p>291200</text:p>
          </table:table-cell>
          <table:table-cell office:value-type="float" office:value="4054327" calcext:value-type="float">
            <text:p>4054327</text:p>
          </table:table-cell>
          <table:table-cell office:value-type="float" office:value="249600" calcext:value-type="float">
            <text:p>249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700" calcext:value-type="float">
            <text:p>41700</text:p>
          </table:table-cell>
          <table:table-cell office:value-type="float" office:value="4842152" calcext:value-type="float">
            <text:p>4842152</text:p>
          </table:table-cell>
          <table:table-cell office:value-type="float" office:value="291900" calcext:value-type="float">
            <text:p>291900</text:p>
          </table:table-cell>
          <table:table-cell office:value-type="float" office:value="4207574" calcext:value-type="float">
            <text:p>4207574</text:p>
          </table:table-cell>
          <table:table-cell office:value-type="float" office:value="250200" calcext:value-type="float">
            <text:p>250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float" office:value="4946349" calcext:value-type="float">
            <text:p>4946349</text:p>
          </table:table-cell>
          <table:table-cell office:value-type="float" office:value="292600" calcext:value-type="float">
            <text:p>292600</text:p>
          </table:table-cell>
          <table:table-cell office:value-type="float" office:value="4123812" calcext:value-type="float">
            <text:p>4123812</text:p>
          </table:table-cell>
          <table:table-cell office:value-type="float" office:value="250800" calcext:value-type="float">
            <text:p>250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float" office:value="4907724" calcext:value-type="float">
            <text:p>4907724</text:p>
          </table:table-cell>
          <table:table-cell office:value-type="float" office:value="293300" calcext:value-type="float">
            <text:p>293300</text:p>
          </table:table-cell>
          <table:table-cell office:value-type="float" office:value="4212161" calcext:value-type="float">
            <text:p>4212161</text:p>
          </table:table-cell>
          <table:table-cell office:value-type="float" office:value="251400" calcext:value-type="float">
            <text:p>251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4896624" calcext:value-type="float">
            <text:p>4896624</text:p>
          </table:table-cell>
          <table:table-cell office:value-type="float" office:value="294000" calcext:value-type="float">
            <text:p>294000</text:p>
          </table:table-cell>
          <table:table-cell office:value-type="float" office:value="4219508" calcext:value-type="float">
            <text:p>4219508</text:p>
          </table:table-cell>
          <table:table-cell office:value-type="float" office:value="252000" calcext:value-type="float">
            <text:p>252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100" calcext:value-type="float">
            <text:p>42100</text:p>
          </table:table-cell>
          <table:table-cell office:value-type="float" office:value="5032099" calcext:value-type="float">
            <text:p>5032099</text:p>
          </table:table-cell>
          <table:table-cell office:value-type="float" office:value="294700" calcext:value-type="float">
            <text:p>294700</text:p>
          </table:table-cell>
          <table:table-cell office:value-type="float" office:value="4209178" calcext:value-type="float">
            <text:p>4209178</text:p>
          </table:table-cell>
          <table:table-cell office:value-type="float" office:value="252600" calcext:value-type="float">
            <text:p>252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200" calcext:value-type="float">
            <text:p>42200</text:p>
          </table:table-cell>
          <table:table-cell office:value-type="float" office:value="5058020" calcext:value-type="float">
            <text:p>5058020</text:p>
          </table:table-cell>
          <table:table-cell office:value-type="float" office:value="295400" calcext:value-type="float">
            <text:p>295400</text:p>
          </table:table-cell>
          <table:table-cell office:value-type="float" office:value="4268783" calcext:value-type="float">
            <text:p>4268783</text:p>
          </table:table-cell>
          <table:table-cell office:value-type="float" office:value="253200" calcext:value-type="float">
            <text:p>253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300" calcext:value-type="float">
            <text:p>42300</text:p>
          </table:table-cell>
          <table:table-cell office:value-type="float" office:value="5021865" calcext:value-type="float">
            <text:p>5021865</text:p>
          </table:table-cell>
          <table:table-cell office:value-type="float" office:value="296100" calcext:value-type="float">
            <text:p>296100</text:p>
          </table:table-cell>
          <table:table-cell office:value-type="float" office:value="4127053" calcext:value-type="float">
            <text:p>4127053</text:p>
          </table:table-cell>
          <table:table-cell office:value-type="float" office:value="253800" calcext:value-type="float">
            <text:p>253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400" calcext:value-type="float">
            <text:p>42400</text:p>
          </table:table-cell>
          <table:table-cell office:value-type="float" office:value="5382992" calcext:value-type="float">
            <text:p>5382992</text:p>
          </table:table-cell>
          <table:table-cell office:value-type="float" office:value="296800" calcext:value-type="float">
            <text:p>296800</text:p>
          </table:table-cell>
          <table:table-cell office:value-type="float" office:value="4231762" calcext:value-type="float">
            <text:p>4231762</text:p>
          </table:table-cell>
          <table:table-cell office:value-type="float" office:value="254400" calcext:value-type="float">
            <text:p>254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4942820" calcext:value-type="float">
            <text:p>4942820</text:p>
          </table:table-cell>
          <table:table-cell office:value-type="float" office:value="297500" calcext:value-type="float">
            <text:p>297500</text:p>
          </table:table-cell>
          <table:table-cell office:value-type="float" office:value="4383791" calcext:value-type="float">
            <text:p>4383791</text:p>
          </table:table-cell>
          <table:table-cell office:value-type="float" office:value="255000" calcext:value-type="float">
            <text:p>255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5144123" calcext:value-type="float">
            <text:p>5144123</text:p>
          </table:table-cell>
          <table:table-cell office:value-type="float" office:value="298200" calcext:value-type="float">
            <text:p>298200</text:p>
          </table:table-cell>
          <table:table-cell office:value-type="float" office:value="5100847" calcext:value-type="float">
            <text:p>5100847</text:p>
          </table:table-cell>
          <table:table-cell office:value-type="float" office:value="255600" calcext:value-type="float">
            <text:p>255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700" calcext:value-type="float">
            <text:p>42700</text:p>
          </table:table-cell>
          <table:table-cell office:value-type="float" office:value="4973713" calcext:value-type="float">
            <text:p>4973713</text:p>
          </table:table-cell>
          <table:table-cell office:value-type="float" office:value="298900" calcext:value-type="float">
            <text:p>298900</text:p>
          </table:table-cell>
          <table:table-cell office:value-type="float" office:value="4109761" calcext:value-type="float">
            <text:p>4109761</text:p>
          </table:table-cell>
          <table:table-cell office:value-type="float" office:value="256200" calcext:value-type="float">
            <text:p>256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float" office:value="5177230" calcext:value-type="float">
            <text:p>5177230</text:p>
          </table:table-cell>
          <table:table-cell office:value-type="float" office:value="299600" calcext:value-type="float">
            <text:p>299600</text:p>
          </table:table-cell>
          <table:table-cell office:value-type="float" office:value="4592921" calcext:value-type="float">
            <text:p>4592921</text:p>
          </table:table-cell>
          <table:table-cell office:value-type="float" office:value="256800" calcext:value-type="float">
            <text:p>256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900" calcext:value-type="float">
            <text:p>42900</text:p>
          </table:table-cell>
          <table:table-cell office:value-type="float" office:value="5124298" calcext:value-type="float">
            <text:p>5124298</text:p>
          </table:table-cell>
          <table:table-cell office:value-type="float" office:value="300300" calcext:value-type="float">
            <text:p>300300</text:p>
          </table:table-cell>
          <table:table-cell office:value-type="float" office:value="4447630" calcext:value-type="float">
            <text:p>4447630</text:p>
          </table:table-cell>
          <table:table-cell office:value-type="float" office:value="257400" calcext:value-type="float">
            <text:p>257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5171295" calcext:value-type="float">
            <text:p>5171295</text:p>
          </table:table-cell>
          <table:table-cell office:value-type="float" office:value="301000" calcext:value-type="float">
            <text:p>301000</text:p>
          </table:table-cell>
          <table:table-cell office:value-type="float" office:value="4511085" calcext:value-type="float">
            <text:p>4511085</text:p>
          </table:table-cell>
          <table:table-cell office:value-type="float" office:value="258000" calcext:value-type="float">
            <text:p>258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100" calcext:value-type="float">
            <text:p>43100</text:p>
          </table:table-cell>
          <table:table-cell office:value-type="float" office:value="4876702" calcext:value-type="float">
            <text:p>4876702</text:p>
          </table:table-cell>
          <table:table-cell office:value-type="float" office:value="301700" calcext:value-type="float">
            <text:p>301700</text:p>
          </table:table-cell>
          <table:table-cell office:value-type="float" office:value="4406695" calcext:value-type="float">
            <text:p>4406695</text:p>
          </table:table-cell>
          <table:table-cell office:value-type="float" office:value="258600" calcext:value-type="float">
            <text:p>258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5134627" calcext:value-type="float">
            <text:p>5134627</text:p>
          </table:table-cell>
          <table:table-cell office:value-type="float" office:value="302400" calcext:value-type="float">
            <text:p>302400</text:p>
          </table:table-cell>
          <table:table-cell office:value-type="float" office:value="4299901" calcext:value-type="float">
            <text:p>4299901</text:p>
          </table:table-cell>
          <table:table-cell office:value-type="float" office:value="259200" calcext:value-type="float">
            <text:p>259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300" calcext:value-type="float">
            <text:p>43300</text:p>
          </table:table-cell>
          <table:table-cell office:value-type="float" office:value="5238856" calcext:value-type="float">
            <text:p>5238856</text:p>
          </table:table-cell>
          <table:table-cell office:value-type="float" office:value="303100" calcext:value-type="float">
            <text:p>303100</text:p>
          </table:table-cell>
          <table:table-cell office:value-type="float" office:value="4299195" calcext:value-type="float">
            <text:p>4299195</text:p>
          </table:table-cell>
          <table:table-cell office:value-type="float" office:value="259800" calcext:value-type="float">
            <text:p>259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400" calcext:value-type="float">
            <text:p>43400</text:p>
          </table:table-cell>
          <table:table-cell office:value-type="float" office:value="5394926" calcext:value-type="float">
            <text:p>5394926</text:p>
          </table:table-cell>
          <table:table-cell office:value-type="float" office:value="303800" calcext:value-type="float">
            <text:p>303800</text:p>
          </table:table-cell>
          <table:table-cell office:value-type="float" office:value="4395211" calcext:value-type="float">
            <text:p>4395211</text:p>
          </table:table-cell>
          <table:table-cell office:value-type="float" office:value="260400" calcext:value-type="float">
            <text:p>260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5081503" calcext:value-type="float">
            <text:p>5081503</text:p>
          </table:table-cell>
          <table:table-cell office:value-type="float" office:value="304500" calcext:value-type="float">
            <text:p>304500</text:p>
          </table:table-cell>
          <table:table-cell office:value-type="float" office:value="4380454" calcext:value-type="float">
            <text:p>4380454</text:p>
          </table:table-cell>
          <table:table-cell office:value-type="float" office:value="261000" calcext:value-type="float">
            <text:p>261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600" calcext:value-type="float">
            <text:p>43600</text:p>
          </table:table-cell>
          <table:table-cell office:value-type="float" office:value="5048524" calcext:value-type="float">
            <text:p>5048524</text:p>
          </table:table-cell>
          <table:table-cell office:value-type="float" office:value="305200" calcext:value-type="float">
            <text:p>305200</text:p>
          </table:table-cell>
          <table:table-cell office:value-type="float" office:value="4988759" calcext:value-type="float">
            <text:p>4988759</text:p>
          </table:table-cell>
          <table:table-cell office:value-type="float" office:value="261600" calcext:value-type="float">
            <text:p>261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700" calcext:value-type="float">
            <text:p>43700</text:p>
          </table:table-cell>
          <table:table-cell office:value-type="float" office:value="6120452" calcext:value-type="float">
            <text:p>6120452</text:p>
          </table:table-cell>
          <table:table-cell office:value-type="float" office:value="305900" calcext:value-type="float">
            <text:p>305900</text:p>
          </table:table-cell>
          <table:table-cell office:value-type="float" office:value="4487506" calcext:value-type="float">
            <text:p>4487506</text:p>
          </table:table-cell>
          <table:table-cell office:value-type="float" office:value="262200" calcext:value-type="float">
            <text:p>262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800" calcext:value-type="float">
            <text:p>43800</text:p>
          </table:table-cell>
          <table:table-cell office:value-type="float" office:value="5395311" calcext:value-type="float">
            <text:p>5395311</text:p>
          </table:table-cell>
          <table:table-cell office:value-type="float" office:value="306600" calcext:value-type="float">
            <text:p>306600</text:p>
          </table:table-cell>
          <table:table-cell office:value-type="float" office:value="4617462" calcext:value-type="float">
            <text:p>4617462</text:p>
          </table:table-cell>
          <table:table-cell office:value-type="float" office:value="262800" calcext:value-type="float">
            <text:p>262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900" calcext:value-type="float">
            <text:p>43900</text:p>
          </table:table-cell>
          <table:table-cell office:value-type="float" office:value="5473105" calcext:value-type="float">
            <text:p>5473105</text:p>
          </table:table-cell>
          <table:table-cell office:value-type="float" office:value="307300" calcext:value-type="float">
            <text:p>307300</text:p>
          </table:table-cell>
          <table:table-cell office:value-type="float" office:value="4352384" calcext:value-type="float">
            <text:p>4352384</text:p>
          </table:table-cell>
          <table:table-cell office:value-type="float" office:value="263400" calcext:value-type="float">
            <text:p>263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5204883" calcext:value-type="float">
            <text:p>5204883</text:p>
          </table:table-cell>
          <table:table-cell office:value-type="float" office:value="308000" calcext:value-type="float">
            <text:p>308000</text:p>
          </table:table-cell>
          <table:table-cell office:value-type="float" office:value="4454303" calcext:value-type="float">
            <text:p>4454303</text:p>
          </table:table-cell>
          <table:table-cell office:value-type="float" office:value="264000" calcext:value-type="float">
            <text:p>264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float" office:value="5592668" calcext:value-type="float">
            <text:p>5592668</text:p>
          </table:table-cell>
          <table:table-cell office:value-type="float" office:value="308700" calcext:value-type="float">
            <text:p>308700</text:p>
          </table:table-cell>
          <table:table-cell office:value-type="float" office:value="4502679" calcext:value-type="float">
            <text:p>4502679</text:p>
          </table:table-cell>
          <table:table-cell office:value-type="float" office:value="264600" calcext:value-type="float">
            <text:p>264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float" office:value="5323323" calcext:value-type="float">
            <text:p>5323323</text:p>
          </table:table-cell>
          <table:table-cell office:value-type="float" office:value="309400" calcext:value-type="float">
            <text:p>309400</text:p>
          </table:table-cell>
          <table:table-cell office:value-type="float" office:value="4623173" calcext:value-type="float">
            <text:p>4623173</text:p>
          </table:table-cell>
          <table:table-cell office:value-type="float" office:value="265200" calcext:value-type="float">
            <text:p>265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float" office:value="5261601" calcext:value-type="float">
            <text:p>5261601</text:p>
          </table:table-cell>
          <table:table-cell office:value-type="float" office:value="310100" calcext:value-type="float">
            <text:p>310100</text:p>
          </table:table-cell>
          <table:table-cell office:value-type="float" office:value="4668887" calcext:value-type="float">
            <text:p>4668887</text:p>
          </table:table-cell>
          <table:table-cell office:value-type="float" office:value="265800" calcext:value-type="float">
            <text:p>265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float" office:value="5686471" calcext:value-type="float">
            <text:p>5686471</text:p>
          </table:table-cell>
          <table:table-cell office:value-type="float" office:value="310800" calcext:value-type="float">
            <text:p>310800</text:p>
          </table:table-cell>
          <table:table-cell office:value-type="float" office:value="4491323" calcext:value-type="float">
            <text:p>4491323</text:p>
          </table:table-cell>
          <table:table-cell office:value-type="float" office:value="266400" calcext:value-type="float">
            <text:p>266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5271802" calcext:value-type="float">
            <text:p>5271802</text:p>
          </table:table-cell>
          <table:table-cell office:value-type="float" office:value="311500" calcext:value-type="float">
            <text:p>311500</text:p>
          </table:table-cell>
          <table:table-cell office:value-type="float" office:value="4618842" calcext:value-type="float">
            <text:p>4618842</text:p>
          </table:table-cell>
          <table:table-cell office:value-type="float" office:value="267000" calcext:value-type="float">
            <text:p>267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float" office:value="5383537" calcext:value-type="float">
            <text:p>5383537</text:p>
          </table:table-cell>
          <table:table-cell office:value-type="float" office:value="312200" calcext:value-type="float">
            <text:p>312200</text:p>
          </table:table-cell>
          <table:table-cell office:value-type="float" office:value="4655959" calcext:value-type="float">
            <text:p>4655959</text:p>
          </table:table-cell>
          <table:table-cell office:value-type="float" office:value="267600" calcext:value-type="float">
            <text:p>267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700" calcext:value-type="float">
            <text:p>44700</text:p>
          </table:table-cell>
          <table:table-cell office:value-type="float" office:value="5308245" calcext:value-type="float">
            <text:p>5308245</text:p>
          </table:table-cell>
          <table:table-cell office:value-type="float" office:value="312900" calcext:value-type="float">
            <text:p>312900</text:p>
          </table:table-cell>
          <table:table-cell office:value-type="float" office:value="4524911" calcext:value-type="float">
            <text:p>4524911</text:p>
          </table:table-cell>
          <table:table-cell office:value-type="float" office:value="268200" calcext:value-type="float">
            <text:p>268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5181368" calcext:value-type="float">
            <text:p>5181368</text:p>
          </table:table-cell>
          <table:table-cell office:value-type="float" office:value="313600" calcext:value-type="float">
            <text:p>313600</text:p>
          </table:table-cell>
          <table:table-cell office:value-type="float" office:value="4364285" calcext:value-type="float">
            <text:p>4364285</text:p>
          </table:table-cell>
          <table:table-cell office:value-type="float" office:value="268800" calcext:value-type="float">
            <text:p>268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900" calcext:value-type="float">
            <text:p>44900</text:p>
          </table:table-cell>
          <table:table-cell office:value-type="float" office:value="5361114" calcext:value-type="float">
            <text:p>5361114</text:p>
          </table:table-cell>
          <table:table-cell office:value-type="float" office:value="314300" calcext:value-type="float">
            <text:p>314300</text:p>
          </table:table-cell>
          <table:table-cell office:value-type="float" office:value="4497290" calcext:value-type="float">
            <text:p>4497290</text:p>
          </table:table-cell>
          <table:table-cell office:value-type="float" office:value="269400" calcext:value-type="float">
            <text:p>269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5127474" calcext:value-type="float">
            <text:p>5127474</text:p>
          </table:table-cell>
          <table:table-cell office:value-type="float" office:value="315000" calcext:value-type="float">
            <text:p>315000</text:p>
          </table:table-cell>
          <table:table-cell office:value-type="float" office:value="4295955" calcext:value-type="float">
            <text:p>4295955</text:p>
          </table:table-cell>
          <table:table-cell office:value-type="float" office:value="270000" calcext:value-type="float">
            <text:p>270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float" office:value="5350559" calcext:value-type="float">
            <text:p>5350559</text:p>
          </table:table-cell>
          <table:table-cell office:value-type="float" office:value="315700" calcext:value-type="float">
            <text:p>315700</text:p>
          </table:table-cell>
          <table:table-cell office:value-type="float" office:value="4522024" calcext:value-type="float">
            <text:p>4522024</text:p>
          </table:table-cell>
          <table:table-cell office:value-type="float" office:value="270600" calcext:value-type="float">
            <text:p>270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200" calcext:value-type="float">
            <text:p>45200</text:p>
          </table:table-cell>
          <table:table-cell office:value-type="float" office:value="5409202" calcext:value-type="float">
            <text:p>5409202</text:p>
          </table:table-cell>
          <table:table-cell office:value-type="float" office:value="316400" calcext:value-type="float">
            <text:p>316400</text:p>
          </table:table-cell>
          <table:table-cell office:value-type="float" office:value="4458954" calcext:value-type="float">
            <text:p>4458954</text:p>
          </table:table-cell>
          <table:table-cell office:value-type="float" office:value="271200" calcext:value-type="float">
            <text:p>271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300" calcext:value-type="float">
            <text:p>45300</text:p>
          </table:table-cell>
          <table:table-cell office:value-type="float" office:value="5205268" calcext:value-type="float">
            <text:p>5205268</text:p>
          </table:table-cell>
          <table:table-cell office:value-type="float" office:value="317100" calcext:value-type="float">
            <text:p>317100</text:p>
          </table:table-cell>
          <table:table-cell office:value-type="float" office:value="4619323" calcext:value-type="float">
            <text:p>4619323</text:p>
          </table:table-cell>
          <table:table-cell office:value-type="float" office:value="271800" calcext:value-type="float">
            <text:p>271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400" calcext:value-type="float">
            <text:p>45400</text:p>
          </table:table-cell>
          <table:table-cell office:value-type="float" office:value="5515387" calcext:value-type="float">
            <text:p>5515387</text:p>
          </table:table-cell>
          <table:table-cell office:value-type="float" office:value="317800" calcext:value-type="float">
            <text:p>317800</text:p>
          </table:table-cell>
          <table:table-cell office:value-type="float" office:value="4792684" calcext:value-type="float">
            <text:p>4792684</text:p>
          </table:table-cell>
          <table:table-cell office:value-type="float" office:value="272400" calcext:value-type="float">
            <text:p>272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5544099" calcext:value-type="float">
            <text:p>5544099</text:p>
          </table:table-cell>
          <table:table-cell office:value-type="float" office:value="318500" calcext:value-type="float">
            <text:p>318500</text:p>
          </table:table-cell>
          <table:table-cell office:value-type="float" office:value="4755118" calcext:value-type="float">
            <text:p>4755118</text:p>
          </table:table-cell>
          <table:table-cell office:value-type="float" office:value="273000" calcext:value-type="float">
            <text:p>273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5451804" calcext:value-type="float">
            <text:p>5451804</text:p>
          </table:table-cell>
          <table:table-cell office:value-type="float" office:value="319200" calcext:value-type="float">
            <text:p>319200</text:p>
          </table:table-cell>
          <table:table-cell office:value-type="float" office:value="4658204" calcext:value-type="float">
            <text:p>4658204</text:p>
          </table:table-cell>
          <table:table-cell office:value-type="float" office:value="273600" calcext:value-type="float">
            <text:p>273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700" calcext:value-type="float">
            <text:p>45700</text:p>
          </table:table-cell>
          <table:table-cell office:value-type="float" office:value="6373885" calcext:value-type="float">
            <text:p>6373885</text:p>
          </table:table-cell>
          <table:table-cell office:value-type="float" office:value="319900" calcext:value-type="float">
            <text:p>319900</text:p>
          </table:table-cell>
          <table:table-cell office:value-type="float" office:value="5186822" calcext:value-type="float">
            <text:p>5186822</text:p>
          </table:table-cell>
          <table:table-cell office:value-type="float" office:value="274200" calcext:value-type="float">
            <text:p>274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800" calcext:value-type="float">
            <text:p>45800</text:p>
          </table:table-cell>
          <table:table-cell office:value-type="float" office:value="5577590" calcext:value-type="float">
            <text:p>5577590</text:p>
          </table:table-cell>
          <table:table-cell office:value-type="float" office:value="320600" calcext:value-type="float">
            <text:p>320600</text:p>
          </table:table-cell>
          <table:table-cell office:value-type="float" office:value="5212037" calcext:value-type="float">
            <text:p>5212037</text:p>
          </table:table-cell>
          <table:table-cell office:value-type="float" office:value="274800" calcext:value-type="float">
            <text:p>274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900" calcext:value-type="float">
            <text:p>45900</text:p>
          </table:table-cell>
          <table:table-cell office:value-type="float" office:value="5698405" calcext:value-type="float">
            <text:p>5698405</text:p>
          </table:table-cell>
          <table:table-cell office:value-type="float" office:value="321300" calcext:value-type="float">
            <text:p>321300</text:p>
          </table:table-cell>
          <table:table-cell office:value-type="float" office:value="4656215" calcext:value-type="float">
            <text:p>4656215</text:p>
          </table:table-cell>
          <table:table-cell office:value-type="float" office:value="275400" calcext:value-type="float">
            <text:p>275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5372759" calcext:value-type="float">
            <text:p>5372759</text:p>
          </table:table-cell>
          <table:table-cell office:value-type="float" office:value="322000" calcext:value-type="float">
            <text:p>322000</text:p>
          </table:table-cell>
          <table:table-cell office:value-type="float" office:value="4572326" calcext:value-type="float">
            <text:p>4572326</text:p>
          </table:table-cell>
          <table:table-cell office:value-type="float" office:value="276000" calcext:value-type="float">
            <text:p>276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100" calcext:value-type="float">
            <text:p>46100</text:p>
          </table:table-cell>
          <table:table-cell office:value-type="float" office:value="5617402" calcext:value-type="float">
            <text:p>5617402</text:p>
          </table:table-cell>
          <table:table-cell office:value-type="float" office:value="322700" calcext:value-type="float">
            <text:p>322700</text:p>
          </table:table-cell>
          <table:table-cell office:value-type="float" office:value="4706421" calcext:value-type="float">
            <text:p>4706421</text:p>
          </table:table-cell>
          <table:table-cell office:value-type="float" office:value="276600" calcext:value-type="float">
            <text:p>276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200" calcext:value-type="float">
            <text:p>46200</text:p>
          </table:table-cell>
          <table:table-cell office:value-type="float" office:value="5410902" calcext:value-type="float">
            <text:p>5410902</text:p>
          </table:table-cell>
          <table:table-cell office:value-type="float" office:value="323400" calcext:value-type="float">
            <text:p>323400</text:p>
          </table:table-cell>
          <table:table-cell office:value-type="float" office:value="4508422" calcext:value-type="float">
            <text:p>4508422</text:p>
          </table:table-cell>
          <table:table-cell office:value-type="float" office:value="277200" calcext:value-type="float">
            <text:p>277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300" calcext:value-type="float">
            <text:p>46300</text:p>
          </table:table-cell>
          <table:table-cell office:value-type="float" office:value="5365252" calcext:value-type="float">
            <text:p>5365252</text:p>
          </table:table-cell>
          <table:table-cell office:value-type="float" office:value="324100" calcext:value-type="float">
            <text:p>324100</text:p>
          </table:table-cell>
          <table:table-cell office:value-type="float" office:value="4900057" calcext:value-type="float">
            <text:p>4900057</text:p>
          </table:table-cell>
          <table:table-cell office:value-type="float" office:value="277800" calcext:value-type="float">
            <text:p>277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400" calcext:value-type="float">
            <text:p>46400</text:p>
          </table:table-cell>
          <table:table-cell office:value-type="float" office:value="5551124" calcext:value-type="float">
            <text:p>5551124</text:p>
          </table:table-cell>
          <table:table-cell office:value-type="float" office:value="324800" calcext:value-type="float">
            <text:p>324800</text:p>
          </table:table-cell>
          <table:table-cell office:value-type="float" office:value="3909581" calcext:value-type="float">
            <text:p>390958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5624428" calcext:value-type="float">
            <text:p>5624428</text:p>
          </table:table-cell>
          <table:table-cell office:value-type="float" office:value="325500" calcext:value-type="float">
            <text:p>325500</text:p>
          </table:table-cell>
          <table:table-cell office:value-type="float" office:value="3856905" calcext:value-type="float">
            <text:p>3856905</text:p>
          </table:table-cell>
          <table:table-cell office:value-type="float" office:value="232500" calcext:value-type="float">
            <text:p>232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600" calcext:value-type="float">
            <text:p>46600</text:p>
          </table:table-cell>
          <table:table-cell office:value-type="float" office:value="5400091" calcext:value-type="float">
            <text:p>5400091</text:p>
          </table:table-cell>
          <table:table-cell office:value-type="float" office:value="326200" calcext:value-type="float">
            <text:p>326200</text:p>
          </table:table-cell>
          <table:table-cell office:value-type="float" office:value="3831466" calcext:value-type="float">
            <text:p>3831466</text:p>
          </table:table-cell>
          <table:table-cell office:value-type="float" office:value="233000" calcext:value-type="float">
            <text:p>233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700" calcext:value-type="float">
            <text:p>46700</text:p>
          </table:table-cell>
          <table:table-cell office:value-type="float" office:value="5481446" calcext:value-type="float">
            <text:p>5481446</text:p>
          </table:table-cell>
          <table:table-cell office:value-type="float" office:value="326900" calcext:value-type="float">
            <text:p>326900</text:p>
          </table:table-cell>
          <table:table-cell office:value-type="float" office:value="3763231" calcext:value-type="float">
            <text:p>3763231</text:p>
          </table:table-cell>
          <table:table-cell office:value-type="float" office:value="233500" calcext:value-type="float">
            <text:p>233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5398294" calcext:value-type="float">
            <text:p>5398294</text:p>
          </table:table-cell>
          <table:table-cell office:value-type="float" office:value="327600" calcext:value-type="float">
            <text:p>327600</text:p>
          </table:table-cell>
          <table:table-cell office:value-type="float" office:value="3854980" calcext:value-type="float">
            <text:p>3854980</text:p>
          </table:table-cell>
          <table:table-cell office:value-type="float" office:value="234000" calcext:value-type="float">
            <text:p>234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900" calcext:value-type="float">
            <text:p>46900</text:p>
          </table:table-cell>
          <table:table-cell office:value-type="float" office:value="5414623" calcext:value-type="float">
            <text:p>5414623</text:p>
          </table:table-cell>
          <table:table-cell office:value-type="float" office:value="328300" calcext:value-type="float">
            <text:p>328300</text:p>
          </table:table-cell>
          <table:table-cell office:value-type="float" office:value="3884398" calcext:value-type="float">
            <text:p>3884398</text:p>
          </table:table-cell>
          <table:table-cell office:value-type="float" office:value="234500" calcext:value-type="float">
            <text:p>234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5384885" calcext:value-type="float">
            <text:p>5384885</text:p>
          </table:table-cell>
          <table:table-cell office:value-type="float" office:value="329000" calcext:value-type="float">
            <text:p>329000</text:p>
          </table:table-cell>
          <table:table-cell office:value-type="float" office:value="3862006" calcext:value-type="float">
            <text:p>3862006</text:p>
          </table:table-cell>
          <table:table-cell office:value-type="float" office:value="235000" calcext:value-type="float">
            <text:p>23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100" calcext:value-type="float">
            <text:p>47100</text:p>
          </table:table-cell>
          <table:table-cell office:value-type="float" office:value="5594754" calcext:value-type="float">
            <text:p>5594754</text:p>
          </table:table-cell>
          <table:table-cell office:value-type="float" office:value="329700" calcext:value-type="float">
            <text:p>329700</text:p>
          </table:table-cell>
          <table:table-cell office:value-type="float" office:value="4033378" calcext:value-type="float">
            <text:p>4033378</text:p>
          </table:table-cell>
          <table:table-cell office:value-type="float" office:value="235500" calcext:value-type="float">
            <text:p>235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200" calcext:value-type="float">
            <text:p>47200</text:p>
          </table:table-cell>
          <table:table-cell office:value-type="float" office:value="6322493" calcext:value-type="float">
            <text:p>6322493</text:p>
          </table:table-cell>
          <table:table-cell office:value-type="float" office:value="330400" calcext:value-type="float">
            <text:p>330400</text:p>
          </table:table-cell>
          <table:table-cell office:value-type="float" office:value="4845424" calcext:value-type="float">
            <text:p>4845424</text:p>
          </table:table-cell>
          <table:table-cell office:value-type="float" office:value="236000" calcext:value-type="float">
            <text:p>236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300" calcext:value-type="float">
            <text:p>47300</text:p>
          </table:table-cell>
          <table:table-cell office:value-type="float" office:value="8399300" calcext:value-type="float">
            <text:p>8399300</text:p>
          </table:table-cell>
          <table:table-cell office:value-type="float" office:value="331100" calcext:value-type="float">
            <text:p>331100</text:p>
          </table:table-cell>
          <table:table-cell office:value-type="float" office:value="4557761" calcext:value-type="float">
            <text:p>4557761</text:p>
          </table:table-cell>
          <table:table-cell office:value-type="float" office:value="236500" calcext:value-type="float">
            <text:p>236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float" office:value="5936408" calcext:value-type="float">
            <text:p>5936408</text:p>
          </table:table-cell>
          <table:table-cell office:value-type="float" office:value="331800" calcext:value-type="float">
            <text:p>331800</text:p>
          </table:table-cell>
          <table:table-cell office:value-type="float" office:value="4267147" calcext:value-type="float">
            <text:p>4267147</text:p>
          </table:table-cell>
          <table:table-cell office:value-type="float" office:value="237000" calcext:value-type="float">
            <text:p>237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5883860" calcext:value-type="float">
            <text:p>5883860</text:p>
          </table:table-cell>
          <table:table-cell office:value-type="float" office:value="332500" calcext:value-type="float">
            <text:p>332500</text:p>
          </table:table-cell>
          <table:table-cell office:value-type="float" office:value="4125448" calcext:value-type="float">
            <text:p>4125448</text:p>
          </table:table-cell>
          <table:table-cell office:value-type="float" office:value="237500" calcext:value-type="float">
            <text:p>237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5462455" calcext:value-type="float">
            <text:p>5462455</text:p>
          </table:table-cell>
          <table:table-cell office:value-type="float" office:value="333200" calcext:value-type="float">
            <text:p>333200</text:p>
          </table:table-cell>
          <table:table-cell office:value-type="float" office:value="4264388" calcext:value-type="float">
            <text:p>4264388</text:p>
          </table:table-cell>
          <table:table-cell office:value-type="float" office:value="238000" calcext:value-type="float">
            <text:p>23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700" calcext:value-type="float">
            <text:p>47700</text:p>
          </table:table-cell>
          <table:table-cell office:value-type="float" office:value="5872151" calcext:value-type="float">
            <text:p>5872151</text:p>
          </table:table-cell>
          <table:table-cell office:value-type="float" office:value="333900" calcext:value-type="float">
            <text:p>333900</text:p>
          </table:table-cell>
          <table:table-cell office:value-type="float" office:value="3839903" calcext:value-type="float">
            <text:p>3839903</text:p>
          </table:table-cell>
          <table:table-cell office:value-type="float" office:value="238500" calcext:value-type="float">
            <text:p>238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800" calcext:value-type="float">
            <text:p>47800</text:p>
          </table:table-cell>
          <table:table-cell office:value-type="float" office:value="5705943" calcext:value-type="float">
            <text:p>5705943</text:p>
          </table:table-cell>
          <table:table-cell office:value-type="float" office:value="334600" calcext:value-type="float">
            <text:p>334600</text:p>
          </table:table-cell>
          <table:table-cell office:value-type="float" office:value="4048488" calcext:value-type="float">
            <text:p>4048488</text:p>
          </table:table-cell>
          <table:table-cell office:value-type="float" office:value="239000" calcext:value-type="float">
            <text:p>23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float" office:value="5577302" calcext:value-type="float">
            <text:p>5577302</text:p>
          </table:table-cell>
          <table:table-cell office:value-type="float" office:value="335300" calcext:value-type="float">
            <text:p>335300</text:p>
          </table:table-cell>
          <table:table-cell office:value-type="float" office:value="3842244" calcext:value-type="float">
            <text:p>3842244</text:p>
          </table:table-cell>
          <table:table-cell office:value-type="float" office:value="239500" calcext:value-type="float">
            <text:p>239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5617563" calcext:value-type="float">
            <text:p>5617563</text:p>
          </table:table-cell>
          <table:table-cell office:value-type="float" office:value="336000" calcext:value-type="float">
            <text:p>336000</text:p>
          </table:table-cell>
          <table:table-cell office:value-type="float" office:value="3880933" calcext:value-type="float">
            <text:p>3880933</text:p>
          </table:table-cell>
          <table:table-cell office:value-type="float" office:value="240000" calcext:value-type="float">
            <text:p>24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100" calcext:value-type="float">
            <text:p>48100</text:p>
          </table:table-cell>
          <table:table-cell office:value-type="float" office:value="5618814" calcext:value-type="float">
            <text:p>5618814</text:p>
          </table:table-cell>
          <table:table-cell office:value-type="float" office:value="336700" calcext:value-type="float">
            <text:p>336700</text:p>
          </table:table-cell>
          <table:table-cell office:value-type="float" office:value="4460238" calcext:value-type="float">
            <text:p>4460238</text:p>
          </table:table-cell>
          <table:table-cell office:value-type="float" office:value="240500" calcext:value-type="float">
            <text:p>240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200" calcext:value-type="float">
            <text:p>48200</text:p>
          </table:table-cell>
          <table:table-cell office:value-type="float" office:value="5842477" calcext:value-type="float">
            <text:p>5842477</text:p>
          </table:table-cell>
          <table:table-cell office:value-type="float" office:value="337400" calcext:value-type="float">
            <text:p>337400</text:p>
          </table:table-cell>
          <table:table-cell office:value-type="float" office:value="3856263" calcext:value-type="float">
            <text:p>3856263</text:p>
          </table:table-cell>
          <table:table-cell office:value-type="float" office:value="241000" calcext:value-type="float">
            <text:p>24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float" office:value="5643708" calcext:value-type="float">
            <text:p>5643708</text:p>
          </table:table-cell>
          <table:table-cell office:value-type="float" office:value="338100" calcext:value-type="float">
            <text:p>338100</text:p>
          </table:table-cell>
          <table:table-cell office:value-type="float" office:value="4067223" calcext:value-type="float">
            <text:p>4067223</text:p>
          </table:table-cell>
          <table:table-cell office:value-type="float" office:value="241500" calcext:value-type="float">
            <text:p>241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400" calcext:value-type="float">
            <text:p>48400</text:p>
          </table:table-cell>
          <table:table-cell office:value-type="float" office:value="6082212" calcext:value-type="float">
            <text:p>6082212</text:p>
          </table:table-cell>
          <table:table-cell office:value-type="float" office:value="338800" calcext:value-type="float">
            <text:p>338800</text:p>
          </table:table-cell>
          <table:table-cell office:value-type="float" office:value="4007682" calcext:value-type="float">
            <text:p>4007682</text:p>
          </table:table-cell>
          <table:table-cell office:value-type="float" office:value="242000" calcext:value-type="float">
            <text:p>24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5599951" calcext:value-type="float">
            <text:p>5599951</text:p>
          </table:table-cell>
          <table:table-cell office:value-type="float" office:value="339500" calcext:value-type="float">
            <text:p>339500</text:p>
          </table:table-cell>
          <table:table-cell office:value-type="float" office:value="4117877" calcext:value-type="float">
            <text:p>4117877</text:p>
          </table:table-cell>
          <table:table-cell office:value-type="float" office:value="242500" calcext:value-type="float">
            <text:p>242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600" calcext:value-type="float">
            <text:p>48600</text:p>
          </table:table-cell>
          <table:table-cell office:value-type="float" office:value="5619872" calcext:value-type="float">
            <text:p>5619872</text:p>
          </table:table-cell>
          <table:table-cell office:value-type="float" office:value="340200" calcext:value-type="float">
            <text:p>340200</text:p>
          </table:table-cell>
          <table:table-cell office:value-type="float" office:value="3891038" calcext:value-type="float">
            <text:p>3891038</text:p>
          </table:table-cell>
          <table:table-cell office:value-type="float" office:value="243000" calcext:value-type="float">
            <text:p>243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float" office:value="5654519" calcext:value-type="float">
            <text:p>5654519</text:p>
          </table:table-cell>
          <table:table-cell office:value-type="float" office:value="340900" calcext:value-type="float">
            <text:p>340900</text:p>
          </table:table-cell>
          <table:table-cell office:value-type="float" office:value="4119289" calcext:value-type="float">
            <text:p>4119289</text:p>
          </table:table-cell>
          <table:table-cell office:value-type="float" office:value="243500" calcext:value-type="float">
            <text:p>243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800" calcext:value-type="float">
            <text:p>48800</text:p>
          </table:table-cell>
          <table:table-cell office:value-type="float" office:value="5620835" calcext:value-type="float">
            <text:p>5620835</text:p>
          </table:table-cell>
          <table:table-cell office:value-type="float" office:value="341600" calcext:value-type="float">
            <text:p>341600</text:p>
          </table:table-cell>
          <table:table-cell office:value-type="float" office:value="3996390" calcext:value-type="float">
            <text:p>3996390</text:p>
          </table:table-cell>
          <table:table-cell office:value-type="float" office:value="244000" calcext:value-type="float">
            <text:p>244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900" calcext:value-type="float">
            <text:p>48900</text:p>
          </table:table-cell>
          <table:table-cell office:value-type="float" office:value="5614387" calcext:value-type="float">
            <text:p>5614387</text:p>
          </table:table-cell>
          <table:table-cell office:value-type="float" office:value="342300" calcext:value-type="float">
            <text:p>342300</text:p>
          </table:table-cell>
          <table:table-cell office:value-type="float" office:value="4152300" calcext:value-type="float">
            <text:p>4152300</text:p>
          </table:table-cell>
          <table:table-cell office:value-type="float" office:value="244500" calcext:value-type="float">
            <text:p>244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5715054" calcext:value-type="float">
            <text:p>5715054</text:p>
          </table:table-cell>
          <table:table-cell office:value-type="float" office:value="343000" calcext:value-type="float">
            <text:p>343000</text:p>
          </table:table-cell>
          <table:table-cell office:value-type="float" office:value="4036137" calcext:value-type="float">
            <text:p>4036137</text:p>
          </table:table-cell>
          <table:table-cell office:value-type="float" office:value="245000" calcext:value-type="float">
            <text:p>24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100" calcext:value-type="float">
            <text:p>49100</text:p>
          </table:table-cell>
          <table:table-cell office:value-type="float" office:value="5776424" calcext:value-type="float">
            <text:p>5776424</text:p>
          </table:table-cell>
          <table:table-cell office:value-type="float" office:value="343700" calcext:value-type="float">
            <text:p>343700</text:p>
          </table:table-cell>
          <table:table-cell office:value-type="float" office:value="4163816" calcext:value-type="float">
            <text:p>4163816</text:p>
          </table:table-cell>
          <table:table-cell office:value-type="float" office:value="245500" calcext:value-type="float">
            <text:p>245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200" calcext:value-type="float">
            <text:p>49200</text:p>
          </table:table-cell>
          <table:table-cell office:value-type="float" office:value="5662571" calcext:value-type="float">
            <text:p>5662571</text:p>
          </table:table-cell>
          <table:table-cell office:value-type="float" office:value="344400" calcext:value-type="float">
            <text:p>344400</text:p>
          </table:table-cell>
          <table:table-cell office:value-type="float" office:value="4188037" calcext:value-type="float">
            <text:p>4188037</text:p>
          </table:table-cell>
          <table:table-cell office:value-type="float" office:value="246000" calcext:value-type="float">
            <text:p>246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300" calcext:value-type="float">
            <text:p>49300</text:p>
          </table:table-cell>
          <table:table-cell office:value-type="float" office:value="5596037" calcext:value-type="float">
            <text:p>5596037</text:p>
          </table:table-cell>
          <table:table-cell office:value-type="float" office:value="345100" calcext:value-type="float">
            <text:p>345100</text:p>
          </table:table-cell>
          <table:table-cell office:value-type="float" office:value="4117012" calcext:value-type="float">
            <text:p>4117012</text:p>
          </table:table-cell>
          <table:table-cell office:value-type="float" office:value="246500" calcext:value-type="float">
            <text:p>246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400" calcext:value-type="float">
            <text:p>49400</text:p>
          </table:table-cell>
          <table:table-cell office:value-type="float" office:value="6097932" calcext:value-type="float">
            <text:p>6097932</text:p>
          </table:table-cell>
          <table:table-cell office:value-type="float" office:value="345800" calcext:value-type="float">
            <text:p>345800</text:p>
          </table:table-cell>
          <table:table-cell office:value-type="float" office:value="4096961" calcext:value-type="float">
            <text:p>4096961</text:p>
          </table:table-cell>
          <table:table-cell office:value-type="float" office:value="247000" calcext:value-type="float">
            <text:p>247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5611884" calcext:value-type="float">
            <text:p>5611884</text:p>
          </table:table-cell>
          <table:table-cell office:value-type="float" office:value="346500" calcext:value-type="float">
            <text:p>346500</text:p>
          </table:table-cell>
          <table:table-cell office:value-type="float" office:value="4145114" calcext:value-type="float">
            <text:p>4145114</text:p>
          </table:table-cell>
          <table:table-cell office:value-type="float" office:value="247500" calcext:value-type="float">
            <text:p>247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float" office:value="5566555" calcext:value-type="float">
            <text:p>5566555</text:p>
          </table:table-cell>
          <table:table-cell office:value-type="float" office:value="347200" calcext:value-type="float">
            <text:p>347200</text:p>
          </table:table-cell>
          <table:table-cell office:value-type="float" office:value="3994690" calcext:value-type="float">
            <text:p>3994690</text:p>
          </table:table-cell>
          <table:table-cell office:value-type="float" office:value="248000" calcext:value-type="float">
            <text:p>24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700" calcext:value-type="float">
            <text:p>49700</text:p>
          </table:table-cell>
          <table:table-cell office:value-type="float" office:value="5692662" calcext:value-type="float">
            <text:p>5692662</text:p>
          </table:table-cell>
          <table:table-cell office:value-type="float" office:value="347900" calcext:value-type="float">
            <text:p>347900</text:p>
          </table:table-cell>
          <table:table-cell office:value-type="float" office:value="4149445" calcext:value-type="float">
            <text:p>4149445</text:p>
          </table:table-cell>
          <table:table-cell office:value-type="float" office:value="248500" calcext:value-type="float">
            <text:p>248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float" office:value="5721567" calcext:value-type="float">
            <text:p>5721567</text:p>
          </table:table-cell>
          <table:table-cell office:value-type="float" office:value="348600" calcext:value-type="float">
            <text:p>348600</text:p>
          </table:table-cell>
          <table:table-cell office:value-type="float" office:value="3964599" calcext:value-type="float">
            <text:p>3964599</text:p>
          </table:table-cell>
          <table:table-cell office:value-type="float" office:value="249000" calcext:value-type="float">
            <text:p>24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900" calcext:value-type="float">
            <text:p>49900</text:p>
          </table:table-cell>
          <table:table-cell office:value-type="float" office:value="5806194" calcext:value-type="float">
            <text:p>5806194</text:p>
          </table:table-cell>
          <table:table-cell office:value-type="float" office:value="349300" calcext:value-type="float">
            <text:p>349300</text:p>
          </table:table-cell>
          <table:table-cell office:value-type="float" office:value="4208376" calcext:value-type="float">
            <text:p>4208376</text:p>
          </table:table-cell>
          <table:table-cell office:value-type="float" office:value="249500" calcext:value-type="float">
            <text:p>249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732602" calcext:value-type="float">
            <text:p>5732602</text:p>
          </table:table-cell>
          <table:table-cell office:value-type="float" office:value="350000" calcext:value-type="float">
            <text:p>350000</text:p>
          </table:table-cell>
          <table:table-cell office:value-type="float" office:value="4184540" calcext:value-type="float">
            <text:p>418454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float" office:value="5662154" calcext:value-type="float">
            <text:p>5662154</text:p>
          </table:table-cell>
          <table:table-cell office:value-type="float" office:value="350700" calcext:value-type="float">
            <text:p>350700</text:p>
          </table:table-cell>
          <table:table-cell office:value-type="float" office:value="4195672" calcext:value-type="float">
            <text:p>4195672</text:p>
          </table:table-cell>
          <table:table-cell office:value-type="float" office:value="250500" calcext:value-type="float">
            <text:p>250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float" office:value="5734591" calcext:value-type="float">
            <text:p>5734591</text:p>
          </table:table-cell>
          <table:table-cell office:value-type="float" office:value="351400" calcext:value-type="float">
            <text:p>351400</text:p>
          </table:table-cell>
          <table:table-cell office:value-type="float" office:value="4091251" calcext:value-type="float">
            <text:p>4091251</text:p>
          </table:table-cell>
          <table:table-cell office:value-type="float" office:value="251000" calcext:value-type="float">
            <text:p>25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5785952" calcext:value-type="float">
            <text:p>5785952</text:p>
          </table:table-cell>
          <table:table-cell office:value-type="float" office:value="352100" calcext:value-type="float">
            <text:p>352100</text:p>
          </table:table-cell>
          <table:table-cell office:value-type="float" office:value="4113579" calcext:value-type="float">
            <text:p>4113579</text:p>
          </table:table-cell>
          <table:table-cell office:value-type="float" office:value="251500" calcext:value-type="float">
            <text:p>251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6270940" calcext:value-type="float">
            <text:p>6270940</text:p>
          </table:table-cell>
          <table:table-cell office:value-type="float" office:value="352800" calcext:value-type="float">
            <text:p>352800</text:p>
          </table:table-cell>
          <table:table-cell office:value-type="float" office:value="4133276" calcext:value-type="float">
            <text:p>4133276</text:p>
          </table:table-cell>
          <table:table-cell office:value-type="float" office:value="252000" calcext:value-type="float">
            <text:p>25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5781685" calcext:value-type="float">
            <text:p>5781685</text:p>
          </table:table-cell>
          <table:table-cell office:value-type="float" office:value="353500" calcext:value-type="float">
            <text:p>353500</text:p>
          </table:table-cell>
          <table:table-cell office:value-type="float" office:value="4347123" calcext:value-type="float">
            <text:p>4347123</text:p>
          </table:table-cell>
          <table:table-cell office:value-type="float" office:value="252500" calcext:value-type="float">
            <text:p>252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600" calcext:value-type="float">
            <text:p>50600</text:p>
          </table:table-cell>
          <table:table-cell office:value-type="float" office:value="6026553" calcext:value-type="float">
            <text:p>6026553</text:p>
          </table:table-cell>
          <table:table-cell office:value-type="float" office:value="354200" calcext:value-type="float">
            <text:p>354200</text:p>
          </table:table-cell>
          <table:table-cell office:value-type="float" office:value="4229420" calcext:value-type="float">
            <text:p>4229420</text:p>
          </table:table-cell>
          <table:table-cell office:value-type="float" office:value="253000" calcext:value-type="float">
            <text:p>253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700" calcext:value-type="float">
            <text:p>50700</text:p>
          </table:table-cell>
          <table:table-cell office:value-type="float" office:value="5788582" calcext:value-type="float">
            <text:p>5788582</text:p>
          </table:table-cell>
          <table:table-cell office:value-type="float" office:value="354900" calcext:value-type="float">
            <text:p>354900</text:p>
          </table:table-cell>
          <table:table-cell office:value-type="float" office:value="4274814" calcext:value-type="float">
            <text:p>4274814</text:p>
          </table:table-cell>
          <table:table-cell office:value-type="float" office:value="253500" calcext:value-type="float">
            <text:p>253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800" calcext:value-type="float">
            <text:p>50800</text:p>
          </table:table-cell>
          <table:table-cell office:value-type="float" office:value="6020650" calcext:value-type="float">
            <text:p>6020650</text:p>
          </table:table-cell>
          <table:table-cell office:value-type="float" office:value="355600" calcext:value-type="float">
            <text:p>355600</text:p>
          </table:table-cell>
          <table:table-cell office:value-type="float" office:value="4068217" calcext:value-type="float">
            <text:p>4068217</text:p>
          </table:table-cell>
          <table:table-cell office:value-type="float" office:value="254000" calcext:value-type="float">
            <text:p>254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900" calcext:value-type="float">
            <text:p>50900</text:p>
          </table:table-cell>
          <table:table-cell office:value-type="float" office:value="5871734" calcext:value-type="float">
            <text:p>5871734</text:p>
          </table:table-cell>
          <table:table-cell office:value-type="float" office:value="356300" calcext:value-type="float">
            <text:p>356300</text:p>
          </table:table-cell>
          <table:table-cell office:value-type="float" office:value="4221368" calcext:value-type="float">
            <text:p>4221368</text:p>
          </table:table-cell>
          <table:table-cell office:value-type="float" office:value="254500" calcext:value-type="float">
            <text:p>254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5985715" calcext:value-type="float">
            <text:p>5985715</text:p>
          </table:table-cell>
          <table:table-cell office:value-type="float" office:value="357000" calcext:value-type="float">
            <text:p>357000</text:p>
          </table:table-cell>
          <table:table-cell office:value-type="float" office:value="4127726" calcext:value-type="float">
            <text:p>4127726</text:p>
          </table:table-cell>
          <table:table-cell office:value-type="float" office:value="255000" calcext:value-type="float">
            <text:p>25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float" office:value="5830607" calcext:value-type="float">
            <text:p>5830607</text:p>
          </table:table-cell>
          <table:table-cell office:value-type="float" office:value="357700" calcext:value-type="float">
            <text:p>357700</text:p>
          </table:table-cell>
          <table:table-cell office:value-type="float" office:value="4400087" calcext:value-type="float">
            <text:p>4400087</text:p>
          </table:table-cell>
          <table:table-cell office:value-type="float" office:value="255500" calcext:value-type="float">
            <text:p>255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5779375" calcext:value-type="float">
            <text:p>5779375</text:p>
          </table:table-cell>
          <table:table-cell office:value-type="float" office:value="358400" calcext:value-type="float">
            <text:p>358400</text:p>
          </table:table-cell>
          <table:table-cell office:value-type="float" office:value="4261853" calcext:value-type="float">
            <text:p>4261853</text:p>
          </table:table-cell>
          <table:table-cell office:value-type="float" office:value="256000" calcext:value-type="float">
            <text:p>256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300" calcext:value-type="float">
            <text:p>51300</text:p>
          </table:table-cell>
          <table:table-cell office:value-type="float" office:value="5741745" calcext:value-type="float">
            <text:p>5741745</text:p>
          </table:table-cell>
          <table:table-cell office:value-type="float" office:value="359100" calcext:value-type="float">
            <text:p>359100</text:p>
          </table:table-cell>
          <table:table-cell office:value-type="float" office:value="4304841" calcext:value-type="float">
            <text:p>4304841</text:p>
          </table:table-cell>
          <table:table-cell office:value-type="float" office:value="256500" calcext:value-type="float">
            <text:p>256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400" calcext:value-type="float">
            <text:p>51400</text:p>
          </table:table-cell>
          <table:table-cell office:value-type="float" office:value="6524470" calcext:value-type="float">
            <text:p>6524470</text:p>
          </table:table-cell>
          <table:table-cell office:value-type="float" office:value="359800" calcext:value-type="float">
            <text:p>359800</text:p>
          </table:table-cell>
          <table:table-cell office:value-type="float" office:value="4176071" calcext:value-type="float">
            <text:p>4176071</text:p>
          </table:table-cell>
          <table:table-cell office:value-type="float" office:value="257000" calcext:value-type="float">
            <text:p>257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5954244" calcext:value-type="float">
            <text:p>5954244</text:p>
          </table:table-cell>
          <table:table-cell office:value-type="float" office:value="360500" calcext:value-type="float">
            <text:p>360500</text:p>
          </table:table-cell>
          <table:table-cell office:value-type="float" office:value="4241547" calcext:value-type="float">
            <text:p>4241547</text:p>
          </table:table-cell>
          <table:table-cell office:value-type="float" office:value="257500" calcext:value-type="float">
            <text:p>257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float" office:value="5993831" calcext:value-type="float">
            <text:p>5993831</text:p>
          </table:table-cell>
          <table:table-cell office:value-type="float" office:value="361200" calcext:value-type="float">
            <text:p>361200</text:p>
          </table:table-cell>
          <table:table-cell office:value-type="float" office:value="4200484" calcext:value-type="float">
            <text:p>4200484</text:p>
          </table:table-cell>
          <table:table-cell office:value-type="float" office:value="258000" calcext:value-type="float">
            <text:p>25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700" calcext:value-type="float">
            <text:p>51700</text:p>
          </table:table-cell>
          <table:table-cell office:value-type="float" office:value="6085324" calcext:value-type="float">
            <text:p>6085324</text:p>
          </table:table-cell>
          <table:table-cell office:value-type="float" office:value="361900" calcext:value-type="float">
            <text:p>361900</text:p>
          </table:table-cell>
          <table:table-cell office:value-type="float" office:value="4244595" calcext:value-type="float">
            <text:p>4244595</text:p>
          </table:table-cell>
          <table:table-cell office:value-type="float" office:value="258500" calcext:value-type="float">
            <text:p>258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800" calcext:value-type="float">
            <text:p>51800</text:p>
          </table:table-cell>
          <table:table-cell office:value-type="float" office:value="8191325" calcext:value-type="float">
            <text:p>8191325</text:p>
          </table:table-cell>
          <table:table-cell office:value-type="float" office:value="362600" calcext:value-type="float">
            <text:p>362600</text:p>
          </table:table-cell>
          <table:table-cell office:value-type="float" office:value="5163435" calcext:value-type="float">
            <text:p>5163435</text:p>
          </table:table-cell>
          <table:table-cell office:value-type="float" office:value="259000" calcext:value-type="float">
            <text:p>25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900" calcext:value-type="float">
            <text:p>51900</text:p>
          </table:table-cell>
          <table:table-cell office:value-type="float" office:value="6104283" calcext:value-type="float">
            <text:p>6104283</text:p>
          </table:table-cell>
          <table:table-cell office:value-type="float" office:value="363300" calcext:value-type="float">
            <text:p>363300</text:p>
          </table:table-cell>
          <table:table-cell office:value-type="float" office:value="4435792" calcext:value-type="float">
            <text:p>4435792</text:p>
          </table:table-cell>
          <table:table-cell office:value-type="float" office:value="259500" calcext:value-type="float">
            <text:p>259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6130557" calcext:value-type="float">
            <text:p>6130557</text:p>
          </table:table-cell>
          <table:table-cell office:value-type="float" office:value="364000" calcext:value-type="float">
            <text:p>364000</text:p>
          </table:table-cell>
          <table:table-cell office:value-type="float" office:value="4197789" calcext:value-type="float">
            <text:p>4197789</text:p>
          </table:table-cell>
          <table:table-cell office:value-type="float" office:value="260000" calcext:value-type="float">
            <text:p>26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100" calcext:value-type="float">
            <text:p>52100</text:p>
          </table:table-cell>
          <table:table-cell office:value-type="float" office:value="6077432" calcext:value-type="float">
            <text:p>6077432</text:p>
          </table:table-cell>
          <table:table-cell office:value-type="float" office:value="364700" calcext:value-type="float">
            <text:p>364700</text:p>
          </table:table-cell>
          <table:table-cell office:value-type="float" office:value="4267564" calcext:value-type="float">
            <text:p>4267564</text:p>
          </table:table-cell>
          <table:table-cell office:value-type="float" office:value="260500" calcext:value-type="float">
            <text:p>260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200" calcext:value-type="float">
            <text:p>52200</text:p>
          </table:table-cell>
          <table:table-cell office:value-type="float" office:value="5978208" calcext:value-type="float">
            <text:p>5978208</text:p>
          </table:table-cell>
          <table:table-cell office:value-type="float" office:value="365400" calcext:value-type="float">
            <text:p>365400</text:p>
          </table:table-cell>
          <table:table-cell office:value-type="float" office:value="4336248" calcext:value-type="float">
            <text:p>4336248</text:p>
          </table:table-cell>
          <table:table-cell office:value-type="float" office:value="261000" calcext:value-type="float">
            <text:p>26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300" calcext:value-type="float">
            <text:p>52300</text:p>
          </table:table-cell>
          <table:table-cell office:value-type="float" office:value="6892879" calcext:value-type="float">
            <text:p>6892879</text:p>
          </table:table-cell>
          <table:table-cell office:value-type="float" office:value="366100" calcext:value-type="float">
            <text:p>366100</text:p>
          </table:table-cell>
          <table:table-cell office:value-type="float" office:value="4318315" calcext:value-type="float">
            <text:p>4318315</text:p>
          </table:table-cell>
          <table:table-cell office:value-type="float" office:value="261500" calcext:value-type="float">
            <text:p>261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400" calcext:value-type="float">
            <text:p>52400</text:p>
          </table:table-cell>
          <table:table-cell office:value-type="float" office:value="6032263" calcext:value-type="float">
            <text:p>6032263</text:p>
          </table:table-cell>
          <table:table-cell office:value-type="float" office:value="366800" calcext:value-type="float">
            <text:p>366800</text:p>
          </table:table-cell>
          <table:table-cell office:value-type="float" office:value="4703790" calcext:value-type="float">
            <text:p>4703790</text:p>
          </table:table-cell>
          <table:table-cell office:value-type="float" office:value="262000" calcext:value-type="float">
            <text:p>26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6427812" calcext:value-type="float">
            <text:p>6427812</text:p>
          </table:table-cell>
          <table:table-cell office:value-type="float" office:value="367500" calcext:value-type="float">
            <text:p>367500</text:p>
          </table:table-cell>
          <table:table-cell office:value-type="float" office:value="4481090" calcext:value-type="float">
            <text:p>4481090</text:p>
          </table:table-cell>
          <table:table-cell office:value-type="float" office:value="262500" calcext:value-type="float">
            <text:p>262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6175052" calcext:value-type="float">
            <text:p>6175052</text:p>
          </table:table-cell>
          <table:table-cell office:value-type="float" office:value="368200" calcext:value-type="float">
            <text:p>368200</text:p>
          </table:table-cell>
          <table:table-cell office:value-type="float" office:value="4512111" calcext:value-type="float">
            <text:p>4512111</text:p>
          </table:table-cell>
          <table:table-cell office:value-type="float" office:value="263000" calcext:value-type="float">
            <text:p>263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700" calcext:value-type="float">
            <text:p>52700</text:p>
          </table:table-cell>
          <table:table-cell office:value-type="float" office:value="6522930" calcext:value-type="float">
            <text:p>6522930</text:p>
          </table:table-cell>
          <table:table-cell office:value-type="float" office:value="368900" calcext:value-type="float">
            <text:p>368900</text:p>
          </table:table-cell>
          <table:table-cell office:value-type="float" office:value="4516699" calcext:value-type="float">
            <text:p>4516699</text:p>
          </table:table-cell>
          <table:table-cell office:value-type="float" office:value="263500" calcext:value-type="float">
            <text:p>263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6112592" calcext:value-type="float">
            <text:p>6112592</text:p>
          </table:table-cell>
          <table:table-cell office:value-type="float" office:value="369600" calcext:value-type="float">
            <text:p>369600</text:p>
          </table:table-cell>
          <table:table-cell office:value-type="float" office:value="4444486" calcext:value-type="float">
            <text:p>4444486</text:p>
          </table:table-cell>
          <table:table-cell office:value-type="float" office:value="264000" calcext:value-type="float">
            <text:p>264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900" calcext:value-type="float">
            <text:p>52900</text:p>
          </table:table-cell>
          <table:table-cell office:value-type="float" office:value="6162477" calcext:value-type="float">
            <text:p>6162477</text:p>
          </table:table-cell>
          <table:table-cell office:value-type="float" office:value="370300" calcext:value-type="float">
            <text:p>370300</text:p>
          </table:table-cell>
          <table:table-cell office:value-type="float" office:value="4468065" calcext:value-type="float">
            <text:p>4468065</text:p>
          </table:table-cell>
          <table:table-cell office:value-type="float" office:value="264500" calcext:value-type="float">
            <text:p>264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6211046" calcext:value-type="float">
            <text:p>6211046</text:p>
          </table:table-cell>
          <table:table-cell office:value-type="float" office:value="371000" calcext:value-type="float">
            <text:p>371000</text:p>
          </table:table-cell>
          <table:table-cell office:value-type="float" office:value="4452249" calcext:value-type="float">
            <text:p>4452249</text:p>
          </table:table-cell>
          <table:table-cell office:value-type="float" office:value="265000" calcext:value-type="float">
            <text:p>26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float" office:value="6349184" calcext:value-type="float">
            <text:p>6349184</text:p>
          </table:table-cell>
          <table:table-cell office:value-type="float" office:value="371700" calcext:value-type="float">
            <text:p>371700</text:p>
          </table:table-cell>
          <table:table-cell office:value-type="float" office:value="5187784" calcext:value-type="float">
            <text:p>5187784</text:p>
          </table:table-cell>
          <table:table-cell office:value-type="float" office:value="265500" calcext:value-type="float">
            <text:p>265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200" calcext:value-type="float">
            <text:p>53200</text:p>
          </table:table-cell>
          <table:table-cell office:value-type="float" office:value="6963648" calcext:value-type="float">
            <text:p>6963648</text:p>
          </table:table-cell>
          <table:table-cell office:value-type="float" office:value="372400" calcext:value-type="float">
            <text:p>372400</text:p>
          </table:table-cell>
          <table:table-cell office:value-type="float" office:value="4682713" calcext:value-type="float">
            <text:p>4682713</text:p>
          </table:table-cell>
          <table:table-cell office:value-type="float" office:value="266000" calcext:value-type="float">
            <text:p>266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300" calcext:value-type="float">
            <text:p>53300</text:p>
          </table:table-cell>
          <table:table-cell office:value-type="float" office:value="6764045" calcext:value-type="float">
            <text:p>6764045</text:p>
          </table:table-cell>
          <table:table-cell office:value-type="float" office:value="373100" calcext:value-type="float">
            <text:p>373100</text:p>
          </table:table-cell>
          <table:table-cell office:value-type="float" office:value="5118170" calcext:value-type="float">
            <text:p>5118170</text:p>
          </table:table-cell>
          <table:table-cell office:value-type="float" office:value="266500" calcext:value-type="float">
            <text:p>266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400" calcext:value-type="float">
            <text:p>53400</text:p>
          </table:table-cell>
          <table:table-cell office:value-type="float" office:value="7059182" calcext:value-type="float">
            <text:p>7059182</text:p>
          </table:table-cell>
          <table:table-cell office:value-type="float" office:value="373800" calcext:value-type="float">
            <text:p>373800</text:p>
          </table:table-cell>
          <table:table-cell office:value-type="float" office:value="4745142" calcext:value-type="float">
            <text:p>4745142</text:p>
          </table:table-cell>
          <table:table-cell office:value-type="float" office:value="267000" calcext:value-type="float">
            <text:p>267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6968973" calcext:value-type="float">
            <text:p>6968973</text:p>
          </table:table-cell>
          <table:table-cell office:value-type="float" office:value="374500" calcext:value-type="float">
            <text:p>374500</text:p>
          </table:table-cell>
          <table:table-cell office:value-type="float" office:value="4774495" calcext:value-type="float">
            <text:p>4774495</text:p>
          </table:table-cell>
          <table:table-cell office:value-type="float" office:value="267500" calcext:value-type="float">
            <text:p>267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float" office:value="6977795" calcext:value-type="float">
            <text:p>6977795</text:p>
          </table:table-cell>
          <table:table-cell office:value-type="float" office:value="375200" calcext:value-type="float">
            <text:p>375200</text:p>
          </table:table-cell>
          <table:table-cell office:value-type="float" office:value="4847221" calcext:value-type="float">
            <text:p>4847221</text:p>
          </table:table-cell>
          <table:table-cell office:value-type="float" office:value="268000" calcext:value-type="float">
            <text:p>26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700" calcext:value-type="float">
            <text:p>53700</text:p>
          </table:table-cell>
          <table:table-cell office:value-type="float" office:value="6600981" calcext:value-type="float">
            <text:p>6600981</text:p>
          </table:table-cell>
          <table:table-cell office:value-type="float" office:value="375900" calcext:value-type="float">
            <text:p>375900</text:p>
          </table:table-cell>
          <table:table-cell office:value-type="float" office:value="6140405" calcext:value-type="float">
            <text:p>6140405</text:p>
          </table:table-cell>
          <table:table-cell office:value-type="float" office:value="268500" calcext:value-type="float">
            <text:p>268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800" calcext:value-type="float">
            <text:p>53800</text:p>
          </table:table-cell>
          <table:table-cell office:value-type="float" office:value="6542017" calcext:value-type="float">
            <text:p>6542017</text:p>
          </table:table-cell>
          <table:table-cell office:value-type="float" office:value="376600" calcext:value-type="float">
            <text:p>376600</text:p>
          </table:table-cell>
          <table:table-cell office:value-type="float" office:value="4937976" calcext:value-type="float">
            <text:p>4937976</text:p>
          </table:table-cell>
          <table:table-cell office:value-type="float" office:value="269000" calcext:value-type="float">
            <text:p>26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900" calcext:value-type="float">
            <text:p>53900</text:p>
          </table:table-cell>
          <table:table-cell office:value-type="float" office:value="6799750" calcext:value-type="float">
            <text:p>6799750</text:p>
          </table:table-cell>
          <table:table-cell office:value-type="float" office:value="377300" calcext:value-type="float">
            <text:p>377300</text:p>
          </table:table-cell>
          <table:table-cell office:value-type="float" office:value="4795860" calcext:value-type="float">
            <text:p>4795860</text:p>
          </table:table-cell>
          <table:table-cell office:value-type="float" office:value="269500" calcext:value-type="float">
            <text:p>269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7015938" calcext:value-type="float">
            <text:p>7015938</text:p>
          </table:table-cell>
          <table:table-cell office:value-type="float" office:value="378000" calcext:value-type="float">
            <text:p>378000</text:p>
          </table:table-cell>
          <table:table-cell office:value-type="float" office:value="4798716" calcext:value-type="float">
            <text:p>4798716</text:p>
          </table:table-cell>
          <table:table-cell office:value-type="float" office:value="270000" calcext:value-type="float">
            <text:p>27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100" calcext:value-type="float">
            <text:p>54100</text:p>
          </table:table-cell>
          <table:table-cell office:value-type="float" office:value="6490208" calcext:value-type="float">
            <text:p>6490208</text:p>
          </table:table-cell>
          <table:table-cell office:value-type="float" office:value="378700" calcext:value-type="float">
            <text:p>378700</text:p>
          </table:table-cell>
          <table:table-cell office:value-type="float" office:value="4975285" calcext:value-type="float">
            <text:p>4975285</text:p>
          </table:table-cell>
          <table:table-cell office:value-type="float" office:value="270500" calcext:value-type="float">
            <text:p>270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200" calcext:value-type="float">
            <text:p>54200</text:p>
          </table:table-cell>
          <table:table-cell office:value-type="float" office:value="6595206" calcext:value-type="float">
            <text:p>6595206</text:p>
          </table:table-cell>
          <table:table-cell office:value-type="float" office:value="379400" calcext:value-type="float">
            <text:p>379400</text:p>
          </table:table-cell>
          <table:table-cell office:value-type="float" office:value="4752969" calcext:value-type="float">
            <text:p>4752969</text:p>
          </table:table-cell>
          <table:table-cell office:value-type="float" office:value="271000" calcext:value-type="float">
            <text:p>27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300" calcext:value-type="float">
            <text:p>54300</text:p>
          </table:table-cell>
          <table:table-cell office:value-type="float" office:value="6477729" calcext:value-type="float">
            <text:p>6477729</text:p>
          </table:table-cell>
          <table:table-cell office:value-type="float" office:value="380100" calcext:value-type="float">
            <text:p>380100</text:p>
          </table:table-cell>
          <table:table-cell office:value-type="float" office:value="4716366" calcext:value-type="float">
            <text:p>4716366</text:p>
          </table:table-cell>
          <table:table-cell office:value-type="float" office:value="271500" calcext:value-type="float">
            <text:p>271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400" calcext:value-type="float">
            <text:p>54400</text:p>
          </table:table-cell>
          <table:table-cell office:value-type="float" office:value="6362978" calcext:value-type="float">
            <text:p>6362978</text:p>
          </table:table-cell>
          <table:table-cell office:value-type="float" office:value="380800" calcext:value-type="float">
            <text:p>380800</text:p>
          </table:table-cell>
          <table:table-cell office:value-type="float" office:value="4576015" calcext:value-type="float">
            <text:p>4576015</text:p>
          </table:table-cell>
          <table:table-cell office:value-type="float" office:value="272000" calcext:value-type="float">
            <text:p>27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6787816" calcext:value-type="float">
            <text:p>6787816</text:p>
          </table:table-cell>
          <table:table-cell office:value-type="float" office:value="381500" calcext:value-type="float">
            <text:p>381500</text:p>
          </table:table-cell>
          <table:table-cell office:value-type="float" office:value="4835479" calcext:value-type="float">
            <text:p>4835479</text:p>
          </table:table-cell>
          <table:table-cell office:value-type="float" office:value="272500" calcext:value-type="float">
            <text:p>272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7318808" calcext:value-type="float">
            <text:p>7318808</text:p>
          </table:table-cell>
          <table:table-cell office:value-type="float" office:value="382200" calcext:value-type="float">
            <text:p>382200</text:p>
          </table:table-cell>
          <table:table-cell office:value-type="float" office:value="5264231" calcext:value-type="float">
            <text:p>5264231</text:p>
          </table:table-cell>
          <table:table-cell office:value-type="float" office:value="273000" calcext:value-type="float">
            <text:p>273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700" calcext:value-type="float">
            <text:p>54700</text:p>
          </table:table-cell>
          <table:table-cell office:value-type="float" office:value="6711529" calcext:value-type="float">
            <text:p>6711529</text:p>
          </table:table-cell>
          <table:table-cell office:value-type="float" office:value="382900" calcext:value-type="float">
            <text:p>382900</text:p>
          </table:table-cell>
          <table:table-cell office:value-type="float" office:value="4865699" calcext:value-type="float">
            <text:p>4865699</text:p>
          </table:table-cell>
          <table:table-cell office:value-type="float" office:value="273500" calcext:value-type="float">
            <text:p>273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800" calcext:value-type="float">
            <text:p>54800</text:p>
          </table:table-cell>
          <table:table-cell office:value-type="float" office:value="7275563" calcext:value-type="float">
            <text:p>7275563</text:p>
          </table:table-cell>
          <table:table-cell office:value-type="float" office:value="383600" calcext:value-type="float">
            <text:p>383600</text:p>
          </table:table-cell>
          <table:table-cell office:value-type="float" office:value="5055133" calcext:value-type="float">
            <text:p>5055133</text:p>
          </table:table-cell>
          <table:table-cell office:value-type="float" office:value="274000" calcext:value-type="float">
            <text:p>274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900" calcext:value-type="float">
            <text:p>54900</text:p>
          </table:table-cell>
          <table:table-cell office:value-type="float" office:value="7032331" calcext:value-type="float">
            <text:p>7032331</text:p>
          </table:table-cell>
          <table:table-cell office:value-type="float" office:value="384300" calcext:value-type="float">
            <text:p>384300</text:p>
          </table:table-cell>
          <table:table-cell office:value-type="float" office:value="4657851" calcext:value-type="float">
            <text:p>4657851</text:p>
          </table:table-cell>
          <table:table-cell office:value-type="float" office:value="274500" calcext:value-type="float">
            <text:p>274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6703445" calcext:value-type="float">
            <text:p>6703445</text:p>
          </table:table-cell>
          <table:table-cell office:value-type="float" office:value="385000" calcext:value-type="float">
            <text:p>385000</text:p>
          </table:table-cell>
          <table:table-cell office:value-type="float" office:value="4578517" calcext:value-type="float">
            <text:p>4578517</text:p>
          </table:table-cell>
          <table:table-cell office:value-type="float" office:value="275000" calcext:value-type="float">
            <text:p>27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100" calcext:value-type="float">
            <text:p>55100</text:p>
          </table:table-cell>
          <table:table-cell office:value-type="float" office:value="6416648" calcext:value-type="float">
            <text:p>6416648</text:p>
          </table:table-cell>
          <table:table-cell office:value-type="float" office:value="385700" calcext:value-type="float">
            <text:p>385700</text:p>
          </table:table-cell>
          <table:table-cell office:value-type="float" office:value="4550190" calcext:value-type="float">
            <text:p>4550190</text:p>
          </table:table-cell>
          <table:table-cell office:value-type="float" office:value="275500" calcext:value-type="float">
            <text:p>275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200" calcext:value-type="float">
            <text:p>55200</text:p>
          </table:table-cell>
          <table:table-cell office:value-type="float" office:value="6350242" calcext:value-type="float">
            <text:p>6350242</text:p>
          </table:table-cell>
          <table:table-cell office:value-type="float" office:value="386400" calcext:value-type="float">
            <text:p>386400</text:p>
          </table:table-cell>
          <table:table-cell office:value-type="float" office:value="4487538" calcext:value-type="float">
            <text:p>4487538</text:p>
          </table:table-cell>
          <table:table-cell office:value-type="float" office:value="276000" calcext:value-type="float">
            <text:p>276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300" calcext:value-type="float">
            <text:p>55300</text:p>
          </table:table-cell>
          <table:table-cell office:value-type="float" office:value="7454090" calcext:value-type="float">
            <text:p>7454090</text:p>
          </table:table-cell>
          <table:table-cell office:value-type="float" office:value="387100" calcext:value-type="float">
            <text:p>387100</text:p>
          </table:table-cell>
          <table:table-cell office:value-type="float" office:value="5402144" calcext:value-type="float">
            <text:p>5402144</text:p>
          </table:table-cell>
          <table:table-cell office:value-type="float" office:value="276500" calcext:value-type="float">
            <text:p>276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400" calcext:value-type="float">
            <text:p>55400</text:p>
          </table:table-cell>
          <table:table-cell office:value-type="float" office:value="7366768" calcext:value-type="float">
            <text:p>7366768</text:p>
          </table:table-cell>
          <table:table-cell office:value-type="float" office:value="387800" calcext:value-type="float">
            <text:p>387800</text:p>
          </table:table-cell>
          <table:table-cell office:value-type="float" office:value="5410581" calcext:value-type="float">
            <text:p>5410581</text:p>
          </table:table-cell>
          <table:table-cell office:value-type="float" office:value="277000" calcext:value-type="float">
            <text:p>277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7218813" calcext:value-type="float">
            <text:p>7218813</text:p>
          </table:table-cell>
          <table:table-cell office:value-type="float" office:value="388500" calcext:value-type="float">
            <text:p>388500</text:p>
          </table:table-cell>
          <table:table-cell office:value-type="float" office:value="4855979" calcext:value-type="float">
            <text:p>4855979</text:p>
          </table:table-cell>
          <table:table-cell office:value-type="float" office:value="277500" calcext:value-type="float">
            <text:p>277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6494892" calcext:value-type="float">
            <text:p>6494892</text:p>
          </table:table-cell>
          <table:table-cell office:value-type="float" office:value="389200" calcext:value-type="float">
            <text:p>389200</text:p>
          </table:table-cell>
          <table:table-cell office:value-type="float" office:value="4760636" calcext:value-type="float">
            <text:p>4760636</text:p>
          </table:table-cell>
          <table:table-cell office:value-type="float" office:value="278000" calcext:value-type="float">
            <text:p>27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700" calcext:value-type="float">
            <text:p>55700</text:p>
          </table:table-cell>
          <table:table-cell office:value-type="float" office:value="7066272" calcext:value-type="float">
            <text:p>7066272</text:p>
          </table:table-cell>
          <table:table-cell office:value-type="float" office:value="389900" calcext:value-type="float">
            <text:p>389900</text:p>
          </table:table-cell>
          <table:table-cell office:value-type="float" office:value="5689390" calcext:value-type="float">
            <text:p>5689390</text:p>
          </table:table-cell>
          <table:table-cell office:value-type="float" office:value="278500" calcext:value-type="float">
            <text:p>278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800" calcext:value-type="float">
            <text:p>55800</text:p>
          </table:table-cell>
          <table:table-cell office:value-type="float" office:value="6937983" calcext:value-type="float">
            <text:p>6937983</text:p>
          </table:table-cell>
          <table:table-cell office:value-type="float" office:value="390600" calcext:value-type="float">
            <text:p>390600</text:p>
          </table:table-cell>
          <table:table-cell office:value-type="float" office:value="4618682" calcext:value-type="float">
            <text:p>4618682</text:p>
          </table:table-cell>
          <table:table-cell office:value-type="float" office:value="279000" calcext:value-type="float">
            <text:p>27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900" calcext:value-type="float">
            <text:p>55900</text:p>
          </table:table-cell>
          <table:table-cell office:value-type="float" office:value="6517861" calcext:value-type="float">
            <text:p>6517861</text:p>
          </table:table-cell>
          <table:table-cell office:value-type="float" office:value="391300" calcext:value-type="float">
            <text:p>391300</text:p>
          </table:table-cell>
          <table:table-cell office:value-type="float" office:value="4572197" calcext:value-type="float">
            <text:p>4572197</text:p>
          </table:table-cell>
          <table:table-cell office:value-type="float" office:value="279500" calcext:value-type="float">
            <text:p>279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6927461" calcext:value-type="float">
            <text:p>6927461</text:p>
          </table:table-cell>
          <table:table-cell office:value-type="float" office:value="392000" calcext:value-type="float">
            <text:p>392000</text:p>
          </table:table-cell>
          <table:table-cell office:value-type="float" office:value="4826946" calcext:value-type="float">
            <text:p>4826946</text:p>
          </table:table-cell>
          <table:table-cell office:value-type="float" office:value="280000" calcext:value-type="float">
            <text:p>28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100" calcext:value-type="float">
            <text:p>56100</text:p>
          </table:table-cell>
          <table:table-cell office:value-type="float" office:value="6723688" calcext:value-type="float">
            <text:p>6723688</text:p>
          </table:table-cell>
          <table:table-cell office:value-type="float" office:value="392700" calcext:value-type="float">
            <text:p>392700</text:p>
          </table:table-cell>
          <table:table-cell office:value-type="float" office:value="4890689" calcext:value-type="float">
            <text:p>4890689</text:p>
          </table:table-cell>
          <table:table-cell office:value-type="float" office:value="280500" calcext:value-type="float">
            <text:p>280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200" calcext:value-type="float">
            <text:p>56200</text:p>
          </table:table-cell>
          <table:table-cell office:value-type="float" office:value="6590651" calcext:value-type="float">
            <text:p>6590651</text:p>
          </table:table-cell>
          <table:table-cell office:value-type="float" office:value="393400" calcext:value-type="float">
            <text:p>393400</text:p>
          </table:table-cell>
          <table:table-cell office:value-type="float" office:value="4753964" calcext:value-type="float">
            <text:p>4753964</text:p>
          </table:table-cell>
          <table:table-cell office:value-type="float" office:value="281000" calcext:value-type="float">
            <text:p>28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300" calcext:value-type="float">
            <text:p>56300</text:p>
          </table:table-cell>
          <table:table-cell office:value-type="float" office:value="6732253" calcext:value-type="float">
            <text:p>6732253</text:p>
          </table:table-cell>
          <table:table-cell office:value-type="float" office:value="394100" calcext:value-type="float">
            <text:p>394100</text:p>
          </table:table-cell>
          <table:table-cell office:value-type="float" office:value="5319570" calcext:value-type="float">
            <text:p>5319570</text:p>
          </table:table-cell>
          <table:table-cell office:value-type="float" office:value="281500" calcext:value-type="float">
            <text:p>281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400" calcext:value-type="float">
            <text:p>56400</text:p>
          </table:table-cell>
          <table:table-cell office:value-type="float" office:value="6929418" calcext:value-type="float">
            <text:p>6929418</text:p>
          </table:table-cell>
          <table:table-cell office:value-type="float" office:value="394800" calcext:value-type="float">
            <text:p>394800</text:p>
          </table:table-cell>
          <table:table-cell office:value-type="float" office:value="4797272" calcext:value-type="float">
            <text:p>4797272</text:p>
          </table:table-cell>
          <table:table-cell office:value-type="float" office:value="282000" calcext:value-type="float">
            <text:p>28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7319577" calcext:value-type="float">
            <text:p>7319577</text:p>
          </table:table-cell>
          <table:table-cell office:value-type="float" office:value="395500" calcext:value-type="float">
            <text:p>395500</text:p>
          </table:table-cell>
          <table:table-cell office:value-type="float" office:value="5035371" calcext:value-type="float">
            <text:p>5035371</text:p>
          </table:table-cell>
          <table:table-cell office:value-type="float" office:value="282500" calcext:value-type="float">
            <text:p>282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12902558" calcext:value-type="float">
            <text:p>12902558</text:p>
          </table:table-cell>
          <table:table-cell office:value-type="float" office:value="396200" calcext:value-type="float">
            <text:p>396200</text:p>
          </table:table-cell>
          <table:table-cell office:value-type="float" office:value="4827107" calcext:value-type="float">
            <text:p>4827107</text:p>
          </table:table-cell>
          <table:table-cell office:value-type="float" office:value="283000" calcext:value-type="float">
            <text:p>283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700" calcext:value-type="float">
            <text:p>56700</text:p>
          </table:table-cell>
          <table:table-cell office:value-type="float" office:value="6656159" calcext:value-type="float">
            <text:p>6656159</text:p>
          </table:table-cell>
          <table:table-cell office:value-type="float" office:value="396900" calcext:value-type="float">
            <text:p>396900</text:p>
          </table:table-cell>
          <table:table-cell office:value-type="float" office:value="4652205" calcext:value-type="float">
            <text:p>4652205</text:p>
          </table:table-cell>
          <table:table-cell office:value-type="float" office:value="283500" calcext:value-type="float">
            <text:p>283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800" calcext:value-type="float">
            <text:p>56800</text:p>
          </table:table-cell>
          <table:table-cell office:value-type="float" office:value="6806134" calcext:value-type="float">
            <text:p>6806134</text:p>
          </table:table-cell>
          <table:table-cell office:value-type="float" office:value="397600" calcext:value-type="float">
            <text:p>397600</text:p>
          </table:table-cell>
          <table:table-cell office:value-type="float" office:value="4746649" calcext:value-type="float">
            <text:p>4746649</text:p>
          </table:table-cell>
          <table:table-cell office:value-type="float" office:value="284000" calcext:value-type="float">
            <text:p>284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900" calcext:value-type="float">
            <text:p>56900</text:p>
          </table:table-cell>
          <table:table-cell office:value-type="float" office:value="6555620" calcext:value-type="float">
            <text:p>6555620</text:p>
          </table:table-cell>
          <table:table-cell office:value-type="float" office:value="398300" calcext:value-type="float">
            <text:p>398300</text:p>
          </table:table-cell>
          <table:table-cell office:value-type="float" office:value="4861689" calcext:value-type="float">
            <text:p>4861689</text:p>
          </table:table-cell>
          <table:table-cell office:value-type="float" office:value="284500" calcext:value-type="float">
            <text:p>284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6780919" calcext:value-type="float">
            <text:p>6780919</text:p>
          </table:table-cell>
          <table:table-cell office:value-type="float" office:value="399000" calcext:value-type="float">
            <text:p>399000</text:p>
          </table:table-cell>
          <table:table-cell office:value-type="float" office:value="4746297" calcext:value-type="float">
            <text:p>4746297</text:p>
          </table:table-cell>
          <table:table-cell office:value-type="float" office:value="285000" calcext:value-type="float">
            <text:p>28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100" calcext:value-type="float">
            <text:p>57100</text:p>
          </table:table-cell>
          <table:table-cell office:value-type="float" office:value="6737386" calcext:value-type="float">
            <text:p>6737386</text:p>
          </table:table-cell>
          <table:table-cell office:value-type="float" office:value="399700" calcext:value-type="float">
            <text:p>399700</text:p>
          </table:table-cell>
          <table:table-cell office:value-type="float" office:value="4829352" calcext:value-type="float">
            <text:p>4829352</text:p>
          </table:table-cell>
          <table:table-cell office:value-type="float" office:value="285500" calcext:value-type="float">
            <text:p>285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200" calcext:value-type="float">
            <text:p>57200</text:p>
          </table:table-cell>
          <table:table-cell office:value-type="float" office:value="6591581" calcext:value-type="float">
            <text:p>6591581</text:p>
          </table:table-cell>
          <table:table-cell office:value-type="float" office:value="400400" calcext:value-type="float">
            <text:p>400400</text:p>
          </table:table-cell>
          <table:table-cell office:value-type="float" office:value="4661669" calcext:value-type="float">
            <text:p>4661669</text:p>
          </table:table-cell>
          <table:table-cell office:value-type="float" office:value="286000" calcext:value-type="float">
            <text:p>286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float" office:value="6814860" calcext:value-type="float">
            <text:p>6814860</text:p>
          </table:table-cell>
          <table:table-cell office:value-type="float" office:value="401100" calcext:value-type="float">
            <text:p>401100</text:p>
          </table:table-cell>
          <table:table-cell office:value-type="float" office:value="4716237" calcext:value-type="float">
            <text:p>4716237</text:p>
          </table:table-cell>
          <table:table-cell office:value-type="float" office:value="286500" calcext:value-type="float">
            <text:p>286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400" calcext:value-type="float">
            <text:p>57400</text:p>
          </table:table-cell>
          <table:table-cell office:value-type="float" office:value="7357496" calcext:value-type="float">
            <text:p>7357496</text:p>
          </table:table-cell>
          <table:table-cell office:value-type="float" office:value="401800" calcext:value-type="float">
            <text:p>401800</text:p>
          </table:table-cell>
          <table:table-cell office:value-type="float" office:value="4897298" calcext:value-type="float">
            <text:p>4897298</text:p>
          </table:table-cell>
          <table:table-cell office:value-type="float" office:value="287000" calcext:value-type="float">
            <text:p>287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7057258" calcext:value-type="float">
            <text:p>7057258</text:p>
          </table:table-cell>
          <table:table-cell office:value-type="float" office:value="402500" calcext:value-type="float">
            <text:p>402500</text:p>
          </table:table-cell>
          <table:table-cell office:value-type="float" office:value="4952187" calcext:value-type="float">
            <text:p>4952187</text:p>
          </table:table-cell>
          <table:table-cell office:value-type="float" office:value="287500" calcext:value-type="float">
            <text:p>287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6985622" calcext:value-type="float">
            <text:p>6985622</text:p>
          </table:table-cell>
          <table:table-cell office:value-type="float" office:value="403200" calcext:value-type="float">
            <text:p>403200</text:p>
          </table:table-cell>
          <table:table-cell office:value-type="float" office:value="5149384" calcext:value-type="float">
            <text:p>5149384</text:p>
          </table:table-cell>
          <table:table-cell office:value-type="float" office:value="288000" calcext:value-type="float">
            <text:p>28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6880175" calcext:value-type="float">
            <text:p>6880175</text:p>
          </table:table-cell>
          <table:table-cell office:value-type="float" office:value="403900" calcext:value-type="float">
            <text:p>403900</text:p>
          </table:table-cell>
          <table:table-cell office:value-type="float" office:value="4849370" calcext:value-type="float">
            <text:p>4849370</text:p>
          </table:table-cell>
          <table:table-cell office:value-type="float" office:value="288500" calcext:value-type="float">
            <text:p>288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800" calcext:value-type="float">
            <text:p>57800</text:p>
          </table:table-cell>
          <table:table-cell office:value-type="float" office:value="6840299" calcext:value-type="float">
            <text:p>6840299</text:p>
          </table:table-cell>
          <table:table-cell office:value-type="float" office:value="404600" calcext:value-type="float">
            <text:p>404600</text:p>
          </table:table-cell>
          <table:table-cell office:value-type="float" office:value="4684478" calcext:value-type="float">
            <text:p>4684478</text:p>
          </table:table-cell>
          <table:table-cell office:value-type="float" office:value="289000" calcext:value-type="float">
            <text:p>28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900" calcext:value-type="float">
            <text:p>57900</text:p>
          </table:table-cell>
          <table:table-cell office:value-type="float" office:value="6693308" calcext:value-type="float">
            <text:p>6693308</text:p>
          </table:table-cell>
          <table:table-cell office:value-type="float" office:value="405300" calcext:value-type="float">
            <text:p>405300</text:p>
          </table:table-cell>
          <table:table-cell office:value-type="float" office:value="4863389" calcext:value-type="float">
            <text:p>4863389</text:p>
          </table:table-cell>
          <table:table-cell office:value-type="float" office:value="289500" calcext:value-type="float">
            <text:p>289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6793943" calcext:value-type="float">
            <text:p>6793943</text:p>
          </table:table-cell>
          <table:table-cell office:value-type="float" office:value="406000" calcext:value-type="float">
            <text:p>406000</text:p>
          </table:table-cell>
          <table:table-cell office:value-type="float" office:value="4811483" calcext:value-type="float">
            <text:p>4811483</text:p>
          </table:table-cell>
          <table:table-cell office:value-type="float" office:value="290000" calcext:value-type="float">
            <text:p>29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100" calcext:value-type="float">
            <text:p>58100</text:p>
          </table:table-cell>
          <table:table-cell office:value-type="float" office:value="6552155" calcext:value-type="float">
            <text:p>6552155</text:p>
          </table:table-cell>
          <table:table-cell office:value-type="float" office:value="406700" calcext:value-type="float">
            <text:p>406700</text:p>
          </table:table-cell>
          <table:table-cell office:value-type="float" office:value="4870511" calcext:value-type="float">
            <text:p>4870511</text:p>
          </table:table-cell>
          <table:table-cell office:value-type="float" office:value="290500" calcext:value-type="float">
            <text:p>290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200" calcext:value-type="float">
            <text:p>58200</text:p>
          </table:table-cell>
          <table:table-cell office:value-type="float" office:value="6771680" calcext:value-type="float">
            <text:p>6771680</text:p>
          </table:table-cell>
          <table:table-cell office:value-type="float" office:value="407400" calcext:value-type="float">
            <text:p>407400</text:p>
          </table:table-cell>
          <table:table-cell office:value-type="float" office:value="5236257" calcext:value-type="float">
            <text:p>5236257</text:p>
          </table:table-cell>
          <table:table-cell office:value-type="float" office:value="291000" calcext:value-type="float">
            <text:p>29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300" calcext:value-type="float">
            <text:p>58300</text:p>
          </table:table-cell>
          <table:table-cell office:value-type="float" office:value="6822559" calcext:value-type="float">
            <text:p>6822559</text:p>
          </table:table-cell>
          <table:table-cell office:value-type="float" office:value="408100" calcext:value-type="float">
            <text:p>408100</text:p>
          </table:table-cell>
          <table:table-cell office:value-type="float" office:value="4935923" calcext:value-type="float">
            <text:p>4935923</text:p>
          </table:table-cell>
          <table:table-cell office:value-type="float" office:value="291500" calcext:value-type="float">
            <text:p>291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400" calcext:value-type="float">
            <text:p>58400</text:p>
          </table:table-cell>
          <table:table-cell office:value-type="float" office:value="6795451" calcext:value-type="float">
            <text:p>6795451</text:p>
          </table:table-cell>
          <table:table-cell office:value-type="float" office:value="408800" calcext:value-type="float">
            <text:p>408800</text:p>
          </table:table-cell>
          <table:table-cell office:value-type="float" office:value="4761856" calcext:value-type="float">
            <text:p>4761856</text:p>
          </table:table-cell>
          <table:table-cell office:value-type="float" office:value="292000" calcext:value-type="float">
            <text:p>29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6880207" calcext:value-type="float">
            <text:p>6880207</text:p>
          </table:table-cell>
          <table:table-cell office:value-type="float" office:value="409500" calcext:value-type="float">
            <text:p>409500</text:p>
          </table:table-cell>
          <table:table-cell office:value-type="float" office:value="4867078" calcext:value-type="float">
            <text:p>4867078</text:p>
          </table:table-cell>
          <table:table-cell office:value-type="float" office:value="292500" calcext:value-type="float">
            <text:p>292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600" calcext:value-type="float">
            <text:p>58600</text:p>
          </table:table-cell>
          <table:table-cell office:value-type="float" office:value="6840620" calcext:value-type="float">
            <text:p>6840620</text:p>
          </table:table-cell>
          <table:table-cell office:value-type="float" office:value="410200" calcext:value-type="float">
            <text:p>410200</text:p>
          </table:table-cell>
          <table:table-cell office:value-type="float" office:value="4909328" calcext:value-type="float">
            <text:p>4909328</text:p>
          </table:table-cell>
          <table:table-cell office:value-type="float" office:value="293000" calcext:value-type="float">
            <text:p>293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700" calcext:value-type="float">
            <text:p>58700</text:p>
          </table:table-cell>
          <table:table-cell office:value-type="float" office:value="6844726" calcext:value-type="float">
            <text:p>6844726</text:p>
          </table:table-cell>
          <table:table-cell office:value-type="float" office:value="410900" calcext:value-type="float">
            <text:p>410900</text:p>
          </table:table-cell>
          <table:table-cell office:value-type="float" office:value="4844687" calcext:value-type="float">
            <text:p>4844687</text:p>
          </table:table-cell>
          <table:table-cell office:value-type="float" office:value="293500" calcext:value-type="float">
            <text:p>293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800" calcext:value-type="float">
            <text:p>58800</text:p>
          </table:table-cell>
          <table:table-cell office:value-type="float" office:value="6790030" calcext:value-type="float">
            <text:p>6790030</text:p>
          </table:table-cell>
          <table:table-cell office:value-type="float" office:value="411600" calcext:value-type="float">
            <text:p>411600</text:p>
          </table:table-cell>
          <table:table-cell office:value-type="float" office:value="4902238" calcext:value-type="float">
            <text:p>4902238</text:p>
          </table:table-cell>
          <table:table-cell office:value-type="float" office:value="294000" calcext:value-type="float">
            <text:p>294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900" calcext:value-type="float">
            <text:p>58900</text:p>
          </table:table-cell>
          <table:table-cell office:value-type="float" office:value="6707263" calcext:value-type="float">
            <text:p>6707263</text:p>
          </table:table-cell>
          <table:table-cell office:value-type="float" office:value="412300" calcext:value-type="float">
            <text:p>412300</text:p>
          </table:table-cell>
          <table:table-cell office:value-type="float" office:value="4850942" calcext:value-type="float">
            <text:p>4850942</text:p>
          </table:table-cell>
          <table:table-cell office:value-type="float" office:value="294500" calcext:value-type="float">
            <text:p>294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6963166" calcext:value-type="float">
            <text:p>6963166</text:p>
          </table:table-cell>
          <table:table-cell office:value-type="float" office:value="413000" calcext:value-type="float">
            <text:p>413000</text:p>
          </table:table-cell>
          <table:table-cell office:value-type="float" office:value="4906312" calcext:value-type="float">
            <text:p>4906312</text:p>
          </table:table-cell>
          <table:table-cell office:value-type="float" office:value="295000" calcext:value-type="float">
            <text:p>29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100" calcext:value-type="float">
            <text:p>59100</text:p>
          </table:table-cell>
          <table:table-cell office:value-type="float" office:value="7271842" calcext:value-type="float">
            <text:p>7271842</text:p>
          </table:table-cell>
          <table:table-cell office:value-type="float" office:value="413700" calcext:value-type="float">
            <text:p>413700</text:p>
          </table:table-cell>
          <table:table-cell office:value-type="float" office:value="4783477" calcext:value-type="float">
            <text:p>4783477</text:p>
          </table:table-cell>
          <table:table-cell office:value-type="float" office:value="295500" calcext:value-type="float">
            <text:p>295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200" calcext:value-type="float">
            <text:p>59200</text:p>
          </table:table-cell>
          <table:table-cell office:value-type="float" office:value="6885629" calcext:value-type="float">
            <text:p>6885629</text:p>
          </table:table-cell>
          <table:table-cell office:value-type="float" office:value="414400" calcext:value-type="float">
            <text:p>414400</text:p>
          </table:table-cell>
          <table:table-cell office:value-type="float" office:value="4963287" calcext:value-type="float">
            <text:p>4963287</text:p>
          </table:table-cell>
          <table:table-cell office:value-type="float" office:value="296000" calcext:value-type="float">
            <text:p>296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300" calcext:value-type="float">
            <text:p>59300</text:p>
          </table:table-cell>
          <table:table-cell office:value-type="float" office:value="6795515" calcext:value-type="float">
            <text:p>6795515</text:p>
          </table:table-cell>
          <table:table-cell office:value-type="float" office:value="415100" calcext:value-type="float">
            <text:p>415100</text:p>
          </table:table-cell>
          <table:table-cell office:value-type="float" office:value="4961651" calcext:value-type="float">
            <text:p>4961651</text:p>
          </table:table-cell>
          <table:table-cell office:value-type="float" office:value="296500" calcext:value-type="float">
            <text:p>296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400" calcext:value-type="float">
            <text:p>59400</text:p>
          </table:table-cell>
          <table:table-cell office:value-type="float" office:value="6941127" calcext:value-type="float">
            <text:p>6941127</text:p>
          </table:table-cell>
          <table:table-cell office:value-type="float" office:value="415800" calcext:value-type="float">
            <text:p>415800</text:p>
          </table:table-cell>
          <table:table-cell office:value-type="float" office:value="4754220" calcext:value-type="float">
            <text:p>4754220</text:p>
          </table:table-cell>
          <table:table-cell office:value-type="float" office:value="297000" calcext:value-type="float">
            <text:p>297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6714769" calcext:value-type="float">
            <text:p>6714769</text:p>
          </table:table-cell>
          <table:table-cell office:value-type="float" office:value="416500" calcext:value-type="float">
            <text:p>416500</text:p>
          </table:table-cell>
          <table:table-cell office:value-type="float" office:value="4997324" calcext:value-type="float">
            <text:p>4997324</text:p>
          </table:table-cell>
          <table:table-cell office:value-type="float" office:value="297500" calcext:value-type="float">
            <text:p>297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float" office:value="7085392" calcext:value-type="float">
            <text:p>7085392</text:p>
          </table:table-cell>
          <table:table-cell office:value-type="float" office:value="417200" calcext:value-type="float">
            <text:p>417200</text:p>
          </table:table-cell>
          <table:table-cell office:value-type="float" office:value="4990683" calcext:value-type="float">
            <text:p>4990683</text:p>
          </table:table-cell>
          <table:table-cell office:value-type="float" office:value="298000" calcext:value-type="float">
            <text:p>29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700" calcext:value-type="float">
            <text:p>59700</text:p>
          </table:table-cell>
          <table:table-cell office:value-type="float" office:value="7048692" calcext:value-type="float">
            <text:p>7048692</text:p>
          </table:table-cell>
          <table:table-cell office:value-type="float" office:value="417900" calcext:value-type="float">
            <text:p>417900</text:p>
          </table:table-cell>
          <table:table-cell office:value-type="float" office:value="4900185" calcext:value-type="float">
            <text:p>4900185</text:p>
          </table:table-cell>
          <table:table-cell office:value-type="float" office:value="298500" calcext:value-type="float">
            <text:p>298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800" calcext:value-type="float">
            <text:p>59800</text:p>
          </table:table-cell>
          <table:table-cell office:value-type="float" office:value="6935064" calcext:value-type="float">
            <text:p>6935064</text:p>
          </table:table-cell>
          <table:table-cell office:value-type="float" office:value="418600" calcext:value-type="float">
            <text:p>418600</text:p>
          </table:table-cell>
          <table:table-cell office:value-type="float" office:value="4952765" calcext:value-type="float">
            <text:p>4952765</text:p>
          </table:table-cell>
          <table:table-cell office:value-type="float" office:value="299000" calcext:value-type="float">
            <text:p>29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900" calcext:value-type="float">
            <text:p>59900</text:p>
          </table:table-cell>
          <table:table-cell office:value-type="float" office:value="7407541" calcext:value-type="float">
            <text:p>7407541</text:p>
          </table:table-cell>
          <table:table-cell office:value-type="float" office:value="419300" calcext:value-type="float">
            <text:p>419300</text:p>
          </table:table-cell>
          <table:table-cell office:value-type="float" office:value="5040536" calcext:value-type="float">
            <text:p>5040536</text:p>
          </table:table-cell>
          <table:table-cell office:value-type="float" office:value="299500" calcext:value-type="float">
            <text:p>299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6940934" calcext:value-type="float">
            <text:p>6940934</text:p>
          </table:table-cell>
          <table:table-cell office:value-type="float" office:value="420000" calcext:value-type="float">
            <text:p>420000</text:p>
          </table:table-cell>
          <table:table-cell office:value-type="float" office:value="5133986" calcext:value-type="float">
            <text:p>5133986</text:p>
          </table:table-cell>
          <table:table-cell office:value-type="float" office:value="300000" calcext:value-type="float">
            <text:p>30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float" office:value="6823521" calcext:value-type="float">
            <text:p>6823521</text:p>
          </table:table-cell>
          <table:table-cell office:value-type="float" office:value="420700" calcext:value-type="float">
            <text:p>420700</text:p>
          </table:table-cell>
          <table:table-cell office:value-type="float" office:value="4883407" calcext:value-type="float">
            <text:p>4883407</text:p>
          </table:table-cell>
          <table:table-cell office:value-type="float" office:value="300500" calcext:value-type="float">
            <text:p>300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200" calcext:value-type="float">
            <text:p>60200</text:p>
          </table:table-cell>
          <table:table-cell office:value-type="float" office:value="7075768" calcext:value-type="float">
            <text:p>7075768</text:p>
          </table:table-cell>
          <table:table-cell office:value-type="float" office:value="421400" calcext:value-type="float">
            <text:p>421400</text:p>
          </table:table-cell>
          <table:table-cell office:value-type="float" office:value="5160356" calcext:value-type="float">
            <text:p>5160356</text:p>
          </table:table-cell>
          <table:table-cell office:value-type="float" office:value="301000" calcext:value-type="float">
            <text:p>30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300" calcext:value-type="float">
            <text:p>60300</text:p>
          </table:table-cell>
          <table:table-cell office:value-type="float" office:value="6869492" calcext:value-type="float">
            <text:p>6869492</text:p>
          </table:table-cell>
          <table:table-cell office:value-type="float" office:value="422100" calcext:value-type="float">
            <text:p>422100</text:p>
          </table:table-cell>
          <table:table-cell office:value-type="float" office:value="5064628" calcext:value-type="float">
            <text:p>5064628</text:p>
          </table:table-cell>
          <table:table-cell office:value-type="float" office:value="301500" calcext:value-type="float">
            <text:p>301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400" calcext:value-type="float">
            <text:p>60400</text:p>
          </table:table-cell>
          <table:table-cell office:value-type="float" office:value="6904748" calcext:value-type="float">
            <text:p>6904748</text:p>
          </table:table-cell>
          <table:table-cell office:value-type="float" office:value="422800" calcext:value-type="float">
            <text:p>422800</text:p>
          </table:table-cell>
          <table:table-cell office:value-type="float" office:value="4986673" calcext:value-type="float">
            <text:p>4986673</text:p>
          </table:table-cell>
          <table:table-cell office:value-type="float" office:value="302000" calcext:value-type="float">
            <text:p>30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6960760" calcext:value-type="float">
            <text:p>6960760</text:p>
          </table:table-cell>
          <table:table-cell office:value-type="float" office:value="423500" calcext:value-type="float">
            <text:p>423500</text:p>
          </table:table-cell>
          <table:table-cell office:value-type="float" office:value="5038900" calcext:value-type="float">
            <text:p>5038900</text:p>
          </table:table-cell>
          <table:table-cell office:value-type="float" office:value="302500" calcext:value-type="float">
            <text:p>302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float" office:value="7017703" calcext:value-type="float">
            <text:p>7017703</text:p>
          </table:table-cell>
          <table:table-cell office:value-type="float" office:value="424200" calcext:value-type="float">
            <text:p>424200</text:p>
          </table:table-cell>
          <table:table-cell office:value-type="float" office:value="4957673" calcext:value-type="float">
            <text:p>4957673</text:p>
          </table:table-cell>
          <table:table-cell office:value-type="float" office:value="303000" calcext:value-type="float">
            <text:p>303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float" office:value="7362501" calcext:value-type="float">
            <text:p>7362501</text:p>
          </table:table-cell>
          <table:table-cell office:value-type="float" office:value="424900" calcext:value-type="float">
            <text:p>424900</text:p>
          </table:table-cell>
          <table:table-cell office:value-type="float" office:value="5340005" calcext:value-type="float">
            <text:p>5340005</text:p>
          </table:table-cell>
          <table:table-cell office:value-type="float" office:value="303500" calcext:value-type="float">
            <text:p>303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800" calcext:value-type="float">
            <text:p>60800</text:p>
          </table:table-cell>
          <table:table-cell office:value-type="float" office:value="7337542" calcext:value-type="float">
            <text:p>7337542</text:p>
          </table:table-cell>
          <table:table-cell office:value-type="float" office:value="425600" calcext:value-type="float">
            <text:p>425600</text:p>
          </table:table-cell>
          <table:table-cell office:value-type="float" office:value="5347415" calcext:value-type="float">
            <text:p>5347415</text:p>
          </table:table-cell>
          <table:table-cell office:value-type="float" office:value="304000" calcext:value-type="float">
            <text:p>304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900" calcext:value-type="float">
            <text:p>60900</text:p>
          </table:table-cell>
          <table:table-cell office:value-type="float" office:value="6982447" calcext:value-type="float">
            <text:p>6982447</text:p>
          </table:table-cell>
          <table:table-cell office:value-type="float" office:value="426300" calcext:value-type="float">
            <text:p>426300</text:p>
          </table:table-cell>
          <table:table-cell office:value-type="float" office:value="5025362" calcext:value-type="float">
            <text:p>5025362</text:p>
          </table:table-cell>
          <table:table-cell office:value-type="float" office:value="304500" calcext:value-type="float">
            <text:p>304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7185578" calcext:value-type="float">
            <text:p>7185578</text:p>
          </table:table-cell>
          <table:table-cell office:value-type="float" office:value="427000" calcext:value-type="float">
            <text:p>427000</text:p>
          </table:table-cell>
          <table:table-cell office:value-type="float" office:value="4987668" calcext:value-type="float">
            <text:p>4987668</text:p>
          </table:table-cell>
          <table:table-cell office:value-type="float" office:value="305000" calcext:value-type="float">
            <text:p>30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100" calcext:value-type="float">
            <text:p>61100</text:p>
          </table:table-cell>
          <table:table-cell office:value-type="float" office:value="6926980" calcext:value-type="float">
            <text:p>6926980</text:p>
          </table:table-cell>
          <table:table-cell office:value-type="float" office:value="427700" calcext:value-type="float">
            <text:p>427700</text:p>
          </table:table-cell>
          <table:table-cell office:value-type="float" office:value="5063217" calcext:value-type="float">
            <text:p>5063217</text:p>
          </table:table-cell>
          <table:table-cell office:value-type="float" office:value="305500" calcext:value-type="float">
            <text:p>305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7178200" calcext:value-type="float">
            <text:p>7178200</text:p>
          </table:table-cell>
          <table:table-cell office:value-type="float" office:value="428400" calcext:value-type="float">
            <text:p>428400</text:p>
          </table:table-cell>
          <table:table-cell office:value-type="float" office:value="4999827" calcext:value-type="float">
            <text:p>4999827</text:p>
          </table:table-cell>
          <table:table-cell office:value-type="float" office:value="306000" calcext:value-type="float">
            <text:p>306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300" calcext:value-type="float">
            <text:p>61300</text:p>
          </table:table-cell>
          <table:table-cell office:value-type="float" office:value="6993162" calcext:value-type="float">
            <text:p>6993162</text:p>
          </table:table-cell>
          <table:table-cell office:value-type="float" office:value="429100" calcext:value-type="float">
            <text:p>429100</text:p>
          </table:table-cell>
          <table:table-cell office:value-type="float" office:value="5175337" calcext:value-type="float">
            <text:p>5175337</text:p>
          </table:table-cell>
          <table:table-cell office:value-type="float" office:value="306500" calcext:value-type="float">
            <text:p>306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400" calcext:value-type="float">
            <text:p>61400</text:p>
          </table:table-cell>
          <table:table-cell office:value-type="float" office:value="7067170" calcext:value-type="float">
            <text:p>7067170</text:p>
          </table:table-cell>
          <table:table-cell office:value-type="float" office:value="429800" calcext:value-type="float">
            <text:p>429800</text:p>
          </table:table-cell>
          <table:table-cell office:value-type="float" office:value="5070082" calcext:value-type="float">
            <text:p>5070082</text:p>
          </table:table-cell>
          <table:table-cell office:value-type="float" office:value="307000" calcext:value-type="float">
            <text:p>307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7201586" calcext:value-type="float">
            <text:p>7201586</text:p>
          </table:table-cell>
          <table:table-cell office:value-type="float" office:value="430500" calcext:value-type="float">
            <text:p>430500</text:p>
          </table:table-cell>
          <table:table-cell office:value-type="float" office:value="5379110" calcext:value-type="float">
            <text:p>5379110</text:p>
          </table:table-cell>
          <table:table-cell office:value-type="float" office:value="307500" calcext:value-type="float">
            <text:p>307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600" calcext:value-type="float">
            <text:p>61600</text:p>
          </table:table-cell>
          <table:table-cell office:value-type="float" office:value="7460987" calcext:value-type="float">
            <text:p>7460987</text:p>
          </table:table-cell>
          <table:table-cell office:value-type="float" office:value="431200" calcext:value-type="float">
            <text:p>431200</text:p>
          </table:table-cell>
          <table:table-cell office:value-type="float" office:value="5247582" calcext:value-type="float">
            <text:p>5247582</text:p>
          </table:table-cell>
          <table:table-cell office:value-type="float" office:value="308000" calcext:value-type="float">
            <text:p>30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700" calcext:value-type="float">
            <text:p>61700</text:p>
          </table:table-cell>
          <table:table-cell office:value-type="float" office:value="7226128" calcext:value-type="float">
            <text:p>7226128</text:p>
          </table:table-cell>
          <table:table-cell office:value-type="float" office:value="431900" calcext:value-type="float">
            <text:p>431900</text:p>
          </table:table-cell>
          <table:table-cell office:value-type="float" office:value="4925465" calcext:value-type="float">
            <text:p>4925465</text:p>
          </table:table-cell>
          <table:table-cell office:value-type="float" office:value="308500" calcext:value-type="float">
            <text:p>308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800" calcext:value-type="float">
            <text:p>61800</text:p>
          </table:table-cell>
          <table:table-cell office:value-type="float" office:value="7232929" calcext:value-type="float">
            <text:p>7232929</text:p>
          </table:table-cell>
          <table:table-cell office:value-type="float" office:value="432600" calcext:value-type="float">
            <text:p>432600</text:p>
          </table:table-cell>
          <table:table-cell office:value-type="float" office:value="5148903" calcext:value-type="float">
            <text:p>5148903</text:p>
          </table:table-cell>
          <table:table-cell office:value-type="float" office:value="309000" calcext:value-type="float">
            <text:p>30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900" calcext:value-type="float">
            <text:p>61900</text:p>
          </table:table-cell>
          <table:table-cell office:value-type="float" office:value="7253877" calcext:value-type="float">
            <text:p>7253877</text:p>
          </table:table-cell>
          <table:table-cell office:value-type="float" office:value="433300" calcext:value-type="float">
            <text:p>433300</text:p>
          </table:table-cell>
          <table:table-cell office:value-type="float" office:value="5096580" calcext:value-type="float">
            <text:p>5096580</text:p>
          </table:table-cell>
          <table:table-cell office:value-type="float" office:value="309500" calcext:value-type="float">
            <text:p>309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7481197" calcext:value-type="float">
            <text:p>7481197</text:p>
          </table:table-cell>
          <table:table-cell office:value-type="float" office:value="434000" calcext:value-type="float">
            <text:p>434000</text:p>
          </table:table-cell>
          <table:table-cell office:value-type="float" office:value="5129559" calcext:value-type="float">
            <text:p>5129559</text:p>
          </table:table-cell>
          <table:table-cell office:value-type="float" office:value="310000" calcext:value-type="float">
            <text:p>31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float" office:value="7163475" calcext:value-type="float">
            <text:p>7163475</text:p>
          </table:table-cell>
          <table:table-cell office:value-type="float" office:value="434700" calcext:value-type="float">
            <text:p>434700</text:p>
          </table:table-cell>
          <table:table-cell office:value-type="float" office:value="5225831" calcext:value-type="float">
            <text:p>5225831</text:p>
          </table:table-cell>
          <table:table-cell office:value-type="float" office:value="310500" calcext:value-type="float">
            <text:p>310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float" office:value="7215253" calcext:value-type="float">
            <text:p>7215253</text:p>
          </table:table-cell>
          <table:table-cell office:value-type="float" office:value="435400" calcext:value-type="float">
            <text:p>435400</text:p>
          </table:table-cell>
          <table:table-cell office:value-type="float" office:value="5117175" calcext:value-type="float">
            <text:p>5117175</text:p>
          </table:table-cell>
          <table:table-cell office:value-type="float" office:value="311000" calcext:value-type="float">
            <text:p>31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float" office:value="7184263" calcext:value-type="float">
            <text:p>7184263</text:p>
          </table:table-cell>
          <table:table-cell office:value-type="float" office:value="436100" calcext:value-type="float">
            <text:p>436100</text:p>
          </table:table-cell>
          <table:table-cell office:value-type="float" office:value="5694298" calcext:value-type="float">
            <text:p>5694298</text:p>
          </table:table-cell>
          <table:table-cell office:value-type="float" office:value="311500" calcext:value-type="float">
            <text:p>311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7303665" calcext:value-type="float">
            <text:p>7303665</text:p>
          </table:table-cell>
          <table:table-cell office:value-type="float" office:value="436800" calcext:value-type="float">
            <text:p>436800</text:p>
          </table:table-cell>
          <table:table-cell office:value-type="float" office:value="5039157" calcext:value-type="float">
            <text:p>5039157</text:p>
          </table:table-cell>
          <table:table-cell office:value-type="float" office:value="312000" calcext:value-type="float">
            <text:p>31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7298212" calcext:value-type="float">
            <text:p>7298212</text:p>
          </table:table-cell>
          <table:table-cell office:value-type="float" office:value="437500" calcext:value-type="float">
            <text:p>437500</text:p>
          </table:table-cell>
          <table:table-cell office:value-type="float" office:value="5074381" calcext:value-type="float">
            <text:p>5074381</text:p>
          </table:table-cell>
          <table:table-cell office:value-type="float" office:value="312500" calcext:value-type="float">
            <text:p>312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600" calcext:value-type="float">
            <text:p>62600</text:p>
          </table:table-cell>
          <table:table-cell office:value-type="float" office:value="7243323" calcext:value-type="float">
            <text:p>7243323</text:p>
          </table:table-cell>
          <table:table-cell office:value-type="float" office:value="438200" calcext:value-type="float">
            <text:p>438200</text:p>
          </table:table-cell>
          <table:table-cell office:value-type="float" office:value="5184993" calcext:value-type="float">
            <text:p>5184993</text:p>
          </table:table-cell>
          <table:table-cell office:value-type="float" office:value="313000" calcext:value-type="float">
            <text:p>313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700" calcext:value-type="float">
            <text:p>62700</text:p>
          </table:table-cell>
          <table:table-cell office:value-type="float" office:value="7253043" calcext:value-type="float">
            <text:p>7253043</text:p>
          </table:table-cell>
          <table:table-cell office:value-type="float" office:value="438900" calcext:value-type="float">
            <text:p>438900</text:p>
          </table:table-cell>
          <table:table-cell office:value-type="float" office:value="5173027" calcext:value-type="float">
            <text:p>5173027</text:p>
          </table:table-cell>
          <table:table-cell office:value-type="float" office:value="313500" calcext:value-type="float">
            <text:p>313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800" calcext:value-type="float">
            <text:p>62800</text:p>
          </table:table-cell>
          <table:table-cell office:value-type="float" office:value="7479144" calcext:value-type="float">
            <text:p>7479144</text:p>
          </table:table-cell>
          <table:table-cell office:value-type="float" office:value="439600" calcext:value-type="float">
            <text:p>439600</text:p>
          </table:table-cell>
          <table:table-cell office:value-type="float" office:value="5263172" calcext:value-type="float">
            <text:p>5263172</text:p>
          </table:table-cell>
          <table:table-cell office:value-type="float" office:value="314000" calcext:value-type="float">
            <text:p>314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900" calcext:value-type="float">
            <text:p>62900</text:p>
          </table:table-cell>
          <table:table-cell office:value-type="float" office:value="7155872" calcext:value-type="float">
            <text:p>7155872</text:p>
          </table:table-cell>
          <table:table-cell office:value-type="float" office:value="440300" calcext:value-type="float">
            <text:p>440300</text:p>
          </table:table-cell>
          <table:table-cell office:value-type="float" office:value="5097157" calcext:value-type="float">
            <text:p>5097157</text:p>
          </table:table-cell>
          <table:table-cell office:value-type="float" office:value="314500" calcext:value-type="float">
            <text:p>314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7266420" calcext:value-type="float">
            <text:p>7266420</text:p>
          </table:table-cell>
          <table:table-cell office:value-type="float" office:value="441000" calcext:value-type="float">
            <text:p>441000</text:p>
          </table:table-cell>
          <table:table-cell office:value-type="float" office:value="5116983" calcext:value-type="float">
            <text:p>5116983</text:p>
          </table:table-cell>
          <table:table-cell office:value-type="float" office:value="315000" calcext:value-type="float">
            <text:p>31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100" calcext:value-type="float">
            <text:p>63100</text:p>
          </table:table-cell>
          <table:table-cell office:value-type="float" office:value="7207970" calcext:value-type="float">
            <text:p>7207970</text:p>
          </table:table-cell>
          <table:table-cell office:value-type="float" office:value="441700" calcext:value-type="float">
            <text:p>441700</text:p>
          </table:table-cell>
          <table:table-cell office:value-type="float" office:value="5581344" calcext:value-type="float">
            <text:p>5581344</text:p>
          </table:table-cell>
          <table:table-cell office:value-type="float" office:value="315500" calcext:value-type="float">
            <text:p>315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200" calcext:value-type="float">
            <text:p>63200</text:p>
          </table:table-cell>
          <table:table-cell office:value-type="float" office:value="7249963" calcext:value-type="float">
            <text:p>7249963</text:p>
          </table:table-cell>
          <table:table-cell office:value-type="float" office:value="442400" calcext:value-type="float">
            <text:p>442400</text:p>
          </table:table-cell>
          <table:table-cell office:value-type="float" office:value="5339492" calcext:value-type="float">
            <text:p>5339492</text:p>
          </table:table-cell>
          <table:table-cell office:value-type="float" office:value="316000" calcext:value-type="float">
            <text:p>316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300" calcext:value-type="float">
            <text:p>63300</text:p>
          </table:table-cell>
          <table:table-cell office:value-type="float" office:value="7425538" calcext:value-type="float">
            <text:p>7425538</text:p>
          </table:table-cell>
          <table:table-cell office:value-type="float" office:value="443100" calcext:value-type="float">
            <text:p>443100</text:p>
          </table:table-cell>
          <table:table-cell office:value-type="float" office:value="5115155" calcext:value-type="float">
            <text:p>5115155</text:p>
          </table:table-cell>
          <table:table-cell office:value-type="float" office:value="316500" calcext:value-type="float">
            <text:p>316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400" calcext:value-type="float">
            <text:p>63400</text:p>
          </table:table-cell>
          <table:table-cell office:value-type="float" office:value="7221669" calcext:value-type="float">
            <text:p>7221669</text:p>
          </table:table-cell>
          <table:table-cell office:value-type="float" office:value="443800" calcext:value-type="float">
            <text:p>443800</text:p>
          </table:table-cell>
          <table:table-cell office:value-type="float" office:value="5236931" calcext:value-type="float">
            <text:p>5236931</text:p>
          </table:table-cell>
          <table:table-cell office:value-type="float" office:value="317000" calcext:value-type="float">
            <text:p>317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7307098" calcext:value-type="float">
            <text:p>7307098</text:p>
          </table:table-cell>
          <table:table-cell office:value-type="float" office:value="444500" calcext:value-type="float">
            <text:p>444500</text:p>
          </table:table-cell>
          <table:table-cell office:value-type="float" office:value="5184993" calcext:value-type="float">
            <text:p>5184993</text:p>
          </table:table-cell>
          <table:table-cell office:value-type="float" office:value="317500" calcext:value-type="float">
            <text:p>317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600" calcext:value-type="float">
            <text:p>63600</text:p>
          </table:table-cell>
          <table:table-cell office:value-type="float" office:value="7409305" calcext:value-type="float">
            <text:p>7409305</text:p>
          </table:table-cell>
          <table:table-cell office:value-type="float" office:value="445200" calcext:value-type="float">
            <text:p>445200</text:p>
          </table:table-cell>
          <table:table-cell office:value-type="float" office:value="5289157" calcext:value-type="float">
            <text:p>5289157</text:p>
          </table:table-cell>
          <table:table-cell office:value-type="float" office:value="318000" calcext:value-type="float">
            <text:p>31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700" calcext:value-type="float">
            <text:p>63700</text:p>
          </table:table-cell>
          <table:table-cell office:value-type="float" office:value="7221316" calcext:value-type="float">
            <text:p>7221316</text:p>
          </table:table-cell>
          <table:table-cell office:value-type="float" office:value="445900" calcext:value-type="float">
            <text:p>445900</text:p>
          </table:table-cell>
          <table:table-cell office:value-type="float" office:value="5122276" calcext:value-type="float">
            <text:p>5122276</text:p>
          </table:table-cell>
          <table:table-cell office:value-type="float" office:value="318500" calcext:value-type="float">
            <text:p>318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800" calcext:value-type="float">
            <text:p>63800</text:p>
          </table:table-cell>
          <table:table-cell office:value-type="float" office:value="7539968" calcext:value-type="float">
            <text:p>7539968</text:p>
          </table:table-cell>
          <table:table-cell office:value-type="float" office:value="446600" calcext:value-type="float">
            <text:p>446600</text:p>
          </table:table-cell>
          <table:table-cell office:value-type="float" office:value="5303273" calcext:value-type="float">
            <text:p>5303273</text:p>
          </table:table-cell>
          <table:table-cell office:value-type="float" office:value="319000" calcext:value-type="float">
            <text:p>31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900" calcext:value-type="float">
            <text:p>63900</text:p>
          </table:table-cell>
          <table:table-cell office:value-type="float" office:value="7679741" calcext:value-type="float">
            <text:p>7679741</text:p>
          </table:table-cell>
          <table:table-cell office:value-type="float" office:value="447300" calcext:value-type="float">
            <text:p>447300</text:p>
          </table:table-cell>
          <table:table-cell office:value-type="float" office:value="5325087" calcext:value-type="float">
            <text:p>5325087</text:p>
          </table:table-cell>
          <table:table-cell office:value-type="float" office:value="319500" calcext:value-type="float">
            <text:p>319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7412289" calcext:value-type="float">
            <text:p>7412289</text:p>
          </table:table-cell>
          <table:table-cell office:value-type="float" office:value="448000" calcext:value-type="float">
            <text:p>448000</text:p>
          </table:table-cell>
          <table:table-cell office:value-type="float" office:value="5303690" calcext:value-type="float">
            <text:p>5303690</text:p>
          </table:table-cell>
          <table:table-cell office:value-type="float" office:value="320000" calcext:value-type="float">
            <text:p>32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100" calcext:value-type="float">
            <text:p>64100</text:p>
          </table:table-cell>
          <table:table-cell office:value-type="float" office:value="7393907" calcext:value-type="float">
            <text:p>7393907</text:p>
          </table:table-cell>
          <table:table-cell office:value-type="float" office:value="448700" calcext:value-type="float">
            <text:p>448700</text:p>
          </table:table-cell>
          <table:table-cell office:value-type="float" office:value="5356750" calcext:value-type="float">
            <text:p>5356750</text:p>
          </table:table-cell>
          <table:table-cell office:value-type="float" office:value="320500" calcext:value-type="float">
            <text:p>320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200" calcext:value-type="float">
            <text:p>64200</text:p>
          </table:table-cell>
          <table:table-cell office:value-type="float" office:value="7431826" calcext:value-type="float">
            <text:p>7431826</text:p>
          </table:table-cell>
          <table:table-cell office:value-type="float" office:value="449400" calcext:value-type="float">
            <text:p>449400</text:p>
          </table:table-cell>
          <table:table-cell office:value-type="float" office:value="5447313" calcext:value-type="float">
            <text:p>5447313</text:p>
          </table:table-cell>
          <table:table-cell office:value-type="float" office:value="321000" calcext:value-type="float">
            <text:p>32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300" calcext:value-type="float">
            <text:p>64300</text:p>
          </table:table-cell>
          <table:table-cell office:value-type="float" office:value="7329169" calcext:value-type="float">
            <text:p>7329169</text:p>
          </table:table-cell>
          <table:table-cell office:value-type="float" office:value="450100" calcext:value-type="float">
            <text:p>450100</text:p>
          </table:table-cell>
          <table:table-cell office:value-type="float" office:value="5242770" calcext:value-type="float">
            <text:p>5242770</text:p>
          </table:table-cell>
          <table:table-cell office:value-type="float" office:value="321500" calcext:value-type="float">
            <text:p>321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400" calcext:value-type="float">
            <text:p>64400</text:p>
          </table:table-cell>
          <table:table-cell office:value-type="float" office:value="7847297" calcext:value-type="float">
            <text:p>7847297</text:p>
          </table:table-cell>
          <table:table-cell office:value-type="float" office:value="450800" calcext:value-type="float">
            <text:p>450800</text:p>
          </table:table-cell>
          <table:table-cell office:value-type="float" office:value="5270166" calcext:value-type="float">
            <text:p>5270166</text:p>
          </table:table-cell>
          <table:table-cell office:value-type="float" office:value="322000" calcext:value-type="float">
            <text:p>32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7359165" calcext:value-type="float">
            <text:p>7359165</text:p>
          </table:table-cell>
          <table:table-cell office:value-type="float" office:value="451500" calcext:value-type="float">
            <text:p>451500</text:p>
          </table:table-cell>
          <table:table-cell office:value-type="float" office:value="5523503" calcext:value-type="float">
            <text:p>5523503</text:p>
          </table:table-cell>
          <table:table-cell office:value-type="float" office:value="322500" calcext:value-type="float">
            <text:p>322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600" calcext:value-type="float">
            <text:p>64600</text:p>
          </table:table-cell>
          <table:table-cell office:value-type="float" office:value="7521554" calcext:value-type="float">
            <text:p>7521554</text:p>
          </table:table-cell>
          <table:table-cell office:value-type="float" office:value="452200" calcext:value-type="float">
            <text:p>452200</text:p>
          </table:table-cell>
          <table:table-cell office:value-type="float" office:value="5298140" calcext:value-type="float">
            <text:p>5298140</text:p>
          </table:table-cell>
          <table:table-cell office:value-type="float" office:value="323000" calcext:value-type="float">
            <text:p>323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700" calcext:value-type="float">
            <text:p>64700</text:p>
          </table:table-cell>
          <table:table-cell office:value-type="float" office:value="7901705" calcext:value-type="float">
            <text:p>7901705</text:p>
          </table:table-cell>
          <table:table-cell office:value-type="float" office:value="452900" calcext:value-type="float">
            <text:p>452900</text:p>
          </table:table-cell>
          <table:table-cell office:value-type="float" office:value="5370128" calcext:value-type="float">
            <text:p>5370128</text:p>
          </table:table-cell>
          <table:table-cell office:value-type="float" office:value="323500" calcext:value-type="float">
            <text:p>323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7578849" calcext:value-type="float">
            <text:p>7578849</text:p>
          </table:table-cell>
          <table:table-cell office:value-type="float" office:value="453600" calcext:value-type="float">
            <text:p>453600</text:p>
          </table:table-cell>
          <table:table-cell office:value-type="float" office:value="5375582" calcext:value-type="float">
            <text:p>5375582</text:p>
          </table:table-cell>
          <table:table-cell office:value-type="float" office:value="324000" calcext:value-type="float">
            <text:p>324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900" calcext:value-type="float">
            <text:p>64900</text:p>
          </table:table-cell>
          <table:table-cell office:value-type="float" office:value="7392335" calcext:value-type="float">
            <text:p>7392335</text:p>
          </table:table-cell>
          <table:table-cell office:value-type="float" office:value="454300" calcext:value-type="float">
            <text:p>454300</text:p>
          </table:table-cell>
          <table:table-cell office:value-type="float" office:value="5339170" calcext:value-type="float">
            <text:p>5339170</text:p>
          </table:table-cell>
          <table:table-cell office:value-type="float" office:value="324500" calcext:value-type="float">
            <text:p>324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7672363" calcext:value-type="float">
            <text:p>7672363</text:p>
          </table:table-cell>
          <table:table-cell office:value-type="float" office:value="455000" calcext:value-type="float">
            <text:p>455000</text:p>
          </table:table-cell>
          <table:table-cell office:value-type="float" office:value="5434545" calcext:value-type="float">
            <text:p>5434545</text:p>
          </table:table-cell>
          <table:table-cell office:value-type="float" office:value="325000" calcext:value-type="float">
            <text:p>32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100" calcext:value-type="float">
            <text:p>65100</text:p>
          </table:table-cell>
          <table:table-cell office:value-type="float" office:value="7420983" calcext:value-type="float">
            <text:p>7420983</text:p>
          </table:table-cell>
          <table:table-cell office:value-type="float" office:value="455700" calcext:value-type="float">
            <text:p>455700</text:p>
          </table:table-cell>
          <table:table-cell office:value-type="float" office:value="5395504" calcext:value-type="float">
            <text:p>5395504</text:p>
          </table:table-cell>
          <table:table-cell office:value-type="float" office:value="325500" calcext:value-type="float">
            <text:p>325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200" calcext:value-type="float">
            <text:p>65200</text:p>
          </table:table-cell>
          <table:table-cell office:value-type="float" office:value="7819066" calcext:value-type="float">
            <text:p>7819066</text:p>
          </table:table-cell>
          <table:table-cell office:value-type="float" office:value="456400" calcext:value-type="float">
            <text:p>456400</text:p>
          </table:table-cell>
          <table:table-cell office:value-type="float" office:value="5528379" calcext:value-type="float">
            <text:p>5528379</text:p>
          </table:table-cell>
          <table:table-cell office:value-type="float" office:value="326000" calcext:value-type="float">
            <text:p>326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float" office:value="7477187" calcext:value-type="float">
            <text:p>7477187</text:p>
          </table:table-cell>
          <table:table-cell office:value-type="float" office:value="457100" calcext:value-type="float">
            <text:p>457100</text:p>
          </table:table-cell>
          <table:table-cell office:value-type="float" office:value="5441731" calcext:value-type="float">
            <text:p>5441731</text:p>
          </table:table-cell>
          <table:table-cell office:value-type="float" office:value="326500" calcext:value-type="float">
            <text:p>326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400" calcext:value-type="float">
            <text:p>65400</text:p>
          </table:table-cell>
          <table:table-cell office:value-type="float" office:value="7567269" calcext:value-type="float">
            <text:p>7567269</text:p>
          </table:table-cell>
          <table:table-cell office:value-type="float" office:value="457800" calcext:value-type="float">
            <text:p>457800</text:p>
          </table:table-cell>
          <table:table-cell office:value-type="float" office:value="5839974" calcext:value-type="float">
            <text:p>5839974</text:p>
          </table:table-cell>
          <table:table-cell office:value-type="float" office:value="327000" calcext:value-type="float">
            <text:p>327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7553602" calcext:value-type="float">
            <text:p>7553602</text:p>
          </table:table-cell>
          <table:table-cell office:value-type="float" office:value="458500" calcext:value-type="float">
            <text:p>458500</text:p>
          </table:table-cell>
          <table:table-cell office:value-type="float" office:value="5467844" calcext:value-type="float">
            <text:p>5467844</text:p>
          </table:table-cell>
          <table:table-cell office:value-type="float" office:value="327500" calcext:value-type="float">
            <text:p>327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600" calcext:value-type="float">
            <text:p>65600</text:p>
          </table:table-cell>
          <table:table-cell office:value-type="float" office:value="7567140" calcext:value-type="float">
            <text:p>7567140</text:p>
          </table:table-cell>
          <table:table-cell office:value-type="float" office:value="459200" calcext:value-type="float">
            <text:p>459200</text:p>
          </table:table-cell>
          <table:table-cell office:value-type="float" office:value="5497230" calcext:value-type="float">
            <text:p>5497230</text:p>
          </table:table-cell>
          <table:table-cell office:value-type="float" office:value="328000" calcext:value-type="float">
            <text:p>32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700" calcext:value-type="float">
            <text:p>65700</text:p>
          </table:table-cell>
          <table:table-cell office:value-type="float" office:value="7499900" calcext:value-type="float">
            <text:p>7499900</text:p>
          </table:table-cell>
          <table:table-cell office:value-type="float" office:value="459900" calcext:value-type="float">
            <text:p>459900</text:p>
          </table:table-cell>
          <table:table-cell office:value-type="float" office:value="5512885" calcext:value-type="float">
            <text:p>5512885</text:p>
          </table:table-cell>
          <table:table-cell office:value-type="float" office:value="328500" calcext:value-type="float">
            <text:p>328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800" calcext:value-type="float">
            <text:p>65800</text:p>
          </table:table-cell>
          <table:table-cell office:value-type="float" office:value="7855958" calcext:value-type="float">
            <text:p>7855958</text:p>
          </table:table-cell>
          <table:table-cell office:value-type="float" office:value="460600" calcext:value-type="float">
            <text:p>460600</text:p>
          </table:table-cell>
          <table:table-cell office:value-type="float" office:value="5346966" calcext:value-type="float">
            <text:p>5346966</text:p>
          </table:table-cell>
          <table:table-cell office:value-type="float" office:value="329000" calcext:value-type="float">
            <text:p>32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900" calcext:value-type="float">
            <text:p>65900</text:p>
          </table:table-cell>
          <table:table-cell office:value-type="float" office:value="7533552" calcext:value-type="float">
            <text:p>7533552</text:p>
          </table:table-cell>
          <table:table-cell office:value-type="float" office:value="461300" calcext:value-type="float">
            <text:p>461300</text:p>
          </table:table-cell>
          <table:table-cell office:value-type="float" office:value="5556803" calcext:value-type="float">
            <text:p>5556803</text:p>
          </table:table-cell>
          <table:table-cell office:value-type="float" office:value="329500" calcext:value-type="float">
            <text:p>329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7603102" calcext:value-type="float">
            <text:p>7603102</text:p>
          </table:table-cell>
          <table:table-cell office:value-type="float" office:value="462000" calcext:value-type="float">
            <text:p>462000</text:p>
          </table:table-cell>
          <table:table-cell office:value-type="float" office:value="5428546" calcext:value-type="float">
            <text:p>5428546</text:p>
          </table:table-cell>
          <table:table-cell office:value-type="float" office:value="330000" calcext:value-type="float">
            <text:p>33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100" calcext:value-type="float">
            <text:p>66100</text:p>
          </table:table-cell>
          <table:table-cell office:value-type="float" office:value="7698541" calcext:value-type="float">
            <text:p>7698541</text:p>
          </table:table-cell>
          <table:table-cell office:value-type="float" office:value="462700" calcext:value-type="float">
            <text:p>462700</text:p>
          </table:table-cell>
          <table:table-cell office:value-type="float" office:value="5512596" calcext:value-type="float">
            <text:p>5512596</text:p>
          </table:table-cell>
          <table:table-cell office:value-type="float" office:value="330500" calcext:value-type="float">
            <text:p>330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200" calcext:value-type="float">
            <text:p>66200</text:p>
          </table:table-cell>
          <table:table-cell office:value-type="float" office:value="8246503" calcext:value-type="float">
            <text:p>8246503</text:p>
          </table:table-cell>
          <table:table-cell office:value-type="float" office:value="463400" calcext:value-type="float">
            <text:p>463400</text:p>
          </table:table-cell>
          <table:table-cell office:value-type="float" office:value="5583333" calcext:value-type="float">
            <text:p>5583333</text:p>
          </table:table-cell>
          <table:table-cell office:value-type="float" office:value="331000" calcext:value-type="float">
            <text:p>33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300" calcext:value-type="float">
            <text:p>66300</text:p>
          </table:table-cell>
          <table:table-cell office:value-type="float" office:value="7609486" calcext:value-type="float">
            <text:p>7609486</text:p>
          </table:table-cell>
          <table:table-cell office:value-type="float" office:value="464100" calcext:value-type="float">
            <text:p>464100</text:p>
          </table:table-cell>
          <table:table-cell office:value-type="float" office:value="5258810" calcext:value-type="float">
            <text:p>5258810</text:p>
          </table:table-cell>
          <table:table-cell office:value-type="float" office:value="331500" calcext:value-type="float">
            <text:p>331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400" calcext:value-type="float">
            <text:p>66400</text:p>
          </table:table-cell>
          <table:table-cell office:value-type="float" office:value="7831449" calcext:value-type="float">
            <text:p>7831449</text:p>
          </table:table-cell>
          <table:table-cell office:value-type="float" office:value="464800" calcext:value-type="float">
            <text:p>464800</text:p>
          </table:table-cell>
          <table:table-cell office:value-type="float" office:value="5500342" calcext:value-type="float">
            <text:p>5500342</text:p>
          </table:table-cell>
          <table:table-cell office:value-type="float" office:value="332000" calcext:value-type="float">
            <text:p>33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7584431" calcext:value-type="float">
            <text:p>7584431</text:p>
          </table:table-cell>
          <table:table-cell office:value-type="float" office:value="465500" calcext:value-type="float">
            <text:p>465500</text:p>
          </table:table-cell>
          <table:table-cell office:value-type="float" office:value="5576628" calcext:value-type="float">
            <text:p>5576628</text:p>
          </table:table-cell>
          <table:table-cell office:value-type="float" office:value="332500" calcext:value-type="float">
            <text:p>332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600" calcext:value-type="float">
            <text:p>66600</text:p>
          </table:table-cell>
          <table:table-cell office:value-type="float" office:value="7689654" calcext:value-type="float">
            <text:p>7689654</text:p>
          </table:table-cell>
          <table:table-cell office:value-type="float" office:value="466200" calcext:value-type="float">
            <text:p>466200</text:p>
          </table:table-cell>
          <table:table-cell office:value-type="float" office:value="5443977" calcext:value-type="float">
            <text:p>5443977</text:p>
          </table:table-cell>
          <table:table-cell office:value-type="float" office:value="333000" calcext:value-type="float">
            <text:p>333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700" calcext:value-type="float">
            <text:p>66700</text:p>
          </table:table-cell>
          <table:table-cell office:value-type="float" office:value="7727734" calcext:value-type="float">
            <text:p>7727734</text:p>
          </table:table-cell>
          <table:table-cell office:value-type="float" office:value="466900" calcext:value-type="float">
            <text:p>466900</text:p>
          </table:table-cell>
          <table:table-cell office:value-type="float" office:value="5514938" calcext:value-type="float">
            <text:p>5514938</text:p>
          </table:table-cell>
          <table:table-cell office:value-type="float" office:value="333500" calcext:value-type="float">
            <text:p>333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800" calcext:value-type="float">
            <text:p>66800</text:p>
          </table:table-cell>
          <table:table-cell office:value-type="float" office:value="7749259" calcext:value-type="float">
            <text:p>7749259</text:p>
          </table:table-cell>
          <table:table-cell office:value-type="float" office:value="467600" calcext:value-type="float">
            <text:p>467600</text:p>
          </table:table-cell>
          <table:table-cell office:value-type="float" office:value="5594176" calcext:value-type="float">
            <text:p>5594176</text:p>
          </table:table-cell>
          <table:table-cell office:value-type="float" office:value="334000" calcext:value-type="float">
            <text:p>334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900" calcext:value-type="float">
            <text:p>66900</text:p>
          </table:table-cell>
          <table:table-cell office:value-type="float" office:value="7659242" calcext:value-type="float">
            <text:p>7659242</text:p>
          </table:table-cell>
          <table:table-cell office:value-type="float" office:value="468300" calcext:value-type="float">
            <text:p>468300</text:p>
          </table:table-cell>
          <table:table-cell office:value-type="float" office:value="5957196" calcext:value-type="float">
            <text:p>5957196</text:p>
          </table:table-cell>
          <table:table-cell office:value-type="float" office:value="334500" calcext:value-type="float">
            <text:p>334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7761739" calcext:value-type="float">
            <text:p>7761739</text:p>
          </table:table-cell>
          <table:table-cell office:value-type="float" office:value="469000" calcext:value-type="float">
            <text:p>469000</text:p>
          </table:table-cell>
          <table:table-cell office:value-type="float" office:value="5592732" calcext:value-type="float">
            <text:p>5592732</text:p>
          </table:table-cell>
          <table:table-cell office:value-type="float" office:value="335000" calcext:value-type="float">
            <text:p>33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7773544" calcext:value-type="float">
            <text:p>7773544</text:p>
          </table:table-cell>
          <table:table-cell office:value-type="float" office:value="469700" calcext:value-type="float">
            <text:p>469700</text:p>
          </table:table-cell>
          <table:table-cell office:value-type="float" office:value="5637709" calcext:value-type="float">
            <text:p>5637709</text:p>
          </table:table-cell>
          <table:table-cell office:value-type="float" office:value="335500" calcext:value-type="float">
            <text:p>335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200" calcext:value-type="float">
            <text:p>67200</text:p>
          </table:table-cell>
          <table:table-cell office:value-type="float" office:value="7587704" calcext:value-type="float">
            <text:p>7587704</text:p>
          </table:table-cell>
          <table:table-cell office:value-type="float" office:value="470400" calcext:value-type="float">
            <text:p>470400</text:p>
          </table:table-cell>
          <table:table-cell office:value-type="float" office:value="5466561" calcext:value-type="float">
            <text:p>5466561</text:p>
          </table:table-cell>
          <table:table-cell office:value-type="float" office:value="336000" calcext:value-type="float">
            <text:p>336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300" calcext:value-type="float">
            <text:p>67300</text:p>
          </table:table-cell>
          <table:table-cell office:value-type="float" office:value="7941837" calcext:value-type="float">
            <text:p>7941837</text:p>
          </table:table-cell>
          <table:table-cell office:value-type="float" office:value="471100" calcext:value-type="float">
            <text:p>471100</text:p>
          </table:table-cell>
          <table:table-cell office:value-type="float" office:value="5576853" calcext:value-type="float">
            <text:p>5576853</text:p>
          </table:table-cell>
          <table:table-cell office:value-type="float" office:value="336500" calcext:value-type="float">
            <text:p>336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400" calcext:value-type="float">
            <text:p>67400</text:p>
          </table:table-cell>
          <table:table-cell office:value-type="float" office:value="7715928" calcext:value-type="float">
            <text:p>7715928</text:p>
          </table:table-cell>
          <table:table-cell office:value-type="float" office:value="471800" calcext:value-type="float">
            <text:p>471800</text:p>
          </table:table-cell>
          <table:table-cell office:value-type="float" office:value="5675114" calcext:value-type="float">
            <text:p>5675114</text:p>
          </table:table-cell>
          <table:table-cell office:value-type="float" office:value="337000" calcext:value-type="float">
            <text:p>337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7767641" calcext:value-type="float">
            <text:p>7767641</text:p>
          </table:table-cell>
          <table:table-cell office:value-type="float" office:value="472500" calcext:value-type="float">
            <text:p>472500</text:p>
          </table:table-cell>
          <table:table-cell office:value-type="float" office:value="5588819" calcext:value-type="float">
            <text:p>5588819</text:p>
          </table:table-cell>
          <table:table-cell office:value-type="float" office:value="337500" calcext:value-type="float">
            <text:p>337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600" calcext:value-type="float">
            <text:p>67600</text:p>
          </table:table-cell>
          <table:table-cell office:value-type="float" office:value="7922204" calcext:value-type="float">
            <text:p>7922204</text:p>
          </table:table-cell>
          <table:table-cell office:value-type="float" office:value="473200" calcext:value-type="float">
            <text:p>473200</text:p>
          </table:table-cell>
          <table:table-cell office:value-type="float" office:value="5547403" calcext:value-type="float">
            <text:p>5547403</text:p>
          </table:table-cell>
          <table:table-cell office:value-type="float" office:value="338000" calcext:value-type="float">
            <text:p>33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700" calcext:value-type="float">
            <text:p>67700</text:p>
          </table:table-cell>
          <table:table-cell office:value-type="float" office:value="8075419" calcext:value-type="float">
            <text:p>8075419</text:p>
          </table:table-cell>
          <table:table-cell office:value-type="float" office:value="473900" calcext:value-type="float">
            <text:p>473900</text:p>
          </table:table-cell>
          <table:table-cell office:value-type="float" office:value="5724711" calcext:value-type="float">
            <text:p>5724711</text:p>
          </table:table-cell>
          <table:table-cell office:value-type="float" office:value="338500" calcext:value-type="float">
            <text:p>338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800" calcext:value-type="float">
            <text:p>67800</text:p>
          </table:table-cell>
          <table:table-cell office:value-type="float" office:value="7892818" calcext:value-type="float">
            <text:p>7892818</text:p>
          </table:table-cell>
          <table:table-cell office:value-type="float" office:value="474600" calcext:value-type="float">
            <text:p>474600</text:p>
          </table:table-cell>
          <table:table-cell office:value-type="float" office:value="5604666" calcext:value-type="float">
            <text:p>5604666</text:p>
          </table:table-cell>
          <table:table-cell office:value-type="float" office:value="339000" calcext:value-type="float">
            <text:p>33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900" calcext:value-type="float">
            <text:p>67900</text:p>
          </table:table-cell>
          <table:table-cell office:value-type="float" office:value="7863850" calcext:value-type="float">
            <text:p>7863850</text:p>
          </table:table-cell>
          <table:table-cell office:value-type="float" office:value="475300" calcext:value-type="float">
            <text:p>475300</text:p>
          </table:table-cell>
          <table:table-cell office:value-type="float" office:value="5570373" calcext:value-type="float">
            <text:p>5570373</text:p>
          </table:table-cell>
          <table:table-cell office:value-type="float" office:value="339500" calcext:value-type="float">
            <text:p>339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7937442" calcext:value-type="float">
            <text:p>7937442</text:p>
          </table:table-cell>
          <table:table-cell office:value-type="float" office:value="476000" calcext:value-type="float">
            <text:p>476000</text:p>
          </table:table-cell>
          <table:table-cell office:value-type="float" office:value="5798719" calcext:value-type="float">
            <text:p>5798719</text:p>
          </table:table-cell>
          <table:table-cell office:value-type="float" office:value="340000" calcext:value-type="float">
            <text:p>34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100" calcext:value-type="float">
            <text:p>68100</text:p>
          </table:table-cell>
          <table:table-cell office:value-type="float" office:value="7813420" calcext:value-type="float">
            <text:p>7813420</text:p>
          </table:table-cell>
          <table:table-cell office:value-type="float" office:value="476700" calcext:value-type="float">
            <text:p>476700</text:p>
          </table:table-cell>
          <table:table-cell office:value-type="float" office:value="5612815" calcext:value-type="float">
            <text:p>5612815</text:p>
          </table:table-cell>
          <table:table-cell office:value-type="float" office:value="340500" calcext:value-type="float">
            <text:p>340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200" calcext:value-type="float">
            <text:p>68200</text:p>
          </table:table-cell>
          <table:table-cell office:value-type="float" office:value="8111509" calcext:value-type="float">
            <text:p>8111509</text:p>
          </table:table-cell>
          <table:table-cell office:value-type="float" office:value="477400" calcext:value-type="float">
            <text:p>477400</text:p>
          </table:table-cell>
          <table:table-cell office:value-type="float" office:value="5554396" calcext:value-type="float">
            <text:p>5554396</text:p>
          </table:table-cell>
          <table:table-cell office:value-type="float" office:value="341000" calcext:value-type="float">
            <text:p>34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300" calcext:value-type="float">
            <text:p>68300</text:p>
          </table:table-cell>
          <table:table-cell office:value-type="float" office:value="7859167" calcext:value-type="float">
            <text:p>7859167</text:p>
          </table:table-cell>
          <table:table-cell office:value-type="float" office:value="478100" calcext:value-type="float">
            <text:p>478100</text:p>
          </table:table-cell>
          <table:table-cell office:value-type="float" office:value="5701132" calcext:value-type="float">
            <text:p>5701132</text:p>
          </table:table-cell>
          <table:table-cell office:value-type="float" office:value="341500" calcext:value-type="float">
            <text:p>341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8243647" calcext:value-type="float">
            <text:p>8243647</text:p>
          </table:table-cell>
          <table:table-cell office:value-type="float" office:value="478800" calcext:value-type="float">
            <text:p>478800</text:p>
          </table:table-cell>
          <table:table-cell office:value-type="float" office:value="5786208" calcext:value-type="float">
            <text:p>5786208</text:p>
          </table:table-cell>
          <table:table-cell office:value-type="float" office:value="342000" calcext:value-type="float">
            <text:p>34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7969971" calcext:value-type="float">
            <text:p>7969971</text:p>
          </table:table-cell>
          <table:table-cell office:value-type="float" office:value="479500" calcext:value-type="float">
            <text:p>479500</text:p>
          </table:table-cell>
          <table:table-cell office:value-type="float" office:value="5616215" calcext:value-type="float">
            <text:p>5616215</text:p>
          </table:table-cell>
          <table:table-cell office:value-type="float" office:value="342500" calcext:value-type="float">
            <text:p>342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600" calcext:value-type="float">
            <text:p>68600</text:p>
          </table:table-cell>
          <table:table-cell office:value-type="float" office:value="7959000" calcext:value-type="float">
            <text:p>7959000</text:p>
          </table:table-cell>
          <table:table-cell office:value-type="float" office:value="480200" calcext:value-type="float">
            <text:p>480200</text:p>
          </table:table-cell>
          <table:table-cell office:value-type="float" office:value="5823133" calcext:value-type="float">
            <text:p>5823133</text:p>
          </table:table-cell>
          <table:table-cell office:value-type="float" office:value="343000" calcext:value-type="float">
            <text:p>343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700" calcext:value-type="float">
            <text:p>68700</text:p>
          </table:table-cell>
          <table:table-cell office:value-type="float" office:value="8026176" calcext:value-type="float">
            <text:p>8026176</text:p>
          </table:table-cell>
          <table:table-cell office:value-type="float" office:value="480900" calcext:value-type="float">
            <text:p>480900</text:p>
          </table:table-cell>
          <table:table-cell office:value-type="float" office:value="5697635" calcext:value-type="float">
            <text:p>5697635</text:p>
          </table:table-cell>
          <table:table-cell office:value-type="float" office:value="343500" calcext:value-type="float">
            <text:p>343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800" calcext:value-type="float">
            <text:p>68800</text:p>
          </table:table-cell>
          <table:table-cell office:value-type="float" office:value="8137783" calcext:value-type="float">
            <text:p>8137783</text:p>
          </table:table-cell>
          <table:table-cell office:value-type="float" office:value="481600" calcext:value-type="float">
            <text:p>481600</text:p>
          </table:table-cell>
          <table:table-cell office:value-type="float" office:value="5812386" calcext:value-type="float">
            <text:p>5812386</text:p>
          </table:table-cell>
          <table:table-cell office:value-type="float" office:value="344000" calcext:value-type="float">
            <text:p>344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900" calcext:value-type="float">
            <text:p>68900</text:p>
          </table:table-cell>
          <table:table-cell office:value-type="float" office:value="7970581" calcext:value-type="float">
            <text:p>7970581</text:p>
          </table:table-cell>
          <table:table-cell office:value-type="float" office:value="482300" calcext:value-type="float">
            <text:p>482300</text:p>
          </table:table-cell>
          <table:table-cell office:value-type="float" office:value="5810012" calcext:value-type="float">
            <text:p>5810012</text:p>
          </table:table-cell>
          <table:table-cell office:value-type="float" office:value="344500" calcext:value-type="float">
            <text:p>344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8067816" calcext:value-type="float">
            <text:p>8067816</text:p>
          </table:table-cell>
          <table:table-cell office:value-type="float" office:value="483000" calcext:value-type="float">
            <text:p>483000</text:p>
          </table:table-cell>
          <table:table-cell office:value-type="float" office:value="5679221" calcext:value-type="float">
            <text:p>5679221</text:p>
          </table:table-cell>
          <table:table-cell office:value-type="float" office:value="345000" calcext:value-type="float">
            <text:p>34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100" calcext:value-type="float">
            <text:p>69100</text:p>
          </table:table-cell>
          <table:table-cell office:value-type="float" office:value="8110547" calcext:value-type="float">
            <text:p>8110547</text:p>
          </table:table-cell>
          <table:table-cell office:value-type="float" office:value="483700" calcext:value-type="float">
            <text:p>483700</text:p>
          </table:table-cell>
          <table:table-cell office:value-type="float" office:value="6106593" calcext:value-type="float">
            <text:p>6106593</text:p>
          </table:table-cell>
          <table:table-cell office:value-type="float" office:value="345500" calcext:value-type="float">
            <text:p>345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200" calcext:value-type="float">
            <text:p>69200</text:p>
          </table:table-cell>
          <table:table-cell office:value-type="float" office:value="8217374" calcext:value-type="float">
            <text:p>8217374</text:p>
          </table:table-cell>
          <table:table-cell office:value-type="float" office:value="484400" calcext:value-type="float">
            <text:p>484400</text:p>
          </table:table-cell>
          <table:table-cell office:value-type="float" office:value="5825699" calcext:value-type="float">
            <text:p>5825699</text:p>
          </table:table-cell>
          <table:table-cell office:value-type="float" office:value="346000" calcext:value-type="float">
            <text:p>346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300" calcext:value-type="float">
            <text:p>69300</text:p>
          </table:table-cell>
          <table:table-cell office:value-type="float" office:value="7908858" calcext:value-type="float">
            <text:p>7908858</text:p>
          </table:table-cell>
          <table:table-cell office:value-type="float" office:value="485100" calcext:value-type="float">
            <text:p>485100</text:p>
          </table:table-cell>
          <table:table-cell office:value-type="float" office:value="5763560" calcext:value-type="float">
            <text:p>5763560</text:p>
          </table:table-cell>
          <table:table-cell office:value-type="float" office:value="346500" calcext:value-type="float">
            <text:p>346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400" calcext:value-type="float">
            <text:p>69400</text:p>
          </table:table-cell>
          <table:table-cell office:value-type="float" office:value="8069869" calcext:value-type="float">
            <text:p>8069869</text:p>
          </table:table-cell>
          <table:table-cell office:value-type="float" office:value="485800" calcext:value-type="float">
            <text:p>485800</text:p>
          </table:table-cell>
          <table:table-cell office:value-type="float" office:value="5755122" calcext:value-type="float">
            <text:p>5755122</text:p>
          </table:table-cell>
          <table:table-cell office:value-type="float" office:value="347000" calcext:value-type="float">
            <text:p>347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8166495" calcext:value-type="float">
            <text:p>8166495</text:p>
          </table:table-cell>
          <table:table-cell office:value-type="float" office:value="486500" calcext:value-type="float">
            <text:p>486500</text:p>
          </table:table-cell>
          <table:table-cell office:value-type="float" office:value="5663822" calcext:value-type="float">
            <text:p>5663822</text:p>
          </table:table-cell>
          <table:table-cell office:value-type="float" office:value="347500" calcext:value-type="float">
            <text:p>347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600" calcext:value-type="float">
            <text:p>69600</text:p>
          </table:table-cell>
          <table:table-cell office:value-type="float" office:value="8005452" calcext:value-type="float">
            <text:p>8005452</text:p>
          </table:table-cell>
          <table:table-cell office:value-type="float" office:value="487200" calcext:value-type="float">
            <text:p>487200</text:p>
          </table:table-cell>
          <table:table-cell office:value-type="float" office:value="5819123" calcext:value-type="float">
            <text:p>5819123</text:p>
          </table:table-cell>
          <table:table-cell office:value-type="float" office:value="348000" calcext:value-type="float">
            <text:p>34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700" calcext:value-type="float">
            <text:p>69700</text:p>
          </table:table-cell>
          <table:table-cell office:value-type="float" office:value="8069516" calcext:value-type="float">
            <text:p>8069516</text:p>
          </table:table-cell>
          <table:table-cell office:value-type="float" office:value="487900" calcext:value-type="float">
            <text:p>487900</text:p>
          </table:table-cell>
          <table:table-cell office:value-type="float" office:value="5789801" calcext:value-type="float">
            <text:p>5789801</text:p>
          </table:table-cell>
          <table:table-cell office:value-type="float" office:value="348500" calcext:value-type="float">
            <text:p>348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800" calcext:value-type="float">
            <text:p>69800</text:p>
          </table:table-cell>
          <table:table-cell office:value-type="float" office:value="8159790" calcext:value-type="float">
            <text:p>8159790</text:p>
          </table:table-cell>
          <table:table-cell office:value-type="float" office:value="488600" calcext:value-type="float">
            <text:p>488600</text:p>
          </table:table-cell>
          <table:table-cell office:value-type="float" office:value="6202032" calcext:value-type="float">
            <text:p>6202032</text:p>
          </table:table-cell>
          <table:table-cell office:value-type="float" office:value="349000" calcext:value-type="float">
            <text:p>34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900" calcext:value-type="float">
            <text:p>69900</text:p>
          </table:table-cell>
          <table:table-cell office:value-type="float" office:value="8139547" calcext:value-type="float">
            <text:p>8139547</text:p>
          </table:table-cell>
          <table:table-cell office:value-type="float" office:value="489300" calcext:value-type="float">
            <text:p>489300</text:p>
          </table:table-cell>
          <table:table-cell office:value-type="float" office:value="5835098" calcext:value-type="float">
            <text:p>5835098</text:p>
          </table:table-cell>
          <table:table-cell office:value-type="float" office:value="349500" calcext:value-type="float">
            <text:p>349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8096271" calcext:value-type="float">
            <text:p>8096271</text:p>
          </table:table-cell>
          <table:table-cell office:value-type="float" office:value="490000" calcext:value-type="float">
            <text:p>490000</text:p>
          </table:table-cell>
          <table:table-cell office:value-type="float" office:value="5704179" calcext:value-type="float">
            <text:p>5704179</text:p>
          </table:table-cell>
          <table:table-cell office:value-type="float" office:value="350000" calcext:value-type="float">
            <text:p>35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100" calcext:value-type="float">
            <text:p>70100</text:p>
          </table:table-cell>
          <table:table-cell office:value-type="float" office:value="8228891" calcext:value-type="float">
            <text:p>8228891</text:p>
          </table:table-cell>
          <table:table-cell office:value-type="float" office:value="490700" calcext:value-type="float">
            <text:p>490700</text:p>
          </table:table-cell>
          <table:table-cell office:value-type="float" office:value="5809402" calcext:value-type="float">
            <text:p>5809402</text:p>
          </table:table-cell>
          <table:table-cell office:value-type="float" office:value="350500" calcext:value-type="float">
            <text:p>350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200" calcext:value-type="float">
            <text:p>70200</text:p>
          </table:table-cell>
          <table:table-cell office:value-type="float" office:value="8058448" calcext:value-type="float">
            <text:p>8058448</text:p>
          </table:table-cell>
          <table:table-cell office:value-type="float" office:value="491400" calcext:value-type="float">
            <text:p>491400</text:p>
          </table:table-cell>
          <table:table-cell office:value-type="float" office:value="5880845" calcext:value-type="float">
            <text:p>5880845</text:p>
          </table:table-cell>
          <table:table-cell office:value-type="float" office:value="351000" calcext:value-type="float">
            <text:p>35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300" calcext:value-type="float">
            <text:p>70300</text:p>
          </table:table-cell>
          <table:table-cell office:value-type="float" office:value="8071922" calcext:value-type="float">
            <text:p>8071922</text:p>
          </table:table-cell>
          <table:table-cell office:value-type="float" office:value="492100" calcext:value-type="float">
            <text:p>492100</text:p>
          </table:table-cell>
          <table:table-cell office:value-type="float" office:value="5715920" calcext:value-type="float">
            <text:p>5715920</text:p>
          </table:table-cell>
          <table:table-cell office:value-type="float" office:value="351500" calcext:value-type="float">
            <text:p>351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400" calcext:value-type="float">
            <text:p>70400</text:p>
          </table:table-cell>
          <table:table-cell office:value-type="float" office:value="8109103" calcext:value-type="float">
            <text:p>8109103</text:p>
          </table:table-cell>
          <table:table-cell office:value-type="float" office:value="492800" calcext:value-type="float">
            <text:p>492800</text:p>
          </table:table-cell>
          <table:table-cell office:value-type="float" office:value="5794357" calcext:value-type="float">
            <text:p>5794357</text:p>
          </table:table-cell>
          <table:table-cell office:value-type="float" office:value="352000" calcext:value-type="float">
            <text:p>35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8308834" calcext:value-type="float">
            <text:p>8308834</text:p>
          </table:table-cell>
          <table:table-cell office:value-type="float" office:value="493500" calcext:value-type="float">
            <text:p>493500</text:p>
          </table:table-cell>
          <table:table-cell office:value-type="float" office:value="6263562" calcext:value-type="float">
            <text:p>6263562</text:p>
          </table:table-cell>
          <table:table-cell office:value-type="float" office:value="352500" calcext:value-type="float">
            <text:p>352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600" calcext:value-type="float">
            <text:p>70600</text:p>
          </table:table-cell>
          <table:table-cell office:value-type="float" office:value="8071280" calcext:value-type="float">
            <text:p>8071280</text:p>
          </table:table-cell>
          <table:table-cell office:value-type="float" office:value="494200" calcext:value-type="float">
            <text:p>494200</text:p>
          </table:table-cell>
          <table:table-cell office:value-type="float" office:value="5947732" calcext:value-type="float">
            <text:p>5947732</text:p>
          </table:table-cell>
          <table:table-cell office:value-type="float" office:value="353000" calcext:value-type="float">
            <text:p>353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700" calcext:value-type="float">
            <text:p>70700</text:p>
          </table:table-cell>
          <table:table-cell office:value-type="float" office:value="8362665" calcext:value-type="float">
            <text:p>8362665</text:p>
          </table:table-cell>
          <table:table-cell office:value-type="float" office:value="494900" calcext:value-type="float">
            <text:p>494900</text:p>
          </table:table-cell>
          <table:table-cell office:value-type="float" office:value="5820598" calcext:value-type="float">
            <text:p>5820598</text:p>
          </table:table-cell>
          <table:table-cell office:value-type="float" office:value="353500" calcext:value-type="float">
            <text:p>353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800" calcext:value-type="float">
            <text:p>70800</text:p>
          </table:table-cell>
          <table:table-cell office:value-type="float" office:value="8381560" calcext:value-type="float">
            <text:p>8381560</text:p>
          </table:table-cell>
          <table:table-cell office:value-type="float" office:value="495600" calcext:value-type="float">
            <text:p>495600</text:p>
          </table:table-cell>
          <table:table-cell office:value-type="float" office:value="5801254" calcext:value-type="float">
            <text:p>5801254</text:p>
          </table:table-cell>
          <table:table-cell office:value-type="float" office:value="354000" calcext:value-type="float">
            <text:p>354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900" calcext:value-type="float">
            <text:p>70900</text:p>
          </table:table-cell>
          <table:table-cell office:value-type="float" office:value="8248716" calcext:value-type="float">
            <text:p>8248716</text:p>
          </table:table-cell>
          <table:table-cell office:value-type="float" office:value="496300" calcext:value-type="float">
            <text:p>496300</text:p>
          </table:table-cell>
          <table:table-cell office:value-type="float" office:value="5925565" calcext:value-type="float">
            <text:p>5925565</text:p>
          </table:table-cell>
          <table:table-cell office:value-type="float" office:value="354500" calcext:value-type="float">
            <text:p>354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8231104" calcext:value-type="float">
            <text:p>8231104</text:p>
          </table:table-cell>
          <table:table-cell office:value-type="float" office:value="497000" calcext:value-type="float">
            <text:p>497000</text:p>
          </table:table-cell>
          <table:table-cell office:value-type="float" office:value="5806451" calcext:value-type="float">
            <text:p>5806451</text:p>
          </table:table-cell>
          <table:table-cell office:value-type="float" office:value="355000" calcext:value-type="float">
            <text:p>35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100" calcext:value-type="float">
            <text:p>71100</text:p>
          </table:table-cell>
          <table:table-cell office:value-type="float" office:value="8278069" calcext:value-type="float">
            <text:p>8278069</text:p>
          </table:table-cell>
          <table:table-cell office:value-type="float" office:value="497700" calcext:value-type="float">
            <text:p>497700</text:p>
          </table:table-cell>
          <table:table-cell office:value-type="float" office:value="5749797" calcext:value-type="float">
            <text:p>5749797</text:p>
          </table:table-cell>
          <table:table-cell office:value-type="float" office:value="355500" calcext:value-type="float">
            <text:p>355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200" calcext:value-type="float">
            <text:p>71200</text:p>
          </table:table-cell>
          <table:table-cell office:value-type="float" office:value="8129666" calcext:value-type="float">
            <text:p>8129666</text:p>
          </table:table-cell>
          <table:table-cell office:value-type="float" office:value="498400" calcext:value-type="float">
            <text:p>498400</text:p>
          </table:table-cell>
          <table:table-cell office:value-type="float" office:value="6364614" calcext:value-type="float">
            <text:p>6364614</text:p>
          </table:table-cell>
          <table:table-cell office:value-type="float" office:value="356000" calcext:value-type="float">
            <text:p>356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300" calcext:value-type="float">
            <text:p>71300</text:p>
          </table:table-cell>
          <table:table-cell office:value-type="float" office:value="8257666" calcext:value-type="float">
            <text:p>8257666</text:p>
          </table:table-cell>
          <table:table-cell office:value-type="float" office:value="499100" calcext:value-type="float">
            <text:p>499100</text:p>
          </table:table-cell>
          <table:table-cell office:value-type="float" office:value="5844337" calcext:value-type="float">
            <text:p>5844337</text:p>
          </table:table-cell>
          <table:table-cell office:value-type="float" office:value="356500" calcext:value-type="float">
            <text:p>356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400" calcext:value-type="float">
            <text:p>71400</text:p>
          </table:table-cell>
          <table:table-cell office:value-type="float" office:value="8429199" calcext:value-type="float">
            <text:p>8429199</text:p>
          </table:table-cell>
          <table:table-cell office:value-type="float" office:value="499800" calcext:value-type="float">
            <text:p>499800</text:p>
          </table:table-cell>
          <table:table-cell office:value-type="float" office:value="5947957" calcext:value-type="float">
            <text:p>5947957</text:p>
          </table:table-cell>
          <table:table-cell office:value-type="float" office:value="357000" calcext:value-type="float">
            <text:p>357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8217534" calcext:value-type="float">
            <text:p>8217534</text:p>
          </table:table-cell>
          <table:table-cell office:value-type="float" office:value="500500" calcext:value-type="float">
            <text:p>500500</text:p>
          </table:table-cell>
          <table:table-cell office:value-type="float" office:value="5926334" calcext:value-type="float">
            <text:p>5926334</text:p>
          </table:table-cell>
          <table:table-cell office:value-type="float" office:value="357500" calcext:value-type="float">
            <text:p>357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600" calcext:value-type="float">
            <text:p>71600</text:p>
          </table:table-cell>
          <table:table-cell office:value-type="float" office:value="8168900" calcext:value-type="float">
            <text:p>8168900</text:p>
          </table:table-cell>
          <table:table-cell office:value-type="float" office:value="501200" calcext:value-type="float">
            <text:p>501200</text:p>
          </table:table-cell>
          <table:table-cell office:value-type="float" office:value="6263882" calcext:value-type="float">
            <text:p>6263882</text:p>
          </table:table-cell>
          <table:table-cell office:value-type="float" office:value="358000" calcext:value-type="float">
            <text:p>35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700" calcext:value-type="float">
            <text:p>71700</text:p>
          </table:table-cell>
          <table:table-cell office:value-type="float" office:value="8336936" calcext:value-type="float">
            <text:p>8336936</text:p>
          </table:table-cell>
          <table:table-cell office:value-type="float" office:value="501900" calcext:value-type="float">
            <text:p>501900</text:p>
          </table:table-cell>
          <table:table-cell office:value-type="float" office:value="5890533" calcext:value-type="float">
            <text:p>5890533</text:p>
          </table:table-cell>
          <table:table-cell office:value-type="float" office:value="358500" calcext:value-type="float">
            <text:p>358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800" calcext:value-type="float">
            <text:p>71800</text:p>
          </table:table-cell>
          <table:table-cell office:value-type="float" office:value="8281630" calcext:value-type="float">
            <text:p>8281630</text:p>
          </table:table-cell>
          <table:table-cell office:value-type="float" office:value="502600" calcext:value-type="float">
            <text:p>502600</text:p>
          </table:table-cell>
          <table:table-cell office:value-type="float" office:value="5935349" calcext:value-type="float">
            <text:p>5935349</text:p>
          </table:table-cell>
          <table:table-cell office:value-type="float" office:value="359000" calcext:value-type="float">
            <text:p>35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900" calcext:value-type="float">
            <text:p>71900</text:p>
          </table:table-cell>
          <table:table-cell office:value-type="float" office:value="8303349" calcext:value-type="float">
            <text:p>8303349</text:p>
          </table:table-cell>
          <table:table-cell office:value-type="float" office:value="503300" calcext:value-type="float">
            <text:p>503300</text:p>
          </table:table-cell>
          <table:table-cell office:value-type="float" office:value="6486037" calcext:value-type="float">
            <text:p>6486037</text:p>
          </table:table-cell>
          <table:table-cell office:value-type="float" office:value="359500" calcext:value-type="float">
            <text:p>359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8542731" calcext:value-type="float">
            <text:p>8542731</text:p>
          </table:table-cell>
          <table:table-cell office:value-type="float" office:value="504000" calcext:value-type="float">
            <text:p>504000</text:p>
          </table:table-cell>
          <table:table-cell office:value-type="float" office:value="6278543" calcext:value-type="float">
            <text:p>6278543</text:p>
          </table:table-cell>
          <table:table-cell office:value-type="float" office:value="360000" calcext:value-type="float">
            <text:p>36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100" calcext:value-type="float">
            <text:p>72100</text:p>
          </table:table-cell>
          <table:table-cell office:value-type="float" office:value="8283844" calcext:value-type="float">
            <text:p>8283844</text:p>
          </table:table-cell>
          <table:table-cell office:value-type="float" office:value="504700" calcext:value-type="float">
            <text:p>504700</text:p>
          </table:table-cell>
          <table:table-cell office:value-type="float" office:value="6283900" calcext:value-type="float">
            <text:p>6283900</text:p>
          </table:table-cell>
          <table:table-cell office:value-type="float" office:value="360500" calcext:value-type="float">
            <text:p>360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200" calcext:value-type="float">
            <text:p>72200</text:p>
          </table:table-cell>
          <table:table-cell office:value-type="float" office:value="8817337" calcext:value-type="float">
            <text:p>8817337</text:p>
          </table:table-cell>
          <table:table-cell office:value-type="float" office:value="505400" calcext:value-type="float">
            <text:p>505400</text:p>
          </table:table-cell>
          <table:table-cell office:value-type="float" office:value="5948919" calcext:value-type="float">
            <text:p>5948919</text:p>
          </table:table-cell>
          <table:table-cell office:value-type="float" office:value="361000" calcext:value-type="float">
            <text:p>36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300" calcext:value-type="float">
            <text:p>72300</text:p>
          </table:table-cell>
          <table:table-cell office:value-type="float" office:value="8443603" calcext:value-type="float">
            <text:p>8443603</text:p>
          </table:table-cell>
          <table:table-cell office:value-type="float" office:value="506100" calcext:value-type="float">
            <text:p>506100</text:p>
          </table:table-cell>
          <table:table-cell office:value-type="float" office:value="6411130" calcext:value-type="float">
            <text:p>6411130</text:p>
          </table:table-cell>
          <table:table-cell office:value-type="float" office:value="361500" calcext:value-type="float">
            <text:p>361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400" calcext:value-type="float">
            <text:p>72400</text:p>
          </table:table-cell>
          <table:table-cell office:value-type="float" office:value="8367766" calcext:value-type="float">
            <text:p>8367766</text:p>
          </table:table-cell>
          <table:table-cell office:value-type="float" office:value="506800" calcext:value-type="float">
            <text:p>506800</text:p>
          </table:table-cell>
          <table:table-cell office:value-type="float" office:value="6019431" calcext:value-type="float">
            <text:p>6019431</text:p>
          </table:table-cell>
          <table:table-cell office:value-type="float" office:value="362000" calcext:value-type="float">
            <text:p>36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8453227" calcext:value-type="float">
            <text:p>8453227</text:p>
          </table:table-cell>
          <table:table-cell office:value-type="float" office:value="507500" calcext:value-type="float">
            <text:p>507500</text:p>
          </table:table-cell>
          <table:table-cell office:value-type="float" office:value="5969931" calcext:value-type="float">
            <text:p>5969931</text:p>
          </table:table-cell>
          <table:table-cell office:value-type="float" office:value="362500" calcext:value-type="float">
            <text:p>362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600" calcext:value-type="float">
            <text:p>72600</text:p>
          </table:table-cell>
          <table:table-cell office:value-type="float" office:value="8679585" calcext:value-type="float">
            <text:p>8679585</text:p>
          </table:table-cell>
          <table:table-cell office:value-type="float" office:value="508200" calcext:value-type="float">
            <text:p>508200</text:p>
          </table:table-cell>
          <table:table-cell office:value-type="float" office:value="6166743" calcext:value-type="float">
            <text:p>6166743</text:p>
          </table:table-cell>
          <table:table-cell office:value-type="float" office:value="363000" calcext:value-type="float">
            <text:p>363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700" calcext:value-type="float">
            <text:p>72700</text:p>
          </table:table-cell>
          <table:table-cell office:value-type="float" office:value="8293051" calcext:value-type="float">
            <text:p>8293051</text:p>
          </table:table-cell>
          <table:table-cell office:value-type="float" office:value="508900" calcext:value-type="float">
            <text:p>508900</text:p>
          </table:table-cell>
          <table:table-cell office:value-type="float" office:value="6159429" calcext:value-type="float">
            <text:p>6159429</text:p>
          </table:table-cell>
          <table:table-cell office:value-type="float" office:value="363500" calcext:value-type="float">
            <text:p>363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800" calcext:value-type="float">
            <text:p>72800</text:p>
          </table:table-cell>
          <table:table-cell office:value-type="float" office:value="8343064" calcext:value-type="float">
            <text:p>8343064</text:p>
          </table:table-cell>
          <table:table-cell office:value-type="float" office:value="509600" calcext:value-type="float">
            <text:p>509600</text:p>
          </table:table-cell>
          <table:table-cell office:value-type="float" office:value="6103449" calcext:value-type="float">
            <text:p>6103449</text:p>
          </table:table-cell>
          <table:table-cell office:value-type="float" office:value="364000" calcext:value-type="float">
            <text:p>364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900" calcext:value-type="float">
            <text:p>72900</text:p>
          </table:table-cell>
          <table:table-cell office:value-type="float" office:value="8733576" calcext:value-type="float">
            <text:p>8733576</text:p>
          </table:table-cell>
          <table:table-cell office:value-type="float" office:value="510300" calcext:value-type="float">
            <text:p>510300</text:p>
          </table:table-cell>
          <table:table-cell office:value-type="float" office:value="5955592" calcext:value-type="float">
            <text:p>5955592</text:p>
          </table:table-cell>
          <table:table-cell office:value-type="float" office:value="364500" calcext:value-type="float">
            <text:p>364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8452489" calcext:value-type="float">
            <text:p>8452489</text:p>
          </table:table-cell>
          <table:table-cell office:value-type="float" office:value="511000" calcext:value-type="float">
            <text:p>511000</text:p>
          </table:table-cell>
          <table:table-cell office:value-type="float" office:value="6008364" calcext:value-type="float">
            <text:p>6008364</text:p>
          </table:table-cell>
          <table:table-cell office:value-type="float" office:value="365000" calcext:value-type="float">
            <text:p>36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100" calcext:value-type="float">
            <text:p>73100</text:p>
          </table:table-cell>
          <table:table-cell office:value-type="float" office:value="8506705" calcext:value-type="float">
            <text:p>8506705</text:p>
          </table:table-cell>
          <table:table-cell office:value-type="float" office:value="511700" calcext:value-type="float">
            <text:p>511700</text:p>
          </table:table-cell>
          <table:table-cell office:value-type="float" office:value="6072684" calcext:value-type="float">
            <text:p>6072684</text:p>
          </table:table-cell>
          <table:table-cell office:value-type="float" office:value="365500" calcext:value-type="float">
            <text:p>365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200" calcext:value-type="float">
            <text:p>73200</text:p>
          </table:table-cell>
          <table:table-cell office:value-type="float" office:value="8489638" calcext:value-type="float">
            <text:p>8489638</text:p>
          </table:table-cell>
          <table:table-cell office:value-type="float" office:value="512400" calcext:value-type="float">
            <text:p>512400</text:p>
          </table:table-cell>
          <table:table-cell office:value-type="float" office:value="5986035" calcext:value-type="float">
            <text:p>5986035</text:p>
          </table:table-cell>
          <table:table-cell office:value-type="float" office:value="366000" calcext:value-type="float">
            <text:p>366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300" calcext:value-type="float">
            <text:p>73300</text:p>
          </table:table-cell>
          <table:table-cell office:value-type="float" office:value="8873478" calcext:value-type="float">
            <text:p>8873478</text:p>
          </table:table-cell>
          <table:table-cell office:value-type="float" office:value="513100" calcext:value-type="float">
            <text:p>513100</text:p>
          </table:table-cell>
          <table:table-cell office:value-type="float" office:value="6092542" calcext:value-type="float">
            <text:p>6092542</text:p>
          </table:table-cell>
          <table:table-cell office:value-type="float" office:value="366500" calcext:value-type="float">
            <text:p>366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400" calcext:value-type="float">
            <text:p>73400</text:p>
          </table:table-cell>
          <table:table-cell office:value-type="float" office:value="8540518" calcext:value-type="float">
            <text:p>8540518</text:p>
          </table:table-cell>
          <table:table-cell office:value-type="float" office:value="513800" calcext:value-type="float">
            <text:p>513800</text:p>
          </table:table-cell>
          <table:table-cell office:value-type="float" office:value="6123820" calcext:value-type="float">
            <text:p>6123820</text:p>
          </table:table-cell>
          <table:table-cell office:value-type="float" office:value="367000" calcext:value-type="float">
            <text:p>367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8342422" calcext:value-type="float">
            <text:p>8342422</text:p>
          </table:table-cell>
          <table:table-cell office:value-type="float" office:value="514500" calcext:value-type="float">
            <text:p>514500</text:p>
          </table:table-cell>
          <table:table-cell office:value-type="float" office:value="5939904" calcext:value-type="float">
            <text:p>5939904</text:p>
          </table:table-cell>
          <table:table-cell office:value-type="float" office:value="367500" calcext:value-type="float">
            <text:p>367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600" calcext:value-type="float">
            <text:p>73600</text:p>
          </table:table-cell>
          <table:table-cell office:value-type="float" office:value="8568523" calcext:value-type="float">
            <text:p>8568523</text:p>
          </table:table-cell>
          <table:table-cell office:value-type="float" office:value="515200" calcext:value-type="float">
            <text:p>515200</text:p>
          </table:table-cell>
          <table:table-cell office:value-type="float" office:value="6236871" calcext:value-type="float">
            <text:p>6236871</text:p>
          </table:table-cell>
          <table:table-cell office:value-type="float" office:value="368000" calcext:value-type="float">
            <text:p>36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700" calcext:value-type="float">
            <text:p>73700</text:p>
          </table:table-cell>
          <table:table-cell office:value-type="float" office:value="8576832" calcext:value-type="float">
            <text:p>8576832</text:p>
          </table:table-cell>
          <table:table-cell office:value-type="float" office:value="515900" calcext:value-type="float">
            <text:p>515900</text:p>
          </table:table-cell>
          <table:table-cell office:value-type="float" office:value="6097290" calcext:value-type="float">
            <text:p>6097290</text:p>
          </table:table-cell>
          <table:table-cell office:value-type="float" office:value="368500" calcext:value-type="float">
            <text:p>368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800" calcext:value-type="float">
            <text:p>73800</text:p>
          </table:table-cell>
          <table:table-cell office:value-type="float" office:value="8609843" calcext:value-type="float">
            <text:p>8609843</text:p>
          </table:table-cell>
          <table:table-cell office:value-type="float" office:value="516600" calcext:value-type="float">
            <text:p>516600</text:p>
          </table:table-cell>
          <table:table-cell office:value-type="float" office:value="6107620" calcext:value-type="float">
            <text:p>6107620</text:p>
          </table:table-cell>
          <table:table-cell office:value-type="float" office:value="369000" calcext:value-type="float">
            <text:p>36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900" calcext:value-type="float">
            <text:p>73900</text:p>
          </table:table-cell>
          <table:table-cell office:value-type="float" office:value="8883743" calcext:value-type="float">
            <text:p>8883743</text:p>
          </table:table-cell>
          <table:table-cell office:value-type="float" office:value="517300" calcext:value-type="float">
            <text:p>517300</text:p>
          </table:table-cell>
          <table:table-cell office:value-type="float" office:value="6229171" calcext:value-type="float">
            <text:p>6229171</text:p>
          </table:table-cell>
          <table:table-cell office:value-type="float" office:value="369500" calcext:value-type="float">
            <text:p>369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8930613" calcext:value-type="float">
            <text:p>8930613</text:p>
          </table:table-cell>
          <table:table-cell office:value-type="float" office:value="518000" calcext:value-type="float">
            <text:p>518000</text:p>
          </table:table-cell>
          <table:table-cell office:value-type="float" office:value="6182527" calcext:value-type="float">
            <text:p>6182527</text:p>
          </table:table-cell>
          <table:table-cell office:value-type="float" office:value="370000" calcext:value-type="float">
            <text:p>37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100" calcext:value-type="float">
            <text:p>74100</text:p>
          </table:table-cell>
          <table:table-cell office:value-type="float" office:value="8655429" calcext:value-type="float">
            <text:p>8655429</text:p>
          </table:table-cell>
          <table:table-cell office:value-type="float" office:value="518700" calcext:value-type="float">
            <text:p>518700</text:p>
          </table:table-cell>
          <table:table-cell office:value-type="float" office:value="6102198" calcext:value-type="float">
            <text:p>6102198</text:p>
          </table:table-cell>
          <table:table-cell office:value-type="float" office:value="370500" calcext:value-type="float">
            <text:p>370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200" calcext:value-type="float">
            <text:p>74200</text:p>
          </table:table-cell>
          <table:table-cell office:value-type="float" office:value="8627230" calcext:value-type="float">
            <text:p>8627230</text:p>
          </table:table-cell>
          <table:table-cell office:value-type="float" office:value="519400" calcext:value-type="float">
            <text:p>519400</text:p>
          </table:table-cell>
          <table:table-cell office:value-type="float" office:value="6197990" calcext:value-type="float">
            <text:p>6197990</text:p>
          </table:table-cell>
          <table:table-cell office:value-type="float" office:value="371000" calcext:value-type="float">
            <text:p>37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300" calcext:value-type="float">
            <text:p>74300</text:p>
          </table:table-cell>
          <table:table-cell office:value-type="float" office:value="8497498" calcext:value-type="float">
            <text:p>8497498</text:p>
          </table:table-cell>
          <table:table-cell office:value-type="float" office:value="520100" calcext:value-type="float">
            <text:p>520100</text:p>
          </table:table-cell>
          <table:table-cell office:value-type="float" office:value="5988826" calcext:value-type="float">
            <text:p>5988826</text:p>
          </table:table-cell>
          <table:table-cell office:value-type="float" office:value="371500" calcext:value-type="float">
            <text:p>371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400" calcext:value-type="float">
            <text:p>74400</text:p>
          </table:table-cell>
          <table:table-cell office:value-type="float" office:value="8716991" calcext:value-type="float">
            <text:p>8716991</text:p>
          </table:table-cell>
          <table:table-cell office:value-type="float" office:value="520800" calcext:value-type="float">
            <text:p>520800</text:p>
          </table:table-cell>
          <table:table-cell office:value-type="float" office:value="6064023" calcext:value-type="float">
            <text:p>6064023</text:p>
          </table:table-cell>
          <table:table-cell office:value-type="float" office:value="372000" calcext:value-type="float">
            <text:p>37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8465963" calcext:value-type="float">
            <text:p>8465963</text:p>
          </table:table-cell>
          <table:table-cell office:value-type="float" office:value="521500" calcext:value-type="float">
            <text:p>521500</text:p>
          </table:table-cell>
          <table:table-cell office:value-type="float" office:value="6242517" calcext:value-type="float">
            <text:p>6242517</text:p>
          </table:table-cell>
          <table:table-cell office:value-type="float" office:value="372500" calcext:value-type="float">
            <text:p>372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600" calcext:value-type="float">
            <text:p>74600</text:p>
          </table:table-cell>
          <table:table-cell office:value-type="float" office:value="8609041" calcext:value-type="float">
            <text:p>8609041</text:p>
          </table:table-cell>
          <table:table-cell office:value-type="float" office:value="522200" calcext:value-type="float">
            <text:p>522200</text:p>
          </table:table-cell>
          <table:table-cell office:value-type="float" office:value="6652919" calcext:value-type="float">
            <text:p>6652919</text:p>
          </table:table-cell>
          <table:table-cell office:value-type="float" office:value="373000" calcext:value-type="float">
            <text:p>373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700" calcext:value-type="float">
            <text:p>74700</text:p>
          </table:table-cell>
          <table:table-cell office:value-type="float" office:value="8806751" calcext:value-type="float">
            <text:p>8806751</text:p>
          </table:table-cell>
          <table:table-cell office:value-type="float" office:value="522900" calcext:value-type="float">
            <text:p>522900</text:p>
          </table:table-cell>
          <table:table-cell office:value-type="float" office:value="6248452" calcext:value-type="float">
            <text:p>6248452</text:p>
          </table:table-cell>
          <table:table-cell office:value-type="float" office:value="373500" calcext:value-type="float">
            <text:p>373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800" calcext:value-type="float">
            <text:p>74800</text:p>
          </table:table-cell>
          <table:table-cell office:value-type="float" office:value="8674292" calcext:value-type="float">
            <text:p>8674292</text:p>
          </table:table-cell>
          <table:table-cell office:value-type="float" office:value="523600" calcext:value-type="float">
            <text:p>523600</text:p>
          </table:table-cell>
          <table:table-cell office:value-type="float" office:value="6203026" calcext:value-type="float">
            <text:p>6203026</text:p>
          </table:table-cell>
          <table:table-cell office:value-type="float" office:value="374000" calcext:value-type="float">
            <text:p>374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900" calcext:value-type="float">
            <text:p>74900</text:p>
          </table:table-cell>
          <table:table-cell office:value-type="float" office:value="8582863" calcext:value-type="float">
            <text:p>8582863</text:p>
          </table:table-cell>
          <table:table-cell office:value-type="float" office:value="524300" calcext:value-type="float">
            <text:p>524300</text:p>
          </table:table-cell>
          <table:table-cell office:value-type="float" office:value="6194493" calcext:value-type="float">
            <text:p>6194493</text:p>
          </table:table-cell>
          <table:table-cell office:value-type="float" office:value="374500" calcext:value-type="float">
            <text:p>374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8772874" calcext:value-type="float">
            <text:p>8772874</text:p>
          </table:table-cell>
          <table:table-cell office:value-type="float" office:value="525000" calcext:value-type="float">
            <text:p>525000</text:p>
          </table:table-cell>
          <table:table-cell office:value-type="float" office:value="6307287" calcext:value-type="float">
            <text:p>6307287</text:p>
          </table:table-cell>
          <table:table-cell office:value-type="float" office:value="375000" calcext:value-type="float">
            <text:p>37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100" calcext:value-type="float">
            <text:p>75100</text:p>
          </table:table-cell>
          <table:table-cell office:value-type="float" office:value="8611383" calcext:value-type="float">
            <text:p>8611383</text:p>
          </table:table-cell>
          <table:table-cell office:value-type="float" office:value="525700" calcext:value-type="float">
            <text:p>525700</text:p>
          </table:table-cell>
          <table:table-cell office:value-type="float" office:value="6190707" calcext:value-type="float">
            <text:p>6190707</text:p>
          </table:table-cell>
          <table:table-cell office:value-type="float" office:value="375500" calcext:value-type="float">
            <text:p>375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200" calcext:value-type="float">
            <text:p>75200</text:p>
          </table:table-cell>
          <table:table-cell office:value-type="float" office:value="8806783" calcext:value-type="float">
            <text:p>8806783</text:p>
          </table:table-cell>
          <table:table-cell office:value-type="float" office:value="526400" calcext:value-type="float">
            <text:p>526400</text:p>
          </table:table-cell>
          <table:table-cell office:value-type="float" office:value="6225418" calcext:value-type="float">
            <text:p>6225418</text:p>
          </table:table-cell>
          <table:table-cell office:value-type="float" office:value="376000" calcext:value-type="float">
            <text:p>376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300" calcext:value-type="float">
            <text:p>75300</text:p>
          </table:table-cell>
          <table:table-cell office:value-type="float" office:value="9180325" calcext:value-type="float">
            <text:p>9180325</text:p>
          </table:table-cell>
          <table:table-cell office:value-type="float" office:value="527100" calcext:value-type="float">
            <text:p>527100</text:p>
          </table:table-cell>
          <table:table-cell office:value-type="float" office:value="6249735" calcext:value-type="float">
            <text:p>6249735</text:p>
          </table:table-cell>
          <table:table-cell office:value-type="float" office:value="376500" calcext:value-type="float">
            <text:p>376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400" calcext:value-type="float">
            <text:p>75400</text:p>
          </table:table-cell>
          <table:table-cell office:value-type="float" office:value="8804249" calcext:value-type="float">
            <text:p>8804249</text:p>
          </table:table-cell>
          <table:table-cell office:value-type="float" office:value="527800" calcext:value-type="float">
            <text:p>527800</text:p>
          </table:table-cell>
          <table:table-cell office:value-type="float" office:value="6311489" calcext:value-type="float">
            <text:p>6311489</text:p>
          </table:table-cell>
          <table:table-cell office:value-type="float" office:value="377000" calcext:value-type="float">
            <text:p>377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8774607" calcext:value-type="float">
            <text:p>8774607</text:p>
          </table:table-cell>
          <table:table-cell office:value-type="float" office:value="528500" calcext:value-type="float">
            <text:p>528500</text:p>
          </table:table-cell>
          <table:table-cell office:value-type="float" office:value="6232123" calcext:value-type="float">
            <text:p>6232123</text:p>
          </table:table-cell>
          <table:table-cell office:value-type="float" office:value="377500" calcext:value-type="float">
            <text:p>377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8947102" calcext:value-type="float">
            <text:p>8947102</text:p>
          </table:table-cell>
          <table:table-cell office:value-type="float" office:value="529200" calcext:value-type="float">
            <text:p>529200</text:p>
          </table:table-cell>
          <table:table-cell office:value-type="float" office:value="6290605" calcext:value-type="float">
            <text:p>6290605</text:p>
          </table:table-cell>
          <table:table-cell office:value-type="float" office:value="378000" calcext:value-type="float">
            <text:p>37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700" calcext:value-type="float">
            <text:p>75700</text:p>
          </table:table-cell>
          <table:table-cell office:value-type="float" office:value="8716670" calcext:value-type="float">
            <text:p>8716670</text:p>
          </table:table-cell>
          <table:table-cell office:value-type="float" office:value="529900" calcext:value-type="float">
            <text:p>529900</text:p>
          </table:table-cell>
          <table:table-cell office:value-type="float" office:value="6534832" calcext:value-type="float">
            <text:p>6534832</text:p>
          </table:table-cell>
          <table:table-cell office:value-type="float" office:value="378500" calcext:value-type="float">
            <text:p>378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800" calcext:value-type="float">
            <text:p>75800</text:p>
          </table:table-cell>
          <table:table-cell office:value-type="float" office:value="8728989" calcext:value-type="float">
            <text:p>8728989</text:p>
          </table:table-cell>
          <table:table-cell office:value-type="float" office:value="530600" calcext:value-type="float">
            <text:p>530600</text:p>
          </table:table-cell>
          <table:table-cell office:value-type="float" office:value="6310848" calcext:value-type="float">
            <text:p>6310848</text:p>
          </table:table-cell>
          <table:table-cell office:value-type="float" office:value="379000" calcext:value-type="float">
            <text:p>37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900" calcext:value-type="float">
            <text:p>75900</text:p>
          </table:table-cell>
          <table:table-cell office:value-type="float" office:value="8768800" calcext:value-type="float">
            <text:p>8768800</text:p>
          </table:table-cell>
          <table:table-cell office:value-type="float" office:value="531300" calcext:value-type="float">
            <text:p>531300</text:p>
          </table:table-cell>
          <table:table-cell office:value-type="float" office:value="6304656" calcext:value-type="float">
            <text:p>6304656</text:p>
          </table:table-cell>
          <table:table-cell office:value-type="float" office:value="379500" calcext:value-type="float">
            <text:p>379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8984123" calcext:value-type="float">
            <text:p>8984123</text:p>
          </table:table-cell>
          <table:table-cell office:value-type="float" office:value="532000" calcext:value-type="float">
            <text:p>532000</text:p>
          </table:table-cell>
          <table:table-cell office:value-type="float" office:value="6205817" calcext:value-type="float">
            <text:p>6205817</text:p>
          </table:table-cell>
          <table:table-cell office:value-type="float" office:value="380000" calcext:value-type="float">
            <text:p>38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100" calcext:value-type="float">
            <text:p>76100</text:p>
          </table:table-cell>
          <table:table-cell office:value-type="float" office:value="8775024" calcext:value-type="float">
            <text:p>8775024</text:p>
          </table:table-cell>
          <table:table-cell office:value-type="float" office:value="532700" calcext:value-type="float">
            <text:p>532700</text:p>
          </table:table-cell>
          <table:table-cell office:value-type="float" office:value="6386685" calcext:value-type="float">
            <text:p>6386685</text:p>
          </table:table-cell>
          <table:table-cell office:value-type="float" office:value="380500" calcext:value-type="float">
            <text:p>380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200" calcext:value-type="float">
            <text:p>76200</text:p>
          </table:table-cell>
          <table:table-cell office:value-type="float" office:value="8766747" calcext:value-type="float">
            <text:p>8766747</text:p>
          </table:table-cell>
          <table:table-cell office:value-type="float" office:value="533400" calcext:value-type="float">
            <text:p>533400</text:p>
          </table:table-cell>
          <table:table-cell office:value-type="float" office:value="6340682" calcext:value-type="float">
            <text:p>6340682</text:p>
          </table:table-cell>
          <table:table-cell office:value-type="float" office:value="381000" calcext:value-type="float">
            <text:p>38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300" calcext:value-type="float">
            <text:p>76300</text:p>
          </table:table-cell>
          <table:table-cell office:value-type="float" office:value="8794336" calcext:value-type="float">
            <text:p>8794336</text:p>
          </table:table-cell>
          <table:table-cell office:value-type="float" office:value="534100" calcext:value-type="float">
            <text:p>534100</text:p>
          </table:table-cell>
          <table:table-cell office:value-type="float" office:value="6167032" calcext:value-type="float">
            <text:p>6167032</text:p>
          </table:table-cell>
          <table:table-cell office:value-type="float" office:value="381500" calcext:value-type="float">
            <text:p>381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400" calcext:value-type="float">
            <text:p>76400</text:p>
          </table:table-cell>
          <table:table-cell office:value-type="float" office:value="8845023" calcext:value-type="float">
            <text:p>8845023</text:p>
          </table:table-cell>
          <table:table-cell office:value-type="float" office:value="534800" calcext:value-type="float">
            <text:p>534800</text:p>
          </table:table-cell>
          <table:table-cell office:value-type="float" office:value="6097386" calcext:value-type="float">
            <text:p>6097386</text:p>
          </table:table-cell>
          <table:table-cell office:value-type="float" office:value="382000" calcext:value-type="float">
            <text:p>38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8808066" calcext:value-type="float">
            <text:p>8808066</text:p>
          </table:table-cell>
          <table:table-cell office:value-type="float" office:value="535500" calcext:value-type="float">
            <text:p>535500</text:p>
          </table:table-cell>
          <table:table-cell office:value-type="float" office:value="6374206" calcext:value-type="float">
            <text:p>6374206</text:p>
          </table:table-cell>
          <table:table-cell office:value-type="float" office:value="382500" calcext:value-type="float">
            <text:p>382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600" calcext:value-type="float">
            <text:p>76600</text:p>
          </table:table-cell>
          <table:table-cell office:value-type="float" office:value="9099162" calcext:value-type="float">
            <text:p>9099162</text:p>
          </table:table-cell>
          <table:table-cell office:value-type="float" office:value="536200" calcext:value-type="float">
            <text:p>536200</text:p>
          </table:table-cell>
          <table:table-cell office:value-type="float" office:value="6417257" calcext:value-type="float">
            <text:p>6417257</text:p>
          </table:table-cell>
          <table:table-cell office:value-type="float" office:value="383000" calcext:value-type="float">
            <text:p>383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700" calcext:value-type="float">
            <text:p>76700</text:p>
          </table:table-cell>
          <table:table-cell office:value-type="float" office:value="8980112" calcext:value-type="float">
            <text:p>8980112</text:p>
          </table:table-cell>
          <table:table-cell office:value-type="float" office:value="536900" calcext:value-type="float">
            <text:p>536900</text:p>
          </table:table-cell>
          <table:table-cell office:value-type="float" office:value="6342479" calcext:value-type="float">
            <text:p>6342479</text:p>
          </table:table-cell>
          <table:table-cell office:value-type="float" office:value="383500" calcext:value-type="float">
            <text:p>383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800" calcext:value-type="float">
            <text:p>76800</text:p>
          </table:table-cell>
          <table:table-cell office:value-type="float" office:value="8876429" calcext:value-type="float">
            <text:p>8876429</text:p>
          </table:table-cell>
          <table:table-cell office:value-type="float" office:value="537600" calcext:value-type="float">
            <text:p>537600</text:p>
          </table:table-cell>
          <table:table-cell office:value-type="float" office:value="6315499" calcext:value-type="float">
            <text:p>6315499</text:p>
          </table:table-cell>
          <table:table-cell office:value-type="float" office:value="384000" calcext:value-type="float">
            <text:p>384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900" calcext:value-type="float">
            <text:p>76900</text:p>
          </table:table-cell>
          <table:table-cell office:value-type="float" office:value="8959004" calcext:value-type="float">
            <text:p>8959004</text:p>
          </table:table-cell>
          <table:table-cell office:value-type="float" office:value="538300" calcext:value-type="float">
            <text:p>538300</text:p>
          </table:table-cell>
          <table:table-cell office:value-type="float" office:value="6417547" calcext:value-type="float">
            <text:p>6417547</text:p>
          </table:table-cell>
          <table:table-cell office:value-type="float" office:value="384500" calcext:value-type="float">
            <text:p>384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8826833" calcext:value-type="float">
            <text:p>8826833</text:p>
          </table:table-cell>
          <table:table-cell office:value-type="float" office:value="539000" calcext:value-type="float">
            <text:p>539000</text:p>
          </table:table-cell>
          <table:table-cell office:value-type="float" office:value="6404426" calcext:value-type="float">
            <text:p>6404426</text:p>
          </table:table-cell>
          <table:table-cell office:value-type="float" office:value="385000" calcext:value-type="float">
            <text:p>38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100" calcext:value-type="float">
            <text:p>77100</text:p>
          </table:table-cell>
          <table:table-cell office:value-type="float" office:value="8879637" calcext:value-type="float">
            <text:p>8879637</text:p>
          </table:table-cell>
          <table:table-cell office:value-type="float" office:value="539700" calcext:value-type="float">
            <text:p>539700</text:p>
          </table:table-cell>
          <table:table-cell office:value-type="float" office:value="6297085" calcext:value-type="float">
            <text:p>6297085</text:p>
          </table:table-cell>
          <table:table-cell office:value-type="float" office:value="385500" calcext:value-type="float">
            <text:p>385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200" calcext:value-type="float">
            <text:p>77200</text:p>
          </table:table-cell>
          <table:table-cell office:value-type="float" office:value="9098104" calcext:value-type="float">
            <text:p>9098104</text:p>
          </table:table-cell>
          <table:table-cell office:value-type="float" office:value="540400" calcext:value-type="float">
            <text:p>540400</text:p>
          </table:table-cell>
          <table:table-cell office:value-type="float" office:value="6574964" calcext:value-type="float">
            <text:p>6574964</text:p>
          </table:table-cell>
          <table:table-cell office:value-type="float" office:value="386000" calcext:value-type="float">
            <text:p>386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300" calcext:value-type="float">
            <text:p>77300</text:p>
          </table:table-cell>
          <table:table-cell office:value-type="float" office:value="9035419" calcext:value-type="float">
            <text:p>9035419</text:p>
          </table:table-cell>
          <table:table-cell office:value-type="float" office:value="541100" calcext:value-type="float">
            <text:p>541100</text:p>
          </table:table-cell>
          <table:table-cell office:value-type="float" office:value="6728692" calcext:value-type="float">
            <text:p>6728692</text:p>
          </table:table-cell>
          <table:table-cell office:value-type="float" office:value="386500" calcext:value-type="float">
            <text:p>386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400" calcext:value-type="float">
            <text:p>77400</text:p>
          </table:table-cell>
          <table:table-cell office:value-type="float" office:value="9076161" calcext:value-type="float">
            <text:p>9076161</text:p>
          </table:table-cell>
          <table:table-cell office:value-type="float" office:value="541800" calcext:value-type="float">
            <text:p>541800</text:p>
          </table:table-cell>
          <table:table-cell office:value-type="float" office:value="6397047" calcext:value-type="float">
            <text:p>6397047</text:p>
          </table:table-cell>
          <table:table-cell office:value-type="float" office:value="387000" calcext:value-type="float">
            <text:p>387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8785642" calcext:value-type="float">
            <text:p>8785642</text:p>
          </table:table-cell>
          <table:table-cell office:value-type="float" office:value="542500" calcext:value-type="float">
            <text:p>542500</text:p>
          </table:table-cell>
          <table:table-cell office:value-type="float" office:value="6726414" calcext:value-type="float">
            <text:p>6726414</text:p>
          </table:table-cell>
          <table:table-cell office:value-type="float" office:value="387500" calcext:value-type="float">
            <text:p>387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600" calcext:value-type="float">
            <text:p>77600</text:p>
          </table:table-cell>
          <table:table-cell office:value-type="float" office:value="9324173" calcext:value-type="float">
            <text:p>9324173</text:p>
          </table:table-cell>
          <table:table-cell office:value-type="float" office:value="543200" calcext:value-type="float">
            <text:p>543200</text:p>
          </table:table-cell>
          <table:table-cell office:value-type="float" office:value="6659271" calcext:value-type="float">
            <text:p>6659271</text:p>
          </table:table-cell>
          <table:table-cell office:value-type="float" office:value="388000" calcext:value-type="float">
            <text:p>38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700" calcext:value-type="float">
            <text:p>77700</text:p>
          </table:table-cell>
          <table:table-cell office:value-type="float" office:value="9332225" calcext:value-type="float">
            <text:p>9332225</text:p>
          </table:table-cell>
          <table:table-cell office:value-type="float" office:value="543900" calcext:value-type="float">
            <text:p>543900</text:p>
          </table:table-cell>
          <table:table-cell office:value-type="float" office:value="6710150" calcext:value-type="float">
            <text:p>6710150</text:p>
          </table:table-cell>
          <table:table-cell office:value-type="float" office:value="388500" calcext:value-type="float">
            <text:p>388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800" calcext:value-type="float">
            <text:p>77800</text:p>
          </table:table-cell>
          <table:table-cell office:value-type="float" office:value="9053320" calcext:value-type="float">
            <text:p>9053320</text:p>
          </table:table-cell>
          <table:table-cell office:value-type="float" office:value="544600" calcext:value-type="float">
            <text:p>544600</text:p>
          </table:table-cell>
          <table:table-cell office:value-type="float" office:value="6806775" calcext:value-type="float">
            <text:p>6806775</text:p>
          </table:table-cell>
          <table:table-cell office:value-type="float" office:value="389000" calcext:value-type="float">
            <text:p>38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900" calcext:value-type="float">
            <text:p>77900</text:p>
          </table:table-cell>
          <table:table-cell office:value-type="float" office:value="9437384" calcext:value-type="float">
            <text:p>9437384</text:p>
          </table:table-cell>
          <table:table-cell office:value-type="float" office:value="545300" calcext:value-type="float">
            <text:p>545300</text:p>
          </table:table-cell>
          <table:table-cell office:value-type="float" office:value="6516610" calcext:value-type="float">
            <text:p>6516610</text:p>
          </table:table-cell>
          <table:table-cell office:value-type="float" office:value="389500" calcext:value-type="float">
            <text:p>389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9385895" calcext:value-type="float">
            <text:p>9385895</text:p>
          </table:table-cell>
          <table:table-cell office:value-type="float" office:value="546000" calcext:value-type="float">
            <text:p>546000</text:p>
          </table:table-cell>
          <table:table-cell office:value-type="float" office:value="6436313" calcext:value-type="float">
            <text:p>6436313</text:p>
          </table:table-cell>
          <table:table-cell office:value-type="float" office:value="390000" calcext:value-type="float">
            <text:p>39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100" calcext:value-type="float">
            <text:p>78100</text:p>
          </table:table-cell>
          <table:table-cell office:value-type="float" office:value="9019122" calcext:value-type="float">
            <text:p>9019122</text:p>
          </table:table-cell>
          <table:table-cell office:value-type="float" office:value="546700" calcext:value-type="float">
            <text:p>546700</text:p>
          </table:table-cell>
          <table:table-cell office:value-type="float" office:value="6386557" calcext:value-type="float">
            <text:p>6386557</text:p>
          </table:table-cell>
          <table:table-cell office:value-type="float" office:value="390500" calcext:value-type="float">
            <text:p>390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200" calcext:value-type="float">
            <text:p>78200</text:p>
          </table:table-cell>
          <table:table-cell office:value-type="float" office:value="9005776" calcext:value-type="float">
            <text:p>9005776</text:p>
          </table:table-cell>
          <table:table-cell office:value-type="float" office:value="547400" calcext:value-type="float">
            <text:p>547400</text:p>
          </table:table-cell>
          <table:table-cell office:value-type="float" office:value="6306870" calcext:value-type="float">
            <text:p>6306870</text:p>
          </table:table-cell>
          <table:table-cell office:value-type="float" office:value="391000" calcext:value-type="float">
            <text:p>39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300" calcext:value-type="float">
            <text:p>78300</text:p>
          </table:table-cell>
          <table:table-cell office:value-type="float" office:value="9108337" calcext:value-type="float">
            <text:p>9108337</text:p>
          </table:table-cell>
          <table:table-cell office:value-type="float" office:value="548100" calcext:value-type="float">
            <text:p>548100</text:p>
          </table:table-cell>
          <table:table-cell office:value-type="float" office:value="6483150" calcext:value-type="float">
            <text:p>6483150</text:p>
          </table:table-cell>
          <table:table-cell office:value-type="float" office:value="391500" calcext:value-type="float">
            <text:p>391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  <table:table-cell office:value-type="float" office:value="8947070" calcext:value-type="float">
            <text:p>8947070</text:p>
          </table:table-cell>
          <table:table-cell office:value-type="float" office:value="548800" calcext:value-type="float">
            <text:p>548800</text:p>
          </table:table-cell>
          <table:table-cell office:value-type="float" office:value="6480199" calcext:value-type="float">
            <text:p>6480199</text:p>
          </table:table-cell>
          <table:table-cell office:value-type="float" office:value="392000" calcext:value-type="float">
            <text:p>39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9101761" calcext:value-type="float">
            <text:p>9101761</text:p>
          </table:table-cell>
          <table:table-cell office:value-type="float" office:value="549500" calcext:value-type="float">
            <text:p>549500</text:p>
          </table:table-cell>
          <table:table-cell office:value-type="float" office:value="6821372" calcext:value-type="float">
            <text:p>6821372</text:p>
          </table:table-cell>
          <table:table-cell office:value-type="float" office:value="392500" calcext:value-type="float">
            <text:p>392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600" calcext:value-type="float">
            <text:p>78600</text:p>
          </table:table-cell>
          <table:table-cell office:value-type="float" office:value="9099932" calcext:value-type="float">
            <text:p>9099932</text:p>
          </table:table-cell>
          <table:table-cell office:value-type="float" office:value="550200" calcext:value-type="float">
            <text:p>550200</text:p>
          </table:table-cell>
          <table:table-cell office:value-type="float" office:value="6503457" calcext:value-type="float">
            <text:p>6503457</text:p>
          </table:table-cell>
          <table:table-cell office:value-type="float" office:value="393000" calcext:value-type="float">
            <text:p>393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  <table:table-cell office:value-type="float" office:value="9101023" calcext:value-type="float">
            <text:p>9101023</text:p>
          </table:table-cell>
          <table:table-cell office:value-type="float" office:value="550900" calcext:value-type="float">
            <text:p>550900</text:p>
          </table:table-cell>
          <table:table-cell office:value-type="float" office:value="6542178" calcext:value-type="float">
            <text:p>6542178</text:p>
          </table:table-cell>
          <table:table-cell office:value-type="float" office:value="393500" calcext:value-type="float">
            <text:p>393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800" calcext:value-type="float">
            <text:p>78800</text:p>
          </table:table-cell>
          <table:table-cell office:value-type="float" office:value="9025795" calcext:value-type="float">
            <text:p>9025795</text:p>
          </table:table-cell>
          <table:table-cell office:value-type="float" office:value="551600" calcext:value-type="float">
            <text:p>551600</text:p>
          </table:table-cell>
          <table:table-cell office:value-type="float" office:value="6518471" calcext:value-type="float">
            <text:p>6518471</text:p>
          </table:table-cell>
          <table:table-cell office:value-type="float" office:value="394000" calcext:value-type="float">
            <text:p>394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900" calcext:value-type="float">
            <text:p>78900</text:p>
          </table:table-cell>
          <table:table-cell office:value-type="float" office:value="9150682" calcext:value-type="float">
            <text:p>9150682</text:p>
          </table:table-cell>
          <table:table-cell office:value-type="float" office:value="552300" calcext:value-type="float">
            <text:p>552300</text:p>
          </table:table-cell>
          <table:table-cell office:value-type="float" office:value="6507114" calcext:value-type="float">
            <text:p>6507114</text:p>
          </table:table-cell>
          <table:table-cell office:value-type="float" office:value="394500" calcext:value-type="float">
            <text:p>394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9106155" calcext:value-type="float">
            <text:p>9106155</text:p>
          </table:table-cell>
          <table:table-cell office:value-type="float" office:value="553000" calcext:value-type="float">
            <text:p>553000</text:p>
          </table:table-cell>
          <table:table-cell office:value-type="float" office:value="6582984" calcext:value-type="float">
            <text:p>6582984</text:p>
          </table:table-cell>
          <table:table-cell office:value-type="float" office:value="395000" calcext:value-type="float">
            <text:p>39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100" calcext:value-type="float">
            <text:p>79100</text:p>
          </table:table-cell>
          <table:table-cell office:value-type="float" office:value="9216190" calcext:value-type="float">
            <text:p>9216190</text:p>
          </table:table-cell>
          <table:table-cell office:value-type="float" office:value="553700" calcext:value-type="float">
            <text:p>553700</text:p>
          </table:table-cell>
          <table:table-cell office:value-type="float" office:value="6825510" calcext:value-type="float">
            <text:p>6825510</text:p>
          </table:table-cell>
          <table:table-cell office:value-type="float" office:value="395500" calcext:value-type="float">
            <text:p>395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9187479" calcext:value-type="float">
            <text:p>9187479</text:p>
          </table:table-cell>
          <table:table-cell office:value-type="float" office:value="554400" calcext:value-type="float">
            <text:p>554400</text:p>
          </table:table-cell>
          <table:table-cell office:value-type="float" office:value="6591838" calcext:value-type="float">
            <text:p>6591838</text:p>
          </table:table-cell>
          <table:table-cell office:value-type="float" office:value="396000" calcext:value-type="float">
            <text:p>396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300" calcext:value-type="float">
            <text:p>79300</text:p>
          </table:table-cell>
          <table:table-cell office:value-type="float" office:value="9151324" calcext:value-type="float">
            <text:p>9151324</text:p>
          </table:table-cell>
          <table:table-cell office:value-type="float" office:value="555100" calcext:value-type="float">
            <text:p>555100</text:p>
          </table:table-cell>
          <table:table-cell office:value-type="float" office:value="6613043" calcext:value-type="float">
            <text:p>6613043</text:p>
          </table:table-cell>
          <table:table-cell office:value-type="float" office:value="396500" calcext:value-type="float">
            <text:p>396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400" calcext:value-type="float">
            <text:p>79400</text:p>
          </table:table-cell>
          <table:table-cell office:value-type="float" office:value="9226970" calcext:value-type="float">
            <text:p>9226970</text:p>
          </table:table-cell>
          <table:table-cell office:value-type="float" office:value="555800" calcext:value-type="float">
            <text:p>555800</text:p>
          </table:table-cell>
          <table:table-cell office:value-type="float" office:value="6508205" calcext:value-type="float">
            <text:p>6508205</text:p>
          </table:table-cell>
          <table:table-cell office:value-type="float" office:value="397000" calcext:value-type="float">
            <text:p>397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9153602" calcext:value-type="float">
            <text:p>9153602</text:p>
          </table:table-cell>
          <table:table-cell office:value-type="float" office:value="556500" calcext:value-type="float">
            <text:p>556500</text:p>
          </table:table-cell>
          <table:table-cell office:value-type="float" office:value="6620069" calcext:value-type="float">
            <text:p>6620069</text:p>
          </table:table-cell>
          <table:table-cell office:value-type="float" office:value="397500" calcext:value-type="float">
            <text:p>397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600" calcext:value-type="float">
            <text:p>79600</text:p>
          </table:table-cell>
          <table:table-cell office:value-type="float" office:value="9066536" calcext:value-type="float">
            <text:p>9066536</text:p>
          </table:table-cell>
          <table:table-cell office:value-type="float" office:value="557200" calcext:value-type="float">
            <text:p>557200</text:p>
          </table:table-cell>
          <table:table-cell office:value-type="float" office:value="6651957" calcext:value-type="float">
            <text:p>6651957</text:p>
          </table:table-cell>
          <table:table-cell office:value-type="float" office:value="398000" calcext:value-type="float">
            <text:p>39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700" calcext:value-type="float">
            <text:p>79700</text:p>
          </table:table-cell>
          <table:table-cell office:value-type="float" office:value="9128002" calcext:value-type="float">
            <text:p>9128002</text:p>
          </table:table-cell>
          <table:table-cell office:value-type="float" office:value="557900" calcext:value-type="float">
            <text:p>557900</text:p>
          </table:table-cell>
          <table:table-cell office:value-type="float" office:value="6709797" calcext:value-type="float">
            <text:p>6709797</text:p>
          </table:table-cell>
          <table:table-cell office:value-type="float" office:value="398500" calcext:value-type="float">
            <text:p>398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800" calcext:value-type="float">
            <text:p>79800</text:p>
          </table:table-cell>
          <table:table-cell office:value-type="float" office:value="9583220" calcext:value-type="float">
            <text:p>9583220</text:p>
          </table:table-cell>
          <table:table-cell office:value-type="float" office:value="558600" calcext:value-type="float">
            <text:p>558600</text:p>
          </table:table-cell>
          <table:table-cell office:value-type="float" office:value="6528448" calcext:value-type="float">
            <text:p>6528448</text:p>
          </table:table-cell>
          <table:table-cell office:value-type="float" office:value="399000" calcext:value-type="float">
            <text:p>39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900" calcext:value-type="float">
            <text:p>79900</text:p>
          </table:table-cell>
          <table:table-cell office:value-type="float" office:value="9350511" calcext:value-type="float">
            <text:p>9350511</text:p>
          </table:table-cell>
          <table:table-cell office:value-type="float" office:value="559300" calcext:value-type="float">
            <text:p>559300</text:p>
          </table:table-cell>
          <table:table-cell office:value-type="float" office:value="6665173" calcext:value-type="float">
            <text:p>6665173</text:p>
          </table:table-cell>
          <table:table-cell office:value-type="float" office:value="399500" calcext:value-type="float">
            <text:p>399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9164894" calcext:value-type="float">
            <text:p>9164894</text:p>
          </table:table-cell>
          <table:table-cell office:value-type="float" office:value="560000" calcext:value-type="float">
            <text:p>560000</text:p>
          </table:table-cell>
          <table:table-cell office:value-type="float" office:value="6594116" calcext:value-type="float">
            <text:p>659411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100" calcext:value-type="float">
            <text:p>80100</text:p>
          </table:table-cell>
          <table:table-cell office:value-type="float" office:value="9308742" calcext:value-type="float">
            <text:p>9308742</text:p>
          </table:table-cell>
          <table:table-cell office:value-type="float" office:value="560700" calcext:value-type="float">
            <text:p>560700</text:p>
          </table:table-cell>
          <table:table-cell office:value-type="float" office:value="6650673" calcext:value-type="float">
            <text:p>6650673</text:p>
          </table:table-cell>
          <table:table-cell office:value-type="float" office:value="400500" calcext:value-type="float">
            <text:p>400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200" calcext:value-type="float">
            <text:p>80200</text:p>
          </table:table-cell>
          <table:table-cell office:value-type="float" office:value="9164798" calcext:value-type="float">
            <text:p>9164798</text:p>
          </table:table-cell>
          <table:table-cell office:value-type="float" office:value="561400" calcext:value-type="float">
            <text:p>561400</text:p>
          </table:table-cell>
          <table:table-cell office:value-type="float" office:value="6697863" calcext:value-type="float">
            <text:p>6697863</text:p>
          </table:table-cell>
          <table:table-cell office:value-type="float" office:value="401000" calcext:value-type="float">
            <text:p>40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300" calcext:value-type="float">
            <text:p>80300</text:p>
          </table:table-cell>
          <table:table-cell office:value-type="float" office:value="9061372" calcext:value-type="float">
            <text:p>9061372</text:p>
          </table:table-cell>
          <table:table-cell office:value-type="float" office:value="562100" calcext:value-type="float">
            <text:p>562100</text:p>
          </table:table-cell>
          <table:table-cell office:value-type="float" office:value="6627191" calcext:value-type="float">
            <text:p>6627191</text:p>
          </table:table-cell>
          <table:table-cell office:value-type="float" office:value="401500" calcext:value-type="float">
            <text:p>401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400" calcext:value-type="float">
            <text:p>80400</text:p>
          </table:table-cell>
          <table:table-cell office:value-type="float" office:value="9792768" calcext:value-type="float">
            <text:p>9792768</text:p>
          </table:table-cell>
          <table:table-cell office:value-type="float" office:value="562800" calcext:value-type="float">
            <text:p>562800</text:p>
          </table:table-cell>
          <table:table-cell office:value-type="float" office:value="6627287" calcext:value-type="float">
            <text:p>6627287</text:p>
          </table:table-cell>
          <table:table-cell office:value-type="float" office:value="402000" calcext:value-type="float">
            <text:p>40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9335144" calcext:value-type="float">
            <text:p>9335144</text:p>
          </table:table-cell>
          <table:table-cell office:value-type="float" office:value="563500" calcext:value-type="float">
            <text:p>563500</text:p>
          </table:table-cell>
          <table:table-cell office:value-type="float" office:value="6741652" calcext:value-type="float">
            <text:p>6741652</text:p>
          </table:table-cell>
          <table:table-cell office:value-type="float" office:value="402500" calcext:value-type="float">
            <text:p>402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600" calcext:value-type="float">
            <text:p>80600</text:p>
          </table:table-cell>
          <table:table-cell office:value-type="float" office:value="9249073" calcext:value-type="float">
            <text:p>9249073</text:p>
          </table:table-cell>
          <table:table-cell office:value-type="float" office:value="564200" calcext:value-type="float">
            <text:p>564200</text:p>
          </table:table-cell>
          <table:table-cell office:value-type="float" office:value="6600211" calcext:value-type="float">
            <text:p>6600211</text:p>
          </table:table-cell>
          <table:table-cell office:value-type="float" office:value="403000" calcext:value-type="float">
            <text:p>403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700" calcext:value-type="float">
            <text:p>80700</text:p>
          </table:table-cell>
          <table:table-cell office:value-type="float" office:value="9443030" calcext:value-type="float">
            <text:p>9443030</text:p>
          </table:table-cell>
          <table:table-cell office:value-type="float" office:value="564900" calcext:value-type="float">
            <text:p>564900</text:p>
          </table:table-cell>
          <table:table-cell office:value-type="float" office:value="6702130" calcext:value-type="float">
            <text:p>6702130</text:p>
          </table:table-cell>
          <table:table-cell office:value-type="float" office:value="403500" calcext:value-type="float">
            <text:p>403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800" calcext:value-type="float">
            <text:p>80800</text:p>
          </table:table-cell>
          <table:table-cell office:value-type="float" office:value="9438378" calcext:value-type="float">
            <text:p>9438378</text:p>
          </table:table-cell>
          <table:table-cell office:value-type="float" office:value="565600" calcext:value-type="float">
            <text:p>565600</text:p>
          </table:table-cell>
          <table:table-cell office:value-type="float" office:value="6764590" calcext:value-type="float">
            <text:p>6764590</text:p>
          </table:table-cell>
          <table:table-cell office:value-type="float" office:value="404000" calcext:value-type="float">
            <text:p>404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900" calcext:value-type="float">
            <text:p>80900</text:p>
          </table:table-cell>
          <table:table-cell office:value-type="float" office:value="9444217" calcext:value-type="float">
            <text:p>9444217</text:p>
          </table:table-cell>
          <table:table-cell office:value-type="float" office:value="566300" calcext:value-type="float">
            <text:p>566300</text:p>
          </table:table-cell>
          <table:table-cell office:value-type="float" office:value="6747908" calcext:value-type="float">
            <text:p>6747908</text:p>
          </table:table-cell>
          <table:table-cell office:value-type="float" office:value="404500" calcext:value-type="float">
            <text:p>404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10456828" calcext:value-type="float">
            <text:p>10456828</text:p>
          </table:table-cell>
          <table:table-cell office:value-type="float" office:value="567000" calcext:value-type="float">
            <text:p>567000</text:p>
          </table:table-cell>
          <table:table-cell office:value-type="float" office:value="7168448" calcext:value-type="float">
            <text:p>7168448</text:p>
          </table:table-cell>
          <table:table-cell office:value-type="float" office:value="405000" calcext:value-type="float">
            <text:p>40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100" calcext:value-type="float">
            <text:p>81100</text:p>
          </table:table-cell>
          <table:table-cell office:value-type="float" office:value="9571575" calcext:value-type="float">
            <text:p>9571575</text:p>
          </table:table-cell>
          <table:table-cell office:value-type="float" office:value="567700" calcext:value-type="float">
            <text:p>567700</text:p>
          </table:table-cell>
          <table:table-cell office:value-type="float" office:value="6772097" calcext:value-type="float">
            <text:p>6772097</text:p>
          </table:table-cell>
          <table:table-cell office:value-type="float" office:value="405500" calcext:value-type="float">
            <text:p>405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200" calcext:value-type="float">
            <text:p>81200</text:p>
          </table:table-cell>
          <table:table-cell office:value-type="float" office:value="9400491" calcext:value-type="float">
            <text:p>9400491</text:p>
          </table:table-cell>
          <table:table-cell office:value-type="float" office:value="568400" calcext:value-type="float">
            <text:p>568400</text:p>
          </table:table-cell>
          <table:table-cell office:value-type="float" office:value="6789805" calcext:value-type="float">
            <text:p>6789805</text:p>
          </table:table-cell>
          <table:table-cell office:value-type="float" office:value="406000" calcext:value-type="float">
            <text:p>406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300" calcext:value-type="float">
            <text:p>81300</text:p>
          </table:table-cell>
          <table:table-cell office:value-type="float" office:value="9405881" calcext:value-type="float">
            <text:p>9405881</text:p>
          </table:table-cell>
          <table:table-cell office:value-type="float" office:value="569100" calcext:value-type="float">
            <text:p>569100</text:p>
          </table:table-cell>
          <table:table-cell office:value-type="float" office:value="6771102" calcext:value-type="float">
            <text:p>6771102</text:p>
          </table:table-cell>
          <table:table-cell office:value-type="float" office:value="406500" calcext:value-type="float">
            <text:p>406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400" calcext:value-type="float">
            <text:p>81400</text:p>
          </table:table-cell>
          <table:table-cell office:value-type="float" office:value="9404886" calcext:value-type="float">
            <text:p>9404886</text:p>
          </table:table-cell>
          <table:table-cell office:value-type="float" office:value="569800" calcext:value-type="float">
            <text:p>569800</text:p>
          </table:table-cell>
          <table:table-cell office:value-type="float" office:value="6757308" calcext:value-type="float">
            <text:p>6757308</text:p>
          </table:table-cell>
          <table:table-cell office:value-type="float" office:value="407000" calcext:value-type="float">
            <text:p>407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9408319" calcext:value-type="float">
            <text:p>9408319</text:p>
          </table:table-cell>
          <table:table-cell office:value-type="float" office:value="570500" calcext:value-type="float">
            <text:p>570500</text:p>
          </table:table-cell>
          <table:table-cell office:value-type="float" office:value="6674092" calcext:value-type="float">
            <text:p>6674092</text:p>
          </table:table-cell>
          <table:table-cell office:value-type="float" office:value="407500" calcext:value-type="float">
            <text:p>407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600" calcext:value-type="float">
            <text:p>81600</text:p>
          </table:table-cell>
          <table:table-cell office:value-type="float" office:value="10173335" calcext:value-type="float">
            <text:p>10173335</text:p>
          </table:table-cell>
          <table:table-cell office:value-type="float" office:value="571200" calcext:value-type="float">
            <text:p>571200</text:p>
          </table:table-cell>
          <table:table-cell office:value-type="float" office:value="6917227" calcext:value-type="float">
            <text:p>6917227</text:p>
          </table:table-cell>
          <table:table-cell office:value-type="float" office:value="408000" calcext:value-type="float">
            <text:p>40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700" calcext:value-type="float">
            <text:p>81700</text:p>
          </table:table-cell>
          <table:table-cell office:value-type="float" office:value="9344992" calcext:value-type="float">
            <text:p>9344992</text:p>
          </table:table-cell>
          <table:table-cell office:value-type="float" office:value="571900" calcext:value-type="float">
            <text:p>571900</text:p>
          </table:table-cell>
          <table:table-cell office:value-type="float" office:value="6935577" calcext:value-type="float">
            <text:p>6935577</text:p>
          </table:table-cell>
          <table:table-cell office:value-type="float" office:value="408500" calcext:value-type="float">
            <text:p>408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800" calcext:value-type="float">
            <text:p>81800</text:p>
          </table:table-cell>
          <table:table-cell office:value-type="float" office:value="9420092" calcext:value-type="float">
            <text:p>9420092</text:p>
          </table:table-cell>
          <table:table-cell office:value-type="float" office:value="572600" calcext:value-type="float">
            <text:p>572600</text:p>
          </table:table-cell>
          <table:table-cell office:value-type="float" office:value="6863814" calcext:value-type="float">
            <text:p>6863814</text:p>
          </table:table-cell>
          <table:table-cell office:value-type="float" office:value="409000" calcext:value-type="float">
            <text:p>40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900" calcext:value-type="float">
            <text:p>81900</text:p>
          </table:table-cell>
          <table:table-cell office:value-type="float" office:value="9550274" calcext:value-type="float">
            <text:p>9550274</text:p>
          </table:table-cell>
          <table:table-cell office:value-type="float" office:value="573300" calcext:value-type="float">
            <text:p>573300</text:p>
          </table:table-cell>
          <table:table-cell office:value-type="float" office:value="6645187" calcext:value-type="float">
            <text:p>6645187</text:p>
          </table:table-cell>
          <table:table-cell office:value-type="float" office:value="409500" calcext:value-type="float">
            <text:p>409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9515370" calcext:value-type="float">
            <text:p>9515370</text:p>
          </table:table-cell>
          <table:table-cell office:value-type="float" office:value="574000" calcext:value-type="float">
            <text:p>574000</text:p>
          </table:table-cell>
          <table:table-cell office:value-type="float" office:value="6758399" calcext:value-type="float">
            <text:p>6758399</text:p>
          </table:table-cell>
          <table:table-cell office:value-type="float" office:value="410000" calcext:value-type="float">
            <text:p>41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100" calcext:value-type="float">
            <text:p>82100</text:p>
          </table:table-cell>
          <table:table-cell office:value-type="float" office:value="9450023" calcext:value-type="float">
            <text:p>9450023</text:p>
          </table:table-cell>
          <table:table-cell office:value-type="float" office:value="574700" calcext:value-type="float">
            <text:p>574700</text:p>
          </table:table-cell>
          <table:table-cell office:value-type="float" office:value="6714545" calcext:value-type="float">
            <text:p>6714545</text:p>
          </table:table-cell>
          <table:table-cell office:value-type="float" office:value="410500" calcext:value-type="float">
            <text:p>410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200" calcext:value-type="float">
            <text:p>82200</text:p>
          </table:table-cell>
          <table:table-cell office:value-type="float" office:value="9578569" calcext:value-type="float">
            <text:p>9578569</text:p>
          </table:table-cell>
          <table:table-cell office:value-type="float" office:value="575400" calcext:value-type="float">
            <text:p>575400</text:p>
          </table:table-cell>
          <table:table-cell office:value-type="float" office:value="7252209" calcext:value-type="float">
            <text:p>7252209</text:p>
          </table:table-cell>
          <table:table-cell office:value-type="float" office:value="411000" calcext:value-type="float">
            <text:p>41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300" calcext:value-type="float">
            <text:p>82300</text:p>
          </table:table-cell>
          <table:table-cell office:value-type="float" office:value="9552070" calcext:value-type="float">
            <text:p>9552070</text:p>
          </table:table-cell>
          <table:table-cell office:value-type="float" office:value="576100" calcext:value-type="float">
            <text:p>576100</text:p>
          </table:table-cell>
          <table:table-cell office:value-type="float" office:value="6949885" calcext:value-type="float">
            <text:p>6949885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400" calcext:value-type="float">
            <text:p>82400</text:p>
          </table:table-cell>
          <table:table-cell office:value-type="float" office:value="9515050" calcext:value-type="float">
            <text:p>9515050</text:p>
          </table:table-cell>
          <table:table-cell office:value-type="float" office:value="576800" calcext:value-type="float">
            <text:p>576800</text:p>
          </table:table-cell>
          <table:table-cell office:value-type="float" office:value="6923451" calcext:value-type="float">
            <text:p>6923451</text:p>
          </table:table-cell>
          <table:table-cell office:value-type="float" office:value="412000" calcext:value-type="float">
            <text:p>41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9506581" calcext:value-type="float">
            <text:p>9506581</text:p>
          </table:table-cell>
          <table:table-cell office:value-type="float" office:value="577500" calcext:value-type="float">
            <text:p>577500</text:p>
          </table:table-cell>
          <table:table-cell office:value-type="float" office:value="6846683" calcext:value-type="float">
            <text:p>6846683</text:p>
          </table:table-cell>
          <table:table-cell office:value-type="float" office:value="412500" calcext:value-type="float">
            <text:p>412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600" calcext:value-type="float">
            <text:p>82600</text:p>
          </table:table-cell>
          <table:table-cell office:value-type="float" office:value="9536736" calcext:value-type="float">
            <text:p>9536736</text:p>
          </table:table-cell>
          <table:table-cell office:value-type="float" office:value="578200" calcext:value-type="float">
            <text:p>578200</text:p>
          </table:table-cell>
          <table:table-cell office:value-type="float" office:value="6792853" calcext:value-type="float">
            <text:p>6792853</text:p>
          </table:table-cell>
          <table:table-cell office:value-type="float" office:value="413000" calcext:value-type="float">
            <text:p>413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700" calcext:value-type="float">
            <text:p>82700</text:p>
          </table:table-cell>
          <table:table-cell office:value-type="float" office:value="9584856" calcext:value-type="float">
            <text:p>9584856</text:p>
          </table:table-cell>
          <table:table-cell office:value-type="float" office:value="578900" calcext:value-type="float">
            <text:p>578900</text:p>
          </table:table-cell>
          <table:table-cell office:value-type="float" office:value="6750892" calcext:value-type="float">
            <text:p>6750892</text:p>
          </table:table-cell>
          <table:table-cell office:value-type="float" office:value="413500" calcext:value-type="float">
            <text:p>413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9508634" calcext:value-type="float">
            <text:p>9508634</text:p>
          </table:table-cell>
          <table:table-cell office:value-type="float" office:value="579600" calcext:value-type="float">
            <text:p>579600</text:p>
          </table:table-cell>
          <table:table-cell office:value-type="float" office:value="7193791" calcext:value-type="float">
            <text:p>7193791</text:p>
          </table:table-cell>
          <table:table-cell office:value-type="float" office:value="414000" calcext:value-type="float">
            <text:p>414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900" calcext:value-type="float">
            <text:p>82900</text:p>
          </table:table-cell>
          <table:table-cell office:value-type="float" office:value="9468726" calcext:value-type="float">
            <text:p>9468726</text:p>
          </table:table-cell>
          <table:table-cell office:value-type="float" office:value="580300" calcext:value-type="float">
            <text:p>580300</text:p>
          </table:table-cell>
          <table:table-cell office:value-type="float" office:value="7010805" calcext:value-type="float">
            <text:p>7010805</text:p>
          </table:table-cell>
          <table:table-cell office:value-type="float" office:value="414500" calcext:value-type="float">
            <text:p>414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9606254" calcext:value-type="float">
            <text:p>9606254</text:p>
          </table:table-cell>
          <table:table-cell office:value-type="float" office:value="581000" calcext:value-type="float">
            <text:p>581000</text:p>
          </table:table-cell>
          <table:table-cell office:value-type="float" office:value="6928744" calcext:value-type="float">
            <text:p>6928744</text:p>
          </table:table-cell>
          <table:table-cell office:value-type="float" office:value="415000" calcext:value-type="float">
            <text:p>41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100" calcext:value-type="float">
            <text:p>83100</text:p>
          </table:table-cell>
          <table:table-cell office:value-type="float" office:value="9857827" calcext:value-type="float">
            <text:p>9857827</text:p>
          </table:table-cell>
          <table:table-cell office:value-type="float" office:value="581700" calcext:value-type="float">
            <text:p>581700</text:p>
          </table:table-cell>
          <table:table-cell office:value-type="float" office:value="6933524" calcext:value-type="float">
            <text:p>6933524</text:p>
          </table:table-cell>
          <table:table-cell office:value-type="float" office:value="415500" calcext:value-type="float">
            <text:p>415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200" calcext:value-type="float">
            <text:p>83200</text:p>
          </table:table-cell>
          <table:table-cell office:value-type="float" office:value="9860521" calcext:value-type="float">
            <text:p>9860521</text:p>
          </table:table-cell>
          <table:table-cell office:value-type="float" office:value="582400" calcext:value-type="float">
            <text:p>582400</text:p>
          </table:table-cell>
          <table:table-cell office:value-type="float" office:value="6975325" calcext:value-type="float">
            <text:p>6975325</text:p>
          </table:table-cell>
          <table:table-cell office:value-type="float" office:value="416000" calcext:value-type="float">
            <text:p>416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300" calcext:value-type="float">
            <text:p>83300</text:p>
          </table:table-cell>
          <table:table-cell office:value-type="float" office:value="9562881" calcext:value-type="float">
            <text:p>9562881</text:p>
          </table:table-cell>
          <table:table-cell office:value-type="float" office:value="583100" calcext:value-type="float">
            <text:p>583100</text:p>
          </table:table-cell>
          <table:table-cell office:value-type="float" office:value="6840973" calcext:value-type="float">
            <text:p>6840973</text:p>
          </table:table-cell>
          <table:table-cell office:value-type="float" office:value="416500" calcext:value-type="float">
            <text:p>416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400" calcext:value-type="float">
            <text:p>83400</text:p>
          </table:table-cell>
          <table:table-cell office:value-type="float" office:value="9651551" calcext:value-type="float">
            <text:p>9651551</text:p>
          </table:table-cell>
          <table:table-cell office:value-type="float" office:value="583800" calcext:value-type="float">
            <text:p>583800</text:p>
          </table:table-cell>
          <table:table-cell office:value-type="float" office:value="7327052" calcext:value-type="float">
            <text:p>7327052</text:p>
          </table:table-cell>
          <table:table-cell office:value-type="float" office:value="417000" calcext:value-type="float">
            <text:p>417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9452589" calcext:value-type="float">
            <text:p>9452589</text:p>
          </table:table-cell>
          <table:table-cell office:value-type="float" office:value="584500" calcext:value-type="float">
            <text:p>584500</text:p>
          </table:table-cell>
          <table:table-cell office:value-type="float" office:value="6981837" calcext:value-type="float">
            <text:p>6981837</text:p>
          </table:table-cell>
          <table:table-cell office:value-type="float" office:value="417500" calcext:value-type="float">
            <text:p>417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600" calcext:value-type="float">
            <text:p>83600</text:p>
          </table:table-cell>
          <table:table-cell office:value-type="float" office:value="9495481" calcext:value-type="float">
            <text:p>9495481</text:p>
          </table:table-cell>
          <table:table-cell office:value-type="float" office:value="585200" calcext:value-type="float">
            <text:p>585200</text:p>
          </table:table-cell>
          <table:table-cell office:value-type="float" office:value="6806326" calcext:value-type="float">
            <text:p>6806326</text:p>
          </table:table-cell>
          <table:table-cell office:value-type="float" office:value="418000" calcext:value-type="float">
            <text:p>41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700" calcext:value-type="float">
            <text:p>83700</text:p>
          </table:table-cell>
          <table:table-cell office:value-type="float" office:value="9809353" calcext:value-type="float">
            <text:p>9809353</text:p>
          </table:table-cell>
          <table:table-cell office:value-type="float" office:value="585900" calcext:value-type="float">
            <text:p>585900</text:p>
          </table:table-cell>
          <table:table-cell office:value-type="float" office:value="6832343" calcext:value-type="float">
            <text:p>6832343</text:p>
          </table:table-cell>
          <table:table-cell office:value-type="float" office:value="418500" calcext:value-type="float">
            <text:p>418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800" calcext:value-type="float">
            <text:p>83800</text:p>
          </table:table-cell>
          <table:table-cell office:value-type="float" office:value="9639649" calcext:value-type="float">
            <text:p>9639649</text:p>
          </table:table-cell>
          <table:table-cell office:value-type="float" office:value="586600" calcext:value-type="float">
            <text:p>586600</text:p>
          </table:table-cell>
          <table:table-cell office:value-type="float" office:value="6989600" calcext:value-type="float">
            <text:p>6989600</text:p>
          </table:table-cell>
          <table:table-cell office:value-type="float" office:value="419000" calcext:value-type="float">
            <text:p>41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900" calcext:value-type="float">
            <text:p>83900</text:p>
          </table:table-cell>
          <table:table-cell office:value-type="float" office:value="9560668" calcext:value-type="float">
            <text:p>9560668</text:p>
          </table:table-cell>
          <table:table-cell office:value-type="float" office:value="587300" calcext:value-type="float">
            <text:p>587300</text:p>
          </table:table-cell>
          <table:table-cell office:value-type="float" office:value="6956365" calcext:value-type="float">
            <text:p>6956365</text:p>
          </table:table-cell>
          <table:table-cell office:value-type="float" office:value="419500" calcext:value-type="float">
            <text:p>419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9924457" calcext:value-type="float">
            <text:p>9924457</text:p>
          </table:table-cell>
          <table:table-cell office:value-type="float" office:value="588000" calcext:value-type="float">
            <text:p>588000</text:p>
          </table:table-cell>
          <table:table-cell office:value-type="float" office:value="7259299" calcext:value-type="float">
            <text:p>7259299</text:p>
          </table:table-cell>
          <table:table-cell office:value-type="float" office:value="420000" calcext:value-type="float">
            <text:p>42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100" calcext:value-type="float">
            <text:p>84100</text:p>
          </table:table-cell>
          <table:table-cell office:value-type="float" office:value="9583124" calcext:value-type="float">
            <text:p>9583124</text:p>
          </table:table-cell>
          <table:table-cell office:value-type="float" office:value="588700" calcext:value-type="float">
            <text:p>588700</text:p>
          </table:table-cell>
          <table:table-cell office:value-type="float" office:value="7157316" calcext:value-type="float">
            <text:p>7157316</text:p>
          </table:table-cell>
          <table:table-cell office:value-type="float" office:value="420500" calcext:value-type="float">
            <text:p>420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200" calcext:value-type="float">
            <text:p>84200</text:p>
          </table:table-cell>
          <table:table-cell office:value-type="float" office:value="9654213" calcext:value-type="float">
            <text:p>9654213</text:p>
          </table:table-cell>
          <table:table-cell office:value-type="float" office:value="589400" calcext:value-type="float">
            <text:p>589400</text:p>
          </table:table-cell>
          <table:table-cell office:value-type="float" office:value="6952740" calcext:value-type="float">
            <text:p>6952740</text:p>
          </table:table-cell>
          <table:table-cell office:value-type="float" office:value="421000" calcext:value-type="float">
            <text:p>42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300" calcext:value-type="float">
            <text:p>84300</text:p>
          </table:table-cell>
          <table:table-cell office:value-type="float" office:value="9874669" calcext:value-type="float">
            <text:p>9874669</text:p>
          </table:table-cell>
          <table:table-cell office:value-type="float" office:value="590100" calcext:value-type="float">
            <text:p>590100</text:p>
          </table:table-cell>
          <table:table-cell office:value-type="float" office:value="6914020" calcext:value-type="float">
            <text:p>6914020</text:p>
          </table:table-cell>
          <table:table-cell office:value-type="float" office:value="421500" calcext:value-type="float">
            <text:p>421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400" calcext:value-type="float">
            <text:p>84400</text:p>
          </table:table-cell>
          <table:table-cell office:value-type="float" office:value="9834825" calcext:value-type="float">
            <text:p>9834825</text:p>
          </table:table-cell>
          <table:table-cell office:value-type="float" office:value="590800" calcext:value-type="float">
            <text:p>590800</text:p>
          </table:table-cell>
          <table:table-cell office:value-type="float" office:value="7054210" calcext:value-type="float">
            <text:p>7054210</text:p>
          </table:table-cell>
          <table:table-cell office:value-type="float" office:value="422000" calcext:value-type="float">
            <text:p>42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9796104" calcext:value-type="float">
            <text:p>9796104</text:p>
          </table:table-cell>
          <table:table-cell office:value-type="float" office:value="591500" calcext:value-type="float">
            <text:p>591500</text:p>
          </table:table-cell>
          <table:table-cell office:value-type="float" office:value="7009426" calcext:value-type="float">
            <text:p>7009426</text:p>
          </table:table-cell>
          <table:table-cell office:value-type="float" office:value="422500" calcext:value-type="float">
            <text:p>422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600" calcext:value-type="float">
            <text:p>84600</text:p>
          </table:table-cell>
          <table:table-cell office:value-type="float" office:value="10146934" calcext:value-type="float">
            <text:p>10146934</text:p>
          </table:table-cell>
          <table:table-cell office:value-type="float" office:value="592200" calcext:value-type="float">
            <text:p>592200</text:p>
          </table:table-cell>
          <table:table-cell office:value-type="float" office:value="7060722" calcext:value-type="float">
            <text:p>7060722</text:p>
          </table:table-cell>
          <table:table-cell office:value-type="float" office:value="423000" calcext:value-type="float">
            <text:p>423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700" calcext:value-type="float">
            <text:p>84700</text:p>
          </table:table-cell>
          <table:table-cell office:value-type="float" office:value="9812882" calcext:value-type="float">
            <text:p>9812882</text:p>
          </table:table-cell>
          <table:table-cell office:value-type="float" office:value="592900" calcext:value-type="float">
            <text:p>592900</text:p>
          </table:table-cell>
          <table:table-cell office:value-type="float" office:value="7140185" calcext:value-type="float">
            <text:p>7140185</text:p>
          </table:table-cell>
          <table:table-cell office:value-type="float" office:value="423500" calcext:value-type="float">
            <text:p>423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800" calcext:value-type="float">
            <text:p>84800</text:p>
          </table:table-cell>
          <table:table-cell office:value-type="float" office:value="9751063" calcext:value-type="float">
            <text:p>9751063</text:p>
          </table:table-cell>
          <table:table-cell office:value-type="float" office:value="593600" calcext:value-type="float">
            <text:p>593600</text:p>
          </table:table-cell>
          <table:table-cell office:value-type="float" office:value="6944207" calcext:value-type="float">
            <text:p>6944207</text:p>
          </table:table-cell>
          <table:table-cell office:value-type="float" office:value="424000" calcext:value-type="float">
            <text:p>424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900" calcext:value-type="float">
            <text:p>84900</text:p>
          </table:table-cell>
          <table:table-cell office:value-type="float" office:value="9838643" calcext:value-type="float">
            <text:p>9838643</text:p>
          </table:table-cell>
          <table:table-cell office:value-type="float" office:value="594300" calcext:value-type="float">
            <text:p>594300</text:p>
          </table:table-cell>
          <table:table-cell office:value-type="float" office:value="6949693" calcext:value-type="float">
            <text:p>6949693</text:p>
          </table:table-cell>
          <table:table-cell office:value-type="float" office:value="424500" calcext:value-type="float">
            <text:p>424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9884453" calcext:value-type="float">
            <text:p>9884453</text:p>
          </table:table-cell>
          <table:table-cell office:value-type="float" office:value="595000" calcext:value-type="float">
            <text:p>595000</text:p>
          </table:table-cell>
          <table:table-cell office:value-type="float" office:value="7021584" calcext:value-type="float">
            <text:p>7021584</text:p>
          </table:table-cell>
          <table:table-cell office:value-type="float" office:value="425000" calcext:value-type="float">
            <text:p>42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100" calcext:value-type="float">
            <text:p>85100</text:p>
          </table:table-cell>
          <table:table-cell office:value-type="float" office:value="9811920" calcext:value-type="float">
            <text:p>9811920</text:p>
          </table:table-cell>
          <table:table-cell office:value-type="float" office:value="595700" calcext:value-type="float">
            <text:p>595700</text:p>
          </table:table-cell>
          <table:table-cell office:value-type="float" office:value="6902856" calcext:value-type="float">
            <text:p>6902856</text:p>
          </table:table-cell>
          <table:table-cell office:value-type="float" office:value="425500" calcext:value-type="float">
            <text:p>425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200" calcext:value-type="float">
            <text:p>85200</text:p>
          </table:table-cell>
          <table:table-cell office:value-type="float" office:value="10278334" calcext:value-type="float">
            <text:p>10278334</text:p>
          </table:table-cell>
          <table:table-cell office:value-type="float" office:value="596400" calcext:value-type="float">
            <text:p>596400</text:p>
          </table:table-cell>
          <table:table-cell office:value-type="float" office:value="7051226" calcext:value-type="float">
            <text:p>7051226</text:p>
          </table:table-cell>
          <table:table-cell office:value-type="float" office:value="426000" calcext:value-type="float">
            <text:p>426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300" calcext:value-type="float">
            <text:p>85300</text:p>
          </table:table-cell>
          <table:table-cell office:value-type="float" office:value="9812658" calcext:value-type="float">
            <text:p>9812658</text:p>
          </table:table-cell>
          <table:table-cell office:value-type="float" office:value="597100" calcext:value-type="float">
            <text:p>597100</text:p>
          </table:table-cell>
          <table:table-cell office:value-type="float" office:value="7213071" calcext:value-type="float">
            <text:p>7213071</text:p>
          </table:table-cell>
          <table:table-cell office:value-type="float" office:value="426500" calcext:value-type="float">
            <text:p>426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400" calcext:value-type="float">
            <text:p>85400</text:p>
          </table:table-cell>
          <table:table-cell office:value-type="float" office:value="9815320" calcext:value-type="float">
            <text:p>9815320</text:p>
          </table:table-cell>
          <table:table-cell office:value-type="float" office:value="597800" calcext:value-type="float">
            <text:p>597800</text:p>
          </table:table-cell>
          <table:table-cell office:value-type="float" office:value="7094759" calcext:value-type="float">
            <text:p>7094759</text:p>
          </table:table-cell>
          <table:table-cell office:value-type="float" office:value="427000" calcext:value-type="float">
            <text:p>427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9994681" calcext:value-type="float">
            <text:p>9994681</text:p>
          </table:table-cell>
          <table:table-cell office:value-type="float" office:value="598500" calcext:value-type="float">
            <text:p>598500</text:p>
          </table:table-cell>
          <table:table-cell office:value-type="float" office:value="7032460" calcext:value-type="float">
            <text:p>7032460</text:p>
          </table:table-cell>
          <table:table-cell office:value-type="float" office:value="427500" calcext:value-type="float">
            <text:p>427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600" calcext:value-type="float">
            <text:p>85600</text:p>
          </table:table-cell>
          <table:table-cell office:value-type="float" office:value="9842909" calcext:value-type="float">
            <text:p>9842909</text:p>
          </table:table-cell>
          <table:table-cell office:value-type="float" office:value="599200" calcext:value-type="float">
            <text:p>599200</text:p>
          </table:table-cell>
          <table:table-cell office:value-type="float" office:value="7427335" calcext:value-type="float">
            <text:p>7427335</text:p>
          </table:table-cell>
          <table:table-cell office:value-type="float" office:value="428000" calcext:value-type="float">
            <text:p>42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700" calcext:value-type="float">
            <text:p>85700</text:p>
          </table:table-cell>
          <table:table-cell office:value-type="float" office:value="9868349" calcext:value-type="float">
            <text:p>9868349</text:p>
          </table:table-cell>
          <table:table-cell office:value-type="float" office:value="599900" calcext:value-type="float">
            <text:p>599900</text:p>
          </table:table-cell>
          <table:table-cell office:value-type="float" office:value="7093989" calcext:value-type="float">
            <text:p>7093989</text:p>
          </table:table-cell>
          <table:table-cell office:value-type="float" office:value="428500" calcext:value-type="float">
            <text:p>428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800" calcext:value-type="float">
            <text:p>85800</text:p>
          </table:table-cell>
          <table:table-cell office:value-type="float" office:value="10495998" calcext:value-type="float">
            <text:p>10495998</text:p>
          </table:table-cell>
          <table:table-cell office:value-type="float" office:value="600600" calcext:value-type="float">
            <text:p>600600</text:p>
          </table:table-cell>
          <table:table-cell office:value-type="float" office:value="6965059" calcext:value-type="float">
            <text:p>6965059</text:p>
          </table:table-cell>
          <table:table-cell office:value-type="float" office:value="429000" calcext:value-type="float">
            <text:p>42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900" calcext:value-type="float">
            <text:p>85900</text:p>
          </table:table-cell>
          <table:table-cell office:value-type="float" office:value="9841402" calcext:value-type="float">
            <text:p>9841402</text:p>
          </table:table-cell>
          <table:table-cell office:value-type="float" office:value="601300" calcext:value-type="float">
            <text:p>601300</text:p>
          </table:table-cell>
          <table:table-cell office:value-type="float" office:value="7176018" calcext:value-type="float">
            <text:p>7176018</text:p>
          </table:table-cell>
          <table:table-cell office:value-type="float" office:value="429500" calcext:value-type="float">
            <text:p>429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9963627" calcext:value-type="float">
            <text:p>9963627</text:p>
          </table:table-cell>
          <table:table-cell office:value-type="float" office:value="602000" calcext:value-type="float">
            <text:p>602000</text:p>
          </table:table-cell>
          <table:table-cell office:value-type="float" office:value="7181665" calcext:value-type="float">
            <text:p>7181665</text:p>
          </table:table-cell>
          <table:table-cell office:value-type="float" office:value="430000" calcext:value-type="float">
            <text:p>43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100" calcext:value-type="float">
            <text:p>86100</text:p>
          </table:table-cell>
          <table:table-cell office:value-type="float" office:value="9851314" calcext:value-type="float">
            <text:p>9851314</text:p>
          </table:table-cell>
          <table:table-cell office:value-type="float" office:value="602700" calcext:value-type="float">
            <text:p>602700</text:p>
          </table:table-cell>
          <table:table-cell office:value-type="float" office:value="7032877" calcext:value-type="float">
            <text:p>7032877</text:p>
          </table:table-cell>
          <table:table-cell office:value-type="float" office:value="430500" calcext:value-type="float">
            <text:p>430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200" calcext:value-type="float">
            <text:p>86200</text:p>
          </table:table-cell>
          <table:table-cell office:value-type="float" office:value="9998594" calcext:value-type="float">
            <text:p>9998594</text:p>
          </table:table-cell>
          <table:table-cell office:value-type="float" office:value="603400" calcext:value-type="float">
            <text:p>603400</text:p>
          </table:table-cell>
          <table:table-cell office:value-type="float" office:value="7142847" calcext:value-type="float">
            <text:p>7142847</text:p>
          </table:table-cell>
          <table:table-cell office:value-type="float" office:value="431000" calcext:value-type="float">
            <text:p>43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300" calcext:value-type="float">
            <text:p>86300</text:p>
          </table:table-cell>
          <table:table-cell office:value-type="float" office:value="10000134" calcext:value-type="float">
            <text:p>10000134</text:p>
          </table:table-cell>
          <table:table-cell office:value-type="float" office:value="604100" calcext:value-type="float">
            <text:p>604100</text:p>
          </table:table-cell>
          <table:table-cell office:value-type="float" office:value="7527970" calcext:value-type="float">
            <text:p>7527970</text:p>
          </table:table-cell>
          <table:table-cell office:value-type="float" office:value="431500" calcext:value-type="float">
            <text:p>431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0025253" calcext:value-type="float">
            <text:p>10025253</text:p>
          </table:table-cell>
          <table:table-cell office:value-type="float" office:value="604800" calcext:value-type="float">
            <text:p>604800</text:p>
          </table:table-cell>
          <table:table-cell office:value-type="float" office:value="7298308" calcext:value-type="float">
            <text:p>7298308</text:p>
          </table:table-cell>
          <table:table-cell office:value-type="float" office:value="432000" calcext:value-type="float">
            <text:p>43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10021051" calcext:value-type="float">
            <text:p>10021051</text:p>
          </table:table-cell>
          <table:table-cell office:value-type="float" office:value="605500" calcext:value-type="float">
            <text:p>605500</text:p>
          </table:table-cell>
          <table:table-cell office:value-type="float" office:value="7189813" calcext:value-type="float">
            <text:p>7189813</text:p>
          </table:table-cell>
          <table:table-cell office:value-type="float" office:value="432500" calcext:value-type="float">
            <text:p>432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600" calcext:value-type="float">
            <text:p>86600</text:p>
          </table:table-cell>
          <table:table-cell office:value-type="float" office:value="9983549" calcext:value-type="float">
            <text:p>9983549</text:p>
          </table:table-cell>
          <table:table-cell office:value-type="float" office:value="606200" calcext:value-type="float">
            <text:p>606200</text:p>
          </table:table-cell>
          <table:table-cell office:value-type="float" office:value="7200880" calcext:value-type="float">
            <text:p>7200880</text:p>
          </table:table-cell>
          <table:table-cell office:value-type="float" office:value="433000" calcext:value-type="float">
            <text:p>433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700" calcext:value-type="float">
            <text:p>86700</text:p>
          </table:table-cell>
          <table:table-cell office:value-type="float" office:value="10028686" calcext:value-type="float">
            <text:p>10028686</text:p>
          </table:table-cell>
          <table:table-cell office:value-type="float" office:value="606900" calcext:value-type="float">
            <text:p>606900</text:p>
          </table:table-cell>
          <table:table-cell office:value-type="float" office:value="7263437" calcext:value-type="float">
            <text:p>7263437</text:p>
          </table:table-cell>
          <table:table-cell office:value-type="float" office:value="433500" calcext:value-type="float">
            <text:p>433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800" calcext:value-type="float">
            <text:p>86800</text:p>
          </table:table-cell>
          <table:table-cell office:value-type="float" office:value="10113345" calcext:value-type="float">
            <text:p>10113345</text:p>
          </table:table-cell>
          <table:table-cell office:value-type="float" office:value="607600" calcext:value-type="float">
            <text:p>607600</text:p>
          </table:table-cell>
          <table:table-cell office:value-type="float" office:value="7214643" calcext:value-type="float">
            <text:p>7214643</text:p>
          </table:table-cell>
          <table:table-cell office:value-type="float" office:value="434000" calcext:value-type="float">
            <text:p>434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900" calcext:value-type="float">
            <text:p>86900</text:p>
          </table:table-cell>
          <table:table-cell office:value-type="float" office:value="10124638" calcext:value-type="float">
            <text:p>10124638</text:p>
          </table:table-cell>
          <table:table-cell office:value-type="float" office:value="608300" calcext:value-type="float">
            <text:p>608300</text:p>
          </table:table-cell>
          <table:table-cell office:value-type="float" office:value="7465606" calcext:value-type="float">
            <text:p>7465606</text:p>
          </table:table-cell>
          <table:table-cell office:value-type="float" office:value="434500" calcext:value-type="float">
            <text:p>434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10120114" calcext:value-type="float">
            <text:p>10120114</text:p>
          </table:table-cell>
          <table:table-cell office:value-type="float" office:value="609000" calcext:value-type="float">
            <text:p>609000</text:p>
          </table:table-cell>
          <table:table-cell office:value-type="float" office:value="7216247" calcext:value-type="float">
            <text:p>7216247</text:p>
          </table:table-cell>
          <table:table-cell office:value-type="float" office:value="435000" calcext:value-type="float">
            <text:p>43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100" calcext:value-type="float">
            <text:p>87100</text:p>
          </table:table-cell>
          <table:table-cell office:value-type="float" office:value="10028974" calcext:value-type="float">
            <text:p>10028974</text:p>
          </table:table-cell>
          <table:table-cell office:value-type="float" office:value="609700" calcext:value-type="float">
            <text:p>609700</text:p>
          </table:table-cell>
          <table:table-cell office:value-type="float" office:value="7264463" calcext:value-type="float">
            <text:p>7264463</text:p>
          </table:table-cell>
          <table:table-cell office:value-type="float" office:value="435500" calcext:value-type="float">
            <text:p>435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200" calcext:value-type="float">
            <text:p>87200</text:p>
          </table:table-cell>
          <table:table-cell office:value-type="float" office:value="10105004" calcext:value-type="float">
            <text:p>10105004</text:p>
          </table:table-cell>
          <table:table-cell office:value-type="float" office:value="610400" calcext:value-type="float">
            <text:p>610400</text:p>
          </table:table-cell>
          <table:table-cell office:value-type="float" office:value="7210473" calcext:value-type="float">
            <text:p>7210473</text:p>
          </table:table-cell>
          <table:table-cell office:value-type="float" office:value="436000" calcext:value-type="float">
            <text:p>436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300" calcext:value-type="float">
            <text:p>87300</text:p>
          </table:table-cell>
          <table:table-cell office:value-type="float" office:value="10195535" calcext:value-type="float">
            <text:p>10195535</text:p>
          </table:table-cell>
          <table:table-cell office:value-type="float" office:value="611100" calcext:value-type="float">
            <text:p>611100</text:p>
          </table:table-cell>
          <table:table-cell office:value-type="float" office:value="7226031" calcext:value-type="float">
            <text:p>7226031</text:p>
          </table:table-cell>
          <table:table-cell office:value-type="float" office:value="436500" calcext:value-type="float">
            <text:p>436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400" calcext:value-type="float">
            <text:p>87400</text:p>
          </table:table-cell>
          <table:table-cell office:value-type="float" office:value="10058969" calcext:value-type="float">
            <text:p>10058969</text:p>
          </table:table-cell>
          <table:table-cell office:value-type="float" office:value="611800" calcext:value-type="float">
            <text:p>611800</text:p>
          </table:table-cell>
          <table:table-cell office:value-type="float" office:value="7461725" calcext:value-type="float">
            <text:p>7461725</text:p>
          </table:table-cell>
          <table:table-cell office:value-type="float" office:value="437000" calcext:value-type="float">
            <text:p>437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10483294" calcext:value-type="float">
            <text:p>10483294</text:p>
          </table:table-cell>
          <table:table-cell office:value-type="float" office:value="612500" calcext:value-type="float">
            <text:p>612500</text:p>
          </table:table-cell>
          <table:table-cell office:value-type="float" office:value="7381492" calcext:value-type="float">
            <text:p>7381492</text:p>
          </table:table-cell>
          <table:table-cell office:value-type="float" office:value="437500" calcext:value-type="float">
            <text:p>437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600" calcext:value-type="float">
            <text:p>87600</text:p>
          </table:table-cell>
          <table:table-cell office:value-type="float" office:value="10180906" calcext:value-type="float">
            <text:p>10180906</text:p>
          </table:table-cell>
          <table:table-cell office:value-type="float" office:value="613200" calcext:value-type="float">
            <text:p>613200</text:p>
          </table:table-cell>
          <table:table-cell office:value-type="float" office:value="7350439" calcext:value-type="float">
            <text:p>7350439</text:p>
          </table:table-cell>
          <table:table-cell office:value-type="float" office:value="438000" calcext:value-type="float">
            <text:p>43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700" calcext:value-type="float">
            <text:p>87700</text:p>
          </table:table-cell>
          <table:table-cell office:value-type="float" office:value="10144078" calcext:value-type="float">
            <text:p>10144078</text:p>
          </table:table-cell>
          <table:table-cell office:value-type="float" office:value="613900" calcext:value-type="float">
            <text:p>613900</text:p>
          </table:table-cell>
          <table:table-cell office:value-type="float" office:value="7208227" calcext:value-type="float">
            <text:p>7208227</text:p>
          </table:table-cell>
          <table:table-cell office:value-type="float" office:value="438500" calcext:value-type="float">
            <text:p>438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800" calcext:value-type="float">
            <text:p>87800</text:p>
          </table:table-cell>
          <table:table-cell office:value-type="float" office:value="10183761" calcext:value-type="float">
            <text:p>10183761</text:p>
          </table:table-cell>
          <table:table-cell office:value-type="float" office:value="614600" calcext:value-type="float">
            <text:p>614600</text:p>
          </table:table-cell>
          <table:table-cell office:value-type="float" office:value="7247269" calcext:value-type="float">
            <text:p>7247269</text:p>
          </table:table-cell>
          <table:table-cell office:value-type="float" office:value="439000" calcext:value-type="float">
            <text:p>43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900" calcext:value-type="float">
            <text:p>87900</text:p>
          </table:table-cell>
          <table:table-cell office:value-type="float" office:value="10164128" calcext:value-type="float">
            <text:p>10164128</text:p>
          </table:table-cell>
          <table:table-cell office:value-type="float" office:value="615300" calcext:value-type="float">
            <text:p>615300</text:p>
          </table:table-cell>
          <table:table-cell office:value-type="float" office:value="7167613" calcext:value-type="float">
            <text:p>7167613</text:p>
          </table:table-cell>
          <table:table-cell office:value-type="float" office:value="439500" calcext:value-type="float">
            <text:p>439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9989163" calcext:value-type="float">
            <text:p>9989163</text:p>
          </table:table-cell>
          <table:table-cell office:value-type="float" office:value="616000" calcext:value-type="float">
            <text:p>616000</text:p>
          </table:table-cell>
          <table:table-cell office:value-type="float" office:value="7293721" calcext:value-type="float">
            <text:p>7293721</text:p>
          </table:table-cell>
          <table:table-cell office:value-type="float" office:value="440000" calcext:value-type="float">
            <text:p>44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100" calcext:value-type="float">
            <text:p>88100</text:p>
          </table:table-cell>
          <table:table-cell office:value-type="float" office:value="10345028" calcext:value-type="float">
            <text:p>10345028</text:p>
          </table:table-cell>
          <table:table-cell office:value-type="float" office:value="616700" calcext:value-type="float">
            <text:p>616700</text:p>
          </table:table-cell>
          <table:table-cell office:value-type="float" office:value="7371419" calcext:value-type="float">
            <text:p>7371419</text:p>
          </table:table-cell>
          <table:table-cell office:value-type="float" office:value="440500" calcext:value-type="float">
            <text:p>440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200" calcext:value-type="float">
            <text:p>88200</text:p>
          </table:table-cell>
          <table:table-cell office:value-type="float" office:value="10300918" calcext:value-type="float">
            <text:p>10300918</text:p>
          </table:table-cell>
          <table:table-cell office:value-type="float" office:value="617400" calcext:value-type="float">
            <text:p>617400</text:p>
          </table:table-cell>
          <table:table-cell office:value-type="float" office:value="7259491" calcext:value-type="float">
            <text:p>7259491</text:p>
          </table:table-cell>
          <table:table-cell office:value-type="float" office:value="441000" calcext:value-type="float">
            <text:p>44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300" calcext:value-type="float">
            <text:p>88300</text:p>
          </table:table-cell>
          <table:table-cell office:value-type="float" office:value="10125889" calcext:value-type="float">
            <text:p>10125889</text:p>
          </table:table-cell>
          <table:table-cell office:value-type="float" office:value="618100" calcext:value-type="float">
            <text:p>618100</text:p>
          </table:table-cell>
          <table:table-cell office:value-type="float" office:value="7340012" calcext:value-type="float">
            <text:p>7340012</text:p>
          </table:table-cell>
          <table:table-cell office:value-type="float" office:value="441500" calcext:value-type="float">
            <text:p>441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400" calcext:value-type="float">
            <text:p>88400</text:p>
          </table:table-cell>
          <table:table-cell office:value-type="float" office:value="10203683" calcext:value-type="float">
            <text:p>10203683</text:p>
          </table:table-cell>
          <table:table-cell office:value-type="float" office:value="618800" calcext:value-type="float">
            <text:p>618800</text:p>
          </table:table-cell>
          <table:table-cell office:value-type="float" office:value="7326635" calcext:value-type="float">
            <text:p>7326635</text:p>
          </table:table-cell>
          <table:table-cell office:value-type="float" office:value="442000" calcext:value-type="float">
            <text:p>44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10427121" calcext:value-type="float">
            <text:p>10427121</text:p>
          </table:table-cell>
          <table:table-cell office:value-type="float" office:value="619500" calcext:value-type="float">
            <text:p>619500</text:p>
          </table:table-cell>
          <table:table-cell office:value-type="float" office:value="7226834" calcext:value-type="float">
            <text:p>7226834</text:p>
          </table:table-cell>
          <table:table-cell office:value-type="float" office:value="442500" calcext:value-type="float">
            <text:p>442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600" calcext:value-type="float">
            <text:p>88600</text:p>
          </table:table-cell>
          <table:table-cell office:value-type="float" office:value="10293540" calcext:value-type="float">
            <text:p>10293540</text:p>
          </table:table-cell>
          <table:table-cell office:value-type="float" office:value="620200" calcext:value-type="float">
            <text:p>620200</text:p>
          </table:table-cell>
          <table:table-cell office:value-type="float" office:value="8203226" calcext:value-type="float">
            <text:p>8203226</text:p>
          </table:table-cell>
          <table:table-cell office:value-type="float" office:value="443000" calcext:value-type="float">
            <text:p>443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700" calcext:value-type="float">
            <text:p>88700</text:p>
          </table:table-cell>
          <table:table-cell office:value-type="float" office:value="10283274" calcext:value-type="float">
            <text:p>10283274</text:p>
          </table:table-cell>
          <table:table-cell office:value-type="float" office:value="620900" calcext:value-type="float">
            <text:p>620900</text:p>
          </table:table-cell>
          <table:table-cell office:value-type="float" office:value="7188466" calcext:value-type="float">
            <text:p>7188466</text:p>
          </table:table-cell>
          <table:table-cell office:value-type="float" office:value="443500" calcext:value-type="float">
            <text:p>443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800" calcext:value-type="float">
            <text:p>88800</text:p>
          </table:table-cell>
          <table:table-cell office:value-type="float" office:value="10308136" calcext:value-type="float">
            <text:p>10308136</text:p>
          </table:table-cell>
          <table:table-cell office:value-type="float" office:value="621600" calcext:value-type="float">
            <text:p>621600</text:p>
          </table:table-cell>
          <table:table-cell office:value-type="float" office:value="7283680" calcext:value-type="float">
            <text:p>7283680</text:p>
          </table:table-cell>
          <table:table-cell office:value-type="float" office:value="444000" calcext:value-type="float">
            <text:p>444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900" calcext:value-type="float">
            <text:p>88900</text:p>
          </table:table-cell>
          <table:table-cell office:value-type="float" office:value="10169710" calcext:value-type="float">
            <text:p>10169710</text:p>
          </table:table-cell>
          <table:table-cell office:value-type="float" office:value="622300" calcext:value-type="float">
            <text:p>622300</text:p>
          </table:table-cell>
          <table:table-cell office:value-type="float" office:value="7375365" calcext:value-type="float">
            <text:p>7375365</text:p>
          </table:table-cell>
          <table:table-cell office:value-type="float" office:value="444500" calcext:value-type="float">
            <text:p>444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10200988" calcext:value-type="float">
            <text:p>10200988</text:p>
          </table:table-cell>
          <table:table-cell office:value-type="float" office:value="623000" calcext:value-type="float">
            <text:p>623000</text:p>
          </table:table-cell>
          <table:table-cell office:value-type="float" office:value="7337125" calcext:value-type="float">
            <text:p>7337125</text:p>
          </table:table-cell>
          <table:table-cell office:value-type="float" office:value="445000" calcext:value-type="float">
            <text:p>44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100" calcext:value-type="float">
            <text:p>89100</text:p>
          </table:table-cell>
          <table:table-cell office:value-type="float" office:value="10270314" calcext:value-type="float">
            <text:p>10270314</text:p>
          </table:table-cell>
          <table:table-cell office:value-type="float" office:value="623700" calcext:value-type="float">
            <text:p>623700</text:p>
          </table:table-cell>
          <table:table-cell office:value-type="float" office:value="7482063" calcext:value-type="float">
            <text:p>7482063</text:p>
          </table:table-cell>
          <table:table-cell office:value-type="float" office:value="445500" calcext:value-type="float">
            <text:p>445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200" calcext:value-type="float">
            <text:p>89200</text:p>
          </table:table-cell>
          <table:table-cell office:value-type="float" office:value="10773363" calcext:value-type="float">
            <text:p>10773363</text:p>
          </table:table-cell>
          <table:table-cell office:value-type="float" office:value="624400" calcext:value-type="float">
            <text:p>624400</text:p>
          </table:table-cell>
          <table:table-cell office:value-type="float" office:value="7441931" calcext:value-type="float">
            <text:p>7441931</text:p>
          </table:table-cell>
          <table:table-cell office:value-type="float" office:value="446000" calcext:value-type="float">
            <text:p>446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300" calcext:value-type="float">
            <text:p>89300</text:p>
          </table:table-cell>
          <table:table-cell office:value-type="float" office:value="10378584" calcext:value-type="float">
            <text:p>10378584</text:p>
          </table:table-cell>
          <table:table-cell office:value-type="float" office:value="625100" calcext:value-type="float">
            <text:p>625100</text:p>
          </table:table-cell>
          <table:table-cell office:value-type="float" office:value="7247365" calcext:value-type="float">
            <text:p>7247365</text:p>
          </table:table-cell>
          <table:table-cell office:value-type="float" office:value="446500" calcext:value-type="float">
            <text:p>446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400" calcext:value-type="float">
            <text:p>89400</text:p>
          </table:table-cell>
          <table:table-cell office:value-type="float" office:value="10313205" calcext:value-type="float">
            <text:p>10313205</text:p>
          </table:table-cell>
          <table:table-cell office:value-type="float" office:value="625800" calcext:value-type="float">
            <text:p>625800</text:p>
          </table:table-cell>
          <table:table-cell office:value-type="float" office:value="7409690" calcext:value-type="float">
            <text:p>7409690</text:p>
          </table:table-cell>
          <table:table-cell office:value-type="float" office:value="447000" calcext:value-type="float">
            <text:p>447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10200700" calcext:value-type="float">
            <text:p>10200700</text:p>
          </table:table-cell>
          <table:table-cell office:value-type="float" office:value="626500" calcext:value-type="float">
            <text:p>626500</text:p>
          </table:table-cell>
          <table:table-cell office:value-type="float" office:value="7516068" calcext:value-type="float">
            <text:p>7516068</text:p>
          </table:table-cell>
          <table:table-cell office:value-type="float" office:value="447500" calcext:value-type="float">
            <text:p>447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600" calcext:value-type="float">
            <text:p>89600</text:p>
          </table:table-cell>
          <table:table-cell office:value-type="float" office:value="10352311" calcext:value-type="float">
            <text:p>10352311</text:p>
          </table:table-cell>
          <table:table-cell office:value-type="float" office:value="627200" calcext:value-type="float">
            <text:p>627200</text:p>
          </table:table-cell>
          <table:table-cell office:value-type="float" office:value="7249707" calcext:value-type="float">
            <text:p>7249707</text:p>
          </table:table-cell>
          <table:table-cell office:value-type="float" office:value="448000" calcext:value-type="float">
            <text:p>44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700" calcext:value-type="float">
            <text:p>89700</text:p>
          </table:table-cell>
          <table:table-cell office:value-type="float" office:value="10347595" calcext:value-type="float">
            <text:p>10347595</text:p>
          </table:table-cell>
          <table:table-cell office:value-type="float" office:value="627900" calcext:value-type="float">
            <text:p>627900</text:p>
          </table:table-cell>
          <table:table-cell office:value-type="float" office:value="7945815" calcext:value-type="float">
            <text:p>7945815</text:p>
          </table:table-cell>
          <table:table-cell office:value-type="float" office:value="448500" calcext:value-type="float">
            <text:p>448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800" calcext:value-type="float">
            <text:p>89800</text:p>
          </table:table-cell>
          <table:table-cell office:value-type="float" office:value="10308585" calcext:value-type="float">
            <text:p>10308585</text:p>
          </table:table-cell>
          <table:table-cell office:value-type="float" office:value="628600" calcext:value-type="float">
            <text:p>628600</text:p>
          </table:table-cell>
          <table:table-cell office:value-type="float" office:value="7557003" calcext:value-type="float">
            <text:p>7557003</text:p>
          </table:table-cell>
          <table:table-cell office:value-type="float" office:value="449000" calcext:value-type="float">
            <text:p>44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900" calcext:value-type="float">
            <text:p>89900</text:p>
          </table:table-cell>
          <table:table-cell office:value-type="float" office:value="10355166" calcext:value-type="float">
            <text:p>10355166</text:p>
          </table:table-cell>
          <table:table-cell office:value-type="float" office:value="629300" calcext:value-type="float">
            <text:p>629300</text:p>
          </table:table-cell>
          <table:table-cell office:value-type="float" office:value="7394036" calcext:value-type="float">
            <text:p>7394036</text:p>
          </table:table-cell>
          <table:table-cell office:value-type="float" office:value="449500" calcext:value-type="float">
            <text:p>449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0469082" calcext:value-type="float">
            <text:p>10469082</text:p>
          </table:table-cell>
          <table:table-cell office:value-type="float" office:value="630000" calcext:value-type="float">
            <text:p>630000</text:p>
          </table:table-cell>
          <table:table-cell office:value-type="float" office:value="7480395" calcext:value-type="float">
            <text:p>7480395</text:p>
          </table:table-cell>
          <table:table-cell office:value-type="float" office:value="450000" calcext:value-type="float">
            <text:p>45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100" calcext:value-type="float">
            <text:p>90100</text:p>
          </table:table-cell>
          <table:table-cell office:value-type="float" office:value="10441943" calcext:value-type="float">
            <text:p>10441943</text:p>
          </table:table-cell>
          <table:table-cell office:value-type="float" office:value="630700" calcext:value-type="float">
            <text:p>630700</text:p>
          </table:table-cell>
          <table:table-cell office:value-type="float" office:value="7434809" calcext:value-type="float">
            <text:p>7434809</text:p>
          </table:table-cell>
          <table:table-cell office:value-type="float" office:value="450500" calcext:value-type="float">
            <text:p>450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200" calcext:value-type="float">
            <text:p>90200</text:p>
          </table:table-cell>
          <table:table-cell office:value-type="float" office:value="10452657" calcext:value-type="float">
            <text:p>10452657</text:p>
          </table:table-cell>
          <table:table-cell office:value-type="float" office:value="631400" calcext:value-type="float">
            <text:p>631400</text:p>
          </table:table-cell>
          <table:table-cell office:value-type="float" office:value="7360544" calcext:value-type="float">
            <text:p>7360544</text:p>
          </table:table-cell>
          <table:table-cell office:value-type="float" office:value="451000" calcext:value-type="float">
            <text:p>45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300" calcext:value-type="float">
            <text:p>90300</text:p>
          </table:table-cell>
          <table:table-cell office:value-type="float" office:value="11098239" calcext:value-type="float">
            <text:p>11098239</text:p>
          </table:table-cell>
          <table:table-cell office:value-type="float" office:value="632100" calcext:value-type="float">
            <text:p>632100</text:p>
          </table:table-cell>
          <table:table-cell office:value-type="float" office:value="7270495" calcext:value-type="float">
            <text:p>7270495</text:p>
          </table:table-cell>
          <table:table-cell office:value-type="float" office:value="451500" calcext:value-type="float">
            <text:p>451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400" calcext:value-type="float">
            <text:p>90400</text:p>
          </table:table-cell>
          <table:table-cell office:value-type="float" office:value="10422695" calcext:value-type="float">
            <text:p>10422695</text:p>
          </table:table-cell>
          <table:table-cell office:value-type="float" office:value="632800" calcext:value-type="float">
            <text:p>632800</text:p>
          </table:table-cell>
          <table:table-cell office:value-type="float" office:value="7599060" calcext:value-type="float">
            <text:p>7599060</text:p>
          </table:table-cell>
          <table:table-cell office:value-type="float" office:value="452000" calcext:value-type="float">
            <text:p>45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10476429" calcext:value-type="float">
            <text:p>10476429</text:p>
          </table:table-cell>
          <table:table-cell office:value-type="float" office:value="633500" calcext:value-type="float">
            <text:p>633500</text:p>
          </table:table-cell>
          <table:table-cell office:value-type="float" office:value="7455533" calcext:value-type="float">
            <text:p>7455533</text:p>
          </table:table-cell>
          <table:table-cell office:value-type="float" office:value="452500" calcext:value-type="float">
            <text:p>452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600" calcext:value-type="float">
            <text:p>90600</text:p>
          </table:table-cell>
          <table:table-cell office:value-type="float" office:value="10441943" calcext:value-type="float">
            <text:p>10441943</text:p>
          </table:table-cell>
          <table:table-cell office:value-type="float" office:value="634200" calcext:value-type="float">
            <text:p>634200</text:p>
          </table:table-cell>
          <table:table-cell office:value-type="float" office:value="7504968" calcext:value-type="float">
            <text:p>7504968</text:p>
          </table:table-cell>
          <table:table-cell office:value-type="float" office:value="453000" calcext:value-type="float">
            <text:p>453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700" calcext:value-type="float">
            <text:p>90700</text:p>
          </table:table-cell>
          <table:table-cell office:value-type="float" office:value="10386701" calcext:value-type="float">
            <text:p>10386701</text:p>
          </table:table-cell>
          <table:table-cell office:value-type="float" office:value="634900" calcext:value-type="float">
            <text:p>634900</text:p>
          </table:table-cell>
          <table:table-cell office:value-type="float" office:value="7498841" calcext:value-type="float">
            <text:p>7498841</text:p>
          </table:table-cell>
          <table:table-cell office:value-type="float" office:value="453500" calcext:value-type="float">
            <text:p>453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800" calcext:value-type="float">
            <text:p>90800</text:p>
          </table:table-cell>
          <table:table-cell office:value-type="float" office:value="10315803" calcext:value-type="float">
            <text:p>10315803</text:p>
          </table:table-cell>
          <table:table-cell office:value-type="float" office:value="635600" calcext:value-type="float">
            <text:p>635600</text:p>
          </table:table-cell>
          <table:table-cell office:value-type="float" office:value="7873121" calcext:value-type="float">
            <text:p>7873121</text:p>
          </table:table-cell>
          <table:table-cell office:value-type="float" office:value="454000" calcext:value-type="float">
            <text:p>454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900" calcext:value-type="float">
            <text:p>90900</text:p>
          </table:table-cell>
          <table:table-cell office:value-type="float" office:value="10606193" calcext:value-type="float">
            <text:p>10606193</text:p>
          </table:table-cell>
          <table:table-cell office:value-type="float" office:value="636300" calcext:value-type="float">
            <text:p>636300</text:p>
          </table:table-cell>
          <table:table-cell office:value-type="float" office:value="7586035" calcext:value-type="float">
            <text:p>7586035</text:p>
          </table:table-cell>
          <table:table-cell office:value-type="float" office:value="454500" calcext:value-type="float">
            <text:p>454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10383140" calcext:value-type="float">
            <text:p>10383140</text:p>
          </table:table-cell>
          <table:table-cell office:value-type="float" office:value="637000" calcext:value-type="float">
            <text:p>637000</text:p>
          </table:table-cell>
          <table:table-cell office:value-type="float" office:value="7410396" calcext:value-type="float">
            <text:p>7410396</text:p>
          </table:table-cell>
          <table:table-cell office:value-type="float" office:value="455000" calcext:value-type="float">
            <text:p>45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100" calcext:value-type="float">
            <text:p>91100</text:p>
          </table:table-cell>
          <table:table-cell office:value-type="float" office:value="10530131" calcext:value-type="float">
            <text:p>10530131</text:p>
          </table:table-cell>
          <table:table-cell office:value-type="float" office:value="637700" calcext:value-type="float">
            <text:p>637700</text:p>
          </table:table-cell>
          <table:table-cell office:value-type="float" office:value="7489731" calcext:value-type="float">
            <text:p>7489731</text:p>
          </table:table-cell>
          <table:table-cell office:value-type="float" office:value="455500" calcext:value-type="float">
            <text:p>455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float" office:value="10560864" calcext:value-type="float">
            <text:p>10560864</text:p>
          </table:table-cell>
          <table:table-cell office:value-type="float" office:value="638400" calcext:value-type="float">
            <text:p>638400</text:p>
          </table:table-cell>
          <table:table-cell office:value-type="float" office:value="7403146" calcext:value-type="float">
            <text:p>7403146</text:p>
          </table:table-cell>
          <table:table-cell office:value-type="float" office:value="456000" calcext:value-type="float">
            <text:p>456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300" calcext:value-type="float">
            <text:p>91300</text:p>
          </table:table-cell>
          <table:table-cell office:value-type="float" office:value="10432190" calcext:value-type="float">
            <text:p>10432190</text:p>
          </table:table-cell>
          <table:table-cell office:value-type="float" office:value="639100" calcext:value-type="float">
            <text:p>639100</text:p>
          </table:table-cell>
          <table:table-cell office:value-type="float" office:value="7570990" calcext:value-type="float">
            <text:p>7570990</text:p>
          </table:table-cell>
          <table:table-cell office:value-type="float" office:value="456500" calcext:value-type="float">
            <text:p>456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400" calcext:value-type="float">
            <text:p>91400</text:p>
          </table:table-cell>
          <table:table-cell office:value-type="float" office:value="11200543" calcext:value-type="float">
            <text:p>11200543</text:p>
          </table:table-cell>
          <table:table-cell office:value-type="float" office:value="639800" calcext:value-type="float">
            <text:p>639800</text:p>
          </table:table-cell>
          <table:table-cell office:value-type="float" office:value="7447609" calcext:value-type="float">
            <text:p>7447609</text:p>
          </table:table-cell>
          <table:table-cell office:value-type="float" office:value="457000" calcext:value-type="float">
            <text:p>457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10728611" calcext:value-type="float">
            <text:p>10728611</text:p>
          </table:table-cell>
          <table:table-cell office:value-type="float" office:value="640500" calcext:value-type="float">
            <text:p>640500</text:p>
          </table:table-cell>
          <table:table-cell office:value-type="float" office:value="7574326" calcext:value-type="float">
            <text:p>7574326</text:p>
          </table:table-cell>
          <table:table-cell office:value-type="float" office:value="457500" calcext:value-type="float">
            <text:p>457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600" calcext:value-type="float">
            <text:p>91600</text:p>
          </table:table-cell>
          <table:table-cell office:value-type="float" office:value="10478194" calcext:value-type="float">
            <text:p>10478194</text:p>
          </table:table-cell>
          <table:table-cell office:value-type="float" office:value="641200" calcext:value-type="float">
            <text:p>641200</text:p>
          </table:table-cell>
          <table:table-cell office:value-type="float" office:value="7664151" calcext:value-type="float">
            <text:p>7664151</text:p>
          </table:table-cell>
          <table:table-cell office:value-type="float" office:value="458000" calcext:value-type="float">
            <text:p>45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700" calcext:value-type="float">
            <text:p>91700</text:p>
          </table:table-cell>
          <table:table-cell office:value-type="float" office:value="10421315" calcext:value-type="float">
            <text:p>10421315</text:p>
          </table:table-cell>
          <table:table-cell office:value-type="float" office:value="641900" calcext:value-type="float">
            <text:p>641900</text:p>
          </table:table-cell>
          <table:table-cell office:value-type="float" office:value="7739218" calcext:value-type="float">
            <text:p>7739218</text:p>
          </table:table-cell>
          <table:table-cell office:value-type="float" office:value="458500" calcext:value-type="float">
            <text:p>458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800" calcext:value-type="float">
            <text:p>91800</text:p>
          </table:table-cell>
          <table:table-cell office:value-type="float" office:value="10596120" calcext:value-type="float">
            <text:p>10596120</text:p>
          </table:table-cell>
          <table:table-cell office:value-type="float" office:value="642600" calcext:value-type="float">
            <text:p>642600</text:p>
          </table:table-cell>
          <table:table-cell office:value-type="float" office:value="7640411" calcext:value-type="float">
            <text:p>7640411</text:p>
          </table:table-cell>
          <table:table-cell office:value-type="float" office:value="459000" calcext:value-type="float">
            <text:p>45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900" calcext:value-type="float">
            <text:p>91900</text:p>
          </table:table-cell>
          <table:table-cell office:value-type="float" office:value="10396645" calcext:value-type="float">
            <text:p>10396645</text:p>
          </table:table-cell>
          <table:table-cell office:value-type="float" office:value="643300" calcext:value-type="float">
            <text:p>643300</text:p>
          </table:table-cell>
          <table:table-cell office:value-type="float" office:value="8185839" calcext:value-type="float">
            <text:p>8185839</text:p>
          </table:table-cell>
          <table:table-cell office:value-type="float" office:value="459500" calcext:value-type="float">
            <text:p>459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10399918" calcext:value-type="float">
            <text:p>10399918</text:p>
          </table:table-cell>
          <table:table-cell office:value-type="float" office:value="644000" calcext:value-type="float">
            <text:p>644000</text:p>
          </table:table-cell>
          <table:table-cell office:value-type="float" office:value="7621131" calcext:value-type="float">
            <text:p>7621131</text:p>
          </table:table-cell>
          <table:table-cell office:value-type="float" office:value="460000" calcext:value-type="float">
            <text:p>46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100" calcext:value-type="float">
            <text:p>92100</text:p>
          </table:table-cell>
          <table:table-cell office:value-type="float" office:value="10448744" calcext:value-type="float">
            <text:p>10448744</text:p>
          </table:table-cell>
          <table:table-cell office:value-type="float" office:value="644700" calcext:value-type="float">
            <text:p>644700</text:p>
          </table:table-cell>
          <table:table-cell office:value-type="float" office:value="7604225" calcext:value-type="float">
            <text:p>7604225</text:p>
          </table:table-cell>
          <table:table-cell office:value-type="float" office:value="460500" calcext:value-type="float">
            <text:p>460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200" calcext:value-type="float">
            <text:p>92200</text:p>
          </table:table-cell>
          <table:table-cell office:value-type="float" office:value="10587587" calcext:value-type="float">
            <text:p>10587587</text:p>
          </table:table-cell>
          <table:table-cell office:value-type="float" office:value="645400" calcext:value-type="float">
            <text:p>645400</text:p>
          </table:table-cell>
          <table:table-cell office:value-type="float" office:value="7644389" calcext:value-type="float">
            <text:p>7644389</text:p>
          </table:table-cell>
          <table:table-cell office:value-type="float" office:value="461000" calcext:value-type="float">
            <text:p>46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300" calcext:value-type="float">
            <text:p>92300</text:p>
          </table:table-cell>
          <table:table-cell office:value-type="float" office:value="10942105" calcext:value-type="float">
            <text:p>10942105</text:p>
          </table:table-cell>
          <table:table-cell office:value-type="float" office:value="646100" calcext:value-type="float">
            <text:p>646100</text:p>
          </table:table-cell>
          <table:table-cell office:value-type="float" office:value="7950915" calcext:value-type="float">
            <text:p>7950915</text:p>
          </table:table-cell>
          <table:table-cell office:value-type="float" office:value="461500" calcext:value-type="float">
            <text:p>461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400" calcext:value-type="float">
            <text:p>92400</text:p>
          </table:table-cell>
          <table:table-cell office:value-type="float" office:value="11256844" calcext:value-type="float">
            <text:p>11256844</text:p>
          </table:table-cell>
          <table:table-cell office:value-type="float" office:value="646800" calcext:value-type="float">
            <text:p>646800</text:p>
          </table:table-cell>
          <table:table-cell office:value-type="float" office:value="8005163" calcext:value-type="float">
            <text:p>8005163</text:p>
          </table:table-cell>
          <table:table-cell office:value-type="float" office:value="462000" calcext:value-type="float">
            <text:p>46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11153963" calcext:value-type="float">
            <text:p>11153963</text:p>
          </table:table-cell>
          <table:table-cell office:value-type="float" office:value="647500" calcext:value-type="float">
            <text:p>647500</text:p>
          </table:table-cell>
          <table:table-cell office:value-type="float" office:value="8119369" calcext:value-type="float">
            <text:p>8119369</text:p>
          </table:table-cell>
          <table:table-cell office:value-type="float" office:value="462500" calcext:value-type="float">
            <text:p>462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600" calcext:value-type="float">
            <text:p>92600</text:p>
          </table:table-cell>
          <table:table-cell office:value-type="float" office:value="10645524" calcext:value-type="float">
            <text:p>10645524</text:p>
          </table:table-cell>
          <table:table-cell office:value-type="float" office:value="648200" calcext:value-type="float">
            <text:p>648200</text:p>
          </table:table-cell>
          <table:table-cell office:value-type="float" office:value="7894005" calcext:value-type="float">
            <text:p>7894005</text:p>
          </table:table-cell>
          <table:table-cell office:value-type="float" office:value="463000" calcext:value-type="float">
            <text:p>463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700" calcext:value-type="float">
            <text:p>92700</text:p>
          </table:table-cell>
          <table:table-cell office:value-type="float" office:value="10644850" calcext:value-type="float">
            <text:p>10644850</text:p>
          </table:table-cell>
          <table:table-cell office:value-type="float" office:value="648900" calcext:value-type="float">
            <text:p>648900</text:p>
          </table:table-cell>
          <table:table-cell office:value-type="float" office:value="7685195" calcext:value-type="float">
            <text:p>7685195</text:p>
          </table:table-cell>
          <table:table-cell office:value-type="float" office:value="463500" calcext:value-type="float">
            <text:p>463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800" calcext:value-type="float">
            <text:p>92800</text:p>
          </table:table-cell>
          <table:table-cell office:value-type="float" office:value="10930749" calcext:value-type="float">
            <text:p>10930749</text:p>
          </table:table-cell>
          <table:table-cell office:value-type="float" office:value="649600" calcext:value-type="float">
            <text:p>649600</text:p>
          </table:table-cell>
          <table:table-cell office:value-type="float" office:value="8221544" calcext:value-type="float">
            <text:p>8221544</text:p>
          </table:table-cell>
          <table:table-cell office:value-type="float" office:value="464000" calcext:value-type="float">
            <text:p>464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900" calcext:value-type="float">
            <text:p>92900</text:p>
          </table:table-cell>
          <table:table-cell office:value-type="float" office:value="10832551" calcext:value-type="float">
            <text:p>10832551</text:p>
          </table:table-cell>
          <table:table-cell office:value-type="float" office:value="650300" calcext:value-type="float">
            <text:p>650300</text:p>
          </table:table-cell>
          <table:table-cell office:value-type="float" office:value="7670021" calcext:value-type="float">
            <text:p>7670021</text:p>
          </table:table-cell>
          <table:table-cell office:value-type="float" office:value="464500" calcext:value-type="float">
            <text:p>464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11134137" calcext:value-type="float">
            <text:p>11134137</text:p>
          </table:table-cell>
          <table:table-cell office:value-type="float" office:value="651000" calcext:value-type="float">
            <text:p>651000</text:p>
          </table:table-cell>
          <table:table-cell office:value-type="float" office:value="7725873" calcext:value-type="float">
            <text:p>7725873</text:p>
          </table:table-cell>
          <table:table-cell office:value-type="float" office:value="465000" calcext:value-type="float">
            <text:p>465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100" calcext:value-type="float">
            <text:p>93100</text:p>
          </table:table-cell>
          <table:table-cell office:value-type="float" office:value="10796108" calcext:value-type="float">
            <text:p>10796108</text:p>
          </table:table-cell>
          <table:table-cell office:value-type="float" office:value="651700" calcext:value-type="float">
            <text:p>651700</text:p>
          </table:table-cell>
          <table:table-cell office:value-type="float" office:value="7767706" calcext:value-type="float">
            <text:p>7767706</text:p>
          </table:table-cell>
          <table:table-cell office:value-type="float" office:value="465500" calcext:value-type="float">
            <text:p>465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200" calcext:value-type="float">
            <text:p>93200</text:p>
          </table:table-cell>
          <table:table-cell office:value-type="float" office:value="10694991" calcext:value-type="float">
            <text:p>10694991</text:p>
          </table:table-cell>
          <table:table-cell office:value-type="float" office:value="652400" calcext:value-type="float">
            <text:p>652400</text:p>
          </table:table-cell>
          <table:table-cell office:value-type="float" office:value="7818970" calcext:value-type="float">
            <text:p>7818970</text:p>
          </table:table-cell>
          <table:table-cell office:value-type="float" office:value="466000" calcext:value-type="float">
            <text:p>466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300" calcext:value-type="float">
            <text:p>93300</text:p>
          </table:table-cell>
          <table:table-cell office:value-type="float" office:value="10763996" calcext:value-type="float">
            <text:p>10763996</text:p>
          </table:table-cell>
          <table:table-cell office:value-type="float" office:value="653100" calcext:value-type="float">
            <text:p>653100</text:p>
          </table:table-cell>
          <table:table-cell office:value-type="float" office:value="7717275" calcext:value-type="float">
            <text:p>7717275</text:p>
          </table:table-cell>
          <table:table-cell office:value-type="float" office:value="466500" calcext:value-type="float">
            <text:p>466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400" calcext:value-type="float">
            <text:p>93400</text:p>
          </table:table-cell>
          <table:table-cell office:value-type="float" office:value="10813079" calcext:value-type="float">
            <text:p>10813079</text:p>
          </table:table-cell>
          <table:table-cell office:value-type="float" office:value="653800" calcext:value-type="float">
            <text:p>653800</text:p>
          </table:table-cell>
          <table:table-cell office:value-type="float" office:value="7730973" calcext:value-type="float">
            <text:p>7730973</text:p>
          </table:table-cell>
          <table:table-cell office:value-type="float" office:value="467000" calcext:value-type="float">
            <text:p>467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10733744" calcext:value-type="float">
            <text:p>10733744</text:p>
          </table:table-cell>
          <table:table-cell office:value-type="float" office:value="654500" calcext:value-type="float">
            <text:p>654500</text:p>
          </table:table-cell>
          <table:table-cell office:value-type="float" office:value="8127036" calcext:value-type="float">
            <text:p>8127036</text:p>
          </table:table-cell>
          <table:table-cell office:value-type="float" office:value="467500" calcext:value-type="float">
            <text:p>467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10865786" calcext:value-type="float">
            <text:p>10865786</text:p>
          </table:table-cell>
          <table:table-cell office:value-type="float" office:value="655200" calcext:value-type="float">
            <text:p>655200</text:p>
          </table:table-cell>
          <table:table-cell office:value-type="float" office:value="7688692" calcext:value-type="float">
            <text:p>7688692</text:p>
          </table:table-cell>
          <table:table-cell office:value-type="float" office:value="468000" calcext:value-type="float">
            <text:p>468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700" calcext:value-type="float">
            <text:p>93700</text:p>
          </table:table-cell>
          <table:table-cell office:value-type="float" office:value="10869540" calcext:value-type="float">
            <text:p>10869540</text:p>
          </table:table-cell>
          <table:table-cell office:value-type="float" office:value="655900" calcext:value-type="float">
            <text:p>655900</text:p>
          </table:table-cell>
          <table:table-cell office:value-type="float" office:value="7784067" calcext:value-type="float">
            <text:p>7784067</text:p>
          </table:table-cell>
          <table:table-cell office:value-type="float" office:value="468500" calcext:value-type="float">
            <text:p>468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800" calcext:value-type="float">
            <text:p>93800</text:p>
          </table:table-cell>
          <table:table-cell office:value-type="float" office:value="10996288" calcext:value-type="float">
            <text:p>10996288</text:p>
          </table:table-cell>
          <table:table-cell office:value-type="float" office:value="656600" calcext:value-type="float">
            <text:p>656600</text:p>
          </table:table-cell>
          <table:table-cell office:value-type="float" office:value="7612662" calcext:value-type="float">
            <text:p>7612662</text:p>
          </table:table-cell>
          <table:table-cell office:value-type="float" office:value="469000" calcext:value-type="float">
            <text:p>469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900" calcext:value-type="float">
            <text:p>93900</text:p>
          </table:table-cell>
          <table:table-cell office:value-type="float" office:value="11692333" calcext:value-type="float">
            <text:p>11692333</text:p>
          </table:table-cell>
          <table:table-cell office:value-type="float" office:value="657300" calcext:value-type="float">
            <text:p>657300</text:p>
          </table:table-cell>
          <table:table-cell office:value-type="float" office:value="7817077" calcext:value-type="float">
            <text:p>7817077</text:p>
          </table:table-cell>
          <table:table-cell office:value-type="float" office:value="469500" calcext:value-type="float">
            <text:p>469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11803490" calcext:value-type="float">
            <text:p>11803490</text:p>
          </table:table-cell>
          <table:table-cell office:value-type="float" office:value="658000" calcext:value-type="float">
            <text:p>658000</text:p>
          </table:table-cell>
          <table:table-cell office:value-type="float" office:value="9110166" calcext:value-type="float">
            <text:p>9110166</text:p>
          </table:table-cell>
          <table:table-cell office:value-type="float" office:value="470000" calcext:value-type="float">
            <text:p>470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100" calcext:value-type="float">
            <text:p>94100</text:p>
          </table:table-cell>
          <table:table-cell office:value-type="float" office:value="12078738" calcext:value-type="float">
            <text:p>12078738</text:p>
          </table:table-cell>
          <table:table-cell office:value-type="float" office:value="658700" calcext:value-type="float">
            <text:p>658700</text:p>
          </table:table-cell>
          <table:table-cell office:value-type="float" office:value="8428237" calcext:value-type="float">
            <text:p>8428237</text:p>
          </table:table-cell>
          <table:table-cell office:value-type="float" office:value="470500" calcext:value-type="float">
            <text:p>470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200" calcext:value-type="float">
            <text:p>94200</text:p>
          </table:table-cell>
          <table:table-cell office:value-type="float" office:value="11809906" calcext:value-type="float">
            <text:p>11809906</text:p>
          </table:table-cell>
          <table:table-cell office:value-type="float" office:value="659400" calcext:value-type="float">
            <text:p>659400</text:p>
          </table:table-cell>
          <table:table-cell office:value-type="float" office:value="8548121" calcext:value-type="float">
            <text:p>8548121</text:p>
          </table:table-cell>
          <table:table-cell office:value-type="float" office:value="471000" calcext:value-type="float">
            <text:p>471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300" calcext:value-type="float">
            <text:p>94300</text:p>
          </table:table-cell>
          <table:table-cell office:value-type="float" office:value="11987150" calcext:value-type="float">
            <text:p>11987150</text:p>
          </table:table-cell>
          <table:table-cell office:value-type="float" office:value="660100" calcext:value-type="float">
            <text:p>660100</text:p>
          </table:table-cell>
          <table:table-cell office:value-type="float" office:value="8238450" calcext:value-type="float">
            <text:p>8238450</text:p>
          </table:table-cell>
          <table:table-cell office:value-type="float" office:value="471500" calcext:value-type="float">
            <text:p>471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400" calcext:value-type="float">
            <text:p>94400</text:p>
          </table:table-cell>
          <table:table-cell office:value-type="float" office:value="11132245" calcext:value-type="float">
            <text:p>11132245</text:p>
          </table:table-cell>
          <table:table-cell office:value-type="float" office:value="660800" calcext:value-type="float">
            <text:p>660800</text:p>
          </table:table-cell>
          <table:table-cell office:value-type="float" office:value="7819451" calcext:value-type="float">
            <text:p>7819451</text:p>
          </table:table-cell>
          <table:table-cell office:value-type="float" office:value="472000" calcext:value-type="float">
            <text:p>472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10969020" calcext:value-type="float">
            <text:p>10969020</text:p>
          </table:table-cell>
          <table:table-cell office:value-type="float" office:value="661500" calcext:value-type="float">
            <text:p>661500</text:p>
          </table:table-cell>
          <table:table-cell office:value-type="float" office:value="8108718" calcext:value-type="float">
            <text:p>8108718</text:p>
          </table:table-cell>
          <table:table-cell office:value-type="float" office:value="472500" calcext:value-type="float">
            <text:p>472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600" calcext:value-type="float">
            <text:p>94600</text:p>
          </table:table-cell>
          <table:table-cell office:value-type="float" office:value="11013933" calcext:value-type="float">
            <text:p>11013933</text:p>
          </table:table-cell>
          <table:table-cell office:value-type="float" office:value="662200" calcext:value-type="float">
            <text:p>662200</text:p>
          </table:table-cell>
          <table:table-cell office:value-type="float" office:value="7685997" calcext:value-type="float">
            <text:p>7685997</text:p>
          </table:table-cell>
          <table:table-cell office:value-type="float" office:value="473000" calcext:value-type="float">
            <text:p>473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700" calcext:value-type="float">
            <text:p>94700</text:p>
          </table:table-cell>
          <table:table-cell office:value-type="float" office:value="10943773" calcext:value-type="float">
            <text:p>10943773</text:p>
          </table:table-cell>
          <table:table-cell office:value-type="float" office:value="662900" calcext:value-type="float">
            <text:p>662900</text:p>
          </table:table-cell>
          <table:table-cell office:value-type="float" office:value="7694274" calcext:value-type="float">
            <text:p>7694274</text:p>
          </table:table-cell>
          <table:table-cell office:value-type="float" office:value="473500" calcext:value-type="float">
            <text:p>473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800" calcext:value-type="float">
            <text:p>94800</text:p>
          </table:table-cell>
          <table:table-cell office:value-type="float" office:value="11006682" calcext:value-type="float">
            <text:p>11006682</text:p>
          </table:table-cell>
          <table:table-cell office:value-type="float" office:value="663600" calcext:value-type="float">
            <text:p>663600</text:p>
          </table:table-cell>
          <table:table-cell office:value-type="float" office:value="7730685" calcext:value-type="float">
            <text:p>7730685</text:p>
          </table:table-cell>
          <table:table-cell office:value-type="float" office:value="474000" calcext:value-type="float">
            <text:p>474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900" calcext:value-type="float">
            <text:p>94900</text:p>
          </table:table-cell>
          <table:table-cell office:value-type="float" office:value="11119284" calcext:value-type="float">
            <text:p>11119284</text:p>
          </table:table-cell>
          <table:table-cell office:value-type="float" office:value="664300" calcext:value-type="float">
            <text:p>664300</text:p>
          </table:table-cell>
          <table:table-cell office:value-type="float" office:value="7919541" calcext:value-type="float">
            <text:p>7919541</text:p>
          </table:table-cell>
          <table:table-cell office:value-type="float" office:value="474500" calcext:value-type="float">
            <text:p>474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10855136" calcext:value-type="float">
            <text:p>10855136</text:p>
          </table:table-cell>
          <table:table-cell office:value-type="float" office:value="665000" calcext:value-type="float">
            <text:p>665000</text:p>
          </table:table-cell>
          <table:table-cell office:value-type="float" office:value="7860802" calcext:value-type="float">
            <text:p>7860802</text:p>
          </table:table-cell>
          <table:table-cell office:value-type="float" office:value="475000" calcext:value-type="float">
            <text:p>475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100" calcext:value-type="float">
            <text:p>95100</text:p>
          </table:table-cell>
          <table:table-cell office:value-type="float" office:value="11211803" calcext:value-type="float">
            <text:p>11211803</text:p>
          </table:table-cell>
          <table:table-cell office:value-type="float" office:value="665700" calcext:value-type="float">
            <text:p>665700</text:p>
          </table:table-cell>
          <table:table-cell office:value-type="float" office:value="7868854" calcext:value-type="float">
            <text:p>7868854</text:p>
          </table:table-cell>
          <table:table-cell office:value-type="float" office:value="475500" calcext:value-type="float">
            <text:p>475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200" calcext:value-type="float">
            <text:p>95200</text:p>
          </table:table-cell>
          <table:table-cell office:value-type="float" office:value="10962829" calcext:value-type="float">
            <text:p>10962829</text:p>
          </table:table-cell>
          <table:table-cell office:value-type="float" office:value="666400" calcext:value-type="float">
            <text:p>666400</text:p>
          </table:table-cell>
          <table:table-cell office:value-type="float" office:value="7879441" calcext:value-type="float">
            <text:p>7879441</text:p>
          </table:table-cell>
          <table:table-cell office:value-type="float" office:value="476000" calcext:value-type="float">
            <text:p>476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300" calcext:value-type="float">
            <text:p>95300</text:p>
          </table:table-cell>
          <table:table-cell office:value-type="float" office:value="10833449" calcext:value-type="float">
            <text:p>10833449</text:p>
          </table:table-cell>
          <table:table-cell office:value-type="float" office:value="667100" calcext:value-type="float">
            <text:p>667100</text:p>
          </table:table-cell>
          <table:table-cell office:value-type="float" office:value="7925604" calcext:value-type="float">
            <text:p>7925604</text:p>
          </table:table-cell>
          <table:table-cell office:value-type="float" office:value="476500" calcext:value-type="float">
            <text:p>476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400" calcext:value-type="float">
            <text:p>95400</text:p>
          </table:table-cell>
          <table:table-cell office:value-type="float" office:value="11002512" calcext:value-type="float">
            <text:p>11002512</text:p>
          </table:table-cell>
          <table:table-cell office:value-type="float" office:value="667800" calcext:value-type="float">
            <text:p>667800</text:p>
          </table:table-cell>
          <table:table-cell office:value-type="float" office:value="7926534" calcext:value-type="float">
            <text:p>7926534</text:p>
          </table:table-cell>
          <table:table-cell office:value-type="float" office:value="477000" calcext:value-type="float">
            <text:p>477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11025385" calcext:value-type="float">
            <text:p>11025385</text:p>
          </table:table-cell>
          <table:table-cell office:value-type="float" office:value="668500" calcext:value-type="float">
            <text:p>668500</text:p>
          </table:table-cell>
          <table:table-cell office:value-type="float" office:value="7853905" calcext:value-type="float">
            <text:p>7853905</text:p>
          </table:table-cell>
          <table:table-cell office:value-type="float" office:value="477500" calcext:value-type="float">
            <text:p>477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600" calcext:value-type="float">
            <text:p>95600</text:p>
          </table:table-cell>
          <table:table-cell office:value-type="float" office:value="11409963" calcext:value-type="float">
            <text:p>11409963</text:p>
          </table:table-cell>
          <table:table-cell office:value-type="float" office:value="669200" calcext:value-type="float">
            <text:p>669200</text:p>
          </table:table-cell>
          <table:table-cell office:value-type="float" office:value="8043178" calcext:value-type="float">
            <text:p>8043178</text:p>
          </table:table-cell>
          <table:table-cell office:value-type="float" office:value="478000" calcext:value-type="float">
            <text:p>478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700" calcext:value-type="float">
            <text:p>95700</text:p>
          </table:table-cell>
          <table:table-cell office:value-type="float" office:value="11108633" calcext:value-type="float">
            <text:p>11108633</text:p>
          </table:table-cell>
          <table:table-cell office:value-type="float" office:value="669900" calcext:value-type="float">
            <text:p>669900</text:p>
          </table:table-cell>
          <table:table-cell office:value-type="float" office:value="8016488" calcext:value-type="float">
            <text:p>8016488</text:p>
          </table:table-cell>
          <table:table-cell office:value-type="float" office:value="478500" calcext:value-type="float">
            <text:p>478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800" calcext:value-type="float">
            <text:p>95800</text:p>
          </table:table-cell>
          <table:table-cell office:value-type="float" office:value="11154829" calcext:value-type="float">
            <text:p>11154829</text:p>
          </table:table-cell>
          <table:table-cell office:value-type="float" office:value="670600" calcext:value-type="float">
            <text:p>670600</text:p>
          </table:table-cell>
          <table:table-cell office:value-type="float" office:value="7879088" calcext:value-type="float">
            <text:p>7879088</text:p>
          </table:table-cell>
          <table:table-cell office:value-type="float" office:value="479000" calcext:value-type="float">
            <text:p>479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900" calcext:value-type="float">
            <text:p>95900</text:p>
          </table:table-cell>
          <table:table-cell office:value-type="float" office:value="10987755" calcext:value-type="float">
            <text:p>10987755</text:p>
          </table:table-cell>
          <table:table-cell office:value-type="float" office:value="671300" calcext:value-type="float">
            <text:p>671300</text:p>
          </table:table-cell>
          <table:table-cell office:value-type="float" office:value="7968880" calcext:value-type="float">
            <text:p>7968880</text:p>
          </table:table-cell>
          <table:table-cell office:value-type="float" office:value="479500" calcext:value-type="float">
            <text:p>479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11064459" calcext:value-type="float">
            <text:p>11064459</text:p>
          </table:table-cell>
          <table:table-cell office:value-type="float" office:value="672000" calcext:value-type="float">
            <text:p>672000</text:p>
          </table:table-cell>
          <table:table-cell office:value-type="float" office:value="7855605" calcext:value-type="float">
            <text:p>7855605</text:p>
          </table:table-cell>
          <table:table-cell office:value-type="float" office:value="480000" calcext:value-type="float">
            <text:p>480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100" calcext:value-type="float">
            <text:p>96100</text:p>
          </table:table-cell>
          <table:table-cell office:value-type="float" office:value="11544090" calcext:value-type="float">
            <text:p>11544090</text:p>
          </table:table-cell>
          <table:table-cell office:value-type="float" office:value="672700" calcext:value-type="float">
            <text:p>672700</text:p>
          </table:table-cell>
          <table:table-cell office:value-type="float" office:value="7968207" calcext:value-type="float">
            <text:p>7968207</text:p>
          </table:table-cell>
          <table:table-cell office:value-type="float" office:value="480500" calcext:value-type="float">
            <text:p>480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float" office:value="11152679" calcext:value-type="float">
            <text:p>11152679</text:p>
          </table:table-cell>
          <table:table-cell office:value-type="float" office:value="673400" calcext:value-type="float">
            <text:p>673400</text:p>
          </table:table-cell>
          <table:table-cell office:value-type="float" office:value="7984375" calcext:value-type="float">
            <text:p>7984375</text:p>
          </table:table-cell>
          <table:table-cell office:value-type="float" office:value="481000" calcext:value-type="float">
            <text:p>481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300" calcext:value-type="float">
            <text:p>96300</text:p>
          </table:table-cell>
          <table:table-cell office:value-type="float" office:value="11069207" calcext:value-type="float">
            <text:p>11069207</text:p>
          </table:table-cell>
          <table:table-cell office:value-type="float" office:value="674100" calcext:value-type="float">
            <text:p>674100</text:p>
          </table:table-cell>
          <table:table-cell office:value-type="float" office:value="7974655" calcext:value-type="float">
            <text:p>7974655</text:p>
          </table:table-cell>
          <table:table-cell office:value-type="float" office:value="481500" calcext:value-type="float">
            <text:p>481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400" calcext:value-type="float">
            <text:p>96400</text:p>
          </table:table-cell>
          <table:table-cell office:value-type="float" office:value="11252609" calcext:value-type="float">
            <text:p>11252609</text:p>
          </table:table-cell>
          <table:table-cell office:value-type="float" office:value="674800" calcext:value-type="float">
            <text:p>674800</text:p>
          </table:table-cell>
          <table:table-cell office:value-type="float" office:value="7913895" calcext:value-type="float">
            <text:p>7913895</text:p>
          </table:table-cell>
          <table:table-cell office:value-type="float" office:value="482000" calcext:value-type="float">
            <text:p>482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10966646" calcext:value-type="float">
            <text:p>10966646</text:p>
          </table:table-cell>
          <table:table-cell office:value-type="float" office:value="675500" calcext:value-type="float">
            <text:p>675500</text:p>
          </table:table-cell>
          <table:table-cell office:value-type="float" office:value="7947611" calcext:value-type="float">
            <text:p>7947611</text:p>
          </table:table-cell>
          <table:table-cell office:value-type="float" office:value="482500" calcext:value-type="float">
            <text:p>482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600" calcext:value-type="float">
            <text:p>96600</text:p>
          </table:table-cell>
          <table:table-cell office:value-type="float" office:value="11164581" calcext:value-type="float">
            <text:p>11164581</text:p>
          </table:table-cell>
          <table:table-cell office:value-type="float" office:value="676200" calcext:value-type="float">
            <text:p>676200</text:p>
          </table:table-cell>
          <table:table-cell office:value-type="float" office:value="8459419" calcext:value-type="float">
            <text:p>8459419</text:p>
          </table:table-cell>
          <table:table-cell office:value-type="float" office:value="483000" calcext:value-type="float">
            <text:p>483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700" calcext:value-type="float">
            <text:p>96700</text:p>
          </table:table-cell>
          <table:table-cell office:value-type="float" office:value="11224026" calcext:value-type="float">
            <text:p>11224026</text:p>
          </table:table-cell>
          <table:table-cell office:value-type="float" office:value="676900" calcext:value-type="float">
            <text:p>676900</text:p>
          </table:table-cell>
          <table:table-cell office:value-type="float" office:value="7968592" calcext:value-type="float">
            <text:p>7968592</text:p>
          </table:table-cell>
          <table:table-cell office:value-type="float" office:value="483500" calcext:value-type="float">
            <text:p>483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800" calcext:value-type="float">
            <text:p>96800</text:p>
          </table:table-cell>
          <table:table-cell office:value-type="float" office:value="11010532" calcext:value-type="float">
            <text:p>11010532</text:p>
          </table:table-cell>
          <table:table-cell office:value-type="float" office:value="677600" calcext:value-type="float">
            <text:p>677600</text:p>
          </table:table-cell>
          <table:table-cell office:value-type="float" office:value="7980012" calcext:value-type="float">
            <text:p>7980012</text:p>
          </table:table-cell>
          <table:table-cell office:value-type="float" office:value="484000" calcext:value-type="float">
            <text:p>484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900" calcext:value-type="float">
            <text:p>96900</text:p>
          </table:table-cell>
          <table:table-cell office:value-type="float" office:value="11240002" calcext:value-type="float">
            <text:p>11240002</text:p>
          </table:table-cell>
          <table:table-cell office:value-type="float" office:value="678300" calcext:value-type="float">
            <text:p>678300</text:p>
          </table:table-cell>
          <table:table-cell office:value-type="float" office:value="7909372" calcext:value-type="float">
            <text:p>7909372</text:p>
          </table:table-cell>
          <table:table-cell office:value-type="float" office:value="484500" calcext:value-type="float">
            <text:p>484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11226849" calcext:value-type="float">
            <text:p>11226849</text:p>
          </table:table-cell>
          <table:table-cell office:value-type="float" office:value="679000" calcext:value-type="float">
            <text:p>679000</text:p>
          </table:table-cell>
          <table:table-cell office:value-type="float" office:value="7910270" calcext:value-type="float">
            <text:p>7910270</text:p>
          </table:table-cell>
          <table:table-cell office:value-type="float" office:value="485000" calcext:value-type="float">
            <text:p>485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100" calcext:value-type="float">
            <text:p>97100</text:p>
          </table:table-cell>
          <table:table-cell office:value-type="float" office:value="11043254" calcext:value-type="float">
            <text:p>11043254</text:p>
          </table:table-cell>
          <table:table-cell office:value-type="float" office:value="679700" calcext:value-type="float">
            <text:p>679700</text:p>
          </table:table-cell>
          <table:table-cell office:value-type="float" office:value="8535673" calcext:value-type="float">
            <text:p>8535673</text:p>
          </table:table-cell>
          <table:table-cell office:value-type="float" office:value="485500" calcext:value-type="float">
            <text:p>485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200" calcext:value-type="float">
            <text:p>97200</text:p>
          </table:table-cell>
          <table:table-cell office:value-type="float" office:value="11800732" calcext:value-type="float">
            <text:p>11800732</text:p>
          </table:table-cell>
          <table:table-cell office:value-type="float" office:value="680400" calcext:value-type="float">
            <text:p>680400</text:p>
          </table:table-cell>
          <table:table-cell office:value-type="float" office:value="8670988" calcext:value-type="float">
            <text:p>8670988</text:p>
          </table:table-cell>
          <table:table-cell office:value-type="float" office:value="486000" calcext:value-type="float">
            <text:p>486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300" calcext:value-type="float">
            <text:p>97300</text:p>
          </table:table-cell>
          <table:table-cell office:value-type="float" office:value="12139723" calcext:value-type="float">
            <text:p>12139723</text:p>
          </table:table-cell>
          <table:table-cell office:value-type="float" office:value="681100" calcext:value-type="float">
            <text:p>681100</text:p>
          </table:table-cell>
          <table:table-cell office:value-type="float" office:value="8830811" calcext:value-type="float">
            <text:p>8830811</text:p>
          </table:table-cell>
          <table:table-cell office:value-type="float" office:value="486500" calcext:value-type="float">
            <text:p>486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400" calcext:value-type="float">
            <text:p>97400</text:p>
          </table:table-cell>
          <table:table-cell office:value-type="float" office:value="12337497" calcext:value-type="float">
            <text:p>12337497</text:p>
          </table:table-cell>
          <table:table-cell office:value-type="float" office:value="681800" calcext:value-type="float">
            <text:p>681800</text:p>
          </table:table-cell>
          <table:table-cell office:value-type="float" office:value="8619980" calcext:value-type="float">
            <text:p>8619980</text:p>
          </table:table-cell>
          <table:table-cell office:value-type="float" office:value="487000" calcext:value-type="float">
            <text:p>487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11782863" calcext:value-type="float">
            <text:p>11782863</text:p>
          </table:table-cell>
          <table:table-cell office:value-type="float" office:value="682500" calcext:value-type="float">
            <text:p>682500</text:p>
          </table:table-cell>
          <table:table-cell office:value-type="float" office:value="8083439" calcext:value-type="float">
            <text:p>8083439</text:p>
          </table:table-cell>
          <table:table-cell office:value-type="float" office:value="487500" calcext:value-type="float">
            <text:p>487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600" calcext:value-type="float">
            <text:p>97600</text:p>
          </table:table-cell>
          <table:table-cell office:value-type="float" office:value="11290464" calcext:value-type="float">
            <text:p>11290464</text:p>
          </table:table-cell>
          <table:table-cell office:value-type="float" office:value="683200" calcext:value-type="float">
            <text:p>683200</text:p>
          </table:table-cell>
          <table:table-cell office:value-type="float" office:value="8409919" calcext:value-type="float">
            <text:p>8409919</text:p>
          </table:table-cell>
          <table:table-cell office:value-type="float" office:value="488000" calcext:value-type="float">
            <text:p>488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700" calcext:value-type="float">
            <text:p>97700</text:p>
          </table:table-cell>
          <table:table-cell office:value-type="float" office:value="11087781" calcext:value-type="float">
            <text:p>11087781</text:p>
          </table:table-cell>
          <table:table-cell office:value-type="float" office:value="683900" calcext:value-type="float">
            <text:p>683900</text:p>
          </table:table-cell>
          <table:table-cell office:value-type="float" office:value="8203451" calcext:value-type="float">
            <text:p>8203451</text:p>
          </table:table-cell>
          <table:table-cell office:value-type="float" office:value="488500" calcext:value-type="float">
            <text:p>488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800" calcext:value-type="float">
            <text:p>97800</text:p>
          </table:table-cell>
          <table:table-cell office:value-type="float" office:value="11203077" calcext:value-type="float">
            <text:p>11203077</text:p>
          </table:table-cell>
          <table:table-cell office:value-type="float" office:value="684600" calcext:value-type="float">
            <text:p>684600</text:p>
          </table:table-cell>
          <table:table-cell office:value-type="float" office:value="8166110" calcext:value-type="float">
            <text:p>8166110</text:p>
          </table:table-cell>
          <table:table-cell office:value-type="float" office:value="489000" calcext:value-type="float">
            <text:p>489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900" calcext:value-type="float">
            <text:p>97900</text:p>
          </table:table-cell>
          <table:table-cell office:value-type="float" office:value="11298612" calcext:value-type="float">
            <text:p>11298612</text:p>
          </table:table-cell>
          <table:table-cell office:value-type="float" office:value="685300" calcext:value-type="float">
            <text:p>685300</text:p>
          </table:table-cell>
          <table:table-cell office:value-type="float" office:value="8295681" calcext:value-type="float">
            <text:p>8295681</text:p>
          </table:table-cell>
          <table:table-cell office:value-type="float" office:value="489500" calcext:value-type="float">
            <text:p>489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11317604" calcext:value-type="float">
            <text:p>11317604</text:p>
          </table:table-cell>
          <table:table-cell office:value-type="float" office:value="686000" calcext:value-type="float">
            <text:p>686000</text:p>
          </table:table-cell>
          <table:table-cell office:value-type="float" office:value="8600283" calcext:value-type="float">
            <text:p>8600283</text:p>
          </table:table-cell>
          <table:table-cell office:value-type="float" office:value="490000" calcext:value-type="float">
            <text:p>490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100" calcext:value-type="float">
            <text:p>98100</text:p>
          </table:table-cell>
          <table:table-cell office:value-type="float" office:value="11539920" calcext:value-type="float">
            <text:p>11539920</text:p>
          </table:table-cell>
          <table:table-cell office:value-type="float" office:value="686700" calcext:value-type="float">
            <text:p>686700</text:p>
          </table:table-cell>
          <table:table-cell office:value-type="float" office:value="8667683" calcext:value-type="float">
            <text:p>8667683</text:p>
          </table:table-cell>
          <table:table-cell office:value-type="float" office:value="490500" calcext:value-type="float">
            <text:p>490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200" calcext:value-type="float">
            <text:p>98200</text:p>
          </table:table-cell>
          <table:table-cell office:value-type="float" office:value="11205163" calcext:value-type="float">
            <text:p>11205163</text:p>
          </table:table-cell>
          <table:table-cell office:value-type="float" office:value="687400" calcext:value-type="float">
            <text:p>687400</text:p>
          </table:table-cell>
          <table:table-cell office:value-type="float" office:value="8897891" calcext:value-type="float">
            <text:p>8897891</text:p>
          </table:table-cell>
          <table:table-cell office:value-type="float" office:value="491000" calcext:value-type="float">
            <text:p>491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300" calcext:value-type="float">
            <text:p>98300</text:p>
          </table:table-cell>
          <table:table-cell office:value-type="float" office:value="12259478" calcext:value-type="float">
            <text:p>12259478</text:p>
          </table:table-cell>
          <table:table-cell office:value-type="float" office:value="688100" calcext:value-type="float">
            <text:p>688100</text:p>
          </table:table-cell>
          <table:table-cell office:value-type="float" office:value="8871585" calcext:value-type="float">
            <text:p>8871585</text:p>
          </table:table-cell>
          <table:table-cell office:value-type="float" office:value="491500" calcext:value-type="float">
            <text:p>491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400" calcext:value-type="float">
            <text:p>98400</text:p>
          </table:table-cell>
          <table:table-cell office:value-type="float" office:value="11524457" calcext:value-type="float">
            <text:p>11524457</text:p>
          </table:table-cell>
          <table:table-cell office:value-type="float" office:value="688800" calcext:value-type="float">
            <text:p>688800</text:p>
          </table:table-cell>
          <table:table-cell office:value-type="float" office:value="8145257" calcext:value-type="float">
            <text:p>8145257</text:p>
          </table:table-cell>
          <table:table-cell office:value-type="float" office:value="492000" calcext:value-type="float">
            <text:p>492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11469472" calcext:value-type="float">
            <text:p>11469472</text:p>
          </table:table-cell>
          <table:table-cell office:value-type="float" office:value="689500" calcext:value-type="float">
            <text:p>689500</text:p>
          </table:table-cell>
          <table:table-cell office:value-type="float" office:value="8698609" calcext:value-type="float">
            <text:p>8698609</text:p>
          </table:table-cell>
          <table:table-cell office:value-type="float" office:value="492500" calcext:value-type="float">
            <text:p>492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600" calcext:value-type="float">
            <text:p>98600</text:p>
          </table:table-cell>
          <table:table-cell office:value-type="float" office:value="11555029" calcext:value-type="float">
            <text:p>11555029</text:p>
          </table:table-cell>
          <table:table-cell office:value-type="float" office:value="690200" calcext:value-type="float">
            <text:p>690200</text:p>
          </table:table-cell>
          <table:table-cell office:value-type="float" office:value="8926506" calcext:value-type="float">
            <text:p>8926506</text:p>
          </table:table-cell>
          <table:table-cell office:value-type="float" office:value="493000" calcext:value-type="float">
            <text:p>493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700" calcext:value-type="float">
            <text:p>98700</text:p>
          </table:table-cell>
          <table:table-cell office:value-type="float" office:value="11378973" calcext:value-type="float">
            <text:p>11378973</text:p>
          </table:table-cell>
          <table:table-cell office:value-type="float" office:value="690900" calcext:value-type="float">
            <text:p>690900</text:p>
          </table:table-cell>
          <table:table-cell office:value-type="float" office:value="8185262" calcext:value-type="float">
            <text:p>8185262</text:p>
          </table:table-cell>
          <table:table-cell office:value-type="float" office:value="493500" calcext:value-type="float">
            <text:p>493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800" calcext:value-type="float">
            <text:p>98800</text:p>
          </table:table-cell>
          <table:table-cell office:value-type="float" office:value="11243114" calcext:value-type="float">
            <text:p>11243114</text:p>
          </table:table-cell>
          <table:table-cell office:value-type="float" office:value="691600" calcext:value-type="float">
            <text:p>691600</text:p>
          </table:table-cell>
          <table:table-cell office:value-type="float" office:value="8279032" calcext:value-type="float">
            <text:p>8279032</text:p>
          </table:table-cell>
          <table:table-cell office:value-type="float" office:value="494000" calcext:value-type="float">
            <text:p>494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900" calcext:value-type="float">
            <text:p>98900</text:p>
          </table:table-cell>
          <table:table-cell office:value-type="float" office:value="11382021" calcext:value-type="float">
            <text:p>11382021</text:p>
          </table:table-cell>
          <table:table-cell office:value-type="float" office:value="692300" calcext:value-type="float">
            <text:p>692300</text:p>
          </table:table-cell>
          <table:table-cell office:value-type="float" office:value="8247144" calcext:value-type="float">
            <text:p>8247144</text:p>
          </table:table-cell>
          <table:table-cell office:value-type="float" office:value="494500" calcext:value-type="float">
            <text:p>494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11549094" calcext:value-type="float">
            <text:p>11549094</text:p>
          </table:table-cell>
          <table:table-cell office:value-type="float" office:value="693000" calcext:value-type="float">
            <text:p>693000</text:p>
          </table:table-cell>
          <table:table-cell office:value-type="float" office:value="8185454" calcext:value-type="float">
            <text:p>8185454</text:p>
          </table:table-cell>
          <table:table-cell office:value-type="float" office:value="495000" calcext:value-type="float">
            <text:p>495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100" calcext:value-type="float">
            <text:p>99100</text:p>
          </table:table-cell>
          <table:table-cell office:value-type="float" office:value="11303681" calcext:value-type="float">
            <text:p>11303681</text:p>
          </table:table-cell>
          <table:table-cell office:value-type="float" office:value="693700" calcext:value-type="float">
            <text:p>693700</text:p>
          </table:table-cell>
          <table:table-cell office:value-type="float" office:value="8734667" calcext:value-type="float">
            <text:p>8734667</text:p>
          </table:table-cell>
          <table:table-cell office:value-type="float" office:value="495500" calcext:value-type="float">
            <text:p>495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200" calcext:value-type="float">
            <text:p>99200</text:p>
          </table:table-cell>
          <table:table-cell office:value-type="float" office:value="11405022" calcext:value-type="float">
            <text:p>11405022</text:p>
          </table:table-cell>
          <table:table-cell office:value-type="float" office:value="694400" calcext:value-type="float">
            <text:p>694400</text:p>
          </table:table-cell>
          <table:table-cell office:value-type="float" office:value="8190009" calcext:value-type="float">
            <text:p>8190009</text:p>
          </table:table-cell>
          <table:table-cell office:value-type="float" office:value="496000" calcext:value-type="float">
            <text:p>496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300" calcext:value-type="float">
            <text:p>99300</text:p>
          </table:table-cell>
          <table:table-cell office:value-type="float" office:value="11398606" calcext:value-type="float">
            <text:p>11398606</text:p>
          </table:table-cell>
          <table:table-cell office:value-type="float" office:value="695100" calcext:value-type="float">
            <text:p>695100</text:p>
          </table:table-cell>
          <table:table-cell office:value-type="float" office:value="8232708" calcext:value-type="float">
            <text:p>8232708</text:p>
          </table:table-cell>
          <table:table-cell office:value-type="float" office:value="496500" calcext:value-type="float">
            <text:p>496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400" calcext:value-type="float">
            <text:p>99400</text:p>
          </table:table-cell>
          <table:table-cell office:value-type="float" office:value="11430077" calcext:value-type="float">
            <text:p>11430077</text:p>
          </table:table-cell>
          <table:table-cell office:value-type="float" office:value="695800" calcext:value-type="float">
            <text:p>695800</text:p>
          </table:table-cell>
          <table:table-cell office:value-type="float" office:value="8321346" calcext:value-type="float">
            <text:p>8321346</text:p>
          </table:table-cell>
          <table:table-cell office:value-type="float" office:value="497000" calcext:value-type="float">
            <text:p>497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11316224" calcext:value-type="float">
            <text:p>11316224</text:p>
          </table:table-cell>
          <table:table-cell office:value-type="float" office:value="696500" calcext:value-type="float">
            <text:p>696500</text:p>
          </table:table-cell>
          <table:table-cell office:value-type="float" office:value="8227415" calcext:value-type="float">
            <text:p>8227415</text:p>
          </table:table-cell>
          <table:table-cell office:value-type="float" office:value="497500" calcext:value-type="float">
            <text:p>497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600" calcext:value-type="float">
            <text:p>99600</text:p>
          </table:table-cell>
          <table:table-cell office:value-type="float" office:value="11399536" calcext:value-type="float">
            <text:p>11399536</text:p>
          </table:table-cell>
          <table:table-cell office:value-type="float" office:value="697200" calcext:value-type="float">
            <text:p>697200</text:p>
          </table:table-cell>
          <table:table-cell office:value-type="float" office:value="8786733" calcext:value-type="float">
            <text:p>8786733</text:p>
          </table:table-cell>
          <table:table-cell office:value-type="float" office:value="498000" calcext:value-type="float">
            <text:p>498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700" calcext:value-type="float">
            <text:p>99700</text:p>
          </table:table-cell>
          <table:table-cell office:value-type="float" office:value="11521249" calcext:value-type="float">
            <text:p>11521249</text:p>
          </table:table-cell>
          <table:table-cell office:value-type="float" office:value="697900" calcext:value-type="float">
            <text:p>697900</text:p>
          </table:table-cell>
          <table:table-cell office:value-type="float" office:value="8354164" calcext:value-type="float">
            <text:p>8354164</text:p>
          </table:table-cell>
          <table:table-cell office:value-type="float" office:value="498500" calcext:value-type="float">
            <text:p>498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800" calcext:value-type="float">
            <text:p>99800</text:p>
          </table:table-cell>
          <table:table-cell office:value-type="float" office:value="11427607" calcext:value-type="float">
            <text:p>11427607</text:p>
          </table:table-cell>
          <table:table-cell office:value-type="float" office:value="698600" calcext:value-type="float">
            <text:p>698600</text:p>
          </table:table-cell>
          <table:table-cell office:value-type="float" office:value="8443507" calcext:value-type="float">
            <text:p>8443507</text:p>
          </table:table-cell>
          <table:table-cell office:value-type="float" office:value="499000" calcext:value-type="float">
            <text:p>499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900" calcext:value-type="float">
            <text:p>99900</text:p>
          </table:table-cell>
          <table:table-cell office:value-type="float" office:value="11499530" calcext:value-type="float">
            <text:p>11499530</text:p>
          </table:table-cell>
          <table:table-cell office:value-type="float" office:value="699300" calcext:value-type="float">
            <text:p>699300</text:p>
          </table:table-cell>
          <table:table-cell office:value-type="float" office:value="8224752" calcext:value-type="float">
            <text:p>8224752</text:p>
          </table:table-cell>
          <table:table-cell office:value-type="float" office:value="499500" calcext:value-type="float">
            <text:p>499500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.00.0000</text:date>, <text:time style:data-style-name="N2" text:time-value="01:01:13.6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5S</meta:editing-duration>
    <meta:editing-cycles>3</meta:editing-cycles>
    <meta:generator>LibreOffice/5.3.0.3$Windows_x86 LibreOffice_project/7074905676c47b82bbcfbea1aeefc84afe1c50e1</meta:generator>
    <dc:date>2017-04-21T01:05:57.506000000</dc:date>
    <meta:document-statistic meta:table-count="3" meta:cell-count="600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184cm" svg:height="8.981cm" xlink:href=".." xlink:type="simple" chart:class="chart:line" chart:style-name="ch1">
        <chart:legend chart:legend-position="end" svg:x="34.12cm" svg:y="3.55cm" style:legend-expansion="high" chart:style-name="ch2"/>
        <chart:plot-area chart:style-name="ch3" table:cell-range-address="Sheet1.A1:Sheet1.E1000" chart:data-source-has-labels="both" svg:x="0.743cm" svg:y="0.179cm" svg:width="32.634cm" svg:height="8.623cm">
          <chartooo:coordinate-region svg:x="2.476cm" svg:y="0.179cm" svg:width="30.901cm" svg:height="7.302cm"/>
          <chart:axis chart:dimension="x" chart:name="primary-x" chart:style-name="ch4" chartooo:axis-type="auto">
            <chartooo:date-scale/>
            <chart:categories table:cell-range-address="Sheet1.A1:Sheet1.A10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00" loext:label-string="time10" chart:class="chart:line">
            <chart:data-point chart:repeated="1000"/>
          </chart:series>
          <chart:series chart:style-name="ch7" chart:values-cell-range-address="Sheet1.C1:Sheet1.C1000" loext:label-string="swap10" chart:class="chart:line">
            <chart:data-point chart:repeated="1000"/>
          </chart:series>
          <chart:series chart:style-name="ch8" chart:values-cell-range-address="Sheet1.D1:Sheet1.D1000" loext:label-string="timeadjust" chart:class="chart:line">
            <chart:data-point chart:repeated="1000"/>
          </chart:series>
          <chart:series chart:style-name="ch9" chart:values-cell-range-address="Sheet1.E1:Sheet1.E1000" loext:label-string="swapadjust" chart:class="chart:line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10</text:p>
              </table:table-cell>
              <table:table-cell office:value-type="string">
                <text:p>swap10</text:p>
              </table:table-cell>
              <table:table-cell office:value-type="string">
                <text:p>timeadjust</text:p>
              </table:table-cell>
              <table:table-cell office:value-type="string">
                <text:p>swapadjus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:Sheet1.A1000</svg:desc>
                </draw:g>
              </table:table-cell>
              <table:table-cell office:value-type="float" office:value="288">
                <text:p>288</text:p>
                <draw:g>
                  <svg:desc>Sheet1.B1:Sheet1.B1000</svg:desc>
                </draw:g>
              </table:table-cell>
              <table:table-cell office:value-type="float" office:value="0">
                <text:p>0</text:p>
                <draw:g>
                  <svg:desc>Sheet1.C1:Sheet1.C1000</svg:desc>
                </draw:g>
              </table:table-cell>
              <table:table-cell office:value-type="float" office:value="224">
                <text:p>224</text:p>
                <draw:g>
                  <svg:desc>Sheet1.D1:Sheet1.D1000</svg:desc>
                </draw:g>
              </table:table-cell>
              <table:table-cell office:value-type="float" office:value="0">
                <text:p>0</text:p>
                <draw:g>
                  <svg:desc>Sheet1.E1:Sheet1.E100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4430">
                <text:p>114430</text:p>
              </table:table-cell>
              <table:table-cell office:value-type="float" office:value="700">
                <text:p>700</text:p>
              </table:table-cell>
              <table:table-cell office:value-type="float" office:value="74490">
                <text:p>7449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1126">
                <text:p>41126</text:p>
              </table:table-cell>
              <table:table-cell office:value-type="float" office:value="1400">
                <text:p>1400</text:p>
              </table:table-cell>
              <table:table-cell office:value-type="float" office:value="34839">
                <text:p>3483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8161">
                <text:p>58161</text:p>
              </table:table-cell>
              <table:table-cell office:value-type="float" office:value="2100">
                <text:p>2100</text:p>
              </table:table-cell>
              <table:table-cell office:value-type="float" office:value="54985">
                <text:p>54985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3399">
                <text:p>73399</text:p>
              </table:table-cell>
              <table:table-cell office:value-type="float" office:value="2800">
                <text:p>2800</text:p>
              </table:table-cell>
              <table:table-cell office:value-type="float" office:value="66502">
                <text:p>66502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1052">
                <text:p>101052</text:p>
              </table:table-cell>
              <table:table-cell office:value-type="float" office:value="3500">
                <text:p>3500</text:p>
              </table:table-cell>
              <table:table-cell office:value-type="float" office:value="71314">
                <text:p>71314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14012">
                <text:p>114012</text:p>
              </table:table-cell>
              <table:table-cell office:value-type="float" office:value="4200">
                <text:p>4200</text:p>
              </table:table-cell>
              <table:table-cell office:value-type="float" office:value="133068">
                <text:p>133068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25433">
                <text:p>125433</text:p>
              </table:table-cell>
              <table:table-cell office:value-type="float" office:value="4900">
                <text:p>4900</text:p>
              </table:table-cell>
              <table:table-cell office:value-type="float" office:value="144713">
                <text:p>144713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93058">
                <text:p>193058</text:p>
              </table:table-cell>
              <table:table-cell office:value-type="float" office:value="5600">
                <text:p>5600</text:p>
              </table:table-cell>
              <table:table-cell office:value-type="float" office:value="262159">
                <text:p>262159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56968">
                <text:p>156968</text:p>
              </table:table-cell>
              <table:table-cell office:value-type="float" office:value="6300">
                <text:p>6300</text:p>
              </table:table-cell>
              <table:table-cell office:value-type="float" office:value="178205">
                <text:p>178205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71334">
                <text:p>271334</text:p>
              </table:table-cell>
              <table:table-cell office:value-type="float" office:value="7000">
                <text:p>7000</text:p>
              </table:table-cell>
              <table:table-cell office:value-type="float" office:value="226390">
                <text:p>22639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36052">
                <text:p>136052</text:p>
              </table:table-cell>
              <table:table-cell office:value-type="float" office:value="7700">
                <text:p>7700</text:p>
              </table:table-cell>
              <table:table-cell office:value-type="float" office:value="138907">
                <text:p>138907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65565">
                <text:p>165565</text:p>
              </table:table-cell>
              <table:table-cell office:value-type="float" office:value="8400">
                <text:p>8400</text:p>
              </table:table-cell>
              <table:table-cell office:value-type="float" office:value="152573">
                <text:p>152573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64411">
                <text:p>164411</text:p>
              </table:table-cell>
              <table:table-cell office:value-type="float" office:value="9100">
                <text:p>9100</text:p>
              </table:table-cell>
              <table:table-cell office:value-type="float" office:value="160433">
                <text:p>160433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80675">
                <text:p>180675</text:p>
              </table:table-cell>
              <table:table-cell office:value-type="float" office:value="9800">
                <text:p>9800</text:p>
              </table:table-cell>
              <table:table-cell office:value-type="float" office:value="176986">
                <text:p>176986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43970">
                <text:p>243970</text:p>
              </table:table-cell>
              <table:table-cell office:value-type="float" office:value="10500">
                <text:p>10500</text:p>
              </table:table-cell>
              <table:table-cell office:value-type="float" office:value="186578">
                <text:p>186578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206596">
                <text:p>206596</text:p>
              </table:table-cell>
              <table:table-cell office:value-type="float" office:value="11200">
                <text:p>11200</text:p>
              </table:table-cell>
              <table:table-cell office:value-type="float" office:value="204382">
                <text:p>204382</text:p>
              </table:table-cell>
              <table:table-cell office:value-type="float" office:value="11200">
                <text:p>1120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14616">
                <text:p>214616</text:p>
              </table:table-cell>
              <table:table-cell office:value-type="float" office:value="11900">
                <text:p>11900</text:p>
              </table:table-cell>
              <table:table-cell office:value-type="float" office:value="215386">
                <text:p>215386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29886">
                <text:p>229886</text:p>
              </table:table-cell>
              <table:table-cell office:value-type="float" office:value="12600">
                <text:p>12600</text:p>
              </table:table-cell>
              <table:table-cell office:value-type="float" office:value="228667">
                <text:p>228667</text:p>
              </table:table-cell>
              <table:table-cell office:value-type="float" office:value="12600">
                <text:p>1260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35917">
                <text:p>235917</text:p>
              </table:table-cell>
              <table:table-cell office:value-type="float" office:value="13300">
                <text:p>13300</text:p>
              </table:table-cell>
              <table:table-cell office:value-type="float" office:value="262159">
                <text:p>262159</text:p>
              </table:table-cell>
              <table:table-cell office:value-type="float" office:value="13300">
                <text:p>1330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76659">
                <text:p>276659</text:p>
              </table:table-cell>
              <table:table-cell office:value-type="float" office:value="14000">
                <text:p>14000</text:p>
              </table:table-cell>
              <table:table-cell office:value-type="float" office:value="254075">
                <text:p>254075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67452">
                <text:p>267452</text:p>
              </table:table-cell>
              <table:table-cell office:value-type="float" office:value="14700">
                <text:p>14700</text:p>
              </table:table-cell>
              <table:table-cell office:value-type="float" office:value="264052">
                <text:p>264052</text:p>
              </table:table-cell>
              <table:table-cell office:value-type="float" office:value="14700">
                <text:p>1470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63859">
                <text:p>263859</text:p>
              </table:table-cell>
              <table:table-cell office:value-type="float" office:value="15400">
                <text:p>15400</text:p>
              </table:table-cell>
              <table:table-cell office:value-type="float" office:value="273708">
                <text:p>273708</text:p>
              </table:table-cell>
              <table:table-cell office:value-type="float" office:value="15400">
                <text:p>1540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306398">
                <text:p>306398</text:p>
              </table:table-cell>
              <table:table-cell office:value-type="float" office:value="16100">
                <text:p>16100</text:p>
              </table:table-cell>
              <table:table-cell office:value-type="float" office:value="292122">
                <text:p>292122</text:p>
              </table:table-cell>
              <table:table-cell office:value-type="float" office:value="16100">
                <text:p>1610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305724">
                <text:p>305724</text:p>
              </table:table-cell>
              <table:table-cell office:value-type="float" office:value="16800">
                <text:p>16800</text:p>
              </table:table-cell>
              <table:table-cell office:value-type="float" office:value="301040">
                <text:p>301040</text:p>
              </table:table-cell>
              <table:table-cell office:value-type="float" office:value="16800">
                <text:p>1680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683147">
                <text:p>683147</text:p>
              </table:table-cell>
              <table:table-cell office:value-type="float" office:value="17500">
                <text:p>17500</text:p>
              </table:table-cell>
              <table:table-cell office:value-type="float" office:value="965229">
                <text:p>965229</text:p>
              </table:table-cell>
              <table:table-cell office:value-type="float" office:value="17500">
                <text:p>1750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23625">
                <text:p>323625</text:p>
              </table:table-cell>
              <table:table-cell office:value-type="float" office:value="18200">
                <text:p>18200</text:p>
              </table:table-cell>
              <table:table-cell office:value-type="float" office:value="340852">
                <text:p>340852</text:p>
              </table:table-cell>
              <table:table-cell office:value-type="float" office:value="18200">
                <text:p>1820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490891">
                <text:p>490891</text:p>
              </table:table-cell>
              <table:table-cell office:value-type="float" office:value="18900">
                <text:p>18900</text:p>
              </table:table-cell>
              <table:table-cell office:value-type="float" office:value="381882">
                <text:p>381882</text:p>
              </table:table-cell>
              <table:table-cell office:value-type="float" office:value="18900">
                <text:p>1890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067757">
                <text:p>1067757</text:p>
              </table:table-cell>
              <table:table-cell office:value-type="float" office:value="19600">
                <text:p>19600</text:p>
              </table:table-cell>
              <table:table-cell office:value-type="float" office:value="380439">
                <text:p>380439</text:p>
              </table:table-cell>
              <table:table-cell office:value-type="float" office:value="19600">
                <text:p>1960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572086">
                <text:p>572086</text:p>
              </table:table-cell>
              <table:table-cell office:value-type="float" office:value="20300">
                <text:p>20300</text:p>
              </table:table-cell>
              <table:table-cell office:value-type="float" office:value="597493">
                <text:p>597493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80132">
                <text:p>680132</text:p>
              </table:table-cell>
              <table:table-cell office:value-type="float" office:value="21000">
                <text:p>21000</text:p>
              </table:table-cell>
              <table:table-cell office:value-type="float" office:value="343963">
                <text:p>343963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458586">
                <text:p>458586</text:p>
              </table:table-cell>
              <table:table-cell office:value-type="float" office:value="21700">
                <text:p>21700</text:p>
              </table:table-cell>
              <table:table-cell office:value-type="float" office:value="397826">
                <text:p>397826</text:p>
              </table:table-cell>
              <table:table-cell office:value-type="float" office:value="18600">
                <text:p>1860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75627">
                <text:p>375627</text:p>
              </table:table-cell>
              <table:table-cell office:value-type="float" office:value="22400">
                <text:p>22400</text:p>
              </table:table-cell>
              <table:table-cell office:value-type="float" office:value="334852">
                <text:p>334852</text:p>
              </table:table-cell>
              <table:table-cell office:value-type="float" office:value="19200">
                <text:p>1920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401002">
                <text:p>401002</text:p>
              </table:table-cell>
              <table:table-cell office:value-type="float" office:value="23100">
                <text:p>23100</text:p>
              </table:table-cell>
              <table:table-cell office:value-type="float" office:value="328276">
                <text:p>328276</text:p>
              </table:table-cell>
              <table:table-cell office:value-type="float" office:value="19800">
                <text:p>1980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409984">
                <text:p>409984</text:p>
              </table:table-cell>
              <table:table-cell office:value-type="float" office:value="23800">
                <text:p>23800</text:p>
              </table:table-cell>
              <table:table-cell office:value-type="float" office:value="332062">
                <text:p>332062</text:p>
              </table:table-cell>
              <table:table-cell office:value-type="float" office:value="20400">
                <text:p>2040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418293">
                <text:p>418293</text:p>
              </table:table-cell>
              <table:table-cell office:value-type="float" office:value="24500">
                <text:p>24500</text:p>
              </table:table-cell>
              <table:table-cell office:value-type="float" office:value="396318">
                <text:p>396318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431350">
                <text:p>431350</text:p>
              </table:table-cell>
              <table:table-cell office:value-type="float" office:value="25200">
                <text:p>25200</text:p>
              </table:table-cell>
              <table:table-cell office:value-type="float" office:value="362763">
                <text:p>362763</text:p>
              </table:table-cell>
              <table:table-cell office:value-type="float" office:value="21600">
                <text:p>2160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426249">
                <text:p>426249</text:p>
              </table:table-cell>
              <table:table-cell office:value-type="float" office:value="25900">
                <text:p>25900</text:p>
              </table:table-cell>
              <table:table-cell office:value-type="float" office:value="379123">
                <text:p>379123</text:p>
              </table:table-cell>
              <table:table-cell office:value-type="float" office:value="22200">
                <text:p>2220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429617">
                <text:p>429617</text:p>
              </table:table-cell>
              <table:table-cell office:value-type="float" office:value="26600">
                <text:p>26600</text:p>
              </table:table-cell>
              <table:table-cell office:value-type="float" office:value="379829">
                <text:p>379829</text:p>
              </table:table-cell>
              <table:table-cell office:value-type="float" office:value="22800">
                <text:p>2280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470295">
                <text:p>470295</text:p>
              </table:table-cell>
              <table:table-cell office:value-type="float" office:value="27300">
                <text:p>27300</text:p>
              </table:table-cell>
              <table:table-cell office:value-type="float" office:value="403568">
                <text:p>403568</text:p>
              </table:table-cell>
              <table:table-cell office:value-type="float" office:value="23400">
                <text:p>2340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635925">
                <text:p>635925</text:p>
              </table:table-cell>
              <table:table-cell office:value-type="float" office:value="28000">
                <text:p>28000</text:p>
              </table:table-cell>
              <table:table-cell office:value-type="float" office:value="753852">
                <text:p>753852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490891">
                <text:p>490891</text:p>
              </table:table-cell>
              <table:table-cell office:value-type="float" office:value="28700">
                <text:p>28700</text:p>
              </table:table-cell>
              <table:table-cell office:value-type="float" office:value="414957">
                <text:p>414957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488421">
                <text:p>488421</text:p>
              </table:table-cell>
              <table:table-cell office:value-type="float" office:value="29400">
                <text:p>29400</text:p>
              </table:table-cell>
              <table:table-cell office:value-type="float" office:value="452138">
                <text:p>452138</text:p>
              </table:table-cell>
              <table:table-cell office:value-type="float" office:value="25200">
                <text:p>25200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501926">
                <text:p>501926</text:p>
              </table:table-cell>
              <table:table-cell office:value-type="float" office:value="30100">
                <text:p>30100</text:p>
              </table:table-cell>
              <table:table-cell office:value-type="float" office:value="448609">
                <text:p>448609</text:p>
              </table:table-cell>
              <table:table-cell office:value-type="float" office:value="25800">
                <text:p>2580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537407">
                <text:p>537407</text:p>
              </table:table-cell>
              <table:table-cell office:value-type="float" office:value="30800">
                <text:p>30800</text:p>
              </table:table-cell>
              <table:table-cell office:value-type="float" office:value="441006">
                <text:p>441006</text:p>
              </table:table-cell>
              <table:table-cell office:value-type="float" office:value="26400">
                <text:p>2640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527366">
                <text:p>527366</text:p>
              </table:table-cell>
              <table:table-cell office:value-type="float" office:value="31500">
                <text:p>31500</text:p>
              </table:table-cell>
              <table:table-cell office:value-type="float" office:value="439723">
                <text:p>439723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606668">
                <text:p>606668</text:p>
              </table:table-cell>
              <table:table-cell office:value-type="float" office:value="32200">
                <text:p>32200</text:p>
              </table:table-cell>
              <table:table-cell office:value-type="float" office:value="459741">
                <text:p>459741</text:p>
              </table:table-cell>
              <table:table-cell office:value-type="float" office:value="27600">
                <text:p>27600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550079">
                <text:p>550079</text:p>
              </table:table-cell>
              <table:table-cell office:value-type="float" office:value="32900">
                <text:p>32900</text:p>
              </table:table-cell>
              <table:table-cell office:value-type="float" office:value="486624">
                <text:p>486624</text:p>
              </table:table-cell>
              <table:table-cell office:value-type="float" office:value="28200">
                <text:p>28200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586169">
                <text:p>586169</text:p>
              </table:table-cell>
              <table:table-cell office:value-type="float" office:value="33600">
                <text:p>33600</text:p>
              </table:table-cell>
              <table:table-cell office:value-type="float" office:value="480625">
                <text:p>480625</text:p>
              </table:table-cell>
              <table:table-cell office:value-type="float" office:value="28800">
                <text:p>2880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628130">
                <text:p>628130</text:p>
              </table:table-cell>
              <table:table-cell office:value-type="float" office:value="34300">
                <text:p>34300</text:p>
              </table:table-cell>
              <table:table-cell office:value-type="float" office:value="489479">
                <text:p>489479</text:p>
              </table:table-cell>
              <table:table-cell office:value-type="float" office:value="29400">
                <text:p>294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35310">
                <text:p>735310</text:p>
              </table:table-cell>
              <table:table-cell office:value-type="float" office:value="35000">
                <text:p>35000</text:p>
              </table:table-cell>
              <table:table-cell office:value-type="float" office:value="501990">
                <text:p>50199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660980">
                <text:p>660980</text:p>
              </table:table-cell>
              <table:table-cell office:value-type="float" office:value="35700">
                <text:p>35700</text:p>
              </table:table-cell>
              <table:table-cell office:value-type="float" office:value="531023">
                <text:p>531023</text:p>
              </table:table-cell>
              <table:table-cell office:value-type="float" office:value="30600">
                <text:p>30600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594445">
                <text:p>594445</text:p>
              </table:table-cell>
              <table:table-cell office:value-type="float" office:value="36400">
                <text:p>36400</text:p>
              </table:table-cell>
              <table:table-cell office:value-type="float" office:value="542476">
                <text:p>542476</text:p>
              </table:table-cell>
              <table:table-cell office:value-type="float" office:value="31200">
                <text:p>31200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612474">
                <text:p>612474</text:p>
              </table:table-cell>
              <table:table-cell office:value-type="float" office:value="37100">
                <text:p>37100</text:p>
              </table:table-cell>
              <table:table-cell office:value-type="float" office:value="528360">
                <text:p>528360</text:p>
              </table:table-cell>
              <table:table-cell office:value-type="float" office:value="31800">
                <text:p>31800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631017">
                <text:p>631017</text:p>
              </table:table-cell>
              <table:table-cell office:value-type="float" office:value="37800">
                <text:p>37800</text:p>
              </table:table-cell>
              <table:table-cell office:value-type="float" office:value="553383">
                <text:p>553383</text:p>
              </table:table-cell>
              <table:table-cell office:value-type="float" office:value="32400">
                <text:p>32400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643272">
                <text:p>643272</text:p>
              </table:table-cell>
              <table:table-cell office:value-type="float" office:value="38500">
                <text:p>38500</text:p>
              </table:table-cell>
              <table:table-cell office:value-type="float" office:value="566247">
                <text:p>566247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662680">
                <text:p>662680</text:p>
              </table:table-cell>
              <table:table-cell office:value-type="float" office:value="39200">
                <text:p>39200</text:p>
              </table:table-cell>
              <table:table-cell office:value-type="float" office:value="552228">
                <text:p>552228</text:p>
              </table:table-cell>
              <table:table-cell office:value-type="float" office:value="33600">
                <text:p>33600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751061">
                <text:p>751061</text:p>
              </table:table-cell>
              <table:table-cell office:value-type="float" office:value="39900">
                <text:p>39900</text:p>
              </table:table-cell>
              <table:table-cell office:value-type="float" office:value="593740">
                <text:p>593740</text:p>
              </table:table-cell>
              <table:table-cell office:value-type="float" office:value="34200">
                <text:p>34200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723312">
                <text:p>723312</text:p>
              </table:table-cell>
              <table:table-cell office:value-type="float" office:value="40600">
                <text:p>40600</text:p>
              </table:table-cell>
              <table:table-cell office:value-type="float" office:value="648661">
                <text:p>648661</text:p>
              </table:table-cell>
              <table:table-cell office:value-type="float" office:value="34800">
                <text:p>34800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725461">
                <text:p>725461</text:p>
              </table:table-cell>
              <table:table-cell office:value-type="float" office:value="41300">
                <text:p>41300</text:p>
              </table:table-cell>
              <table:table-cell office:value-type="float" office:value="657611">
                <text:p>657611</text:p>
              </table:table-cell>
              <table:table-cell office:value-type="float" office:value="35400">
                <text:p>3540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936773">
                <text:p>936773</text:p>
              </table:table-cell>
              <table:table-cell office:value-type="float" office:value="42000">
                <text:p>42000</text:p>
              </table:table-cell>
              <table:table-cell office:value-type="float" office:value="1024994">
                <text:p>1024994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741469">
                <text:p>741469</text:p>
              </table:table-cell>
              <table:table-cell office:value-type="float" office:value="42700">
                <text:p>42700</text:p>
              </table:table-cell>
              <table:table-cell office:value-type="float" office:value="800015">
                <text:p>800015</text:p>
              </table:table-cell>
              <table:table-cell office:value-type="float" office:value="36600">
                <text:p>36600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859300">
                <text:p>859300</text:p>
              </table:table-cell>
              <table:table-cell office:value-type="float" office:value="43400">
                <text:p>43400</text:p>
              </table:table-cell>
              <table:table-cell office:value-type="float" office:value="1256484">
                <text:p>1256484</text:p>
              </table:table-cell>
              <table:table-cell office:value-type="float" office:value="37200">
                <text:p>37200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837838">
                <text:p>837838</text:p>
              </table:table-cell>
              <table:table-cell office:value-type="float" office:value="44100">
                <text:p>44100</text:p>
              </table:table-cell>
              <table:table-cell office:value-type="float" office:value="647186">
                <text:p>647186</text:p>
              </table:table-cell>
              <table:table-cell office:value-type="float" office:value="37800">
                <text:p>37800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866293">
                <text:p>866293</text:p>
              </table:table-cell>
              <table:table-cell office:value-type="float" office:value="44800">
                <text:p>44800</text:p>
              </table:table-cell>
              <table:table-cell office:value-type="float" office:value="675769">
                <text:p>675769</text:p>
              </table:table-cell>
              <table:table-cell office:value-type="float" office:value="38400">
                <text:p>38400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759947">
                <text:p>759947</text:p>
              </table:table-cell>
              <table:table-cell office:value-type="float" office:value="45500">
                <text:p>45500</text:p>
              </table:table-cell>
              <table:table-cell office:value-type="float" office:value="729663">
                <text:p>729663</text:p>
              </table:table-cell>
              <table:table-cell office:value-type="float" office:value="39000">
                <text:p>39000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1038179">
                <text:p>1038179</text:p>
              </table:table-cell>
              <table:table-cell office:value-type="float" office:value="46200">
                <text:p>46200</text:p>
              </table:table-cell>
              <table:table-cell office:value-type="float" office:value="645036">
                <text:p>645036</text:p>
              </table:table-cell>
              <table:table-cell office:value-type="float" office:value="39600">
                <text:p>39600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772876">
                <text:p>772876</text:p>
              </table:table-cell>
              <table:table-cell office:value-type="float" office:value="46900">
                <text:p>46900</text:p>
              </table:table-cell>
              <table:table-cell office:value-type="float" office:value="663482">
                <text:p>663482</text:p>
              </table:table-cell>
              <table:table-cell office:value-type="float" office:value="40200">
                <text:p>40200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829177">
                <text:p>829177</text:p>
              </table:table-cell>
              <table:table-cell office:value-type="float" office:value="47600">
                <text:p>47600</text:p>
              </table:table-cell>
              <table:table-cell office:value-type="float" office:value="712180">
                <text:p>712180</text:p>
              </table:table-cell>
              <table:table-cell office:value-type="float" office:value="40800">
                <text:p>40800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826225">
                <text:p>826225</text:p>
              </table:table-cell>
              <table:table-cell office:value-type="float" office:value="48300">
                <text:p>48300</text:p>
              </table:table-cell>
              <table:table-cell office:value-type="float" office:value="727835">
                <text:p>727835</text:p>
              </table:table-cell>
              <table:table-cell office:value-type="float" office:value="41400">
                <text:p>4140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913868">
                <text:p>913868</text:p>
              </table:table-cell>
              <table:table-cell office:value-type="float" office:value="49000">
                <text:p>49000</text:p>
              </table:table-cell>
              <table:table-cell office:value-type="float" office:value="777848">
                <text:p>77784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851312">
                <text:p>851312</text:p>
              </table:table-cell>
              <table:table-cell office:value-type="float" office:value="49700">
                <text:p>49700</text:p>
              </table:table-cell>
              <table:table-cell office:value-type="float" office:value="768128">
                <text:p>768128</text:p>
              </table:table-cell>
              <table:table-cell office:value-type="float" office:value="42600">
                <text:p>42600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830748">
                <text:p>830748</text:p>
              </table:table-cell>
              <table:table-cell office:value-type="float" office:value="50400">
                <text:p>50400</text:p>
              </table:table-cell>
              <table:table-cell office:value-type="float" office:value="723408">
                <text:p>723408</text:p>
              </table:table-cell>
              <table:table-cell office:value-type="float" office:value="43200">
                <text:p>43200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1123288">
                <text:p>1123288</text:p>
              </table:table-cell>
              <table:table-cell office:value-type="float" office:value="51100">
                <text:p>51100</text:p>
              </table:table-cell>
              <table:table-cell office:value-type="float" office:value="756098">
                <text:p>756098</text:p>
              </table:table-cell>
              <table:table-cell office:value-type="float" office:value="43800">
                <text:p>43800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914221">
                <text:p>914221</text:p>
              </table:table-cell>
              <table:table-cell office:value-type="float" office:value="51800">
                <text:p>51800</text:p>
              </table:table-cell>
              <table:table-cell office:value-type="float" office:value="722959">
                <text:p>722959</text:p>
              </table:table-cell>
              <table:table-cell office:value-type="float" office:value="44400">
                <text:p>44400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848264">
                <text:p>848264</text:p>
              </table:table-cell>
              <table:table-cell office:value-type="float" office:value="52500">
                <text:p>52500</text:p>
              </table:table-cell>
              <table:table-cell office:value-type="float" office:value="760460">
                <text:p>760460</text:p>
              </table:table-cell>
              <table:table-cell office:value-type="float" office:value="45000">
                <text:p>45000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898534">
                <text:p>898534</text:p>
              </table:table-cell>
              <table:table-cell office:value-type="float" office:value="53200">
                <text:p>53200</text:p>
              </table:table-cell>
              <table:table-cell office:value-type="float" office:value="741950">
                <text:p>741950</text:p>
              </table:table-cell>
              <table:table-cell office:value-type="float" office:value="45600">
                <text:p>45600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873351">
                <text:p>873351</text:p>
              </table:table-cell>
              <table:table-cell office:value-type="float" office:value="53900">
                <text:p>53900</text:p>
              </table:table-cell>
              <table:table-cell office:value-type="float" office:value="813842">
                <text:p>813842</text:p>
              </table:table-cell>
              <table:table-cell office:value-type="float" office:value="46200">
                <text:p>46200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876687">
                <text:p>876687</text:p>
              </table:table-cell>
              <table:table-cell office:value-type="float" office:value="54600">
                <text:p>54600</text:p>
              </table:table-cell>
              <table:table-cell office:value-type="float" office:value="760846">
                <text:p>760846</text:p>
              </table:table-cell>
              <table:table-cell office:value-type="float" office:value="46800">
                <text:p>46800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903217">
                <text:p>903217</text:p>
              </table:table-cell>
              <table:table-cell office:value-type="float" office:value="55300">
                <text:p>55300</text:p>
              </table:table-cell>
              <table:table-cell office:value-type="float" office:value="789718">
                <text:p>789718</text:p>
              </table:table-cell>
              <table:table-cell office:value-type="float" office:value="47400">
                <text:p>4740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943639">
                <text:p>943639</text:p>
              </table:table-cell>
              <table:table-cell office:value-type="float" office:value="56000">
                <text:p>56000</text:p>
              </table:table-cell>
              <table:table-cell office:value-type="float" office:value="842746">
                <text:p>842746</text:p>
              </table:table-cell>
              <table:table-cell office:value-type="float" office:value="48000">
                <text:p>48000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1019540">
                <text:p>1019540</text:p>
              </table:table-cell>
              <table:table-cell office:value-type="float" office:value="56700">
                <text:p>56700</text:p>
              </table:table-cell>
              <table:table-cell office:value-type="float" office:value="792252">
                <text:p>792252</text:p>
              </table:table-cell>
              <table:table-cell office:value-type="float" office:value="48600">
                <text:p>48600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943542">
                <text:p>943542</text:p>
              </table:table-cell>
              <table:table-cell office:value-type="float" office:value="57400">
                <text:p>57400</text:p>
              </table:table-cell>
              <table:table-cell office:value-type="float" office:value="820098">
                <text:p>820098</text:p>
              </table:table-cell>
              <table:table-cell office:value-type="float" office:value="49200">
                <text:p>49200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1003500">
                <text:p>1003500</text:p>
              </table:table-cell>
              <table:table-cell office:value-type="float" office:value="58100">
                <text:p>58100</text:p>
              </table:table-cell>
              <table:table-cell office:value-type="float" office:value="844126">
                <text:p>844126</text:p>
              </table:table-cell>
              <table:table-cell office:value-type="float" office:value="49800">
                <text:p>49800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1005168">
                <text:p>1005168</text:p>
              </table:table-cell>
              <table:table-cell office:value-type="float" office:value="58800">
                <text:p>58800</text:p>
              </table:table-cell>
              <table:table-cell office:value-type="float" office:value="924358">
                <text:p>924358</text:p>
              </table:table-cell>
              <table:table-cell office:value-type="float" office:value="50400">
                <text:p>50400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964587">
                <text:p>964587</text:p>
              </table:table-cell>
              <table:table-cell office:value-type="float" office:value="59500">
                <text:p>59500</text:p>
              </table:table-cell>
              <table:table-cell office:value-type="float" office:value="822825">
                <text:p>822825</text:p>
              </table:table-cell>
              <table:table-cell office:value-type="float" office:value="51000">
                <text:p>51000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996218">
                <text:p>996218</text:p>
              </table:table-cell>
              <table:table-cell office:value-type="float" office:value="60200">
                <text:p>60200</text:p>
              </table:table-cell>
              <table:table-cell office:value-type="float" office:value="821156">
                <text:p>821156</text:p>
              </table:table-cell>
              <table:table-cell office:value-type="float" office:value="51600">
                <text:p>51600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1048733">
                <text:p>1048733</text:p>
              </table:table-cell>
              <table:table-cell office:value-type="float" office:value="60900">
                <text:p>60900</text:p>
              </table:table-cell>
              <table:table-cell office:value-type="float" office:value="949798">
                <text:p>949798</text:p>
              </table:table-cell>
              <table:table-cell office:value-type="float" office:value="52200">
                <text:p>52200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973377">
                <text:p>973377</text:p>
              </table:table-cell>
              <table:table-cell office:value-type="float" office:value="61600">
                <text:p>61600</text:p>
              </table:table-cell>
              <table:table-cell office:value-type="float" office:value="855322">
                <text:p>855322</text:p>
              </table:table-cell>
              <table:table-cell office:value-type="float" office:value="52800">
                <text:p>52800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982359">
                <text:p>982359</text:p>
              </table:table-cell>
              <table:table-cell office:value-type="float" office:value="62300">
                <text:p>62300</text:p>
              </table:table-cell>
              <table:table-cell office:value-type="float" office:value="887209">
                <text:p>887209</text:p>
              </table:table-cell>
              <table:table-cell office:value-type="float" office:value="53400">
                <text:p>5340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983546">
                <text:p>983546</text:p>
              </table:table-cell>
              <table:table-cell office:value-type="float" office:value="63000">
                <text:p>63000</text:p>
              </table:table-cell>
              <table:table-cell office:value-type="float" office:value="916178">
                <text:p>916178</text:p>
              </table:table-cell>
              <table:table-cell office:value-type="float" office:value="54000">
                <text:p>54000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1102852">
                <text:p>1102852</text:p>
              </table:table-cell>
              <table:table-cell office:value-type="float" office:value="63700">
                <text:p>63700</text:p>
              </table:table-cell>
              <table:table-cell office:value-type="float" office:value="911526">
                <text:p>911526</text:p>
              </table:table-cell>
              <table:table-cell office:value-type="float" office:value="54600">
                <text:p>54600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054475">
                <text:p>1054475</text:p>
              </table:table-cell>
              <table:table-cell office:value-type="float" office:value="64400">
                <text:p>64400</text:p>
              </table:table-cell>
              <table:table-cell office:value-type="float" office:value="943254">
                <text:p>943254</text:p>
              </table:table-cell>
              <table:table-cell office:value-type="float" office:value="55200">
                <text:p>55200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1061308">
                <text:p>1061308</text:p>
              </table:table-cell>
              <table:table-cell office:value-type="float" office:value="65100">
                <text:p>65100</text:p>
              </table:table-cell>
              <table:table-cell office:value-type="float" office:value="1037665">
                <text:p>1037665</text:p>
              </table:table-cell>
              <table:table-cell office:value-type="float" office:value="55800">
                <text:p>55800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1073627">
                <text:p>1073627</text:p>
              </table:table-cell>
              <table:table-cell office:value-type="float" office:value="65800">
                <text:p>65800</text:p>
              </table:table-cell>
              <table:table-cell office:value-type="float" office:value="942997">
                <text:p>942997</text:p>
              </table:table-cell>
              <table:table-cell office:value-type="float" office:value="56400">
                <text:p>56400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090694">
                <text:p>1090694</text:p>
              </table:table-cell>
              <table:table-cell office:value-type="float" office:value="66500">
                <text:p>66500</text:p>
              </table:table-cell>
              <table:table-cell office:value-type="float" office:value="940815">
                <text:p>940815</text:p>
              </table:table-cell>
              <table:table-cell office:value-type="float" office:value="57000">
                <text:p>57000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076835">
                <text:p>1076835</text:p>
              </table:table-cell>
              <table:table-cell office:value-type="float" office:value="67200">
                <text:p>67200</text:p>
              </table:table-cell>
              <table:table-cell office:value-type="float" office:value="1083251">
                <text:p>1083251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1295879">
                <text:p>1295879</text:p>
              </table:table-cell>
              <table:table-cell office:value-type="float" office:value="67900">
                <text:p>67900</text:p>
              </table:table-cell>
              <table:table-cell office:value-type="float" office:value="950215">
                <text:p>950215</text:p>
              </table:table-cell>
              <table:table-cell office:value-type="float" office:value="58200">
                <text:p>58200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1084021">
                <text:p>1084021</text:p>
              </table:table-cell>
              <table:table-cell office:value-type="float" office:value="68600">
                <text:p>68600</text:p>
              </table:table-cell>
              <table:table-cell office:value-type="float" office:value="1020503">
                <text:p>1020503</text:p>
              </table:table-cell>
              <table:table-cell office:value-type="float" office:value="58800">
                <text:p>58800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1191779">
                <text:p>1191779</text:p>
              </table:table-cell>
              <table:table-cell office:value-type="float" office:value="69300">
                <text:p>69300</text:p>
              </table:table-cell>
              <table:table-cell office:value-type="float" office:value="950921">
                <text:p>950921</text:p>
              </table:table-cell>
              <table:table-cell office:value-type="float" office:value="59400">
                <text:p>594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99356">
                <text:p>1099356</text:p>
              </table:table-cell>
              <table:table-cell office:value-type="float" office:value="70000">
                <text:p>70000</text:p>
              </table:table-cell>
              <table:table-cell office:value-type="float" office:value="995769">
                <text:p>995769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1215775">
                <text:p>1215775</text:p>
              </table:table-cell>
              <table:table-cell office:value-type="float" office:value="70700">
                <text:p>70700</text:p>
              </table:table-cell>
              <table:table-cell office:value-type="float" office:value="995897">
                <text:p>995897</text:p>
              </table:table-cell>
              <table:table-cell office:value-type="float" office:value="60600">
                <text:p>60600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1176926">
                <text:p>1176926</text:p>
              </table:table-cell>
              <table:table-cell office:value-type="float" office:value="71400">
                <text:p>71400</text:p>
              </table:table-cell>
              <table:table-cell office:value-type="float" office:value="968308">
                <text:p>968308</text:p>
              </table:table-cell>
              <table:table-cell office:value-type="float" office:value="61200">
                <text:p>61200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1192324">
                <text:p>1192324</text:p>
              </table:table-cell>
              <table:table-cell office:value-type="float" office:value="72100">
                <text:p>72100</text:p>
              </table:table-cell>
              <table:table-cell office:value-type="float" office:value="1032116">
                <text:p>1032116</text:p>
              </table:table-cell>
              <table:table-cell office:value-type="float" office:value="61800">
                <text:p>61800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1265307">
                <text:p>1265307</text:p>
              </table:table-cell>
              <table:table-cell office:value-type="float" office:value="72800">
                <text:p>72800</text:p>
              </table:table-cell>
              <table:table-cell office:value-type="float" office:value="1020952">
                <text:p>1020952</text:p>
              </table:table-cell>
              <table:table-cell office:value-type="float" office:value="62400">
                <text:p>62400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224565">
                <text:p>1224565</text:p>
              </table:table-cell>
              <table:table-cell office:value-type="float" office:value="73500">
                <text:p>73500</text:p>
              </table:table-cell>
              <table:table-cell office:value-type="float" office:value="1011488">
                <text:p>1011488</text:p>
              </table:table-cell>
              <table:table-cell office:value-type="float" office:value="63000">
                <text:p>63000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1274289">
                <text:p>1274289</text:p>
              </table:table-cell>
              <table:table-cell office:value-type="float" office:value="74200">
                <text:p>74200</text:p>
              </table:table-cell>
              <table:table-cell office:value-type="float" office:value="1029325">
                <text:p>1029325</text:p>
              </table:table-cell>
              <table:table-cell office:value-type="float" office:value="63600">
                <text:p>63600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1255843">
                <text:p>1255843</text:p>
              </table:table-cell>
              <table:table-cell office:value-type="float" office:value="74900">
                <text:p>74900</text:p>
              </table:table-cell>
              <table:table-cell office:value-type="float" office:value="1018097">
                <text:p>1018097</text:p>
              </table:table-cell>
              <table:table-cell office:value-type="float" office:value="64200">
                <text:p>64200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1215069">
                <text:p>1215069</text:p>
              </table:table-cell>
              <table:table-cell office:value-type="float" office:value="75600">
                <text:p>75600</text:p>
              </table:table-cell>
              <table:table-cell office:value-type="float" office:value="1053096">
                <text:p>1053096</text:p>
              </table:table-cell>
              <table:table-cell office:value-type="float" office:value="64800">
                <text:p>64800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1270151">
                <text:p>1270151</text:p>
              </table:table-cell>
              <table:table-cell office:value-type="float" office:value="76300">
                <text:p>76300</text:p>
              </table:table-cell>
              <table:table-cell office:value-type="float" office:value="1148342">
                <text:p>1148342</text:p>
              </table:table-cell>
              <table:table-cell office:value-type="float" office:value="65400">
                <text:p>65400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287249">
                <text:p>1287249</text:p>
              </table:table-cell>
              <table:table-cell office:value-type="float" office:value="77000">
                <text:p>77000</text:p>
              </table:table-cell>
              <table:table-cell office:value-type="float" office:value="1075232">
                <text:p>1075232</text:p>
              </table:table-cell>
              <table:table-cell office:value-type="float" office:value="66000">
                <text:p>66000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1277048">
                <text:p>1277048</text:p>
              </table:table-cell>
              <table:table-cell office:value-type="float" office:value="77700">
                <text:p>77700</text:p>
              </table:table-cell>
              <table:table-cell office:value-type="float" office:value="1116968">
                <text:p>1116968</text:p>
              </table:table-cell>
              <table:table-cell office:value-type="float" office:value="66600">
                <text:p>66600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1341112">
                <text:p>1341112</text:p>
              </table:table-cell>
              <table:table-cell office:value-type="float" office:value="78400">
                <text:p>78400</text:p>
              </table:table-cell>
              <table:table-cell office:value-type="float" office:value="1056849">
                <text:p>1056849</text:p>
              </table:table-cell>
              <table:table-cell office:value-type="float" office:value="67200">
                <text:p>67200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1276406">
                <text:p>1276406</text:p>
              </table:table-cell>
              <table:table-cell office:value-type="float" office:value="79100">
                <text:p>79100</text:p>
              </table:table-cell>
              <table:table-cell office:value-type="float" office:value="1146835">
                <text:p>1146835</text:p>
              </table:table-cell>
              <table:table-cell office:value-type="float" office:value="67800">
                <text:p>67800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1284908">
                <text:p>1284908</text:p>
              </table:table-cell>
              <table:table-cell office:value-type="float" office:value="79800">
                <text:p>79800</text:p>
              </table:table-cell>
              <table:table-cell office:value-type="float" office:value="1184368">
                <text:p>1184368</text:p>
              </table:table-cell>
              <table:table-cell office:value-type="float" office:value="68400">
                <text:p>68400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1319425">
                <text:p>1319425</text:p>
              </table:table-cell>
              <table:table-cell office:value-type="float" office:value="80500">
                <text:p>80500</text:p>
              </table:table-cell>
              <table:table-cell office:value-type="float" office:value="1130153">
                <text:p>1130153</text:p>
              </table:table-cell>
              <table:table-cell office:value-type="float" office:value="69000">
                <text:p>69000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1300627">
                <text:p>1300627</text:p>
              </table:table-cell>
              <table:table-cell office:value-type="float" office:value="81200">
                <text:p>81200</text:p>
              </table:table-cell>
              <table:table-cell office:value-type="float" office:value="1104906">
                <text:p>1104906</text:p>
              </table:table-cell>
              <table:table-cell office:value-type="float" office:value="69600">
                <text:p>69600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1357505">
                <text:p>1357505</text:p>
              </table:table-cell>
              <table:table-cell office:value-type="float" office:value="81900">
                <text:p>81900</text:p>
              </table:table-cell>
              <table:table-cell office:value-type="float" office:value="1146129">
                <text:p>1146129</text:p>
              </table:table-cell>
              <table:table-cell office:value-type="float" office:value="70200">
                <text:p>70200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1566604">
                <text:p>1566604</text:p>
              </table:table-cell>
              <table:table-cell office:value-type="float" office:value="82600">
                <text:p>82600</text:p>
              </table:table-cell>
              <table:table-cell office:value-type="float" office:value="1152031">
                <text:p>1152031</text:p>
              </table:table-cell>
              <table:table-cell office:value-type="float" office:value="70800">
                <text:p>70800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1397894">
                <text:p>1397894</text:p>
              </table:table-cell>
              <table:table-cell office:value-type="float" office:value="83300">
                <text:p>83300</text:p>
              </table:table-cell>
              <table:table-cell office:value-type="float" office:value="1250935">
                <text:p>1250935</text:p>
              </table:table-cell>
              <table:table-cell office:value-type="float" office:value="71400">
                <text:p>7140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343550">
                <text:p>1343550</text:p>
              </table:table-cell>
              <table:table-cell office:value-type="float" office:value="84000">
                <text:p>84000</text:p>
              </table:table-cell>
              <table:table-cell office:value-type="float" office:value="1259115">
                <text:p>1259115</text:p>
              </table:table-cell>
              <table:table-cell office:value-type="float" office:value="72000">
                <text:p>72000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1330269">
                <text:p>1330269</text:p>
              </table:table-cell>
              <table:table-cell office:value-type="float" office:value="84700">
                <text:p>84700</text:p>
              </table:table-cell>
              <table:table-cell office:value-type="float" office:value="1179492">
                <text:p>1179492</text:p>
              </table:table-cell>
              <table:table-cell office:value-type="float" office:value="72600">
                <text:p>72600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1499396">
                <text:p>1499396</text:p>
              </table:table-cell>
              <table:table-cell office:value-type="float" office:value="85400">
                <text:p>85400</text:p>
              </table:table-cell>
              <table:table-cell office:value-type="float" office:value="1226490">
                <text:p>1226490</text:p>
              </table:table-cell>
              <table:table-cell office:value-type="float" office:value="73200">
                <text:p>73200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1377748">
                <text:p>1377748</text:p>
              </table:table-cell>
              <table:table-cell office:value-type="float" office:value="86100">
                <text:p>86100</text:p>
              </table:table-cell>
              <table:table-cell office:value-type="float" office:value="1224083">
                <text:p>1224083</text:p>
              </table:table-cell>
              <table:table-cell office:value-type="float" office:value="73800">
                <text:p>73800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1471133">
                <text:p>1471133</text:p>
              </table:table-cell>
              <table:table-cell office:value-type="float" office:value="86800">
                <text:p>86800</text:p>
              </table:table-cell>
              <table:table-cell office:value-type="float" office:value="1188763">
                <text:p>1188763</text:p>
              </table:table-cell>
              <table:table-cell office:value-type="float" office:value="74400">
                <text:p>74400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1395649">
                <text:p>1395649</text:p>
              </table:table-cell>
              <table:table-cell office:value-type="float" office:value="87500">
                <text:p>87500</text:p>
              </table:table-cell>
              <table:table-cell office:value-type="float" office:value="1220266">
                <text:p>1220266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1525541">
                <text:p>1525541</text:p>
              </table:table-cell>
              <table:table-cell office:value-type="float" office:value="88200">
                <text:p>88200</text:p>
              </table:table-cell>
              <table:table-cell office:value-type="float" office:value="1286704">
                <text:p>1286704</text:p>
              </table:table-cell>
              <table:table-cell office:value-type="float" office:value="75600">
                <text:p>75600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1538726">
                <text:p>1538726</text:p>
              </table:table-cell>
              <table:table-cell office:value-type="float" office:value="88900">
                <text:p>88900</text:p>
              </table:table-cell>
              <table:table-cell office:value-type="float" office:value="1245738">
                <text:p>1245738</text:p>
              </table:table-cell>
              <table:table-cell office:value-type="float" office:value="76200">
                <text:p>76200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1478800">
                <text:p>1478800</text:p>
              </table:table-cell>
              <table:table-cell office:value-type="float" office:value="89600">
                <text:p>89600</text:p>
              </table:table-cell>
              <table:table-cell office:value-type="float" office:value="1253565">
                <text:p>1253565</text:p>
              </table:table-cell>
              <table:table-cell office:value-type="float" office:value="76800">
                <text:p>76800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1467540">
                <text:p>1467540</text:p>
              </table:table-cell>
              <table:table-cell office:value-type="float" office:value="90300">
                <text:p>90300</text:p>
              </table:table-cell>
              <table:table-cell office:value-type="float" office:value="1356190">
                <text:p>1356190</text:p>
              </table:table-cell>
              <table:table-cell office:value-type="float" office:value="77400">
                <text:p>7740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491344">
                <text:p>1491344</text:p>
              </table:table-cell>
              <table:table-cell office:value-type="float" office:value="91000">
                <text:p>91000</text:p>
              </table:table-cell>
              <table:table-cell office:value-type="float" office:value="1258570">
                <text:p>1258570</text:p>
              </table:table-cell>
              <table:table-cell office:value-type="float" office:value="78000">
                <text:p>78000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1537956">
                <text:p>1537956</text:p>
              </table:table-cell>
              <table:table-cell office:value-type="float" office:value="91700">
                <text:p>91700</text:p>
              </table:table-cell>
              <table:table-cell office:value-type="float" office:value="1237943">
                <text:p>1237943</text:p>
              </table:table-cell>
              <table:table-cell office:value-type="float" office:value="78600">
                <text:p>78600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1447650">
                <text:p>1447650</text:p>
              </table:table-cell>
              <table:table-cell office:value-type="float" office:value="92400">
                <text:p>92400</text:p>
              </table:table-cell>
              <table:table-cell office:value-type="float" office:value="1223057">
                <text:p>1223057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1499011">
                <text:p>1499011</text:p>
              </table:table-cell>
              <table:table-cell office:value-type="float" office:value="93100">
                <text:p>93100</text:p>
              </table:table-cell>
              <table:table-cell office:value-type="float" office:value="1381244">
                <text:p>1381244</text:p>
              </table:table-cell>
              <table:table-cell office:value-type="float" office:value="79800">
                <text:p>79800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1539945">
                <text:p>1539945</text:p>
              </table:table-cell>
              <table:table-cell office:value-type="float" office:value="93800">
                <text:p>93800</text:p>
              </table:table-cell>
              <table:table-cell office:value-type="float" office:value="1310507">
                <text:p>1310507</text:p>
              </table:table-cell>
              <table:table-cell office:value-type="float" office:value="80400">
                <text:p>80400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1543346">
                <text:p>1543346</text:p>
              </table:table-cell>
              <table:table-cell office:value-type="float" office:value="94500">
                <text:p>94500</text:p>
              </table:table-cell>
              <table:table-cell office:value-type="float" office:value="1343486">
                <text:p>1343486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1625054">
                <text:p>1625054</text:p>
              </table:table-cell>
              <table:table-cell office:value-type="float" office:value="95200">
                <text:p>95200</text:p>
              </table:table-cell>
              <table:table-cell office:value-type="float" office:value="1546875">
                <text:p>1546875</text:p>
              </table:table-cell>
              <table:table-cell office:value-type="float" office:value="81600">
                <text:p>81600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1571127">
                <text:p>1571127</text:p>
              </table:table-cell>
              <table:table-cell office:value-type="float" office:value="95900">
                <text:p>95900</text:p>
              </table:table-cell>
              <table:table-cell office:value-type="float" office:value="1403155">
                <text:p>1403155</text:p>
              </table:table-cell>
              <table:table-cell office:value-type="float" office:value="82200">
                <text:p>82200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1537860">
                <text:p>1537860</text:p>
              </table:table-cell>
              <table:table-cell office:value-type="float" office:value="96600">
                <text:p>96600</text:p>
              </table:table-cell>
              <table:table-cell office:value-type="float" office:value="1337968">
                <text:p>1337968</text:p>
              </table:table-cell>
              <table:table-cell office:value-type="float" office:value="82800">
                <text:p>82800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1544918">
                <text:p>1544918</text:p>
              </table:table-cell>
              <table:table-cell office:value-type="float" office:value="97300">
                <text:p>97300</text:p>
              </table:table-cell>
              <table:table-cell office:value-type="float" office:value="1431386">
                <text:p>1431386</text:p>
              </table:table-cell>
              <table:table-cell office:value-type="float" office:value="83400">
                <text:p>83400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592877">
                <text:p>1592877</text:p>
              </table:table-cell>
              <table:table-cell office:value-type="float" office:value="98000">
                <text:p>98000</text:p>
              </table:table-cell>
              <table:table-cell office:value-type="float" office:value="1464332">
                <text:p>1464332</text:p>
              </table:table-cell>
              <table:table-cell office:value-type="float" office:value="84000">
                <text:p>84000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1592974">
                <text:p>1592974</text:p>
              </table:table-cell>
              <table:table-cell office:value-type="float" office:value="98700">
                <text:p>98700</text:p>
              </table:table-cell>
              <table:table-cell office:value-type="float" office:value="1428948">
                <text:p>1428948</text:p>
              </table:table-cell>
              <table:table-cell office:value-type="float" office:value="84600">
                <text:p>84600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1675773">
                <text:p>1675773</text:p>
              </table:table-cell>
              <table:table-cell office:value-type="float" office:value="99400">
                <text:p>99400</text:p>
              </table:table-cell>
              <table:table-cell office:value-type="float" office:value="1433792">
                <text:p>1433792</text:p>
              </table:table-cell>
              <table:table-cell office:value-type="float" office:value="85200">
                <text:p>85200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1573469">
                <text:p>1573469</text:p>
              </table:table-cell>
              <table:table-cell office:value-type="float" office:value="100100">
                <text:p>100100</text:p>
              </table:table-cell>
              <table:table-cell office:value-type="float" office:value="1616585">
                <text:p>1616585</text:p>
              </table:table-cell>
              <table:table-cell office:value-type="float" office:value="85800">
                <text:p>85800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1633331">
                <text:p>1633331</text:p>
              </table:table-cell>
              <table:table-cell office:value-type="float" office:value="100800">
                <text:p>100800</text:p>
              </table:table-cell>
              <table:table-cell office:value-type="float" office:value="1396033">
                <text:p>1396033</text:p>
              </table:table-cell>
              <table:table-cell office:value-type="float" office:value="86400">
                <text:p>86400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1620531">
                <text:p>1620531</text:p>
              </table:table-cell>
              <table:table-cell office:value-type="float" office:value="101500">
                <text:p>101500</text:p>
              </table:table-cell>
              <table:table-cell office:value-type="float" office:value="1477100">
                <text:p>1477100</text:p>
              </table:table-cell>
              <table:table-cell office:value-type="float" office:value="87000">
                <text:p>87000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1644334">
                <text:p>1644334</text:p>
              </table:table-cell>
              <table:table-cell office:value-type="float" office:value="102200">
                <text:p>102200</text:p>
              </table:table-cell>
              <table:table-cell office:value-type="float" office:value="1388430">
                <text:p>1388430</text:p>
              </table:table-cell>
              <table:table-cell office:value-type="float" office:value="87600">
                <text:p>87600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1717124">
                <text:p>1717124</text:p>
              </table:table-cell>
              <table:table-cell office:value-type="float" office:value="102900">
                <text:p>102900</text:p>
              </table:table-cell>
              <table:table-cell office:value-type="float" office:value="1517264">
                <text:p>1517264</text:p>
              </table:table-cell>
              <table:table-cell office:value-type="float" office:value="88200">
                <text:p>88200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1686327">
                <text:p>1686327</text:p>
              </table:table-cell>
              <table:table-cell office:value-type="float" office:value="103600">
                <text:p>103600</text:p>
              </table:table-cell>
              <table:table-cell office:value-type="float" office:value="1520793">
                <text:p>1520793</text:p>
              </table:table-cell>
              <table:table-cell office:value-type="float" office:value="88800">
                <text:p>88800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1689246">
                <text:p>1689246</text:p>
              </table:table-cell>
              <table:table-cell office:value-type="float" office:value="104300">
                <text:p>104300</text:p>
              </table:table-cell>
              <table:table-cell office:value-type="float" office:value="1492338">
                <text:p>1492338</text:p>
              </table:table-cell>
              <table:table-cell office:value-type="float" office:value="89400">
                <text:p>8940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811889">
                <text:p>1811889</text:p>
              </table:table-cell>
              <table:table-cell office:value-type="float" office:value="105000">
                <text:p>105000</text:p>
              </table:table-cell>
              <table:table-cell office:value-type="float" office:value="1468663">
                <text:p>1468663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1754177">
                <text:p>1754177</text:p>
              </table:table-cell>
              <table:table-cell office:value-type="float" office:value="105700">
                <text:p>105700</text:p>
              </table:table-cell>
              <table:table-cell office:value-type="float" office:value="1495001">
                <text:p>1495001</text:p>
              </table:table-cell>
              <table:table-cell office:value-type="float" office:value="90600">
                <text:p>90600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1726748">
                <text:p>1726748</text:p>
              </table:table-cell>
              <table:table-cell office:value-type="float" office:value="106400">
                <text:p>106400</text:p>
              </table:table-cell>
              <table:table-cell office:value-type="float" office:value="1412362">
                <text:p>1412362</text:p>
              </table:table-cell>
              <table:table-cell office:value-type="float" office:value="91200">
                <text:p>91200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1754144">
                <text:p>1754144</text:p>
              </table:table-cell>
              <table:table-cell office:value-type="float" office:value="107100">
                <text:p>107100</text:p>
              </table:table-cell>
              <table:table-cell office:value-type="float" office:value="1500679">
                <text:p>1500679</text:p>
              </table:table-cell>
              <table:table-cell office:value-type="float" office:value="91800">
                <text:p>91800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1784108">
                <text:p>1784108</text:p>
              </table:table-cell>
              <table:table-cell office:value-type="float" office:value="107800">
                <text:p>107800</text:p>
              </table:table-cell>
              <table:table-cell office:value-type="float" office:value="1570036">
                <text:p>1570036</text:p>
              </table:table-cell>
              <table:table-cell office:value-type="float" office:value="92400">
                <text:p>92400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1805794">
                <text:p>1805794</text:p>
              </table:table-cell>
              <table:table-cell office:value-type="float" office:value="108500">
                <text:p>108500</text:p>
              </table:table-cell>
              <table:table-cell office:value-type="float" office:value="1456537">
                <text:p>1456537</text:p>
              </table:table-cell>
              <table:table-cell office:value-type="float" office:value="93000">
                <text:p>93000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1870018">
                <text:p>1870018</text:p>
              </table:table-cell>
              <table:table-cell office:value-type="float" office:value="109200">
                <text:p>109200</text:p>
              </table:table-cell>
              <table:table-cell office:value-type="float" office:value="1616007">
                <text:p>1616007</text:p>
              </table:table-cell>
              <table:table-cell office:value-type="float" office:value="93600">
                <text:p>93600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1773874">
                <text:p>1773874</text:p>
              </table:table-cell>
              <table:table-cell office:value-type="float" office:value="109900">
                <text:p>109900</text:p>
              </table:table-cell>
              <table:table-cell office:value-type="float" office:value="1503213">
                <text:p>1503213</text:p>
              </table:table-cell>
              <table:table-cell office:value-type="float" office:value="94200">
                <text:p>94200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1788759">
                <text:p>1788759</text:p>
              </table:table-cell>
              <table:table-cell office:value-type="float" office:value="110600">
                <text:p>110600</text:p>
              </table:table-cell>
              <table:table-cell office:value-type="float" office:value="1485922">
                <text:p>1485922</text:p>
              </table:table-cell>
              <table:table-cell office:value-type="float" office:value="94800">
                <text:p>94800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1885160">
                <text:p>1885160</text:p>
              </table:table-cell>
              <table:table-cell office:value-type="float" office:value="111300">
                <text:p>111300</text:p>
              </table:table-cell>
              <table:table-cell office:value-type="float" office:value="1579083">
                <text:p>1579083</text:p>
              </table:table-cell>
              <table:table-cell office:value-type="float" office:value="95400">
                <text:p>95400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835885">
                <text:p>1835885</text:p>
              </table:table-cell>
              <table:table-cell office:value-type="float" office:value="112000">
                <text:p>112000</text:p>
              </table:table-cell>
              <table:table-cell office:value-type="float" office:value="1610457">
                <text:p>1610457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1813172">
                <text:p>1813172</text:p>
              </table:table-cell>
              <table:table-cell office:value-type="float" office:value="112700">
                <text:p>112700</text:p>
              </table:table-cell>
              <table:table-cell office:value-type="float" office:value="1584954">
                <text:p>1584954</text:p>
              </table:table-cell>
              <table:table-cell office:value-type="float" office:value="96600">
                <text:p>96600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1940980">
                <text:p>1940980</text:p>
              </table:table-cell>
              <table:table-cell office:value-type="float" office:value="113400">
                <text:p>113400</text:p>
              </table:table-cell>
              <table:table-cell office:value-type="float" office:value="1628871">
                <text:p>1628871</text:p>
              </table:table-cell>
              <table:table-cell office:value-type="float" office:value="97200">
                <text:p>97200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1910535">
                <text:p>1910535</text:p>
              </table:table-cell>
              <table:table-cell office:value-type="float" office:value="114100">
                <text:p>114100</text:p>
              </table:table-cell>
              <table:table-cell office:value-type="float" office:value="1553098">
                <text:p>1553098</text:p>
              </table:table-cell>
              <table:table-cell office:value-type="float" office:value="97800">
                <text:p>97800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1899692">
                <text:p>1899692</text:p>
              </table:table-cell>
              <table:table-cell office:value-type="float" office:value="114800">
                <text:p>114800</text:p>
              </table:table-cell>
              <table:table-cell office:value-type="float" office:value="1560348">
                <text:p>1560348</text:p>
              </table:table-cell>
              <table:table-cell office:value-type="float" office:value="98400">
                <text:p>98400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1904986">
                <text:p>1904986</text:p>
              </table:table-cell>
              <table:table-cell office:value-type="float" office:value="115500">
                <text:p>115500</text:p>
              </table:table-cell>
              <table:table-cell office:value-type="float" office:value="1627043">
                <text:p>1627043</text:p>
              </table:table-cell>
              <table:table-cell office:value-type="float" office:value="99000">
                <text:p>99000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1954518">
                <text:p>1954518</text:p>
              </table:table-cell>
              <table:table-cell office:value-type="float" office:value="116200">
                <text:p>116200</text:p>
              </table:table-cell>
              <table:table-cell office:value-type="float" office:value="1996863">
                <text:p>1996863</text:p>
              </table:table-cell>
              <table:table-cell office:value-type="float" office:value="99600">
                <text:p>99600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2040236">
                <text:p>2040236</text:p>
              </table:table-cell>
              <table:table-cell office:value-type="float" office:value="116900">
                <text:p>116900</text:p>
              </table:table-cell>
              <table:table-cell office:value-type="float" office:value="1774676">
                <text:p>1774676</text:p>
              </table:table-cell>
              <table:table-cell office:value-type="float" office:value="100200">
                <text:p>100200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1906269">
                <text:p>1906269</text:p>
              </table:table-cell>
              <table:table-cell office:value-type="float" office:value="117600">
                <text:p>117600</text:p>
              </table:table-cell>
              <table:table-cell office:value-type="float" office:value="1609367">
                <text:p>1609367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1896035">
                <text:p>1896035</text:p>
              </table:table-cell>
              <table:table-cell office:value-type="float" office:value="118300">
                <text:p>118300</text:p>
              </table:table-cell>
              <table:table-cell office:value-type="float" office:value="1670768">
                <text:p>1670768</text:p>
              </table:table-cell>
              <table:table-cell office:value-type="float" office:value="101400">
                <text:p>101400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951727">
                <text:p>1951727</text:p>
              </table:table-cell>
              <table:table-cell office:value-type="float" office:value="119000">
                <text:p>119000</text:p>
              </table:table-cell>
              <table:table-cell office:value-type="float" office:value="1680905">
                <text:p>1680905</text:p>
              </table:table-cell>
              <table:table-cell office:value-type="float" office:value="102000">
                <text:p>102000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2032857">
                <text:p>2032857</text:p>
              </table:table-cell>
              <table:table-cell office:value-type="float" office:value="119700">
                <text:p>119700</text:p>
              </table:table-cell>
              <table:table-cell office:value-type="float" office:value="1694540">
                <text:p>1694540</text:p>
              </table:table-cell>
              <table:table-cell office:value-type="float" office:value="102600">
                <text:p>102600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1960805">
                <text:p>1960805</text:p>
              </table:table-cell>
              <table:table-cell office:value-type="float" office:value="120400">
                <text:p>120400</text:p>
              </table:table-cell>
              <table:table-cell office:value-type="float" office:value="1700731">
                <text:p>1700731</text:p>
              </table:table-cell>
              <table:table-cell office:value-type="float" office:value="103200">
                <text:p>103200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2086367">
                <text:p>2086367</text:p>
              </table:table-cell>
              <table:table-cell office:value-type="float" office:value="121100">
                <text:p>121100</text:p>
              </table:table-cell>
              <table:table-cell office:value-type="float" office:value="1653702">
                <text:p>1653702</text:p>
              </table:table-cell>
              <table:table-cell office:value-type="float" office:value="103800">
                <text:p>103800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2221681">
                <text:p>2221681</text:p>
              </table:table-cell>
              <table:table-cell office:value-type="float" office:value="121800">
                <text:p>121800</text:p>
              </table:table-cell>
              <table:table-cell office:value-type="float" office:value="1784140">
                <text:p>1784140</text:p>
              </table:table-cell>
              <table:table-cell office:value-type="float" office:value="104400">
                <text:p>104400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2022880">
                <text:p>2022880</text:p>
              </table:table-cell>
              <table:table-cell office:value-type="float" office:value="122500">
                <text:p>122500</text:p>
              </table:table-cell>
              <table:table-cell office:value-type="float" office:value="1808809">
                <text:p>1808809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2207534">
                <text:p>2207534</text:p>
              </table:table-cell>
              <table:table-cell office:value-type="float" office:value="123200">
                <text:p>123200</text:p>
              </table:table-cell>
              <table:table-cell office:value-type="float" office:value="1876659">
                <text:p>1876659</text:p>
              </table:table-cell>
              <table:table-cell office:value-type="float" office:value="105600">
                <text:p>105600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2271085">
                <text:p>2271085</text:p>
              </table:table-cell>
              <table:table-cell office:value-type="float" office:value="123900">
                <text:p>123900</text:p>
              </table:table-cell>
              <table:table-cell office:value-type="float" office:value="1828378">
                <text:p>1828378</text:p>
              </table:table-cell>
              <table:table-cell office:value-type="float" office:value="106200">
                <text:p>106200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2223863">
                <text:p>2223863</text:p>
              </table:table-cell>
              <table:table-cell office:value-type="float" office:value="124600">
                <text:p>124600</text:p>
              </table:table-cell>
              <table:table-cell office:value-type="float" office:value="1821609">
                <text:p>1821609</text:p>
              </table:table-cell>
              <table:table-cell office:value-type="float" office:value="106800">
                <text:p>106800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2169391">
                <text:p>2169391</text:p>
              </table:table-cell>
              <table:table-cell office:value-type="float" office:value="125300">
                <text:p>125300</text:p>
              </table:table-cell>
              <table:table-cell office:value-type="float" office:value="1957597">
                <text:p>1957597</text:p>
              </table:table-cell>
              <table:table-cell office:value-type="float" office:value="107400">
                <text:p>107400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232076">
                <text:p>2232076</text:p>
              </table:table-cell>
              <table:table-cell office:value-type="float" office:value="126000">
                <text:p>126000</text:p>
              </table:table-cell>
              <table:table-cell office:value-type="float" office:value="1948551">
                <text:p>1948551</text:p>
              </table:table-cell>
              <table:table-cell office:value-type="float" office:value="108000">
                <text:p>108000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2217511">
                <text:p>2217511</text:p>
              </table:table-cell>
              <table:table-cell office:value-type="float" office:value="126700">
                <text:p>126700</text:p>
              </table:table-cell>
              <table:table-cell office:value-type="float" office:value="1893950">
                <text:p>1893950</text:p>
              </table:table-cell>
              <table:table-cell office:value-type="float" office:value="108600">
                <text:p>108600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2286612">
                <text:p>2286612</text:p>
              </table:table-cell>
              <table:table-cell office:value-type="float" office:value="127400">
                <text:p>127400</text:p>
              </table:table-cell>
              <table:table-cell office:value-type="float" office:value="1904184">
                <text:p>1904184</text:p>
              </table:table-cell>
              <table:table-cell office:value-type="float" office:value="109200">
                <text:p>109200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2275512">
                <text:p>2275512</text:p>
              </table:table-cell>
              <table:table-cell office:value-type="float" office:value="128100">
                <text:p>128100</text:p>
              </table:table-cell>
              <table:table-cell office:value-type="float" office:value="1955480">
                <text:p>1955480</text:p>
              </table:table-cell>
              <table:table-cell office:value-type="float" office:value="109800">
                <text:p>109800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2333834">
                <text:p>2333834</text:p>
              </table:table-cell>
              <table:table-cell office:value-type="float" office:value="128800">
                <text:p>128800</text:p>
              </table:table-cell>
              <table:table-cell office:value-type="float" office:value="1923335">
                <text:p>1923335</text:p>
              </table:table-cell>
              <table:table-cell office:value-type="float" office:value="110400">
                <text:p>110400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2215394">
                <text:p>2215394</text:p>
              </table:table-cell>
              <table:table-cell office:value-type="float" office:value="129500">
                <text:p>129500</text:p>
              </table:table-cell>
              <table:table-cell office:value-type="float" office:value="1892153">
                <text:p>1892153</text:p>
              </table:table-cell>
              <table:table-cell office:value-type="float" office:value="111000">
                <text:p>111000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2253762">
                <text:p>2253762</text:p>
              </table:table-cell>
              <table:table-cell office:value-type="float" office:value="130200">
                <text:p>130200</text:p>
              </table:table-cell>
              <table:table-cell office:value-type="float" office:value="1946016">
                <text:p>1946016</text:p>
              </table:table-cell>
              <table:table-cell office:value-type="float" office:value="111600">
                <text:p>111600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2147095">
                <text:p>2147095</text:p>
              </table:table-cell>
              <table:table-cell office:value-type="float" office:value="130900">
                <text:p>130900</text:p>
              </table:table-cell>
              <table:table-cell office:value-type="float" office:value="1961222">
                <text:p>1961222</text:p>
              </table:table-cell>
              <table:table-cell office:value-type="float" office:value="112200">
                <text:p>112200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2196178">
                <text:p>2196178</text:p>
              </table:table-cell>
              <table:table-cell office:value-type="float" office:value="131600">
                <text:p>131600</text:p>
              </table:table-cell>
              <table:table-cell office:value-type="float" office:value="2029136">
                <text:p>2029136</text:p>
              </table:table-cell>
              <table:table-cell office:value-type="float" office:value="112800">
                <text:p>112800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2138241">
                <text:p>2138241</text:p>
              </table:table-cell>
              <table:table-cell office:value-type="float" office:value="132300">
                <text:p>132300</text:p>
              </table:table-cell>
              <table:table-cell office:value-type="float" office:value="1890100">
                <text:p>1890100</text:p>
              </table:table-cell>
              <table:table-cell office:value-type="float" office:value="113400">
                <text:p>113400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134904">
                <text:p>2134904</text:p>
              </table:table-cell>
              <table:table-cell office:value-type="float" office:value="133000">
                <text:p>133000</text:p>
              </table:table-cell>
              <table:table-cell office:value-type="float" office:value="1869313">
                <text:p>1869313</text:p>
              </table:table-cell>
              <table:table-cell office:value-type="float" office:value="114000">
                <text:p>114000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2218634">
                <text:p>2218634</text:p>
              </table:table-cell>
              <table:table-cell office:value-type="float" office:value="133700">
                <text:p>133700</text:p>
              </table:table-cell>
              <table:table-cell office:value-type="float" office:value="2325814">
                <text:p>2325814</text:p>
              </table:table-cell>
              <table:table-cell office:value-type="float" office:value="114600">
                <text:p>114600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2171925">
                <text:p>2171925</text:p>
              </table:table-cell>
              <table:table-cell office:value-type="float" office:value="134400">
                <text:p>134400</text:p>
              </table:table-cell>
              <table:table-cell office:value-type="float" office:value="2038632">
                <text:p>2038632</text:p>
              </table:table-cell>
              <table:table-cell office:value-type="float" office:value="115200">
                <text:p>115200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2180811">
                <text:p>2180811</text:p>
              </table:table-cell>
              <table:table-cell office:value-type="float" office:value="135100">
                <text:p>135100</text:p>
              </table:table-cell>
              <table:table-cell office:value-type="float" office:value="1941044">
                <text:p>1941044</text:p>
              </table:table-cell>
              <table:table-cell office:value-type="float" office:value="115800">
                <text:p>115800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2300085">
                <text:p>2300085</text:p>
              </table:table-cell>
              <table:table-cell office:value-type="float" office:value="135800">
                <text:p>135800</text:p>
              </table:table-cell>
              <table:table-cell office:value-type="float" office:value="1852823">
                <text:p>1852823</text:p>
              </table:table-cell>
              <table:table-cell office:value-type="float" office:value="116400">
                <text:p>116400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2225916">
                <text:p>2225916</text:p>
              </table:table-cell>
              <table:table-cell office:value-type="float" office:value="136500">
                <text:p>136500</text:p>
              </table:table-cell>
              <table:table-cell office:value-type="float" office:value="1852438">
                <text:p>1852438</text:p>
              </table:table-cell>
              <table:table-cell office:value-type="float" office:value="117000">
                <text:p>117000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2253762">
                <text:p>2253762</text:p>
              </table:table-cell>
              <table:table-cell office:value-type="float" office:value="137200">
                <text:p>137200</text:p>
              </table:table-cell>
              <table:table-cell office:value-type="float" office:value="2095189">
                <text:p>2095189</text:p>
              </table:table-cell>
              <table:table-cell office:value-type="float" office:value="117600">
                <text:p>117600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2437934">
                <text:p>2437934</text:p>
              </table:table-cell>
              <table:table-cell office:value-type="float" office:value="137900">
                <text:p>137900</text:p>
              </table:table-cell>
              <table:table-cell office:value-type="float" office:value="1943578">
                <text:p>1943578</text:p>
              </table:table-cell>
              <table:table-cell office:value-type="float" office:value="118200">
                <text:p>118200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2340282">
                <text:p>2340282</text:p>
              </table:table-cell>
              <table:table-cell office:value-type="float" office:value="138600">
                <text:p>138600</text:p>
              </table:table-cell>
              <table:table-cell office:value-type="float" office:value="1892699">
                <text:p>1892699</text:p>
              </table:table-cell>
              <table:table-cell office:value-type="float" office:value="118800">
                <text:p>118800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2208817">
                <text:p>2208817</text:p>
              </table:table-cell>
              <table:table-cell office:value-type="float" office:value="139300">
                <text:p>139300</text:p>
              </table:table-cell>
              <table:table-cell office:value-type="float" office:value="1924555">
                <text:p>1924555</text:p>
              </table:table-cell>
              <table:table-cell office:value-type="float" office:value="119400">
                <text:p>11940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339704">
                <text:p>2339704</text:p>
              </table:table-cell>
              <table:table-cell office:value-type="float" office:value="140000">
                <text:p>140000</text:p>
              </table:table-cell>
              <table:table-cell office:value-type="float" office:value="1882979">
                <text:p>1882979</text:p>
              </table:table-cell>
              <table:table-cell office:value-type="float" office:value="120000">
                <text:p>120000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2342143">
                <text:p>2342143</text:p>
              </table:table-cell>
              <table:table-cell office:value-type="float" office:value="140700">
                <text:p>140700</text:p>
              </table:table-cell>
              <table:table-cell office:value-type="float" office:value="2028944">
                <text:p>2028944</text:p>
              </table:table-cell>
              <table:table-cell office:value-type="float" office:value="120600">
                <text:p>120600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2404924">
                <text:p>2404924</text:p>
              </table:table-cell>
              <table:table-cell office:value-type="float" office:value="141400">
                <text:p>141400</text:p>
              </table:table-cell>
              <table:table-cell office:value-type="float" office:value="1965970">
                <text:p>1965970</text:p>
              </table:table-cell>
              <table:table-cell office:value-type="float" office:value="121200">
                <text:p>121200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2368063">
                <text:p>2368063</text:p>
              </table:table-cell>
              <table:table-cell office:value-type="float" office:value="142100">
                <text:p>142100</text:p>
              </table:table-cell>
              <table:table-cell office:value-type="float" office:value="1959586">
                <text:p>1959586</text:p>
              </table:table-cell>
              <table:table-cell office:value-type="float" office:value="121800">
                <text:p>121800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2409703">
                <text:p>2409703</text:p>
              </table:table-cell>
              <table:table-cell office:value-type="float" office:value="142800">
                <text:p>142800</text:p>
              </table:table-cell>
              <table:table-cell office:value-type="float" office:value="1988619">
                <text:p>1988619</text:p>
              </table:table-cell>
              <table:table-cell office:value-type="float" office:value="122400">
                <text:p>122400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2286259">
                <text:p>2286259</text:p>
              </table:table-cell>
              <table:table-cell office:value-type="float" office:value="143500">
                <text:p>143500</text:p>
              </table:table-cell>
              <table:table-cell office:value-type="float" office:value="2029008">
                <text:p>2029008</text:p>
              </table:table-cell>
              <table:table-cell office:value-type="float" office:value="123000">
                <text:p>123000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2317954">
                <text:p>2317954</text:p>
              </table:table-cell>
              <table:table-cell office:value-type="float" office:value="144200">
                <text:p>144200</text:p>
              </table:table-cell>
              <table:table-cell office:value-type="float" office:value="2254981">
                <text:p>2254981</text:p>
              </table:table-cell>
              <table:table-cell office:value-type="float" office:value="123600">
                <text:p>123600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2405116">
                <text:p>2405116</text:p>
              </table:table-cell>
              <table:table-cell office:value-type="float" office:value="144900">
                <text:p>144900</text:p>
              </table:table-cell>
              <table:table-cell office:value-type="float" office:value="1994104">
                <text:p>1994104</text:p>
              </table:table-cell>
              <table:table-cell office:value-type="float" office:value="124200">
                <text:p>124200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2458658">
                <text:p>2458658</text:p>
              </table:table-cell>
              <table:table-cell office:value-type="float" office:value="145600">
                <text:p>145600</text:p>
              </table:table-cell>
              <table:table-cell office:value-type="float" office:value="2005557">
                <text:p>2005557</text:p>
              </table:table-cell>
              <table:table-cell office:value-type="float" office:value="124800">
                <text:p>124800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2326584">
                <text:p>2326584</text:p>
              </table:table-cell>
              <table:table-cell office:value-type="float" office:value="146300">
                <text:p>146300</text:p>
              </table:table-cell>
              <table:table-cell office:value-type="float" office:value="2025030">
                <text:p>2025030</text:p>
              </table:table-cell>
              <table:table-cell office:value-type="float" office:value="125400">
                <text:p>125400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283596">
                <text:p>2283596</text:p>
              </table:table-cell>
              <table:table-cell office:value-type="float" office:value="147000">
                <text:p>147000</text:p>
              </table:table-cell>
              <table:table-cell office:value-type="float" office:value="2006103">
                <text:p>2006103</text:p>
              </table:table-cell>
              <table:table-cell office:value-type="float" office:value="126000">
                <text:p>126000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2570104">
                <text:p>2570104</text:p>
              </table:table-cell>
              <table:table-cell office:value-type="float" office:value="147700">
                <text:p>147700</text:p>
              </table:table-cell>
              <table:table-cell office:value-type="float" office:value="2087586">
                <text:p>2087586</text:p>
              </table:table-cell>
              <table:table-cell office:value-type="float" office:value="126600">
                <text:p>126600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2498501">
                <text:p>2498501</text:p>
              </table:table-cell>
              <table:table-cell office:value-type="float" office:value="148400">
                <text:p>148400</text:p>
              </table:table-cell>
              <table:table-cell office:value-type="float" office:value="2031702">
                <text:p>2031702</text:p>
              </table:table-cell>
              <table:table-cell office:value-type="float" office:value="127200">
                <text:p>127200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2611648">
                <text:p>2611648</text:p>
              </table:table-cell>
              <table:table-cell office:value-type="float" office:value="149100">
                <text:p>149100</text:p>
              </table:table-cell>
              <table:table-cell office:value-type="float" office:value="2362289">
                <text:p>2362289</text:p>
              </table:table-cell>
              <table:table-cell office:value-type="float" office:value="127800">
                <text:p>127800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2648541">
                <text:p>2648541</text:p>
              </table:table-cell>
              <table:table-cell office:value-type="float" office:value="149800">
                <text:p>149800</text:p>
              </table:table-cell>
              <table:table-cell office:value-type="float" office:value="2198167">
                <text:p>2198167</text:p>
              </table:table-cell>
              <table:table-cell office:value-type="float" office:value="128400">
                <text:p>128400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2789372">
                <text:p>2789372</text:p>
              </table:table-cell>
              <table:table-cell office:value-type="float" office:value="150500">
                <text:p>150500</text:p>
              </table:table-cell>
              <table:table-cell office:value-type="float" office:value="2320777">
                <text:p>2320777</text:p>
              </table:table-cell>
              <table:table-cell office:value-type="float" office:value="129000">
                <text:p>129000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2570586">
                <text:p>2570586</text:p>
              </table:table-cell>
              <table:table-cell office:value-type="float" office:value="151200">
                <text:p>151200</text:p>
              </table:table-cell>
              <table:table-cell office:value-type="float" office:value="2150912">
                <text:p>2150912</text:p>
              </table:table-cell>
              <table:table-cell office:value-type="float" office:value="129600">
                <text:p>129600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2490995">
                <text:p>2490995</text:p>
              </table:table-cell>
              <table:table-cell office:value-type="float" office:value="151900">
                <text:p>151900</text:p>
              </table:table-cell>
              <table:table-cell office:value-type="float" office:value="2209844">
                <text:p>2209844</text:p>
              </table:table-cell>
              <table:table-cell office:value-type="float" office:value="130200">
                <text:p>130200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2463855">
                <text:p>2463855</text:p>
              </table:table-cell>
              <table:table-cell office:value-type="float" office:value="152600">
                <text:p>152600</text:p>
              </table:table-cell>
              <table:table-cell office:value-type="float" office:value="2152388">
                <text:p>2152388</text:p>
              </table:table-cell>
              <table:table-cell office:value-type="float" office:value="130800">
                <text:p>130800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2502126">
                <text:p>2502126</text:p>
              </table:table-cell>
              <table:table-cell office:value-type="float" office:value="153300">
                <text:p>153300</text:p>
              </table:table-cell>
              <table:table-cell office:value-type="float" office:value="2288280">
                <text:p>2288280</text:p>
              </table:table-cell>
              <table:table-cell office:value-type="float" office:value="131400">
                <text:p>131400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600837">
                <text:p>2600837</text:p>
              </table:table-cell>
              <table:table-cell office:value-type="float" office:value="154000">
                <text:p>154000</text:p>
              </table:table-cell>
              <table:table-cell office:value-type="float" office:value="2106000">
                <text:p>2106000</text:p>
              </table:table-cell>
              <table:table-cell office:value-type="float" office:value="132000">
                <text:p>132000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2502126">
                <text:p>2502126</text:p>
              </table:table-cell>
              <table:table-cell office:value-type="float" office:value="154700">
                <text:p>154700</text:p>
              </table:table-cell>
              <table:table-cell office:value-type="float" office:value="2246415">
                <text:p>2246415</text:p>
              </table:table-cell>
              <table:table-cell office:value-type="float" office:value="132600">
                <text:p>132600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2468025">
                <text:p>2468025</text:p>
              </table:table-cell>
              <table:table-cell office:value-type="float" office:value="155400">
                <text:p>155400</text:p>
              </table:table-cell>
              <table:table-cell office:value-type="float" office:value="2166953">
                <text:p>2166953</text:p>
              </table:table-cell>
              <table:table-cell office:value-type="float" office:value="133200">
                <text:p>133200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2548867">
                <text:p>2548867</text:p>
              </table:table-cell>
              <table:table-cell office:value-type="float" office:value="156100">
                <text:p>156100</text:p>
              </table:table-cell>
              <table:table-cell office:value-type="float" office:value="2231723">
                <text:p>2231723</text:p>
              </table:table-cell>
              <table:table-cell office:value-type="float" office:value="133800">
                <text:p>133800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2550985">
                <text:p>2550985</text:p>
              </table:table-cell>
              <table:table-cell office:value-type="float" office:value="156800">
                <text:p>156800</text:p>
              </table:table-cell>
              <table:table-cell office:value-type="float" office:value="2220558">
                <text:p>2220558</text:p>
              </table:table-cell>
              <table:table-cell office:value-type="float" office:value="134400">
                <text:p>134400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2615498">
                <text:p>2615498</text:p>
              </table:table-cell>
              <table:table-cell office:value-type="float" office:value="157500">
                <text:p>157500</text:p>
              </table:table-cell>
              <table:table-cell office:value-type="float" office:value="2181517">
                <text:p>2181517</text:p>
              </table:table-cell>
              <table:table-cell office:value-type="float" office:value="135000">
                <text:p>135000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2526796">
                <text:p>2526796</text:p>
              </table:table-cell>
              <table:table-cell office:value-type="float" office:value="158200">
                <text:p>158200</text:p>
              </table:table-cell>
              <table:table-cell office:value-type="float" office:value="2298192">
                <text:p>2298192</text:p>
              </table:table-cell>
              <table:table-cell office:value-type="float" office:value="135600">
                <text:p>135600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2578606">
                <text:p>2578606</text:p>
              </table:table-cell>
              <table:table-cell office:value-type="float" office:value="158900">
                <text:p>158900</text:p>
              </table:table-cell>
              <table:table-cell office:value-type="float" office:value="2287574">
                <text:p>2287574</text:p>
              </table:table-cell>
              <table:table-cell office:value-type="float" office:value="136200">
                <text:p>136200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2742792">
                <text:p>2742792</text:p>
              </table:table-cell>
              <table:table-cell office:value-type="float" office:value="159600">
                <text:p>159600</text:p>
              </table:table-cell>
              <table:table-cell office:value-type="float" office:value="2267877">
                <text:p>2267877</text:p>
              </table:table-cell>
              <table:table-cell office:value-type="float" office:value="136800">
                <text:p>136800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2923468">
                <text:p>2923468</text:p>
              </table:table-cell>
              <table:table-cell office:value-type="float" office:value="160300">
                <text:p>160300</text:p>
              </table:table-cell>
              <table:table-cell office:value-type="float" office:value="2282570">
                <text:p>2282570</text:p>
              </table:table-cell>
              <table:table-cell office:value-type="float" office:value="137400">
                <text:p>137400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2708113">
                <text:p>2708113</text:p>
              </table:table-cell>
              <table:table-cell office:value-type="float" office:value="161000">
                <text:p>161000</text:p>
              </table:table-cell>
              <table:table-cell office:value-type="float" office:value="2360460">
                <text:p>2360460</text:p>
              </table:table-cell>
              <table:table-cell office:value-type="float" office:value="138000">
                <text:p>138000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2611199">
                <text:p>2611199</text:p>
              </table:table-cell>
              <table:table-cell office:value-type="float" office:value="161700">
                <text:p>161700</text:p>
              </table:table-cell>
              <table:table-cell office:value-type="float" office:value="2538088">
                <text:p>2538088</text:p>
              </table:table-cell>
              <table:table-cell office:value-type="float" office:value="138600">
                <text:p>138600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3056761">
                <text:p>3056761</text:p>
              </table:table-cell>
              <table:table-cell office:value-type="float" office:value="162400">
                <text:p>162400</text:p>
              </table:table-cell>
              <table:table-cell office:value-type="float" office:value="2424043">
                <text:p>2424043</text:p>
              </table:table-cell>
              <table:table-cell office:value-type="float" office:value="139200">
                <text:p>139200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2988366">
                <text:p>2988366</text:p>
              </table:table-cell>
              <table:table-cell office:value-type="float" office:value="163100">
                <text:p>163100</text:p>
              </table:table-cell>
              <table:table-cell office:value-type="float" office:value="2491444">
                <text:p>2491444</text:p>
              </table:table-cell>
              <table:table-cell office:value-type="float" office:value="139800">
                <text:p>139800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3280617">
                <text:p>3280617</text:p>
              </table:table-cell>
              <table:table-cell office:value-type="float" office:value="163800">
                <text:p>163800</text:p>
              </table:table-cell>
              <table:table-cell office:value-type="float" office:value="2584188">
                <text:p>2584188</text:p>
              </table:table-cell>
              <table:table-cell office:value-type="float" office:value="140400">
                <text:p>140400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3058012">
                <text:p>3058012</text:p>
              </table:table-cell>
              <table:table-cell office:value-type="float" office:value="164500">
                <text:p>164500</text:p>
              </table:table-cell>
              <table:table-cell office:value-type="float" office:value="2665415">
                <text:p>2665415</text:p>
              </table:table-cell>
              <table:table-cell office:value-type="float" office:value="141000">
                <text:p>141000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2751582">
                <text:p>2751582</text:p>
              </table:table-cell>
              <table:table-cell office:value-type="float" office:value="165200">
                <text:p>165200</text:p>
              </table:table-cell>
              <table:table-cell office:value-type="float" office:value="2294920">
                <text:p>2294920</text:p>
              </table:table-cell>
              <table:table-cell office:value-type="float" office:value="141600">
                <text:p>141600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2780197">
                <text:p>2780197</text:p>
              </table:table-cell>
              <table:table-cell office:value-type="float" office:value="165900">
                <text:p>165900</text:p>
              </table:table-cell>
              <table:table-cell office:value-type="float" office:value="2541296">
                <text:p>2541296</text:p>
              </table:table-cell>
              <table:table-cell office:value-type="float" office:value="142200">
                <text:p>142200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2927927">
                <text:p>2927927</text:p>
              </table:table-cell>
              <table:table-cell office:value-type="float" office:value="166600">
                <text:p>166600</text:p>
              </table:table-cell>
              <table:table-cell office:value-type="float" office:value="2523235">
                <text:p>2523235</text:p>
              </table:table-cell>
              <table:table-cell office:value-type="float" office:value="142800">
                <text:p>142800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3217066">
                <text:p>3217066</text:p>
              </table:table-cell>
              <table:table-cell office:value-type="float" office:value="167300">
                <text:p>167300</text:p>
              </table:table-cell>
              <table:table-cell office:value-type="float" office:value="2604590">
                <text:p>2604590</text:p>
              </table:table-cell>
              <table:table-cell office:value-type="float" office:value="143400">
                <text:p>143400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3071775">
                <text:p>3071775</text:p>
              </table:table-cell>
              <table:table-cell office:value-type="float" office:value="168000">
                <text:p>168000</text:p>
              </table:table-cell>
              <table:table-cell office:value-type="float" office:value="2537992">
                <text:p>2537992</text:p>
              </table:table-cell>
              <table:table-cell office:value-type="float" office:value="144000">
                <text:p>144000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3077998">
                <text:p>3077998</text:p>
              </table:table-cell>
              <table:table-cell office:value-type="float" office:value="168700">
                <text:p>168700</text:p>
              </table:table-cell>
              <table:table-cell office:value-type="float" office:value="2431871">
                <text:p>2431871</text:p>
              </table:table-cell>
              <table:table-cell office:value-type="float" office:value="144600">
                <text:p>144600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2916538">
                <text:p>2916538</text:p>
              </table:table-cell>
              <table:table-cell office:value-type="float" office:value="169400">
                <text:p>169400</text:p>
              </table:table-cell>
              <table:table-cell office:value-type="float" office:value="2583354">
                <text:p>2583354</text:p>
              </table:table-cell>
              <table:table-cell office:value-type="float" office:value="145200">
                <text:p>145200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2920131">
                <text:p>2920131</text:p>
              </table:table-cell>
              <table:table-cell office:value-type="float" office:value="170100">
                <text:p>170100</text:p>
              </table:table-cell>
              <table:table-cell office:value-type="float" office:value="2421124">
                <text:p>2421124</text:p>
              </table:table-cell>
              <table:table-cell office:value-type="float" office:value="145800">
                <text:p>145800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2935915">
                <text:p>2935915</text:p>
              </table:table-cell>
              <table:table-cell office:value-type="float" office:value="170800">
                <text:p>170800</text:p>
              </table:table-cell>
              <table:table-cell office:value-type="float" office:value="2606579">
                <text:p>2606579</text:p>
              </table:table-cell>
              <table:table-cell office:value-type="float" office:value="146400">
                <text:p>146400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2854271">
                <text:p>2854271</text:p>
              </table:table-cell>
              <table:table-cell office:value-type="float" office:value="171500">
                <text:p>171500</text:p>
              </table:table-cell>
              <table:table-cell office:value-type="float" office:value="2382082">
                <text:p>2382082</text:p>
              </table:table-cell>
              <table:table-cell office:value-type="float" office:value="147000">
                <text:p>147000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2884330">
                <text:p>2884330</text:p>
              </table:table-cell>
              <table:table-cell office:value-type="float" office:value="172200">
                <text:p>172200</text:p>
              </table:table-cell>
              <table:table-cell office:value-type="float" office:value="2540815">
                <text:p>2540815</text:p>
              </table:table-cell>
              <table:table-cell office:value-type="float" office:value="147600">
                <text:p>147600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2897066">
                <text:p>2897066</text:p>
              </table:table-cell>
              <table:table-cell office:value-type="float" office:value="172900">
                <text:p>172900</text:p>
              </table:table-cell>
              <table:table-cell office:value-type="float" office:value="2529299">
                <text:p>2529299</text:p>
              </table:table-cell>
              <table:table-cell office:value-type="float" office:value="148200">
                <text:p>148200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2905439">
                <text:p>2905439</text:p>
              </table:table-cell>
              <table:table-cell office:value-type="float" office:value="173600">
                <text:p>173600</text:p>
              </table:table-cell>
              <table:table-cell office:value-type="float" office:value="2523107">
                <text:p>2523107</text:p>
              </table:table-cell>
              <table:table-cell office:value-type="float" office:value="148800">
                <text:p>148800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2982527">
                <text:p>2982527</text:p>
              </table:table-cell>
              <table:table-cell office:value-type="float" office:value="174300">
                <text:p>174300</text:p>
              </table:table-cell>
              <table:table-cell office:value-type="float" office:value="2471458">
                <text:p>2471458</text:p>
              </table:table-cell>
              <table:table-cell office:value-type="float" office:value="149400">
                <text:p>149400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904476">
                <text:p>2904476</text:p>
              </table:table-cell>
              <table:table-cell office:value-type="float" office:value="175000">
                <text:p>175000</text:p>
              </table:table-cell>
              <table:table-cell office:value-type="float" office:value="2474473">
                <text:p>2474473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2886095">
                <text:p>2886095</text:p>
              </table:table-cell>
              <table:table-cell office:value-type="float" office:value="175700">
                <text:p>175700</text:p>
              </table:table-cell>
              <table:table-cell office:value-type="float" office:value="2432833">
                <text:p>2432833</text:p>
              </table:table-cell>
              <table:table-cell office:value-type="float" office:value="150600">
                <text:p>150600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3121017">
                <text:p>3121017</text:p>
              </table:table-cell>
              <table:table-cell office:value-type="float" office:value="176400">
                <text:p>176400</text:p>
              </table:table-cell>
              <table:table-cell office:value-type="float" office:value="2639141">
                <text:p>2639141</text:p>
              </table:table-cell>
              <table:table-cell office:value-type="float" office:value="151200">
                <text:p>151200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2924655">
                <text:p>2924655</text:p>
              </table:table-cell>
              <table:table-cell office:value-type="float" office:value="177100">
                <text:p>177100</text:p>
              </table:table-cell>
              <table:table-cell office:value-type="float" office:value="2396037">
                <text:p>2396037</text:p>
              </table:table-cell>
              <table:table-cell office:value-type="float" office:value="151800">
                <text:p>151800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3057274">
                <text:p>3057274</text:p>
              </table:table-cell>
              <table:table-cell office:value-type="float" office:value="177800">
                <text:p>177800</text:p>
              </table:table-cell>
              <table:table-cell office:value-type="float" office:value="2420547">
                <text:p>2420547</text:p>
              </table:table-cell>
              <table:table-cell office:value-type="float" office:value="152400">
                <text:p>152400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2982271">
                <text:p>2982271</text:p>
              </table:table-cell>
              <table:table-cell office:value-type="float" office:value="178500">
                <text:p>178500</text:p>
              </table:table-cell>
              <table:table-cell office:value-type="float" office:value="2494748">
                <text:p>2494748</text:p>
              </table:table-cell>
              <table:table-cell office:value-type="float" office:value="153000">
                <text:p>153000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2896809">
                <text:p>2896809</text:p>
              </table:table-cell>
              <table:table-cell office:value-type="float" office:value="179200">
                <text:p>179200</text:p>
              </table:table-cell>
              <table:table-cell office:value-type="float" office:value="2821806">
                <text:p>2821806</text:p>
              </table:table-cell>
              <table:table-cell office:value-type="float" office:value="153600">
                <text:p>153600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3051885">
                <text:p>3051885</text:p>
              </table:table-cell>
              <table:table-cell office:value-type="float" office:value="179900">
                <text:p>179900</text:p>
              </table:table-cell>
              <table:table-cell office:value-type="float" office:value="2651556">
                <text:p>2651556</text:p>
              </table:table-cell>
              <table:table-cell office:value-type="float" office:value="154200">
                <text:p>154200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2922538">
                <text:p>2922538</text:p>
              </table:table-cell>
              <table:table-cell office:value-type="float" office:value="180600">
                <text:p>180600</text:p>
              </table:table-cell>
              <table:table-cell office:value-type="float" office:value="2592143">
                <text:p>2592143</text:p>
              </table:table-cell>
              <table:table-cell office:value-type="float" office:value="154800">
                <text:p>154800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3027568">
                <text:p>3027568</text:p>
              </table:table-cell>
              <table:table-cell office:value-type="float" office:value="181300">
                <text:p>181300</text:p>
              </table:table-cell>
              <table:table-cell office:value-type="float" office:value="2591342">
                <text:p>2591342</text:p>
              </table:table-cell>
              <table:table-cell office:value-type="float" office:value="155400">
                <text:p>155400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3166604">
                <text:p>3166604</text:p>
              </table:table-cell>
              <table:table-cell office:value-type="float" office:value="182000">
                <text:p>182000</text:p>
              </table:table-cell>
              <table:table-cell office:value-type="float" office:value="2678183">
                <text:p>2678183</text:p>
              </table:table-cell>
              <table:table-cell office:value-type="float" office:value="156000">
                <text:p>156000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3211516">
                <text:p>3211516</text:p>
              </table:table-cell>
              <table:table-cell office:value-type="float" office:value="182700">
                <text:p>182700</text:p>
              </table:table-cell>
              <table:table-cell office:value-type="float" office:value="2515151">
                <text:p>2515151</text:p>
              </table:table-cell>
              <table:table-cell office:value-type="float" office:value="156600">
                <text:p>156600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3065711">
                <text:p>3065711</text:p>
              </table:table-cell>
              <table:table-cell office:value-type="float" office:value="183400">
                <text:p>183400</text:p>
              </table:table-cell>
              <table:table-cell office:value-type="float" office:value="2622748">
                <text:p>2622748</text:p>
              </table:table-cell>
              <table:table-cell office:value-type="float" office:value="157200">
                <text:p>157200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3087814">
                <text:p>3087814</text:p>
              </table:table-cell>
              <table:table-cell office:value-type="float" office:value="184100">
                <text:p>184100</text:p>
              </table:table-cell>
              <table:table-cell office:value-type="float" office:value="2748406">
                <text:p>2748406</text:p>
              </table:table-cell>
              <table:table-cell office:value-type="float" office:value="157800">
                <text:p>157800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3049639">
                <text:p>3049639</text:p>
              </table:table-cell>
              <table:table-cell office:value-type="float" office:value="184800">
                <text:p>184800</text:p>
              </table:table-cell>
              <table:table-cell office:value-type="float" office:value="2727650">
                <text:p>2727650</text:p>
              </table:table-cell>
              <table:table-cell office:value-type="float" office:value="158400">
                <text:p>158400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3205998">
                <text:p>3205998</text:p>
              </table:table-cell>
              <table:table-cell office:value-type="float" office:value="185500">
                <text:p>185500</text:p>
              </table:table-cell>
              <table:table-cell office:value-type="float" office:value="2567410">
                <text:p>2567410</text:p>
              </table:table-cell>
              <table:table-cell office:value-type="float" office:value="159000">
                <text:p>159000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3263069">
                <text:p>3263069</text:p>
              </table:table-cell>
              <table:table-cell office:value-type="float" office:value="186200">
                <text:p>186200</text:p>
              </table:table-cell>
              <table:table-cell office:value-type="float" office:value="2707023">
                <text:p>2707023</text:p>
              </table:table-cell>
              <table:table-cell office:value-type="float" office:value="159600">
                <text:p>159600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3024200">
                <text:p>3024200</text:p>
              </table:table-cell>
              <table:table-cell office:value-type="float" office:value="186900">
                <text:p>186900</text:p>
              </table:table-cell>
              <table:table-cell office:value-type="float" office:value="2593491">
                <text:p>2593491</text:p>
              </table:table-cell>
              <table:table-cell office:value-type="float" office:value="160200">
                <text:p>160200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3304902">
                <text:p>3304902</text:p>
              </table:table-cell>
              <table:table-cell office:value-type="float" office:value="187600">
                <text:p>187600</text:p>
              </table:table-cell>
              <table:table-cell office:value-type="float" office:value="2714144">
                <text:p>2714144</text:p>
              </table:table-cell>
              <table:table-cell office:value-type="float" office:value="160800">
                <text:p>160800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3160156">
                <text:p>3160156</text:p>
              </table:table-cell>
              <table:table-cell office:value-type="float" office:value="188300">
                <text:p>188300</text:p>
              </table:table-cell>
              <table:table-cell office:value-type="float" office:value="3030776">
                <text:p>3030776</text:p>
              </table:table-cell>
              <table:table-cell office:value-type="float" office:value="161400">
                <text:p>161400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3136127">
                <text:p>3136127</text:p>
              </table:table-cell>
              <table:table-cell office:value-type="float" office:value="189000">
                <text:p>189000</text:p>
              </table:table-cell>
              <table:table-cell office:value-type="float" office:value="2624801">
                <text:p>2624801</text:p>
              </table:table-cell>
              <table:table-cell office:value-type="float" office:value="162000">
                <text:p>162000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3185242">
                <text:p>3185242</text:p>
              </table:table-cell>
              <table:table-cell office:value-type="float" office:value="189700">
                <text:p>189700</text:p>
              </table:table-cell>
              <table:table-cell office:value-type="float" office:value="2699516">
                <text:p>2699516</text:p>
              </table:table-cell>
              <table:table-cell office:value-type="float" office:value="162600">
                <text:p>162600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3219696">
                <text:p>3219696</text:p>
              </table:table-cell>
              <table:table-cell office:value-type="float" office:value="190400">
                <text:p>190400</text:p>
              </table:table-cell>
              <table:table-cell office:value-type="float" office:value="2666185">
                <text:p>2666185</text:p>
              </table:table-cell>
              <table:table-cell office:value-type="float" office:value="163200">
                <text:p>163200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3263518">
                <text:p>3263518</text:p>
              </table:table-cell>
              <table:table-cell office:value-type="float" office:value="191100">
                <text:p>191100</text:p>
              </table:table-cell>
              <table:table-cell office:value-type="float" office:value="2721587">
                <text:p>2721587</text:p>
              </table:table-cell>
              <table:table-cell office:value-type="float" office:value="163800">
                <text:p>163800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3288797">
                <text:p>3288797</text:p>
              </table:table-cell>
              <table:table-cell office:value-type="float" office:value="191800">
                <text:p>191800</text:p>
              </table:table-cell>
              <table:table-cell office:value-type="float" office:value="2812951">
                <text:p>2812951</text:p>
              </table:table-cell>
              <table:table-cell office:value-type="float" office:value="164400">
                <text:p>164400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3325015">
                <text:p>3325015</text:p>
              </table:table-cell>
              <table:table-cell office:value-type="float" office:value="192500">
                <text:p>192500</text:p>
              </table:table-cell>
              <table:table-cell office:value-type="float" office:value="2812599">
                <text:p>2812599</text:p>
              </table:table-cell>
              <table:table-cell office:value-type="float" office:value="165000">
                <text:p>165000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3262331">
                <text:p>3262331</text:p>
              </table:table-cell>
              <table:table-cell office:value-type="float" office:value="193200">
                <text:p>193200</text:p>
              </table:table-cell>
              <table:table-cell office:value-type="float" office:value="2727650">
                <text:p>2727650</text:p>
              </table:table-cell>
              <table:table-cell office:value-type="float" office:value="165600">
                <text:p>165600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3122782">
                <text:p>3122782</text:p>
              </table:table-cell>
              <table:table-cell office:value-type="float" office:value="193900">
                <text:p>193900</text:p>
              </table:table-cell>
              <table:table-cell office:value-type="float" office:value="2728998">
                <text:p>2728998</text:p>
              </table:table-cell>
              <table:table-cell office:value-type="float" office:value="166200">
                <text:p>166200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3215398">
                <text:p>3215398</text:p>
              </table:table-cell>
              <table:table-cell office:value-type="float" office:value="194600">
                <text:p>194600</text:p>
              </table:table-cell>
              <table:table-cell office:value-type="float" office:value="2830852">
                <text:p>2830852</text:p>
              </table:table-cell>
              <table:table-cell office:value-type="float" office:value="166800">
                <text:p>166800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3173212">
                <text:p>3173212</text:p>
              </table:table-cell>
              <table:table-cell office:value-type="float" office:value="195300">
                <text:p>195300</text:p>
              </table:table-cell>
              <table:table-cell office:value-type="float" office:value="2721202">
                <text:p>2721202</text:p>
              </table:table-cell>
              <table:table-cell office:value-type="float" office:value="167400">
                <text:p>167400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3249788">
                <text:p>3249788</text:p>
              </table:table-cell>
              <table:table-cell office:value-type="float" office:value="196000">
                <text:p>196000</text:p>
              </table:table-cell>
              <table:table-cell office:value-type="float" office:value="2785555">
                <text:p>2785555</text:p>
              </table:table-cell>
              <table:table-cell office:value-type="float" office:value="168000">
                <text:p>168000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3185595">
                <text:p>3185595</text:p>
              </table:table-cell>
              <table:table-cell office:value-type="float" office:value="196700">
                <text:p>196700</text:p>
              </table:table-cell>
              <table:table-cell office:value-type="float" office:value="2871626">
                <text:p>2871626</text:p>
              </table:table-cell>
              <table:table-cell office:value-type="float" office:value="168600">
                <text:p>168600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3313210">
                <text:p>3313210</text:p>
              </table:table-cell>
              <table:table-cell office:value-type="float" office:value="197400">
                <text:p>197400</text:p>
              </table:table-cell>
              <table:table-cell office:value-type="float" office:value="2815710">
                <text:p>2815710</text:p>
              </table:table-cell>
              <table:table-cell office:value-type="float" office:value="169200">
                <text:p>169200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3172603">
                <text:p>3172603</text:p>
              </table:table-cell>
              <table:table-cell office:value-type="float" office:value="198100">
                <text:p>198100</text:p>
              </table:table-cell>
              <table:table-cell office:value-type="float" office:value="2776540">
                <text:p>2776540</text:p>
              </table:table-cell>
              <table:table-cell office:value-type="float" office:value="169800">
                <text:p>169800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3227203">
                <text:p>3227203</text:p>
              </table:table-cell>
              <table:table-cell office:value-type="float" office:value="198800">
                <text:p>198800</text:p>
              </table:table-cell>
              <table:table-cell office:value-type="float" office:value="2861521">
                <text:p>2861521</text:p>
              </table:table-cell>
              <table:table-cell office:value-type="float" office:value="170400">
                <text:p>170400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3207409">
                <text:p>3207409</text:p>
              </table:table-cell>
              <table:table-cell office:value-type="float" office:value="199500">
                <text:p>199500</text:p>
              </table:table-cell>
              <table:table-cell office:value-type="float" office:value="2829024">
                <text:p>2829024</text:p>
              </table:table-cell>
              <table:table-cell office:value-type="float" office:value="171000">
                <text:p>171000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3839935">
                <text:p>3839935</text:p>
              </table:table-cell>
              <table:table-cell office:value-type="float" office:value="200200">
                <text:p>200200</text:p>
              </table:table-cell>
              <table:table-cell office:value-type="float" office:value="2814042">
                <text:p>2814042</text:p>
              </table:table-cell>
              <table:table-cell office:value-type="float" office:value="171600">
                <text:p>171600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3232657">
                <text:p>3232657</text:p>
              </table:table-cell>
              <table:table-cell office:value-type="float" office:value="200900">
                <text:p>200900</text:p>
              </table:table-cell>
              <table:table-cell office:value-type="float" office:value="2836499">
                <text:p>2836499</text:p>
              </table:table-cell>
              <table:table-cell office:value-type="float" office:value="172200">
                <text:p>172200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3402297">
                <text:p>3402297</text:p>
              </table:table-cell>
              <table:table-cell office:value-type="float" office:value="201600">
                <text:p>201600</text:p>
              </table:table-cell>
              <table:table-cell office:value-type="float" office:value="2806856">
                <text:p>2806856</text:p>
              </table:table-cell>
              <table:table-cell office:value-type="float" office:value="172800">
                <text:p>172800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3339708">
                <text:p>3339708</text:p>
              </table:table-cell>
              <table:table-cell office:value-type="float" office:value="202300">
                <text:p>202300</text:p>
              </table:table-cell>
              <table:table-cell office:value-type="float" office:value="2786646">
                <text:p>2786646</text:p>
              </table:table-cell>
              <table:table-cell office:value-type="float" office:value="173400">
                <text:p>173400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3390074">
                <text:p>3390074</text:p>
              </table:table-cell>
              <table:table-cell office:value-type="float" office:value="203000">
                <text:p>203000</text:p>
              </table:table-cell>
              <table:table-cell office:value-type="float" office:value="2822672">
                <text:p>2822672</text:p>
              </table:table-cell>
              <table:table-cell office:value-type="float" office:value="174000">
                <text:p>174000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3316386">
                <text:p>3316386</text:p>
              </table:table-cell>
              <table:table-cell office:value-type="float" office:value="203700">
                <text:p>203700</text:p>
              </table:table-cell>
              <table:table-cell office:value-type="float" office:value="2932386">
                <text:p>2932386</text:p>
              </table:table-cell>
              <table:table-cell office:value-type="float" office:value="174600">
                <text:p>174600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3258770">
                <text:p>3258770</text:p>
              </table:table-cell>
              <table:table-cell office:value-type="float" office:value="204400">
                <text:p>204400</text:p>
              </table:table-cell>
              <table:table-cell office:value-type="float" office:value="2889591">
                <text:p>2889591</text:p>
              </table:table-cell>
              <table:table-cell office:value-type="float" office:value="175200">
                <text:p>175200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3363320">
                <text:p>3363320</text:p>
              </table:table-cell>
              <table:table-cell office:value-type="float" office:value="205100">
                <text:p>205100</text:p>
              </table:table-cell>
              <table:table-cell office:value-type="float" office:value="2827259">
                <text:p>2827259</text:p>
              </table:table-cell>
              <table:table-cell office:value-type="float" office:value="175800">
                <text:p>175800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3313820">
                <text:p>3313820</text:p>
              </table:table-cell>
              <table:table-cell office:value-type="float" office:value="205800">
                <text:p>205800</text:p>
              </table:table-cell>
              <table:table-cell office:value-type="float" office:value="3026702">
                <text:p>3026702</text:p>
              </table:table-cell>
              <table:table-cell office:value-type="float" office:value="176400">
                <text:p>176400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3367426">
                <text:p>3367426</text:p>
              </table:table-cell>
              <table:table-cell office:value-type="float" office:value="206500">
                <text:p>206500</text:p>
              </table:table-cell>
              <table:table-cell office:value-type="float" office:value="2881122">
                <text:p>2881122</text:p>
              </table:table-cell>
              <table:table-cell office:value-type="float" office:value="177000">
                <text:p>177000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3523367">
                <text:p>3523367</text:p>
              </table:table-cell>
              <table:table-cell office:value-type="float" office:value="207200">
                <text:p>207200</text:p>
              </table:table-cell>
              <table:table-cell office:value-type="float" office:value="2926483">
                <text:p>2926483</text:p>
              </table:table-cell>
              <table:table-cell office:value-type="float" office:value="177600">
                <text:p>177600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3470435">
                <text:p>3470435</text:p>
              </table:table-cell>
              <table:table-cell office:value-type="float" office:value="207900">
                <text:p>207900</text:p>
              </table:table-cell>
              <table:table-cell office:value-type="float" office:value="2957345">
                <text:p>2957345</text:p>
              </table:table-cell>
              <table:table-cell office:value-type="float" office:value="178200">
                <text:p>178200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3525677">
                <text:p>3525677</text:p>
              </table:table-cell>
              <table:table-cell office:value-type="float" office:value="208600">
                <text:p>208600</text:p>
              </table:table-cell>
              <table:table-cell office:value-type="float" office:value="3016917">
                <text:p>3016917</text:p>
              </table:table-cell>
              <table:table-cell office:value-type="float" office:value="178800">
                <text:p>178800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3348274">
                <text:p>3348274</text:p>
              </table:table-cell>
              <table:table-cell office:value-type="float" office:value="209300">
                <text:p>209300</text:p>
              </table:table-cell>
              <table:table-cell office:value-type="float" office:value="3041074">
                <text:p>3041074</text:p>
              </table:table-cell>
              <table:table-cell office:value-type="float" office:value="179400">
                <text:p>1794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362902">
                <text:p>3362902</text:p>
              </table:table-cell>
              <table:table-cell office:value-type="float" office:value="210000">
                <text:p>210000</text:p>
              </table:table-cell>
              <table:table-cell office:value-type="float" office:value="2991895">
                <text:p>2991895</text:p>
              </table:table-cell>
              <table:table-cell office:value-type="float" office:value="180000">
                <text:p>180000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3441435">
                <text:p>3441435</text:p>
              </table:table-cell>
              <table:table-cell office:value-type="float" office:value="210700">
                <text:p>210700</text:p>
              </table:table-cell>
              <table:table-cell office:value-type="float" office:value="3188963">
                <text:p>3188963</text:p>
              </table:table-cell>
              <table:table-cell office:value-type="float" office:value="180600">
                <text:p>180600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3641872">
                <text:p>3641872</text:p>
              </table:table-cell>
              <table:table-cell office:value-type="float" office:value="211400">
                <text:p>211400</text:p>
              </table:table-cell>
              <table:table-cell office:value-type="float" office:value="2947720">
                <text:p>2947720</text:p>
              </table:table-cell>
              <table:table-cell office:value-type="float" office:value="181200">
                <text:p>181200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3483652">
                <text:p>3483652</text:p>
              </table:table-cell>
              <table:table-cell office:value-type="float" office:value="212100">
                <text:p>212100</text:p>
              </table:table-cell>
              <table:table-cell office:value-type="float" office:value="3017398">
                <text:p>3017398</text:p>
              </table:table-cell>
              <table:table-cell office:value-type="float" office:value="181800">
                <text:p>181800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3467195">
                <text:p>3467195</text:p>
              </table:table-cell>
              <table:table-cell office:value-type="float" office:value="212800">
                <text:p>212800</text:p>
              </table:table-cell>
              <table:table-cell office:value-type="float" office:value="2941401">
                <text:p>2941401</text:p>
              </table:table-cell>
              <table:table-cell office:value-type="float" office:value="182400">
                <text:p>182400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3520127">
                <text:p>3520127</text:p>
              </table:table-cell>
              <table:table-cell office:value-type="float" office:value="213500">
                <text:p>213500</text:p>
              </table:table-cell>
              <table:table-cell office:value-type="float" office:value="3008673">
                <text:p>3008673</text:p>
              </table:table-cell>
              <table:table-cell office:value-type="float" office:value="183000">
                <text:p>183000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3457988">
                <text:p>3457988</text:p>
              </table:table-cell>
              <table:table-cell office:value-type="float" office:value="214200">
                <text:p>214200</text:p>
              </table:table-cell>
              <table:table-cell office:value-type="float" office:value="3021120">
                <text:p>3021120</text:p>
              </table:table-cell>
              <table:table-cell office:value-type="float" office:value="183600">
                <text:p>183600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3608797">
                <text:p>3608797</text:p>
              </table:table-cell>
              <table:table-cell office:value-type="float" office:value="214900">
                <text:p>214900</text:p>
              </table:table-cell>
              <table:table-cell office:value-type="float" office:value="2933766">
                <text:p>2933766</text:p>
              </table:table-cell>
              <table:table-cell office:value-type="float" office:value="184200">
                <text:p>184200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3528179">
                <text:p>3528179</text:p>
              </table:table-cell>
              <table:table-cell office:value-type="float" office:value="215600">
                <text:p>215600</text:p>
              </table:table-cell>
              <table:table-cell office:value-type="float" office:value="3030198">
                <text:p>3030198</text:p>
              </table:table-cell>
              <table:table-cell office:value-type="float" office:value="184800">
                <text:p>184800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3607867">
                <text:p>3607867</text:p>
              </table:table-cell>
              <table:table-cell office:value-type="float" office:value="216300">
                <text:p>216300</text:p>
              </table:table-cell>
              <table:table-cell office:value-type="float" office:value="2963440">
                <text:p>2963440</text:p>
              </table:table-cell>
              <table:table-cell office:value-type="float" office:value="185400">
                <text:p>185400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3674080">
                <text:p>3674080</text:p>
              </table:table-cell>
              <table:table-cell office:value-type="float" office:value="217000">
                <text:p>217000</text:p>
              </table:table-cell>
              <table:table-cell office:value-type="float" office:value="3036005">
                <text:p>3036005</text:p>
              </table:table-cell>
              <table:table-cell office:value-type="float" office:value="186000">
                <text:p>186000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3495361">
                <text:p>3495361</text:p>
              </table:table-cell>
              <table:table-cell office:value-type="float" office:value="217700">
                <text:p>217700</text:p>
              </table:table-cell>
              <table:table-cell office:value-type="float" office:value="3208468">
                <text:p>3208468</text:p>
              </table:table-cell>
              <table:table-cell office:value-type="float" office:value="186600">
                <text:p>186600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3784885">
                <text:p>3784885</text:p>
              </table:table-cell>
              <table:table-cell office:value-type="float" office:value="218400">
                <text:p>218400</text:p>
              </table:table-cell>
              <table:table-cell office:value-type="float" office:value="3014287">
                <text:p>3014287</text:p>
              </table:table-cell>
              <table:table-cell office:value-type="float" office:value="187200">
                <text:p>187200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3710972">
                <text:p>3710972</text:p>
              </table:table-cell>
              <table:table-cell office:value-type="float" office:value="219100">
                <text:p>219100</text:p>
              </table:table-cell>
              <table:table-cell office:value-type="float" office:value="3110848">
                <text:p>3110848</text:p>
              </table:table-cell>
              <table:table-cell office:value-type="float" office:value="187800">
                <text:p>187800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3514802">
                <text:p>3514802</text:p>
              </table:table-cell>
              <table:table-cell office:value-type="float" office:value="219800">
                <text:p>219800</text:p>
              </table:table-cell>
              <table:table-cell office:value-type="float" office:value="3148061">
                <text:p>3148061</text:p>
              </table:table-cell>
              <table:table-cell office:value-type="float" office:value="188400">
                <text:p>188400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3502611">
                <text:p>3502611</text:p>
              </table:table-cell>
              <table:table-cell office:value-type="float" office:value="220500">
                <text:p>220500</text:p>
              </table:table-cell>
              <table:table-cell office:value-type="float" office:value="3066994">
                <text:p>3066994</text:p>
              </table:table-cell>
              <table:table-cell office:value-type="float" office:value="189000">
                <text:p>189000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3665098">
                <text:p>3665098</text:p>
              </table:table-cell>
              <table:table-cell office:value-type="float" office:value="221200">
                <text:p>221200</text:p>
              </table:table-cell>
              <table:table-cell office:value-type="float" office:value="3370794">
                <text:p>3370794</text:p>
              </table:table-cell>
              <table:table-cell office:value-type="float" office:value="189600">
                <text:p>189600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3879426">
                <text:p>3879426</text:p>
              </table:table-cell>
              <table:table-cell office:value-type="float" office:value="221900">
                <text:p>221900</text:p>
              </table:table-cell>
              <table:table-cell office:value-type="float" office:value="3110142">
                <text:p>3110142</text:p>
              </table:table-cell>
              <table:table-cell office:value-type="float" office:value="190200">
                <text:p>190200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3597825">
                <text:p>3597825</text:p>
              </table:table-cell>
              <table:table-cell office:value-type="float" office:value="222600">
                <text:p>222600</text:p>
              </table:table-cell>
              <table:table-cell office:value-type="float" office:value="3087494">
                <text:p>3087494</text:p>
              </table:table-cell>
              <table:table-cell office:value-type="float" office:value="190800">
                <text:p>190800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3773721">
                <text:p>3773721</text:p>
              </table:table-cell>
              <table:table-cell office:value-type="float" office:value="223300">
                <text:p>223300</text:p>
              </table:table-cell>
              <table:table-cell office:value-type="float" office:value="3039855">
                <text:p>3039855</text:p>
              </table:table-cell>
              <table:table-cell office:value-type="float" office:value="191400">
                <text:p>191400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606166">
                <text:p>3606166</text:p>
              </table:table-cell>
              <table:table-cell office:value-type="float" office:value="224000">
                <text:p>224000</text:p>
              </table:table-cell>
              <table:table-cell office:value-type="float" office:value="3078864">
                <text:p>3078864</text:p>
              </table:table-cell>
              <table:table-cell office:value-type="float" office:value="192000">
                <text:p>192000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3775678">
                <text:p>3775678</text:p>
              </table:table-cell>
              <table:table-cell office:value-type="float" office:value="224700">
                <text:p>224700</text:p>
              </table:table-cell>
              <table:table-cell office:value-type="float" office:value="3163524">
                <text:p>3163524</text:p>
              </table:table-cell>
              <table:table-cell office:value-type="float" office:value="192600">
                <text:p>192600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3697467">
                <text:p>3697467</text:p>
              </table:table-cell>
              <table:table-cell office:value-type="float" office:value="225400">
                <text:p>225400</text:p>
              </table:table-cell>
              <table:table-cell office:value-type="float" office:value="3206383">
                <text:p>3206383</text:p>
              </table:table-cell>
              <table:table-cell office:value-type="float" office:value="193200">
                <text:p>193200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3710908">
                <text:p>3710908</text:p>
              </table:table-cell>
              <table:table-cell office:value-type="float" office:value="226100">
                <text:p>226100</text:p>
              </table:table-cell>
              <table:table-cell office:value-type="float" office:value="3264448">
                <text:p>3264448</text:p>
              </table:table-cell>
              <table:table-cell office:value-type="float" office:value="193800">
                <text:p>193800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3662692">
                <text:p>3662692</text:p>
              </table:table-cell>
              <table:table-cell office:value-type="float" office:value="226800">
                <text:p>226800</text:p>
              </table:table-cell>
              <table:table-cell office:value-type="float" office:value="3289342">
                <text:p>3289342</text:p>
              </table:table-cell>
              <table:table-cell office:value-type="float" office:value="194400">
                <text:p>194400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3728456">
                <text:p>3728456</text:p>
              </table:table-cell>
              <table:table-cell office:value-type="float" office:value="227500">
                <text:p>227500</text:p>
              </table:table-cell>
              <table:table-cell office:value-type="float" office:value="3111426">
                <text:p>3111426</text:p>
              </table:table-cell>
              <table:table-cell office:value-type="float" office:value="195000">
                <text:p>195000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3801439">
                <text:p>3801439</text:p>
              </table:table-cell>
              <table:table-cell office:value-type="float" office:value="228200">
                <text:p>228200</text:p>
              </table:table-cell>
              <table:table-cell office:value-type="float" office:value="3166668">
                <text:p>3166668</text:p>
              </table:table-cell>
              <table:table-cell office:value-type="float" office:value="195600">
                <text:p>195600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3810517">
                <text:p>3810517</text:p>
              </table:table-cell>
              <table:table-cell office:value-type="float" office:value="228900">
                <text:p>228900</text:p>
              </table:table-cell>
              <table:table-cell office:value-type="float" office:value="3290369">
                <text:p>3290369</text:p>
              </table:table-cell>
              <table:table-cell office:value-type="float" office:value="196200">
                <text:p>196200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3739588">
                <text:p>3739588</text:p>
              </table:table-cell>
              <table:table-cell office:value-type="float" office:value="229600">
                <text:p>229600</text:p>
              </table:table-cell>
              <table:table-cell office:value-type="float" office:value="3139560">
                <text:p>3139560</text:p>
              </table:table-cell>
              <table:table-cell office:value-type="float" office:value="196800">
                <text:p>196800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3781292">
                <text:p>3781292</text:p>
              </table:table-cell>
              <table:table-cell office:value-type="float" office:value="230300">
                <text:p>230300</text:p>
              </table:table-cell>
              <table:table-cell office:value-type="float" office:value="3227043">
                <text:p>3227043</text:p>
              </table:table-cell>
              <table:table-cell office:value-type="float" office:value="197400">
                <text:p>197400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3720500">
                <text:p>3720500</text:p>
              </table:table-cell>
              <table:table-cell office:value-type="float" office:value="231000">
                <text:p>231000</text:p>
              </table:table-cell>
              <table:table-cell office:value-type="float" office:value="3329795">
                <text:p>3329795</text:p>
              </table:table-cell>
              <table:table-cell office:value-type="float" office:value="198000">
                <text:p>198000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4274910">
                <text:p>4274910</text:p>
              </table:table-cell>
              <table:table-cell office:value-type="float" office:value="231700">
                <text:p>231700</text:p>
              </table:table-cell>
              <table:table-cell office:value-type="float" office:value="3232143">
                <text:p>3232143</text:p>
              </table:table-cell>
              <table:table-cell office:value-type="float" office:value="198600">
                <text:p>198600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3754313">
                <text:p>3754313</text:p>
              </table:table-cell>
              <table:table-cell office:value-type="float" office:value="232400">
                <text:p>232400</text:p>
              </table:table-cell>
              <table:table-cell office:value-type="float" office:value="3283376">
                <text:p>3283376</text:p>
              </table:table-cell>
              <table:table-cell office:value-type="float" office:value="199200">
                <text:p>199200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3858926">
                <text:p>3858926</text:p>
              </table:table-cell>
              <table:table-cell office:value-type="float" office:value="233100">
                <text:p>233100</text:p>
              </table:table-cell>
              <table:table-cell office:value-type="float" office:value="3305832">
                <text:p>3305832</text:p>
              </table:table-cell>
              <table:table-cell office:value-type="float" office:value="199800">
                <text:p>199800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3873330">
                <text:p>3873330</text:p>
              </table:table-cell>
              <table:table-cell office:value-type="float" office:value="233800">
                <text:p>233800</text:p>
              </table:table-cell>
              <table:table-cell office:value-type="float" office:value="3274072">
                <text:p>3274072</text:p>
              </table:table-cell>
              <table:table-cell office:value-type="float" office:value="200400">
                <text:p>200400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4020450">
                <text:p>4020450</text:p>
              </table:table-cell>
              <table:table-cell office:value-type="float" office:value="234500">
                <text:p>234500</text:p>
              </table:table-cell>
              <table:table-cell office:value-type="float" office:value="3580951">
                <text:p>3580951</text:p>
              </table:table-cell>
              <table:table-cell office:value-type="float" office:value="201000">
                <text:p>201000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3907688">
                <text:p>3907688</text:p>
              </table:table-cell>
              <table:table-cell office:value-type="float" office:value="235200">
                <text:p>235200</text:p>
              </table:table-cell>
              <table:table-cell office:value-type="float" office:value="3545214">
                <text:p>3545214</text:p>
              </table:table-cell>
              <table:table-cell office:value-type="float" office:value="201600">
                <text:p>201600</text:p>
              </table:table-cell>
            </table:table-row>
            <table:table-row>
              <table:table-cell office:value-type="float" office:value="33700">
                <text:p>33700</text:p>
              </table:table-cell>
              <table:table-cell office:value-type="float" office:value="4034629">
                <text:p>4034629</text:p>
              </table:table-cell>
              <table:table-cell office:value-type="float" office:value="235900">
                <text:p>235900</text:p>
              </table:table-cell>
              <table:table-cell office:value-type="float" office:value="3338585">
                <text:p>3338585</text:p>
              </table:table-cell>
              <table:table-cell office:value-type="float" office:value="202200">
                <text:p>202200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3852639">
                <text:p>3852639</text:p>
              </table:table-cell>
              <table:table-cell office:value-type="float" office:value="236600">
                <text:p>236600</text:p>
              </table:table-cell>
              <table:table-cell office:value-type="float" office:value="3365276">
                <text:p>3365276</text:p>
              </table:table-cell>
              <table:table-cell office:value-type="float" office:value="202800">
                <text:p>202800</text:p>
              </table:table-cell>
            </table:table-row>
            <table:table-row>
              <table:table-cell office:value-type="float" office:value="33900">
                <text:p>33900</text:p>
              </table:table-cell>
              <table:table-cell office:value-type="float" office:value="3867909">
                <text:p>3867909</text:p>
              </table:table-cell>
              <table:table-cell office:value-type="float" office:value="237300">
                <text:p>237300</text:p>
              </table:table-cell>
              <table:table-cell office:value-type="float" office:value="3373296">
                <text:p>3373296</text:p>
              </table:table-cell>
              <table:table-cell office:value-type="float" office:value="203400">
                <text:p>203400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4175269">
                <text:p>4175269</text:p>
              </table:table-cell>
              <table:table-cell office:value-type="float" office:value="238000">
                <text:p>238000</text:p>
              </table:table-cell>
              <table:table-cell office:value-type="float" office:value="3680464">
                <text:p>3680464</text:p>
              </table:table-cell>
              <table:table-cell office:value-type="float" office:value="204000">
                <text:p>204000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4044029">
                <text:p>4044029</text:p>
              </table:table-cell>
              <table:table-cell office:value-type="float" office:value="238700">
                <text:p>238700</text:p>
              </table:table-cell>
              <table:table-cell office:value-type="float" office:value="3638953">
                <text:p>3638953</text:p>
              </table:table-cell>
              <table:table-cell office:value-type="float" office:value="204600">
                <text:p>204600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3959562">
                <text:p>3959562</text:p>
              </table:table-cell>
              <table:table-cell office:value-type="float" office:value="239400">
                <text:p>239400</text:p>
              </table:table-cell>
              <table:table-cell office:value-type="float" office:value="3416572">
                <text:p>3416572</text:p>
              </table:table-cell>
              <table:table-cell office:value-type="float" office:value="205200">
                <text:p>205200</text:p>
              </table:table-cell>
            </table:table-row>
            <table:table-row>
              <table:table-cell office:value-type="float" office:value="34300">
                <text:p>34300</text:p>
              </table:table-cell>
              <table:table-cell office:value-type="float" office:value="4105783">
                <text:p>4105783</text:p>
              </table:table-cell>
              <table:table-cell office:value-type="float" office:value="240100">
                <text:p>240100</text:p>
              </table:table-cell>
              <table:table-cell office:value-type="float" office:value="3376985">
                <text:p>3376985</text:p>
              </table:table-cell>
              <table:table-cell office:value-type="float" office:value="205800">
                <text:p>205800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4068891">
                <text:p>4068891</text:p>
              </table:table-cell>
              <table:table-cell office:value-type="float" office:value="240800">
                <text:p>240800</text:p>
              </table:table-cell>
              <table:table-cell office:value-type="float" office:value="3775004">
                <text:p>3775004</text:p>
              </table:table-cell>
              <table:table-cell office:value-type="float" office:value="206400">
                <text:p>206400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4073607">
                <text:p>4073607</text:p>
              </table:table-cell>
              <table:table-cell office:value-type="float" office:value="241500">
                <text:p>241500</text:p>
              </table:table-cell>
              <table:table-cell office:value-type="float" office:value="3609182">
                <text:p>3609182</text:p>
              </table:table-cell>
              <table:table-cell office:value-type="float" office:value="207000">
                <text:p>207000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4076462">
                <text:p>4076462</text:p>
              </table:table-cell>
              <table:table-cell office:value-type="float" office:value="242200">
                <text:p>242200</text:p>
              </table:table-cell>
              <table:table-cell office:value-type="float" office:value="3594329">
                <text:p>3594329</text:p>
              </table:table-cell>
              <table:table-cell office:value-type="float" office:value="207600">
                <text:p>207600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3990968">
                <text:p>3990968</text:p>
              </table:table-cell>
              <table:table-cell office:value-type="float" office:value="242900">
                <text:p>242900</text:p>
              </table:table-cell>
              <table:table-cell office:value-type="float" office:value="3409066">
                <text:p>3409066</text:p>
              </table:table-cell>
              <table:table-cell office:value-type="float" office:value="208200">
                <text:p>208200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4126315">
                <text:p>4126315</text:p>
              </table:table-cell>
              <table:table-cell office:value-type="float" office:value="243600">
                <text:p>243600</text:p>
              </table:table-cell>
              <table:table-cell office:value-type="float" office:value="3416829">
                <text:p>3416829</text:p>
              </table:table-cell>
              <table:table-cell office:value-type="float" office:value="208800">
                <text:p>208800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4273659">
                <text:p>4273659</text:p>
              </table:table-cell>
              <table:table-cell office:value-type="float" office:value="244300">
                <text:p>244300</text:p>
              </table:table-cell>
              <table:table-cell office:value-type="float" office:value="3762333">
                <text:p>3762333</text:p>
              </table:table-cell>
              <table:table-cell office:value-type="float" office:value="209400">
                <text:p>20940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4184284">
                <text:p>4184284</text:p>
              </table:table-cell>
              <table:table-cell office:value-type="float" office:value="245000">
                <text:p>245000</text:p>
              </table:table-cell>
              <table:table-cell office:value-type="float" office:value="3754537">
                <text:p>3754537</text:p>
              </table:table-cell>
              <table:table-cell office:value-type="float" office:value="210000">
                <text:p>210000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4165485">
                <text:p>4165485</text:p>
              </table:table-cell>
              <table:table-cell office:value-type="float" office:value="245700">
                <text:p>245700</text:p>
              </table:table-cell>
              <table:table-cell office:value-type="float" office:value="3475375">
                <text:p>3475375</text:p>
              </table:table-cell>
              <table:table-cell office:value-type="float" office:value="210600">
                <text:p>210600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4225314">
                <text:p>4225314</text:p>
              </table:table-cell>
              <table:table-cell office:value-type="float" office:value="246400">
                <text:p>246400</text:p>
              </table:table-cell>
              <table:table-cell office:value-type="float" office:value="3548165">
                <text:p>3548165</text:p>
              </table:table-cell>
              <table:table-cell office:value-type="float" office:value="211200">
                <text:p>211200</text:p>
              </table:table-cell>
            </table:table-row>
            <table:table-row>
              <table:table-cell office:value-type="float" office:value="35300">
                <text:p>35300</text:p>
              </table:table-cell>
              <table:table-cell office:value-type="float" office:value="4097635">
                <text:p>4097635</text:p>
              </table:table-cell>
              <table:table-cell office:value-type="float" office:value="247100">
                <text:p>247100</text:p>
              </table:table-cell>
              <table:table-cell office:value-type="float" office:value="3528789">
                <text:p>3528789</text:p>
              </table:table-cell>
              <table:table-cell office:value-type="float" office:value="211800">
                <text:p>211800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4002261">
                <text:p>4002261</text:p>
              </table:table-cell>
              <table:table-cell office:value-type="float" office:value="247800">
                <text:p>247800</text:p>
              </table:table-cell>
              <table:table-cell office:value-type="float" office:value="3668434">
                <text:p>3668434</text:p>
              </table:table-cell>
              <table:table-cell office:value-type="float" office:value="212400">
                <text:p>212400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4067544">
                <text:p>4067544</text:p>
              </table:table-cell>
              <table:table-cell office:value-type="float" office:value="248500">
                <text:p>248500</text:p>
              </table:table-cell>
              <table:table-cell office:value-type="float" office:value="3535558">
                <text:p>3535558</text:p>
              </table:table-cell>
              <table:table-cell office:value-type="float" office:value="213000">
                <text:p>213000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4022888">
                <text:p>4022888</text:p>
              </table:table-cell>
              <table:table-cell office:value-type="float" office:value="249200">
                <text:p>249200</text:p>
              </table:table-cell>
              <table:table-cell office:value-type="float" office:value="3396041">
                <text:p>3396041</text:p>
              </table:table-cell>
              <table:table-cell office:value-type="float" office:value="213600">
                <text:p>213600</text:p>
              </table:table-cell>
            </table:table-row>
            <table:table-row>
              <table:table-cell office:value-type="float" office:value="35700">
                <text:p>35700</text:p>
              </table:table-cell>
              <table:table-cell office:value-type="float" office:value="4418565">
                <text:p>4418565</text:p>
              </table:table-cell>
              <table:table-cell office:value-type="float" office:value="249900">
                <text:p>249900</text:p>
              </table:table-cell>
              <table:table-cell office:value-type="float" office:value="3694291">
                <text:p>3694291</text:p>
              </table:table-cell>
              <table:table-cell office:value-type="float" office:value="214200">
                <text:p>214200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4100747">
                <text:p>4100747</text:p>
              </table:table-cell>
              <table:table-cell office:value-type="float" office:value="250600">
                <text:p>250600</text:p>
              </table:table-cell>
              <table:table-cell office:value-type="float" office:value="3522982">
                <text:p>3522982</text:p>
              </table:table-cell>
              <table:table-cell office:value-type="float" office:value="214800">
                <text:p>214800</text:p>
              </table:table-cell>
            </table:table-row>
            <table:table-row>
              <table:table-cell office:value-type="float" office:value="35900">
                <text:p>35900</text:p>
              </table:table-cell>
              <table:table-cell office:value-type="float" office:value="4166800">
                <text:p>4166800</text:p>
              </table:table-cell>
              <table:table-cell office:value-type="float" office:value="251300">
                <text:p>251300</text:p>
              </table:table-cell>
              <table:table-cell office:value-type="float" office:value="3666638">
                <text:p>3666638</text:p>
              </table:table-cell>
              <table:table-cell office:value-type="float" office:value="215400">
                <text:p>215400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4268847">
                <text:p>4268847</text:p>
              </table:table-cell>
              <table:table-cell office:value-type="float" office:value="252000">
                <text:p>252000</text:p>
              </table:table-cell>
              <table:table-cell office:value-type="float" office:value="3657334">
                <text:p>3657334</text:p>
              </table:table-cell>
              <table:table-cell office:value-type="float" office:value="216000">
                <text:p>216000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4180113">
                <text:p>4180113</text:p>
              </table:table-cell>
              <table:table-cell office:value-type="float" office:value="252700">
                <text:p>252700</text:p>
              </table:table-cell>
              <table:table-cell office:value-type="float" office:value="3985868">
                <text:p>3985868</text:p>
              </table:table-cell>
              <table:table-cell office:value-type="float" office:value="216600">
                <text:p>216600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4274268">
                <text:p>4274268</text:p>
              </table:table-cell>
              <table:table-cell office:value-type="float" office:value="253400">
                <text:p>253400</text:p>
              </table:table-cell>
              <table:table-cell office:value-type="float" office:value="3627275">
                <text:p>3627275</text:p>
              </table:table-cell>
              <table:table-cell office:value-type="float" office:value="217200">
                <text:p>217200</text:p>
              </table:table-cell>
            </table:table-row>
            <table:table-row>
              <table:table-cell office:value-type="float" office:value="36300">
                <text:p>36300</text:p>
              </table:table-cell>
              <table:table-cell office:value-type="float" office:value="4205777">
                <text:p>4205777</text:p>
              </table:table-cell>
              <table:table-cell office:value-type="float" office:value="254100">
                <text:p>254100</text:p>
              </table:table-cell>
              <table:table-cell office:value-type="float" office:value="3513294">
                <text:p>3513294</text:p>
              </table:table-cell>
              <table:table-cell office:value-type="float" office:value="217800">
                <text:p>217800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4283315">
                <text:p>4283315</text:p>
              </table:table-cell>
              <table:table-cell office:value-type="float" office:value="254800">
                <text:p>254800</text:p>
              </table:table-cell>
              <table:table-cell office:value-type="float" office:value="3681106">
                <text:p>3681106</text:p>
              </table:table-cell>
              <table:table-cell office:value-type="float" office:value="218400">
                <text:p>218400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4401466">
                <text:p>4401466</text:p>
              </table:table-cell>
              <table:table-cell office:value-type="float" office:value="255500">
                <text:p>255500</text:p>
              </table:table-cell>
              <table:table-cell office:value-type="float" office:value="3656885">
                <text:p>3656885</text:p>
              </table:table-cell>
              <table:table-cell office:value-type="float" office:value="219000">
                <text:p>219000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4263265">
                <text:p>4263265</text:p>
              </table:table-cell>
              <table:table-cell office:value-type="float" office:value="256200">
                <text:p>256200</text:p>
              </table:table-cell>
              <table:table-cell office:value-type="float" office:value="3625318">
                <text:p>3625318</text:p>
              </table:table-cell>
              <table:table-cell office:value-type="float" office:value="219600">
                <text:p>219600</text:p>
              </table:table-cell>
            </table:table-row>
            <table:table-row>
              <table:table-cell office:value-type="float" office:value="36700">
                <text:p>36700</text:p>
              </table:table-cell>
              <table:table-cell office:value-type="float" office:value="4423409">
                <text:p>4423409</text:p>
              </table:table-cell>
              <table:table-cell office:value-type="float" office:value="256900">
                <text:p>256900</text:p>
              </table:table-cell>
              <table:table-cell office:value-type="float" office:value="3776993">
                <text:p>3776993</text:p>
              </table:table-cell>
              <table:table-cell office:value-type="float" office:value="220200">
                <text:p>220200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4341605">
                <text:p>4341605</text:p>
              </table:table-cell>
              <table:table-cell office:value-type="float" office:value="257600">
                <text:p>257600</text:p>
              </table:table-cell>
              <table:table-cell office:value-type="float" office:value="4309493">
                <text:p>4309493</text:p>
              </table:table-cell>
              <table:table-cell office:value-type="float" office:value="220800">
                <text:p>220800</text:p>
              </table:table-cell>
            </table:table-row>
            <table:table-row>
              <table:table-cell office:value-type="float" office:value="36900">
                <text:p>36900</text:p>
              </table:table-cell>
              <table:table-cell office:value-type="float" office:value="4844205">
                <text:p>4844205</text:p>
              </table:table-cell>
              <table:table-cell office:value-type="float" office:value="258300">
                <text:p>258300</text:p>
              </table:table-cell>
              <table:table-cell office:value-type="float" office:value="5272380">
                <text:p>5272380</text:p>
              </table:table-cell>
              <table:table-cell office:value-type="float" office:value="221400">
                <text:p>221400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6592929">
                <text:p>6592929</text:p>
              </table:table-cell>
              <table:table-cell office:value-type="float" office:value="259000">
                <text:p>259000</text:p>
              </table:table-cell>
              <table:table-cell office:value-type="float" office:value="4773789">
                <text:p>4773789</text:p>
              </table:table-cell>
              <table:table-cell office:value-type="float" office:value="222000">
                <text:p>222000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12527027">
                <text:p>12527027</text:p>
              </table:table-cell>
              <table:table-cell office:value-type="float" office:value="259700">
                <text:p>259700</text:p>
              </table:table-cell>
              <table:table-cell office:value-type="float" office:value="4815044">
                <text:p>4815044</text:p>
              </table:table-cell>
              <table:table-cell office:value-type="float" office:value="222600">
                <text:p>222600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5966435">
                <text:p>5966435</text:p>
              </table:table-cell>
              <table:table-cell office:value-type="float" office:value="260400">
                <text:p>260400</text:p>
              </table:table-cell>
              <table:table-cell office:value-type="float" office:value="4620189">
                <text:p>4620189</text:p>
              </table:table-cell>
              <table:table-cell office:value-type="float" office:value="223200">
                <text:p>223200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4950198">
                <text:p>4950198</text:p>
              </table:table-cell>
              <table:table-cell office:value-type="float" office:value="261100">
                <text:p>261100</text:p>
              </table:table-cell>
              <table:table-cell office:value-type="float" office:value="3999470">
                <text:p>3999470</text:p>
              </table:table-cell>
              <table:table-cell office:value-type="float" office:value="223800">
                <text:p>223800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4484875">
                <text:p>4484875</text:p>
              </table:table-cell>
              <table:table-cell office:value-type="float" office:value="261800">
                <text:p>261800</text:p>
              </table:table-cell>
              <table:table-cell office:value-type="float" office:value="3798102">
                <text:p>3798102</text:p>
              </table:table-cell>
              <table:table-cell office:value-type="float" office:value="224400">
                <text:p>224400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4827876">
                <text:p>4827876</text:p>
              </table:table-cell>
              <table:table-cell office:value-type="float" office:value="262500">
                <text:p>262500</text:p>
              </table:table-cell>
              <table:table-cell office:value-type="float" office:value="3784693">
                <text:p>3784693</text:p>
              </table:table-cell>
              <table:table-cell office:value-type="float" office:value="225000">
                <text:p>225000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4345294">
                <text:p>4345294</text:p>
              </table:table-cell>
              <table:table-cell office:value-type="float" office:value="263200">
                <text:p>263200</text:p>
              </table:table-cell>
              <table:table-cell office:value-type="float" office:value="3778116">
                <text:p>3778116</text:p>
              </table:table-cell>
              <table:table-cell office:value-type="float" office:value="225600">
                <text:p>225600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4426971">
                <text:p>4426971</text:p>
              </table:table-cell>
              <table:table-cell office:value-type="float" office:value="263900">
                <text:p>263900</text:p>
              </table:table-cell>
              <table:table-cell office:value-type="float" office:value="3732691">
                <text:p>3732691</text:p>
              </table:table-cell>
              <table:table-cell office:value-type="float" office:value="226200">
                <text:p>226200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4409904">
                <text:p>4409904</text:p>
              </table:table-cell>
              <table:table-cell office:value-type="float" office:value="264600">
                <text:p>264600</text:p>
              </table:table-cell>
              <table:table-cell office:value-type="float" office:value="4023145">
                <text:p>4023145</text:p>
              </table:table-cell>
              <table:table-cell office:value-type="float" office:value="226800">
                <text:p>226800</text:p>
              </table:table-cell>
            </table:table-row>
            <table:table-row>
              <table:table-cell office:value-type="float" office:value="37900">
                <text:p>37900</text:p>
              </table:table-cell>
              <table:table-cell office:value-type="float" office:value="4626413">
                <text:p>4626413</text:p>
              </table:table-cell>
              <table:table-cell office:value-type="float" office:value="265300">
                <text:p>265300</text:p>
              </table:table-cell>
              <table:table-cell office:value-type="float" office:value="4462226">
                <text:p>4462226</text:p>
              </table:table-cell>
              <table:table-cell office:value-type="float" office:value="227400">
                <text:p>227400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4646335">
                <text:p>4646335</text:p>
              </table:table-cell>
              <table:table-cell office:value-type="float" office:value="266000">
                <text:p>266000</text:p>
              </table:table-cell>
              <table:table-cell office:value-type="float" office:value="4064721">
                <text:p>4064721</text:p>
              </table:table-cell>
              <table:table-cell office:value-type="float" office:value="228000">
                <text:p>228000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4590291">
                <text:p>4590291</text:p>
              </table:table-cell>
              <table:table-cell office:value-type="float" office:value="266700">
                <text:p>266700</text:p>
              </table:table-cell>
              <table:table-cell office:value-type="float" office:value="3901465">
                <text:p>3901465</text:p>
              </table:table-cell>
              <table:table-cell office:value-type="float" office:value="228600">
                <text:p>228600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4482694">
                <text:p>4482694</text:p>
              </table:table-cell>
              <table:table-cell office:value-type="float" office:value="267400">
                <text:p>267400</text:p>
              </table:table-cell>
              <table:table-cell office:value-type="float" office:value="3812025">
                <text:p>3812025</text:p>
              </table:table-cell>
              <table:table-cell office:value-type="float" office:value="229200">
                <text:p>229200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4457318">
                <text:p>4457318</text:p>
              </table:table-cell>
              <table:table-cell office:value-type="float" office:value="268100">
                <text:p>268100</text:p>
              </table:table-cell>
              <table:table-cell office:value-type="float" office:value="3907688">
                <text:p>3907688</text:p>
              </table:table-cell>
              <table:table-cell office:value-type="float" office:value="229800">
                <text:p>229800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4629781">
                <text:p>4629781</text:p>
              </table:table-cell>
              <table:table-cell office:value-type="float" office:value="268800">
                <text:p>268800</text:p>
              </table:table-cell>
              <table:table-cell office:value-type="float" office:value="4087754">
                <text:p>4087754</text:p>
              </table:table-cell>
              <table:table-cell office:value-type="float" office:value="230400">
                <text:p>230400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4545442">
                <text:p>4545442</text:p>
              </table:table-cell>
              <table:table-cell office:value-type="float" office:value="269500">
                <text:p>269500</text:p>
              </table:table-cell>
              <table:table-cell office:value-type="float" office:value="4195768">
                <text:p>4195768</text:p>
              </table:table-cell>
              <table:table-cell office:value-type="float" office:value="231000">
                <text:p>231000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4671935">
                <text:p>4671935</text:p>
              </table:table-cell>
              <table:table-cell office:value-type="float" office:value="270200">
                <text:p>270200</text:p>
              </table:table-cell>
              <table:table-cell office:value-type="float" office:value="4128592">
                <text:p>4128592</text:p>
              </table:table-cell>
              <table:table-cell office:value-type="float" office:value="231600">
                <text:p>231600</text:p>
              </table:table-cell>
            </table:table-row>
            <table:table-row>
              <table:table-cell office:value-type="float" office:value="38700">
                <text:p>38700</text:p>
              </table:table-cell>
              <table:table-cell office:value-type="float" office:value="4599401">
                <text:p>4599401</text:p>
              </table:table-cell>
              <table:table-cell office:value-type="float" office:value="270900">
                <text:p>270900</text:p>
              </table:table-cell>
              <table:table-cell office:value-type="float" office:value="3931459">
                <text:p>3931459</text:p>
              </table:table-cell>
              <table:table-cell office:value-type="float" office:value="232200">
                <text:p>232200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4938008">
                <text:p>4938008</text:p>
              </table:table-cell>
              <table:table-cell office:value-type="float" office:value="271600">
                <text:p>271600</text:p>
              </table:table-cell>
              <table:table-cell office:value-type="float" office:value="4092149">
                <text:p>4092149</text:p>
              </table:table-cell>
              <table:table-cell office:value-type="float" office:value="232800">
                <text:p>232800</text:p>
              </table:table-cell>
            </table:table-row>
            <table:table-row>
              <table:table-cell office:value-type="float" office:value="38900">
                <text:p>38900</text:p>
              </table:table-cell>
              <table:table-cell office:value-type="float" office:value="4903233">
                <text:p>4903233</text:p>
              </table:table-cell>
              <table:table-cell office:value-type="float" office:value="272300">
                <text:p>272300</text:p>
              </table:table-cell>
              <table:table-cell office:value-type="float" office:value="3820719">
                <text:p>3820719</text:p>
              </table:table-cell>
              <table:table-cell office:value-type="float" office:value="233400">
                <text:p>233400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4573609">
                <text:p>4573609</text:p>
              </table:table-cell>
              <table:table-cell office:value-type="float" office:value="273000">
                <text:p>273000</text:p>
              </table:table-cell>
              <table:table-cell office:value-type="float" office:value="3960107">
                <text:p>3960107</text:p>
              </table:table-cell>
              <table:table-cell office:value-type="float" office:value="234000">
                <text:p>234000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5368973">
                <text:p>5368973</text:p>
              </table:table-cell>
              <table:table-cell office:value-type="float" office:value="273700">
                <text:p>273700</text:p>
              </table:table-cell>
              <table:table-cell office:value-type="float" office:value="3831433">
                <text:p>3831433</text:p>
              </table:table-cell>
              <table:table-cell office:value-type="float" office:value="234600">
                <text:p>234600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4593851">
                <text:p>4593851</text:p>
              </table:table-cell>
              <table:table-cell office:value-type="float" office:value="274400">
                <text:p>274400</text:p>
              </table:table-cell>
              <table:table-cell office:value-type="float" office:value="3934764">
                <text:p>3934764</text:p>
              </table:table-cell>
              <table:table-cell office:value-type="float" office:value="235200">
                <text:p>235200</text:p>
              </table:table-cell>
            </table:table-row>
            <table:table-row>
              <table:table-cell office:value-type="float" office:value="39300">
                <text:p>39300</text:p>
              </table:table-cell>
              <table:table-cell office:value-type="float" office:value="4590996">
                <text:p>4590996</text:p>
              </table:table-cell>
              <table:table-cell office:value-type="float" office:value="275100">
                <text:p>275100</text:p>
              </table:table-cell>
              <table:table-cell office:value-type="float" office:value="4040500">
                <text:p>4040500</text:p>
              </table:table-cell>
              <table:table-cell office:value-type="float" office:value="235800">
                <text:p>235800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4542491">
                <text:p>4542491</text:p>
              </table:table-cell>
              <table:table-cell office:value-type="float" office:value="275800">
                <text:p>275800</text:p>
              </table:table-cell>
              <table:table-cell office:value-type="float" office:value="3851868">
                <text:p>3851868</text:p>
              </table:table-cell>
              <table:table-cell office:value-type="float" office:value="236400">
                <text:p>236400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4675271">
                <text:p>4675271</text:p>
              </table:table-cell>
              <table:table-cell office:value-type="float" office:value="276500">
                <text:p>276500</text:p>
              </table:table-cell>
              <table:table-cell office:value-type="float" office:value="4240071">
                <text:p>4240071</text:p>
              </table:table-cell>
              <table:table-cell office:value-type="float" office:value="237000">
                <text:p>237000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5202413">
                <text:p>5202413</text:p>
              </table:table-cell>
              <table:table-cell office:value-type="float" office:value="277200">
                <text:p>277200</text:p>
              </table:table-cell>
              <table:table-cell office:value-type="float" office:value="5517729">
                <text:p>5517729</text:p>
              </table:table-cell>
              <table:table-cell office:value-type="float" office:value="237600">
                <text:p>237600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4817065">
                <text:p>4817065</text:p>
              </table:table-cell>
              <table:table-cell office:value-type="float" office:value="277900">
                <text:p>277900</text:p>
              </table:table-cell>
              <table:table-cell office:value-type="float" office:value="4182679">
                <text:p>4182679</text:p>
              </table:table-cell>
              <table:table-cell office:value-type="float" office:value="238200">
                <text:p>238200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5095521">
                <text:p>5095521</text:p>
              </table:table-cell>
              <table:table-cell office:value-type="float" office:value="278600">
                <text:p>278600</text:p>
              </table:table-cell>
              <table:table-cell office:value-type="float" office:value="4188614">
                <text:p>4188614</text:p>
              </table:table-cell>
              <table:table-cell office:value-type="float" office:value="238800">
                <text:p>238800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4976408">
                <text:p>4976408</text:p>
              </table:table-cell>
              <table:table-cell office:value-type="float" office:value="279300">
                <text:p>279300</text:p>
              </table:table-cell>
              <table:table-cell office:value-type="float" office:value="4039794">
                <text:p>4039794</text:p>
              </table:table-cell>
              <table:table-cell office:value-type="float" office:value="239400">
                <text:p>2394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937815">
                <text:p>4937815</text:p>
              </table:table-cell>
              <table:table-cell office:value-type="float" office:value="280000">
                <text:p>280000</text:p>
              </table:table-cell>
              <table:table-cell office:value-type="float" office:value="4253192">
                <text:p>4253192</text:p>
              </table:table-cell>
              <table:table-cell office:value-type="float" office:value="240000">
                <text:p>240000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4738565">
                <text:p>4738565</text:p>
              </table:table-cell>
              <table:table-cell office:value-type="float" office:value="280700">
                <text:p>280700</text:p>
              </table:table-cell>
              <table:table-cell office:value-type="float" office:value="3910383">
                <text:p>3910383</text:p>
              </table:table-cell>
              <table:table-cell office:value-type="float" office:value="240600">
                <text:p>240600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5202252">
                <text:p>5202252</text:p>
              </table:table-cell>
              <table:table-cell office:value-type="float" office:value="281400">
                <text:p>281400</text:p>
              </table:table-cell>
              <table:table-cell office:value-type="float" office:value="4016312">
                <text:p>4016312</text:p>
              </table:table-cell>
              <table:table-cell office:value-type="float" office:value="241200">
                <text:p>241200</text:p>
              </table:table-cell>
            </table:table-row>
            <table:table-row>
              <table:table-cell office:value-type="float" office:value="40300">
                <text:p>40300</text:p>
              </table:table-cell>
              <table:table-cell office:value-type="float" office:value="4799004">
                <text:p>4799004</text:p>
              </table:table-cell>
              <table:table-cell office:value-type="float" office:value="282100">
                <text:p>282100</text:p>
              </table:table-cell>
              <table:table-cell office:value-type="float" office:value="4051792">
                <text:p>4051792</text:p>
              </table:table-cell>
              <table:table-cell office:value-type="float" office:value="241800">
                <text:p>241800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4600235">
                <text:p>4600235</text:p>
              </table:table-cell>
              <table:table-cell office:value-type="float" office:value="282800">
                <text:p>282800</text:p>
              </table:table-cell>
              <table:table-cell office:value-type="float" office:value="4061031">
                <text:p>4061031</text:p>
              </table:table-cell>
              <table:table-cell office:value-type="float" office:value="242400">
                <text:p>242400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4653456">
                <text:p>4653456</text:p>
              </table:table-cell>
              <table:table-cell office:value-type="float" office:value="283500">
                <text:p>283500</text:p>
              </table:table-cell>
              <table:table-cell office:value-type="float" office:value="4110114">
                <text:p>4110114</text:p>
              </table:table-cell>
              <table:table-cell office:value-type="float" office:value="243000">
                <text:p>243000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4566648">
                <text:p>4566648</text:p>
              </table:table-cell>
              <table:table-cell office:value-type="float" office:value="284200">
                <text:p>284200</text:p>
              </table:table-cell>
              <table:table-cell office:value-type="float" office:value="4139468">
                <text:p>4139468</text:p>
              </table:table-cell>
              <table:table-cell office:value-type="float" office:value="243600">
                <text:p>243600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4847125">
                <text:p>4847125</text:p>
              </table:table-cell>
              <table:table-cell office:value-type="float" office:value="284900">
                <text:p>284900</text:p>
              </table:table-cell>
              <table:table-cell office:value-type="float" office:value="4142676">
                <text:p>4142676</text:p>
              </table:table-cell>
              <table:table-cell office:value-type="float" office:value="244200">
                <text:p>244200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4756402">
                <text:p>4756402</text:p>
              </table:table-cell>
              <table:table-cell office:value-type="float" office:value="285600">
                <text:p>285600</text:p>
              </table:table-cell>
              <table:table-cell office:value-type="float" office:value="4148963">
                <text:p>4148963</text:p>
              </table:table-cell>
              <table:table-cell office:value-type="float" office:value="244800">
                <text:p>244800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4828550">
                <text:p>4828550</text:p>
              </table:table-cell>
              <table:table-cell office:value-type="float" office:value="286300">
                <text:p>286300</text:p>
              </table:table-cell>
              <table:table-cell office:value-type="float" office:value="4042778">
                <text:p>4042778</text:p>
              </table:table-cell>
              <table:table-cell office:value-type="float" office:value="245400">
                <text:p>245400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4733400">
                <text:p>4733400</text:p>
              </table:table-cell>
              <table:table-cell office:value-type="float" office:value="287000">
                <text:p>287000</text:p>
              </table:table-cell>
              <table:table-cell office:value-type="float" office:value="4120572">
                <text:p>4120572</text:p>
              </table:table-cell>
              <table:table-cell office:value-type="float" office:value="246000">
                <text:p>246000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4595520">
                <text:p>4595520</text:p>
              </table:table-cell>
              <table:table-cell office:value-type="float" office:value="287700">
                <text:p>287700</text:p>
              </table:table-cell>
              <table:table-cell office:value-type="float" office:value="4189769">
                <text:p>4189769</text:p>
              </table:table-cell>
              <table:table-cell office:value-type="float" office:value="246600">
                <text:p>246600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4712099">
                <text:p>4712099</text:p>
              </table:table-cell>
              <table:table-cell office:value-type="float" office:value="288400">
                <text:p>288400</text:p>
              </table:table-cell>
              <table:table-cell office:value-type="float" office:value="4094010">
                <text:p>4094010</text:p>
              </table:table-cell>
              <table:table-cell office:value-type="float" office:value="247200">
                <text:p>247200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5248287">
                <text:p>5248287</text:p>
              </table:table-cell>
              <table:table-cell office:value-type="float" office:value="289100">
                <text:p>289100</text:p>
              </table:table-cell>
              <table:table-cell office:value-type="float" office:value="4261116">
                <text:p>4261116</text:p>
              </table:table-cell>
              <table:table-cell office:value-type="float" office:value="247800">
                <text:p>247800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4801474">
                <text:p>4801474</text:p>
              </table:table-cell>
              <table:table-cell office:value-type="float" office:value="289800">
                <text:p>289800</text:p>
              </table:table-cell>
              <table:table-cell office:value-type="float" office:value="4123042">
                <text:p>4123042</text:p>
              </table:table-cell>
              <table:table-cell office:value-type="float" office:value="248400">
                <text:p>248400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4825855">
                <text:p>4825855</text:p>
              </table:table-cell>
              <table:table-cell office:value-type="float" office:value="290500">
                <text:p>290500</text:p>
              </table:table-cell>
              <table:table-cell office:value-type="float" office:value="4678992">
                <text:p>4678992</text:p>
              </table:table-cell>
              <table:table-cell office:value-type="float" office:value="249000">
                <text:p>249000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5504352">
                <text:p>5504352</text:p>
              </table:table-cell>
              <table:table-cell office:value-type="float" office:value="291200">
                <text:p>291200</text:p>
              </table:table-cell>
              <table:table-cell office:value-type="float" office:value="4054327">
                <text:p>4054327</text:p>
              </table:table-cell>
              <table:table-cell office:value-type="float" office:value="249600">
                <text:p>249600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4842152">
                <text:p>4842152</text:p>
              </table:table-cell>
              <table:table-cell office:value-type="float" office:value="291900">
                <text:p>291900</text:p>
              </table:table-cell>
              <table:table-cell office:value-type="float" office:value="4207574">
                <text:p>4207574</text:p>
              </table:table-cell>
              <table:table-cell office:value-type="float" office:value="250200">
                <text:p>250200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4946349">
                <text:p>4946349</text:p>
              </table:table-cell>
              <table:table-cell office:value-type="float" office:value="292600">
                <text:p>292600</text:p>
              </table:table-cell>
              <table:table-cell office:value-type="float" office:value="4123812">
                <text:p>4123812</text:p>
              </table:table-cell>
              <table:table-cell office:value-type="float" office:value="250800">
                <text:p>250800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4907724">
                <text:p>4907724</text:p>
              </table:table-cell>
              <table:table-cell office:value-type="float" office:value="293300">
                <text:p>293300</text:p>
              </table:table-cell>
              <table:table-cell office:value-type="float" office:value="4212161">
                <text:p>4212161</text:p>
              </table:table-cell>
              <table:table-cell office:value-type="float" office:value="251400">
                <text:p>251400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4896624">
                <text:p>4896624</text:p>
              </table:table-cell>
              <table:table-cell office:value-type="float" office:value="294000">
                <text:p>294000</text:p>
              </table:table-cell>
              <table:table-cell office:value-type="float" office:value="4219508">
                <text:p>4219508</text:p>
              </table:table-cell>
              <table:table-cell office:value-type="float" office:value="252000">
                <text:p>252000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5032099">
                <text:p>5032099</text:p>
              </table:table-cell>
              <table:table-cell office:value-type="float" office:value="294700">
                <text:p>294700</text:p>
              </table:table-cell>
              <table:table-cell office:value-type="float" office:value="4209178">
                <text:p>4209178</text:p>
              </table:table-cell>
              <table:table-cell office:value-type="float" office:value="252600">
                <text:p>252600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5058020">
                <text:p>5058020</text:p>
              </table:table-cell>
              <table:table-cell office:value-type="float" office:value="295400">
                <text:p>295400</text:p>
              </table:table-cell>
              <table:table-cell office:value-type="float" office:value="4268783">
                <text:p>4268783</text:p>
              </table:table-cell>
              <table:table-cell office:value-type="float" office:value="253200">
                <text:p>253200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5021865">
                <text:p>5021865</text:p>
              </table:table-cell>
              <table:table-cell office:value-type="float" office:value="296100">
                <text:p>296100</text:p>
              </table:table-cell>
              <table:table-cell office:value-type="float" office:value="4127053">
                <text:p>4127053</text:p>
              </table:table-cell>
              <table:table-cell office:value-type="float" office:value="253800">
                <text:p>253800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5382992">
                <text:p>5382992</text:p>
              </table:table-cell>
              <table:table-cell office:value-type="float" office:value="296800">
                <text:p>296800</text:p>
              </table:table-cell>
              <table:table-cell office:value-type="float" office:value="4231762">
                <text:p>4231762</text:p>
              </table:table-cell>
              <table:table-cell office:value-type="float" office:value="254400">
                <text:p>254400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4942820">
                <text:p>4942820</text:p>
              </table:table-cell>
              <table:table-cell office:value-type="float" office:value="297500">
                <text:p>297500</text:p>
              </table:table-cell>
              <table:table-cell office:value-type="float" office:value="4383791">
                <text:p>4383791</text:p>
              </table:table-cell>
              <table:table-cell office:value-type="float" office:value="255000">
                <text:p>255000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5144123">
                <text:p>5144123</text:p>
              </table:table-cell>
              <table:table-cell office:value-type="float" office:value="298200">
                <text:p>298200</text:p>
              </table:table-cell>
              <table:table-cell office:value-type="float" office:value="5100847">
                <text:p>5100847</text:p>
              </table:table-cell>
              <table:table-cell office:value-type="float" office:value="255600">
                <text:p>255600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4973713">
                <text:p>4973713</text:p>
              </table:table-cell>
              <table:table-cell office:value-type="float" office:value="298900">
                <text:p>298900</text:p>
              </table:table-cell>
              <table:table-cell office:value-type="float" office:value="4109761">
                <text:p>4109761</text:p>
              </table:table-cell>
              <table:table-cell office:value-type="float" office:value="256200">
                <text:p>256200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5177230">
                <text:p>5177230</text:p>
              </table:table-cell>
              <table:table-cell office:value-type="float" office:value="299600">
                <text:p>299600</text:p>
              </table:table-cell>
              <table:table-cell office:value-type="float" office:value="4592921">
                <text:p>4592921</text:p>
              </table:table-cell>
              <table:table-cell office:value-type="float" office:value="256800">
                <text:p>256800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5124298">
                <text:p>5124298</text:p>
              </table:table-cell>
              <table:table-cell office:value-type="float" office:value="300300">
                <text:p>300300</text:p>
              </table:table-cell>
              <table:table-cell office:value-type="float" office:value="4447630">
                <text:p>4447630</text:p>
              </table:table-cell>
              <table:table-cell office:value-type="float" office:value="257400">
                <text:p>257400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5171295">
                <text:p>5171295</text:p>
              </table:table-cell>
              <table:table-cell office:value-type="float" office:value="301000">
                <text:p>301000</text:p>
              </table:table-cell>
              <table:table-cell office:value-type="float" office:value="4511085">
                <text:p>4511085</text:p>
              </table:table-cell>
              <table:table-cell office:value-type="float" office:value="258000">
                <text:p>258000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4876702">
                <text:p>4876702</text:p>
              </table:table-cell>
              <table:table-cell office:value-type="float" office:value="301700">
                <text:p>301700</text:p>
              </table:table-cell>
              <table:table-cell office:value-type="float" office:value="4406695">
                <text:p>4406695</text:p>
              </table:table-cell>
              <table:table-cell office:value-type="float" office:value="258600">
                <text:p>258600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5134627">
                <text:p>5134627</text:p>
              </table:table-cell>
              <table:table-cell office:value-type="float" office:value="302400">
                <text:p>302400</text:p>
              </table:table-cell>
              <table:table-cell office:value-type="float" office:value="4299901">
                <text:p>4299901</text:p>
              </table:table-cell>
              <table:table-cell office:value-type="float" office:value="259200">
                <text:p>259200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5238856">
                <text:p>5238856</text:p>
              </table:table-cell>
              <table:table-cell office:value-type="float" office:value="303100">
                <text:p>303100</text:p>
              </table:table-cell>
              <table:table-cell office:value-type="float" office:value="4299195">
                <text:p>4299195</text:p>
              </table:table-cell>
              <table:table-cell office:value-type="float" office:value="259800">
                <text:p>259800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5394926">
                <text:p>5394926</text:p>
              </table:table-cell>
              <table:table-cell office:value-type="float" office:value="303800">
                <text:p>303800</text:p>
              </table:table-cell>
              <table:table-cell office:value-type="float" office:value="4395211">
                <text:p>4395211</text:p>
              </table:table-cell>
              <table:table-cell office:value-type="float" office:value="260400">
                <text:p>260400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5081503">
                <text:p>5081503</text:p>
              </table:table-cell>
              <table:table-cell office:value-type="float" office:value="304500">
                <text:p>304500</text:p>
              </table:table-cell>
              <table:table-cell office:value-type="float" office:value="4380454">
                <text:p>4380454</text:p>
              </table:table-cell>
              <table:table-cell office:value-type="float" office:value="261000">
                <text:p>261000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5048524">
                <text:p>5048524</text:p>
              </table:table-cell>
              <table:table-cell office:value-type="float" office:value="305200">
                <text:p>305200</text:p>
              </table:table-cell>
              <table:table-cell office:value-type="float" office:value="4988759">
                <text:p>4988759</text:p>
              </table:table-cell>
              <table:table-cell office:value-type="float" office:value="261600">
                <text:p>261600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6120452">
                <text:p>6120452</text:p>
              </table:table-cell>
              <table:table-cell office:value-type="float" office:value="305900">
                <text:p>305900</text:p>
              </table:table-cell>
              <table:table-cell office:value-type="float" office:value="4487506">
                <text:p>4487506</text:p>
              </table:table-cell>
              <table:table-cell office:value-type="float" office:value="262200">
                <text:p>262200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5395311">
                <text:p>5395311</text:p>
              </table:table-cell>
              <table:table-cell office:value-type="float" office:value="306600">
                <text:p>306600</text:p>
              </table:table-cell>
              <table:table-cell office:value-type="float" office:value="4617462">
                <text:p>4617462</text:p>
              </table:table-cell>
              <table:table-cell office:value-type="float" office:value="262800">
                <text:p>2628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473105">
                <text:p>5473105</text:p>
              </table:table-cell>
              <table:table-cell office:value-type="float" office:value="307300">
                <text:p>307300</text:p>
              </table:table-cell>
              <table:table-cell office:value-type="float" office:value="4352384">
                <text:p>4352384</text:p>
              </table:table-cell>
              <table:table-cell office:value-type="float" office:value="263400">
                <text:p>26340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204883">
                <text:p>5204883</text:p>
              </table:table-cell>
              <table:table-cell office:value-type="float" office:value="308000">
                <text:p>308000</text:p>
              </table:table-cell>
              <table:table-cell office:value-type="float" office:value="4454303">
                <text:p>4454303</text:p>
              </table:table-cell>
              <table:table-cell office:value-type="float" office:value="264000">
                <text:p>26400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5592668">
                <text:p>5592668</text:p>
              </table:table-cell>
              <table:table-cell office:value-type="float" office:value="308700">
                <text:p>308700</text:p>
              </table:table-cell>
              <table:table-cell office:value-type="float" office:value="4502679">
                <text:p>4502679</text:p>
              </table:table-cell>
              <table:table-cell office:value-type="float" office:value="264600">
                <text:p>264600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323323">
                <text:p>5323323</text:p>
              </table:table-cell>
              <table:table-cell office:value-type="float" office:value="309400">
                <text:p>309400</text:p>
              </table:table-cell>
              <table:table-cell office:value-type="float" office:value="4623173">
                <text:p>4623173</text:p>
              </table:table-cell>
              <table:table-cell office:value-type="float" office:value="265200">
                <text:p>265200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5261601">
                <text:p>5261601</text:p>
              </table:table-cell>
              <table:table-cell office:value-type="float" office:value="310100">
                <text:p>310100</text:p>
              </table:table-cell>
              <table:table-cell office:value-type="float" office:value="4668887">
                <text:p>4668887</text:p>
              </table:table-cell>
              <table:table-cell office:value-type="float" office:value="265800">
                <text:p>265800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5686471">
                <text:p>5686471</text:p>
              </table:table-cell>
              <table:table-cell office:value-type="float" office:value="310800">
                <text:p>310800</text:p>
              </table:table-cell>
              <table:table-cell office:value-type="float" office:value="4491323">
                <text:p>4491323</text:p>
              </table:table-cell>
              <table:table-cell office:value-type="float" office:value="266400">
                <text:p>266400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5271802">
                <text:p>5271802</text:p>
              </table:table-cell>
              <table:table-cell office:value-type="float" office:value="311500">
                <text:p>311500</text:p>
              </table:table-cell>
              <table:table-cell office:value-type="float" office:value="4618842">
                <text:p>4618842</text:p>
              </table:table-cell>
              <table:table-cell office:value-type="float" office:value="267000">
                <text:p>267000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5383537">
                <text:p>5383537</text:p>
              </table:table-cell>
              <table:table-cell office:value-type="float" office:value="312200">
                <text:p>312200</text:p>
              </table:table-cell>
              <table:table-cell office:value-type="float" office:value="4655959">
                <text:p>4655959</text:p>
              </table:table-cell>
              <table:table-cell office:value-type="float" office:value="267600">
                <text:p>267600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5308245">
                <text:p>5308245</text:p>
              </table:table-cell>
              <table:table-cell office:value-type="float" office:value="312900">
                <text:p>312900</text:p>
              </table:table-cell>
              <table:table-cell office:value-type="float" office:value="4524911">
                <text:p>4524911</text:p>
              </table:table-cell>
              <table:table-cell office:value-type="float" office:value="268200">
                <text:p>268200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5181368">
                <text:p>5181368</text:p>
              </table:table-cell>
              <table:table-cell office:value-type="float" office:value="313600">
                <text:p>313600</text:p>
              </table:table-cell>
              <table:table-cell office:value-type="float" office:value="4364285">
                <text:p>4364285</text:p>
              </table:table-cell>
              <table:table-cell office:value-type="float" office:value="268800">
                <text:p>268800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5361114">
                <text:p>5361114</text:p>
              </table:table-cell>
              <table:table-cell office:value-type="float" office:value="314300">
                <text:p>314300</text:p>
              </table:table-cell>
              <table:table-cell office:value-type="float" office:value="4497290">
                <text:p>4497290</text:p>
              </table:table-cell>
              <table:table-cell office:value-type="float" office:value="269400">
                <text:p>26940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5127474">
                <text:p>5127474</text:p>
              </table:table-cell>
              <table:table-cell office:value-type="float" office:value="315000">
                <text:p>315000</text:p>
              </table:table-cell>
              <table:table-cell office:value-type="float" office:value="4295955">
                <text:p>4295955</text:p>
              </table:table-cell>
              <table:table-cell office:value-type="float" office:value="270000">
                <text:p>270000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5350559">
                <text:p>5350559</text:p>
              </table:table-cell>
              <table:table-cell office:value-type="float" office:value="315700">
                <text:p>315700</text:p>
              </table:table-cell>
              <table:table-cell office:value-type="float" office:value="4522024">
                <text:p>4522024</text:p>
              </table:table-cell>
              <table:table-cell office:value-type="float" office:value="270600">
                <text:p>270600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5409202">
                <text:p>5409202</text:p>
              </table:table-cell>
              <table:table-cell office:value-type="float" office:value="316400">
                <text:p>316400</text:p>
              </table:table-cell>
              <table:table-cell office:value-type="float" office:value="4458954">
                <text:p>4458954</text:p>
              </table:table-cell>
              <table:table-cell office:value-type="float" office:value="271200">
                <text:p>271200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5205268">
                <text:p>5205268</text:p>
              </table:table-cell>
              <table:table-cell office:value-type="float" office:value="317100">
                <text:p>317100</text:p>
              </table:table-cell>
              <table:table-cell office:value-type="float" office:value="4619323">
                <text:p>4619323</text:p>
              </table:table-cell>
              <table:table-cell office:value-type="float" office:value="271800">
                <text:p>271800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5515387">
                <text:p>5515387</text:p>
              </table:table-cell>
              <table:table-cell office:value-type="float" office:value="317800">
                <text:p>317800</text:p>
              </table:table-cell>
              <table:table-cell office:value-type="float" office:value="4792684">
                <text:p>4792684</text:p>
              </table:table-cell>
              <table:table-cell office:value-type="float" office:value="272400">
                <text:p>272400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5544099">
                <text:p>5544099</text:p>
              </table:table-cell>
              <table:table-cell office:value-type="float" office:value="318500">
                <text:p>318500</text:p>
              </table:table-cell>
              <table:table-cell office:value-type="float" office:value="4755118">
                <text:p>4755118</text:p>
              </table:table-cell>
              <table:table-cell office:value-type="float" office:value="273000">
                <text:p>273000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5451804">
                <text:p>5451804</text:p>
              </table:table-cell>
              <table:table-cell office:value-type="float" office:value="319200">
                <text:p>319200</text:p>
              </table:table-cell>
              <table:table-cell office:value-type="float" office:value="4658204">
                <text:p>4658204</text:p>
              </table:table-cell>
              <table:table-cell office:value-type="float" office:value="273600">
                <text:p>273600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6373885">
                <text:p>6373885</text:p>
              </table:table-cell>
              <table:table-cell office:value-type="float" office:value="319900">
                <text:p>319900</text:p>
              </table:table-cell>
              <table:table-cell office:value-type="float" office:value="5186822">
                <text:p>5186822</text:p>
              </table:table-cell>
              <table:table-cell office:value-type="float" office:value="274200">
                <text:p>274200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5577590">
                <text:p>5577590</text:p>
              </table:table-cell>
              <table:table-cell office:value-type="float" office:value="320600">
                <text:p>320600</text:p>
              </table:table-cell>
              <table:table-cell office:value-type="float" office:value="5212037">
                <text:p>5212037</text:p>
              </table:table-cell>
              <table:table-cell office:value-type="float" office:value="274800">
                <text:p>274800</text:p>
              </table:table-cell>
            </table:table-row>
            <table:table-row>
              <table:table-cell office:value-type="float" office:value="45900">
                <text:p>45900</text:p>
              </table:table-cell>
              <table:table-cell office:value-type="float" office:value="5698405">
                <text:p>5698405</text:p>
              </table:table-cell>
              <table:table-cell office:value-type="float" office:value="321300">
                <text:p>321300</text:p>
              </table:table-cell>
              <table:table-cell office:value-type="float" office:value="4656215">
                <text:p>4656215</text:p>
              </table:table-cell>
              <table:table-cell office:value-type="float" office:value="275400">
                <text:p>275400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5372759">
                <text:p>5372759</text:p>
              </table:table-cell>
              <table:table-cell office:value-type="float" office:value="322000">
                <text:p>322000</text:p>
              </table:table-cell>
              <table:table-cell office:value-type="float" office:value="4572326">
                <text:p>4572326</text:p>
              </table:table-cell>
              <table:table-cell office:value-type="float" office:value="276000">
                <text:p>276000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5617402">
                <text:p>5617402</text:p>
              </table:table-cell>
              <table:table-cell office:value-type="float" office:value="322700">
                <text:p>322700</text:p>
              </table:table-cell>
              <table:table-cell office:value-type="float" office:value="4706421">
                <text:p>4706421</text:p>
              </table:table-cell>
              <table:table-cell office:value-type="float" office:value="276600">
                <text:p>276600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5410902">
                <text:p>5410902</text:p>
              </table:table-cell>
              <table:table-cell office:value-type="float" office:value="323400">
                <text:p>323400</text:p>
              </table:table-cell>
              <table:table-cell office:value-type="float" office:value="4508422">
                <text:p>4508422</text:p>
              </table:table-cell>
              <table:table-cell office:value-type="float" office:value="277200">
                <text:p>277200</text:p>
              </table:table-cell>
            </table:table-row>
            <table:table-row>
              <table:table-cell office:value-type="float" office:value="46300">
                <text:p>46300</text:p>
              </table:table-cell>
              <table:table-cell office:value-type="float" office:value="5365252">
                <text:p>5365252</text:p>
              </table:table-cell>
              <table:table-cell office:value-type="float" office:value="324100">
                <text:p>324100</text:p>
              </table:table-cell>
              <table:table-cell office:value-type="float" office:value="4900057">
                <text:p>4900057</text:p>
              </table:table-cell>
              <table:table-cell office:value-type="float" office:value="277800">
                <text:p>277800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5551124">
                <text:p>5551124</text:p>
              </table:table-cell>
              <table:table-cell office:value-type="float" office:value="324800">
                <text:p>324800</text:p>
              </table:table-cell>
              <table:table-cell office:value-type="float" office:value="3909581">
                <text:p>3909581</text:p>
              </table:table-cell>
              <table:table-cell office:value-type="float" office:value="232000">
                <text:p>232000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5624428">
                <text:p>5624428</text:p>
              </table:table-cell>
              <table:table-cell office:value-type="float" office:value="325500">
                <text:p>325500</text:p>
              </table:table-cell>
              <table:table-cell office:value-type="float" office:value="3856905">
                <text:p>3856905</text:p>
              </table:table-cell>
              <table:table-cell office:value-type="float" office:value="232500">
                <text:p>232500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5400091">
                <text:p>5400091</text:p>
              </table:table-cell>
              <table:table-cell office:value-type="float" office:value="326200">
                <text:p>326200</text:p>
              </table:table-cell>
              <table:table-cell office:value-type="float" office:value="3831466">
                <text:p>3831466</text:p>
              </table:table-cell>
              <table:table-cell office:value-type="float" office:value="233000">
                <text:p>233000</text:p>
              </table:table-cell>
            </table:table-row>
            <table:table-row>
              <table:table-cell office:value-type="float" office:value="46700">
                <text:p>46700</text:p>
              </table:table-cell>
              <table:table-cell office:value-type="float" office:value="5481446">
                <text:p>5481446</text:p>
              </table:table-cell>
              <table:table-cell office:value-type="float" office:value="326900">
                <text:p>326900</text:p>
              </table:table-cell>
              <table:table-cell office:value-type="float" office:value="3763231">
                <text:p>3763231</text:p>
              </table:table-cell>
              <table:table-cell office:value-type="float" office:value="233500">
                <text:p>233500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5398294">
                <text:p>5398294</text:p>
              </table:table-cell>
              <table:table-cell office:value-type="float" office:value="327600">
                <text:p>327600</text:p>
              </table:table-cell>
              <table:table-cell office:value-type="float" office:value="3854980">
                <text:p>3854980</text:p>
              </table:table-cell>
              <table:table-cell office:value-type="float" office:value="234000">
                <text:p>234000</text:p>
              </table:table-cell>
            </table:table-row>
            <table:table-row>
              <table:table-cell office:value-type="float" office:value="46900">
                <text:p>46900</text:p>
              </table:table-cell>
              <table:table-cell office:value-type="float" office:value="5414623">
                <text:p>5414623</text:p>
              </table:table-cell>
              <table:table-cell office:value-type="float" office:value="328300">
                <text:p>328300</text:p>
              </table:table-cell>
              <table:table-cell office:value-type="float" office:value="3884398">
                <text:p>3884398</text:p>
              </table:table-cell>
              <table:table-cell office:value-type="float" office:value="234500">
                <text:p>234500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5384885">
                <text:p>5384885</text:p>
              </table:table-cell>
              <table:table-cell office:value-type="float" office:value="329000">
                <text:p>329000</text:p>
              </table:table-cell>
              <table:table-cell office:value-type="float" office:value="3862006">
                <text:p>3862006</text:p>
              </table:table-cell>
              <table:table-cell office:value-type="float" office:value="235000">
                <text:p>235000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5594754">
                <text:p>5594754</text:p>
              </table:table-cell>
              <table:table-cell office:value-type="float" office:value="329700">
                <text:p>329700</text:p>
              </table:table-cell>
              <table:table-cell office:value-type="float" office:value="4033378">
                <text:p>4033378</text:p>
              </table:table-cell>
              <table:table-cell office:value-type="float" office:value="235500">
                <text:p>235500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6322493">
                <text:p>6322493</text:p>
              </table:table-cell>
              <table:table-cell office:value-type="float" office:value="330400">
                <text:p>330400</text:p>
              </table:table-cell>
              <table:table-cell office:value-type="float" office:value="4845424">
                <text:p>4845424</text:p>
              </table:table-cell>
              <table:table-cell office:value-type="float" office:value="236000">
                <text:p>236000</text:p>
              </table:table-cell>
            </table:table-row>
            <table:table-row>
              <table:table-cell office:value-type="float" office:value="47300">
                <text:p>47300</text:p>
              </table:table-cell>
              <table:table-cell office:value-type="float" office:value="8399300">
                <text:p>8399300</text:p>
              </table:table-cell>
              <table:table-cell office:value-type="float" office:value="331100">
                <text:p>331100</text:p>
              </table:table-cell>
              <table:table-cell office:value-type="float" office:value="4557761">
                <text:p>4557761</text:p>
              </table:table-cell>
              <table:table-cell office:value-type="float" office:value="236500">
                <text:p>236500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5936408">
                <text:p>5936408</text:p>
              </table:table-cell>
              <table:table-cell office:value-type="float" office:value="331800">
                <text:p>331800</text:p>
              </table:table-cell>
              <table:table-cell office:value-type="float" office:value="4267147">
                <text:p>4267147</text:p>
              </table:table-cell>
              <table:table-cell office:value-type="float" office:value="237000">
                <text:p>237000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5883860">
                <text:p>5883860</text:p>
              </table:table-cell>
              <table:table-cell office:value-type="float" office:value="332500">
                <text:p>332500</text:p>
              </table:table-cell>
              <table:table-cell office:value-type="float" office:value="4125448">
                <text:p>4125448</text:p>
              </table:table-cell>
              <table:table-cell office:value-type="float" office:value="237500">
                <text:p>237500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5462455">
                <text:p>5462455</text:p>
              </table:table-cell>
              <table:table-cell office:value-type="float" office:value="333200">
                <text:p>333200</text:p>
              </table:table-cell>
              <table:table-cell office:value-type="float" office:value="4264388">
                <text:p>4264388</text:p>
              </table:table-cell>
              <table:table-cell office:value-type="float" office:value="238000">
                <text:p>238000</text:p>
              </table:table-cell>
            </table:table-row>
            <table:table-row>
              <table:table-cell office:value-type="float" office:value="47700">
                <text:p>47700</text:p>
              </table:table-cell>
              <table:table-cell office:value-type="float" office:value="5872151">
                <text:p>5872151</text:p>
              </table:table-cell>
              <table:table-cell office:value-type="float" office:value="333900">
                <text:p>333900</text:p>
              </table:table-cell>
              <table:table-cell office:value-type="float" office:value="3839903">
                <text:p>3839903</text:p>
              </table:table-cell>
              <table:table-cell office:value-type="float" office:value="238500">
                <text:p>238500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5705943">
                <text:p>5705943</text:p>
              </table:table-cell>
              <table:table-cell office:value-type="float" office:value="334600">
                <text:p>334600</text:p>
              </table:table-cell>
              <table:table-cell office:value-type="float" office:value="4048488">
                <text:p>4048488</text:p>
              </table:table-cell>
              <table:table-cell office:value-type="float" office:value="239000">
                <text:p>239000</text:p>
              </table:table-cell>
            </table:table-row>
            <table:table-row>
              <table:table-cell office:value-type="float" office:value="47900">
                <text:p>47900</text:p>
              </table:table-cell>
              <table:table-cell office:value-type="float" office:value="5577302">
                <text:p>5577302</text:p>
              </table:table-cell>
              <table:table-cell office:value-type="float" office:value="335300">
                <text:p>335300</text:p>
              </table:table-cell>
              <table:table-cell office:value-type="float" office:value="3842244">
                <text:p>3842244</text:p>
              </table:table-cell>
              <table:table-cell office:value-type="float" office:value="239500">
                <text:p>239500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5617563">
                <text:p>5617563</text:p>
              </table:table-cell>
              <table:table-cell office:value-type="float" office:value="336000">
                <text:p>336000</text:p>
              </table:table-cell>
              <table:table-cell office:value-type="float" office:value="3880933">
                <text:p>3880933</text:p>
              </table:table-cell>
              <table:table-cell office:value-type="float" office:value="240000">
                <text:p>240000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5618814">
                <text:p>5618814</text:p>
              </table:table-cell>
              <table:table-cell office:value-type="float" office:value="336700">
                <text:p>336700</text:p>
              </table:table-cell>
              <table:table-cell office:value-type="float" office:value="4460238">
                <text:p>4460238</text:p>
              </table:table-cell>
              <table:table-cell office:value-type="float" office:value="240500">
                <text:p>240500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5842477">
                <text:p>5842477</text:p>
              </table:table-cell>
              <table:table-cell office:value-type="float" office:value="337400">
                <text:p>337400</text:p>
              </table:table-cell>
              <table:table-cell office:value-type="float" office:value="3856263">
                <text:p>3856263</text:p>
              </table:table-cell>
              <table:table-cell office:value-type="float" office:value="241000">
                <text:p>241000</text:p>
              </table:table-cell>
            </table:table-row>
            <table:table-row>
              <table:table-cell office:value-type="float" office:value="48300">
                <text:p>48300</text:p>
              </table:table-cell>
              <table:table-cell office:value-type="float" office:value="5643708">
                <text:p>5643708</text:p>
              </table:table-cell>
              <table:table-cell office:value-type="float" office:value="338100">
                <text:p>338100</text:p>
              </table:table-cell>
              <table:table-cell office:value-type="float" office:value="4067223">
                <text:p>4067223</text:p>
              </table:table-cell>
              <table:table-cell office:value-type="float" office:value="241500">
                <text:p>241500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6082212">
                <text:p>6082212</text:p>
              </table:table-cell>
              <table:table-cell office:value-type="float" office:value="338800">
                <text:p>338800</text:p>
              </table:table-cell>
              <table:table-cell office:value-type="float" office:value="4007682">
                <text:p>4007682</text:p>
              </table:table-cell>
              <table:table-cell office:value-type="float" office:value="242000">
                <text:p>242000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5599951">
                <text:p>5599951</text:p>
              </table:table-cell>
              <table:table-cell office:value-type="float" office:value="339500">
                <text:p>339500</text:p>
              </table:table-cell>
              <table:table-cell office:value-type="float" office:value="4117877">
                <text:p>4117877</text:p>
              </table:table-cell>
              <table:table-cell office:value-type="float" office:value="242500">
                <text:p>242500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5619872">
                <text:p>5619872</text:p>
              </table:table-cell>
              <table:table-cell office:value-type="float" office:value="340200">
                <text:p>340200</text:p>
              </table:table-cell>
              <table:table-cell office:value-type="float" office:value="3891038">
                <text:p>3891038</text:p>
              </table:table-cell>
              <table:table-cell office:value-type="float" office:value="243000">
                <text:p>243000</text:p>
              </table:table-cell>
            </table:table-row>
            <table:table-row>
              <table:table-cell office:value-type="float" office:value="48700">
                <text:p>48700</text:p>
              </table:table-cell>
              <table:table-cell office:value-type="float" office:value="5654519">
                <text:p>5654519</text:p>
              </table:table-cell>
              <table:table-cell office:value-type="float" office:value="340900">
                <text:p>340900</text:p>
              </table:table-cell>
              <table:table-cell office:value-type="float" office:value="4119289">
                <text:p>4119289</text:p>
              </table:table-cell>
              <table:table-cell office:value-type="float" office:value="243500">
                <text:p>243500</text:p>
              </table:table-cell>
            </table:table-row>
            <table:table-row>
              <table:table-cell office:value-type="float" office:value="48800">
                <text:p>48800</text:p>
              </table:table-cell>
              <table:table-cell office:value-type="float" office:value="5620835">
                <text:p>5620835</text:p>
              </table:table-cell>
              <table:table-cell office:value-type="float" office:value="341600">
                <text:p>341600</text:p>
              </table:table-cell>
              <table:table-cell office:value-type="float" office:value="3996390">
                <text:p>3996390</text:p>
              </table:table-cell>
              <table:table-cell office:value-type="float" office:value="244000">
                <text:p>244000</text:p>
              </table:table-cell>
            </table:table-row>
            <table:table-row>
              <table:table-cell office:value-type="float" office:value="48900">
                <text:p>48900</text:p>
              </table:table-cell>
              <table:table-cell office:value-type="float" office:value="5614387">
                <text:p>5614387</text:p>
              </table:table-cell>
              <table:table-cell office:value-type="float" office:value="342300">
                <text:p>342300</text:p>
              </table:table-cell>
              <table:table-cell office:value-type="float" office:value="4152300">
                <text:p>4152300</text:p>
              </table:table-cell>
              <table:table-cell office:value-type="float" office:value="244500">
                <text:p>244500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5715054">
                <text:p>5715054</text:p>
              </table:table-cell>
              <table:table-cell office:value-type="float" office:value="343000">
                <text:p>343000</text:p>
              </table:table-cell>
              <table:table-cell office:value-type="float" office:value="4036137">
                <text:p>4036137</text:p>
              </table:table-cell>
              <table:table-cell office:value-type="float" office:value="245000">
                <text:p>245000</text:p>
              </table:table-cell>
            </table:table-row>
            <table:table-row>
              <table:table-cell office:value-type="float" office:value="49100">
                <text:p>49100</text:p>
              </table:table-cell>
              <table:table-cell office:value-type="float" office:value="5776424">
                <text:p>5776424</text:p>
              </table:table-cell>
              <table:table-cell office:value-type="float" office:value="343700">
                <text:p>343700</text:p>
              </table:table-cell>
              <table:table-cell office:value-type="float" office:value="4163816">
                <text:p>4163816</text:p>
              </table:table-cell>
              <table:table-cell office:value-type="float" office:value="245500">
                <text:p>245500</text:p>
              </table:table-cell>
            </table:table-row>
            <table:table-row>
              <table:table-cell office:value-type="float" office:value="49200">
                <text:p>49200</text:p>
              </table:table-cell>
              <table:table-cell office:value-type="float" office:value="5662571">
                <text:p>5662571</text:p>
              </table:table-cell>
              <table:table-cell office:value-type="float" office:value="344400">
                <text:p>344400</text:p>
              </table:table-cell>
              <table:table-cell office:value-type="float" office:value="4188037">
                <text:p>4188037</text:p>
              </table:table-cell>
              <table:table-cell office:value-type="float" office:value="246000">
                <text:p>246000</text:p>
              </table:table-cell>
            </table:table-row>
            <table:table-row>
              <table:table-cell office:value-type="float" office:value="49300">
                <text:p>49300</text:p>
              </table:table-cell>
              <table:table-cell office:value-type="float" office:value="5596037">
                <text:p>5596037</text:p>
              </table:table-cell>
              <table:table-cell office:value-type="float" office:value="345100">
                <text:p>345100</text:p>
              </table:table-cell>
              <table:table-cell office:value-type="float" office:value="4117012">
                <text:p>4117012</text:p>
              </table:table-cell>
              <table:table-cell office:value-type="float" office:value="246500">
                <text:p>246500</text:p>
              </table:table-cell>
            </table:table-row>
            <table:table-row>
              <table:table-cell office:value-type="float" office:value="49400">
                <text:p>49400</text:p>
              </table:table-cell>
              <table:table-cell office:value-type="float" office:value="6097932">
                <text:p>6097932</text:p>
              </table:table-cell>
              <table:table-cell office:value-type="float" office:value="345800">
                <text:p>345800</text:p>
              </table:table-cell>
              <table:table-cell office:value-type="float" office:value="4096961">
                <text:p>4096961</text:p>
              </table:table-cell>
              <table:table-cell office:value-type="float" office:value="247000">
                <text:p>247000</text:p>
              </table:table-cell>
            </table:table-row>
            <table:table-row>
              <table:table-cell office:value-type="float" office:value="49500">
                <text:p>49500</text:p>
              </table:table-cell>
              <table:table-cell office:value-type="float" office:value="5611884">
                <text:p>5611884</text:p>
              </table:table-cell>
              <table:table-cell office:value-type="float" office:value="346500">
                <text:p>346500</text:p>
              </table:table-cell>
              <table:table-cell office:value-type="float" office:value="4145114">
                <text:p>4145114</text:p>
              </table:table-cell>
              <table:table-cell office:value-type="float" office:value="247500">
                <text:p>247500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5566555">
                <text:p>5566555</text:p>
              </table:table-cell>
              <table:table-cell office:value-type="float" office:value="347200">
                <text:p>347200</text:p>
              </table:table-cell>
              <table:table-cell office:value-type="float" office:value="3994690">
                <text:p>3994690</text:p>
              </table:table-cell>
              <table:table-cell office:value-type="float" office:value="248000">
                <text:p>248000</text:p>
              </table:table-cell>
            </table:table-row>
            <table:table-row>
              <table:table-cell office:value-type="float" office:value="49700">
                <text:p>49700</text:p>
              </table:table-cell>
              <table:table-cell office:value-type="float" office:value="5692662">
                <text:p>5692662</text:p>
              </table:table-cell>
              <table:table-cell office:value-type="float" office:value="347900">
                <text:p>347900</text:p>
              </table:table-cell>
              <table:table-cell office:value-type="float" office:value="4149445">
                <text:p>4149445</text:p>
              </table:table-cell>
              <table:table-cell office:value-type="float" office:value="248500">
                <text:p>248500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5721567">
                <text:p>5721567</text:p>
              </table:table-cell>
              <table:table-cell office:value-type="float" office:value="348600">
                <text:p>348600</text:p>
              </table:table-cell>
              <table:table-cell office:value-type="float" office:value="3964599">
                <text:p>3964599</text:p>
              </table:table-cell>
              <table:table-cell office:value-type="float" office:value="249000">
                <text:p>249000</text:p>
              </table:table-cell>
            </table:table-row>
            <table:table-row>
              <table:table-cell office:value-type="float" office:value="49900">
                <text:p>49900</text:p>
              </table:table-cell>
              <table:table-cell office:value-type="float" office:value="5806194">
                <text:p>5806194</text:p>
              </table:table-cell>
              <table:table-cell office:value-type="float" office:value="349300">
                <text:p>349300</text:p>
              </table:table-cell>
              <table:table-cell office:value-type="float" office:value="4208376">
                <text:p>4208376</text:p>
              </table:table-cell>
              <table:table-cell office:value-type="float" office:value="249500">
                <text:p>2495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732602">
                <text:p>5732602</text:p>
              </table:table-cell>
              <table:table-cell office:value-type="float" office:value="350000">
                <text:p>350000</text:p>
              </table:table-cell>
              <table:table-cell office:value-type="float" office:value="4184540">
                <text:p>4184540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float" office:value="50100">
                <text:p>50100</text:p>
              </table:table-cell>
              <table:table-cell office:value-type="float" office:value="5662154">
                <text:p>5662154</text:p>
              </table:table-cell>
              <table:table-cell office:value-type="float" office:value="350700">
                <text:p>350700</text:p>
              </table:table-cell>
              <table:table-cell office:value-type="float" office:value="4195672">
                <text:p>4195672</text:p>
              </table:table-cell>
              <table:table-cell office:value-type="float" office:value="250500">
                <text:p>250500</text:p>
              </table:table-cell>
            </table:table-row>
            <table:table-row>
              <table:table-cell office:value-type="float" office:value="50200">
                <text:p>50200</text:p>
              </table:table-cell>
              <table:table-cell office:value-type="float" office:value="5734591">
                <text:p>5734591</text:p>
              </table:table-cell>
              <table:table-cell office:value-type="float" office:value="351400">
                <text:p>351400</text:p>
              </table:table-cell>
              <table:table-cell office:value-type="float" office:value="4091251">
                <text:p>4091251</text:p>
              </table:table-cell>
              <table:table-cell office:value-type="float" office:value="251000">
                <text:p>251000</text:p>
              </table:table-cell>
            </table:table-row>
            <table:table-row>
              <table:table-cell office:value-type="float" office:value="50300">
                <text:p>50300</text:p>
              </table:table-cell>
              <table:table-cell office:value-type="float" office:value="5785952">
                <text:p>5785952</text:p>
              </table:table-cell>
              <table:table-cell office:value-type="float" office:value="352100">
                <text:p>352100</text:p>
              </table:table-cell>
              <table:table-cell office:value-type="float" office:value="4113579">
                <text:p>4113579</text:p>
              </table:table-cell>
              <table:table-cell office:value-type="float" office:value="251500">
                <text:p>251500</text:p>
              </table:table-cell>
            </table:table-row>
            <table:table-row>
              <table:table-cell office:value-type="float" office:value="50400">
                <text:p>50400</text:p>
              </table:table-cell>
              <table:table-cell office:value-type="float" office:value="6270940">
                <text:p>6270940</text:p>
              </table:table-cell>
              <table:table-cell office:value-type="float" office:value="352800">
                <text:p>352800</text:p>
              </table:table-cell>
              <table:table-cell office:value-type="float" office:value="4133276">
                <text:p>4133276</text:p>
              </table:table-cell>
              <table:table-cell office:value-type="float" office:value="252000">
                <text:p>252000</text:p>
              </table:table-cell>
            </table:table-row>
            <table:table-row>
              <table:table-cell office:value-type="float" office:value="50500">
                <text:p>50500</text:p>
              </table:table-cell>
              <table:table-cell office:value-type="float" office:value="5781685">
                <text:p>5781685</text:p>
              </table:table-cell>
              <table:table-cell office:value-type="float" office:value="353500">
                <text:p>353500</text:p>
              </table:table-cell>
              <table:table-cell office:value-type="float" office:value="4347123">
                <text:p>4347123</text:p>
              </table:table-cell>
              <table:table-cell office:value-type="float" office:value="252500">
                <text:p>252500</text:p>
              </table:table-cell>
            </table:table-row>
            <table:table-row>
              <table:table-cell office:value-type="float" office:value="50600">
                <text:p>50600</text:p>
              </table:table-cell>
              <table:table-cell office:value-type="float" office:value="6026553">
                <text:p>6026553</text:p>
              </table:table-cell>
              <table:table-cell office:value-type="float" office:value="354200">
                <text:p>354200</text:p>
              </table:table-cell>
              <table:table-cell office:value-type="float" office:value="4229420">
                <text:p>4229420</text:p>
              </table:table-cell>
              <table:table-cell office:value-type="float" office:value="253000">
                <text:p>253000</text:p>
              </table:table-cell>
            </table:table-row>
            <table:table-row>
              <table:table-cell office:value-type="float" office:value="50700">
                <text:p>50700</text:p>
              </table:table-cell>
              <table:table-cell office:value-type="float" office:value="5788582">
                <text:p>5788582</text:p>
              </table:table-cell>
              <table:table-cell office:value-type="float" office:value="354900">
                <text:p>354900</text:p>
              </table:table-cell>
              <table:table-cell office:value-type="float" office:value="4274814">
                <text:p>4274814</text:p>
              </table:table-cell>
              <table:table-cell office:value-type="float" office:value="253500">
                <text:p>253500</text:p>
              </table:table-cell>
            </table:table-row>
            <table:table-row>
              <table:table-cell office:value-type="float" office:value="50800">
                <text:p>50800</text:p>
              </table:table-cell>
              <table:table-cell office:value-type="float" office:value="6020650">
                <text:p>6020650</text:p>
              </table:table-cell>
              <table:table-cell office:value-type="float" office:value="355600">
                <text:p>355600</text:p>
              </table:table-cell>
              <table:table-cell office:value-type="float" office:value="4068217">
                <text:p>4068217</text:p>
              </table:table-cell>
              <table:table-cell office:value-type="float" office:value="254000">
                <text:p>254000</text:p>
              </table:table-cell>
            </table:table-row>
            <table:table-row>
              <table:table-cell office:value-type="float" office:value="50900">
                <text:p>50900</text:p>
              </table:table-cell>
              <table:table-cell office:value-type="float" office:value="5871734">
                <text:p>5871734</text:p>
              </table:table-cell>
              <table:table-cell office:value-type="float" office:value="356300">
                <text:p>356300</text:p>
              </table:table-cell>
              <table:table-cell office:value-type="float" office:value="4221368">
                <text:p>4221368</text:p>
              </table:table-cell>
              <table:table-cell office:value-type="float" office:value="254500">
                <text:p>254500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5985715">
                <text:p>5985715</text:p>
              </table:table-cell>
              <table:table-cell office:value-type="float" office:value="357000">
                <text:p>357000</text:p>
              </table:table-cell>
              <table:table-cell office:value-type="float" office:value="4127726">
                <text:p>4127726</text:p>
              </table:table-cell>
              <table:table-cell office:value-type="float" office:value="255000">
                <text:p>255000</text:p>
              </table:table-cell>
            </table:table-row>
            <table:table-row>
              <table:table-cell office:value-type="float" office:value="51100">
                <text:p>51100</text:p>
              </table:table-cell>
              <table:table-cell office:value-type="float" office:value="5830607">
                <text:p>5830607</text:p>
              </table:table-cell>
              <table:table-cell office:value-type="float" office:value="357700">
                <text:p>357700</text:p>
              </table:table-cell>
              <table:table-cell office:value-type="float" office:value="4400087">
                <text:p>4400087</text:p>
              </table:table-cell>
              <table:table-cell office:value-type="float" office:value="255500">
                <text:p>255500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5779375">
                <text:p>5779375</text:p>
              </table:table-cell>
              <table:table-cell office:value-type="float" office:value="358400">
                <text:p>358400</text:p>
              </table:table-cell>
              <table:table-cell office:value-type="float" office:value="4261853">
                <text:p>4261853</text:p>
              </table:table-cell>
              <table:table-cell office:value-type="float" office:value="256000">
                <text:p>256000</text:p>
              </table:table-cell>
            </table:table-row>
            <table:table-row>
              <table:table-cell office:value-type="float" office:value="51300">
                <text:p>51300</text:p>
              </table:table-cell>
              <table:table-cell office:value-type="float" office:value="5741745">
                <text:p>5741745</text:p>
              </table:table-cell>
              <table:table-cell office:value-type="float" office:value="359100">
                <text:p>359100</text:p>
              </table:table-cell>
              <table:table-cell office:value-type="float" office:value="4304841">
                <text:p>4304841</text:p>
              </table:table-cell>
              <table:table-cell office:value-type="float" office:value="256500">
                <text:p>256500</text:p>
              </table:table-cell>
            </table:table-row>
            <table:table-row>
              <table:table-cell office:value-type="float" office:value="51400">
                <text:p>51400</text:p>
              </table:table-cell>
              <table:table-cell office:value-type="float" office:value="6524470">
                <text:p>6524470</text:p>
              </table:table-cell>
              <table:table-cell office:value-type="float" office:value="359800">
                <text:p>359800</text:p>
              </table:table-cell>
              <table:table-cell office:value-type="float" office:value="4176071">
                <text:p>4176071</text:p>
              </table:table-cell>
              <table:table-cell office:value-type="float" office:value="257000">
                <text:p>257000</text:p>
              </table:table-cell>
            </table:table-row>
            <table:table-row>
              <table:table-cell office:value-type="float" office:value="51500">
                <text:p>51500</text:p>
              </table:table-cell>
              <table:table-cell office:value-type="float" office:value="5954244">
                <text:p>5954244</text:p>
              </table:table-cell>
              <table:table-cell office:value-type="float" office:value="360500">
                <text:p>360500</text:p>
              </table:table-cell>
              <table:table-cell office:value-type="float" office:value="4241547">
                <text:p>4241547</text:p>
              </table:table-cell>
              <table:table-cell office:value-type="float" office:value="257500">
                <text:p>257500</text:p>
              </table:table-cell>
            </table:table-row>
            <table:table-row>
              <table:table-cell office:value-type="float" office:value="51600">
                <text:p>51600</text:p>
              </table:table-cell>
              <table:table-cell office:value-type="float" office:value="5993831">
                <text:p>5993831</text:p>
              </table:table-cell>
              <table:table-cell office:value-type="float" office:value="361200">
                <text:p>361200</text:p>
              </table:table-cell>
              <table:table-cell office:value-type="float" office:value="4200484">
                <text:p>4200484</text:p>
              </table:table-cell>
              <table:table-cell office:value-type="float" office:value="258000">
                <text:p>258000</text:p>
              </table:table-cell>
            </table:table-row>
            <table:table-row>
              <table:table-cell office:value-type="float" office:value="51700">
                <text:p>51700</text:p>
              </table:table-cell>
              <table:table-cell office:value-type="float" office:value="6085324">
                <text:p>6085324</text:p>
              </table:table-cell>
              <table:table-cell office:value-type="float" office:value="361900">
                <text:p>361900</text:p>
              </table:table-cell>
              <table:table-cell office:value-type="float" office:value="4244595">
                <text:p>4244595</text:p>
              </table:table-cell>
              <table:table-cell office:value-type="float" office:value="258500">
                <text:p>258500</text:p>
              </table:table-cell>
            </table:table-row>
            <table:table-row>
              <table:table-cell office:value-type="float" office:value="51800">
                <text:p>51800</text:p>
              </table:table-cell>
              <table:table-cell office:value-type="float" office:value="8191325">
                <text:p>8191325</text:p>
              </table:table-cell>
              <table:table-cell office:value-type="float" office:value="362600">
                <text:p>362600</text:p>
              </table:table-cell>
              <table:table-cell office:value-type="float" office:value="5163435">
                <text:p>5163435</text:p>
              </table:table-cell>
              <table:table-cell office:value-type="float" office:value="259000">
                <text:p>259000</text:p>
              </table:table-cell>
            </table:table-row>
            <table:table-row>
              <table:table-cell office:value-type="float" office:value="51900">
                <text:p>51900</text:p>
              </table:table-cell>
              <table:table-cell office:value-type="float" office:value="6104283">
                <text:p>6104283</text:p>
              </table:table-cell>
              <table:table-cell office:value-type="float" office:value="363300">
                <text:p>363300</text:p>
              </table:table-cell>
              <table:table-cell office:value-type="float" office:value="4435792">
                <text:p>4435792</text:p>
              </table:table-cell>
              <table:table-cell office:value-type="float" office:value="259500">
                <text:p>259500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6130557">
                <text:p>6130557</text:p>
              </table:table-cell>
              <table:table-cell office:value-type="float" office:value="364000">
                <text:p>364000</text:p>
              </table:table-cell>
              <table:table-cell office:value-type="float" office:value="4197789">
                <text:p>4197789</text:p>
              </table:table-cell>
              <table:table-cell office:value-type="float" office:value="260000">
                <text:p>260000</text:p>
              </table:table-cell>
            </table:table-row>
            <table:table-row>
              <table:table-cell office:value-type="float" office:value="52100">
                <text:p>52100</text:p>
              </table:table-cell>
              <table:table-cell office:value-type="float" office:value="6077432">
                <text:p>6077432</text:p>
              </table:table-cell>
              <table:table-cell office:value-type="float" office:value="364700">
                <text:p>364700</text:p>
              </table:table-cell>
              <table:table-cell office:value-type="float" office:value="4267564">
                <text:p>4267564</text:p>
              </table:table-cell>
              <table:table-cell office:value-type="float" office:value="260500">
                <text:p>260500</text:p>
              </table:table-cell>
            </table:table-row>
            <table:table-row>
              <table:table-cell office:value-type="float" office:value="52200">
                <text:p>52200</text:p>
              </table:table-cell>
              <table:table-cell office:value-type="float" office:value="5978208">
                <text:p>5978208</text:p>
              </table:table-cell>
              <table:table-cell office:value-type="float" office:value="365400">
                <text:p>365400</text:p>
              </table:table-cell>
              <table:table-cell office:value-type="float" office:value="4336248">
                <text:p>4336248</text:p>
              </table:table-cell>
              <table:table-cell office:value-type="float" office:value="261000">
                <text:p>261000</text:p>
              </table:table-cell>
            </table:table-row>
            <table:table-row>
              <table:table-cell office:value-type="float" office:value="52300">
                <text:p>52300</text:p>
              </table:table-cell>
              <table:table-cell office:value-type="float" office:value="6892879">
                <text:p>6892879</text:p>
              </table:table-cell>
              <table:table-cell office:value-type="float" office:value="366100">
                <text:p>366100</text:p>
              </table:table-cell>
              <table:table-cell office:value-type="float" office:value="4318315">
                <text:p>4318315</text:p>
              </table:table-cell>
              <table:table-cell office:value-type="float" office:value="261500">
                <text:p>261500</text:p>
              </table:table-cell>
            </table:table-row>
            <table:table-row>
              <table:table-cell office:value-type="float" office:value="52400">
                <text:p>52400</text:p>
              </table:table-cell>
              <table:table-cell office:value-type="float" office:value="6032263">
                <text:p>6032263</text:p>
              </table:table-cell>
              <table:table-cell office:value-type="float" office:value="366800">
                <text:p>366800</text:p>
              </table:table-cell>
              <table:table-cell office:value-type="float" office:value="4703790">
                <text:p>4703790</text:p>
              </table:table-cell>
              <table:table-cell office:value-type="float" office:value="262000">
                <text:p>262000</text:p>
              </table:table-cell>
            </table:table-row>
            <table:table-row>
              <table:table-cell office:value-type="float" office:value="52500">
                <text:p>52500</text:p>
              </table:table-cell>
              <table:table-cell office:value-type="float" office:value="6427812">
                <text:p>6427812</text:p>
              </table:table-cell>
              <table:table-cell office:value-type="float" office:value="367500">
                <text:p>367500</text:p>
              </table:table-cell>
              <table:table-cell office:value-type="float" office:value="4481090">
                <text:p>4481090</text:p>
              </table:table-cell>
              <table:table-cell office:value-type="float" office:value="262500">
                <text:p>262500</text:p>
              </table:table-cell>
            </table:table-row>
            <table:table-row>
              <table:table-cell office:value-type="float" office:value="52600">
                <text:p>52600</text:p>
              </table:table-cell>
              <table:table-cell office:value-type="float" office:value="6175052">
                <text:p>6175052</text:p>
              </table:table-cell>
              <table:table-cell office:value-type="float" office:value="368200">
                <text:p>368200</text:p>
              </table:table-cell>
              <table:table-cell office:value-type="float" office:value="4512111">
                <text:p>4512111</text:p>
              </table:table-cell>
              <table:table-cell office:value-type="float" office:value="263000">
                <text:p>263000</text:p>
              </table:table-cell>
            </table:table-row>
            <table:table-row>
              <table:table-cell office:value-type="float" office:value="52700">
                <text:p>52700</text:p>
              </table:table-cell>
              <table:table-cell office:value-type="float" office:value="6522930">
                <text:p>6522930</text:p>
              </table:table-cell>
              <table:table-cell office:value-type="float" office:value="368900">
                <text:p>368900</text:p>
              </table:table-cell>
              <table:table-cell office:value-type="float" office:value="4516699">
                <text:p>4516699</text:p>
              </table:table-cell>
              <table:table-cell office:value-type="float" office:value="263500">
                <text:p>263500</text:p>
              </table:table-cell>
            </table:table-row>
            <table:table-row>
              <table:table-cell office:value-type="float" office:value="52800">
                <text:p>52800</text:p>
              </table:table-cell>
              <table:table-cell office:value-type="float" office:value="6112592">
                <text:p>6112592</text:p>
              </table:table-cell>
              <table:table-cell office:value-type="float" office:value="369600">
                <text:p>369600</text:p>
              </table:table-cell>
              <table:table-cell office:value-type="float" office:value="4444486">
                <text:p>4444486</text:p>
              </table:table-cell>
              <table:table-cell office:value-type="float" office:value="264000">
                <text:p>264000</text:p>
              </table:table-cell>
            </table:table-row>
            <table:table-row>
              <table:table-cell office:value-type="float" office:value="52900">
                <text:p>52900</text:p>
              </table:table-cell>
              <table:table-cell office:value-type="float" office:value="6162477">
                <text:p>6162477</text:p>
              </table:table-cell>
              <table:table-cell office:value-type="float" office:value="370300">
                <text:p>370300</text:p>
              </table:table-cell>
              <table:table-cell office:value-type="float" office:value="4468065">
                <text:p>4468065</text:p>
              </table:table-cell>
              <table:table-cell office:value-type="float" office:value="264500">
                <text:p>264500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6211046">
                <text:p>6211046</text:p>
              </table:table-cell>
              <table:table-cell office:value-type="float" office:value="371000">
                <text:p>371000</text:p>
              </table:table-cell>
              <table:table-cell office:value-type="float" office:value="4452249">
                <text:p>4452249</text:p>
              </table:table-cell>
              <table:table-cell office:value-type="float" office:value="265000">
                <text:p>265000</text:p>
              </table:table-cell>
            </table:table-row>
            <table:table-row>
              <table:table-cell office:value-type="float" office:value="53100">
                <text:p>53100</text:p>
              </table:table-cell>
              <table:table-cell office:value-type="float" office:value="6349184">
                <text:p>6349184</text:p>
              </table:table-cell>
              <table:table-cell office:value-type="float" office:value="371700">
                <text:p>371700</text:p>
              </table:table-cell>
              <table:table-cell office:value-type="float" office:value="5187784">
                <text:p>5187784</text:p>
              </table:table-cell>
              <table:table-cell office:value-type="float" office:value="265500">
                <text:p>265500</text:p>
              </table:table-cell>
            </table:table-row>
            <table:table-row>
              <table:table-cell office:value-type="float" office:value="53200">
                <text:p>53200</text:p>
              </table:table-cell>
              <table:table-cell office:value-type="float" office:value="6963648">
                <text:p>6963648</text:p>
              </table:table-cell>
              <table:table-cell office:value-type="float" office:value="372400">
                <text:p>372400</text:p>
              </table:table-cell>
              <table:table-cell office:value-type="float" office:value="4682713">
                <text:p>4682713</text:p>
              </table:table-cell>
              <table:table-cell office:value-type="float" office:value="266000">
                <text:p>266000</text:p>
              </table:table-cell>
            </table:table-row>
            <table:table-row>
              <table:table-cell office:value-type="float" office:value="53300">
                <text:p>53300</text:p>
              </table:table-cell>
              <table:table-cell office:value-type="float" office:value="6764045">
                <text:p>6764045</text:p>
              </table:table-cell>
              <table:table-cell office:value-type="float" office:value="373100">
                <text:p>373100</text:p>
              </table:table-cell>
              <table:table-cell office:value-type="float" office:value="5118170">
                <text:p>5118170</text:p>
              </table:table-cell>
              <table:table-cell office:value-type="float" office:value="266500">
                <text:p>266500</text:p>
              </table:table-cell>
            </table:table-row>
            <table:table-row>
              <table:table-cell office:value-type="float" office:value="53400">
                <text:p>53400</text:p>
              </table:table-cell>
              <table:table-cell office:value-type="float" office:value="7059182">
                <text:p>7059182</text:p>
              </table:table-cell>
              <table:table-cell office:value-type="float" office:value="373800">
                <text:p>373800</text:p>
              </table:table-cell>
              <table:table-cell office:value-type="float" office:value="4745142">
                <text:p>4745142</text:p>
              </table:table-cell>
              <table:table-cell office:value-type="float" office:value="267000">
                <text:p>267000</text:p>
              </table:table-cell>
            </table:table-row>
            <table:table-row>
              <table:table-cell office:value-type="float" office:value="53500">
                <text:p>53500</text:p>
              </table:table-cell>
              <table:table-cell office:value-type="float" office:value="6968973">
                <text:p>6968973</text:p>
              </table:table-cell>
              <table:table-cell office:value-type="float" office:value="374500">
                <text:p>374500</text:p>
              </table:table-cell>
              <table:table-cell office:value-type="float" office:value="4774495">
                <text:p>4774495</text:p>
              </table:table-cell>
              <table:table-cell office:value-type="float" office:value="267500">
                <text:p>267500</text:p>
              </table:table-cell>
            </table:table-row>
            <table:table-row>
              <table:table-cell office:value-type="float" office:value="53600">
                <text:p>53600</text:p>
              </table:table-cell>
              <table:table-cell office:value-type="float" office:value="6977795">
                <text:p>6977795</text:p>
              </table:table-cell>
              <table:table-cell office:value-type="float" office:value="375200">
                <text:p>375200</text:p>
              </table:table-cell>
              <table:table-cell office:value-type="float" office:value="4847221">
                <text:p>4847221</text:p>
              </table:table-cell>
              <table:table-cell office:value-type="float" office:value="268000">
                <text:p>268000</text:p>
              </table:table-cell>
            </table:table-row>
            <table:table-row>
              <table:table-cell office:value-type="float" office:value="53700">
                <text:p>53700</text:p>
              </table:table-cell>
              <table:table-cell office:value-type="float" office:value="6600981">
                <text:p>6600981</text:p>
              </table:table-cell>
              <table:table-cell office:value-type="float" office:value="375900">
                <text:p>375900</text:p>
              </table:table-cell>
              <table:table-cell office:value-type="float" office:value="6140405">
                <text:p>6140405</text:p>
              </table:table-cell>
              <table:table-cell office:value-type="float" office:value="268500">
                <text:p>268500</text:p>
              </table:table-cell>
            </table:table-row>
            <table:table-row>
              <table:table-cell office:value-type="float" office:value="53800">
                <text:p>53800</text:p>
              </table:table-cell>
              <table:table-cell office:value-type="float" office:value="6542017">
                <text:p>6542017</text:p>
              </table:table-cell>
              <table:table-cell office:value-type="float" office:value="376600">
                <text:p>376600</text:p>
              </table:table-cell>
              <table:table-cell office:value-type="float" office:value="4937976">
                <text:p>4937976</text:p>
              </table:table-cell>
              <table:table-cell office:value-type="float" office:value="269000">
                <text:p>269000</text:p>
              </table:table-cell>
            </table:table-row>
            <table:table-row>
              <table:table-cell office:value-type="float" office:value="53900">
                <text:p>53900</text:p>
              </table:table-cell>
              <table:table-cell office:value-type="float" office:value="6799750">
                <text:p>6799750</text:p>
              </table:table-cell>
              <table:table-cell office:value-type="float" office:value="377300">
                <text:p>377300</text:p>
              </table:table-cell>
              <table:table-cell office:value-type="float" office:value="4795860">
                <text:p>4795860</text:p>
              </table:table-cell>
              <table:table-cell office:value-type="float" office:value="269500">
                <text:p>269500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7015938">
                <text:p>7015938</text:p>
              </table:table-cell>
              <table:table-cell office:value-type="float" office:value="378000">
                <text:p>378000</text:p>
              </table:table-cell>
              <table:table-cell office:value-type="float" office:value="4798716">
                <text:p>4798716</text:p>
              </table:table-cell>
              <table:table-cell office:value-type="float" office:value="270000">
                <text:p>270000</text:p>
              </table:table-cell>
            </table:table-row>
            <table:table-row>
              <table:table-cell office:value-type="float" office:value="54100">
                <text:p>54100</text:p>
              </table:table-cell>
              <table:table-cell office:value-type="float" office:value="6490208">
                <text:p>6490208</text:p>
              </table:table-cell>
              <table:table-cell office:value-type="float" office:value="378700">
                <text:p>378700</text:p>
              </table:table-cell>
              <table:table-cell office:value-type="float" office:value="4975285">
                <text:p>4975285</text:p>
              </table:table-cell>
              <table:table-cell office:value-type="float" office:value="270500">
                <text:p>270500</text:p>
              </table:table-cell>
            </table:table-row>
            <table:table-row>
              <table:table-cell office:value-type="float" office:value="54200">
                <text:p>54200</text:p>
              </table:table-cell>
              <table:table-cell office:value-type="float" office:value="6595206">
                <text:p>6595206</text:p>
              </table:table-cell>
              <table:table-cell office:value-type="float" office:value="379400">
                <text:p>379400</text:p>
              </table:table-cell>
              <table:table-cell office:value-type="float" office:value="4752969">
                <text:p>4752969</text:p>
              </table:table-cell>
              <table:table-cell office:value-type="float" office:value="271000">
                <text:p>271000</text:p>
              </table:table-cell>
            </table:table-row>
            <table:table-row>
              <table:table-cell office:value-type="float" office:value="54300">
                <text:p>54300</text:p>
              </table:table-cell>
              <table:table-cell office:value-type="float" office:value="6477729">
                <text:p>6477729</text:p>
              </table:table-cell>
              <table:table-cell office:value-type="float" office:value="380100">
                <text:p>380100</text:p>
              </table:table-cell>
              <table:table-cell office:value-type="float" office:value="4716366">
                <text:p>4716366</text:p>
              </table:table-cell>
              <table:table-cell office:value-type="float" office:value="271500">
                <text:p>271500</text:p>
              </table:table-cell>
            </table:table-row>
            <table:table-row>
              <table:table-cell office:value-type="float" office:value="54400">
                <text:p>54400</text:p>
              </table:table-cell>
              <table:table-cell office:value-type="float" office:value="6362978">
                <text:p>6362978</text:p>
              </table:table-cell>
              <table:table-cell office:value-type="float" office:value="380800">
                <text:p>380800</text:p>
              </table:table-cell>
              <table:table-cell office:value-type="float" office:value="4576015">
                <text:p>4576015</text:p>
              </table:table-cell>
              <table:table-cell office:value-type="float" office:value="272000">
                <text:p>272000</text:p>
              </table:table-cell>
            </table:table-row>
            <table:table-row>
              <table:table-cell office:value-type="float" office:value="54500">
                <text:p>54500</text:p>
              </table:table-cell>
              <table:table-cell office:value-type="float" office:value="6787816">
                <text:p>6787816</text:p>
              </table:table-cell>
              <table:table-cell office:value-type="float" office:value="381500">
                <text:p>381500</text:p>
              </table:table-cell>
              <table:table-cell office:value-type="float" office:value="4835479">
                <text:p>4835479</text:p>
              </table:table-cell>
              <table:table-cell office:value-type="float" office:value="272500">
                <text:p>272500</text:p>
              </table:table-cell>
            </table:table-row>
            <table:table-row>
              <table:table-cell office:value-type="float" office:value="54600">
                <text:p>54600</text:p>
              </table:table-cell>
              <table:table-cell office:value-type="float" office:value="7318808">
                <text:p>7318808</text:p>
              </table:table-cell>
              <table:table-cell office:value-type="float" office:value="382200">
                <text:p>382200</text:p>
              </table:table-cell>
              <table:table-cell office:value-type="float" office:value="5264231">
                <text:p>5264231</text:p>
              </table:table-cell>
              <table:table-cell office:value-type="float" office:value="273000">
                <text:p>273000</text:p>
              </table:table-cell>
            </table:table-row>
            <table:table-row>
              <table:table-cell office:value-type="float" office:value="54700">
                <text:p>54700</text:p>
              </table:table-cell>
              <table:table-cell office:value-type="float" office:value="6711529">
                <text:p>6711529</text:p>
              </table:table-cell>
              <table:table-cell office:value-type="float" office:value="382900">
                <text:p>382900</text:p>
              </table:table-cell>
              <table:table-cell office:value-type="float" office:value="4865699">
                <text:p>4865699</text:p>
              </table:table-cell>
              <table:table-cell office:value-type="float" office:value="273500">
                <text:p>273500</text:p>
              </table:table-cell>
            </table:table-row>
            <table:table-row>
              <table:table-cell office:value-type="float" office:value="54800">
                <text:p>54800</text:p>
              </table:table-cell>
              <table:table-cell office:value-type="float" office:value="7275563">
                <text:p>7275563</text:p>
              </table:table-cell>
              <table:table-cell office:value-type="float" office:value="383600">
                <text:p>383600</text:p>
              </table:table-cell>
              <table:table-cell office:value-type="float" office:value="5055133">
                <text:p>5055133</text:p>
              </table:table-cell>
              <table:table-cell office:value-type="float" office:value="274000">
                <text:p>274000</text:p>
              </table:table-cell>
            </table:table-row>
            <table:table-row>
              <table:table-cell office:value-type="float" office:value="54900">
                <text:p>54900</text:p>
              </table:table-cell>
              <table:table-cell office:value-type="float" office:value="7032331">
                <text:p>7032331</text:p>
              </table:table-cell>
              <table:table-cell office:value-type="float" office:value="384300">
                <text:p>384300</text:p>
              </table:table-cell>
              <table:table-cell office:value-type="float" office:value="4657851">
                <text:p>4657851</text:p>
              </table:table-cell>
              <table:table-cell office:value-type="float" office:value="274500">
                <text:p>274500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6703445">
                <text:p>6703445</text:p>
              </table:table-cell>
              <table:table-cell office:value-type="float" office:value="385000">
                <text:p>385000</text:p>
              </table:table-cell>
              <table:table-cell office:value-type="float" office:value="4578517">
                <text:p>4578517</text:p>
              </table:table-cell>
              <table:table-cell office:value-type="float" office:value="275000">
                <text:p>275000</text:p>
              </table:table-cell>
            </table:table-row>
            <table:table-row>
              <table:table-cell office:value-type="float" office:value="55100">
                <text:p>55100</text:p>
              </table:table-cell>
              <table:table-cell office:value-type="float" office:value="6416648">
                <text:p>6416648</text:p>
              </table:table-cell>
              <table:table-cell office:value-type="float" office:value="385700">
                <text:p>385700</text:p>
              </table:table-cell>
              <table:table-cell office:value-type="float" office:value="4550190">
                <text:p>4550190</text:p>
              </table:table-cell>
              <table:table-cell office:value-type="float" office:value="275500">
                <text:p>275500</text:p>
              </table:table-cell>
            </table:table-row>
            <table:table-row>
              <table:table-cell office:value-type="float" office:value="55200">
                <text:p>55200</text:p>
              </table:table-cell>
              <table:table-cell office:value-type="float" office:value="6350242">
                <text:p>6350242</text:p>
              </table:table-cell>
              <table:table-cell office:value-type="float" office:value="386400">
                <text:p>386400</text:p>
              </table:table-cell>
              <table:table-cell office:value-type="float" office:value="4487538">
                <text:p>4487538</text:p>
              </table:table-cell>
              <table:table-cell office:value-type="float" office:value="276000">
                <text:p>276000</text:p>
              </table:table-cell>
            </table:table-row>
            <table:table-row>
              <table:table-cell office:value-type="float" office:value="55300">
                <text:p>55300</text:p>
              </table:table-cell>
              <table:table-cell office:value-type="float" office:value="7454090">
                <text:p>7454090</text:p>
              </table:table-cell>
              <table:table-cell office:value-type="float" office:value="387100">
                <text:p>387100</text:p>
              </table:table-cell>
              <table:table-cell office:value-type="float" office:value="5402144">
                <text:p>5402144</text:p>
              </table:table-cell>
              <table:table-cell office:value-type="float" office:value="276500">
                <text:p>276500</text:p>
              </table:table-cell>
            </table:table-row>
            <table:table-row>
              <table:table-cell office:value-type="float" office:value="55400">
                <text:p>55400</text:p>
              </table:table-cell>
              <table:table-cell office:value-type="float" office:value="7366768">
                <text:p>7366768</text:p>
              </table:table-cell>
              <table:table-cell office:value-type="float" office:value="387800">
                <text:p>387800</text:p>
              </table:table-cell>
              <table:table-cell office:value-type="float" office:value="5410581">
                <text:p>5410581</text:p>
              </table:table-cell>
              <table:table-cell office:value-type="float" office:value="277000">
                <text:p>277000</text:p>
              </table:table-cell>
            </table:table-row>
            <table:table-row>
              <table:table-cell office:value-type="float" office:value="55500">
                <text:p>55500</text:p>
              </table:table-cell>
              <table:table-cell office:value-type="float" office:value="7218813">
                <text:p>7218813</text:p>
              </table:table-cell>
              <table:table-cell office:value-type="float" office:value="388500">
                <text:p>388500</text:p>
              </table:table-cell>
              <table:table-cell office:value-type="float" office:value="4855979">
                <text:p>4855979</text:p>
              </table:table-cell>
              <table:table-cell office:value-type="float" office:value="277500">
                <text:p>277500</text:p>
              </table:table-cell>
            </table:table-row>
            <table:table-row>
              <table:table-cell office:value-type="float" office:value="55600">
                <text:p>55600</text:p>
              </table:table-cell>
              <table:table-cell office:value-type="float" office:value="6494892">
                <text:p>6494892</text:p>
              </table:table-cell>
              <table:table-cell office:value-type="float" office:value="389200">
                <text:p>389200</text:p>
              </table:table-cell>
              <table:table-cell office:value-type="float" office:value="4760636">
                <text:p>4760636</text:p>
              </table:table-cell>
              <table:table-cell office:value-type="float" office:value="278000">
                <text:p>278000</text:p>
              </table:table-cell>
            </table:table-row>
            <table:table-row>
              <table:table-cell office:value-type="float" office:value="55700">
                <text:p>55700</text:p>
              </table:table-cell>
              <table:table-cell office:value-type="float" office:value="7066272">
                <text:p>7066272</text:p>
              </table:table-cell>
              <table:table-cell office:value-type="float" office:value="389900">
                <text:p>389900</text:p>
              </table:table-cell>
              <table:table-cell office:value-type="float" office:value="5689390">
                <text:p>5689390</text:p>
              </table:table-cell>
              <table:table-cell office:value-type="float" office:value="278500">
                <text:p>278500</text:p>
              </table:table-cell>
            </table:table-row>
            <table:table-row>
              <table:table-cell office:value-type="float" office:value="55800">
                <text:p>55800</text:p>
              </table:table-cell>
              <table:table-cell office:value-type="float" office:value="6937983">
                <text:p>6937983</text:p>
              </table:table-cell>
              <table:table-cell office:value-type="float" office:value="390600">
                <text:p>390600</text:p>
              </table:table-cell>
              <table:table-cell office:value-type="float" office:value="4618682">
                <text:p>4618682</text:p>
              </table:table-cell>
              <table:table-cell office:value-type="float" office:value="279000">
                <text:p>279000</text:p>
              </table:table-cell>
            </table:table-row>
            <table:table-row>
              <table:table-cell office:value-type="float" office:value="55900">
                <text:p>55900</text:p>
              </table:table-cell>
              <table:table-cell office:value-type="float" office:value="6517861">
                <text:p>6517861</text:p>
              </table:table-cell>
              <table:table-cell office:value-type="float" office:value="391300">
                <text:p>391300</text:p>
              </table:table-cell>
              <table:table-cell office:value-type="float" office:value="4572197">
                <text:p>4572197</text:p>
              </table:table-cell>
              <table:table-cell office:value-type="float" office:value="279500">
                <text:p>279500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6927461">
                <text:p>6927461</text:p>
              </table:table-cell>
              <table:table-cell office:value-type="float" office:value="392000">
                <text:p>392000</text:p>
              </table:table-cell>
              <table:table-cell office:value-type="float" office:value="4826946">
                <text:p>4826946</text:p>
              </table:table-cell>
              <table:table-cell office:value-type="float" office:value="280000">
                <text:p>280000</text:p>
              </table:table-cell>
            </table:table-row>
            <table:table-row>
              <table:table-cell office:value-type="float" office:value="56100">
                <text:p>56100</text:p>
              </table:table-cell>
              <table:table-cell office:value-type="float" office:value="6723688">
                <text:p>6723688</text:p>
              </table:table-cell>
              <table:table-cell office:value-type="float" office:value="392700">
                <text:p>392700</text:p>
              </table:table-cell>
              <table:table-cell office:value-type="float" office:value="4890689">
                <text:p>4890689</text:p>
              </table:table-cell>
              <table:table-cell office:value-type="float" office:value="280500">
                <text:p>280500</text:p>
              </table:table-cell>
            </table:table-row>
            <table:table-row>
              <table:table-cell office:value-type="float" office:value="56200">
                <text:p>56200</text:p>
              </table:table-cell>
              <table:table-cell office:value-type="float" office:value="6590651">
                <text:p>6590651</text:p>
              </table:table-cell>
              <table:table-cell office:value-type="float" office:value="393400">
                <text:p>393400</text:p>
              </table:table-cell>
              <table:table-cell office:value-type="float" office:value="4753964">
                <text:p>4753964</text:p>
              </table:table-cell>
              <table:table-cell office:value-type="float" office:value="281000">
                <text:p>281000</text:p>
              </table:table-cell>
            </table:table-row>
            <table:table-row>
              <table:table-cell office:value-type="float" office:value="56300">
                <text:p>56300</text:p>
              </table:table-cell>
              <table:table-cell office:value-type="float" office:value="6732253">
                <text:p>6732253</text:p>
              </table:table-cell>
              <table:table-cell office:value-type="float" office:value="394100">
                <text:p>394100</text:p>
              </table:table-cell>
              <table:table-cell office:value-type="float" office:value="5319570">
                <text:p>5319570</text:p>
              </table:table-cell>
              <table:table-cell office:value-type="float" office:value="281500">
                <text:p>281500</text:p>
              </table:table-cell>
            </table:table-row>
            <table:table-row>
              <table:table-cell office:value-type="float" office:value="56400">
                <text:p>56400</text:p>
              </table:table-cell>
              <table:table-cell office:value-type="float" office:value="6929418">
                <text:p>6929418</text:p>
              </table:table-cell>
              <table:table-cell office:value-type="float" office:value="394800">
                <text:p>394800</text:p>
              </table:table-cell>
              <table:table-cell office:value-type="float" office:value="4797272">
                <text:p>4797272</text:p>
              </table:table-cell>
              <table:table-cell office:value-type="float" office:value="282000">
                <text:p>282000</text:p>
              </table:table-cell>
            </table:table-row>
            <table:table-row>
              <table:table-cell office:value-type="float" office:value="56500">
                <text:p>56500</text:p>
              </table:table-cell>
              <table:table-cell office:value-type="float" office:value="7319577">
                <text:p>7319577</text:p>
              </table:table-cell>
              <table:table-cell office:value-type="float" office:value="395500">
                <text:p>395500</text:p>
              </table:table-cell>
              <table:table-cell office:value-type="float" office:value="5035371">
                <text:p>5035371</text:p>
              </table:table-cell>
              <table:table-cell office:value-type="float" office:value="282500">
                <text:p>282500</text:p>
              </table:table-cell>
            </table:table-row>
            <table:table-row>
              <table:table-cell office:value-type="float" office:value="56600">
                <text:p>56600</text:p>
              </table:table-cell>
              <table:table-cell office:value-type="float" office:value="12902558">
                <text:p>12902558</text:p>
              </table:table-cell>
              <table:table-cell office:value-type="float" office:value="396200">
                <text:p>396200</text:p>
              </table:table-cell>
              <table:table-cell office:value-type="float" office:value="4827107">
                <text:p>4827107</text:p>
              </table:table-cell>
              <table:table-cell office:value-type="float" office:value="283000">
                <text:p>283000</text:p>
              </table:table-cell>
            </table:table-row>
            <table:table-row>
              <table:table-cell office:value-type="float" office:value="56700">
                <text:p>56700</text:p>
              </table:table-cell>
              <table:table-cell office:value-type="float" office:value="6656159">
                <text:p>6656159</text:p>
              </table:table-cell>
              <table:table-cell office:value-type="float" office:value="396900">
                <text:p>396900</text:p>
              </table:table-cell>
              <table:table-cell office:value-type="float" office:value="4652205">
                <text:p>4652205</text:p>
              </table:table-cell>
              <table:table-cell office:value-type="float" office:value="283500">
                <text:p>283500</text:p>
              </table:table-cell>
            </table:table-row>
            <table:table-row>
              <table:table-cell office:value-type="float" office:value="56800">
                <text:p>56800</text:p>
              </table:table-cell>
              <table:table-cell office:value-type="float" office:value="6806134">
                <text:p>6806134</text:p>
              </table:table-cell>
              <table:table-cell office:value-type="float" office:value="397600">
                <text:p>397600</text:p>
              </table:table-cell>
              <table:table-cell office:value-type="float" office:value="4746649">
                <text:p>4746649</text:p>
              </table:table-cell>
              <table:table-cell office:value-type="float" office:value="284000">
                <text:p>284000</text:p>
              </table:table-cell>
            </table:table-row>
            <table:table-row>
              <table:table-cell office:value-type="float" office:value="56900">
                <text:p>56900</text:p>
              </table:table-cell>
              <table:table-cell office:value-type="float" office:value="6555620">
                <text:p>6555620</text:p>
              </table:table-cell>
              <table:table-cell office:value-type="float" office:value="398300">
                <text:p>398300</text:p>
              </table:table-cell>
              <table:table-cell office:value-type="float" office:value="4861689">
                <text:p>4861689</text:p>
              </table:table-cell>
              <table:table-cell office:value-type="float" office:value="284500">
                <text:p>284500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6780919">
                <text:p>6780919</text:p>
              </table:table-cell>
              <table:table-cell office:value-type="float" office:value="399000">
                <text:p>399000</text:p>
              </table:table-cell>
              <table:table-cell office:value-type="float" office:value="4746297">
                <text:p>4746297</text:p>
              </table:table-cell>
              <table:table-cell office:value-type="float" office:value="285000">
                <text:p>285000</text:p>
              </table:table-cell>
            </table:table-row>
            <table:table-row>
              <table:table-cell office:value-type="float" office:value="57100">
                <text:p>57100</text:p>
              </table:table-cell>
              <table:table-cell office:value-type="float" office:value="6737386">
                <text:p>6737386</text:p>
              </table:table-cell>
              <table:table-cell office:value-type="float" office:value="399700">
                <text:p>399700</text:p>
              </table:table-cell>
              <table:table-cell office:value-type="float" office:value="4829352">
                <text:p>4829352</text:p>
              </table:table-cell>
              <table:table-cell office:value-type="float" office:value="285500">
                <text:p>285500</text:p>
              </table:table-cell>
            </table:table-row>
            <table:table-row>
              <table:table-cell office:value-type="float" office:value="57200">
                <text:p>57200</text:p>
              </table:table-cell>
              <table:table-cell office:value-type="float" office:value="6591581">
                <text:p>6591581</text:p>
              </table:table-cell>
              <table:table-cell office:value-type="float" office:value="400400">
                <text:p>400400</text:p>
              </table:table-cell>
              <table:table-cell office:value-type="float" office:value="4661669">
                <text:p>4661669</text:p>
              </table:table-cell>
              <table:table-cell office:value-type="float" office:value="286000">
                <text:p>286000</text:p>
              </table:table-cell>
            </table:table-row>
            <table:table-row>
              <table:table-cell office:value-type="float" office:value="57300">
                <text:p>57300</text:p>
              </table:table-cell>
              <table:table-cell office:value-type="float" office:value="6814860">
                <text:p>6814860</text:p>
              </table:table-cell>
              <table:table-cell office:value-type="float" office:value="401100">
                <text:p>401100</text:p>
              </table:table-cell>
              <table:table-cell office:value-type="float" office:value="4716237">
                <text:p>4716237</text:p>
              </table:table-cell>
              <table:table-cell office:value-type="float" office:value="286500">
                <text:p>286500</text:p>
              </table:table-cell>
            </table:table-row>
            <table:table-row>
              <table:table-cell office:value-type="float" office:value="57400">
                <text:p>57400</text:p>
              </table:table-cell>
              <table:table-cell office:value-type="float" office:value="7357496">
                <text:p>7357496</text:p>
              </table:table-cell>
              <table:table-cell office:value-type="float" office:value="401800">
                <text:p>401800</text:p>
              </table:table-cell>
              <table:table-cell office:value-type="float" office:value="4897298">
                <text:p>4897298</text:p>
              </table:table-cell>
              <table:table-cell office:value-type="float" office:value="287000">
                <text:p>287000</text:p>
              </table:table-cell>
            </table:table-row>
            <table:table-row>
              <table:table-cell office:value-type="float" office:value="57500">
                <text:p>57500</text:p>
              </table:table-cell>
              <table:table-cell office:value-type="float" office:value="7057258">
                <text:p>7057258</text:p>
              </table:table-cell>
              <table:table-cell office:value-type="float" office:value="402500">
                <text:p>402500</text:p>
              </table:table-cell>
              <table:table-cell office:value-type="float" office:value="4952187">
                <text:p>4952187</text:p>
              </table:table-cell>
              <table:table-cell office:value-type="float" office:value="287500">
                <text:p>287500</text:p>
              </table:table-cell>
            </table:table-row>
            <table:table-row>
              <table:table-cell office:value-type="float" office:value="57600">
                <text:p>57600</text:p>
              </table:table-cell>
              <table:table-cell office:value-type="float" office:value="6985622">
                <text:p>6985622</text:p>
              </table:table-cell>
              <table:table-cell office:value-type="float" office:value="403200">
                <text:p>403200</text:p>
              </table:table-cell>
              <table:table-cell office:value-type="float" office:value="5149384">
                <text:p>5149384</text:p>
              </table:table-cell>
              <table:table-cell office:value-type="float" office:value="288000">
                <text:p>288000</text:p>
              </table:table-cell>
            </table:table-row>
            <table:table-row>
              <table:table-cell office:value-type="float" office:value="57700">
                <text:p>57700</text:p>
              </table:table-cell>
              <table:table-cell office:value-type="float" office:value="6880175">
                <text:p>6880175</text:p>
              </table:table-cell>
              <table:table-cell office:value-type="float" office:value="403900">
                <text:p>403900</text:p>
              </table:table-cell>
              <table:table-cell office:value-type="float" office:value="4849370">
                <text:p>4849370</text:p>
              </table:table-cell>
              <table:table-cell office:value-type="float" office:value="288500">
                <text:p>288500</text:p>
              </table:table-cell>
            </table:table-row>
            <table:table-row>
              <table:table-cell office:value-type="float" office:value="57800">
                <text:p>57800</text:p>
              </table:table-cell>
              <table:table-cell office:value-type="float" office:value="6840299">
                <text:p>6840299</text:p>
              </table:table-cell>
              <table:table-cell office:value-type="float" office:value="404600">
                <text:p>404600</text:p>
              </table:table-cell>
              <table:table-cell office:value-type="float" office:value="4684478">
                <text:p>4684478</text:p>
              </table:table-cell>
              <table:table-cell office:value-type="float" office:value="289000">
                <text:p>289000</text:p>
              </table:table-cell>
            </table:table-row>
            <table:table-row>
              <table:table-cell office:value-type="float" office:value="57900">
                <text:p>57900</text:p>
              </table:table-cell>
              <table:table-cell office:value-type="float" office:value="6693308">
                <text:p>6693308</text:p>
              </table:table-cell>
              <table:table-cell office:value-type="float" office:value="405300">
                <text:p>405300</text:p>
              </table:table-cell>
              <table:table-cell office:value-type="float" office:value="4863389">
                <text:p>4863389</text:p>
              </table:table-cell>
              <table:table-cell office:value-type="float" office:value="289500">
                <text:p>289500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6793943">
                <text:p>6793943</text:p>
              </table:table-cell>
              <table:table-cell office:value-type="float" office:value="406000">
                <text:p>406000</text:p>
              </table:table-cell>
              <table:table-cell office:value-type="float" office:value="4811483">
                <text:p>4811483</text:p>
              </table:table-cell>
              <table:table-cell office:value-type="float" office:value="290000">
                <text:p>290000</text:p>
              </table:table-cell>
            </table:table-row>
            <table:table-row>
              <table:table-cell office:value-type="float" office:value="58100">
                <text:p>58100</text:p>
              </table:table-cell>
              <table:table-cell office:value-type="float" office:value="6552155">
                <text:p>6552155</text:p>
              </table:table-cell>
              <table:table-cell office:value-type="float" office:value="406700">
                <text:p>406700</text:p>
              </table:table-cell>
              <table:table-cell office:value-type="float" office:value="4870511">
                <text:p>4870511</text:p>
              </table:table-cell>
              <table:table-cell office:value-type="float" office:value="290500">
                <text:p>290500</text:p>
              </table:table-cell>
            </table:table-row>
            <table:table-row>
              <table:table-cell office:value-type="float" office:value="58200">
                <text:p>58200</text:p>
              </table:table-cell>
              <table:table-cell office:value-type="float" office:value="6771680">
                <text:p>6771680</text:p>
              </table:table-cell>
              <table:table-cell office:value-type="float" office:value="407400">
                <text:p>407400</text:p>
              </table:table-cell>
              <table:table-cell office:value-type="float" office:value="5236257">
                <text:p>5236257</text:p>
              </table:table-cell>
              <table:table-cell office:value-type="float" office:value="291000">
                <text:p>291000</text:p>
              </table:table-cell>
            </table:table-row>
            <table:table-row>
              <table:table-cell office:value-type="float" office:value="58300">
                <text:p>58300</text:p>
              </table:table-cell>
              <table:table-cell office:value-type="float" office:value="6822559">
                <text:p>6822559</text:p>
              </table:table-cell>
              <table:table-cell office:value-type="float" office:value="408100">
                <text:p>408100</text:p>
              </table:table-cell>
              <table:table-cell office:value-type="float" office:value="4935923">
                <text:p>4935923</text:p>
              </table:table-cell>
              <table:table-cell office:value-type="float" office:value="291500">
                <text:p>291500</text:p>
              </table:table-cell>
            </table:table-row>
            <table:table-row>
              <table:table-cell office:value-type="float" office:value="58400">
                <text:p>58400</text:p>
              </table:table-cell>
              <table:table-cell office:value-type="float" office:value="6795451">
                <text:p>6795451</text:p>
              </table:table-cell>
              <table:table-cell office:value-type="float" office:value="408800">
                <text:p>408800</text:p>
              </table:table-cell>
              <table:table-cell office:value-type="float" office:value="4761856">
                <text:p>4761856</text:p>
              </table:table-cell>
              <table:table-cell office:value-type="float" office:value="292000">
                <text:p>292000</text:p>
              </table:table-cell>
            </table:table-row>
            <table:table-row>
              <table:table-cell office:value-type="float" office:value="58500">
                <text:p>58500</text:p>
              </table:table-cell>
              <table:table-cell office:value-type="float" office:value="6880207">
                <text:p>6880207</text:p>
              </table:table-cell>
              <table:table-cell office:value-type="float" office:value="409500">
                <text:p>409500</text:p>
              </table:table-cell>
              <table:table-cell office:value-type="float" office:value="4867078">
                <text:p>4867078</text:p>
              </table:table-cell>
              <table:table-cell office:value-type="float" office:value="292500">
                <text:p>292500</text:p>
              </table:table-cell>
            </table:table-row>
            <table:table-row>
              <table:table-cell office:value-type="float" office:value="58600">
                <text:p>58600</text:p>
              </table:table-cell>
              <table:table-cell office:value-type="float" office:value="6840620">
                <text:p>6840620</text:p>
              </table:table-cell>
              <table:table-cell office:value-type="float" office:value="410200">
                <text:p>410200</text:p>
              </table:table-cell>
              <table:table-cell office:value-type="float" office:value="4909328">
                <text:p>4909328</text:p>
              </table:table-cell>
              <table:table-cell office:value-type="float" office:value="293000">
                <text:p>293000</text:p>
              </table:table-cell>
            </table:table-row>
            <table:table-row>
              <table:table-cell office:value-type="float" office:value="58700">
                <text:p>58700</text:p>
              </table:table-cell>
              <table:table-cell office:value-type="float" office:value="6844726">
                <text:p>6844726</text:p>
              </table:table-cell>
              <table:table-cell office:value-type="float" office:value="410900">
                <text:p>410900</text:p>
              </table:table-cell>
              <table:table-cell office:value-type="float" office:value="4844687">
                <text:p>4844687</text:p>
              </table:table-cell>
              <table:table-cell office:value-type="float" office:value="293500">
                <text:p>293500</text:p>
              </table:table-cell>
            </table:table-row>
            <table:table-row>
              <table:table-cell office:value-type="float" office:value="58800">
                <text:p>58800</text:p>
              </table:table-cell>
              <table:table-cell office:value-type="float" office:value="6790030">
                <text:p>6790030</text:p>
              </table:table-cell>
              <table:table-cell office:value-type="float" office:value="411600">
                <text:p>411600</text:p>
              </table:table-cell>
              <table:table-cell office:value-type="float" office:value="4902238">
                <text:p>4902238</text:p>
              </table:table-cell>
              <table:table-cell office:value-type="float" office:value="294000">
                <text:p>294000</text:p>
              </table:table-cell>
            </table:table-row>
            <table:table-row>
              <table:table-cell office:value-type="float" office:value="58900">
                <text:p>58900</text:p>
              </table:table-cell>
              <table:table-cell office:value-type="float" office:value="6707263">
                <text:p>6707263</text:p>
              </table:table-cell>
              <table:table-cell office:value-type="float" office:value="412300">
                <text:p>412300</text:p>
              </table:table-cell>
              <table:table-cell office:value-type="float" office:value="4850942">
                <text:p>4850942</text:p>
              </table:table-cell>
              <table:table-cell office:value-type="float" office:value="294500">
                <text:p>294500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6963166">
                <text:p>6963166</text:p>
              </table:table-cell>
              <table:table-cell office:value-type="float" office:value="413000">
                <text:p>413000</text:p>
              </table:table-cell>
              <table:table-cell office:value-type="float" office:value="4906312">
                <text:p>4906312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float" office:value="59100">
                <text:p>59100</text:p>
              </table:table-cell>
              <table:table-cell office:value-type="float" office:value="7271842">
                <text:p>7271842</text:p>
              </table:table-cell>
              <table:table-cell office:value-type="float" office:value="413700">
                <text:p>413700</text:p>
              </table:table-cell>
              <table:table-cell office:value-type="float" office:value="4783477">
                <text:p>4783477</text:p>
              </table:table-cell>
              <table:table-cell office:value-type="float" office:value="295500">
                <text:p>295500</text:p>
              </table:table-cell>
            </table:table-row>
            <table:table-row>
              <table:table-cell office:value-type="float" office:value="59200">
                <text:p>59200</text:p>
              </table:table-cell>
              <table:table-cell office:value-type="float" office:value="6885629">
                <text:p>6885629</text:p>
              </table:table-cell>
              <table:table-cell office:value-type="float" office:value="414400">
                <text:p>414400</text:p>
              </table:table-cell>
              <table:table-cell office:value-type="float" office:value="4963287">
                <text:p>4963287</text:p>
              </table:table-cell>
              <table:table-cell office:value-type="float" office:value="296000">
                <text:p>296000</text:p>
              </table:table-cell>
            </table:table-row>
            <table:table-row>
              <table:table-cell office:value-type="float" office:value="59300">
                <text:p>59300</text:p>
              </table:table-cell>
              <table:table-cell office:value-type="float" office:value="6795515">
                <text:p>6795515</text:p>
              </table:table-cell>
              <table:table-cell office:value-type="float" office:value="415100">
                <text:p>415100</text:p>
              </table:table-cell>
              <table:table-cell office:value-type="float" office:value="4961651">
                <text:p>4961651</text:p>
              </table:table-cell>
              <table:table-cell office:value-type="float" office:value="296500">
                <text:p>296500</text:p>
              </table:table-cell>
            </table:table-row>
            <table:table-row>
              <table:table-cell office:value-type="float" office:value="59400">
                <text:p>59400</text:p>
              </table:table-cell>
              <table:table-cell office:value-type="float" office:value="6941127">
                <text:p>6941127</text:p>
              </table:table-cell>
              <table:table-cell office:value-type="float" office:value="415800">
                <text:p>415800</text:p>
              </table:table-cell>
              <table:table-cell office:value-type="float" office:value="4754220">
                <text:p>4754220</text:p>
              </table:table-cell>
              <table:table-cell office:value-type="float" office:value="297000">
                <text:p>297000</text:p>
              </table:table-cell>
            </table:table-row>
            <table:table-row>
              <table:table-cell office:value-type="float" office:value="59500">
                <text:p>59500</text:p>
              </table:table-cell>
              <table:table-cell office:value-type="float" office:value="6714769">
                <text:p>6714769</text:p>
              </table:table-cell>
              <table:table-cell office:value-type="float" office:value="416500">
                <text:p>416500</text:p>
              </table:table-cell>
              <table:table-cell office:value-type="float" office:value="4997324">
                <text:p>4997324</text:p>
              </table:table-cell>
              <table:table-cell office:value-type="float" office:value="297500">
                <text:p>297500</text:p>
              </table:table-cell>
            </table:table-row>
            <table:table-row>
              <table:table-cell office:value-type="float" office:value="59600">
                <text:p>59600</text:p>
              </table:table-cell>
              <table:table-cell office:value-type="float" office:value="7085392">
                <text:p>7085392</text:p>
              </table:table-cell>
              <table:table-cell office:value-type="float" office:value="417200">
                <text:p>417200</text:p>
              </table:table-cell>
              <table:table-cell office:value-type="float" office:value="4990683">
                <text:p>4990683</text:p>
              </table:table-cell>
              <table:table-cell office:value-type="float" office:value="298000">
                <text:p>298000</text:p>
              </table:table-cell>
            </table:table-row>
            <table:table-row>
              <table:table-cell office:value-type="float" office:value="59700">
                <text:p>59700</text:p>
              </table:table-cell>
              <table:table-cell office:value-type="float" office:value="7048692">
                <text:p>7048692</text:p>
              </table:table-cell>
              <table:table-cell office:value-type="float" office:value="417900">
                <text:p>417900</text:p>
              </table:table-cell>
              <table:table-cell office:value-type="float" office:value="4900185">
                <text:p>4900185</text:p>
              </table:table-cell>
              <table:table-cell office:value-type="float" office:value="298500">
                <text:p>298500</text:p>
              </table:table-cell>
            </table:table-row>
            <table:table-row>
              <table:table-cell office:value-type="float" office:value="59800">
                <text:p>59800</text:p>
              </table:table-cell>
              <table:table-cell office:value-type="float" office:value="6935064">
                <text:p>6935064</text:p>
              </table:table-cell>
              <table:table-cell office:value-type="float" office:value="418600">
                <text:p>418600</text:p>
              </table:table-cell>
              <table:table-cell office:value-type="float" office:value="4952765">
                <text:p>4952765</text:p>
              </table:table-cell>
              <table:table-cell office:value-type="float" office:value="299000">
                <text:p>299000</text:p>
              </table:table-cell>
            </table:table-row>
            <table:table-row>
              <table:table-cell office:value-type="float" office:value="59900">
                <text:p>59900</text:p>
              </table:table-cell>
              <table:table-cell office:value-type="float" office:value="7407541">
                <text:p>7407541</text:p>
              </table:table-cell>
              <table:table-cell office:value-type="float" office:value="419300">
                <text:p>419300</text:p>
              </table:table-cell>
              <table:table-cell office:value-type="float" office:value="5040536">
                <text:p>5040536</text:p>
              </table:table-cell>
              <table:table-cell office:value-type="float" office:value="299500">
                <text:p>29950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940934">
                <text:p>6940934</text:p>
              </table:table-cell>
              <table:table-cell office:value-type="float" office:value="420000">
                <text:p>420000</text:p>
              </table:table-cell>
              <table:table-cell office:value-type="float" office:value="5133986">
                <text:p>5133986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float" office:value="60100">
                <text:p>60100</text:p>
              </table:table-cell>
              <table:table-cell office:value-type="float" office:value="6823521">
                <text:p>6823521</text:p>
              </table:table-cell>
              <table:table-cell office:value-type="float" office:value="420700">
                <text:p>420700</text:p>
              </table:table-cell>
              <table:table-cell office:value-type="float" office:value="4883407">
                <text:p>4883407</text:p>
              </table:table-cell>
              <table:table-cell office:value-type="float" office:value="300500">
                <text:p>300500</text:p>
              </table:table-cell>
            </table:table-row>
            <table:table-row>
              <table:table-cell office:value-type="float" office:value="60200">
                <text:p>60200</text:p>
              </table:table-cell>
              <table:table-cell office:value-type="float" office:value="7075768">
                <text:p>7075768</text:p>
              </table:table-cell>
              <table:table-cell office:value-type="float" office:value="421400">
                <text:p>421400</text:p>
              </table:table-cell>
              <table:table-cell office:value-type="float" office:value="5160356">
                <text:p>5160356</text:p>
              </table:table-cell>
              <table:table-cell office:value-type="float" office:value="301000">
                <text:p>301000</text:p>
              </table:table-cell>
            </table:table-row>
            <table:table-row>
              <table:table-cell office:value-type="float" office:value="60300">
                <text:p>60300</text:p>
              </table:table-cell>
              <table:table-cell office:value-type="float" office:value="6869492">
                <text:p>6869492</text:p>
              </table:table-cell>
              <table:table-cell office:value-type="float" office:value="422100">
                <text:p>422100</text:p>
              </table:table-cell>
              <table:table-cell office:value-type="float" office:value="5064628">
                <text:p>5064628</text:p>
              </table:table-cell>
              <table:table-cell office:value-type="float" office:value="301500">
                <text:p>301500</text:p>
              </table:table-cell>
            </table:table-row>
            <table:table-row>
              <table:table-cell office:value-type="float" office:value="60400">
                <text:p>60400</text:p>
              </table:table-cell>
              <table:table-cell office:value-type="float" office:value="6904748">
                <text:p>6904748</text:p>
              </table:table-cell>
              <table:table-cell office:value-type="float" office:value="422800">
                <text:p>422800</text:p>
              </table:table-cell>
              <table:table-cell office:value-type="float" office:value="4986673">
                <text:p>4986673</text:p>
              </table:table-cell>
              <table:table-cell office:value-type="float" office:value="302000">
                <text:p>302000</text:p>
              </table:table-cell>
            </table:table-row>
            <table:table-row>
              <table:table-cell office:value-type="float" office:value="60500">
                <text:p>60500</text:p>
              </table:table-cell>
              <table:table-cell office:value-type="float" office:value="6960760">
                <text:p>6960760</text:p>
              </table:table-cell>
              <table:table-cell office:value-type="float" office:value="423500">
                <text:p>423500</text:p>
              </table:table-cell>
              <table:table-cell office:value-type="float" office:value="5038900">
                <text:p>5038900</text:p>
              </table:table-cell>
              <table:table-cell office:value-type="float" office:value="302500">
                <text:p>302500</text:p>
              </table:table-cell>
            </table:table-row>
            <table:table-row>
              <table:table-cell office:value-type="float" office:value="60600">
                <text:p>60600</text:p>
              </table:table-cell>
              <table:table-cell office:value-type="float" office:value="7017703">
                <text:p>7017703</text:p>
              </table:table-cell>
              <table:table-cell office:value-type="float" office:value="424200">
                <text:p>424200</text:p>
              </table:table-cell>
              <table:table-cell office:value-type="float" office:value="4957673">
                <text:p>4957673</text:p>
              </table:table-cell>
              <table:table-cell office:value-type="float" office:value="303000">
                <text:p>303000</text:p>
              </table:table-cell>
            </table:table-row>
            <table:table-row>
              <table:table-cell office:value-type="float" office:value="60700">
                <text:p>60700</text:p>
              </table:table-cell>
              <table:table-cell office:value-type="float" office:value="7362501">
                <text:p>7362501</text:p>
              </table:table-cell>
              <table:table-cell office:value-type="float" office:value="424900">
                <text:p>424900</text:p>
              </table:table-cell>
              <table:table-cell office:value-type="float" office:value="5340005">
                <text:p>5340005</text:p>
              </table:table-cell>
              <table:table-cell office:value-type="float" office:value="303500">
                <text:p>303500</text:p>
              </table:table-cell>
            </table:table-row>
            <table:table-row>
              <table:table-cell office:value-type="float" office:value="60800">
                <text:p>60800</text:p>
              </table:table-cell>
              <table:table-cell office:value-type="float" office:value="7337542">
                <text:p>7337542</text:p>
              </table:table-cell>
              <table:table-cell office:value-type="float" office:value="425600">
                <text:p>425600</text:p>
              </table:table-cell>
              <table:table-cell office:value-type="float" office:value="5347415">
                <text:p>5347415</text:p>
              </table:table-cell>
              <table:table-cell office:value-type="float" office:value="304000">
                <text:p>304000</text:p>
              </table:table-cell>
            </table:table-row>
            <table:table-row>
              <table:table-cell office:value-type="float" office:value="60900">
                <text:p>60900</text:p>
              </table:table-cell>
              <table:table-cell office:value-type="float" office:value="6982447">
                <text:p>6982447</text:p>
              </table:table-cell>
              <table:table-cell office:value-type="float" office:value="426300">
                <text:p>426300</text:p>
              </table:table-cell>
              <table:table-cell office:value-type="float" office:value="5025362">
                <text:p>5025362</text:p>
              </table:table-cell>
              <table:table-cell office:value-type="float" office:value="304500">
                <text:p>304500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7185578">
                <text:p>7185578</text:p>
              </table:table-cell>
              <table:table-cell office:value-type="float" office:value="427000">
                <text:p>427000</text:p>
              </table:table-cell>
              <table:table-cell office:value-type="float" office:value="4987668">
                <text:p>4987668</text:p>
              </table:table-cell>
              <table:table-cell office:value-type="float" office:value="305000">
                <text:p>305000</text:p>
              </table:table-cell>
            </table:table-row>
            <table:table-row>
              <table:table-cell office:value-type="float" office:value="61100">
                <text:p>61100</text:p>
              </table:table-cell>
              <table:table-cell office:value-type="float" office:value="6926980">
                <text:p>6926980</text:p>
              </table:table-cell>
              <table:table-cell office:value-type="float" office:value="427700">
                <text:p>427700</text:p>
              </table:table-cell>
              <table:table-cell office:value-type="float" office:value="5063217">
                <text:p>5063217</text:p>
              </table:table-cell>
              <table:table-cell office:value-type="float" office:value="305500">
                <text:p>305500</text:p>
              </table:table-cell>
            </table:table-row>
            <table:table-row>
              <table:table-cell office:value-type="float" office:value="61200">
                <text:p>61200</text:p>
              </table:table-cell>
              <table:table-cell office:value-type="float" office:value="7178200">
                <text:p>7178200</text:p>
              </table:table-cell>
              <table:table-cell office:value-type="float" office:value="428400">
                <text:p>428400</text:p>
              </table:table-cell>
              <table:table-cell office:value-type="float" office:value="4999827">
                <text:p>4999827</text:p>
              </table:table-cell>
              <table:table-cell office:value-type="float" office:value="306000">
                <text:p>306000</text:p>
              </table:table-cell>
            </table:table-row>
            <table:table-row>
              <table:table-cell office:value-type="float" office:value="61300">
                <text:p>61300</text:p>
              </table:table-cell>
              <table:table-cell office:value-type="float" office:value="6993162">
                <text:p>6993162</text:p>
              </table:table-cell>
              <table:table-cell office:value-type="float" office:value="429100">
                <text:p>429100</text:p>
              </table:table-cell>
              <table:table-cell office:value-type="float" office:value="5175337">
                <text:p>5175337</text:p>
              </table:table-cell>
              <table:table-cell office:value-type="float" office:value="306500">
                <text:p>306500</text:p>
              </table:table-cell>
            </table:table-row>
            <table:table-row>
              <table:table-cell office:value-type="float" office:value="61400">
                <text:p>61400</text:p>
              </table:table-cell>
              <table:table-cell office:value-type="float" office:value="7067170">
                <text:p>7067170</text:p>
              </table:table-cell>
              <table:table-cell office:value-type="float" office:value="429800">
                <text:p>429800</text:p>
              </table:table-cell>
              <table:table-cell office:value-type="float" office:value="5070082">
                <text:p>5070082</text:p>
              </table:table-cell>
              <table:table-cell office:value-type="float" office:value="307000">
                <text:p>307000</text:p>
              </table:table-cell>
            </table:table-row>
            <table:table-row>
              <table:table-cell office:value-type="float" office:value="61500">
                <text:p>61500</text:p>
              </table:table-cell>
              <table:table-cell office:value-type="float" office:value="7201586">
                <text:p>7201586</text:p>
              </table:table-cell>
              <table:table-cell office:value-type="float" office:value="430500">
                <text:p>430500</text:p>
              </table:table-cell>
              <table:table-cell office:value-type="float" office:value="5379110">
                <text:p>5379110</text:p>
              </table:table-cell>
              <table:table-cell office:value-type="float" office:value="307500">
                <text:p>307500</text:p>
              </table:table-cell>
            </table:table-row>
            <table:table-row>
              <table:table-cell office:value-type="float" office:value="61600">
                <text:p>61600</text:p>
              </table:table-cell>
              <table:table-cell office:value-type="float" office:value="7460987">
                <text:p>7460987</text:p>
              </table:table-cell>
              <table:table-cell office:value-type="float" office:value="431200">
                <text:p>431200</text:p>
              </table:table-cell>
              <table:table-cell office:value-type="float" office:value="5247582">
                <text:p>5247582</text:p>
              </table:table-cell>
              <table:table-cell office:value-type="float" office:value="308000">
                <text:p>308000</text:p>
              </table:table-cell>
            </table:table-row>
            <table:table-row>
              <table:table-cell office:value-type="float" office:value="61700">
                <text:p>61700</text:p>
              </table:table-cell>
              <table:table-cell office:value-type="float" office:value="7226128">
                <text:p>7226128</text:p>
              </table:table-cell>
              <table:table-cell office:value-type="float" office:value="431900">
                <text:p>431900</text:p>
              </table:table-cell>
              <table:table-cell office:value-type="float" office:value="4925465">
                <text:p>4925465</text:p>
              </table:table-cell>
              <table:table-cell office:value-type="float" office:value="308500">
                <text:p>308500</text:p>
              </table:table-cell>
            </table:table-row>
            <table:table-row>
              <table:table-cell office:value-type="float" office:value="61800">
                <text:p>61800</text:p>
              </table:table-cell>
              <table:table-cell office:value-type="float" office:value="7232929">
                <text:p>7232929</text:p>
              </table:table-cell>
              <table:table-cell office:value-type="float" office:value="432600">
                <text:p>432600</text:p>
              </table:table-cell>
              <table:table-cell office:value-type="float" office:value="5148903">
                <text:p>5148903</text:p>
              </table:table-cell>
              <table:table-cell office:value-type="float" office:value="309000">
                <text:p>309000</text:p>
              </table:table-cell>
            </table:table-row>
            <table:table-row>
              <table:table-cell office:value-type="float" office:value="61900">
                <text:p>61900</text:p>
              </table:table-cell>
              <table:table-cell office:value-type="float" office:value="7253877">
                <text:p>7253877</text:p>
              </table:table-cell>
              <table:table-cell office:value-type="float" office:value="433300">
                <text:p>433300</text:p>
              </table:table-cell>
              <table:table-cell office:value-type="float" office:value="5096580">
                <text:p>5096580</text:p>
              </table:table-cell>
              <table:table-cell office:value-type="float" office:value="309500">
                <text:p>309500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7481197">
                <text:p>7481197</text:p>
              </table:table-cell>
              <table:table-cell office:value-type="float" office:value="434000">
                <text:p>434000</text:p>
              </table:table-cell>
              <table:table-cell office:value-type="float" office:value="5129559">
                <text:p>5129559</text:p>
              </table:table-cell>
              <table:table-cell office:value-type="float" office:value="310000">
                <text:p>310000</text:p>
              </table:table-cell>
            </table:table-row>
            <table:table-row>
              <table:table-cell office:value-type="float" office:value="62100">
                <text:p>62100</text:p>
              </table:table-cell>
              <table:table-cell office:value-type="float" office:value="7163475">
                <text:p>7163475</text:p>
              </table:table-cell>
              <table:table-cell office:value-type="float" office:value="434700">
                <text:p>434700</text:p>
              </table:table-cell>
              <table:table-cell office:value-type="float" office:value="5225831">
                <text:p>5225831</text:p>
              </table:table-cell>
              <table:table-cell office:value-type="float" office:value="310500">
                <text:p>310500</text:p>
              </table:table-cell>
            </table:table-row>
            <table:table-row>
              <table:table-cell office:value-type="float" office:value="62200">
                <text:p>62200</text:p>
              </table:table-cell>
              <table:table-cell office:value-type="float" office:value="7215253">
                <text:p>7215253</text:p>
              </table:table-cell>
              <table:table-cell office:value-type="float" office:value="435400">
                <text:p>435400</text:p>
              </table:table-cell>
              <table:table-cell office:value-type="float" office:value="5117175">
                <text:p>5117175</text:p>
              </table:table-cell>
              <table:table-cell office:value-type="float" office:value="311000">
                <text:p>311000</text:p>
              </table:table-cell>
            </table:table-row>
            <table:table-row>
              <table:table-cell office:value-type="float" office:value="62300">
                <text:p>62300</text:p>
              </table:table-cell>
              <table:table-cell office:value-type="float" office:value="7184263">
                <text:p>7184263</text:p>
              </table:table-cell>
              <table:table-cell office:value-type="float" office:value="436100">
                <text:p>436100</text:p>
              </table:table-cell>
              <table:table-cell office:value-type="float" office:value="5694298">
                <text:p>5694298</text:p>
              </table:table-cell>
              <table:table-cell office:value-type="float" office:value="311500">
                <text:p>311500</text:p>
              </table:table-cell>
            </table:table-row>
            <table:table-row>
              <table:table-cell office:value-type="float" office:value="62400">
                <text:p>62400</text:p>
              </table:table-cell>
              <table:table-cell office:value-type="float" office:value="7303665">
                <text:p>7303665</text:p>
              </table:table-cell>
              <table:table-cell office:value-type="float" office:value="436800">
                <text:p>436800</text:p>
              </table:table-cell>
              <table:table-cell office:value-type="float" office:value="5039157">
                <text:p>5039157</text:p>
              </table:table-cell>
              <table:table-cell office:value-type="float" office:value="312000">
                <text:p>312000</text:p>
              </table:table-cell>
            </table:table-row>
            <table:table-row>
              <table:table-cell office:value-type="float" office:value="62500">
                <text:p>62500</text:p>
              </table:table-cell>
              <table:table-cell office:value-type="float" office:value="7298212">
                <text:p>7298212</text:p>
              </table:table-cell>
              <table:table-cell office:value-type="float" office:value="437500">
                <text:p>437500</text:p>
              </table:table-cell>
              <table:table-cell office:value-type="float" office:value="5074381">
                <text:p>5074381</text:p>
              </table:table-cell>
              <table:table-cell office:value-type="float" office:value="312500">
                <text:p>312500</text:p>
              </table:table-cell>
            </table:table-row>
            <table:table-row>
              <table:table-cell office:value-type="float" office:value="62600">
                <text:p>62600</text:p>
              </table:table-cell>
              <table:table-cell office:value-type="float" office:value="7243323">
                <text:p>7243323</text:p>
              </table:table-cell>
              <table:table-cell office:value-type="float" office:value="438200">
                <text:p>438200</text:p>
              </table:table-cell>
              <table:table-cell office:value-type="float" office:value="5184993">
                <text:p>5184993</text:p>
              </table:table-cell>
              <table:table-cell office:value-type="float" office:value="313000">
                <text:p>313000</text:p>
              </table:table-cell>
            </table:table-row>
            <table:table-row>
              <table:table-cell office:value-type="float" office:value="62700">
                <text:p>62700</text:p>
              </table:table-cell>
              <table:table-cell office:value-type="float" office:value="7253043">
                <text:p>7253043</text:p>
              </table:table-cell>
              <table:table-cell office:value-type="float" office:value="438900">
                <text:p>438900</text:p>
              </table:table-cell>
              <table:table-cell office:value-type="float" office:value="5173027">
                <text:p>5173027</text:p>
              </table:table-cell>
              <table:table-cell office:value-type="float" office:value="313500">
                <text:p>313500</text:p>
              </table:table-cell>
            </table:table-row>
            <table:table-row>
              <table:table-cell office:value-type="float" office:value="62800">
                <text:p>62800</text:p>
              </table:table-cell>
              <table:table-cell office:value-type="float" office:value="7479144">
                <text:p>7479144</text:p>
              </table:table-cell>
              <table:table-cell office:value-type="float" office:value="439600">
                <text:p>439600</text:p>
              </table:table-cell>
              <table:table-cell office:value-type="float" office:value="5263172">
                <text:p>5263172</text:p>
              </table:table-cell>
              <table:table-cell office:value-type="float" office:value="314000">
                <text:p>314000</text:p>
              </table:table-cell>
            </table:table-row>
            <table:table-row>
              <table:table-cell office:value-type="float" office:value="62900">
                <text:p>62900</text:p>
              </table:table-cell>
              <table:table-cell office:value-type="float" office:value="7155872">
                <text:p>7155872</text:p>
              </table:table-cell>
              <table:table-cell office:value-type="float" office:value="440300">
                <text:p>440300</text:p>
              </table:table-cell>
              <table:table-cell office:value-type="float" office:value="5097157">
                <text:p>5097157</text:p>
              </table:table-cell>
              <table:table-cell office:value-type="float" office:value="314500">
                <text:p>314500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7266420">
                <text:p>7266420</text:p>
              </table:table-cell>
              <table:table-cell office:value-type="float" office:value="441000">
                <text:p>441000</text:p>
              </table:table-cell>
              <table:table-cell office:value-type="float" office:value="5116983">
                <text:p>5116983</text:p>
              </table:table-cell>
              <table:table-cell office:value-type="float" office:value="315000">
                <text:p>315000</text:p>
              </table:table-cell>
            </table:table-row>
            <table:table-row>
              <table:table-cell office:value-type="float" office:value="63100">
                <text:p>63100</text:p>
              </table:table-cell>
              <table:table-cell office:value-type="float" office:value="7207970">
                <text:p>7207970</text:p>
              </table:table-cell>
              <table:table-cell office:value-type="float" office:value="441700">
                <text:p>441700</text:p>
              </table:table-cell>
              <table:table-cell office:value-type="float" office:value="5581344">
                <text:p>5581344</text:p>
              </table:table-cell>
              <table:table-cell office:value-type="float" office:value="315500">
                <text:p>315500</text:p>
              </table:table-cell>
            </table:table-row>
            <table:table-row>
              <table:table-cell office:value-type="float" office:value="63200">
                <text:p>63200</text:p>
              </table:table-cell>
              <table:table-cell office:value-type="float" office:value="7249963">
                <text:p>7249963</text:p>
              </table:table-cell>
              <table:table-cell office:value-type="float" office:value="442400">
                <text:p>442400</text:p>
              </table:table-cell>
              <table:table-cell office:value-type="float" office:value="5339492">
                <text:p>5339492</text:p>
              </table:table-cell>
              <table:table-cell office:value-type="float" office:value="316000">
                <text:p>316000</text:p>
              </table:table-cell>
            </table:table-row>
            <table:table-row>
              <table:table-cell office:value-type="float" office:value="63300">
                <text:p>63300</text:p>
              </table:table-cell>
              <table:table-cell office:value-type="float" office:value="7425538">
                <text:p>7425538</text:p>
              </table:table-cell>
              <table:table-cell office:value-type="float" office:value="443100">
                <text:p>443100</text:p>
              </table:table-cell>
              <table:table-cell office:value-type="float" office:value="5115155">
                <text:p>5115155</text:p>
              </table:table-cell>
              <table:table-cell office:value-type="float" office:value="316500">
                <text:p>316500</text:p>
              </table:table-cell>
            </table:table-row>
            <table:table-row>
              <table:table-cell office:value-type="float" office:value="63400">
                <text:p>63400</text:p>
              </table:table-cell>
              <table:table-cell office:value-type="float" office:value="7221669">
                <text:p>7221669</text:p>
              </table:table-cell>
              <table:table-cell office:value-type="float" office:value="443800">
                <text:p>443800</text:p>
              </table:table-cell>
              <table:table-cell office:value-type="float" office:value="5236931">
                <text:p>5236931</text:p>
              </table:table-cell>
              <table:table-cell office:value-type="float" office:value="317000">
                <text:p>317000</text:p>
              </table:table-cell>
            </table:table-row>
            <table:table-row>
              <table:table-cell office:value-type="float" office:value="63500">
                <text:p>63500</text:p>
              </table:table-cell>
              <table:table-cell office:value-type="float" office:value="7307098">
                <text:p>7307098</text:p>
              </table:table-cell>
              <table:table-cell office:value-type="float" office:value="444500">
                <text:p>444500</text:p>
              </table:table-cell>
              <table:table-cell office:value-type="float" office:value="5184993">
                <text:p>5184993</text:p>
              </table:table-cell>
              <table:table-cell office:value-type="float" office:value="317500">
                <text:p>317500</text:p>
              </table:table-cell>
            </table:table-row>
            <table:table-row>
              <table:table-cell office:value-type="float" office:value="63600">
                <text:p>63600</text:p>
              </table:table-cell>
              <table:table-cell office:value-type="float" office:value="7409305">
                <text:p>7409305</text:p>
              </table:table-cell>
              <table:table-cell office:value-type="float" office:value="445200">
                <text:p>445200</text:p>
              </table:table-cell>
              <table:table-cell office:value-type="float" office:value="5289157">
                <text:p>5289157</text:p>
              </table:table-cell>
              <table:table-cell office:value-type="float" office:value="318000">
                <text:p>318000</text:p>
              </table:table-cell>
            </table:table-row>
            <table:table-row>
              <table:table-cell office:value-type="float" office:value="63700">
                <text:p>63700</text:p>
              </table:table-cell>
              <table:table-cell office:value-type="float" office:value="7221316">
                <text:p>7221316</text:p>
              </table:table-cell>
              <table:table-cell office:value-type="float" office:value="445900">
                <text:p>445900</text:p>
              </table:table-cell>
              <table:table-cell office:value-type="float" office:value="5122276">
                <text:p>5122276</text:p>
              </table:table-cell>
              <table:table-cell office:value-type="float" office:value="318500">
                <text:p>318500</text:p>
              </table:table-cell>
            </table:table-row>
            <table:table-row>
              <table:table-cell office:value-type="float" office:value="63800">
                <text:p>63800</text:p>
              </table:table-cell>
              <table:table-cell office:value-type="float" office:value="7539968">
                <text:p>7539968</text:p>
              </table:table-cell>
              <table:table-cell office:value-type="float" office:value="446600">
                <text:p>446600</text:p>
              </table:table-cell>
              <table:table-cell office:value-type="float" office:value="5303273">
                <text:p>5303273</text:p>
              </table:table-cell>
              <table:table-cell office:value-type="float" office:value="319000">
                <text:p>319000</text:p>
              </table:table-cell>
            </table:table-row>
            <table:table-row>
              <table:table-cell office:value-type="float" office:value="63900">
                <text:p>63900</text:p>
              </table:table-cell>
              <table:table-cell office:value-type="float" office:value="7679741">
                <text:p>7679741</text:p>
              </table:table-cell>
              <table:table-cell office:value-type="float" office:value="447300">
                <text:p>447300</text:p>
              </table:table-cell>
              <table:table-cell office:value-type="float" office:value="5325087">
                <text:p>5325087</text:p>
              </table:table-cell>
              <table:table-cell office:value-type="float" office:value="319500">
                <text:p>319500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7412289">
                <text:p>7412289</text:p>
              </table:table-cell>
              <table:table-cell office:value-type="float" office:value="448000">
                <text:p>448000</text:p>
              </table:table-cell>
              <table:table-cell office:value-type="float" office:value="5303690">
                <text:p>5303690</text:p>
              </table:table-cell>
              <table:table-cell office:value-type="float" office:value="320000">
                <text:p>320000</text:p>
              </table:table-cell>
            </table:table-row>
            <table:table-row>
              <table:table-cell office:value-type="float" office:value="64100">
                <text:p>64100</text:p>
              </table:table-cell>
              <table:table-cell office:value-type="float" office:value="7393907">
                <text:p>7393907</text:p>
              </table:table-cell>
              <table:table-cell office:value-type="float" office:value="448700">
                <text:p>448700</text:p>
              </table:table-cell>
              <table:table-cell office:value-type="float" office:value="5356750">
                <text:p>5356750</text:p>
              </table:table-cell>
              <table:table-cell office:value-type="float" office:value="320500">
                <text:p>320500</text:p>
              </table:table-cell>
            </table:table-row>
            <table:table-row>
              <table:table-cell office:value-type="float" office:value="64200">
                <text:p>64200</text:p>
              </table:table-cell>
              <table:table-cell office:value-type="float" office:value="7431826">
                <text:p>7431826</text:p>
              </table:table-cell>
              <table:table-cell office:value-type="float" office:value="449400">
                <text:p>449400</text:p>
              </table:table-cell>
              <table:table-cell office:value-type="float" office:value="5447313">
                <text:p>5447313</text:p>
              </table:table-cell>
              <table:table-cell office:value-type="float" office:value="321000">
                <text:p>321000</text:p>
              </table:table-cell>
            </table:table-row>
            <table:table-row>
              <table:table-cell office:value-type="float" office:value="64300">
                <text:p>64300</text:p>
              </table:table-cell>
              <table:table-cell office:value-type="float" office:value="7329169">
                <text:p>7329169</text:p>
              </table:table-cell>
              <table:table-cell office:value-type="float" office:value="450100">
                <text:p>450100</text:p>
              </table:table-cell>
              <table:table-cell office:value-type="float" office:value="5242770">
                <text:p>5242770</text:p>
              </table:table-cell>
              <table:table-cell office:value-type="float" office:value="321500">
                <text:p>321500</text:p>
              </table:table-cell>
            </table:table-row>
            <table:table-row>
              <table:table-cell office:value-type="float" office:value="64400">
                <text:p>64400</text:p>
              </table:table-cell>
              <table:table-cell office:value-type="float" office:value="7847297">
                <text:p>7847297</text:p>
              </table:table-cell>
              <table:table-cell office:value-type="float" office:value="450800">
                <text:p>450800</text:p>
              </table:table-cell>
              <table:table-cell office:value-type="float" office:value="5270166">
                <text:p>5270166</text:p>
              </table:table-cell>
              <table:table-cell office:value-type="float" office:value="322000">
                <text:p>322000</text:p>
              </table:table-cell>
            </table:table-row>
            <table:table-row>
              <table:table-cell office:value-type="float" office:value="64500">
                <text:p>64500</text:p>
              </table:table-cell>
              <table:table-cell office:value-type="float" office:value="7359165">
                <text:p>7359165</text:p>
              </table:table-cell>
              <table:table-cell office:value-type="float" office:value="451500">
                <text:p>451500</text:p>
              </table:table-cell>
              <table:table-cell office:value-type="float" office:value="5523503">
                <text:p>5523503</text:p>
              </table:table-cell>
              <table:table-cell office:value-type="float" office:value="322500">
                <text:p>322500</text:p>
              </table:table-cell>
            </table:table-row>
            <table:table-row>
              <table:table-cell office:value-type="float" office:value="64600">
                <text:p>64600</text:p>
              </table:table-cell>
              <table:table-cell office:value-type="float" office:value="7521554">
                <text:p>7521554</text:p>
              </table:table-cell>
              <table:table-cell office:value-type="float" office:value="452200">
                <text:p>452200</text:p>
              </table:table-cell>
              <table:table-cell office:value-type="float" office:value="5298140">
                <text:p>5298140</text:p>
              </table:table-cell>
              <table:table-cell office:value-type="float" office:value="323000">
                <text:p>323000</text:p>
              </table:table-cell>
            </table:table-row>
            <table:table-row>
              <table:table-cell office:value-type="float" office:value="64700">
                <text:p>64700</text:p>
              </table:table-cell>
              <table:table-cell office:value-type="float" office:value="7901705">
                <text:p>7901705</text:p>
              </table:table-cell>
              <table:table-cell office:value-type="float" office:value="452900">
                <text:p>452900</text:p>
              </table:table-cell>
              <table:table-cell office:value-type="float" office:value="5370128">
                <text:p>5370128</text:p>
              </table:table-cell>
              <table:table-cell office:value-type="float" office:value="323500">
                <text:p>323500</text:p>
              </table:table-cell>
            </table:table-row>
            <table:table-row>
              <table:table-cell office:value-type="float" office:value="64800">
                <text:p>64800</text:p>
              </table:table-cell>
              <table:table-cell office:value-type="float" office:value="7578849">
                <text:p>7578849</text:p>
              </table:table-cell>
              <table:table-cell office:value-type="float" office:value="453600">
                <text:p>453600</text:p>
              </table:table-cell>
              <table:table-cell office:value-type="float" office:value="5375582">
                <text:p>5375582</text:p>
              </table:table-cell>
              <table:table-cell office:value-type="float" office:value="324000">
                <text:p>324000</text:p>
              </table:table-cell>
            </table:table-row>
            <table:table-row>
              <table:table-cell office:value-type="float" office:value="64900">
                <text:p>64900</text:p>
              </table:table-cell>
              <table:table-cell office:value-type="float" office:value="7392335">
                <text:p>7392335</text:p>
              </table:table-cell>
              <table:table-cell office:value-type="float" office:value="454300">
                <text:p>454300</text:p>
              </table:table-cell>
              <table:table-cell office:value-type="float" office:value="5339170">
                <text:p>5339170</text:p>
              </table:table-cell>
              <table:table-cell office:value-type="float" office:value="324500">
                <text:p>324500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7672363">
                <text:p>7672363</text:p>
              </table:table-cell>
              <table:table-cell office:value-type="float" office:value="455000">
                <text:p>455000</text:p>
              </table:table-cell>
              <table:table-cell office:value-type="float" office:value="5434545">
                <text:p>5434545</text:p>
              </table:table-cell>
              <table:table-cell office:value-type="float" office:value="325000">
                <text:p>325000</text:p>
              </table:table-cell>
            </table:table-row>
            <table:table-row>
              <table:table-cell office:value-type="float" office:value="65100">
                <text:p>65100</text:p>
              </table:table-cell>
              <table:table-cell office:value-type="float" office:value="7420983">
                <text:p>7420983</text:p>
              </table:table-cell>
              <table:table-cell office:value-type="float" office:value="455700">
                <text:p>455700</text:p>
              </table:table-cell>
              <table:table-cell office:value-type="float" office:value="5395504">
                <text:p>5395504</text:p>
              </table:table-cell>
              <table:table-cell office:value-type="float" office:value="325500">
                <text:p>325500</text:p>
              </table:table-cell>
            </table:table-row>
            <table:table-row>
              <table:table-cell office:value-type="float" office:value="65200">
                <text:p>65200</text:p>
              </table:table-cell>
              <table:table-cell office:value-type="float" office:value="7819066">
                <text:p>7819066</text:p>
              </table:table-cell>
              <table:table-cell office:value-type="float" office:value="456400">
                <text:p>456400</text:p>
              </table:table-cell>
              <table:table-cell office:value-type="float" office:value="5528379">
                <text:p>5528379</text:p>
              </table:table-cell>
              <table:table-cell office:value-type="float" office:value="326000">
                <text:p>326000</text:p>
              </table:table-cell>
            </table:table-row>
            <table:table-row>
              <table:table-cell office:value-type="float" office:value="65300">
                <text:p>65300</text:p>
              </table:table-cell>
              <table:table-cell office:value-type="float" office:value="7477187">
                <text:p>7477187</text:p>
              </table:table-cell>
              <table:table-cell office:value-type="float" office:value="457100">
                <text:p>457100</text:p>
              </table:table-cell>
              <table:table-cell office:value-type="float" office:value="5441731">
                <text:p>5441731</text:p>
              </table:table-cell>
              <table:table-cell office:value-type="float" office:value="326500">
                <text:p>326500</text:p>
              </table:table-cell>
            </table:table-row>
            <table:table-row>
              <table:table-cell office:value-type="float" office:value="65400">
                <text:p>65400</text:p>
              </table:table-cell>
              <table:table-cell office:value-type="float" office:value="7567269">
                <text:p>7567269</text:p>
              </table:table-cell>
              <table:table-cell office:value-type="float" office:value="457800">
                <text:p>457800</text:p>
              </table:table-cell>
              <table:table-cell office:value-type="float" office:value="5839974">
                <text:p>5839974</text:p>
              </table:table-cell>
              <table:table-cell office:value-type="float" office:value="327000">
                <text:p>327000</text:p>
              </table:table-cell>
            </table:table-row>
            <table:table-row>
              <table:table-cell office:value-type="float" office:value="65500">
                <text:p>65500</text:p>
              </table:table-cell>
              <table:table-cell office:value-type="float" office:value="7553602">
                <text:p>7553602</text:p>
              </table:table-cell>
              <table:table-cell office:value-type="float" office:value="458500">
                <text:p>458500</text:p>
              </table:table-cell>
              <table:table-cell office:value-type="float" office:value="5467844">
                <text:p>5467844</text:p>
              </table:table-cell>
              <table:table-cell office:value-type="float" office:value="327500">
                <text:p>327500</text:p>
              </table:table-cell>
            </table:table-row>
            <table:table-row>
              <table:table-cell office:value-type="float" office:value="65600">
                <text:p>65600</text:p>
              </table:table-cell>
              <table:table-cell office:value-type="float" office:value="7567140">
                <text:p>7567140</text:p>
              </table:table-cell>
              <table:table-cell office:value-type="float" office:value="459200">
                <text:p>459200</text:p>
              </table:table-cell>
              <table:table-cell office:value-type="float" office:value="5497230">
                <text:p>5497230</text:p>
              </table:table-cell>
              <table:table-cell office:value-type="float" office:value="328000">
                <text:p>328000</text:p>
              </table:table-cell>
            </table:table-row>
            <table:table-row>
              <table:table-cell office:value-type="float" office:value="65700">
                <text:p>65700</text:p>
              </table:table-cell>
              <table:table-cell office:value-type="float" office:value="7499900">
                <text:p>7499900</text:p>
              </table:table-cell>
              <table:table-cell office:value-type="float" office:value="459900">
                <text:p>459900</text:p>
              </table:table-cell>
              <table:table-cell office:value-type="float" office:value="5512885">
                <text:p>5512885</text:p>
              </table:table-cell>
              <table:table-cell office:value-type="float" office:value="328500">
                <text:p>328500</text:p>
              </table:table-cell>
            </table:table-row>
            <table:table-row>
              <table:table-cell office:value-type="float" office:value="65800">
                <text:p>65800</text:p>
              </table:table-cell>
              <table:table-cell office:value-type="float" office:value="7855958">
                <text:p>7855958</text:p>
              </table:table-cell>
              <table:table-cell office:value-type="float" office:value="460600">
                <text:p>460600</text:p>
              </table:table-cell>
              <table:table-cell office:value-type="float" office:value="5346966">
                <text:p>5346966</text:p>
              </table:table-cell>
              <table:table-cell office:value-type="float" office:value="329000">
                <text:p>329000</text:p>
              </table:table-cell>
            </table:table-row>
            <table:table-row>
              <table:table-cell office:value-type="float" office:value="65900">
                <text:p>65900</text:p>
              </table:table-cell>
              <table:table-cell office:value-type="float" office:value="7533552">
                <text:p>7533552</text:p>
              </table:table-cell>
              <table:table-cell office:value-type="float" office:value="461300">
                <text:p>461300</text:p>
              </table:table-cell>
              <table:table-cell office:value-type="float" office:value="5556803">
                <text:p>5556803</text:p>
              </table:table-cell>
              <table:table-cell office:value-type="float" office:value="329500">
                <text:p>329500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7603102">
                <text:p>7603102</text:p>
              </table:table-cell>
              <table:table-cell office:value-type="float" office:value="462000">
                <text:p>462000</text:p>
              </table:table-cell>
              <table:table-cell office:value-type="float" office:value="5428546">
                <text:p>5428546</text:p>
              </table:table-cell>
              <table:table-cell office:value-type="float" office:value="330000">
                <text:p>330000</text:p>
              </table:table-cell>
            </table:table-row>
            <table:table-row>
              <table:table-cell office:value-type="float" office:value="66100">
                <text:p>66100</text:p>
              </table:table-cell>
              <table:table-cell office:value-type="float" office:value="7698541">
                <text:p>7698541</text:p>
              </table:table-cell>
              <table:table-cell office:value-type="float" office:value="462700">
                <text:p>462700</text:p>
              </table:table-cell>
              <table:table-cell office:value-type="float" office:value="5512596">
                <text:p>5512596</text:p>
              </table:table-cell>
              <table:table-cell office:value-type="float" office:value="330500">
                <text:p>330500</text:p>
              </table:table-cell>
            </table:table-row>
            <table:table-row>
              <table:table-cell office:value-type="float" office:value="66200">
                <text:p>66200</text:p>
              </table:table-cell>
              <table:table-cell office:value-type="float" office:value="8246503">
                <text:p>8246503</text:p>
              </table:table-cell>
              <table:table-cell office:value-type="float" office:value="463400">
                <text:p>463400</text:p>
              </table:table-cell>
              <table:table-cell office:value-type="float" office:value="5583333">
                <text:p>5583333</text:p>
              </table:table-cell>
              <table:table-cell office:value-type="float" office:value="331000">
                <text:p>331000</text:p>
              </table:table-cell>
            </table:table-row>
            <table:table-row>
              <table:table-cell office:value-type="float" office:value="66300">
                <text:p>66300</text:p>
              </table:table-cell>
              <table:table-cell office:value-type="float" office:value="7609486">
                <text:p>7609486</text:p>
              </table:table-cell>
              <table:table-cell office:value-type="float" office:value="464100">
                <text:p>464100</text:p>
              </table:table-cell>
              <table:table-cell office:value-type="float" office:value="5258810">
                <text:p>5258810</text:p>
              </table:table-cell>
              <table:table-cell office:value-type="float" office:value="331500">
                <text:p>331500</text:p>
              </table:table-cell>
            </table:table-row>
            <table:table-row>
              <table:table-cell office:value-type="float" office:value="66400">
                <text:p>66400</text:p>
              </table:table-cell>
              <table:table-cell office:value-type="float" office:value="7831449">
                <text:p>7831449</text:p>
              </table:table-cell>
              <table:table-cell office:value-type="float" office:value="464800">
                <text:p>464800</text:p>
              </table:table-cell>
              <table:table-cell office:value-type="float" office:value="5500342">
                <text:p>5500342</text:p>
              </table:table-cell>
              <table:table-cell office:value-type="float" office:value="332000">
                <text:p>332000</text:p>
              </table:table-cell>
            </table:table-row>
            <table:table-row>
              <table:table-cell office:value-type="float" office:value="66500">
                <text:p>66500</text:p>
              </table:table-cell>
              <table:table-cell office:value-type="float" office:value="7584431">
                <text:p>7584431</text:p>
              </table:table-cell>
              <table:table-cell office:value-type="float" office:value="465500">
                <text:p>465500</text:p>
              </table:table-cell>
              <table:table-cell office:value-type="float" office:value="5576628">
                <text:p>5576628</text:p>
              </table:table-cell>
              <table:table-cell office:value-type="float" office:value="332500">
                <text:p>332500</text:p>
              </table:table-cell>
            </table:table-row>
            <table:table-row>
              <table:table-cell office:value-type="float" office:value="66600">
                <text:p>66600</text:p>
              </table:table-cell>
              <table:table-cell office:value-type="float" office:value="7689654">
                <text:p>7689654</text:p>
              </table:table-cell>
              <table:table-cell office:value-type="float" office:value="466200">
                <text:p>466200</text:p>
              </table:table-cell>
              <table:table-cell office:value-type="float" office:value="5443977">
                <text:p>5443977</text:p>
              </table:table-cell>
              <table:table-cell office:value-type="float" office:value="333000">
                <text:p>333000</text:p>
              </table:table-cell>
            </table:table-row>
            <table:table-row>
              <table:table-cell office:value-type="float" office:value="66700">
                <text:p>66700</text:p>
              </table:table-cell>
              <table:table-cell office:value-type="float" office:value="7727734">
                <text:p>7727734</text:p>
              </table:table-cell>
              <table:table-cell office:value-type="float" office:value="466900">
                <text:p>466900</text:p>
              </table:table-cell>
              <table:table-cell office:value-type="float" office:value="5514938">
                <text:p>5514938</text:p>
              </table:table-cell>
              <table:table-cell office:value-type="float" office:value="333500">
                <text:p>333500</text:p>
              </table:table-cell>
            </table:table-row>
            <table:table-row>
              <table:table-cell office:value-type="float" office:value="66800">
                <text:p>66800</text:p>
              </table:table-cell>
              <table:table-cell office:value-type="float" office:value="7749259">
                <text:p>7749259</text:p>
              </table:table-cell>
              <table:table-cell office:value-type="float" office:value="467600">
                <text:p>467600</text:p>
              </table:table-cell>
              <table:table-cell office:value-type="float" office:value="5594176">
                <text:p>5594176</text:p>
              </table:table-cell>
              <table:table-cell office:value-type="float" office:value="334000">
                <text:p>334000</text:p>
              </table:table-cell>
            </table:table-row>
            <table:table-row>
              <table:table-cell office:value-type="float" office:value="66900">
                <text:p>66900</text:p>
              </table:table-cell>
              <table:table-cell office:value-type="float" office:value="7659242">
                <text:p>7659242</text:p>
              </table:table-cell>
              <table:table-cell office:value-type="float" office:value="468300">
                <text:p>468300</text:p>
              </table:table-cell>
              <table:table-cell office:value-type="float" office:value="5957196">
                <text:p>5957196</text:p>
              </table:table-cell>
              <table:table-cell office:value-type="float" office:value="334500">
                <text:p>334500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7761739">
                <text:p>7761739</text:p>
              </table:table-cell>
              <table:table-cell office:value-type="float" office:value="469000">
                <text:p>469000</text:p>
              </table:table-cell>
              <table:table-cell office:value-type="float" office:value="5592732">
                <text:p>5592732</text:p>
              </table:table-cell>
              <table:table-cell office:value-type="float" office:value="335000">
                <text:p>335000</text:p>
              </table:table-cell>
            </table:table-row>
            <table:table-row>
              <table:table-cell office:value-type="float" office:value="67100">
                <text:p>67100</text:p>
              </table:table-cell>
              <table:table-cell office:value-type="float" office:value="7773544">
                <text:p>7773544</text:p>
              </table:table-cell>
              <table:table-cell office:value-type="float" office:value="469700">
                <text:p>469700</text:p>
              </table:table-cell>
              <table:table-cell office:value-type="float" office:value="5637709">
                <text:p>5637709</text:p>
              </table:table-cell>
              <table:table-cell office:value-type="float" office:value="335500">
                <text:p>335500</text:p>
              </table:table-cell>
            </table:table-row>
            <table:table-row>
              <table:table-cell office:value-type="float" office:value="67200">
                <text:p>67200</text:p>
              </table:table-cell>
              <table:table-cell office:value-type="float" office:value="7587704">
                <text:p>7587704</text:p>
              </table:table-cell>
              <table:table-cell office:value-type="float" office:value="470400">
                <text:p>470400</text:p>
              </table:table-cell>
              <table:table-cell office:value-type="float" office:value="5466561">
                <text:p>5466561</text:p>
              </table:table-cell>
              <table:table-cell office:value-type="float" office:value="336000">
                <text:p>336000</text:p>
              </table:table-cell>
            </table:table-row>
            <table:table-row>
              <table:table-cell office:value-type="float" office:value="67300">
                <text:p>67300</text:p>
              </table:table-cell>
              <table:table-cell office:value-type="float" office:value="7941837">
                <text:p>7941837</text:p>
              </table:table-cell>
              <table:table-cell office:value-type="float" office:value="471100">
                <text:p>471100</text:p>
              </table:table-cell>
              <table:table-cell office:value-type="float" office:value="5576853">
                <text:p>5576853</text:p>
              </table:table-cell>
              <table:table-cell office:value-type="float" office:value="336500">
                <text:p>336500</text:p>
              </table:table-cell>
            </table:table-row>
            <table:table-row>
              <table:table-cell office:value-type="float" office:value="67400">
                <text:p>67400</text:p>
              </table:table-cell>
              <table:table-cell office:value-type="float" office:value="7715928">
                <text:p>7715928</text:p>
              </table:table-cell>
              <table:table-cell office:value-type="float" office:value="471800">
                <text:p>471800</text:p>
              </table:table-cell>
              <table:table-cell office:value-type="float" office:value="5675114">
                <text:p>5675114</text:p>
              </table:table-cell>
              <table:table-cell office:value-type="float" office:value="337000">
                <text:p>337000</text:p>
              </table:table-cell>
            </table:table-row>
            <table:table-row>
              <table:table-cell office:value-type="float" office:value="67500">
                <text:p>67500</text:p>
              </table:table-cell>
              <table:table-cell office:value-type="float" office:value="7767641">
                <text:p>7767641</text:p>
              </table:table-cell>
              <table:table-cell office:value-type="float" office:value="472500">
                <text:p>472500</text:p>
              </table:table-cell>
              <table:table-cell office:value-type="float" office:value="5588819">
                <text:p>5588819</text:p>
              </table:table-cell>
              <table:table-cell office:value-type="float" office:value="337500">
                <text:p>337500</text:p>
              </table:table-cell>
            </table:table-row>
            <table:table-row>
              <table:table-cell office:value-type="float" office:value="67600">
                <text:p>67600</text:p>
              </table:table-cell>
              <table:table-cell office:value-type="float" office:value="7922204">
                <text:p>7922204</text:p>
              </table:table-cell>
              <table:table-cell office:value-type="float" office:value="473200">
                <text:p>473200</text:p>
              </table:table-cell>
              <table:table-cell office:value-type="float" office:value="5547403">
                <text:p>5547403</text:p>
              </table:table-cell>
              <table:table-cell office:value-type="float" office:value="338000">
                <text:p>338000</text:p>
              </table:table-cell>
            </table:table-row>
            <table:table-row>
              <table:table-cell office:value-type="float" office:value="67700">
                <text:p>67700</text:p>
              </table:table-cell>
              <table:table-cell office:value-type="float" office:value="8075419">
                <text:p>8075419</text:p>
              </table:table-cell>
              <table:table-cell office:value-type="float" office:value="473900">
                <text:p>473900</text:p>
              </table:table-cell>
              <table:table-cell office:value-type="float" office:value="5724711">
                <text:p>5724711</text:p>
              </table:table-cell>
              <table:table-cell office:value-type="float" office:value="338500">
                <text:p>338500</text:p>
              </table:table-cell>
            </table:table-row>
            <table:table-row>
              <table:table-cell office:value-type="float" office:value="67800">
                <text:p>67800</text:p>
              </table:table-cell>
              <table:table-cell office:value-type="float" office:value="7892818">
                <text:p>7892818</text:p>
              </table:table-cell>
              <table:table-cell office:value-type="float" office:value="474600">
                <text:p>474600</text:p>
              </table:table-cell>
              <table:table-cell office:value-type="float" office:value="5604666">
                <text:p>5604666</text:p>
              </table:table-cell>
              <table:table-cell office:value-type="float" office:value="339000">
                <text:p>339000</text:p>
              </table:table-cell>
            </table:table-row>
            <table:table-row>
              <table:table-cell office:value-type="float" office:value="67900">
                <text:p>67900</text:p>
              </table:table-cell>
              <table:table-cell office:value-type="float" office:value="7863850">
                <text:p>7863850</text:p>
              </table:table-cell>
              <table:table-cell office:value-type="float" office:value="475300">
                <text:p>475300</text:p>
              </table:table-cell>
              <table:table-cell office:value-type="float" office:value="5570373">
                <text:p>5570373</text:p>
              </table:table-cell>
              <table:table-cell office:value-type="float" office:value="339500">
                <text:p>339500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7937442">
                <text:p>7937442</text:p>
              </table:table-cell>
              <table:table-cell office:value-type="float" office:value="476000">
                <text:p>476000</text:p>
              </table:table-cell>
              <table:table-cell office:value-type="float" office:value="5798719">
                <text:p>5798719</text:p>
              </table:table-cell>
              <table:table-cell office:value-type="float" office:value="340000">
                <text:p>340000</text:p>
              </table:table-cell>
            </table:table-row>
            <table:table-row>
              <table:table-cell office:value-type="float" office:value="68100">
                <text:p>68100</text:p>
              </table:table-cell>
              <table:table-cell office:value-type="float" office:value="7813420">
                <text:p>7813420</text:p>
              </table:table-cell>
              <table:table-cell office:value-type="float" office:value="476700">
                <text:p>476700</text:p>
              </table:table-cell>
              <table:table-cell office:value-type="float" office:value="5612815">
                <text:p>5612815</text:p>
              </table:table-cell>
              <table:table-cell office:value-type="float" office:value="340500">
                <text:p>340500</text:p>
              </table:table-cell>
            </table:table-row>
            <table:table-row>
              <table:table-cell office:value-type="float" office:value="68200">
                <text:p>68200</text:p>
              </table:table-cell>
              <table:table-cell office:value-type="float" office:value="8111509">
                <text:p>8111509</text:p>
              </table:table-cell>
              <table:table-cell office:value-type="float" office:value="477400">
                <text:p>477400</text:p>
              </table:table-cell>
              <table:table-cell office:value-type="float" office:value="5554396">
                <text:p>5554396</text:p>
              </table:table-cell>
              <table:table-cell office:value-type="float" office:value="341000">
                <text:p>341000</text:p>
              </table:table-cell>
            </table:table-row>
            <table:table-row>
              <table:table-cell office:value-type="float" office:value="68300">
                <text:p>68300</text:p>
              </table:table-cell>
              <table:table-cell office:value-type="float" office:value="7859167">
                <text:p>7859167</text:p>
              </table:table-cell>
              <table:table-cell office:value-type="float" office:value="478100">
                <text:p>478100</text:p>
              </table:table-cell>
              <table:table-cell office:value-type="float" office:value="5701132">
                <text:p>5701132</text:p>
              </table:table-cell>
              <table:table-cell office:value-type="float" office:value="341500">
                <text:p>341500</text:p>
              </table:table-cell>
            </table:table-row>
            <table:table-row>
              <table:table-cell office:value-type="float" office:value="68400">
                <text:p>68400</text:p>
              </table:table-cell>
              <table:table-cell office:value-type="float" office:value="8243647">
                <text:p>8243647</text:p>
              </table:table-cell>
              <table:table-cell office:value-type="float" office:value="478800">
                <text:p>478800</text:p>
              </table:table-cell>
              <table:table-cell office:value-type="float" office:value="5786208">
                <text:p>5786208</text:p>
              </table:table-cell>
              <table:table-cell office:value-type="float" office:value="342000">
                <text:p>342000</text:p>
              </table:table-cell>
            </table:table-row>
            <table:table-row>
              <table:table-cell office:value-type="float" office:value="68500">
                <text:p>68500</text:p>
              </table:table-cell>
              <table:table-cell office:value-type="float" office:value="7969971">
                <text:p>7969971</text:p>
              </table:table-cell>
              <table:table-cell office:value-type="float" office:value="479500">
                <text:p>479500</text:p>
              </table:table-cell>
              <table:table-cell office:value-type="float" office:value="5616215">
                <text:p>5616215</text:p>
              </table:table-cell>
              <table:table-cell office:value-type="float" office:value="342500">
                <text:p>342500</text:p>
              </table:table-cell>
            </table:table-row>
            <table:table-row>
              <table:table-cell office:value-type="float" office:value="68600">
                <text:p>68600</text:p>
              </table:table-cell>
              <table:table-cell office:value-type="float" office:value="7959000">
                <text:p>7959000</text:p>
              </table:table-cell>
              <table:table-cell office:value-type="float" office:value="480200">
                <text:p>480200</text:p>
              </table:table-cell>
              <table:table-cell office:value-type="float" office:value="5823133">
                <text:p>5823133</text:p>
              </table:table-cell>
              <table:table-cell office:value-type="float" office:value="343000">
                <text:p>343000</text:p>
              </table:table-cell>
            </table:table-row>
            <table:table-row>
              <table:table-cell office:value-type="float" office:value="68700">
                <text:p>68700</text:p>
              </table:table-cell>
              <table:table-cell office:value-type="float" office:value="8026176">
                <text:p>8026176</text:p>
              </table:table-cell>
              <table:table-cell office:value-type="float" office:value="480900">
                <text:p>480900</text:p>
              </table:table-cell>
              <table:table-cell office:value-type="float" office:value="5697635">
                <text:p>5697635</text:p>
              </table:table-cell>
              <table:table-cell office:value-type="float" office:value="343500">
                <text:p>343500</text:p>
              </table:table-cell>
            </table:table-row>
            <table:table-row>
              <table:table-cell office:value-type="float" office:value="68800">
                <text:p>68800</text:p>
              </table:table-cell>
              <table:table-cell office:value-type="float" office:value="8137783">
                <text:p>8137783</text:p>
              </table:table-cell>
              <table:table-cell office:value-type="float" office:value="481600">
                <text:p>481600</text:p>
              </table:table-cell>
              <table:table-cell office:value-type="float" office:value="5812386">
                <text:p>5812386</text:p>
              </table:table-cell>
              <table:table-cell office:value-type="float" office:value="344000">
                <text:p>344000</text:p>
              </table:table-cell>
            </table:table-row>
            <table:table-row>
              <table:table-cell office:value-type="float" office:value="68900">
                <text:p>68900</text:p>
              </table:table-cell>
              <table:table-cell office:value-type="float" office:value="7970581">
                <text:p>7970581</text:p>
              </table:table-cell>
              <table:table-cell office:value-type="float" office:value="482300">
                <text:p>482300</text:p>
              </table:table-cell>
              <table:table-cell office:value-type="float" office:value="5810012">
                <text:p>5810012</text:p>
              </table:table-cell>
              <table:table-cell office:value-type="float" office:value="344500">
                <text:p>344500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8067816">
                <text:p>8067816</text:p>
              </table:table-cell>
              <table:table-cell office:value-type="float" office:value="483000">
                <text:p>483000</text:p>
              </table:table-cell>
              <table:table-cell office:value-type="float" office:value="5679221">
                <text:p>5679221</text:p>
              </table:table-cell>
              <table:table-cell office:value-type="float" office:value="345000">
                <text:p>345000</text:p>
              </table:table-cell>
            </table:table-row>
            <table:table-row>
              <table:table-cell office:value-type="float" office:value="69100">
                <text:p>69100</text:p>
              </table:table-cell>
              <table:table-cell office:value-type="float" office:value="8110547">
                <text:p>8110547</text:p>
              </table:table-cell>
              <table:table-cell office:value-type="float" office:value="483700">
                <text:p>483700</text:p>
              </table:table-cell>
              <table:table-cell office:value-type="float" office:value="6106593">
                <text:p>6106593</text:p>
              </table:table-cell>
              <table:table-cell office:value-type="float" office:value="345500">
                <text:p>345500</text:p>
              </table:table-cell>
            </table:table-row>
            <table:table-row>
              <table:table-cell office:value-type="float" office:value="69200">
                <text:p>69200</text:p>
              </table:table-cell>
              <table:table-cell office:value-type="float" office:value="8217374">
                <text:p>8217374</text:p>
              </table:table-cell>
              <table:table-cell office:value-type="float" office:value="484400">
                <text:p>484400</text:p>
              </table:table-cell>
              <table:table-cell office:value-type="float" office:value="5825699">
                <text:p>5825699</text:p>
              </table:table-cell>
              <table:table-cell office:value-type="float" office:value="346000">
                <text:p>346000</text:p>
              </table:table-cell>
            </table:table-row>
            <table:table-row>
              <table:table-cell office:value-type="float" office:value="69300">
                <text:p>69300</text:p>
              </table:table-cell>
              <table:table-cell office:value-type="float" office:value="7908858">
                <text:p>7908858</text:p>
              </table:table-cell>
              <table:table-cell office:value-type="float" office:value="485100">
                <text:p>485100</text:p>
              </table:table-cell>
              <table:table-cell office:value-type="float" office:value="5763560">
                <text:p>5763560</text:p>
              </table:table-cell>
              <table:table-cell office:value-type="float" office:value="346500">
                <text:p>346500</text:p>
              </table:table-cell>
            </table:table-row>
            <table:table-row>
              <table:table-cell office:value-type="float" office:value="69400">
                <text:p>69400</text:p>
              </table:table-cell>
              <table:table-cell office:value-type="float" office:value="8069869">
                <text:p>8069869</text:p>
              </table:table-cell>
              <table:table-cell office:value-type="float" office:value="485800">
                <text:p>485800</text:p>
              </table:table-cell>
              <table:table-cell office:value-type="float" office:value="5755122">
                <text:p>5755122</text:p>
              </table:table-cell>
              <table:table-cell office:value-type="float" office:value="347000">
                <text:p>347000</text:p>
              </table:table-cell>
            </table:table-row>
            <table:table-row>
              <table:table-cell office:value-type="float" office:value="69500">
                <text:p>69500</text:p>
              </table:table-cell>
              <table:table-cell office:value-type="float" office:value="8166495">
                <text:p>8166495</text:p>
              </table:table-cell>
              <table:table-cell office:value-type="float" office:value="486500">
                <text:p>486500</text:p>
              </table:table-cell>
              <table:table-cell office:value-type="float" office:value="5663822">
                <text:p>5663822</text:p>
              </table:table-cell>
              <table:table-cell office:value-type="float" office:value="347500">
                <text:p>347500</text:p>
              </table:table-cell>
            </table:table-row>
            <table:table-row>
              <table:table-cell office:value-type="float" office:value="69600">
                <text:p>69600</text:p>
              </table:table-cell>
              <table:table-cell office:value-type="float" office:value="8005452">
                <text:p>8005452</text:p>
              </table:table-cell>
              <table:table-cell office:value-type="float" office:value="487200">
                <text:p>487200</text:p>
              </table:table-cell>
              <table:table-cell office:value-type="float" office:value="5819123">
                <text:p>5819123</text:p>
              </table:table-cell>
              <table:table-cell office:value-type="float" office:value="348000">
                <text:p>348000</text:p>
              </table:table-cell>
            </table:table-row>
            <table:table-row>
              <table:table-cell office:value-type="float" office:value="69700">
                <text:p>69700</text:p>
              </table:table-cell>
              <table:table-cell office:value-type="float" office:value="8069516">
                <text:p>8069516</text:p>
              </table:table-cell>
              <table:table-cell office:value-type="float" office:value="487900">
                <text:p>487900</text:p>
              </table:table-cell>
              <table:table-cell office:value-type="float" office:value="5789801">
                <text:p>5789801</text:p>
              </table:table-cell>
              <table:table-cell office:value-type="float" office:value="348500">
                <text:p>348500</text:p>
              </table:table-cell>
            </table:table-row>
            <table:table-row>
              <table:table-cell office:value-type="float" office:value="69800">
                <text:p>69800</text:p>
              </table:table-cell>
              <table:table-cell office:value-type="float" office:value="8159790">
                <text:p>8159790</text:p>
              </table:table-cell>
              <table:table-cell office:value-type="float" office:value="488600">
                <text:p>488600</text:p>
              </table:table-cell>
              <table:table-cell office:value-type="float" office:value="6202032">
                <text:p>6202032</text:p>
              </table:table-cell>
              <table:table-cell office:value-type="float" office:value="349000">
                <text:p>349000</text:p>
              </table:table-cell>
            </table:table-row>
            <table:table-row>
              <table:table-cell office:value-type="float" office:value="69900">
                <text:p>69900</text:p>
              </table:table-cell>
              <table:table-cell office:value-type="float" office:value="8139547">
                <text:p>8139547</text:p>
              </table:table-cell>
              <table:table-cell office:value-type="float" office:value="489300">
                <text:p>489300</text:p>
              </table:table-cell>
              <table:table-cell office:value-type="float" office:value="5835098">
                <text:p>5835098</text:p>
              </table:table-cell>
              <table:table-cell office:value-type="float" office:value="349500">
                <text:p>349500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8096271">
                <text:p>8096271</text:p>
              </table:table-cell>
              <table:table-cell office:value-type="float" office:value="490000">
                <text:p>490000</text:p>
              </table:table-cell>
              <table:table-cell office:value-type="float" office:value="5704179">
                <text:p>5704179</text:p>
              </table:table-cell>
              <table:table-cell office:value-type="float" office:value="350000">
                <text:p>350000</text:p>
              </table:table-cell>
            </table:table-row>
            <table:table-row>
              <table:table-cell office:value-type="float" office:value="70100">
                <text:p>70100</text:p>
              </table:table-cell>
              <table:table-cell office:value-type="float" office:value="8228891">
                <text:p>8228891</text:p>
              </table:table-cell>
              <table:table-cell office:value-type="float" office:value="490700">
                <text:p>490700</text:p>
              </table:table-cell>
              <table:table-cell office:value-type="float" office:value="5809402">
                <text:p>5809402</text:p>
              </table:table-cell>
              <table:table-cell office:value-type="float" office:value="350500">
                <text:p>350500</text:p>
              </table:table-cell>
            </table:table-row>
            <table:table-row>
              <table:table-cell office:value-type="float" office:value="70200">
                <text:p>70200</text:p>
              </table:table-cell>
              <table:table-cell office:value-type="float" office:value="8058448">
                <text:p>8058448</text:p>
              </table:table-cell>
              <table:table-cell office:value-type="float" office:value="491400">
                <text:p>491400</text:p>
              </table:table-cell>
              <table:table-cell office:value-type="float" office:value="5880845">
                <text:p>5880845</text:p>
              </table:table-cell>
              <table:table-cell office:value-type="float" office:value="351000">
                <text:p>351000</text:p>
              </table:table-cell>
            </table:table-row>
            <table:table-row>
              <table:table-cell office:value-type="float" office:value="70300">
                <text:p>70300</text:p>
              </table:table-cell>
              <table:table-cell office:value-type="float" office:value="8071922">
                <text:p>8071922</text:p>
              </table:table-cell>
              <table:table-cell office:value-type="float" office:value="492100">
                <text:p>492100</text:p>
              </table:table-cell>
              <table:table-cell office:value-type="float" office:value="5715920">
                <text:p>5715920</text:p>
              </table:table-cell>
              <table:table-cell office:value-type="float" office:value="351500">
                <text:p>351500</text:p>
              </table:table-cell>
            </table:table-row>
            <table:table-row>
              <table:table-cell office:value-type="float" office:value="70400">
                <text:p>70400</text:p>
              </table:table-cell>
              <table:table-cell office:value-type="float" office:value="8109103">
                <text:p>8109103</text:p>
              </table:table-cell>
              <table:table-cell office:value-type="float" office:value="492800">
                <text:p>492800</text:p>
              </table:table-cell>
              <table:table-cell office:value-type="float" office:value="5794357">
                <text:p>5794357</text:p>
              </table:table-cell>
              <table:table-cell office:value-type="float" office:value="352000">
                <text:p>352000</text:p>
              </table:table-cell>
            </table:table-row>
            <table:table-row>
              <table:table-cell office:value-type="float" office:value="70500">
                <text:p>70500</text:p>
              </table:table-cell>
              <table:table-cell office:value-type="float" office:value="8308834">
                <text:p>8308834</text:p>
              </table:table-cell>
              <table:table-cell office:value-type="float" office:value="493500">
                <text:p>493500</text:p>
              </table:table-cell>
              <table:table-cell office:value-type="float" office:value="6263562">
                <text:p>6263562</text:p>
              </table:table-cell>
              <table:table-cell office:value-type="float" office:value="352500">
                <text:p>352500</text:p>
              </table:table-cell>
            </table:table-row>
            <table:table-row>
              <table:table-cell office:value-type="float" office:value="70600">
                <text:p>70600</text:p>
              </table:table-cell>
              <table:table-cell office:value-type="float" office:value="8071280">
                <text:p>8071280</text:p>
              </table:table-cell>
              <table:table-cell office:value-type="float" office:value="494200">
                <text:p>494200</text:p>
              </table:table-cell>
              <table:table-cell office:value-type="float" office:value="5947732">
                <text:p>5947732</text:p>
              </table:table-cell>
              <table:table-cell office:value-type="float" office:value="353000">
                <text:p>353000</text:p>
              </table:table-cell>
            </table:table-row>
            <table:table-row>
              <table:table-cell office:value-type="float" office:value="70700">
                <text:p>70700</text:p>
              </table:table-cell>
              <table:table-cell office:value-type="float" office:value="8362665">
                <text:p>8362665</text:p>
              </table:table-cell>
              <table:table-cell office:value-type="float" office:value="494900">
                <text:p>494900</text:p>
              </table:table-cell>
              <table:table-cell office:value-type="float" office:value="5820598">
                <text:p>5820598</text:p>
              </table:table-cell>
              <table:table-cell office:value-type="float" office:value="353500">
                <text:p>353500</text:p>
              </table:table-cell>
            </table:table-row>
            <table:table-row>
              <table:table-cell office:value-type="float" office:value="70800">
                <text:p>70800</text:p>
              </table:table-cell>
              <table:table-cell office:value-type="float" office:value="8381560">
                <text:p>8381560</text:p>
              </table:table-cell>
              <table:table-cell office:value-type="float" office:value="495600">
                <text:p>495600</text:p>
              </table:table-cell>
              <table:table-cell office:value-type="float" office:value="5801254">
                <text:p>5801254</text:p>
              </table:table-cell>
              <table:table-cell office:value-type="float" office:value="354000">
                <text:p>354000</text:p>
              </table:table-cell>
            </table:table-row>
            <table:table-row>
              <table:table-cell office:value-type="float" office:value="70900">
                <text:p>70900</text:p>
              </table:table-cell>
              <table:table-cell office:value-type="float" office:value="8248716">
                <text:p>8248716</text:p>
              </table:table-cell>
              <table:table-cell office:value-type="float" office:value="496300">
                <text:p>496300</text:p>
              </table:table-cell>
              <table:table-cell office:value-type="float" office:value="5925565">
                <text:p>5925565</text:p>
              </table:table-cell>
              <table:table-cell office:value-type="float" office:value="354500">
                <text:p>354500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8231104">
                <text:p>8231104</text:p>
              </table:table-cell>
              <table:table-cell office:value-type="float" office:value="497000">
                <text:p>497000</text:p>
              </table:table-cell>
              <table:table-cell office:value-type="float" office:value="5806451">
                <text:p>5806451</text:p>
              </table:table-cell>
              <table:table-cell office:value-type="float" office:value="355000">
                <text:p>355000</text:p>
              </table:table-cell>
            </table:table-row>
            <table:table-row>
              <table:table-cell office:value-type="float" office:value="71100">
                <text:p>71100</text:p>
              </table:table-cell>
              <table:table-cell office:value-type="float" office:value="8278069">
                <text:p>8278069</text:p>
              </table:table-cell>
              <table:table-cell office:value-type="float" office:value="497700">
                <text:p>497700</text:p>
              </table:table-cell>
              <table:table-cell office:value-type="float" office:value="5749797">
                <text:p>5749797</text:p>
              </table:table-cell>
              <table:table-cell office:value-type="float" office:value="355500">
                <text:p>355500</text:p>
              </table:table-cell>
            </table:table-row>
            <table:table-row>
              <table:table-cell office:value-type="float" office:value="71200">
                <text:p>71200</text:p>
              </table:table-cell>
              <table:table-cell office:value-type="float" office:value="8129666">
                <text:p>8129666</text:p>
              </table:table-cell>
              <table:table-cell office:value-type="float" office:value="498400">
                <text:p>498400</text:p>
              </table:table-cell>
              <table:table-cell office:value-type="float" office:value="6364614">
                <text:p>6364614</text:p>
              </table:table-cell>
              <table:table-cell office:value-type="float" office:value="356000">
                <text:p>356000</text:p>
              </table:table-cell>
            </table:table-row>
            <table:table-row>
              <table:table-cell office:value-type="float" office:value="71300">
                <text:p>71300</text:p>
              </table:table-cell>
              <table:table-cell office:value-type="float" office:value="8257666">
                <text:p>8257666</text:p>
              </table:table-cell>
              <table:table-cell office:value-type="float" office:value="499100">
                <text:p>499100</text:p>
              </table:table-cell>
              <table:table-cell office:value-type="float" office:value="5844337">
                <text:p>5844337</text:p>
              </table:table-cell>
              <table:table-cell office:value-type="float" office:value="356500">
                <text:p>356500</text:p>
              </table:table-cell>
            </table:table-row>
            <table:table-row>
              <table:table-cell office:value-type="float" office:value="71400">
                <text:p>71400</text:p>
              </table:table-cell>
              <table:table-cell office:value-type="float" office:value="8429199">
                <text:p>8429199</text:p>
              </table:table-cell>
              <table:table-cell office:value-type="float" office:value="499800">
                <text:p>499800</text:p>
              </table:table-cell>
              <table:table-cell office:value-type="float" office:value="5947957">
                <text:p>5947957</text:p>
              </table:table-cell>
              <table:table-cell office:value-type="float" office:value="357000">
                <text:p>357000</text:p>
              </table:table-cell>
            </table:table-row>
            <table:table-row>
              <table:table-cell office:value-type="float" office:value="71500">
                <text:p>71500</text:p>
              </table:table-cell>
              <table:table-cell office:value-type="float" office:value="8217534">
                <text:p>8217534</text:p>
              </table:table-cell>
              <table:table-cell office:value-type="float" office:value="500500">
                <text:p>500500</text:p>
              </table:table-cell>
              <table:table-cell office:value-type="float" office:value="5926334">
                <text:p>5926334</text:p>
              </table:table-cell>
              <table:table-cell office:value-type="float" office:value="357500">
                <text:p>357500</text:p>
              </table:table-cell>
            </table:table-row>
            <table:table-row>
              <table:table-cell office:value-type="float" office:value="71600">
                <text:p>71600</text:p>
              </table:table-cell>
              <table:table-cell office:value-type="float" office:value="8168900">
                <text:p>8168900</text:p>
              </table:table-cell>
              <table:table-cell office:value-type="float" office:value="501200">
                <text:p>501200</text:p>
              </table:table-cell>
              <table:table-cell office:value-type="float" office:value="6263882">
                <text:p>6263882</text:p>
              </table:table-cell>
              <table:table-cell office:value-type="float" office:value="358000">
                <text:p>358000</text:p>
              </table:table-cell>
            </table:table-row>
            <table:table-row>
              <table:table-cell office:value-type="float" office:value="71700">
                <text:p>71700</text:p>
              </table:table-cell>
              <table:table-cell office:value-type="float" office:value="8336936">
                <text:p>8336936</text:p>
              </table:table-cell>
              <table:table-cell office:value-type="float" office:value="501900">
                <text:p>501900</text:p>
              </table:table-cell>
              <table:table-cell office:value-type="float" office:value="5890533">
                <text:p>5890533</text:p>
              </table:table-cell>
              <table:table-cell office:value-type="float" office:value="358500">
                <text:p>358500</text:p>
              </table:table-cell>
            </table:table-row>
            <table:table-row>
              <table:table-cell office:value-type="float" office:value="71800">
                <text:p>71800</text:p>
              </table:table-cell>
              <table:table-cell office:value-type="float" office:value="8281630">
                <text:p>8281630</text:p>
              </table:table-cell>
              <table:table-cell office:value-type="float" office:value="502600">
                <text:p>502600</text:p>
              </table:table-cell>
              <table:table-cell office:value-type="float" office:value="5935349">
                <text:p>5935349</text:p>
              </table:table-cell>
              <table:table-cell office:value-type="float" office:value="359000">
                <text:p>359000</text:p>
              </table:table-cell>
            </table:table-row>
            <table:table-row>
              <table:table-cell office:value-type="float" office:value="71900">
                <text:p>71900</text:p>
              </table:table-cell>
              <table:table-cell office:value-type="float" office:value="8303349">
                <text:p>8303349</text:p>
              </table:table-cell>
              <table:table-cell office:value-type="float" office:value="503300">
                <text:p>503300</text:p>
              </table:table-cell>
              <table:table-cell office:value-type="float" office:value="6486037">
                <text:p>6486037</text:p>
              </table:table-cell>
              <table:table-cell office:value-type="float" office:value="359500">
                <text:p>359500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8542731">
                <text:p>8542731</text:p>
              </table:table-cell>
              <table:table-cell office:value-type="float" office:value="504000">
                <text:p>504000</text:p>
              </table:table-cell>
              <table:table-cell office:value-type="float" office:value="6278543">
                <text:p>6278543</text:p>
              </table:table-cell>
              <table:table-cell office:value-type="float" office:value="360000">
                <text:p>360000</text:p>
              </table:table-cell>
            </table:table-row>
            <table:table-row>
              <table:table-cell office:value-type="float" office:value="72100">
                <text:p>72100</text:p>
              </table:table-cell>
              <table:table-cell office:value-type="float" office:value="8283844">
                <text:p>8283844</text:p>
              </table:table-cell>
              <table:table-cell office:value-type="float" office:value="504700">
                <text:p>504700</text:p>
              </table:table-cell>
              <table:table-cell office:value-type="float" office:value="6283900">
                <text:p>6283900</text:p>
              </table:table-cell>
              <table:table-cell office:value-type="float" office:value="360500">
                <text:p>360500</text:p>
              </table:table-cell>
            </table:table-row>
            <table:table-row>
              <table:table-cell office:value-type="float" office:value="72200">
                <text:p>72200</text:p>
              </table:table-cell>
              <table:table-cell office:value-type="float" office:value="8817337">
                <text:p>8817337</text:p>
              </table:table-cell>
              <table:table-cell office:value-type="float" office:value="505400">
                <text:p>505400</text:p>
              </table:table-cell>
              <table:table-cell office:value-type="float" office:value="5948919">
                <text:p>5948919</text:p>
              </table:table-cell>
              <table:table-cell office:value-type="float" office:value="361000">
                <text:p>361000</text:p>
              </table:table-cell>
            </table:table-row>
            <table:table-row>
              <table:table-cell office:value-type="float" office:value="72300">
                <text:p>72300</text:p>
              </table:table-cell>
              <table:table-cell office:value-type="float" office:value="8443603">
                <text:p>8443603</text:p>
              </table:table-cell>
              <table:table-cell office:value-type="float" office:value="506100">
                <text:p>506100</text:p>
              </table:table-cell>
              <table:table-cell office:value-type="float" office:value="6411130">
                <text:p>6411130</text:p>
              </table:table-cell>
              <table:table-cell office:value-type="float" office:value="361500">
                <text:p>361500</text:p>
              </table:table-cell>
            </table:table-row>
            <table:table-row>
              <table:table-cell office:value-type="float" office:value="72400">
                <text:p>72400</text:p>
              </table:table-cell>
              <table:table-cell office:value-type="float" office:value="8367766">
                <text:p>8367766</text:p>
              </table:table-cell>
              <table:table-cell office:value-type="float" office:value="506800">
                <text:p>506800</text:p>
              </table:table-cell>
              <table:table-cell office:value-type="float" office:value="6019431">
                <text:p>6019431</text:p>
              </table:table-cell>
              <table:table-cell office:value-type="float" office:value="362000">
                <text:p>362000</text:p>
              </table:table-cell>
            </table:table-row>
            <table:table-row>
              <table:table-cell office:value-type="float" office:value="72500">
                <text:p>72500</text:p>
              </table:table-cell>
              <table:table-cell office:value-type="float" office:value="8453227">
                <text:p>8453227</text:p>
              </table:table-cell>
              <table:table-cell office:value-type="float" office:value="507500">
                <text:p>507500</text:p>
              </table:table-cell>
              <table:table-cell office:value-type="float" office:value="5969931">
                <text:p>5969931</text:p>
              </table:table-cell>
              <table:table-cell office:value-type="float" office:value="362500">
                <text:p>362500</text:p>
              </table:table-cell>
            </table:table-row>
            <table:table-row>
              <table:table-cell office:value-type="float" office:value="72600">
                <text:p>72600</text:p>
              </table:table-cell>
              <table:table-cell office:value-type="float" office:value="8679585">
                <text:p>8679585</text:p>
              </table:table-cell>
              <table:table-cell office:value-type="float" office:value="508200">
                <text:p>508200</text:p>
              </table:table-cell>
              <table:table-cell office:value-type="float" office:value="6166743">
                <text:p>6166743</text:p>
              </table:table-cell>
              <table:table-cell office:value-type="float" office:value="363000">
                <text:p>363000</text:p>
              </table:table-cell>
            </table:table-row>
            <table:table-row>
              <table:table-cell office:value-type="float" office:value="72700">
                <text:p>72700</text:p>
              </table:table-cell>
              <table:table-cell office:value-type="float" office:value="8293051">
                <text:p>8293051</text:p>
              </table:table-cell>
              <table:table-cell office:value-type="float" office:value="508900">
                <text:p>508900</text:p>
              </table:table-cell>
              <table:table-cell office:value-type="float" office:value="6159429">
                <text:p>6159429</text:p>
              </table:table-cell>
              <table:table-cell office:value-type="float" office:value="363500">
                <text:p>363500</text:p>
              </table:table-cell>
            </table:table-row>
            <table:table-row>
              <table:table-cell office:value-type="float" office:value="72800">
                <text:p>72800</text:p>
              </table:table-cell>
              <table:table-cell office:value-type="float" office:value="8343064">
                <text:p>8343064</text:p>
              </table:table-cell>
              <table:table-cell office:value-type="float" office:value="509600">
                <text:p>509600</text:p>
              </table:table-cell>
              <table:table-cell office:value-type="float" office:value="6103449">
                <text:p>6103449</text:p>
              </table:table-cell>
              <table:table-cell office:value-type="float" office:value="364000">
                <text:p>364000</text:p>
              </table:table-cell>
            </table:table-row>
            <table:table-row>
              <table:table-cell office:value-type="float" office:value="72900">
                <text:p>72900</text:p>
              </table:table-cell>
              <table:table-cell office:value-type="float" office:value="8733576">
                <text:p>8733576</text:p>
              </table:table-cell>
              <table:table-cell office:value-type="float" office:value="510300">
                <text:p>510300</text:p>
              </table:table-cell>
              <table:table-cell office:value-type="float" office:value="5955592">
                <text:p>5955592</text:p>
              </table:table-cell>
              <table:table-cell office:value-type="float" office:value="364500">
                <text:p>364500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8452489">
                <text:p>8452489</text:p>
              </table:table-cell>
              <table:table-cell office:value-type="float" office:value="511000">
                <text:p>511000</text:p>
              </table:table-cell>
              <table:table-cell office:value-type="float" office:value="6008364">
                <text:p>6008364</text:p>
              </table:table-cell>
              <table:table-cell office:value-type="float" office:value="365000">
                <text:p>365000</text:p>
              </table:table-cell>
            </table:table-row>
            <table:table-row>
              <table:table-cell office:value-type="float" office:value="73100">
                <text:p>73100</text:p>
              </table:table-cell>
              <table:table-cell office:value-type="float" office:value="8506705">
                <text:p>8506705</text:p>
              </table:table-cell>
              <table:table-cell office:value-type="float" office:value="511700">
                <text:p>511700</text:p>
              </table:table-cell>
              <table:table-cell office:value-type="float" office:value="6072684">
                <text:p>6072684</text:p>
              </table:table-cell>
              <table:table-cell office:value-type="float" office:value="365500">
                <text:p>365500</text:p>
              </table:table-cell>
            </table:table-row>
            <table:table-row>
              <table:table-cell office:value-type="float" office:value="73200">
                <text:p>73200</text:p>
              </table:table-cell>
              <table:table-cell office:value-type="float" office:value="8489638">
                <text:p>8489638</text:p>
              </table:table-cell>
              <table:table-cell office:value-type="float" office:value="512400">
                <text:p>512400</text:p>
              </table:table-cell>
              <table:table-cell office:value-type="float" office:value="5986035">
                <text:p>5986035</text:p>
              </table:table-cell>
              <table:table-cell office:value-type="float" office:value="366000">
                <text:p>366000</text:p>
              </table:table-cell>
            </table:table-row>
            <table:table-row>
              <table:table-cell office:value-type="float" office:value="73300">
                <text:p>73300</text:p>
              </table:table-cell>
              <table:table-cell office:value-type="float" office:value="8873478">
                <text:p>8873478</text:p>
              </table:table-cell>
              <table:table-cell office:value-type="float" office:value="513100">
                <text:p>513100</text:p>
              </table:table-cell>
              <table:table-cell office:value-type="float" office:value="6092542">
                <text:p>6092542</text:p>
              </table:table-cell>
              <table:table-cell office:value-type="float" office:value="366500">
                <text:p>366500</text:p>
              </table:table-cell>
            </table:table-row>
            <table:table-row>
              <table:table-cell office:value-type="float" office:value="73400">
                <text:p>73400</text:p>
              </table:table-cell>
              <table:table-cell office:value-type="float" office:value="8540518">
                <text:p>8540518</text:p>
              </table:table-cell>
              <table:table-cell office:value-type="float" office:value="513800">
                <text:p>513800</text:p>
              </table:table-cell>
              <table:table-cell office:value-type="float" office:value="6123820">
                <text:p>6123820</text:p>
              </table:table-cell>
              <table:table-cell office:value-type="float" office:value="367000">
                <text:p>367000</text:p>
              </table:table-cell>
            </table:table-row>
            <table:table-row>
              <table:table-cell office:value-type="float" office:value="73500">
                <text:p>73500</text:p>
              </table:table-cell>
              <table:table-cell office:value-type="float" office:value="8342422">
                <text:p>8342422</text:p>
              </table:table-cell>
              <table:table-cell office:value-type="float" office:value="514500">
                <text:p>514500</text:p>
              </table:table-cell>
              <table:table-cell office:value-type="float" office:value="5939904">
                <text:p>5939904</text:p>
              </table:table-cell>
              <table:table-cell office:value-type="float" office:value="367500">
                <text:p>367500</text:p>
              </table:table-cell>
            </table:table-row>
            <table:table-row>
              <table:table-cell office:value-type="float" office:value="73600">
                <text:p>73600</text:p>
              </table:table-cell>
              <table:table-cell office:value-type="float" office:value="8568523">
                <text:p>8568523</text:p>
              </table:table-cell>
              <table:table-cell office:value-type="float" office:value="515200">
                <text:p>515200</text:p>
              </table:table-cell>
              <table:table-cell office:value-type="float" office:value="6236871">
                <text:p>6236871</text:p>
              </table:table-cell>
              <table:table-cell office:value-type="float" office:value="368000">
                <text:p>368000</text:p>
              </table:table-cell>
            </table:table-row>
            <table:table-row>
              <table:table-cell office:value-type="float" office:value="73700">
                <text:p>73700</text:p>
              </table:table-cell>
              <table:table-cell office:value-type="float" office:value="8576832">
                <text:p>8576832</text:p>
              </table:table-cell>
              <table:table-cell office:value-type="float" office:value="515900">
                <text:p>515900</text:p>
              </table:table-cell>
              <table:table-cell office:value-type="float" office:value="6097290">
                <text:p>6097290</text:p>
              </table:table-cell>
              <table:table-cell office:value-type="float" office:value="368500">
                <text:p>368500</text:p>
              </table:table-cell>
            </table:table-row>
            <table:table-row>
              <table:table-cell office:value-type="float" office:value="73800">
                <text:p>73800</text:p>
              </table:table-cell>
              <table:table-cell office:value-type="float" office:value="8609843">
                <text:p>8609843</text:p>
              </table:table-cell>
              <table:table-cell office:value-type="float" office:value="516600">
                <text:p>516600</text:p>
              </table:table-cell>
              <table:table-cell office:value-type="float" office:value="6107620">
                <text:p>6107620</text:p>
              </table:table-cell>
              <table:table-cell office:value-type="float" office:value="369000">
                <text:p>369000</text:p>
              </table:table-cell>
            </table:table-row>
            <table:table-row>
              <table:table-cell office:value-type="float" office:value="73900">
                <text:p>73900</text:p>
              </table:table-cell>
              <table:table-cell office:value-type="float" office:value="8883743">
                <text:p>8883743</text:p>
              </table:table-cell>
              <table:table-cell office:value-type="float" office:value="517300">
                <text:p>517300</text:p>
              </table:table-cell>
              <table:table-cell office:value-type="float" office:value="6229171">
                <text:p>6229171</text:p>
              </table:table-cell>
              <table:table-cell office:value-type="float" office:value="369500">
                <text:p>369500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8930613">
                <text:p>8930613</text:p>
              </table:table-cell>
              <table:table-cell office:value-type="float" office:value="518000">
                <text:p>518000</text:p>
              </table:table-cell>
              <table:table-cell office:value-type="float" office:value="6182527">
                <text:p>6182527</text:p>
              </table:table-cell>
              <table:table-cell office:value-type="float" office:value="370000">
                <text:p>370000</text:p>
              </table:table-cell>
            </table:table-row>
            <table:table-row>
              <table:table-cell office:value-type="float" office:value="74100">
                <text:p>74100</text:p>
              </table:table-cell>
              <table:table-cell office:value-type="float" office:value="8655429">
                <text:p>8655429</text:p>
              </table:table-cell>
              <table:table-cell office:value-type="float" office:value="518700">
                <text:p>518700</text:p>
              </table:table-cell>
              <table:table-cell office:value-type="float" office:value="6102198">
                <text:p>6102198</text:p>
              </table:table-cell>
              <table:table-cell office:value-type="float" office:value="370500">
                <text:p>370500</text:p>
              </table:table-cell>
            </table:table-row>
            <table:table-row>
              <table:table-cell office:value-type="float" office:value="74200">
                <text:p>74200</text:p>
              </table:table-cell>
              <table:table-cell office:value-type="float" office:value="8627230">
                <text:p>8627230</text:p>
              </table:table-cell>
              <table:table-cell office:value-type="float" office:value="519400">
                <text:p>519400</text:p>
              </table:table-cell>
              <table:table-cell office:value-type="float" office:value="6197990">
                <text:p>6197990</text:p>
              </table:table-cell>
              <table:table-cell office:value-type="float" office:value="371000">
                <text:p>371000</text:p>
              </table:table-cell>
            </table:table-row>
            <table:table-row>
              <table:table-cell office:value-type="float" office:value="74300">
                <text:p>74300</text:p>
              </table:table-cell>
              <table:table-cell office:value-type="float" office:value="8497498">
                <text:p>8497498</text:p>
              </table:table-cell>
              <table:table-cell office:value-type="float" office:value="520100">
                <text:p>520100</text:p>
              </table:table-cell>
              <table:table-cell office:value-type="float" office:value="5988826">
                <text:p>5988826</text:p>
              </table:table-cell>
              <table:table-cell office:value-type="float" office:value="371500">
                <text:p>371500</text:p>
              </table:table-cell>
            </table:table-row>
            <table:table-row>
              <table:table-cell office:value-type="float" office:value="74400">
                <text:p>74400</text:p>
              </table:table-cell>
              <table:table-cell office:value-type="float" office:value="8716991">
                <text:p>8716991</text:p>
              </table:table-cell>
              <table:table-cell office:value-type="float" office:value="520800">
                <text:p>520800</text:p>
              </table:table-cell>
              <table:table-cell office:value-type="float" office:value="6064023">
                <text:p>6064023</text:p>
              </table:table-cell>
              <table:table-cell office:value-type="float" office:value="372000">
                <text:p>372000</text:p>
              </table:table-cell>
            </table:table-row>
            <table:table-row>
              <table:table-cell office:value-type="float" office:value="74500">
                <text:p>74500</text:p>
              </table:table-cell>
              <table:table-cell office:value-type="float" office:value="8465963">
                <text:p>8465963</text:p>
              </table:table-cell>
              <table:table-cell office:value-type="float" office:value="521500">
                <text:p>521500</text:p>
              </table:table-cell>
              <table:table-cell office:value-type="float" office:value="6242517">
                <text:p>6242517</text:p>
              </table:table-cell>
              <table:table-cell office:value-type="float" office:value="372500">
                <text:p>372500</text:p>
              </table:table-cell>
            </table:table-row>
            <table:table-row>
              <table:table-cell office:value-type="float" office:value="74600">
                <text:p>74600</text:p>
              </table:table-cell>
              <table:table-cell office:value-type="float" office:value="8609041">
                <text:p>8609041</text:p>
              </table:table-cell>
              <table:table-cell office:value-type="float" office:value="522200">
                <text:p>522200</text:p>
              </table:table-cell>
              <table:table-cell office:value-type="float" office:value="6652919">
                <text:p>6652919</text:p>
              </table:table-cell>
              <table:table-cell office:value-type="float" office:value="373000">
                <text:p>373000</text:p>
              </table:table-cell>
            </table:table-row>
            <table:table-row>
              <table:table-cell office:value-type="float" office:value="74700">
                <text:p>74700</text:p>
              </table:table-cell>
              <table:table-cell office:value-type="float" office:value="8806751">
                <text:p>8806751</text:p>
              </table:table-cell>
              <table:table-cell office:value-type="float" office:value="522900">
                <text:p>522900</text:p>
              </table:table-cell>
              <table:table-cell office:value-type="float" office:value="6248452">
                <text:p>6248452</text:p>
              </table:table-cell>
              <table:table-cell office:value-type="float" office:value="373500">
                <text:p>373500</text:p>
              </table:table-cell>
            </table:table-row>
            <table:table-row>
              <table:table-cell office:value-type="float" office:value="74800">
                <text:p>74800</text:p>
              </table:table-cell>
              <table:table-cell office:value-type="float" office:value="8674292">
                <text:p>8674292</text:p>
              </table:table-cell>
              <table:table-cell office:value-type="float" office:value="523600">
                <text:p>523600</text:p>
              </table:table-cell>
              <table:table-cell office:value-type="float" office:value="6203026">
                <text:p>6203026</text:p>
              </table:table-cell>
              <table:table-cell office:value-type="float" office:value="374000">
                <text:p>374000</text:p>
              </table:table-cell>
            </table:table-row>
            <table:table-row>
              <table:table-cell office:value-type="float" office:value="74900">
                <text:p>74900</text:p>
              </table:table-cell>
              <table:table-cell office:value-type="float" office:value="8582863">
                <text:p>8582863</text:p>
              </table:table-cell>
              <table:table-cell office:value-type="float" office:value="524300">
                <text:p>524300</text:p>
              </table:table-cell>
              <table:table-cell office:value-type="float" office:value="6194493">
                <text:p>6194493</text:p>
              </table:table-cell>
              <table:table-cell office:value-type="float" office:value="374500">
                <text:p>374500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8772874">
                <text:p>8772874</text:p>
              </table:table-cell>
              <table:table-cell office:value-type="float" office:value="525000">
                <text:p>525000</text:p>
              </table:table-cell>
              <table:table-cell office:value-type="float" office:value="6307287">
                <text:p>630728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75100">
                <text:p>75100</text:p>
              </table:table-cell>
              <table:table-cell office:value-type="float" office:value="8611383">
                <text:p>8611383</text:p>
              </table:table-cell>
              <table:table-cell office:value-type="float" office:value="525700">
                <text:p>525700</text:p>
              </table:table-cell>
              <table:table-cell office:value-type="float" office:value="6190707">
                <text:p>6190707</text:p>
              </table:table-cell>
              <table:table-cell office:value-type="float" office:value="375500">
                <text:p>375500</text:p>
              </table:table-cell>
            </table:table-row>
            <table:table-row>
              <table:table-cell office:value-type="float" office:value="75200">
                <text:p>75200</text:p>
              </table:table-cell>
              <table:table-cell office:value-type="float" office:value="8806783">
                <text:p>8806783</text:p>
              </table:table-cell>
              <table:table-cell office:value-type="float" office:value="526400">
                <text:p>526400</text:p>
              </table:table-cell>
              <table:table-cell office:value-type="float" office:value="6225418">
                <text:p>6225418</text:p>
              </table:table-cell>
              <table:table-cell office:value-type="float" office:value="376000">
                <text:p>376000</text:p>
              </table:table-cell>
            </table:table-row>
            <table:table-row>
              <table:table-cell office:value-type="float" office:value="75300">
                <text:p>75300</text:p>
              </table:table-cell>
              <table:table-cell office:value-type="float" office:value="9180325">
                <text:p>9180325</text:p>
              </table:table-cell>
              <table:table-cell office:value-type="float" office:value="527100">
                <text:p>527100</text:p>
              </table:table-cell>
              <table:table-cell office:value-type="float" office:value="6249735">
                <text:p>6249735</text:p>
              </table:table-cell>
              <table:table-cell office:value-type="float" office:value="376500">
                <text:p>376500</text:p>
              </table:table-cell>
            </table:table-row>
            <table:table-row>
              <table:table-cell office:value-type="float" office:value="75400">
                <text:p>75400</text:p>
              </table:table-cell>
              <table:table-cell office:value-type="float" office:value="8804249">
                <text:p>8804249</text:p>
              </table:table-cell>
              <table:table-cell office:value-type="float" office:value="527800">
                <text:p>527800</text:p>
              </table:table-cell>
              <table:table-cell office:value-type="float" office:value="6311489">
                <text:p>6311489</text:p>
              </table:table-cell>
              <table:table-cell office:value-type="float" office:value="377000">
                <text:p>377000</text:p>
              </table:table-cell>
            </table:table-row>
            <table:table-row>
              <table:table-cell office:value-type="float" office:value="75500">
                <text:p>75500</text:p>
              </table:table-cell>
              <table:table-cell office:value-type="float" office:value="8774607">
                <text:p>8774607</text:p>
              </table:table-cell>
              <table:table-cell office:value-type="float" office:value="528500">
                <text:p>528500</text:p>
              </table:table-cell>
              <table:table-cell office:value-type="float" office:value="6232123">
                <text:p>6232123</text:p>
              </table:table-cell>
              <table:table-cell office:value-type="float" office:value="377500">
                <text:p>377500</text:p>
              </table:table-cell>
            </table:table-row>
            <table:table-row>
              <table:table-cell office:value-type="float" office:value="75600">
                <text:p>75600</text:p>
              </table:table-cell>
              <table:table-cell office:value-type="float" office:value="8947102">
                <text:p>8947102</text:p>
              </table:table-cell>
              <table:table-cell office:value-type="float" office:value="529200">
                <text:p>529200</text:p>
              </table:table-cell>
              <table:table-cell office:value-type="float" office:value="6290605">
                <text:p>6290605</text:p>
              </table:table-cell>
              <table:table-cell office:value-type="float" office:value="378000">
                <text:p>378000</text:p>
              </table:table-cell>
            </table:table-row>
            <table:table-row>
              <table:table-cell office:value-type="float" office:value="75700">
                <text:p>75700</text:p>
              </table:table-cell>
              <table:table-cell office:value-type="float" office:value="8716670">
                <text:p>8716670</text:p>
              </table:table-cell>
              <table:table-cell office:value-type="float" office:value="529900">
                <text:p>529900</text:p>
              </table:table-cell>
              <table:table-cell office:value-type="float" office:value="6534832">
                <text:p>6534832</text:p>
              </table:table-cell>
              <table:table-cell office:value-type="float" office:value="378500">
                <text:p>378500</text:p>
              </table:table-cell>
            </table:table-row>
            <table:table-row>
              <table:table-cell office:value-type="float" office:value="75800">
                <text:p>75800</text:p>
              </table:table-cell>
              <table:table-cell office:value-type="float" office:value="8728989">
                <text:p>8728989</text:p>
              </table:table-cell>
              <table:table-cell office:value-type="float" office:value="530600">
                <text:p>530600</text:p>
              </table:table-cell>
              <table:table-cell office:value-type="float" office:value="6310848">
                <text:p>6310848</text:p>
              </table:table-cell>
              <table:table-cell office:value-type="float" office:value="379000">
                <text:p>379000</text:p>
              </table:table-cell>
            </table:table-row>
            <table:table-row>
              <table:table-cell office:value-type="float" office:value="75900">
                <text:p>75900</text:p>
              </table:table-cell>
              <table:table-cell office:value-type="float" office:value="8768800">
                <text:p>8768800</text:p>
              </table:table-cell>
              <table:table-cell office:value-type="float" office:value="531300">
                <text:p>531300</text:p>
              </table:table-cell>
              <table:table-cell office:value-type="float" office:value="6304656">
                <text:p>6304656</text:p>
              </table:table-cell>
              <table:table-cell office:value-type="float" office:value="379500">
                <text:p>379500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8984123">
                <text:p>8984123</text:p>
              </table:table-cell>
              <table:table-cell office:value-type="float" office:value="532000">
                <text:p>532000</text:p>
              </table:table-cell>
              <table:table-cell office:value-type="float" office:value="6205817">
                <text:p>6205817</text:p>
              </table:table-cell>
              <table:table-cell office:value-type="float" office:value="380000">
                <text:p>380000</text:p>
              </table:table-cell>
            </table:table-row>
            <table:table-row>
              <table:table-cell office:value-type="float" office:value="76100">
                <text:p>76100</text:p>
              </table:table-cell>
              <table:table-cell office:value-type="float" office:value="8775024">
                <text:p>8775024</text:p>
              </table:table-cell>
              <table:table-cell office:value-type="float" office:value="532700">
                <text:p>532700</text:p>
              </table:table-cell>
              <table:table-cell office:value-type="float" office:value="6386685">
                <text:p>6386685</text:p>
              </table:table-cell>
              <table:table-cell office:value-type="float" office:value="380500">
                <text:p>380500</text:p>
              </table:table-cell>
            </table:table-row>
            <table:table-row>
              <table:table-cell office:value-type="float" office:value="76200">
                <text:p>76200</text:p>
              </table:table-cell>
              <table:table-cell office:value-type="float" office:value="8766747">
                <text:p>8766747</text:p>
              </table:table-cell>
              <table:table-cell office:value-type="float" office:value="533400">
                <text:p>533400</text:p>
              </table:table-cell>
              <table:table-cell office:value-type="float" office:value="6340682">
                <text:p>6340682</text:p>
              </table:table-cell>
              <table:table-cell office:value-type="float" office:value="381000">
                <text:p>381000</text:p>
              </table:table-cell>
            </table:table-row>
            <table:table-row>
              <table:table-cell office:value-type="float" office:value="76300">
                <text:p>76300</text:p>
              </table:table-cell>
              <table:table-cell office:value-type="float" office:value="8794336">
                <text:p>8794336</text:p>
              </table:table-cell>
              <table:table-cell office:value-type="float" office:value="534100">
                <text:p>534100</text:p>
              </table:table-cell>
              <table:table-cell office:value-type="float" office:value="6167032">
                <text:p>6167032</text:p>
              </table:table-cell>
              <table:table-cell office:value-type="float" office:value="381500">
                <text:p>381500</text:p>
              </table:table-cell>
            </table:table-row>
            <table:table-row>
              <table:table-cell office:value-type="float" office:value="76400">
                <text:p>76400</text:p>
              </table:table-cell>
              <table:table-cell office:value-type="float" office:value="8845023">
                <text:p>8845023</text:p>
              </table:table-cell>
              <table:table-cell office:value-type="float" office:value="534800">
                <text:p>534800</text:p>
              </table:table-cell>
              <table:table-cell office:value-type="float" office:value="6097386">
                <text:p>6097386</text:p>
              </table:table-cell>
              <table:table-cell office:value-type="float" office:value="382000">
                <text:p>382000</text:p>
              </table:table-cell>
            </table:table-row>
            <table:table-row>
              <table:table-cell office:value-type="float" office:value="76500">
                <text:p>76500</text:p>
              </table:table-cell>
              <table:table-cell office:value-type="float" office:value="8808066">
                <text:p>8808066</text:p>
              </table:table-cell>
              <table:table-cell office:value-type="float" office:value="535500">
                <text:p>535500</text:p>
              </table:table-cell>
              <table:table-cell office:value-type="float" office:value="6374206">
                <text:p>6374206</text:p>
              </table:table-cell>
              <table:table-cell office:value-type="float" office:value="382500">
                <text:p>382500</text:p>
              </table:table-cell>
            </table:table-row>
            <table:table-row>
              <table:table-cell office:value-type="float" office:value="76600">
                <text:p>76600</text:p>
              </table:table-cell>
              <table:table-cell office:value-type="float" office:value="9099162">
                <text:p>9099162</text:p>
              </table:table-cell>
              <table:table-cell office:value-type="float" office:value="536200">
                <text:p>536200</text:p>
              </table:table-cell>
              <table:table-cell office:value-type="float" office:value="6417257">
                <text:p>6417257</text:p>
              </table:table-cell>
              <table:table-cell office:value-type="float" office:value="383000">
                <text:p>383000</text:p>
              </table:table-cell>
            </table:table-row>
            <table:table-row>
              <table:table-cell office:value-type="float" office:value="76700">
                <text:p>76700</text:p>
              </table:table-cell>
              <table:table-cell office:value-type="float" office:value="8980112">
                <text:p>8980112</text:p>
              </table:table-cell>
              <table:table-cell office:value-type="float" office:value="536900">
                <text:p>536900</text:p>
              </table:table-cell>
              <table:table-cell office:value-type="float" office:value="6342479">
                <text:p>6342479</text:p>
              </table:table-cell>
              <table:table-cell office:value-type="float" office:value="383500">
                <text:p>383500</text:p>
              </table:table-cell>
            </table:table-row>
            <table:table-row>
              <table:table-cell office:value-type="float" office:value="76800">
                <text:p>76800</text:p>
              </table:table-cell>
              <table:table-cell office:value-type="float" office:value="8876429">
                <text:p>8876429</text:p>
              </table:table-cell>
              <table:table-cell office:value-type="float" office:value="537600">
                <text:p>537600</text:p>
              </table:table-cell>
              <table:table-cell office:value-type="float" office:value="6315499">
                <text:p>6315499</text:p>
              </table:table-cell>
              <table:table-cell office:value-type="float" office:value="384000">
                <text:p>384000</text:p>
              </table:table-cell>
            </table:table-row>
            <table:table-row>
              <table:table-cell office:value-type="float" office:value="76900">
                <text:p>76900</text:p>
              </table:table-cell>
              <table:table-cell office:value-type="float" office:value="8959004">
                <text:p>8959004</text:p>
              </table:table-cell>
              <table:table-cell office:value-type="float" office:value="538300">
                <text:p>538300</text:p>
              </table:table-cell>
              <table:table-cell office:value-type="float" office:value="6417547">
                <text:p>6417547</text:p>
              </table:table-cell>
              <table:table-cell office:value-type="float" office:value="384500">
                <text:p>384500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8826833">
                <text:p>8826833</text:p>
              </table:table-cell>
              <table:table-cell office:value-type="float" office:value="539000">
                <text:p>539000</text:p>
              </table:table-cell>
              <table:table-cell office:value-type="float" office:value="6404426">
                <text:p>6404426</text:p>
              </table:table-cell>
              <table:table-cell office:value-type="float" office:value="385000">
                <text:p>385000</text:p>
              </table:table-cell>
            </table:table-row>
            <table:table-row>
              <table:table-cell office:value-type="float" office:value="77100">
                <text:p>77100</text:p>
              </table:table-cell>
              <table:table-cell office:value-type="float" office:value="8879637">
                <text:p>8879637</text:p>
              </table:table-cell>
              <table:table-cell office:value-type="float" office:value="539700">
                <text:p>539700</text:p>
              </table:table-cell>
              <table:table-cell office:value-type="float" office:value="6297085">
                <text:p>6297085</text:p>
              </table:table-cell>
              <table:table-cell office:value-type="float" office:value="385500">
                <text:p>385500</text:p>
              </table:table-cell>
            </table:table-row>
            <table:table-row>
              <table:table-cell office:value-type="float" office:value="77200">
                <text:p>77200</text:p>
              </table:table-cell>
              <table:table-cell office:value-type="float" office:value="9098104">
                <text:p>9098104</text:p>
              </table:table-cell>
              <table:table-cell office:value-type="float" office:value="540400">
                <text:p>540400</text:p>
              </table:table-cell>
              <table:table-cell office:value-type="float" office:value="6574964">
                <text:p>6574964</text:p>
              </table:table-cell>
              <table:table-cell office:value-type="float" office:value="386000">
                <text:p>386000</text:p>
              </table:table-cell>
            </table:table-row>
            <table:table-row>
              <table:table-cell office:value-type="float" office:value="77300">
                <text:p>77300</text:p>
              </table:table-cell>
              <table:table-cell office:value-type="float" office:value="9035419">
                <text:p>9035419</text:p>
              </table:table-cell>
              <table:table-cell office:value-type="float" office:value="541100">
                <text:p>541100</text:p>
              </table:table-cell>
              <table:table-cell office:value-type="float" office:value="6728692">
                <text:p>6728692</text:p>
              </table:table-cell>
              <table:table-cell office:value-type="float" office:value="386500">
                <text:p>386500</text:p>
              </table:table-cell>
            </table:table-row>
            <table:table-row>
              <table:table-cell office:value-type="float" office:value="77400">
                <text:p>77400</text:p>
              </table:table-cell>
              <table:table-cell office:value-type="float" office:value="9076161">
                <text:p>9076161</text:p>
              </table:table-cell>
              <table:table-cell office:value-type="float" office:value="541800">
                <text:p>541800</text:p>
              </table:table-cell>
              <table:table-cell office:value-type="float" office:value="6397047">
                <text:p>6397047</text:p>
              </table:table-cell>
              <table:table-cell office:value-type="float" office:value="387000">
                <text:p>387000</text:p>
              </table:table-cell>
            </table:table-row>
            <table:table-row>
              <table:table-cell office:value-type="float" office:value="77500">
                <text:p>77500</text:p>
              </table:table-cell>
              <table:table-cell office:value-type="float" office:value="8785642">
                <text:p>8785642</text:p>
              </table:table-cell>
              <table:table-cell office:value-type="float" office:value="542500">
                <text:p>542500</text:p>
              </table:table-cell>
              <table:table-cell office:value-type="float" office:value="6726414">
                <text:p>6726414</text:p>
              </table:table-cell>
              <table:table-cell office:value-type="float" office:value="387500">
                <text:p>387500</text:p>
              </table:table-cell>
            </table:table-row>
            <table:table-row>
              <table:table-cell office:value-type="float" office:value="77600">
                <text:p>77600</text:p>
              </table:table-cell>
              <table:table-cell office:value-type="float" office:value="9324173">
                <text:p>9324173</text:p>
              </table:table-cell>
              <table:table-cell office:value-type="float" office:value="543200">
                <text:p>543200</text:p>
              </table:table-cell>
              <table:table-cell office:value-type="float" office:value="6659271">
                <text:p>6659271</text:p>
              </table:table-cell>
              <table:table-cell office:value-type="float" office:value="388000">
                <text:p>388000</text:p>
              </table:table-cell>
            </table:table-row>
            <table:table-row>
              <table:table-cell office:value-type="float" office:value="77700">
                <text:p>77700</text:p>
              </table:table-cell>
              <table:table-cell office:value-type="float" office:value="9332225">
                <text:p>9332225</text:p>
              </table:table-cell>
              <table:table-cell office:value-type="float" office:value="543900">
                <text:p>543900</text:p>
              </table:table-cell>
              <table:table-cell office:value-type="float" office:value="6710150">
                <text:p>6710150</text:p>
              </table:table-cell>
              <table:table-cell office:value-type="float" office:value="388500">
                <text:p>388500</text:p>
              </table:table-cell>
            </table:table-row>
            <table:table-row>
              <table:table-cell office:value-type="float" office:value="77800">
                <text:p>77800</text:p>
              </table:table-cell>
              <table:table-cell office:value-type="float" office:value="9053320">
                <text:p>9053320</text:p>
              </table:table-cell>
              <table:table-cell office:value-type="float" office:value="544600">
                <text:p>544600</text:p>
              </table:table-cell>
              <table:table-cell office:value-type="float" office:value="6806775">
                <text:p>6806775</text:p>
              </table:table-cell>
              <table:table-cell office:value-type="float" office:value="389000">
                <text:p>389000</text:p>
              </table:table-cell>
            </table:table-row>
            <table:table-row>
              <table:table-cell office:value-type="float" office:value="77900">
                <text:p>77900</text:p>
              </table:table-cell>
              <table:table-cell office:value-type="float" office:value="9437384">
                <text:p>9437384</text:p>
              </table:table-cell>
              <table:table-cell office:value-type="float" office:value="545300">
                <text:p>545300</text:p>
              </table:table-cell>
              <table:table-cell office:value-type="float" office:value="6516610">
                <text:p>6516610</text:p>
              </table:table-cell>
              <table:table-cell office:value-type="float" office:value="389500">
                <text:p>389500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9385895">
                <text:p>9385895</text:p>
              </table:table-cell>
              <table:table-cell office:value-type="float" office:value="546000">
                <text:p>546000</text:p>
              </table:table-cell>
              <table:table-cell office:value-type="float" office:value="6436313">
                <text:p>6436313</text:p>
              </table:table-cell>
              <table:table-cell office:value-type="float" office:value="390000">
                <text:p>390000</text:p>
              </table:table-cell>
            </table:table-row>
            <table:table-row>
              <table:table-cell office:value-type="float" office:value="78100">
                <text:p>78100</text:p>
              </table:table-cell>
              <table:table-cell office:value-type="float" office:value="9019122">
                <text:p>9019122</text:p>
              </table:table-cell>
              <table:table-cell office:value-type="float" office:value="546700">
                <text:p>546700</text:p>
              </table:table-cell>
              <table:table-cell office:value-type="float" office:value="6386557">
                <text:p>6386557</text:p>
              </table:table-cell>
              <table:table-cell office:value-type="float" office:value="390500">
                <text:p>390500</text:p>
              </table:table-cell>
            </table:table-row>
            <table:table-row>
              <table:table-cell office:value-type="float" office:value="78200">
                <text:p>78200</text:p>
              </table:table-cell>
              <table:table-cell office:value-type="float" office:value="9005776">
                <text:p>9005776</text:p>
              </table:table-cell>
              <table:table-cell office:value-type="float" office:value="547400">
                <text:p>547400</text:p>
              </table:table-cell>
              <table:table-cell office:value-type="float" office:value="6306870">
                <text:p>6306870</text:p>
              </table:table-cell>
              <table:table-cell office:value-type="float" office:value="391000">
                <text:p>391000</text:p>
              </table:table-cell>
            </table:table-row>
            <table:table-row>
              <table:table-cell office:value-type="float" office:value="78300">
                <text:p>78300</text:p>
              </table:table-cell>
              <table:table-cell office:value-type="float" office:value="9108337">
                <text:p>9108337</text:p>
              </table:table-cell>
              <table:table-cell office:value-type="float" office:value="548100">
                <text:p>548100</text:p>
              </table:table-cell>
              <table:table-cell office:value-type="float" office:value="6483150">
                <text:p>6483150</text:p>
              </table:table-cell>
              <table:table-cell office:value-type="float" office:value="391500">
                <text:p>391500</text:p>
              </table:table-cell>
            </table:table-row>
            <table:table-row>
              <table:table-cell office:value-type="float" office:value="78400">
                <text:p>78400</text:p>
              </table:table-cell>
              <table:table-cell office:value-type="float" office:value="8947070">
                <text:p>8947070</text:p>
              </table:table-cell>
              <table:table-cell office:value-type="float" office:value="548800">
                <text:p>548800</text:p>
              </table:table-cell>
              <table:table-cell office:value-type="float" office:value="6480199">
                <text:p>6480199</text:p>
              </table:table-cell>
              <table:table-cell office:value-type="float" office:value="392000">
                <text:p>392000</text:p>
              </table:table-cell>
            </table:table-row>
            <table:table-row>
              <table:table-cell office:value-type="float" office:value="78500">
                <text:p>78500</text:p>
              </table:table-cell>
              <table:table-cell office:value-type="float" office:value="9101761">
                <text:p>9101761</text:p>
              </table:table-cell>
              <table:table-cell office:value-type="float" office:value="549500">
                <text:p>549500</text:p>
              </table:table-cell>
              <table:table-cell office:value-type="float" office:value="6821372">
                <text:p>6821372</text:p>
              </table:table-cell>
              <table:table-cell office:value-type="float" office:value="392500">
                <text:p>392500</text:p>
              </table:table-cell>
            </table:table-row>
            <table:table-row>
              <table:table-cell office:value-type="float" office:value="78600">
                <text:p>78600</text:p>
              </table:table-cell>
              <table:table-cell office:value-type="float" office:value="9099932">
                <text:p>9099932</text:p>
              </table:table-cell>
              <table:table-cell office:value-type="float" office:value="550200">
                <text:p>550200</text:p>
              </table:table-cell>
              <table:table-cell office:value-type="float" office:value="6503457">
                <text:p>6503457</text:p>
              </table:table-cell>
              <table:table-cell office:value-type="float" office:value="393000">
                <text:p>393000</text:p>
              </table:table-cell>
            </table:table-row>
            <table:table-row>
              <table:table-cell office:value-type="float" office:value="78700">
                <text:p>78700</text:p>
              </table:table-cell>
              <table:table-cell office:value-type="float" office:value="9101023">
                <text:p>9101023</text:p>
              </table:table-cell>
              <table:table-cell office:value-type="float" office:value="550900">
                <text:p>550900</text:p>
              </table:table-cell>
              <table:table-cell office:value-type="float" office:value="6542178">
                <text:p>6542178</text:p>
              </table:table-cell>
              <table:table-cell office:value-type="float" office:value="393500">
                <text:p>393500</text:p>
              </table:table-cell>
            </table:table-row>
            <table:table-row>
              <table:table-cell office:value-type="float" office:value="78800">
                <text:p>78800</text:p>
              </table:table-cell>
              <table:table-cell office:value-type="float" office:value="9025795">
                <text:p>9025795</text:p>
              </table:table-cell>
              <table:table-cell office:value-type="float" office:value="551600">
                <text:p>551600</text:p>
              </table:table-cell>
              <table:table-cell office:value-type="float" office:value="6518471">
                <text:p>6518471</text:p>
              </table:table-cell>
              <table:table-cell office:value-type="float" office:value="394000">
                <text:p>394000</text:p>
              </table:table-cell>
            </table:table-row>
            <table:table-row>
              <table:table-cell office:value-type="float" office:value="78900">
                <text:p>78900</text:p>
              </table:table-cell>
              <table:table-cell office:value-type="float" office:value="9150682">
                <text:p>9150682</text:p>
              </table:table-cell>
              <table:table-cell office:value-type="float" office:value="552300">
                <text:p>552300</text:p>
              </table:table-cell>
              <table:table-cell office:value-type="float" office:value="6507114">
                <text:p>6507114</text:p>
              </table:table-cell>
              <table:table-cell office:value-type="float" office:value="394500">
                <text:p>394500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9106155">
                <text:p>9106155</text:p>
              </table:table-cell>
              <table:table-cell office:value-type="float" office:value="553000">
                <text:p>553000</text:p>
              </table:table-cell>
              <table:table-cell office:value-type="float" office:value="6582984">
                <text:p>6582984</text:p>
              </table:table-cell>
              <table:table-cell office:value-type="float" office:value="395000">
                <text:p>395000</text:p>
              </table:table-cell>
            </table:table-row>
            <table:table-row>
              <table:table-cell office:value-type="float" office:value="79100">
                <text:p>79100</text:p>
              </table:table-cell>
              <table:table-cell office:value-type="float" office:value="9216190">
                <text:p>9216190</text:p>
              </table:table-cell>
              <table:table-cell office:value-type="float" office:value="553700">
                <text:p>553700</text:p>
              </table:table-cell>
              <table:table-cell office:value-type="float" office:value="6825510">
                <text:p>6825510</text:p>
              </table:table-cell>
              <table:table-cell office:value-type="float" office:value="395500">
                <text:p>395500</text:p>
              </table:table-cell>
            </table:table-row>
            <table:table-row>
              <table:table-cell office:value-type="float" office:value="79200">
                <text:p>79200</text:p>
              </table:table-cell>
              <table:table-cell office:value-type="float" office:value="9187479">
                <text:p>9187479</text:p>
              </table:table-cell>
              <table:table-cell office:value-type="float" office:value="554400">
                <text:p>554400</text:p>
              </table:table-cell>
              <table:table-cell office:value-type="float" office:value="6591838">
                <text:p>6591838</text:p>
              </table:table-cell>
              <table:table-cell office:value-type="float" office:value="396000">
                <text:p>396000</text:p>
              </table:table-cell>
            </table:table-row>
            <table:table-row>
              <table:table-cell office:value-type="float" office:value="79300">
                <text:p>79300</text:p>
              </table:table-cell>
              <table:table-cell office:value-type="float" office:value="9151324">
                <text:p>9151324</text:p>
              </table:table-cell>
              <table:table-cell office:value-type="float" office:value="555100">
                <text:p>555100</text:p>
              </table:table-cell>
              <table:table-cell office:value-type="float" office:value="6613043">
                <text:p>6613043</text:p>
              </table:table-cell>
              <table:table-cell office:value-type="float" office:value="396500">
                <text:p>396500</text:p>
              </table:table-cell>
            </table:table-row>
            <table:table-row>
              <table:table-cell office:value-type="float" office:value="79400">
                <text:p>79400</text:p>
              </table:table-cell>
              <table:table-cell office:value-type="float" office:value="9226970">
                <text:p>9226970</text:p>
              </table:table-cell>
              <table:table-cell office:value-type="float" office:value="555800">
                <text:p>555800</text:p>
              </table:table-cell>
              <table:table-cell office:value-type="float" office:value="6508205">
                <text:p>6508205</text:p>
              </table:table-cell>
              <table:table-cell office:value-type="float" office:value="397000">
                <text:p>397000</text:p>
              </table:table-cell>
            </table:table-row>
            <table:table-row>
              <table:table-cell office:value-type="float" office:value="79500">
                <text:p>79500</text:p>
              </table:table-cell>
              <table:table-cell office:value-type="float" office:value="9153602">
                <text:p>9153602</text:p>
              </table:table-cell>
              <table:table-cell office:value-type="float" office:value="556500">
                <text:p>556500</text:p>
              </table:table-cell>
              <table:table-cell office:value-type="float" office:value="6620069">
                <text:p>6620069</text:p>
              </table:table-cell>
              <table:table-cell office:value-type="float" office:value="397500">
                <text:p>397500</text:p>
              </table:table-cell>
            </table:table-row>
            <table:table-row>
              <table:table-cell office:value-type="float" office:value="79600">
                <text:p>79600</text:p>
              </table:table-cell>
              <table:table-cell office:value-type="float" office:value="9066536">
                <text:p>9066536</text:p>
              </table:table-cell>
              <table:table-cell office:value-type="float" office:value="557200">
                <text:p>557200</text:p>
              </table:table-cell>
              <table:table-cell office:value-type="float" office:value="6651957">
                <text:p>6651957</text:p>
              </table:table-cell>
              <table:table-cell office:value-type="float" office:value="398000">
                <text:p>398000</text:p>
              </table:table-cell>
            </table:table-row>
            <table:table-row>
              <table:table-cell office:value-type="float" office:value="79700">
                <text:p>79700</text:p>
              </table:table-cell>
              <table:table-cell office:value-type="float" office:value="9128002">
                <text:p>9128002</text:p>
              </table:table-cell>
              <table:table-cell office:value-type="float" office:value="557900">
                <text:p>557900</text:p>
              </table:table-cell>
              <table:table-cell office:value-type="float" office:value="6709797">
                <text:p>6709797</text:p>
              </table:table-cell>
              <table:table-cell office:value-type="float" office:value="398500">
                <text:p>398500</text:p>
              </table:table-cell>
            </table:table-row>
            <table:table-row>
              <table:table-cell office:value-type="float" office:value="79800">
                <text:p>79800</text:p>
              </table:table-cell>
              <table:table-cell office:value-type="float" office:value="9583220">
                <text:p>9583220</text:p>
              </table:table-cell>
              <table:table-cell office:value-type="float" office:value="558600">
                <text:p>558600</text:p>
              </table:table-cell>
              <table:table-cell office:value-type="float" office:value="6528448">
                <text:p>6528448</text:p>
              </table:table-cell>
              <table:table-cell office:value-type="float" office:value="399000">
                <text:p>399000</text:p>
              </table:table-cell>
            </table:table-row>
            <table:table-row>
              <table:table-cell office:value-type="float" office:value="79900">
                <text:p>79900</text:p>
              </table:table-cell>
              <table:table-cell office:value-type="float" office:value="9350511">
                <text:p>9350511</text:p>
              </table:table-cell>
              <table:table-cell office:value-type="float" office:value="559300">
                <text:p>559300</text:p>
              </table:table-cell>
              <table:table-cell office:value-type="float" office:value="6665173">
                <text:p>6665173</text:p>
              </table:table-cell>
              <table:table-cell office:value-type="float" office:value="399500">
                <text:p>39950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9164894">
                <text:p>9164894</text:p>
              </table:table-cell>
              <table:table-cell office:value-type="float" office:value="560000">
                <text:p>560000</text:p>
              </table:table-cell>
              <table:table-cell office:value-type="float" office:value="6594116">
                <text:p>6594116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float" office:value="80100">
                <text:p>80100</text:p>
              </table:table-cell>
              <table:table-cell office:value-type="float" office:value="9308742">
                <text:p>9308742</text:p>
              </table:table-cell>
              <table:table-cell office:value-type="float" office:value="560700">
                <text:p>560700</text:p>
              </table:table-cell>
              <table:table-cell office:value-type="float" office:value="6650673">
                <text:p>6650673</text:p>
              </table:table-cell>
              <table:table-cell office:value-type="float" office:value="400500">
                <text:p>400500</text:p>
              </table:table-cell>
            </table:table-row>
            <table:table-row>
              <table:table-cell office:value-type="float" office:value="80200">
                <text:p>80200</text:p>
              </table:table-cell>
              <table:table-cell office:value-type="float" office:value="9164798">
                <text:p>9164798</text:p>
              </table:table-cell>
              <table:table-cell office:value-type="float" office:value="561400">
                <text:p>561400</text:p>
              </table:table-cell>
              <table:table-cell office:value-type="float" office:value="6697863">
                <text:p>6697863</text:p>
              </table:table-cell>
              <table:table-cell office:value-type="float" office:value="401000">
                <text:p>401000</text:p>
              </table:table-cell>
            </table:table-row>
            <table:table-row>
              <table:table-cell office:value-type="float" office:value="80300">
                <text:p>80300</text:p>
              </table:table-cell>
              <table:table-cell office:value-type="float" office:value="9061372">
                <text:p>9061372</text:p>
              </table:table-cell>
              <table:table-cell office:value-type="float" office:value="562100">
                <text:p>562100</text:p>
              </table:table-cell>
              <table:table-cell office:value-type="float" office:value="6627191">
                <text:p>6627191</text:p>
              </table:table-cell>
              <table:table-cell office:value-type="float" office:value="401500">
                <text:p>401500</text:p>
              </table:table-cell>
            </table:table-row>
            <table:table-row>
              <table:table-cell office:value-type="float" office:value="80400">
                <text:p>80400</text:p>
              </table:table-cell>
              <table:table-cell office:value-type="float" office:value="9792768">
                <text:p>9792768</text:p>
              </table:table-cell>
              <table:table-cell office:value-type="float" office:value="562800">
                <text:p>562800</text:p>
              </table:table-cell>
              <table:table-cell office:value-type="float" office:value="6627287">
                <text:p>6627287</text:p>
              </table:table-cell>
              <table:table-cell office:value-type="float" office:value="402000">
                <text:p>402000</text:p>
              </table:table-cell>
            </table:table-row>
            <table:table-row>
              <table:table-cell office:value-type="float" office:value="80500">
                <text:p>80500</text:p>
              </table:table-cell>
              <table:table-cell office:value-type="float" office:value="9335144">
                <text:p>9335144</text:p>
              </table:table-cell>
              <table:table-cell office:value-type="float" office:value="563500">
                <text:p>563500</text:p>
              </table:table-cell>
              <table:table-cell office:value-type="float" office:value="6741652">
                <text:p>6741652</text:p>
              </table:table-cell>
              <table:table-cell office:value-type="float" office:value="402500">
                <text:p>402500</text:p>
              </table:table-cell>
            </table:table-row>
            <table:table-row>
              <table:table-cell office:value-type="float" office:value="80600">
                <text:p>80600</text:p>
              </table:table-cell>
              <table:table-cell office:value-type="float" office:value="9249073">
                <text:p>9249073</text:p>
              </table:table-cell>
              <table:table-cell office:value-type="float" office:value="564200">
                <text:p>564200</text:p>
              </table:table-cell>
              <table:table-cell office:value-type="float" office:value="6600211">
                <text:p>6600211</text:p>
              </table:table-cell>
              <table:table-cell office:value-type="float" office:value="403000">
                <text:p>403000</text:p>
              </table:table-cell>
            </table:table-row>
            <table:table-row>
              <table:table-cell office:value-type="float" office:value="80700">
                <text:p>80700</text:p>
              </table:table-cell>
              <table:table-cell office:value-type="float" office:value="9443030">
                <text:p>9443030</text:p>
              </table:table-cell>
              <table:table-cell office:value-type="float" office:value="564900">
                <text:p>564900</text:p>
              </table:table-cell>
              <table:table-cell office:value-type="float" office:value="6702130">
                <text:p>6702130</text:p>
              </table:table-cell>
              <table:table-cell office:value-type="float" office:value="403500">
                <text:p>403500</text:p>
              </table:table-cell>
            </table:table-row>
            <table:table-row>
              <table:table-cell office:value-type="float" office:value="80800">
                <text:p>80800</text:p>
              </table:table-cell>
              <table:table-cell office:value-type="float" office:value="9438378">
                <text:p>9438378</text:p>
              </table:table-cell>
              <table:table-cell office:value-type="float" office:value="565600">
                <text:p>565600</text:p>
              </table:table-cell>
              <table:table-cell office:value-type="float" office:value="6764590">
                <text:p>6764590</text:p>
              </table:table-cell>
              <table:table-cell office:value-type="float" office:value="404000">
                <text:p>404000</text:p>
              </table:table-cell>
            </table:table-row>
            <table:table-row>
              <table:table-cell office:value-type="float" office:value="80900">
                <text:p>80900</text:p>
              </table:table-cell>
              <table:table-cell office:value-type="float" office:value="9444217">
                <text:p>9444217</text:p>
              </table:table-cell>
              <table:table-cell office:value-type="float" office:value="566300">
                <text:p>566300</text:p>
              </table:table-cell>
              <table:table-cell office:value-type="float" office:value="6747908">
                <text:p>6747908</text:p>
              </table:table-cell>
              <table:table-cell office:value-type="float" office:value="404500">
                <text:p>404500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10456828">
                <text:p>10456828</text:p>
              </table:table-cell>
              <table:table-cell office:value-type="float" office:value="567000">
                <text:p>567000</text:p>
              </table:table-cell>
              <table:table-cell office:value-type="float" office:value="7168448">
                <text:p>7168448</text:p>
              </table:table-cell>
              <table:table-cell office:value-type="float" office:value="405000">
                <text:p>405000</text:p>
              </table:table-cell>
            </table:table-row>
            <table:table-row>
              <table:table-cell office:value-type="float" office:value="81100">
                <text:p>81100</text:p>
              </table:table-cell>
              <table:table-cell office:value-type="float" office:value="9571575">
                <text:p>9571575</text:p>
              </table:table-cell>
              <table:table-cell office:value-type="float" office:value="567700">
                <text:p>567700</text:p>
              </table:table-cell>
              <table:table-cell office:value-type="float" office:value="6772097">
                <text:p>6772097</text:p>
              </table:table-cell>
              <table:table-cell office:value-type="float" office:value="405500">
                <text:p>405500</text:p>
              </table:table-cell>
            </table:table-row>
            <table:table-row>
              <table:table-cell office:value-type="float" office:value="81200">
                <text:p>81200</text:p>
              </table:table-cell>
              <table:table-cell office:value-type="float" office:value="9400491">
                <text:p>9400491</text:p>
              </table:table-cell>
              <table:table-cell office:value-type="float" office:value="568400">
                <text:p>568400</text:p>
              </table:table-cell>
              <table:table-cell office:value-type="float" office:value="6789805">
                <text:p>6789805</text:p>
              </table:table-cell>
              <table:table-cell office:value-type="float" office:value="406000">
                <text:p>406000</text:p>
              </table:table-cell>
            </table:table-row>
            <table:table-row>
              <table:table-cell office:value-type="float" office:value="81300">
                <text:p>81300</text:p>
              </table:table-cell>
              <table:table-cell office:value-type="float" office:value="9405881">
                <text:p>9405881</text:p>
              </table:table-cell>
              <table:table-cell office:value-type="float" office:value="569100">
                <text:p>569100</text:p>
              </table:table-cell>
              <table:table-cell office:value-type="float" office:value="6771102">
                <text:p>6771102</text:p>
              </table:table-cell>
              <table:table-cell office:value-type="float" office:value="406500">
                <text:p>406500</text:p>
              </table:table-cell>
            </table:table-row>
            <table:table-row>
              <table:table-cell office:value-type="float" office:value="81400">
                <text:p>81400</text:p>
              </table:table-cell>
              <table:table-cell office:value-type="float" office:value="9404886">
                <text:p>9404886</text:p>
              </table:table-cell>
              <table:table-cell office:value-type="float" office:value="569800">
                <text:p>569800</text:p>
              </table:table-cell>
              <table:table-cell office:value-type="float" office:value="6757308">
                <text:p>6757308</text:p>
              </table:table-cell>
              <table:table-cell office:value-type="float" office:value="407000">
                <text:p>407000</text:p>
              </table:table-cell>
            </table:table-row>
            <table:table-row>
              <table:table-cell office:value-type="float" office:value="81500">
                <text:p>81500</text:p>
              </table:table-cell>
              <table:table-cell office:value-type="float" office:value="9408319">
                <text:p>9408319</text:p>
              </table:table-cell>
              <table:table-cell office:value-type="float" office:value="570500">
                <text:p>570500</text:p>
              </table:table-cell>
              <table:table-cell office:value-type="float" office:value="6674092">
                <text:p>6674092</text:p>
              </table:table-cell>
              <table:table-cell office:value-type="float" office:value="407500">
                <text:p>407500</text:p>
              </table:table-cell>
            </table:table-row>
            <table:table-row>
              <table:table-cell office:value-type="float" office:value="81600">
                <text:p>81600</text:p>
              </table:table-cell>
              <table:table-cell office:value-type="float" office:value="10173335">
                <text:p>10173335</text:p>
              </table:table-cell>
              <table:table-cell office:value-type="float" office:value="571200">
                <text:p>571200</text:p>
              </table:table-cell>
              <table:table-cell office:value-type="float" office:value="6917227">
                <text:p>6917227</text:p>
              </table:table-cell>
              <table:table-cell office:value-type="float" office:value="408000">
                <text:p>408000</text:p>
              </table:table-cell>
            </table:table-row>
            <table:table-row>
              <table:table-cell office:value-type="float" office:value="81700">
                <text:p>81700</text:p>
              </table:table-cell>
              <table:table-cell office:value-type="float" office:value="9344992">
                <text:p>9344992</text:p>
              </table:table-cell>
              <table:table-cell office:value-type="float" office:value="571900">
                <text:p>571900</text:p>
              </table:table-cell>
              <table:table-cell office:value-type="float" office:value="6935577">
                <text:p>6935577</text:p>
              </table:table-cell>
              <table:table-cell office:value-type="float" office:value="408500">
                <text:p>408500</text:p>
              </table:table-cell>
            </table:table-row>
            <table:table-row>
              <table:table-cell office:value-type="float" office:value="81800">
                <text:p>81800</text:p>
              </table:table-cell>
              <table:table-cell office:value-type="float" office:value="9420092">
                <text:p>9420092</text:p>
              </table:table-cell>
              <table:table-cell office:value-type="float" office:value="572600">
                <text:p>572600</text:p>
              </table:table-cell>
              <table:table-cell office:value-type="float" office:value="6863814">
                <text:p>6863814</text:p>
              </table:table-cell>
              <table:table-cell office:value-type="float" office:value="409000">
                <text:p>409000</text:p>
              </table:table-cell>
            </table:table-row>
            <table:table-row>
              <table:table-cell office:value-type="float" office:value="81900">
                <text:p>81900</text:p>
              </table:table-cell>
              <table:table-cell office:value-type="float" office:value="9550274">
                <text:p>9550274</text:p>
              </table:table-cell>
              <table:table-cell office:value-type="float" office:value="573300">
                <text:p>573300</text:p>
              </table:table-cell>
              <table:table-cell office:value-type="float" office:value="6645187">
                <text:p>6645187</text:p>
              </table:table-cell>
              <table:table-cell office:value-type="float" office:value="409500">
                <text:p>409500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9515370">
                <text:p>9515370</text:p>
              </table:table-cell>
              <table:table-cell office:value-type="float" office:value="574000">
                <text:p>574000</text:p>
              </table:table-cell>
              <table:table-cell office:value-type="float" office:value="6758399">
                <text:p>6758399</text:p>
              </table:table-cell>
              <table:table-cell office:value-type="float" office:value="410000">
                <text:p>410000</text:p>
              </table:table-cell>
            </table:table-row>
            <table:table-row>
              <table:table-cell office:value-type="float" office:value="82100">
                <text:p>82100</text:p>
              </table:table-cell>
              <table:table-cell office:value-type="float" office:value="9450023">
                <text:p>9450023</text:p>
              </table:table-cell>
              <table:table-cell office:value-type="float" office:value="574700">
                <text:p>574700</text:p>
              </table:table-cell>
              <table:table-cell office:value-type="float" office:value="6714545">
                <text:p>6714545</text:p>
              </table:table-cell>
              <table:table-cell office:value-type="float" office:value="410500">
                <text:p>410500</text:p>
              </table:table-cell>
            </table:table-row>
            <table:table-row>
              <table:table-cell office:value-type="float" office:value="82200">
                <text:p>82200</text:p>
              </table:table-cell>
              <table:table-cell office:value-type="float" office:value="9578569">
                <text:p>9578569</text:p>
              </table:table-cell>
              <table:table-cell office:value-type="float" office:value="575400">
                <text:p>575400</text:p>
              </table:table-cell>
              <table:table-cell office:value-type="float" office:value="7252209">
                <text:p>7252209</text:p>
              </table:table-cell>
              <table:table-cell office:value-type="float" office:value="411000">
                <text:p>411000</text:p>
              </table:table-cell>
            </table:table-row>
            <table:table-row>
              <table:table-cell office:value-type="float" office:value="82300">
                <text:p>82300</text:p>
              </table:table-cell>
              <table:table-cell office:value-type="float" office:value="9552070">
                <text:p>9552070</text:p>
              </table:table-cell>
              <table:table-cell office:value-type="float" office:value="576100">
                <text:p>576100</text:p>
              </table:table-cell>
              <table:table-cell office:value-type="float" office:value="6949885">
                <text:p>6949885</text:p>
              </table:table-cell>
              <table:table-cell office:value-type="float" office:value="411500">
                <text:p>411500</text:p>
              </table:table-cell>
            </table:table-row>
            <table:table-row>
              <table:table-cell office:value-type="float" office:value="82400">
                <text:p>82400</text:p>
              </table:table-cell>
              <table:table-cell office:value-type="float" office:value="9515050">
                <text:p>9515050</text:p>
              </table:table-cell>
              <table:table-cell office:value-type="float" office:value="576800">
                <text:p>576800</text:p>
              </table:table-cell>
              <table:table-cell office:value-type="float" office:value="6923451">
                <text:p>6923451</text:p>
              </table:table-cell>
              <table:table-cell office:value-type="float" office:value="412000">
                <text:p>412000</text:p>
              </table:table-cell>
            </table:table-row>
            <table:table-row>
              <table:table-cell office:value-type="float" office:value="82500">
                <text:p>82500</text:p>
              </table:table-cell>
              <table:table-cell office:value-type="float" office:value="9506581">
                <text:p>9506581</text:p>
              </table:table-cell>
              <table:table-cell office:value-type="float" office:value="577500">
                <text:p>577500</text:p>
              </table:table-cell>
              <table:table-cell office:value-type="float" office:value="6846683">
                <text:p>6846683</text:p>
              </table:table-cell>
              <table:table-cell office:value-type="float" office:value="412500">
                <text:p>412500</text:p>
              </table:table-cell>
            </table:table-row>
            <table:table-row>
              <table:table-cell office:value-type="float" office:value="82600">
                <text:p>82600</text:p>
              </table:table-cell>
              <table:table-cell office:value-type="float" office:value="9536736">
                <text:p>9536736</text:p>
              </table:table-cell>
              <table:table-cell office:value-type="float" office:value="578200">
                <text:p>578200</text:p>
              </table:table-cell>
              <table:table-cell office:value-type="float" office:value="6792853">
                <text:p>6792853</text:p>
              </table:table-cell>
              <table:table-cell office:value-type="float" office:value="413000">
                <text:p>413000</text:p>
              </table:table-cell>
            </table:table-row>
            <table:table-row>
              <table:table-cell office:value-type="float" office:value="82700">
                <text:p>82700</text:p>
              </table:table-cell>
              <table:table-cell office:value-type="float" office:value="9584856">
                <text:p>9584856</text:p>
              </table:table-cell>
              <table:table-cell office:value-type="float" office:value="578900">
                <text:p>578900</text:p>
              </table:table-cell>
              <table:table-cell office:value-type="float" office:value="6750892">
                <text:p>6750892</text:p>
              </table:table-cell>
              <table:table-cell office:value-type="float" office:value="413500">
                <text:p>413500</text:p>
              </table:table-cell>
            </table:table-row>
            <table:table-row>
              <table:table-cell office:value-type="float" office:value="82800">
                <text:p>82800</text:p>
              </table:table-cell>
              <table:table-cell office:value-type="float" office:value="9508634">
                <text:p>9508634</text:p>
              </table:table-cell>
              <table:table-cell office:value-type="float" office:value="579600">
                <text:p>579600</text:p>
              </table:table-cell>
              <table:table-cell office:value-type="float" office:value="7193791">
                <text:p>7193791</text:p>
              </table:table-cell>
              <table:table-cell office:value-type="float" office:value="414000">
                <text:p>414000</text:p>
              </table:table-cell>
            </table:table-row>
            <table:table-row>
              <table:table-cell office:value-type="float" office:value="82900">
                <text:p>82900</text:p>
              </table:table-cell>
              <table:table-cell office:value-type="float" office:value="9468726">
                <text:p>9468726</text:p>
              </table:table-cell>
              <table:table-cell office:value-type="float" office:value="580300">
                <text:p>580300</text:p>
              </table:table-cell>
              <table:table-cell office:value-type="float" office:value="7010805">
                <text:p>7010805</text:p>
              </table:table-cell>
              <table:table-cell office:value-type="float" office:value="414500">
                <text:p>414500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9606254">
                <text:p>9606254</text:p>
              </table:table-cell>
              <table:table-cell office:value-type="float" office:value="581000">
                <text:p>581000</text:p>
              </table:table-cell>
              <table:table-cell office:value-type="float" office:value="6928744">
                <text:p>6928744</text:p>
              </table:table-cell>
              <table:table-cell office:value-type="float" office:value="415000">
                <text:p>415000</text:p>
              </table:table-cell>
            </table:table-row>
            <table:table-row>
              <table:table-cell office:value-type="float" office:value="83100">
                <text:p>83100</text:p>
              </table:table-cell>
              <table:table-cell office:value-type="float" office:value="9857827">
                <text:p>9857827</text:p>
              </table:table-cell>
              <table:table-cell office:value-type="float" office:value="581700">
                <text:p>581700</text:p>
              </table:table-cell>
              <table:table-cell office:value-type="float" office:value="6933524">
                <text:p>6933524</text:p>
              </table:table-cell>
              <table:table-cell office:value-type="float" office:value="415500">
                <text:p>415500</text:p>
              </table:table-cell>
            </table:table-row>
            <table:table-row>
              <table:table-cell office:value-type="float" office:value="83200">
                <text:p>83200</text:p>
              </table:table-cell>
              <table:table-cell office:value-type="float" office:value="9860521">
                <text:p>9860521</text:p>
              </table:table-cell>
              <table:table-cell office:value-type="float" office:value="582400">
                <text:p>582400</text:p>
              </table:table-cell>
              <table:table-cell office:value-type="float" office:value="6975325">
                <text:p>6975325</text:p>
              </table:table-cell>
              <table:table-cell office:value-type="float" office:value="416000">
                <text:p>416000</text:p>
              </table:table-cell>
            </table:table-row>
            <table:table-row>
              <table:table-cell office:value-type="float" office:value="83300">
                <text:p>83300</text:p>
              </table:table-cell>
              <table:table-cell office:value-type="float" office:value="9562881">
                <text:p>9562881</text:p>
              </table:table-cell>
              <table:table-cell office:value-type="float" office:value="583100">
                <text:p>583100</text:p>
              </table:table-cell>
              <table:table-cell office:value-type="float" office:value="6840973">
                <text:p>6840973</text:p>
              </table:table-cell>
              <table:table-cell office:value-type="float" office:value="416500">
                <text:p>416500</text:p>
              </table:table-cell>
            </table:table-row>
            <table:table-row>
              <table:table-cell office:value-type="float" office:value="83400">
                <text:p>83400</text:p>
              </table:table-cell>
              <table:table-cell office:value-type="float" office:value="9651551">
                <text:p>9651551</text:p>
              </table:table-cell>
              <table:table-cell office:value-type="float" office:value="583800">
                <text:p>583800</text:p>
              </table:table-cell>
              <table:table-cell office:value-type="float" office:value="7327052">
                <text:p>7327052</text:p>
              </table:table-cell>
              <table:table-cell office:value-type="float" office:value="417000">
                <text:p>417000</text:p>
              </table:table-cell>
            </table:table-row>
            <table:table-row>
              <table:table-cell office:value-type="float" office:value="83500">
                <text:p>83500</text:p>
              </table:table-cell>
              <table:table-cell office:value-type="float" office:value="9452589">
                <text:p>9452589</text:p>
              </table:table-cell>
              <table:table-cell office:value-type="float" office:value="584500">
                <text:p>584500</text:p>
              </table:table-cell>
              <table:table-cell office:value-type="float" office:value="6981837">
                <text:p>6981837</text:p>
              </table:table-cell>
              <table:table-cell office:value-type="float" office:value="417500">
                <text:p>417500</text:p>
              </table:table-cell>
            </table:table-row>
            <table:table-row>
              <table:table-cell office:value-type="float" office:value="83600">
                <text:p>83600</text:p>
              </table:table-cell>
              <table:table-cell office:value-type="float" office:value="9495481">
                <text:p>9495481</text:p>
              </table:table-cell>
              <table:table-cell office:value-type="float" office:value="585200">
                <text:p>585200</text:p>
              </table:table-cell>
              <table:table-cell office:value-type="float" office:value="6806326">
                <text:p>6806326</text:p>
              </table:table-cell>
              <table:table-cell office:value-type="float" office:value="418000">
                <text:p>418000</text:p>
              </table:table-cell>
            </table:table-row>
            <table:table-row>
              <table:table-cell office:value-type="float" office:value="83700">
                <text:p>83700</text:p>
              </table:table-cell>
              <table:table-cell office:value-type="float" office:value="9809353">
                <text:p>9809353</text:p>
              </table:table-cell>
              <table:table-cell office:value-type="float" office:value="585900">
                <text:p>585900</text:p>
              </table:table-cell>
              <table:table-cell office:value-type="float" office:value="6832343">
                <text:p>6832343</text:p>
              </table:table-cell>
              <table:table-cell office:value-type="float" office:value="418500">
                <text:p>418500</text:p>
              </table:table-cell>
            </table:table-row>
            <table:table-row>
              <table:table-cell office:value-type="float" office:value="83800">
                <text:p>83800</text:p>
              </table:table-cell>
              <table:table-cell office:value-type="float" office:value="9639649">
                <text:p>9639649</text:p>
              </table:table-cell>
              <table:table-cell office:value-type="float" office:value="586600">
                <text:p>586600</text:p>
              </table:table-cell>
              <table:table-cell office:value-type="float" office:value="6989600">
                <text:p>6989600</text:p>
              </table:table-cell>
              <table:table-cell office:value-type="float" office:value="419000">
                <text:p>419000</text:p>
              </table:table-cell>
            </table:table-row>
            <table:table-row>
              <table:table-cell office:value-type="float" office:value="83900">
                <text:p>83900</text:p>
              </table:table-cell>
              <table:table-cell office:value-type="float" office:value="9560668">
                <text:p>9560668</text:p>
              </table:table-cell>
              <table:table-cell office:value-type="float" office:value="587300">
                <text:p>587300</text:p>
              </table:table-cell>
              <table:table-cell office:value-type="float" office:value="6956365">
                <text:p>6956365</text:p>
              </table:table-cell>
              <table:table-cell office:value-type="float" office:value="419500">
                <text:p>419500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9924457">
                <text:p>9924457</text:p>
              </table:table-cell>
              <table:table-cell office:value-type="float" office:value="588000">
                <text:p>588000</text:p>
              </table:table-cell>
              <table:table-cell office:value-type="float" office:value="7259299">
                <text:p>7259299</text:p>
              </table:table-cell>
              <table:table-cell office:value-type="float" office:value="420000">
                <text:p>420000</text:p>
              </table:table-cell>
            </table:table-row>
            <table:table-row>
              <table:table-cell office:value-type="float" office:value="84100">
                <text:p>84100</text:p>
              </table:table-cell>
              <table:table-cell office:value-type="float" office:value="9583124">
                <text:p>9583124</text:p>
              </table:table-cell>
              <table:table-cell office:value-type="float" office:value="588700">
                <text:p>588700</text:p>
              </table:table-cell>
              <table:table-cell office:value-type="float" office:value="7157316">
                <text:p>7157316</text:p>
              </table:table-cell>
              <table:table-cell office:value-type="float" office:value="420500">
                <text:p>420500</text:p>
              </table:table-cell>
            </table:table-row>
            <table:table-row>
              <table:table-cell office:value-type="float" office:value="84200">
                <text:p>84200</text:p>
              </table:table-cell>
              <table:table-cell office:value-type="float" office:value="9654213">
                <text:p>9654213</text:p>
              </table:table-cell>
              <table:table-cell office:value-type="float" office:value="589400">
                <text:p>589400</text:p>
              </table:table-cell>
              <table:table-cell office:value-type="float" office:value="6952740">
                <text:p>6952740</text:p>
              </table:table-cell>
              <table:table-cell office:value-type="float" office:value="421000">
                <text:p>421000</text:p>
              </table:table-cell>
            </table:table-row>
            <table:table-row>
              <table:table-cell office:value-type="float" office:value="84300">
                <text:p>84300</text:p>
              </table:table-cell>
              <table:table-cell office:value-type="float" office:value="9874669">
                <text:p>9874669</text:p>
              </table:table-cell>
              <table:table-cell office:value-type="float" office:value="590100">
                <text:p>590100</text:p>
              </table:table-cell>
              <table:table-cell office:value-type="float" office:value="6914020">
                <text:p>6914020</text:p>
              </table:table-cell>
              <table:table-cell office:value-type="float" office:value="421500">
                <text:p>421500</text:p>
              </table:table-cell>
            </table:table-row>
            <table:table-row>
              <table:table-cell office:value-type="float" office:value="84400">
                <text:p>84400</text:p>
              </table:table-cell>
              <table:table-cell office:value-type="float" office:value="9834825">
                <text:p>9834825</text:p>
              </table:table-cell>
              <table:table-cell office:value-type="float" office:value="590800">
                <text:p>590800</text:p>
              </table:table-cell>
              <table:table-cell office:value-type="float" office:value="7054210">
                <text:p>7054210</text:p>
              </table:table-cell>
              <table:table-cell office:value-type="float" office:value="422000">
                <text:p>422000</text:p>
              </table:table-cell>
            </table:table-row>
            <table:table-row>
              <table:table-cell office:value-type="float" office:value="84500">
                <text:p>84500</text:p>
              </table:table-cell>
              <table:table-cell office:value-type="float" office:value="9796104">
                <text:p>9796104</text:p>
              </table:table-cell>
              <table:table-cell office:value-type="float" office:value="591500">
                <text:p>591500</text:p>
              </table:table-cell>
              <table:table-cell office:value-type="float" office:value="7009426">
                <text:p>7009426</text:p>
              </table:table-cell>
              <table:table-cell office:value-type="float" office:value="422500">
                <text:p>422500</text:p>
              </table:table-cell>
            </table:table-row>
            <table:table-row>
              <table:table-cell office:value-type="float" office:value="84600">
                <text:p>84600</text:p>
              </table:table-cell>
              <table:table-cell office:value-type="float" office:value="10146934">
                <text:p>10146934</text:p>
              </table:table-cell>
              <table:table-cell office:value-type="float" office:value="592200">
                <text:p>592200</text:p>
              </table:table-cell>
              <table:table-cell office:value-type="float" office:value="7060722">
                <text:p>7060722</text:p>
              </table:table-cell>
              <table:table-cell office:value-type="float" office:value="423000">
                <text:p>423000</text:p>
              </table:table-cell>
            </table:table-row>
            <table:table-row>
              <table:table-cell office:value-type="float" office:value="84700">
                <text:p>84700</text:p>
              </table:table-cell>
              <table:table-cell office:value-type="float" office:value="9812882">
                <text:p>9812882</text:p>
              </table:table-cell>
              <table:table-cell office:value-type="float" office:value="592900">
                <text:p>592900</text:p>
              </table:table-cell>
              <table:table-cell office:value-type="float" office:value="7140185">
                <text:p>7140185</text:p>
              </table:table-cell>
              <table:table-cell office:value-type="float" office:value="423500">
                <text:p>423500</text:p>
              </table:table-cell>
            </table:table-row>
            <table:table-row>
              <table:table-cell office:value-type="float" office:value="84800">
                <text:p>84800</text:p>
              </table:table-cell>
              <table:table-cell office:value-type="float" office:value="9751063">
                <text:p>9751063</text:p>
              </table:table-cell>
              <table:table-cell office:value-type="float" office:value="593600">
                <text:p>593600</text:p>
              </table:table-cell>
              <table:table-cell office:value-type="float" office:value="6944207">
                <text:p>6944207</text:p>
              </table:table-cell>
              <table:table-cell office:value-type="float" office:value="424000">
                <text:p>424000</text:p>
              </table:table-cell>
            </table:table-row>
            <table:table-row>
              <table:table-cell office:value-type="float" office:value="84900">
                <text:p>84900</text:p>
              </table:table-cell>
              <table:table-cell office:value-type="float" office:value="9838643">
                <text:p>9838643</text:p>
              </table:table-cell>
              <table:table-cell office:value-type="float" office:value="594300">
                <text:p>594300</text:p>
              </table:table-cell>
              <table:table-cell office:value-type="float" office:value="6949693">
                <text:p>6949693</text:p>
              </table:table-cell>
              <table:table-cell office:value-type="float" office:value="424500">
                <text:p>424500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9884453">
                <text:p>9884453</text:p>
              </table:table-cell>
              <table:table-cell office:value-type="float" office:value="595000">
                <text:p>595000</text:p>
              </table:table-cell>
              <table:table-cell office:value-type="float" office:value="7021584">
                <text:p>7021584</text:p>
              </table:table-cell>
              <table:table-cell office:value-type="float" office:value="425000">
                <text:p>425000</text:p>
              </table:table-cell>
            </table:table-row>
            <table:table-row>
              <table:table-cell office:value-type="float" office:value="85100">
                <text:p>85100</text:p>
              </table:table-cell>
              <table:table-cell office:value-type="float" office:value="9811920">
                <text:p>9811920</text:p>
              </table:table-cell>
              <table:table-cell office:value-type="float" office:value="595700">
                <text:p>595700</text:p>
              </table:table-cell>
              <table:table-cell office:value-type="float" office:value="6902856">
                <text:p>6902856</text:p>
              </table:table-cell>
              <table:table-cell office:value-type="float" office:value="425500">
                <text:p>425500</text:p>
              </table:table-cell>
            </table:table-row>
            <table:table-row>
              <table:table-cell office:value-type="float" office:value="85200">
                <text:p>85200</text:p>
              </table:table-cell>
              <table:table-cell office:value-type="float" office:value="10278334">
                <text:p>10278334</text:p>
              </table:table-cell>
              <table:table-cell office:value-type="float" office:value="596400">
                <text:p>596400</text:p>
              </table:table-cell>
              <table:table-cell office:value-type="float" office:value="7051226">
                <text:p>7051226</text:p>
              </table:table-cell>
              <table:table-cell office:value-type="float" office:value="426000">
                <text:p>426000</text:p>
              </table:table-cell>
            </table:table-row>
            <table:table-row>
              <table:table-cell office:value-type="float" office:value="85300">
                <text:p>85300</text:p>
              </table:table-cell>
              <table:table-cell office:value-type="float" office:value="9812658">
                <text:p>9812658</text:p>
              </table:table-cell>
              <table:table-cell office:value-type="float" office:value="597100">
                <text:p>597100</text:p>
              </table:table-cell>
              <table:table-cell office:value-type="float" office:value="7213071">
                <text:p>7213071</text:p>
              </table:table-cell>
              <table:table-cell office:value-type="float" office:value="426500">
                <text:p>426500</text:p>
              </table:table-cell>
            </table:table-row>
            <table:table-row>
              <table:table-cell office:value-type="float" office:value="85400">
                <text:p>85400</text:p>
              </table:table-cell>
              <table:table-cell office:value-type="float" office:value="9815320">
                <text:p>9815320</text:p>
              </table:table-cell>
              <table:table-cell office:value-type="float" office:value="597800">
                <text:p>597800</text:p>
              </table:table-cell>
              <table:table-cell office:value-type="float" office:value="7094759">
                <text:p>7094759</text:p>
              </table:table-cell>
              <table:table-cell office:value-type="float" office:value="427000">
                <text:p>427000</text:p>
              </table:table-cell>
            </table:table-row>
            <table:table-row>
              <table:table-cell office:value-type="float" office:value="85500">
                <text:p>85500</text:p>
              </table:table-cell>
              <table:table-cell office:value-type="float" office:value="9994681">
                <text:p>9994681</text:p>
              </table:table-cell>
              <table:table-cell office:value-type="float" office:value="598500">
                <text:p>598500</text:p>
              </table:table-cell>
              <table:table-cell office:value-type="float" office:value="7032460">
                <text:p>7032460</text:p>
              </table:table-cell>
              <table:table-cell office:value-type="float" office:value="427500">
                <text:p>427500</text:p>
              </table:table-cell>
            </table:table-row>
            <table:table-row>
              <table:table-cell office:value-type="float" office:value="85600">
                <text:p>85600</text:p>
              </table:table-cell>
              <table:table-cell office:value-type="float" office:value="9842909">
                <text:p>9842909</text:p>
              </table:table-cell>
              <table:table-cell office:value-type="float" office:value="599200">
                <text:p>599200</text:p>
              </table:table-cell>
              <table:table-cell office:value-type="float" office:value="7427335">
                <text:p>7427335</text:p>
              </table:table-cell>
              <table:table-cell office:value-type="float" office:value="428000">
                <text:p>428000</text:p>
              </table:table-cell>
            </table:table-row>
            <table:table-row>
              <table:table-cell office:value-type="float" office:value="85700">
                <text:p>85700</text:p>
              </table:table-cell>
              <table:table-cell office:value-type="float" office:value="9868349">
                <text:p>9868349</text:p>
              </table:table-cell>
              <table:table-cell office:value-type="float" office:value="599900">
                <text:p>599900</text:p>
              </table:table-cell>
              <table:table-cell office:value-type="float" office:value="7093989">
                <text:p>7093989</text:p>
              </table:table-cell>
              <table:table-cell office:value-type="float" office:value="428500">
                <text:p>428500</text:p>
              </table:table-cell>
            </table:table-row>
            <table:table-row>
              <table:table-cell office:value-type="float" office:value="85800">
                <text:p>85800</text:p>
              </table:table-cell>
              <table:table-cell office:value-type="float" office:value="10495998">
                <text:p>10495998</text:p>
              </table:table-cell>
              <table:table-cell office:value-type="float" office:value="600600">
                <text:p>600600</text:p>
              </table:table-cell>
              <table:table-cell office:value-type="float" office:value="6965059">
                <text:p>6965059</text:p>
              </table:table-cell>
              <table:table-cell office:value-type="float" office:value="429000">
                <text:p>429000</text:p>
              </table:table-cell>
            </table:table-row>
            <table:table-row>
              <table:table-cell office:value-type="float" office:value="85900">
                <text:p>85900</text:p>
              </table:table-cell>
              <table:table-cell office:value-type="float" office:value="9841402">
                <text:p>9841402</text:p>
              </table:table-cell>
              <table:table-cell office:value-type="float" office:value="601300">
                <text:p>601300</text:p>
              </table:table-cell>
              <table:table-cell office:value-type="float" office:value="7176018">
                <text:p>7176018</text:p>
              </table:table-cell>
              <table:table-cell office:value-type="float" office:value="429500">
                <text:p>429500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9963627">
                <text:p>9963627</text:p>
              </table:table-cell>
              <table:table-cell office:value-type="float" office:value="602000">
                <text:p>602000</text:p>
              </table:table-cell>
              <table:table-cell office:value-type="float" office:value="7181665">
                <text:p>7181665</text:p>
              </table:table-cell>
              <table:table-cell office:value-type="float" office:value="430000">
                <text:p>430000</text:p>
              </table:table-cell>
            </table:table-row>
            <table:table-row>
              <table:table-cell office:value-type="float" office:value="86100">
                <text:p>86100</text:p>
              </table:table-cell>
              <table:table-cell office:value-type="float" office:value="9851314">
                <text:p>9851314</text:p>
              </table:table-cell>
              <table:table-cell office:value-type="float" office:value="602700">
                <text:p>602700</text:p>
              </table:table-cell>
              <table:table-cell office:value-type="float" office:value="7032877">
                <text:p>7032877</text:p>
              </table:table-cell>
              <table:table-cell office:value-type="float" office:value="430500">
                <text:p>430500</text:p>
              </table:table-cell>
            </table:table-row>
            <table:table-row>
              <table:table-cell office:value-type="float" office:value="86200">
                <text:p>86200</text:p>
              </table:table-cell>
              <table:table-cell office:value-type="float" office:value="9998594">
                <text:p>9998594</text:p>
              </table:table-cell>
              <table:table-cell office:value-type="float" office:value="603400">
                <text:p>603400</text:p>
              </table:table-cell>
              <table:table-cell office:value-type="float" office:value="7142847">
                <text:p>7142847</text:p>
              </table:table-cell>
              <table:table-cell office:value-type="float" office:value="431000">
                <text:p>431000</text:p>
              </table:table-cell>
            </table:table-row>
            <table:table-row>
              <table:table-cell office:value-type="float" office:value="86300">
                <text:p>86300</text:p>
              </table:table-cell>
              <table:table-cell office:value-type="float" office:value="10000134">
                <text:p>10000134</text:p>
              </table:table-cell>
              <table:table-cell office:value-type="float" office:value="604100">
                <text:p>604100</text:p>
              </table:table-cell>
              <table:table-cell office:value-type="float" office:value="7527970">
                <text:p>7527970</text:p>
              </table:table-cell>
              <table:table-cell office:value-type="float" office:value="431500">
                <text:p>431500</text:p>
              </table:table-cell>
            </table:table-row>
            <table:table-row>
              <table:table-cell office:value-type="float" office:value="86400">
                <text:p>86400</text:p>
              </table:table-cell>
              <table:table-cell office:value-type="float" office:value="10025253">
                <text:p>10025253</text:p>
              </table:table-cell>
              <table:table-cell office:value-type="float" office:value="604800">
                <text:p>604800</text:p>
              </table:table-cell>
              <table:table-cell office:value-type="float" office:value="7298308">
                <text:p>7298308</text:p>
              </table:table-cell>
              <table:table-cell office:value-type="float" office:value="432000">
                <text:p>432000</text:p>
              </table:table-cell>
            </table:table-row>
            <table:table-row>
              <table:table-cell office:value-type="float" office:value="86500">
                <text:p>86500</text:p>
              </table:table-cell>
              <table:table-cell office:value-type="float" office:value="10021051">
                <text:p>10021051</text:p>
              </table:table-cell>
              <table:table-cell office:value-type="float" office:value="605500">
                <text:p>605500</text:p>
              </table:table-cell>
              <table:table-cell office:value-type="float" office:value="7189813">
                <text:p>7189813</text:p>
              </table:table-cell>
              <table:table-cell office:value-type="float" office:value="432500">
                <text:p>432500</text:p>
              </table:table-cell>
            </table:table-row>
            <table:table-row>
              <table:table-cell office:value-type="float" office:value="86600">
                <text:p>86600</text:p>
              </table:table-cell>
              <table:table-cell office:value-type="float" office:value="9983549">
                <text:p>9983549</text:p>
              </table:table-cell>
              <table:table-cell office:value-type="float" office:value="606200">
                <text:p>606200</text:p>
              </table:table-cell>
              <table:table-cell office:value-type="float" office:value="7200880">
                <text:p>7200880</text:p>
              </table:table-cell>
              <table:table-cell office:value-type="float" office:value="433000">
                <text:p>433000</text:p>
              </table:table-cell>
            </table:table-row>
            <table:table-row>
              <table:table-cell office:value-type="float" office:value="86700">
                <text:p>86700</text:p>
              </table:table-cell>
              <table:table-cell office:value-type="float" office:value="10028686">
                <text:p>10028686</text:p>
              </table:table-cell>
              <table:table-cell office:value-type="float" office:value="606900">
                <text:p>606900</text:p>
              </table:table-cell>
              <table:table-cell office:value-type="float" office:value="7263437">
                <text:p>7263437</text:p>
              </table:table-cell>
              <table:table-cell office:value-type="float" office:value="433500">
                <text:p>433500</text:p>
              </table:table-cell>
            </table:table-row>
            <table:table-row>
              <table:table-cell office:value-type="float" office:value="86800">
                <text:p>86800</text:p>
              </table:table-cell>
              <table:table-cell office:value-type="float" office:value="10113345">
                <text:p>10113345</text:p>
              </table:table-cell>
              <table:table-cell office:value-type="float" office:value="607600">
                <text:p>607600</text:p>
              </table:table-cell>
              <table:table-cell office:value-type="float" office:value="7214643">
                <text:p>7214643</text:p>
              </table:table-cell>
              <table:table-cell office:value-type="float" office:value="434000">
                <text:p>434000</text:p>
              </table:table-cell>
            </table:table-row>
            <table:table-row>
              <table:table-cell office:value-type="float" office:value="86900">
                <text:p>86900</text:p>
              </table:table-cell>
              <table:table-cell office:value-type="float" office:value="10124638">
                <text:p>10124638</text:p>
              </table:table-cell>
              <table:table-cell office:value-type="float" office:value="608300">
                <text:p>608300</text:p>
              </table:table-cell>
              <table:table-cell office:value-type="float" office:value="7465606">
                <text:p>7465606</text:p>
              </table:table-cell>
              <table:table-cell office:value-type="float" office:value="434500">
                <text:p>434500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10120114">
                <text:p>10120114</text:p>
              </table:table-cell>
              <table:table-cell office:value-type="float" office:value="609000">
                <text:p>609000</text:p>
              </table:table-cell>
              <table:table-cell office:value-type="float" office:value="7216247">
                <text:p>7216247</text:p>
              </table:table-cell>
              <table:table-cell office:value-type="float" office:value="435000">
                <text:p>435000</text:p>
              </table:table-cell>
            </table:table-row>
            <table:table-row>
              <table:table-cell office:value-type="float" office:value="87100">
                <text:p>87100</text:p>
              </table:table-cell>
              <table:table-cell office:value-type="float" office:value="10028974">
                <text:p>10028974</text:p>
              </table:table-cell>
              <table:table-cell office:value-type="float" office:value="609700">
                <text:p>609700</text:p>
              </table:table-cell>
              <table:table-cell office:value-type="float" office:value="7264463">
                <text:p>7264463</text:p>
              </table:table-cell>
              <table:table-cell office:value-type="float" office:value="435500">
                <text:p>435500</text:p>
              </table:table-cell>
            </table:table-row>
            <table:table-row>
              <table:table-cell office:value-type="float" office:value="87200">
                <text:p>87200</text:p>
              </table:table-cell>
              <table:table-cell office:value-type="float" office:value="10105004">
                <text:p>10105004</text:p>
              </table:table-cell>
              <table:table-cell office:value-type="float" office:value="610400">
                <text:p>610400</text:p>
              </table:table-cell>
              <table:table-cell office:value-type="float" office:value="7210473">
                <text:p>7210473</text:p>
              </table:table-cell>
              <table:table-cell office:value-type="float" office:value="436000">
                <text:p>436000</text:p>
              </table:table-cell>
            </table:table-row>
            <table:table-row>
              <table:table-cell office:value-type="float" office:value="87300">
                <text:p>87300</text:p>
              </table:table-cell>
              <table:table-cell office:value-type="float" office:value="10195535">
                <text:p>10195535</text:p>
              </table:table-cell>
              <table:table-cell office:value-type="float" office:value="611100">
                <text:p>611100</text:p>
              </table:table-cell>
              <table:table-cell office:value-type="float" office:value="7226031">
                <text:p>7226031</text:p>
              </table:table-cell>
              <table:table-cell office:value-type="float" office:value="436500">
                <text:p>436500</text:p>
              </table:table-cell>
            </table:table-row>
            <table:table-row>
              <table:table-cell office:value-type="float" office:value="87400">
                <text:p>87400</text:p>
              </table:table-cell>
              <table:table-cell office:value-type="float" office:value="10058969">
                <text:p>10058969</text:p>
              </table:table-cell>
              <table:table-cell office:value-type="float" office:value="611800">
                <text:p>611800</text:p>
              </table:table-cell>
              <table:table-cell office:value-type="float" office:value="7461725">
                <text:p>7461725</text:p>
              </table:table-cell>
              <table:table-cell office:value-type="float" office:value="437000">
                <text:p>437000</text:p>
              </table:table-cell>
            </table:table-row>
            <table:table-row>
              <table:table-cell office:value-type="float" office:value="87500">
                <text:p>87500</text:p>
              </table:table-cell>
              <table:table-cell office:value-type="float" office:value="10483294">
                <text:p>10483294</text:p>
              </table:table-cell>
              <table:table-cell office:value-type="float" office:value="612500">
                <text:p>612500</text:p>
              </table:table-cell>
              <table:table-cell office:value-type="float" office:value="7381492">
                <text:p>7381492</text:p>
              </table:table-cell>
              <table:table-cell office:value-type="float" office:value="437500">
                <text:p>437500</text:p>
              </table:table-cell>
            </table:table-row>
            <table:table-row>
              <table:table-cell office:value-type="float" office:value="87600">
                <text:p>87600</text:p>
              </table:table-cell>
              <table:table-cell office:value-type="float" office:value="10180906">
                <text:p>10180906</text:p>
              </table:table-cell>
              <table:table-cell office:value-type="float" office:value="613200">
                <text:p>613200</text:p>
              </table:table-cell>
              <table:table-cell office:value-type="float" office:value="7350439">
                <text:p>7350439</text:p>
              </table:table-cell>
              <table:table-cell office:value-type="float" office:value="438000">
                <text:p>438000</text:p>
              </table:table-cell>
            </table:table-row>
            <table:table-row>
              <table:table-cell office:value-type="float" office:value="87700">
                <text:p>87700</text:p>
              </table:table-cell>
              <table:table-cell office:value-type="float" office:value="10144078">
                <text:p>10144078</text:p>
              </table:table-cell>
              <table:table-cell office:value-type="float" office:value="613900">
                <text:p>613900</text:p>
              </table:table-cell>
              <table:table-cell office:value-type="float" office:value="7208227">
                <text:p>7208227</text:p>
              </table:table-cell>
              <table:table-cell office:value-type="float" office:value="438500">
                <text:p>438500</text:p>
              </table:table-cell>
            </table:table-row>
            <table:table-row>
              <table:table-cell office:value-type="float" office:value="87800">
                <text:p>87800</text:p>
              </table:table-cell>
              <table:table-cell office:value-type="float" office:value="10183761">
                <text:p>10183761</text:p>
              </table:table-cell>
              <table:table-cell office:value-type="float" office:value="614600">
                <text:p>614600</text:p>
              </table:table-cell>
              <table:table-cell office:value-type="float" office:value="7247269">
                <text:p>7247269</text:p>
              </table:table-cell>
              <table:table-cell office:value-type="float" office:value="439000">
                <text:p>439000</text:p>
              </table:table-cell>
            </table:table-row>
            <table:table-row>
              <table:table-cell office:value-type="float" office:value="87900">
                <text:p>87900</text:p>
              </table:table-cell>
              <table:table-cell office:value-type="float" office:value="10164128">
                <text:p>10164128</text:p>
              </table:table-cell>
              <table:table-cell office:value-type="float" office:value="615300">
                <text:p>615300</text:p>
              </table:table-cell>
              <table:table-cell office:value-type="float" office:value="7167613">
                <text:p>7167613</text:p>
              </table:table-cell>
              <table:table-cell office:value-type="float" office:value="439500">
                <text:p>439500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9989163">
                <text:p>9989163</text:p>
              </table:table-cell>
              <table:table-cell office:value-type="float" office:value="616000">
                <text:p>616000</text:p>
              </table:table-cell>
              <table:table-cell office:value-type="float" office:value="7293721">
                <text:p>7293721</text:p>
              </table:table-cell>
              <table:table-cell office:value-type="float" office:value="440000">
                <text:p>440000</text:p>
              </table:table-cell>
            </table:table-row>
            <table:table-row>
              <table:table-cell office:value-type="float" office:value="88100">
                <text:p>88100</text:p>
              </table:table-cell>
              <table:table-cell office:value-type="float" office:value="10345028">
                <text:p>10345028</text:p>
              </table:table-cell>
              <table:table-cell office:value-type="float" office:value="616700">
                <text:p>616700</text:p>
              </table:table-cell>
              <table:table-cell office:value-type="float" office:value="7371419">
                <text:p>7371419</text:p>
              </table:table-cell>
              <table:table-cell office:value-type="float" office:value="440500">
                <text:p>440500</text:p>
              </table:table-cell>
            </table:table-row>
            <table:table-row>
              <table:table-cell office:value-type="float" office:value="88200">
                <text:p>88200</text:p>
              </table:table-cell>
              <table:table-cell office:value-type="float" office:value="10300918">
                <text:p>10300918</text:p>
              </table:table-cell>
              <table:table-cell office:value-type="float" office:value="617400">
                <text:p>617400</text:p>
              </table:table-cell>
              <table:table-cell office:value-type="float" office:value="7259491">
                <text:p>7259491</text:p>
              </table:table-cell>
              <table:table-cell office:value-type="float" office:value="441000">
                <text:p>441000</text:p>
              </table:table-cell>
            </table:table-row>
            <table:table-row>
              <table:table-cell office:value-type="float" office:value="88300">
                <text:p>88300</text:p>
              </table:table-cell>
              <table:table-cell office:value-type="float" office:value="10125889">
                <text:p>10125889</text:p>
              </table:table-cell>
              <table:table-cell office:value-type="float" office:value="618100">
                <text:p>618100</text:p>
              </table:table-cell>
              <table:table-cell office:value-type="float" office:value="7340012">
                <text:p>7340012</text:p>
              </table:table-cell>
              <table:table-cell office:value-type="float" office:value="441500">
                <text:p>441500</text:p>
              </table:table-cell>
            </table:table-row>
            <table:table-row>
              <table:table-cell office:value-type="float" office:value="88400">
                <text:p>88400</text:p>
              </table:table-cell>
              <table:table-cell office:value-type="float" office:value="10203683">
                <text:p>10203683</text:p>
              </table:table-cell>
              <table:table-cell office:value-type="float" office:value="618800">
                <text:p>618800</text:p>
              </table:table-cell>
              <table:table-cell office:value-type="float" office:value="7326635">
                <text:p>7326635</text:p>
              </table:table-cell>
              <table:table-cell office:value-type="float" office:value="442000">
                <text:p>442000</text:p>
              </table:table-cell>
            </table:table-row>
            <table:table-row>
              <table:table-cell office:value-type="float" office:value="88500">
                <text:p>88500</text:p>
              </table:table-cell>
              <table:table-cell office:value-type="float" office:value="10427121">
                <text:p>10427121</text:p>
              </table:table-cell>
              <table:table-cell office:value-type="float" office:value="619500">
                <text:p>619500</text:p>
              </table:table-cell>
              <table:table-cell office:value-type="float" office:value="7226834">
                <text:p>7226834</text:p>
              </table:table-cell>
              <table:table-cell office:value-type="float" office:value="442500">
                <text:p>442500</text:p>
              </table:table-cell>
            </table:table-row>
            <table:table-row>
              <table:table-cell office:value-type="float" office:value="88600">
                <text:p>88600</text:p>
              </table:table-cell>
              <table:table-cell office:value-type="float" office:value="10293540">
                <text:p>10293540</text:p>
              </table:table-cell>
              <table:table-cell office:value-type="float" office:value="620200">
                <text:p>620200</text:p>
              </table:table-cell>
              <table:table-cell office:value-type="float" office:value="8203226">
                <text:p>8203226</text:p>
              </table:table-cell>
              <table:table-cell office:value-type="float" office:value="443000">
                <text:p>443000</text:p>
              </table:table-cell>
            </table:table-row>
            <table:table-row>
              <table:table-cell office:value-type="float" office:value="88700">
                <text:p>88700</text:p>
              </table:table-cell>
              <table:table-cell office:value-type="float" office:value="10283274">
                <text:p>10283274</text:p>
              </table:table-cell>
              <table:table-cell office:value-type="float" office:value="620900">
                <text:p>620900</text:p>
              </table:table-cell>
              <table:table-cell office:value-type="float" office:value="7188466">
                <text:p>7188466</text:p>
              </table:table-cell>
              <table:table-cell office:value-type="float" office:value="443500">
                <text:p>443500</text:p>
              </table:table-cell>
            </table:table-row>
            <table:table-row>
              <table:table-cell office:value-type="float" office:value="88800">
                <text:p>88800</text:p>
              </table:table-cell>
              <table:table-cell office:value-type="float" office:value="10308136">
                <text:p>10308136</text:p>
              </table:table-cell>
              <table:table-cell office:value-type="float" office:value="621600">
                <text:p>621600</text:p>
              </table:table-cell>
              <table:table-cell office:value-type="float" office:value="7283680">
                <text:p>7283680</text:p>
              </table:table-cell>
              <table:table-cell office:value-type="float" office:value="444000">
                <text:p>444000</text:p>
              </table:table-cell>
            </table:table-row>
            <table:table-row>
              <table:table-cell office:value-type="float" office:value="88900">
                <text:p>88900</text:p>
              </table:table-cell>
              <table:table-cell office:value-type="float" office:value="10169710">
                <text:p>10169710</text:p>
              </table:table-cell>
              <table:table-cell office:value-type="float" office:value="622300">
                <text:p>622300</text:p>
              </table:table-cell>
              <table:table-cell office:value-type="float" office:value="7375365">
                <text:p>7375365</text:p>
              </table:table-cell>
              <table:table-cell office:value-type="float" office:value="444500">
                <text:p>444500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10200988">
                <text:p>10200988</text:p>
              </table:table-cell>
              <table:table-cell office:value-type="float" office:value="623000">
                <text:p>623000</text:p>
              </table:table-cell>
              <table:table-cell office:value-type="float" office:value="7337125">
                <text:p>7337125</text:p>
              </table:table-cell>
              <table:table-cell office:value-type="float" office:value="445000">
                <text:p>445000</text:p>
              </table:table-cell>
            </table:table-row>
            <table:table-row>
              <table:table-cell office:value-type="float" office:value="89100">
                <text:p>89100</text:p>
              </table:table-cell>
              <table:table-cell office:value-type="float" office:value="10270314">
                <text:p>10270314</text:p>
              </table:table-cell>
              <table:table-cell office:value-type="float" office:value="623700">
                <text:p>623700</text:p>
              </table:table-cell>
              <table:table-cell office:value-type="float" office:value="7482063">
                <text:p>7482063</text:p>
              </table:table-cell>
              <table:table-cell office:value-type="float" office:value="445500">
                <text:p>445500</text:p>
              </table:table-cell>
            </table:table-row>
            <table:table-row>
              <table:table-cell office:value-type="float" office:value="89200">
                <text:p>89200</text:p>
              </table:table-cell>
              <table:table-cell office:value-type="float" office:value="10773363">
                <text:p>10773363</text:p>
              </table:table-cell>
              <table:table-cell office:value-type="float" office:value="624400">
                <text:p>624400</text:p>
              </table:table-cell>
              <table:table-cell office:value-type="float" office:value="7441931">
                <text:p>7441931</text:p>
              </table:table-cell>
              <table:table-cell office:value-type="float" office:value="446000">
                <text:p>446000</text:p>
              </table:table-cell>
            </table:table-row>
            <table:table-row>
              <table:table-cell office:value-type="float" office:value="89300">
                <text:p>89300</text:p>
              </table:table-cell>
              <table:table-cell office:value-type="float" office:value="10378584">
                <text:p>10378584</text:p>
              </table:table-cell>
              <table:table-cell office:value-type="float" office:value="625100">
                <text:p>625100</text:p>
              </table:table-cell>
              <table:table-cell office:value-type="float" office:value="7247365">
                <text:p>7247365</text:p>
              </table:table-cell>
              <table:table-cell office:value-type="float" office:value="446500">
                <text:p>446500</text:p>
              </table:table-cell>
            </table:table-row>
            <table:table-row>
              <table:table-cell office:value-type="float" office:value="89400">
                <text:p>89400</text:p>
              </table:table-cell>
              <table:table-cell office:value-type="float" office:value="10313205">
                <text:p>10313205</text:p>
              </table:table-cell>
              <table:table-cell office:value-type="float" office:value="625800">
                <text:p>625800</text:p>
              </table:table-cell>
              <table:table-cell office:value-type="float" office:value="7409690">
                <text:p>7409690</text:p>
              </table:table-cell>
              <table:table-cell office:value-type="float" office:value="447000">
                <text:p>447000</text:p>
              </table:table-cell>
            </table:table-row>
            <table:table-row>
              <table:table-cell office:value-type="float" office:value="89500">
                <text:p>89500</text:p>
              </table:table-cell>
              <table:table-cell office:value-type="float" office:value="10200700">
                <text:p>10200700</text:p>
              </table:table-cell>
              <table:table-cell office:value-type="float" office:value="626500">
                <text:p>626500</text:p>
              </table:table-cell>
              <table:table-cell office:value-type="float" office:value="7516068">
                <text:p>7516068</text:p>
              </table:table-cell>
              <table:table-cell office:value-type="float" office:value="447500">
                <text:p>447500</text:p>
              </table:table-cell>
            </table:table-row>
            <table:table-row>
              <table:table-cell office:value-type="float" office:value="89600">
                <text:p>89600</text:p>
              </table:table-cell>
              <table:table-cell office:value-type="float" office:value="10352311">
                <text:p>10352311</text:p>
              </table:table-cell>
              <table:table-cell office:value-type="float" office:value="627200">
                <text:p>627200</text:p>
              </table:table-cell>
              <table:table-cell office:value-type="float" office:value="7249707">
                <text:p>7249707</text:p>
              </table:table-cell>
              <table:table-cell office:value-type="float" office:value="448000">
                <text:p>448000</text:p>
              </table:table-cell>
            </table:table-row>
            <table:table-row>
              <table:table-cell office:value-type="float" office:value="89700">
                <text:p>89700</text:p>
              </table:table-cell>
              <table:table-cell office:value-type="float" office:value="10347595">
                <text:p>10347595</text:p>
              </table:table-cell>
              <table:table-cell office:value-type="float" office:value="627900">
                <text:p>627900</text:p>
              </table:table-cell>
              <table:table-cell office:value-type="float" office:value="7945815">
                <text:p>7945815</text:p>
              </table:table-cell>
              <table:table-cell office:value-type="float" office:value="448500">
                <text:p>448500</text:p>
              </table:table-cell>
            </table:table-row>
            <table:table-row>
              <table:table-cell office:value-type="float" office:value="89800">
                <text:p>89800</text:p>
              </table:table-cell>
              <table:table-cell office:value-type="float" office:value="10308585">
                <text:p>10308585</text:p>
              </table:table-cell>
              <table:table-cell office:value-type="float" office:value="628600">
                <text:p>628600</text:p>
              </table:table-cell>
              <table:table-cell office:value-type="float" office:value="7557003">
                <text:p>7557003</text:p>
              </table:table-cell>
              <table:table-cell office:value-type="float" office:value="449000">
                <text:p>449000</text:p>
              </table:table-cell>
            </table:table-row>
            <table:table-row>
              <table:table-cell office:value-type="float" office:value="89900">
                <text:p>89900</text:p>
              </table:table-cell>
              <table:table-cell office:value-type="float" office:value="10355166">
                <text:p>10355166</text:p>
              </table:table-cell>
              <table:table-cell office:value-type="float" office:value="629300">
                <text:p>629300</text:p>
              </table:table-cell>
              <table:table-cell office:value-type="float" office:value="7394036">
                <text:p>7394036</text:p>
              </table:table-cell>
              <table:table-cell office:value-type="float" office:value="449500">
                <text:p>4495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0469082">
                <text:p>10469082</text:p>
              </table:table-cell>
              <table:table-cell office:value-type="float" office:value="630000">
                <text:p>630000</text:p>
              </table:table-cell>
              <table:table-cell office:value-type="float" office:value="7480395">
                <text:p>7480395</text:p>
              </table:table-cell>
              <table:table-cell office:value-type="float" office:value="450000">
                <text:p>450000</text:p>
              </table:table-cell>
            </table:table-row>
            <table:table-row>
              <table:table-cell office:value-type="float" office:value="90100">
                <text:p>90100</text:p>
              </table:table-cell>
              <table:table-cell office:value-type="float" office:value="10441943">
                <text:p>10441943</text:p>
              </table:table-cell>
              <table:table-cell office:value-type="float" office:value="630700">
                <text:p>630700</text:p>
              </table:table-cell>
              <table:table-cell office:value-type="float" office:value="7434809">
                <text:p>7434809</text:p>
              </table:table-cell>
              <table:table-cell office:value-type="float" office:value="450500">
                <text:p>450500</text:p>
              </table:table-cell>
            </table:table-row>
            <table:table-row>
              <table:table-cell office:value-type="float" office:value="90200">
                <text:p>90200</text:p>
              </table:table-cell>
              <table:table-cell office:value-type="float" office:value="10452657">
                <text:p>10452657</text:p>
              </table:table-cell>
              <table:table-cell office:value-type="float" office:value="631400">
                <text:p>631400</text:p>
              </table:table-cell>
              <table:table-cell office:value-type="float" office:value="7360544">
                <text:p>7360544</text:p>
              </table:table-cell>
              <table:table-cell office:value-type="float" office:value="451000">
                <text:p>451000</text:p>
              </table:table-cell>
            </table:table-row>
            <table:table-row>
              <table:table-cell office:value-type="float" office:value="90300">
                <text:p>90300</text:p>
              </table:table-cell>
              <table:table-cell office:value-type="float" office:value="11098239">
                <text:p>11098239</text:p>
              </table:table-cell>
              <table:table-cell office:value-type="float" office:value="632100">
                <text:p>632100</text:p>
              </table:table-cell>
              <table:table-cell office:value-type="float" office:value="7270495">
                <text:p>7270495</text:p>
              </table:table-cell>
              <table:table-cell office:value-type="float" office:value="451500">
                <text:p>451500</text:p>
              </table:table-cell>
            </table:table-row>
            <table:table-row>
              <table:table-cell office:value-type="float" office:value="90400">
                <text:p>90400</text:p>
              </table:table-cell>
              <table:table-cell office:value-type="float" office:value="10422695">
                <text:p>10422695</text:p>
              </table:table-cell>
              <table:table-cell office:value-type="float" office:value="632800">
                <text:p>632800</text:p>
              </table:table-cell>
              <table:table-cell office:value-type="float" office:value="7599060">
                <text:p>7599060</text:p>
              </table:table-cell>
              <table:table-cell office:value-type="float" office:value="452000">
                <text:p>452000</text:p>
              </table:table-cell>
            </table:table-row>
            <table:table-row>
              <table:table-cell office:value-type="float" office:value="90500">
                <text:p>90500</text:p>
              </table:table-cell>
              <table:table-cell office:value-type="float" office:value="10476429">
                <text:p>10476429</text:p>
              </table:table-cell>
              <table:table-cell office:value-type="float" office:value="633500">
                <text:p>633500</text:p>
              </table:table-cell>
              <table:table-cell office:value-type="float" office:value="7455533">
                <text:p>7455533</text:p>
              </table:table-cell>
              <table:table-cell office:value-type="float" office:value="452500">
                <text:p>452500</text:p>
              </table:table-cell>
            </table:table-row>
            <table:table-row>
              <table:table-cell office:value-type="float" office:value="90600">
                <text:p>90600</text:p>
              </table:table-cell>
              <table:table-cell office:value-type="float" office:value="10441943">
                <text:p>10441943</text:p>
              </table:table-cell>
              <table:table-cell office:value-type="float" office:value="634200">
                <text:p>634200</text:p>
              </table:table-cell>
              <table:table-cell office:value-type="float" office:value="7504968">
                <text:p>7504968</text:p>
              </table:table-cell>
              <table:table-cell office:value-type="float" office:value="453000">
                <text:p>453000</text:p>
              </table:table-cell>
            </table:table-row>
            <table:table-row>
              <table:table-cell office:value-type="float" office:value="90700">
                <text:p>90700</text:p>
              </table:table-cell>
              <table:table-cell office:value-type="float" office:value="10386701">
                <text:p>10386701</text:p>
              </table:table-cell>
              <table:table-cell office:value-type="float" office:value="634900">
                <text:p>634900</text:p>
              </table:table-cell>
              <table:table-cell office:value-type="float" office:value="7498841">
                <text:p>7498841</text:p>
              </table:table-cell>
              <table:table-cell office:value-type="float" office:value="453500">
                <text:p>453500</text:p>
              </table:table-cell>
            </table:table-row>
            <table:table-row>
              <table:table-cell office:value-type="float" office:value="90800">
                <text:p>90800</text:p>
              </table:table-cell>
              <table:table-cell office:value-type="float" office:value="10315803">
                <text:p>10315803</text:p>
              </table:table-cell>
              <table:table-cell office:value-type="float" office:value="635600">
                <text:p>635600</text:p>
              </table:table-cell>
              <table:table-cell office:value-type="float" office:value="7873121">
                <text:p>7873121</text:p>
              </table:table-cell>
              <table:table-cell office:value-type="float" office:value="454000">
                <text:p>454000</text:p>
              </table:table-cell>
            </table:table-row>
            <table:table-row>
              <table:table-cell office:value-type="float" office:value="90900">
                <text:p>90900</text:p>
              </table:table-cell>
              <table:table-cell office:value-type="float" office:value="10606193">
                <text:p>10606193</text:p>
              </table:table-cell>
              <table:table-cell office:value-type="float" office:value="636300">
                <text:p>636300</text:p>
              </table:table-cell>
              <table:table-cell office:value-type="float" office:value="7586035">
                <text:p>7586035</text:p>
              </table:table-cell>
              <table:table-cell office:value-type="float" office:value="454500">
                <text:p>454500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10383140">
                <text:p>10383140</text:p>
              </table:table-cell>
              <table:table-cell office:value-type="float" office:value="637000">
                <text:p>637000</text:p>
              </table:table-cell>
              <table:table-cell office:value-type="float" office:value="7410396">
                <text:p>7410396</text:p>
              </table:table-cell>
              <table:table-cell office:value-type="float" office:value="455000">
                <text:p>455000</text:p>
              </table:table-cell>
            </table:table-row>
            <table:table-row>
              <table:table-cell office:value-type="float" office:value="91100">
                <text:p>91100</text:p>
              </table:table-cell>
              <table:table-cell office:value-type="float" office:value="10530131">
                <text:p>10530131</text:p>
              </table:table-cell>
              <table:table-cell office:value-type="float" office:value="637700">
                <text:p>637700</text:p>
              </table:table-cell>
              <table:table-cell office:value-type="float" office:value="7489731">
                <text:p>7489731</text:p>
              </table:table-cell>
              <table:table-cell office:value-type="float" office:value="455500">
                <text:p>455500</text:p>
              </table:table-cell>
            </table:table-row>
            <table:table-row>
              <table:table-cell office:value-type="float" office:value="91200">
                <text:p>91200</text:p>
              </table:table-cell>
              <table:table-cell office:value-type="float" office:value="10560864">
                <text:p>10560864</text:p>
              </table:table-cell>
              <table:table-cell office:value-type="float" office:value="638400">
                <text:p>638400</text:p>
              </table:table-cell>
              <table:table-cell office:value-type="float" office:value="7403146">
                <text:p>7403146</text:p>
              </table:table-cell>
              <table:table-cell office:value-type="float" office:value="456000">
                <text:p>456000</text:p>
              </table:table-cell>
            </table:table-row>
            <table:table-row>
              <table:table-cell office:value-type="float" office:value="91300">
                <text:p>91300</text:p>
              </table:table-cell>
              <table:table-cell office:value-type="float" office:value="10432190">
                <text:p>10432190</text:p>
              </table:table-cell>
              <table:table-cell office:value-type="float" office:value="639100">
                <text:p>639100</text:p>
              </table:table-cell>
              <table:table-cell office:value-type="float" office:value="7570990">
                <text:p>7570990</text:p>
              </table:table-cell>
              <table:table-cell office:value-type="float" office:value="456500">
                <text:p>456500</text:p>
              </table:table-cell>
            </table:table-row>
            <table:table-row>
              <table:table-cell office:value-type="float" office:value="91400">
                <text:p>91400</text:p>
              </table:table-cell>
              <table:table-cell office:value-type="float" office:value="11200543">
                <text:p>11200543</text:p>
              </table:table-cell>
              <table:table-cell office:value-type="float" office:value="639800">
                <text:p>639800</text:p>
              </table:table-cell>
              <table:table-cell office:value-type="float" office:value="7447609">
                <text:p>7447609</text:p>
              </table:table-cell>
              <table:table-cell office:value-type="float" office:value="457000">
                <text:p>457000</text:p>
              </table:table-cell>
            </table:table-row>
            <table:table-row>
              <table:table-cell office:value-type="float" office:value="91500">
                <text:p>91500</text:p>
              </table:table-cell>
              <table:table-cell office:value-type="float" office:value="10728611">
                <text:p>10728611</text:p>
              </table:table-cell>
              <table:table-cell office:value-type="float" office:value="640500">
                <text:p>640500</text:p>
              </table:table-cell>
              <table:table-cell office:value-type="float" office:value="7574326">
                <text:p>7574326</text:p>
              </table:table-cell>
              <table:table-cell office:value-type="float" office:value="457500">
                <text:p>457500</text:p>
              </table:table-cell>
            </table:table-row>
            <table:table-row>
              <table:table-cell office:value-type="float" office:value="91600">
                <text:p>91600</text:p>
              </table:table-cell>
              <table:table-cell office:value-type="float" office:value="10478194">
                <text:p>10478194</text:p>
              </table:table-cell>
              <table:table-cell office:value-type="float" office:value="641200">
                <text:p>641200</text:p>
              </table:table-cell>
              <table:table-cell office:value-type="float" office:value="7664151">
                <text:p>7664151</text:p>
              </table:table-cell>
              <table:table-cell office:value-type="float" office:value="458000">
                <text:p>458000</text:p>
              </table:table-cell>
            </table:table-row>
            <table:table-row>
              <table:table-cell office:value-type="float" office:value="91700">
                <text:p>91700</text:p>
              </table:table-cell>
              <table:table-cell office:value-type="float" office:value="10421315">
                <text:p>10421315</text:p>
              </table:table-cell>
              <table:table-cell office:value-type="float" office:value="641900">
                <text:p>641900</text:p>
              </table:table-cell>
              <table:table-cell office:value-type="float" office:value="7739218">
                <text:p>7739218</text:p>
              </table:table-cell>
              <table:table-cell office:value-type="float" office:value="458500">
                <text:p>458500</text:p>
              </table:table-cell>
            </table:table-row>
            <table:table-row>
              <table:table-cell office:value-type="float" office:value="91800">
                <text:p>91800</text:p>
              </table:table-cell>
              <table:table-cell office:value-type="float" office:value="10596120">
                <text:p>10596120</text:p>
              </table:table-cell>
              <table:table-cell office:value-type="float" office:value="642600">
                <text:p>642600</text:p>
              </table:table-cell>
              <table:table-cell office:value-type="float" office:value="7640411">
                <text:p>7640411</text:p>
              </table:table-cell>
              <table:table-cell office:value-type="float" office:value="459000">
                <text:p>459000</text:p>
              </table:table-cell>
            </table:table-row>
            <table:table-row>
              <table:table-cell office:value-type="float" office:value="91900">
                <text:p>91900</text:p>
              </table:table-cell>
              <table:table-cell office:value-type="float" office:value="10396645">
                <text:p>10396645</text:p>
              </table:table-cell>
              <table:table-cell office:value-type="float" office:value="643300">
                <text:p>643300</text:p>
              </table:table-cell>
              <table:table-cell office:value-type="float" office:value="8185839">
                <text:p>8185839</text:p>
              </table:table-cell>
              <table:table-cell office:value-type="float" office:value="459500">
                <text:p>459500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10399918">
                <text:p>10399918</text:p>
              </table:table-cell>
              <table:table-cell office:value-type="float" office:value="644000">
                <text:p>644000</text:p>
              </table:table-cell>
              <table:table-cell office:value-type="float" office:value="7621131">
                <text:p>7621131</text:p>
              </table:table-cell>
              <table:table-cell office:value-type="float" office:value="460000">
                <text:p>460000</text:p>
              </table:table-cell>
            </table:table-row>
            <table:table-row>
              <table:table-cell office:value-type="float" office:value="92100">
                <text:p>92100</text:p>
              </table:table-cell>
              <table:table-cell office:value-type="float" office:value="10448744">
                <text:p>10448744</text:p>
              </table:table-cell>
              <table:table-cell office:value-type="float" office:value="644700">
                <text:p>644700</text:p>
              </table:table-cell>
              <table:table-cell office:value-type="float" office:value="7604225">
                <text:p>7604225</text:p>
              </table:table-cell>
              <table:table-cell office:value-type="float" office:value="460500">
                <text:p>460500</text:p>
              </table:table-cell>
            </table:table-row>
            <table:table-row>
              <table:table-cell office:value-type="float" office:value="92200">
                <text:p>92200</text:p>
              </table:table-cell>
              <table:table-cell office:value-type="float" office:value="10587587">
                <text:p>10587587</text:p>
              </table:table-cell>
              <table:table-cell office:value-type="float" office:value="645400">
                <text:p>645400</text:p>
              </table:table-cell>
              <table:table-cell office:value-type="float" office:value="7644389">
                <text:p>7644389</text:p>
              </table:table-cell>
              <table:table-cell office:value-type="float" office:value="461000">
                <text:p>461000</text:p>
              </table:table-cell>
            </table:table-row>
            <table:table-row>
              <table:table-cell office:value-type="float" office:value="92300">
                <text:p>92300</text:p>
              </table:table-cell>
              <table:table-cell office:value-type="float" office:value="10942105">
                <text:p>10942105</text:p>
              </table:table-cell>
              <table:table-cell office:value-type="float" office:value="646100">
                <text:p>646100</text:p>
              </table:table-cell>
              <table:table-cell office:value-type="float" office:value="7950915">
                <text:p>7950915</text:p>
              </table:table-cell>
              <table:table-cell office:value-type="float" office:value="461500">
                <text:p>461500</text:p>
              </table:table-cell>
            </table:table-row>
            <table:table-row>
              <table:table-cell office:value-type="float" office:value="92400">
                <text:p>92400</text:p>
              </table:table-cell>
              <table:table-cell office:value-type="float" office:value="11256844">
                <text:p>11256844</text:p>
              </table:table-cell>
              <table:table-cell office:value-type="float" office:value="646800">
                <text:p>646800</text:p>
              </table:table-cell>
              <table:table-cell office:value-type="float" office:value="8005163">
                <text:p>8005163</text:p>
              </table:table-cell>
              <table:table-cell office:value-type="float" office:value="462000">
                <text:p>462000</text:p>
              </table:table-cell>
            </table:table-row>
            <table:table-row>
              <table:table-cell office:value-type="float" office:value="92500">
                <text:p>92500</text:p>
              </table:table-cell>
              <table:table-cell office:value-type="float" office:value="11153963">
                <text:p>11153963</text:p>
              </table:table-cell>
              <table:table-cell office:value-type="float" office:value="647500">
                <text:p>647500</text:p>
              </table:table-cell>
              <table:table-cell office:value-type="float" office:value="8119369">
                <text:p>8119369</text:p>
              </table:table-cell>
              <table:table-cell office:value-type="float" office:value="462500">
                <text:p>462500</text:p>
              </table:table-cell>
            </table:table-row>
            <table:table-row>
              <table:table-cell office:value-type="float" office:value="92600">
                <text:p>92600</text:p>
              </table:table-cell>
              <table:table-cell office:value-type="float" office:value="10645524">
                <text:p>10645524</text:p>
              </table:table-cell>
              <table:table-cell office:value-type="float" office:value="648200">
                <text:p>648200</text:p>
              </table:table-cell>
              <table:table-cell office:value-type="float" office:value="7894005">
                <text:p>7894005</text:p>
              </table:table-cell>
              <table:table-cell office:value-type="float" office:value="463000">
                <text:p>463000</text:p>
              </table:table-cell>
            </table:table-row>
            <table:table-row>
              <table:table-cell office:value-type="float" office:value="92700">
                <text:p>92700</text:p>
              </table:table-cell>
              <table:table-cell office:value-type="float" office:value="10644850">
                <text:p>10644850</text:p>
              </table:table-cell>
              <table:table-cell office:value-type="float" office:value="648900">
                <text:p>648900</text:p>
              </table:table-cell>
              <table:table-cell office:value-type="float" office:value="7685195">
                <text:p>7685195</text:p>
              </table:table-cell>
              <table:table-cell office:value-type="float" office:value="463500">
                <text:p>463500</text:p>
              </table:table-cell>
            </table:table-row>
            <table:table-row>
              <table:table-cell office:value-type="float" office:value="92800">
                <text:p>92800</text:p>
              </table:table-cell>
              <table:table-cell office:value-type="float" office:value="10930749">
                <text:p>10930749</text:p>
              </table:table-cell>
              <table:table-cell office:value-type="float" office:value="649600">
                <text:p>649600</text:p>
              </table:table-cell>
              <table:table-cell office:value-type="float" office:value="8221544">
                <text:p>8221544</text:p>
              </table:table-cell>
              <table:table-cell office:value-type="float" office:value="464000">
                <text:p>464000</text:p>
              </table:table-cell>
            </table:table-row>
            <table:table-row>
              <table:table-cell office:value-type="float" office:value="92900">
                <text:p>92900</text:p>
              </table:table-cell>
              <table:table-cell office:value-type="float" office:value="10832551">
                <text:p>10832551</text:p>
              </table:table-cell>
              <table:table-cell office:value-type="float" office:value="650300">
                <text:p>650300</text:p>
              </table:table-cell>
              <table:table-cell office:value-type="float" office:value="7670021">
                <text:p>7670021</text:p>
              </table:table-cell>
              <table:table-cell office:value-type="float" office:value="464500">
                <text:p>464500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11134137">
                <text:p>11134137</text:p>
              </table:table-cell>
              <table:table-cell office:value-type="float" office:value="651000">
                <text:p>651000</text:p>
              </table:table-cell>
              <table:table-cell office:value-type="float" office:value="7725873">
                <text:p>7725873</text:p>
              </table:table-cell>
              <table:table-cell office:value-type="float" office:value="465000">
                <text:p>465000</text:p>
              </table:table-cell>
            </table:table-row>
            <table:table-row>
              <table:table-cell office:value-type="float" office:value="93100">
                <text:p>93100</text:p>
              </table:table-cell>
              <table:table-cell office:value-type="float" office:value="10796108">
                <text:p>10796108</text:p>
              </table:table-cell>
              <table:table-cell office:value-type="float" office:value="651700">
                <text:p>651700</text:p>
              </table:table-cell>
              <table:table-cell office:value-type="float" office:value="7767706">
                <text:p>7767706</text:p>
              </table:table-cell>
              <table:table-cell office:value-type="float" office:value="465500">
                <text:p>465500</text:p>
              </table:table-cell>
            </table:table-row>
            <table:table-row>
              <table:table-cell office:value-type="float" office:value="93200">
                <text:p>93200</text:p>
              </table:table-cell>
              <table:table-cell office:value-type="float" office:value="10694991">
                <text:p>10694991</text:p>
              </table:table-cell>
              <table:table-cell office:value-type="float" office:value="652400">
                <text:p>652400</text:p>
              </table:table-cell>
              <table:table-cell office:value-type="float" office:value="7818970">
                <text:p>7818970</text:p>
              </table:table-cell>
              <table:table-cell office:value-type="float" office:value="466000">
                <text:p>466000</text:p>
              </table:table-cell>
            </table:table-row>
            <table:table-row>
              <table:table-cell office:value-type="float" office:value="93300">
                <text:p>93300</text:p>
              </table:table-cell>
              <table:table-cell office:value-type="float" office:value="10763996">
                <text:p>10763996</text:p>
              </table:table-cell>
              <table:table-cell office:value-type="float" office:value="653100">
                <text:p>653100</text:p>
              </table:table-cell>
              <table:table-cell office:value-type="float" office:value="7717275">
                <text:p>7717275</text:p>
              </table:table-cell>
              <table:table-cell office:value-type="float" office:value="466500">
                <text:p>466500</text:p>
              </table:table-cell>
            </table:table-row>
            <table:table-row>
              <table:table-cell office:value-type="float" office:value="93400">
                <text:p>93400</text:p>
              </table:table-cell>
              <table:table-cell office:value-type="float" office:value="10813079">
                <text:p>10813079</text:p>
              </table:table-cell>
              <table:table-cell office:value-type="float" office:value="653800">
                <text:p>653800</text:p>
              </table:table-cell>
              <table:table-cell office:value-type="float" office:value="7730973">
                <text:p>7730973</text:p>
              </table:table-cell>
              <table:table-cell office:value-type="float" office:value="467000">
                <text:p>467000</text:p>
              </table:table-cell>
            </table:table-row>
            <table:table-row>
              <table:table-cell office:value-type="float" office:value="93500">
                <text:p>93500</text:p>
              </table:table-cell>
              <table:table-cell office:value-type="float" office:value="10733744">
                <text:p>10733744</text:p>
              </table:table-cell>
              <table:table-cell office:value-type="float" office:value="654500">
                <text:p>654500</text:p>
              </table:table-cell>
              <table:table-cell office:value-type="float" office:value="8127036">
                <text:p>8127036</text:p>
              </table:table-cell>
              <table:table-cell office:value-type="float" office:value="467500">
                <text:p>467500</text:p>
              </table:table-cell>
            </table:table-row>
            <table:table-row>
              <table:table-cell office:value-type="float" office:value="93600">
                <text:p>93600</text:p>
              </table:table-cell>
              <table:table-cell office:value-type="float" office:value="10865786">
                <text:p>10865786</text:p>
              </table:table-cell>
              <table:table-cell office:value-type="float" office:value="655200">
                <text:p>655200</text:p>
              </table:table-cell>
              <table:table-cell office:value-type="float" office:value="7688692">
                <text:p>7688692</text:p>
              </table:table-cell>
              <table:table-cell office:value-type="float" office:value="468000">
                <text:p>468000</text:p>
              </table:table-cell>
            </table:table-row>
            <table:table-row>
              <table:table-cell office:value-type="float" office:value="93700">
                <text:p>93700</text:p>
              </table:table-cell>
              <table:table-cell office:value-type="float" office:value="10869540">
                <text:p>10869540</text:p>
              </table:table-cell>
              <table:table-cell office:value-type="float" office:value="655900">
                <text:p>655900</text:p>
              </table:table-cell>
              <table:table-cell office:value-type="float" office:value="7784067">
                <text:p>7784067</text:p>
              </table:table-cell>
              <table:table-cell office:value-type="float" office:value="468500">
                <text:p>468500</text:p>
              </table:table-cell>
            </table:table-row>
            <table:table-row>
              <table:table-cell office:value-type="float" office:value="93800">
                <text:p>93800</text:p>
              </table:table-cell>
              <table:table-cell office:value-type="float" office:value="10996288">
                <text:p>10996288</text:p>
              </table:table-cell>
              <table:table-cell office:value-type="float" office:value="656600">
                <text:p>656600</text:p>
              </table:table-cell>
              <table:table-cell office:value-type="float" office:value="7612662">
                <text:p>7612662</text:p>
              </table:table-cell>
              <table:table-cell office:value-type="float" office:value="469000">
                <text:p>469000</text:p>
              </table:table-cell>
            </table:table-row>
            <table:table-row>
              <table:table-cell office:value-type="float" office:value="93900">
                <text:p>93900</text:p>
              </table:table-cell>
              <table:table-cell office:value-type="float" office:value="11692333">
                <text:p>11692333</text:p>
              </table:table-cell>
              <table:table-cell office:value-type="float" office:value="657300">
                <text:p>657300</text:p>
              </table:table-cell>
              <table:table-cell office:value-type="float" office:value="7817077">
                <text:p>7817077</text:p>
              </table:table-cell>
              <table:table-cell office:value-type="float" office:value="469500">
                <text:p>469500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11803490">
                <text:p>11803490</text:p>
              </table:table-cell>
              <table:table-cell office:value-type="float" office:value="658000">
                <text:p>658000</text:p>
              </table:table-cell>
              <table:table-cell office:value-type="float" office:value="9110166">
                <text:p>9110166</text:p>
              </table:table-cell>
              <table:table-cell office:value-type="float" office:value="470000">
                <text:p>470000</text:p>
              </table:table-cell>
            </table:table-row>
            <table:table-row>
              <table:table-cell office:value-type="float" office:value="94100">
                <text:p>94100</text:p>
              </table:table-cell>
              <table:table-cell office:value-type="float" office:value="12078738">
                <text:p>12078738</text:p>
              </table:table-cell>
              <table:table-cell office:value-type="float" office:value="658700">
                <text:p>658700</text:p>
              </table:table-cell>
              <table:table-cell office:value-type="float" office:value="8428237">
                <text:p>8428237</text:p>
              </table:table-cell>
              <table:table-cell office:value-type="float" office:value="470500">
                <text:p>470500</text:p>
              </table:table-cell>
            </table:table-row>
            <table:table-row>
              <table:table-cell office:value-type="float" office:value="94200">
                <text:p>94200</text:p>
              </table:table-cell>
              <table:table-cell office:value-type="float" office:value="11809906">
                <text:p>11809906</text:p>
              </table:table-cell>
              <table:table-cell office:value-type="float" office:value="659400">
                <text:p>659400</text:p>
              </table:table-cell>
              <table:table-cell office:value-type="float" office:value="8548121">
                <text:p>8548121</text:p>
              </table:table-cell>
              <table:table-cell office:value-type="float" office:value="471000">
                <text:p>471000</text:p>
              </table:table-cell>
            </table:table-row>
            <table:table-row>
              <table:table-cell office:value-type="float" office:value="94300">
                <text:p>94300</text:p>
              </table:table-cell>
              <table:table-cell office:value-type="float" office:value="11987150">
                <text:p>11987150</text:p>
              </table:table-cell>
              <table:table-cell office:value-type="float" office:value="660100">
                <text:p>660100</text:p>
              </table:table-cell>
              <table:table-cell office:value-type="float" office:value="8238450">
                <text:p>8238450</text:p>
              </table:table-cell>
              <table:table-cell office:value-type="float" office:value="471500">
                <text:p>471500</text:p>
              </table:table-cell>
            </table:table-row>
            <table:table-row>
              <table:table-cell office:value-type="float" office:value="94400">
                <text:p>94400</text:p>
              </table:table-cell>
              <table:table-cell office:value-type="float" office:value="11132245">
                <text:p>11132245</text:p>
              </table:table-cell>
              <table:table-cell office:value-type="float" office:value="660800">
                <text:p>660800</text:p>
              </table:table-cell>
              <table:table-cell office:value-type="float" office:value="7819451">
                <text:p>7819451</text:p>
              </table:table-cell>
              <table:table-cell office:value-type="float" office:value="472000">
                <text:p>472000</text:p>
              </table:table-cell>
            </table:table-row>
            <table:table-row>
              <table:table-cell office:value-type="float" office:value="94500">
                <text:p>94500</text:p>
              </table:table-cell>
              <table:table-cell office:value-type="float" office:value="10969020">
                <text:p>10969020</text:p>
              </table:table-cell>
              <table:table-cell office:value-type="float" office:value="661500">
                <text:p>661500</text:p>
              </table:table-cell>
              <table:table-cell office:value-type="float" office:value="8108718">
                <text:p>8108718</text:p>
              </table:table-cell>
              <table:table-cell office:value-type="float" office:value="472500">
                <text:p>472500</text:p>
              </table:table-cell>
            </table:table-row>
            <table:table-row>
              <table:table-cell office:value-type="float" office:value="94600">
                <text:p>94600</text:p>
              </table:table-cell>
              <table:table-cell office:value-type="float" office:value="11013933">
                <text:p>11013933</text:p>
              </table:table-cell>
              <table:table-cell office:value-type="float" office:value="662200">
                <text:p>662200</text:p>
              </table:table-cell>
              <table:table-cell office:value-type="float" office:value="7685997">
                <text:p>7685997</text:p>
              </table:table-cell>
              <table:table-cell office:value-type="float" office:value="473000">
                <text:p>473000</text:p>
              </table:table-cell>
            </table:table-row>
            <table:table-row>
              <table:table-cell office:value-type="float" office:value="94700">
                <text:p>94700</text:p>
              </table:table-cell>
              <table:table-cell office:value-type="float" office:value="10943773">
                <text:p>10943773</text:p>
              </table:table-cell>
              <table:table-cell office:value-type="float" office:value="662900">
                <text:p>662900</text:p>
              </table:table-cell>
              <table:table-cell office:value-type="float" office:value="7694274">
                <text:p>7694274</text:p>
              </table:table-cell>
              <table:table-cell office:value-type="float" office:value="473500">
                <text:p>473500</text:p>
              </table:table-cell>
            </table:table-row>
            <table:table-row>
              <table:table-cell office:value-type="float" office:value="94800">
                <text:p>94800</text:p>
              </table:table-cell>
              <table:table-cell office:value-type="float" office:value="11006682">
                <text:p>11006682</text:p>
              </table:table-cell>
              <table:table-cell office:value-type="float" office:value="663600">
                <text:p>663600</text:p>
              </table:table-cell>
              <table:table-cell office:value-type="float" office:value="7730685">
                <text:p>7730685</text:p>
              </table:table-cell>
              <table:table-cell office:value-type="float" office:value="474000">
                <text:p>474000</text:p>
              </table:table-cell>
            </table:table-row>
            <table:table-row>
              <table:table-cell office:value-type="float" office:value="94900">
                <text:p>94900</text:p>
              </table:table-cell>
              <table:table-cell office:value-type="float" office:value="11119284">
                <text:p>11119284</text:p>
              </table:table-cell>
              <table:table-cell office:value-type="float" office:value="664300">
                <text:p>664300</text:p>
              </table:table-cell>
              <table:table-cell office:value-type="float" office:value="7919541">
                <text:p>7919541</text:p>
              </table:table-cell>
              <table:table-cell office:value-type="float" office:value="474500">
                <text:p>474500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10855136">
                <text:p>10855136</text:p>
              </table:table-cell>
              <table:table-cell office:value-type="float" office:value="665000">
                <text:p>665000</text:p>
              </table:table-cell>
              <table:table-cell office:value-type="float" office:value="7860802">
                <text:p>7860802</text:p>
              </table:table-cell>
              <table:table-cell office:value-type="float" office:value="475000">
                <text:p>475000</text:p>
              </table:table-cell>
            </table:table-row>
            <table:table-row>
              <table:table-cell office:value-type="float" office:value="95100">
                <text:p>95100</text:p>
              </table:table-cell>
              <table:table-cell office:value-type="float" office:value="11211803">
                <text:p>11211803</text:p>
              </table:table-cell>
              <table:table-cell office:value-type="float" office:value="665700">
                <text:p>665700</text:p>
              </table:table-cell>
              <table:table-cell office:value-type="float" office:value="7868854">
                <text:p>7868854</text:p>
              </table:table-cell>
              <table:table-cell office:value-type="float" office:value="475500">
                <text:p>475500</text:p>
              </table:table-cell>
            </table:table-row>
            <table:table-row>
              <table:table-cell office:value-type="float" office:value="95200">
                <text:p>95200</text:p>
              </table:table-cell>
              <table:table-cell office:value-type="float" office:value="10962829">
                <text:p>10962829</text:p>
              </table:table-cell>
              <table:table-cell office:value-type="float" office:value="666400">
                <text:p>666400</text:p>
              </table:table-cell>
              <table:table-cell office:value-type="float" office:value="7879441">
                <text:p>7879441</text:p>
              </table:table-cell>
              <table:table-cell office:value-type="float" office:value="476000">
                <text:p>476000</text:p>
              </table:table-cell>
            </table:table-row>
            <table:table-row>
              <table:table-cell office:value-type="float" office:value="95300">
                <text:p>95300</text:p>
              </table:table-cell>
              <table:table-cell office:value-type="float" office:value="10833449">
                <text:p>10833449</text:p>
              </table:table-cell>
              <table:table-cell office:value-type="float" office:value="667100">
                <text:p>667100</text:p>
              </table:table-cell>
              <table:table-cell office:value-type="float" office:value="7925604">
                <text:p>7925604</text:p>
              </table:table-cell>
              <table:table-cell office:value-type="float" office:value="476500">
                <text:p>476500</text:p>
              </table:table-cell>
            </table:table-row>
            <table:table-row>
              <table:table-cell office:value-type="float" office:value="95400">
                <text:p>95400</text:p>
              </table:table-cell>
              <table:table-cell office:value-type="float" office:value="11002512">
                <text:p>11002512</text:p>
              </table:table-cell>
              <table:table-cell office:value-type="float" office:value="667800">
                <text:p>667800</text:p>
              </table:table-cell>
              <table:table-cell office:value-type="float" office:value="7926534">
                <text:p>7926534</text:p>
              </table:table-cell>
              <table:table-cell office:value-type="float" office:value="477000">
                <text:p>477000</text:p>
              </table:table-cell>
            </table:table-row>
            <table:table-row>
              <table:table-cell office:value-type="float" office:value="95500">
                <text:p>95500</text:p>
              </table:table-cell>
              <table:table-cell office:value-type="float" office:value="11025385">
                <text:p>11025385</text:p>
              </table:table-cell>
              <table:table-cell office:value-type="float" office:value="668500">
                <text:p>668500</text:p>
              </table:table-cell>
              <table:table-cell office:value-type="float" office:value="7853905">
                <text:p>7853905</text:p>
              </table:table-cell>
              <table:table-cell office:value-type="float" office:value="477500">
                <text:p>477500</text:p>
              </table:table-cell>
            </table:table-row>
            <table:table-row>
              <table:table-cell office:value-type="float" office:value="95600">
                <text:p>95600</text:p>
              </table:table-cell>
              <table:table-cell office:value-type="float" office:value="11409963">
                <text:p>11409963</text:p>
              </table:table-cell>
              <table:table-cell office:value-type="float" office:value="669200">
                <text:p>669200</text:p>
              </table:table-cell>
              <table:table-cell office:value-type="float" office:value="8043178">
                <text:p>8043178</text:p>
              </table:table-cell>
              <table:table-cell office:value-type="float" office:value="478000">
                <text:p>478000</text:p>
              </table:table-cell>
            </table:table-row>
            <table:table-row>
              <table:table-cell office:value-type="float" office:value="95700">
                <text:p>95700</text:p>
              </table:table-cell>
              <table:table-cell office:value-type="float" office:value="11108633">
                <text:p>11108633</text:p>
              </table:table-cell>
              <table:table-cell office:value-type="float" office:value="669900">
                <text:p>669900</text:p>
              </table:table-cell>
              <table:table-cell office:value-type="float" office:value="8016488">
                <text:p>8016488</text:p>
              </table:table-cell>
              <table:table-cell office:value-type="float" office:value="478500">
                <text:p>478500</text:p>
              </table:table-cell>
            </table:table-row>
            <table:table-row>
              <table:table-cell office:value-type="float" office:value="95800">
                <text:p>95800</text:p>
              </table:table-cell>
              <table:table-cell office:value-type="float" office:value="11154829">
                <text:p>11154829</text:p>
              </table:table-cell>
              <table:table-cell office:value-type="float" office:value="670600">
                <text:p>670600</text:p>
              </table:table-cell>
              <table:table-cell office:value-type="float" office:value="7879088">
                <text:p>7879088</text:p>
              </table:table-cell>
              <table:table-cell office:value-type="float" office:value="479000">
                <text:p>479000</text:p>
              </table:table-cell>
            </table:table-row>
            <table:table-row>
              <table:table-cell office:value-type="float" office:value="95900">
                <text:p>95900</text:p>
              </table:table-cell>
              <table:table-cell office:value-type="float" office:value="10987755">
                <text:p>10987755</text:p>
              </table:table-cell>
              <table:table-cell office:value-type="float" office:value="671300">
                <text:p>671300</text:p>
              </table:table-cell>
              <table:table-cell office:value-type="float" office:value="7968880">
                <text:p>7968880</text:p>
              </table:table-cell>
              <table:table-cell office:value-type="float" office:value="479500">
                <text:p>479500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11064459">
                <text:p>11064459</text:p>
              </table:table-cell>
              <table:table-cell office:value-type="float" office:value="672000">
                <text:p>672000</text:p>
              </table:table-cell>
              <table:table-cell office:value-type="float" office:value="7855605">
                <text:p>7855605</text:p>
              </table:table-cell>
              <table:table-cell office:value-type="float" office:value="480000">
                <text:p>480000</text:p>
              </table:table-cell>
            </table:table-row>
            <table:table-row>
              <table:table-cell office:value-type="float" office:value="96100">
                <text:p>96100</text:p>
              </table:table-cell>
              <table:table-cell office:value-type="float" office:value="11544090">
                <text:p>11544090</text:p>
              </table:table-cell>
              <table:table-cell office:value-type="float" office:value="672700">
                <text:p>672700</text:p>
              </table:table-cell>
              <table:table-cell office:value-type="float" office:value="7968207">
                <text:p>7968207</text:p>
              </table:table-cell>
              <table:table-cell office:value-type="float" office:value="480500">
                <text:p>480500</text:p>
              </table:table-cell>
            </table:table-row>
            <table:table-row>
              <table:table-cell office:value-type="float" office:value="96200">
                <text:p>96200</text:p>
              </table:table-cell>
              <table:table-cell office:value-type="float" office:value="11152679">
                <text:p>11152679</text:p>
              </table:table-cell>
              <table:table-cell office:value-type="float" office:value="673400">
                <text:p>673400</text:p>
              </table:table-cell>
              <table:table-cell office:value-type="float" office:value="7984375">
                <text:p>7984375</text:p>
              </table:table-cell>
              <table:table-cell office:value-type="float" office:value="481000">
                <text:p>481000</text:p>
              </table:table-cell>
            </table:table-row>
            <table:table-row>
              <table:table-cell office:value-type="float" office:value="96300">
                <text:p>96300</text:p>
              </table:table-cell>
              <table:table-cell office:value-type="float" office:value="11069207">
                <text:p>11069207</text:p>
              </table:table-cell>
              <table:table-cell office:value-type="float" office:value="674100">
                <text:p>674100</text:p>
              </table:table-cell>
              <table:table-cell office:value-type="float" office:value="7974655">
                <text:p>7974655</text:p>
              </table:table-cell>
              <table:table-cell office:value-type="float" office:value="481500">
                <text:p>481500</text:p>
              </table:table-cell>
            </table:table-row>
            <table:table-row>
              <table:table-cell office:value-type="float" office:value="96400">
                <text:p>96400</text:p>
              </table:table-cell>
              <table:table-cell office:value-type="float" office:value="11252609">
                <text:p>11252609</text:p>
              </table:table-cell>
              <table:table-cell office:value-type="float" office:value="674800">
                <text:p>674800</text:p>
              </table:table-cell>
              <table:table-cell office:value-type="float" office:value="7913895">
                <text:p>7913895</text:p>
              </table:table-cell>
              <table:table-cell office:value-type="float" office:value="482000">
                <text:p>482000</text:p>
              </table:table-cell>
            </table:table-row>
            <table:table-row>
              <table:table-cell office:value-type="float" office:value="96500">
                <text:p>96500</text:p>
              </table:table-cell>
              <table:table-cell office:value-type="float" office:value="10966646">
                <text:p>10966646</text:p>
              </table:table-cell>
              <table:table-cell office:value-type="float" office:value="675500">
                <text:p>675500</text:p>
              </table:table-cell>
              <table:table-cell office:value-type="float" office:value="7947611">
                <text:p>7947611</text:p>
              </table:table-cell>
              <table:table-cell office:value-type="float" office:value="482500">
                <text:p>482500</text:p>
              </table:table-cell>
            </table:table-row>
            <table:table-row>
              <table:table-cell office:value-type="float" office:value="96600">
                <text:p>96600</text:p>
              </table:table-cell>
              <table:table-cell office:value-type="float" office:value="11164581">
                <text:p>11164581</text:p>
              </table:table-cell>
              <table:table-cell office:value-type="float" office:value="676200">
                <text:p>676200</text:p>
              </table:table-cell>
              <table:table-cell office:value-type="float" office:value="8459419">
                <text:p>8459419</text:p>
              </table:table-cell>
              <table:table-cell office:value-type="float" office:value="483000">
                <text:p>483000</text:p>
              </table:table-cell>
            </table:table-row>
            <table:table-row>
              <table:table-cell office:value-type="float" office:value="96700">
                <text:p>96700</text:p>
              </table:table-cell>
              <table:table-cell office:value-type="float" office:value="11224026">
                <text:p>11224026</text:p>
              </table:table-cell>
              <table:table-cell office:value-type="float" office:value="676900">
                <text:p>676900</text:p>
              </table:table-cell>
              <table:table-cell office:value-type="float" office:value="7968592">
                <text:p>7968592</text:p>
              </table:table-cell>
              <table:table-cell office:value-type="float" office:value="483500">
                <text:p>483500</text:p>
              </table:table-cell>
            </table:table-row>
            <table:table-row>
              <table:table-cell office:value-type="float" office:value="96800">
                <text:p>96800</text:p>
              </table:table-cell>
              <table:table-cell office:value-type="float" office:value="11010532">
                <text:p>11010532</text:p>
              </table:table-cell>
              <table:table-cell office:value-type="float" office:value="677600">
                <text:p>677600</text:p>
              </table:table-cell>
              <table:table-cell office:value-type="float" office:value="7980012">
                <text:p>7980012</text:p>
              </table:table-cell>
              <table:table-cell office:value-type="float" office:value="484000">
                <text:p>484000</text:p>
              </table:table-cell>
            </table:table-row>
            <table:table-row>
              <table:table-cell office:value-type="float" office:value="96900">
                <text:p>96900</text:p>
              </table:table-cell>
              <table:table-cell office:value-type="float" office:value="11240002">
                <text:p>11240002</text:p>
              </table:table-cell>
              <table:table-cell office:value-type="float" office:value="678300">
                <text:p>678300</text:p>
              </table:table-cell>
              <table:table-cell office:value-type="float" office:value="7909372">
                <text:p>7909372</text:p>
              </table:table-cell>
              <table:table-cell office:value-type="float" office:value="484500">
                <text:p>484500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11226849">
                <text:p>11226849</text:p>
              </table:table-cell>
              <table:table-cell office:value-type="float" office:value="679000">
                <text:p>679000</text:p>
              </table:table-cell>
              <table:table-cell office:value-type="float" office:value="7910270">
                <text:p>7910270</text:p>
              </table:table-cell>
              <table:table-cell office:value-type="float" office:value="485000">
                <text:p>485000</text:p>
              </table:table-cell>
            </table:table-row>
            <table:table-row>
              <table:table-cell office:value-type="float" office:value="97100">
                <text:p>97100</text:p>
              </table:table-cell>
              <table:table-cell office:value-type="float" office:value="11043254">
                <text:p>11043254</text:p>
              </table:table-cell>
              <table:table-cell office:value-type="float" office:value="679700">
                <text:p>679700</text:p>
              </table:table-cell>
              <table:table-cell office:value-type="float" office:value="8535673">
                <text:p>8535673</text:p>
              </table:table-cell>
              <table:table-cell office:value-type="float" office:value="485500">
                <text:p>485500</text:p>
              </table:table-cell>
            </table:table-row>
            <table:table-row>
              <table:table-cell office:value-type="float" office:value="97200">
                <text:p>97200</text:p>
              </table:table-cell>
              <table:table-cell office:value-type="float" office:value="11800732">
                <text:p>11800732</text:p>
              </table:table-cell>
              <table:table-cell office:value-type="float" office:value="680400">
                <text:p>680400</text:p>
              </table:table-cell>
              <table:table-cell office:value-type="float" office:value="8670988">
                <text:p>8670988</text:p>
              </table:table-cell>
              <table:table-cell office:value-type="float" office:value="486000">
                <text:p>486000</text:p>
              </table:table-cell>
            </table:table-row>
            <table:table-row>
              <table:table-cell office:value-type="float" office:value="97300">
                <text:p>97300</text:p>
              </table:table-cell>
              <table:table-cell office:value-type="float" office:value="12139723">
                <text:p>12139723</text:p>
              </table:table-cell>
              <table:table-cell office:value-type="float" office:value="681100">
                <text:p>681100</text:p>
              </table:table-cell>
              <table:table-cell office:value-type="float" office:value="8830811">
                <text:p>8830811</text:p>
              </table:table-cell>
              <table:table-cell office:value-type="float" office:value="486500">
                <text:p>486500</text:p>
              </table:table-cell>
            </table:table-row>
            <table:table-row>
              <table:table-cell office:value-type="float" office:value="97400">
                <text:p>97400</text:p>
              </table:table-cell>
              <table:table-cell office:value-type="float" office:value="12337497">
                <text:p>12337497</text:p>
              </table:table-cell>
              <table:table-cell office:value-type="float" office:value="681800">
                <text:p>681800</text:p>
              </table:table-cell>
              <table:table-cell office:value-type="float" office:value="8619980">
                <text:p>8619980</text:p>
              </table:table-cell>
              <table:table-cell office:value-type="float" office:value="487000">
                <text:p>487000</text:p>
              </table:table-cell>
            </table:table-row>
            <table:table-row>
              <table:table-cell office:value-type="float" office:value="97500">
                <text:p>97500</text:p>
              </table:table-cell>
              <table:table-cell office:value-type="float" office:value="11782863">
                <text:p>11782863</text:p>
              </table:table-cell>
              <table:table-cell office:value-type="float" office:value="682500">
                <text:p>682500</text:p>
              </table:table-cell>
              <table:table-cell office:value-type="float" office:value="8083439">
                <text:p>8083439</text:p>
              </table:table-cell>
              <table:table-cell office:value-type="float" office:value="487500">
                <text:p>487500</text:p>
              </table:table-cell>
            </table:table-row>
            <table:table-row>
              <table:table-cell office:value-type="float" office:value="97600">
                <text:p>97600</text:p>
              </table:table-cell>
              <table:table-cell office:value-type="float" office:value="11290464">
                <text:p>11290464</text:p>
              </table:table-cell>
              <table:table-cell office:value-type="float" office:value="683200">
                <text:p>683200</text:p>
              </table:table-cell>
              <table:table-cell office:value-type="float" office:value="8409919">
                <text:p>8409919</text:p>
              </table:table-cell>
              <table:table-cell office:value-type="float" office:value="488000">
                <text:p>488000</text:p>
              </table:table-cell>
            </table:table-row>
            <table:table-row>
              <table:table-cell office:value-type="float" office:value="97700">
                <text:p>97700</text:p>
              </table:table-cell>
              <table:table-cell office:value-type="float" office:value="11087781">
                <text:p>11087781</text:p>
              </table:table-cell>
              <table:table-cell office:value-type="float" office:value="683900">
                <text:p>683900</text:p>
              </table:table-cell>
              <table:table-cell office:value-type="float" office:value="8203451">
                <text:p>8203451</text:p>
              </table:table-cell>
              <table:table-cell office:value-type="float" office:value="488500">
                <text:p>488500</text:p>
              </table:table-cell>
            </table:table-row>
            <table:table-row>
              <table:table-cell office:value-type="float" office:value="97800">
                <text:p>97800</text:p>
              </table:table-cell>
              <table:table-cell office:value-type="float" office:value="11203077">
                <text:p>11203077</text:p>
              </table:table-cell>
              <table:table-cell office:value-type="float" office:value="684600">
                <text:p>684600</text:p>
              </table:table-cell>
              <table:table-cell office:value-type="float" office:value="8166110">
                <text:p>8166110</text:p>
              </table:table-cell>
              <table:table-cell office:value-type="float" office:value="489000">
                <text:p>489000</text:p>
              </table:table-cell>
            </table:table-row>
            <table:table-row>
              <table:table-cell office:value-type="float" office:value="97900">
                <text:p>97900</text:p>
              </table:table-cell>
              <table:table-cell office:value-type="float" office:value="11298612">
                <text:p>11298612</text:p>
              </table:table-cell>
              <table:table-cell office:value-type="float" office:value="685300">
                <text:p>685300</text:p>
              </table:table-cell>
              <table:table-cell office:value-type="float" office:value="8295681">
                <text:p>8295681</text:p>
              </table:table-cell>
              <table:table-cell office:value-type="float" office:value="489500">
                <text:p>489500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11317604">
                <text:p>11317604</text:p>
              </table:table-cell>
              <table:table-cell office:value-type="float" office:value="686000">
                <text:p>686000</text:p>
              </table:table-cell>
              <table:table-cell office:value-type="float" office:value="8600283">
                <text:p>8600283</text:p>
              </table:table-cell>
              <table:table-cell office:value-type="float" office:value="490000">
                <text:p>490000</text:p>
              </table:table-cell>
            </table:table-row>
            <table:table-row>
              <table:table-cell office:value-type="float" office:value="98100">
                <text:p>98100</text:p>
              </table:table-cell>
              <table:table-cell office:value-type="float" office:value="11539920">
                <text:p>11539920</text:p>
              </table:table-cell>
              <table:table-cell office:value-type="float" office:value="686700">
                <text:p>686700</text:p>
              </table:table-cell>
              <table:table-cell office:value-type="float" office:value="8667683">
                <text:p>8667683</text:p>
              </table:table-cell>
              <table:table-cell office:value-type="float" office:value="490500">
                <text:p>490500</text:p>
              </table:table-cell>
            </table:table-row>
            <table:table-row>
              <table:table-cell office:value-type="float" office:value="98200">
                <text:p>98200</text:p>
              </table:table-cell>
              <table:table-cell office:value-type="float" office:value="11205163">
                <text:p>11205163</text:p>
              </table:table-cell>
              <table:table-cell office:value-type="float" office:value="687400">
                <text:p>687400</text:p>
              </table:table-cell>
              <table:table-cell office:value-type="float" office:value="8897891">
                <text:p>8897891</text:p>
              </table:table-cell>
              <table:table-cell office:value-type="float" office:value="491000">
                <text:p>491000</text:p>
              </table:table-cell>
            </table:table-row>
            <table:table-row>
              <table:table-cell office:value-type="float" office:value="98300">
                <text:p>98300</text:p>
              </table:table-cell>
              <table:table-cell office:value-type="float" office:value="12259478">
                <text:p>12259478</text:p>
              </table:table-cell>
              <table:table-cell office:value-type="float" office:value="688100">
                <text:p>688100</text:p>
              </table:table-cell>
              <table:table-cell office:value-type="float" office:value="8871585">
                <text:p>8871585</text:p>
              </table:table-cell>
              <table:table-cell office:value-type="float" office:value="491500">
                <text:p>491500</text:p>
              </table:table-cell>
            </table:table-row>
            <table:table-row>
              <table:table-cell office:value-type="float" office:value="98400">
                <text:p>98400</text:p>
              </table:table-cell>
              <table:table-cell office:value-type="float" office:value="11524457">
                <text:p>11524457</text:p>
              </table:table-cell>
              <table:table-cell office:value-type="float" office:value="688800">
                <text:p>688800</text:p>
              </table:table-cell>
              <table:table-cell office:value-type="float" office:value="8145257">
                <text:p>8145257</text:p>
              </table:table-cell>
              <table:table-cell office:value-type="float" office:value="492000">
                <text:p>492000</text:p>
              </table:table-cell>
            </table:table-row>
            <table:table-row>
              <table:table-cell office:value-type="float" office:value="98500">
                <text:p>98500</text:p>
              </table:table-cell>
              <table:table-cell office:value-type="float" office:value="11469472">
                <text:p>11469472</text:p>
              </table:table-cell>
              <table:table-cell office:value-type="float" office:value="689500">
                <text:p>689500</text:p>
              </table:table-cell>
              <table:table-cell office:value-type="float" office:value="8698609">
                <text:p>8698609</text:p>
              </table:table-cell>
              <table:table-cell office:value-type="float" office:value="492500">
                <text:p>492500</text:p>
              </table:table-cell>
            </table:table-row>
            <table:table-row>
              <table:table-cell office:value-type="float" office:value="98600">
                <text:p>98600</text:p>
              </table:table-cell>
              <table:table-cell office:value-type="float" office:value="11555029">
                <text:p>11555029</text:p>
              </table:table-cell>
              <table:table-cell office:value-type="float" office:value="690200">
                <text:p>690200</text:p>
              </table:table-cell>
              <table:table-cell office:value-type="float" office:value="8926506">
                <text:p>8926506</text:p>
              </table:table-cell>
              <table:table-cell office:value-type="float" office:value="493000">
                <text:p>493000</text:p>
              </table:table-cell>
            </table:table-row>
            <table:table-row>
              <table:table-cell office:value-type="float" office:value="98700">
                <text:p>98700</text:p>
              </table:table-cell>
              <table:table-cell office:value-type="float" office:value="11378973">
                <text:p>11378973</text:p>
              </table:table-cell>
              <table:table-cell office:value-type="float" office:value="690900">
                <text:p>690900</text:p>
              </table:table-cell>
              <table:table-cell office:value-type="float" office:value="8185262">
                <text:p>8185262</text:p>
              </table:table-cell>
              <table:table-cell office:value-type="float" office:value="493500">
                <text:p>493500</text:p>
              </table:table-cell>
            </table:table-row>
            <table:table-row>
              <table:table-cell office:value-type="float" office:value="98800">
                <text:p>98800</text:p>
              </table:table-cell>
              <table:table-cell office:value-type="float" office:value="11243114">
                <text:p>11243114</text:p>
              </table:table-cell>
              <table:table-cell office:value-type="float" office:value="691600">
                <text:p>691600</text:p>
              </table:table-cell>
              <table:table-cell office:value-type="float" office:value="8279032">
                <text:p>8279032</text:p>
              </table:table-cell>
              <table:table-cell office:value-type="float" office:value="494000">
                <text:p>494000</text:p>
              </table:table-cell>
            </table:table-row>
            <table:table-row>
              <table:table-cell office:value-type="float" office:value="98900">
                <text:p>98900</text:p>
              </table:table-cell>
              <table:table-cell office:value-type="float" office:value="11382021">
                <text:p>11382021</text:p>
              </table:table-cell>
              <table:table-cell office:value-type="float" office:value="692300">
                <text:p>692300</text:p>
              </table:table-cell>
              <table:table-cell office:value-type="float" office:value="8247144">
                <text:p>8247144</text:p>
              </table:table-cell>
              <table:table-cell office:value-type="float" office:value="494500">
                <text:p>494500</text:p>
              </table:table-cell>
            </table:table-row>
            <table:table-row>
              <table:table-cell office:value-type="float" office:value="99000">
                <text:p>99000</text:p>
              </table:table-cell>
              <table:table-cell office:value-type="float" office:value="11549094">
                <text:p>11549094</text:p>
              </table:table-cell>
              <table:table-cell office:value-type="float" office:value="693000">
                <text:p>693000</text:p>
              </table:table-cell>
              <table:table-cell office:value-type="float" office:value="8185454">
                <text:p>8185454</text:p>
              </table:table-cell>
              <table:table-cell office:value-type="float" office:value="495000">
                <text:p>495000</text:p>
              </table:table-cell>
            </table:table-row>
            <table:table-row>
              <table:table-cell office:value-type="float" office:value="99100">
                <text:p>99100</text:p>
              </table:table-cell>
              <table:table-cell office:value-type="float" office:value="11303681">
                <text:p>11303681</text:p>
              </table:table-cell>
              <table:table-cell office:value-type="float" office:value="693700">
                <text:p>693700</text:p>
              </table:table-cell>
              <table:table-cell office:value-type="float" office:value="8734667">
                <text:p>8734667</text:p>
              </table:table-cell>
              <table:table-cell office:value-type="float" office:value="495500">
                <text:p>495500</text:p>
              </table:table-cell>
            </table:table-row>
            <table:table-row>
              <table:table-cell office:value-type="float" office:value="99200">
                <text:p>99200</text:p>
              </table:table-cell>
              <table:table-cell office:value-type="float" office:value="11405022">
                <text:p>11405022</text:p>
              </table:table-cell>
              <table:table-cell office:value-type="float" office:value="694400">
                <text:p>694400</text:p>
              </table:table-cell>
              <table:table-cell office:value-type="float" office:value="8190009">
                <text:p>8190009</text:p>
              </table:table-cell>
              <table:table-cell office:value-type="float" office:value="496000">
                <text:p>496000</text:p>
              </table:table-cell>
            </table:table-row>
            <table:table-row>
              <table:table-cell office:value-type="float" office:value="99300">
                <text:p>99300</text:p>
              </table:table-cell>
              <table:table-cell office:value-type="float" office:value="11398606">
                <text:p>11398606</text:p>
              </table:table-cell>
              <table:table-cell office:value-type="float" office:value="695100">
                <text:p>695100</text:p>
              </table:table-cell>
              <table:table-cell office:value-type="float" office:value="8232708">
                <text:p>8232708</text:p>
              </table:table-cell>
              <table:table-cell office:value-type="float" office:value="496500">
                <text:p>496500</text:p>
              </table:table-cell>
            </table:table-row>
            <table:table-row>
              <table:table-cell office:value-type="float" office:value="99400">
                <text:p>99400</text:p>
              </table:table-cell>
              <table:table-cell office:value-type="float" office:value="11430077">
                <text:p>11430077</text:p>
              </table:table-cell>
              <table:table-cell office:value-type="float" office:value="695800">
                <text:p>695800</text:p>
              </table:table-cell>
              <table:table-cell office:value-type="float" office:value="8321346">
                <text:p>8321346</text:p>
              </table:table-cell>
              <table:table-cell office:value-type="float" office:value="497000">
                <text:p>497000</text:p>
              </table:table-cell>
            </table:table-row>
            <table:table-row>
              <table:table-cell office:value-type="float" office:value="99500">
                <text:p>99500</text:p>
              </table:table-cell>
              <table:table-cell office:value-type="float" office:value="11316224">
                <text:p>11316224</text:p>
              </table:table-cell>
              <table:table-cell office:value-type="float" office:value="696500">
                <text:p>696500</text:p>
              </table:table-cell>
              <table:table-cell office:value-type="float" office:value="8227415">
                <text:p>8227415</text:p>
              </table:table-cell>
              <table:table-cell office:value-type="float" office:value="497500">
                <text:p>497500</text:p>
              </table:table-cell>
            </table:table-row>
            <table:table-row>
              <table:table-cell office:value-type="float" office:value="99600">
                <text:p>99600</text:p>
              </table:table-cell>
              <table:table-cell office:value-type="float" office:value="11399536">
                <text:p>11399536</text:p>
              </table:table-cell>
              <table:table-cell office:value-type="float" office:value="697200">
                <text:p>697200</text:p>
              </table:table-cell>
              <table:table-cell office:value-type="float" office:value="8786733">
                <text:p>8786733</text:p>
              </table:table-cell>
              <table:table-cell office:value-type="float" office:value="498000">
                <text:p>498000</text:p>
              </table:table-cell>
            </table:table-row>
            <table:table-row>
              <table:table-cell office:value-type="float" office:value="99700">
                <text:p>99700</text:p>
              </table:table-cell>
              <table:table-cell office:value-type="float" office:value="11521249">
                <text:p>11521249</text:p>
              </table:table-cell>
              <table:table-cell office:value-type="float" office:value="697900">
                <text:p>697900</text:p>
              </table:table-cell>
              <table:table-cell office:value-type="float" office:value="8354164">
                <text:p>8354164</text:p>
              </table:table-cell>
              <table:table-cell office:value-type="float" office:value="498500">
                <text:p>498500</text:p>
              </table:table-cell>
            </table:table-row>
            <table:table-row>
              <table:table-cell office:value-type="float" office:value="99800">
                <text:p>99800</text:p>
              </table:table-cell>
              <table:table-cell office:value-type="float" office:value="11427607">
                <text:p>11427607</text:p>
              </table:table-cell>
              <table:table-cell office:value-type="float" office:value="698600">
                <text:p>698600</text:p>
              </table:table-cell>
              <table:table-cell office:value-type="float" office:value="8443507">
                <text:p>8443507</text:p>
              </table:table-cell>
              <table:table-cell office:value-type="float" office:value="499000">
                <text:p>499000</text:p>
              </table:table-cell>
            </table:table-row>
            <table:table-row>
              <table:table-cell office:value-type="float" office:value="99900">
                <text:p>99900</text:p>
              </table:table-cell>
              <table:table-cell office:value-type="float" office:value="11499530">
                <text:p>11499530</text:p>
              </table:table-cell>
              <table:table-cell office:value-type="float" office:value="699300">
                <text:p>699300</text:p>
              </table:table-cell>
              <table:table-cell office:value-type="float" office:value="8224752">
                <text:p>8224752</text:p>
              </table:table-cell>
              <table:table-cell office:value-type="float" office:value="499500">
                <text:p>499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258cm" svg:height="8.981cm" xlink:href=".." xlink:type="simple" chart:class="chart:line" chart:style-name="ch1">
        <chart:legend chart:legend-position="end" svg:x="32.194cm" svg:y="3.995cm" style:legend-expansion="high" chart:style-name="ch2"/>
        <chart:plot-area chart:style-name="ch3" table:cell-range-address="Sheet1.A1:Sheet1.A1000 Sheet1.C1:Sheet1.C1000 Sheet1.E1:Sheet1.E1000" chart:data-source-has-labels="both" svg:x="0.705cm" svg:y="0.179cm" svg:width="30.784cm" svg:height="8.623cm">
          <chartooo:coordinate-region svg:x="2.067cm" svg:y="0.179cm" svg:width="29.422cm" svg:height="7.301cm"/>
          <chart:axis chart:dimension="x" chart:name="primary-x" chart:style-name="ch4" chartooo:axis-type="auto">
            <chartooo:date-scale/>
            <chart:categories table:cell-range-address="Sheet1.A1:Sheet1.A10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1000" loext:label-string="swap10" chart:class="chart:line">
            <chart:data-point chart:repeated="1000"/>
          </chart:series>
          <chart:series chart:style-name="ch7" chart:values-cell-range-address="Sheet1.E1:Sheet1.E1000" loext:label-string="swapadjust" chart:class="chart:line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ap10</text:p>
              </table:table-cell>
              <table:table-cell office:value-type="string">
                <text:p>swapadjus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:Sheet1.A1000</svg:desc>
                </draw:g>
              </table:table-cell>
              <table:table-cell office:value-type="float" office:value="0">
                <text:p>0</text:p>
                <draw:g>
                  <svg:desc>Sheet1.C1:Sheet1.C1000</svg:desc>
                </draw:g>
              </table:table-cell>
              <table:table-cell office:value-type="float" office:value="0">
                <text:p>0</text:p>
                <draw:g>
                  <svg:desc>Sheet1.E1:Sheet1.E100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800">
                <text:p>28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500">
                <text:p>35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200">
                <text:p>42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900">
                <text:p>490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600">
                <text:p>5600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300">
                <text:p>6300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7700">
                <text:p>7700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400">
                <text:p>8400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100">
                <text:p>9100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9800">
                <text:p>9800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500">
                <text:p>10500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1200">
                <text:p>11200</text:p>
              </table:table-cell>
              <table:table-cell office:value-type="float" office:value="11200">
                <text:p>1120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1900">
                <text:p>11900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2600">
                <text:p>12600</text:p>
              </table:table-cell>
              <table:table-cell office:value-type="float" office:value="12600">
                <text:p>1260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3300">
                <text:p>13300</text:p>
              </table:table-cell>
              <table:table-cell office:value-type="float" office:value="13300">
                <text:p>1330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4000">
                <text:p>14000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4700">
                <text:p>14700</text:p>
              </table:table-cell>
              <table:table-cell office:value-type="float" office:value="14700">
                <text:p>1470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5400">
                <text:p>15400</text:p>
              </table:table-cell>
              <table:table-cell office:value-type="float" office:value="15400">
                <text:p>1540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6100">
                <text:p>16100</text:p>
              </table:table-cell>
              <table:table-cell office:value-type="float" office:value="16100">
                <text:p>1610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6800">
                <text:p>16800</text:p>
              </table:table-cell>
              <table:table-cell office:value-type="float" office:value="16800">
                <text:p>1680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7500">
                <text:p>17500</text:p>
              </table:table-cell>
              <table:table-cell office:value-type="float" office:value="17500">
                <text:p>1750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8200">
                <text:p>18200</text:p>
              </table:table-cell>
              <table:table-cell office:value-type="float" office:value="18200">
                <text:p>1820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8900">
                <text:p>18900</text:p>
              </table:table-cell>
              <table:table-cell office:value-type="float" office:value="18900">
                <text:p>1890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9600">
                <text:p>19600</text:p>
              </table:table-cell>
              <table:table-cell office:value-type="float" office:value="19600">
                <text:p>1960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0300">
                <text:p>20300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000">
                <text:p>21000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1700">
                <text:p>21700</text:p>
              </table:table-cell>
              <table:table-cell office:value-type="float" office:value="18600">
                <text:p>1860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2400">
                <text:p>22400</text:p>
              </table:table-cell>
              <table:table-cell office:value-type="float" office:value="19200">
                <text:p>1920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3100">
                <text:p>23100</text:p>
              </table:table-cell>
              <table:table-cell office:value-type="float" office:value="19800">
                <text:p>1980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3800">
                <text:p>23800</text:p>
              </table:table-cell>
              <table:table-cell office:value-type="float" office:value="20400">
                <text:p>2040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4500">
                <text:p>24500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5200">
                <text:p>25200</text:p>
              </table:table-cell>
              <table:table-cell office:value-type="float" office:value="21600">
                <text:p>2160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5900">
                <text:p>25900</text:p>
              </table:table-cell>
              <table:table-cell office:value-type="float" office:value="22200">
                <text:p>2220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6600">
                <text:p>26600</text:p>
              </table:table-cell>
              <table:table-cell office:value-type="float" office:value="22800">
                <text:p>2280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7300">
                <text:p>27300</text:p>
              </table:table-cell>
              <table:table-cell office:value-type="float" office:value="23400">
                <text:p>2340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8000">
                <text:p>28000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28700">
                <text:p>28700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29400">
                <text:p>29400</text:p>
              </table:table-cell>
              <table:table-cell office:value-type="float" office:value="25200">
                <text:p>25200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30100">
                <text:p>30100</text:p>
              </table:table-cell>
              <table:table-cell office:value-type="float" office:value="25800">
                <text:p>2580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0800">
                <text:p>30800</text:p>
              </table:table-cell>
              <table:table-cell office:value-type="float" office:value="26400">
                <text:p>2640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1500">
                <text:p>31500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32200">
                <text:p>32200</text:p>
              </table:table-cell>
              <table:table-cell office:value-type="float" office:value="27600">
                <text:p>27600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32900">
                <text:p>32900</text:p>
              </table:table-cell>
              <table:table-cell office:value-type="float" office:value="28200">
                <text:p>28200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3600">
                <text:p>33600</text:p>
              </table:table-cell>
              <table:table-cell office:value-type="float" office:value="28800">
                <text:p>2880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4300">
                <text:p>34300</text:p>
              </table:table-cell>
              <table:table-cell office:value-type="float" office:value="29400">
                <text:p>294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5000">
                <text:p>3500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35700">
                <text:p>35700</text:p>
              </table:table-cell>
              <table:table-cell office:value-type="float" office:value="30600">
                <text:p>30600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6400">
                <text:p>36400</text:p>
              </table:table-cell>
              <table:table-cell office:value-type="float" office:value="31200">
                <text:p>31200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37100">
                <text:p>37100</text:p>
              </table:table-cell>
              <table:table-cell office:value-type="float" office:value="31800">
                <text:p>31800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37800">
                <text:p>37800</text:p>
              </table:table-cell>
              <table:table-cell office:value-type="float" office:value="32400">
                <text:p>32400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38500">
                <text:p>38500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39200">
                <text:p>39200</text:p>
              </table:table-cell>
              <table:table-cell office:value-type="float" office:value="33600">
                <text:p>33600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39900">
                <text:p>39900</text:p>
              </table:table-cell>
              <table:table-cell office:value-type="float" office:value="34200">
                <text:p>34200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40600">
                <text:p>40600</text:p>
              </table:table-cell>
              <table:table-cell office:value-type="float" office:value="34800">
                <text:p>34800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41300">
                <text:p>41300</text:p>
              </table:table-cell>
              <table:table-cell office:value-type="float" office:value="35400">
                <text:p>3540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2000">
                <text:p>42000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42700">
                <text:p>42700</text:p>
              </table:table-cell>
              <table:table-cell office:value-type="float" office:value="36600">
                <text:p>36600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43400">
                <text:p>43400</text:p>
              </table:table-cell>
              <table:table-cell office:value-type="float" office:value="37200">
                <text:p>37200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44100">
                <text:p>44100</text:p>
              </table:table-cell>
              <table:table-cell office:value-type="float" office:value="37800">
                <text:p>37800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4800">
                <text:p>44800</text:p>
              </table:table-cell>
              <table:table-cell office:value-type="float" office:value="38400">
                <text:p>38400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45500">
                <text:p>45500</text:p>
              </table:table-cell>
              <table:table-cell office:value-type="float" office:value="39000">
                <text:p>39000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46200">
                <text:p>46200</text:p>
              </table:table-cell>
              <table:table-cell office:value-type="float" office:value="39600">
                <text:p>39600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46900">
                <text:p>46900</text:p>
              </table:table-cell>
              <table:table-cell office:value-type="float" office:value="40200">
                <text:p>40200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47600">
                <text:p>47600</text:p>
              </table:table-cell>
              <table:table-cell office:value-type="float" office:value="40800">
                <text:p>40800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48300">
                <text:p>48300</text:p>
              </table:table-cell>
              <table:table-cell office:value-type="float" office:value="41400">
                <text:p>4140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9000">
                <text:p>49000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49700">
                <text:p>49700</text:p>
              </table:table-cell>
              <table:table-cell office:value-type="float" office:value="42600">
                <text:p>42600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50400">
                <text:p>50400</text:p>
              </table:table-cell>
              <table:table-cell office:value-type="float" office:value="43200">
                <text:p>43200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51100">
                <text:p>51100</text:p>
              </table:table-cell>
              <table:table-cell office:value-type="float" office:value="43800">
                <text:p>43800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51800">
                <text:p>51800</text:p>
              </table:table-cell>
              <table:table-cell office:value-type="float" office:value="44400">
                <text:p>44400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2500">
                <text:p>52500</text:p>
              </table:table-cell>
              <table:table-cell office:value-type="float" office:value="45000">
                <text:p>45000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53200">
                <text:p>53200</text:p>
              </table:table-cell>
              <table:table-cell office:value-type="float" office:value="45600">
                <text:p>45600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53900">
                <text:p>53900</text:p>
              </table:table-cell>
              <table:table-cell office:value-type="float" office:value="46200">
                <text:p>46200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54600">
                <text:p>54600</text:p>
              </table:table-cell>
              <table:table-cell office:value-type="float" office:value="46800">
                <text:p>46800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55300">
                <text:p>55300</text:p>
              </table:table-cell>
              <table:table-cell office:value-type="float" office:value="47400">
                <text:p>4740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6000">
                <text:p>56000</text:p>
              </table:table-cell>
              <table:table-cell office:value-type="float" office:value="48000">
                <text:p>48000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56700">
                <text:p>56700</text:p>
              </table:table-cell>
              <table:table-cell office:value-type="float" office:value="48600">
                <text:p>48600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57400">
                <text:p>57400</text:p>
              </table:table-cell>
              <table:table-cell office:value-type="float" office:value="49200">
                <text:p>49200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58100">
                <text:p>58100</text:p>
              </table:table-cell>
              <table:table-cell office:value-type="float" office:value="49800">
                <text:p>49800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58800">
                <text:p>58800</text:p>
              </table:table-cell>
              <table:table-cell office:value-type="float" office:value="50400">
                <text:p>50400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59500">
                <text:p>59500</text:p>
              </table:table-cell>
              <table:table-cell office:value-type="float" office:value="51000">
                <text:p>51000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60200">
                <text:p>60200</text:p>
              </table:table-cell>
              <table:table-cell office:value-type="float" office:value="51600">
                <text:p>51600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60900">
                <text:p>60900</text:p>
              </table:table-cell>
              <table:table-cell office:value-type="float" office:value="52200">
                <text:p>52200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61600">
                <text:p>61600</text:p>
              </table:table-cell>
              <table:table-cell office:value-type="float" office:value="52800">
                <text:p>52800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62300">
                <text:p>62300</text:p>
              </table:table-cell>
              <table:table-cell office:value-type="float" office:value="53400">
                <text:p>5340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3000">
                <text:p>63000</text:p>
              </table:table-cell>
              <table:table-cell office:value-type="float" office:value="54000">
                <text:p>54000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63700">
                <text:p>63700</text:p>
              </table:table-cell>
              <table:table-cell office:value-type="float" office:value="54600">
                <text:p>54600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64400">
                <text:p>64400</text:p>
              </table:table-cell>
              <table:table-cell office:value-type="float" office:value="55200">
                <text:p>55200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65100">
                <text:p>65100</text:p>
              </table:table-cell>
              <table:table-cell office:value-type="float" office:value="55800">
                <text:p>55800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65800">
                <text:p>65800</text:p>
              </table:table-cell>
              <table:table-cell office:value-type="float" office:value="56400">
                <text:p>56400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66500">
                <text:p>66500</text:p>
              </table:table-cell>
              <table:table-cell office:value-type="float" office:value="57000">
                <text:p>57000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67200">
                <text:p>67200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67900">
                <text:p>67900</text:p>
              </table:table-cell>
              <table:table-cell office:value-type="float" office:value="58200">
                <text:p>58200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68600">
                <text:p>68600</text:p>
              </table:table-cell>
              <table:table-cell office:value-type="float" office:value="58800">
                <text:p>58800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69300">
                <text:p>69300</text:p>
              </table:table-cell>
              <table:table-cell office:value-type="float" office:value="59400">
                <text:p>594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0000">
                <text:p>70000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70700">
                <text:p>70700</text:p>
              </table:table-cell>
              <table:table-cell office:value-type="float" office:value="60600">
                <text:p>60600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71400">
                <text:p>71400</text:p>
              </table:table-cell>
              <table:table-cell office:value-type="float" office:value="61200">
                <text:p>61200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72100">
                <text:p>72100</text:p>
              </table:table-cell>
              <table:table-cell office:value-type="float" office:value="61800">
                <text:p>61800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72800">
                <text:p>72800</text:p>
              </table:table-cell>
              <table:table-cell office:value-type="float" office:value="62400">
                <text:p>62400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73500">
                <text:p>73500</text:p>
              </table:table-cell>
              <table:table-cell office:value-type="float" office:value="63000">
                <text:p>63000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74200">
                <text:p>74200</text:p>
              </table:table-cell>
              <table:table-cell office:value-type="float" office:value="63600">
                <text:p>63600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74900">
                <text:p>74900</text:p>
              </table:table-cell>
              <table:table-cell office:value-type="float" office:value="64200">
                <text:p>64200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75600">
                <text:p>75600</text:p>
              </table:table-cell>
              <table:table-cell office:value-type="float" office:value="64800">
                <text:p>64800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76300">
                <text:p>76300</text:p>
              </table:table-cell>
              <table:table-cell office:value-type="float" office:value="65400">
                <text:p>65400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77000">
                <text:p>77000</text:p>
              </table:table-cell>
              <table:table-cell office:value-type="float" office:value="66000">
                <text:p>66000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77700">
                <text:p>77700</text:p>
              </table:table-cell>
              <table:table-cell office:value-type="float" office:value="66600">
                <text:p>66600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78400">
                <text:p>78400</text:p>
              </table:table-cell>
              <table:table-cell office:value-type="float" office:value="67200">
                <text:p>67200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79100">
                <text:p>79100</text:p>
              </table:table-cell>
              <table:table-cell office:value-type="float" office:value="67800">
                <text:p>67800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79800">
                <text:p>79800</text:p>
              </table:table-cell>
              <table:table-cell office:value-type="float" office:value="68400">
                <text:p>68400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80500">
                <text:p>80500</text:p>
              </table:table-cell>
              <table:table-cell office:value-type="float" office:value="69000">
                <text:p>69000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81200">
                <text:p>81200</text:p>
              </table:table-cell>
              <table:table-cell office:value-type="float" office:value="69600">
                <text:p>69600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81900">
                <text:p>81900</text:p>
              </table:table-cell>
              <table:table-cell office:value-type="float" office:value="70200">
                <text:p>70200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82600">
                <text:p>82600</text:p>
              </table:table-cell>
              <table:table-cell office:value-type="float" office:value="70800">
                <text:p>70800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83300">
                <text:p>83300</text:p>
              </table:table-cell>
              <table:table-cell office:value-type="float" office:value="71400">
                <text:p>7140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84000">
                <text:p>84000</text:p>
              </table:table-cell>
              <table:table-cell office:value-type="float" office:value="72000">
                <text:p>72000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84700">
                <text:p>84700</text:p>
              </table:table-cell>
              <table:table-cell office:value-type="float" office:value="72600">
                <text:p>72600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85400">
                <text:p>85400</text:p>
              </table:table-cell>
              <table:table-cell office:value-type="float" office:value="73200">
                <text:p>73200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86100">
                <text:p>86100</text:p>
              </table:table-cell>
              <table:table-cell office:value-type="float" office:value="73800">
                <text:p>73800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86800">
                <text:p>86800</text:p>
              </table:table-cell>
              <table:table-cell office:value-type="float" office:value="74400">
                <text:p>74400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87500">
                <text:p>875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88200">
                <text:p>88200</text:p>
              </table:table-cell>
              <table:table-cell office:value-type="float" office:value="75600">
                <text:p>75600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88900">
                <text:p>88900</text:p>
              </table:table-cell>
              <table:table-cell office:value-type="float" office:value="76200">
                <text:p>76200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89600">
                <text:p>89600</text:p>
              </table:table-cell>
              <table:table-cell office:value-type="float" office:value="76800">
                <text:p>76800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90300">
                <text:p>90300</text:p>
              </table:table-cell>
              <table:table-cell office:value-type="float" office:value="77400">
                <text:p>7740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91000">
                <text:p>91000</text:p>
              </table:table-cell>
              <table:table-cell office:value-type="float" office:value="78000">
                <text:p>78000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91700">
                <text:p>91700</text:p>
              </table:table-cell>
              <table:table-cell office:value-type="float" office:value="78600">
                <text:p>78600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92400">
                <text:p>92400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93100">
                <text:p>93100</text:p>
              </table:table-cell>
              <table:table-cell office:value-type="float" office:value="79800">
                <text:p>79800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93800">
                <text:p>93800</text:p>
              </table:table-cell>
              <table:table-cell office:value-type="float" office:value="80400">
                <text:p>80400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94500">
                <text:p>94500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95200">
                <text:p>95200</text:p>
              </table:table-cell>
              <table:table-cell office:value-type="float" office:value="81600">
                <text:p>81600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95900">
                <text:p>95900</text:p>
              </table:table-cell>
              <table:table-cell office:value-type="float" office:value="82200">
                <text:p>82200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96600">
                <text:p>96600</text:p>
              </table:table-cell>
              <table:table-cell office:value-type="float" office:value="82800">
                <text:p>82800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97300">
                <text:p>97300</text:p>
              </table:table-cell>
              <table:table-cell office:value-type="float" office:value="83400">
                <text:p>83400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98000">
                <text:p>98000</text:p>
              </table:table-cell>
              <table:table-cell office:value-type="float" office:value="84000">
                <text:p>84000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98700">
                <text:p>98700</text:p>
              </table:table-cell>
              <table:table-cell office:value-type="float" office:value="84600">
                <text:p>84600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99400">
                <text:p>99400</text:p>
              </table:table-cell>
              <table:table-cell office:value-type="float" office:value="85200">
                <text:p>85200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100100">
                <text:p>100100</text:p>
              </table:table-cell>
              <table:table-cell office:value-type="float" office:value="85800">
                <text:p>85800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100800">
                <text:p>100800</text:p>
              </table:table-cell>
              <table:table-cell office:value-type="float" office:value="86400">
                <text:p>86400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101500">
                <text:p>101500</text:p>
              </table:table-cell>
              <table:table-cell office:value-type="float" office:value="87000">
                <text:p>87000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102200">
                <text:p>102200</text:p>
              </table:table-cell>
              <table:table-cell office:value-type="float" office:value="87600">
                <text:p>87600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102900">
                <text:p>102900</text:p>
              </table:table-cell>
              <table:table-cell office:value-type="float" office:value="88200">
                <text:p>88200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103600">
                <text:p>103600</text:p>
              </table:table-cell>
              <table:table-cell office:value-type="float" office:value="88800">
                <text:p>88800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104300">
                <text:p>104300</text:p>
              </table:table-cell>
              <table:table-cell office:value-type="float" office:value="89400">
                <text:p>8940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05000">
                <text:p>105000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105700">
                <text:p>105700</text:p>
              </table:table-cell>
              <table:table-cell office:value-type="float" office:value="90600">
                <text:p>90600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106400">
                <text:p>106400</text:p>
              </table:table-cell>
              <table:table-cell office:value-type="float" office:value="91200">
                <text:p>91200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107100">
                <text:p>107100</text:p>
              </table:table-cell>
              <table:table-cell office:value-type="float" office:value="91800">
                <text:p>91800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107800">
                <text:p>107800</text:p>
              </table:table-cell>
              <table:table-cell office:value-type="float" office:value="92400">
                <text:p>92400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108500">
                <text:p>108500</text:p>
              </table:table-cell>
              <table:table-cell office:value-type="float" office:value="93000">
                <text:p>93000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109200">
                <text:p>109200</text:p>
              </table:table-cell>
              <table:table-cell office:value-type="float" office:value="93600">
                <text:p>93600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109900">
                <text:p>109900</text:p>
              </table:table-cell>
              <table:table-cell office:value-type="float" office:value="94200">
                <text:p>94200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110600">
                <text:p>110600</text:p>
              </table:table-cell>
              <table:table-cell office:value-type="float" office:value="94800">
                <text:p>94800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111300">
                <text:p>111300</text:p>
              </table:table-cell>
              <table:table-cell office:value-type="float" office:value="95400">
                <text:p>95400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12000">
                <text:p>112000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112700">
                <text:p>112700</text:p>
              </table:table-cell>
              <table:table-cell office:value-type="float" office:value="96600">
                <text:p>96600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113400">
                <text:p>113400</text:p>
              </table:table-cell>
              <table:table-cell office:value-type="float" office:value="97200">
                <text:p>97200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114100">
                <text:p>114100</text:p>
              </table:table-cell>
              <table:table-cell office:value-type="float" office:value="97800">
                <text:p>97800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114800">
                <text:p>114800</text:p>
              </table:table-cell>
              <table:table-cell office:value-type="float" office:value="98400">
                <text:p>98400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115500">
                <text:p>115500</text:p>
              </table:table-cell>
              <table:table-cell office:value-type="float" office:value="99000">
                <text:p>99000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116200">
                <text:p>116200</text:p>
              </table:table-cell>
              <table:table-cell office:value-type="float" office:value="99600">
                <text:p>99600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116900">
                <text:p>116900</text:p>
              </table:table-cell>
              <table:table-cell office:value-type="float" office:value="100200">
                <text:p>100200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117600">
                <text:p>117600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118300">
                <text:p>118300</text:p>
              </table:table-cell>
              <table:table-cell office:value-type="float" office:value="101400">
                <text:p>101400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19000">
                <text:p>119000</text:p>
              </table:table-cell>
              <table:table-cell office:value-type="float" office:value="102000">
                <text:p>102000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119700">
                <text:p>119700</text:p>
              </table:table-cell>
              <table:table-cell office:value-type="float" office:value="102600">
                <text:p>102600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120400">
                <text:p>120400</text:p>
              </table:table-cell>
              <table:table-cell office:value-type="float" office:value="103200">
                <text:p>103200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121100">
                <text:p>121100</text:p>
              </table:table-cell>
              <table:table-cell office:value-type="float" office:value="103800">
                <text:p>103800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121800">
                <text:p>121800</text:p>
              </table:table-cell>
              <table:table-cell office:value-type="float" office:value="104400">
                <text:p>104400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122500">
                <text:p>122500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123200">
                <text:p>123200</text:p>
              </table:table-cell>
              <table:table-cell office:value-type="float" office:value="105600">
                <text:p>105600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123900">
                <text:p>123900</text:p>
              </table:table-cell>
              <table:table-cell office:value-type="float" office:value="106200">
                <text:p>106200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124600">
                <text:p>124600</text:p>
              </table:table-cell>
              <table:table-cell office:value-type="float" office:value="106800">
                <text:p>106800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125300">
                <text:p>125300</text:p>
              </table:table-cell>
              <table:table-cell office:value-type="float" office:value="107400">
                <text:p>107400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26000">
                <text:p>126000</text:p>
              </table:table-cell>
              <table:table-cell office:value-type="float" office:value="108000">
                <text:p>108000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126700">
                <text:p>126700</text:p>
              </table:table-cell>
              <table:table-cell office:value-type="float" office:value="108600">
                <text:p>108600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127400">
                <text:p>127400</text:p>
              </table:table-cell>
              <table:table-cell office:value-type="float" office:value="109200">
                <text:p>109200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128100">
                <text:p>128100</text:p>
              </table:table-cell>
              <table:table-cell office:value-type="float" office:value="109800">
                <text:p>109800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128800">
                <text:p>128800</text:p>
              </table:table-cell>
              <table:table-cell office:value-type="float" office:value="110400">
                <text:p>110400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129500">
                <text:p>129500</text:p>
              </table:table-cell>
              <table:table-cell office:value-type="float" office:value="111000">
                <text:p>111000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130200">
                <text:p>130200</text:p>
              </table:table-cell>
              <table:table-cell office:value-type="float" office:value="111600">
                <text:p>111600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130900">
                <text:p>130900</text:p>
              </table:table-cell>
              <table:table-cell office:value-type="float" office:value="112200">
                <text:p>112200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131600">
                <text:p>131600</text:p>
              </table:table-cell>
              <table:table-cell office:value-type="float" office:value="112800">
                <text:p>112800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132300">
                <text:p>132300</text:p>
              </table:table-cell>
              <table:table-cell office:value-type="float" office:value="113400">
                <text:p>113400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33000">
                <text:p>133000</text:p>
              </table:table-cell>
              <table:table-cell office:value-type="float" office:value="114000">
                <text:p>114000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133700">
                <text:p>133700</text:p>
              </table:table-cell>
              <table:table-cell office:value-type="float" office:value="114600">
                <text:p>114600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134400">
                <text:p>134400</text:p>
              </table:table-cell>
              <table:table-cell office:value-type="float" office:value="115200">
                <text:p>115200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135100">
                <text:p>135100</text:p>
              </table:table-cell>
              <table:table-cell office:value-type="float" office:value="115800">
                <text:p>115800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135800">
                <text:p>135800</text:p>
              </table:table-cell>
              <table:table-cell office:value-type="float" office:value="116400">
                <text:p>116400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136500">
                <text:p>136500</text:p>
              </table:table-cell>
              <table:table-cell office:value-type="float" office:value="117000">
                <text:p>117000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137200">
                <text:p>137200</text:p>
              </table:table-cell>
              <table:table-cell office:value-type="float" office:value="117600">
                <text:p>117600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137900">
                <text:p>137900</text:p>
              </table:table-cell>
              <table:table-cell office:value-type="float" office:value="118200">
                <text:p>118200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138600">
                <text:p>138600</text:p>
              </table:table-cell>
              <table:table-cell office:value-type="float" office:value="118800">
                <text:p>118800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139300">
                <text:p>139300</text:p>
              </table:table-cell>
              <table:table-cell office:value-type="float" office:value="119400">
                <text:p>11940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40000">
                <text:p>140000</text:p>
              </table:table-cell>
              <table:table-cell office:value-type="float" office:value="120000">
                <text:p>120000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140700">
                <text:p>140700</text:p>
              </table:table-cell>
              <table:table-cell office:value-type="float" office:value="120600">
                <text:p>120600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141400">
                <text:p>141400</text:p>
              </table:table-cell>
              <table:table-cell office:value-type="float" office:value="121200">
                <text:p>121200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142100">
                <text:p>142100</text:p>
              </table:table-cell>
              <table:table-cell office:value-type="float" office:value="121800">
                <text:p>121800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142800">
                <text:p>142800</text:p>
              </table:table-cell>
              <table:table-cell office:value-type="float" office:value="122400">
                <text:p>122400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143500">
                <text:p>143500</text:p>
              </table:table-cell>
              <table:table-cell office:value-type="float" office:value="123000">
                <text:p>123000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144200">
                <text:p>144200</text:p>
              </table:table-cell>
              <table:table-cell office:value-type="float" office:value="123600">
                <text:p>123600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144900">
                <text:p>144900</text:p>
              </table:table-cell>
              <table:table-cell office:value-type="float" office:value="124200">
                <text:p>124200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145600">
                <text:p>145600</text:p>
              </table:table-cell>
              <table:table-cell office:value-type="float" office:value="124800">
                <text:p>124800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146300">
                <text:p>146300</text:p>
              </table:table-cell>
              <table:table-cell office:value-type="float" office:value="125400">
                <text:p>125400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47000">
                <text:p>147000</text:p>
              </table:table-cell>
              <table:table-cell office:value-type="float" office:value="126000">
                <text:p>126000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147700">
                <text:p>147700</text:p>
              </table:table-cell>
              <table:table-cell office:value-type="float" office:value="126600">
                <text:p>126600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148400">
                <text:p>148400</text:p>
              </table:table-cell>
              <table:table-cell office:value-type="float" office:value="127200">
                <text:p>127200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149100">
                <text:p>149100</text:p>
              </table:table-cell>
              <table:table-cell office:value-type="float" office:value="127800">
                <text:p>127800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149800">
                <text:p>149800</text:p>
              </table:table-cell>
              <table:table-cell office:value-type="float" office:value="128400">
                <text:p>128400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150500">
                <text:p>150500</text:p>
              </table:table-cell>
              <table:table-cell office:value-type="float" office:value="129000">
                <text:p>129000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151200">
                <text:p>151200</text:p>
              </table:table-cell>
              <table:table-cell office:value-type="float" office:value="129600">
                <text:p>129600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151900">
                <text:p>151900</text:p>
              </table:table-cell>
              <table:table-cell office:value-type="float" office:value="130200">
                <text:p>130200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152600">
                <text:p>152600</text:p>
              </table:table-cell>
              <table:table-cell office:value-type="float" office:value="130800">
                <text:p>130800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153300">
                <text:p>153300</text:p>
              </table:table-cell>
              <table:table-cell office:value-type="float" office:value="131400">
                <text:p>131400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54000">
                <text:p>154000</text:p>
              </table:table-cell>
              <table:table-cell office:value-type="float" office:value="132000">
                <text:p>132000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154700">
                <text:p>154700</text:p>
              </table:table-cell>
              <table:table-cell office:value-type="float" office:value="132600">
                <text:p>132600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155400">
                <text:p>155400</text:p>
              </table:table-cell>
              <table:table-cell office:value-type="float" office:value="133200">
                <text:p>133200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156100">
                <text:p>156100</text:p>
              </table:table-cell>
              <table:table-cell office:value-type="float" office:value="133800">
                <text:p>133800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156800">
                <text:p>156800</text:p>
              </table:table-cell>
              <table:table-cell office:value-type="float" office:value="134400">
                <text:p>134400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157500">
                <text:p>157500</text:p>
              </table:table-cell>
              <table:table-cell office:value-type="float" office:value="135000">
                <text:p>135000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158200">
                <text:p>158200</text:p>
              </table:table-cell>
              <table:table-cell office:value-type="float" office:value="135600">
                <text:p>135600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158900">
                <text:p>158900</text:p>
              </table:table-cell>
              <table:table-cell office:value-type="float" office:value="136200">
                <text:p>136200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159600">
                <text:p>159600</text:p>
              </table:table-cell>
              <table:table-cell office:value-type="float" office:value="136800">
                <text:p>136800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160300">
                <text:p>160300</text:p>
              </table:table-cell>
              <table:table-cell office:value-type="float" office:value="137400">
                <text:p>137400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161000">
                <text:p>161000</text:p>
              </table:table-cell>
              <table:table-cell office:value-type="float" office:value="138000">
                <text:p>138000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161700">
                <text:p>161700</text:p>
              </table:table-cell>
              <table:table-cell office:value-type="float" office:value="138600">
                <text:p>138600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162400">
                <text:p>162400</text:p>
              </table:table-cell>
              <table:table-cell office:value-type="float" office:value="139200">
                <text:p>139200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163100">
                <text:p>163100</text:p>
              </table:table-cell>
              <table:table-cell office:value-type="float" office:value="139800">
                <text:p>139800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163800">
                <text:p>163800</text:p>
              </table:table-cell>
              <table:table-cell office:value-type="float" office:value="140400">
                <text:p>140400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164500">
                <text:p>164500</text:p>
              </table:table-cell>
              <table:table-cell office:value-type="float" office:value="141000">
                <text:p>141000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165200">
                <text:p>165200</text:p>
              </table:table-cell>
              <table:table-cell office:value-type="float" office:value="141600">
                <text:p>141600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165900">
                <text:p>165900</text:p>
              </table:table-cell>
              <table:table-cell office:value-type="float" office:value="142200">
                <text:p>142200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166600">
                <text:p>166600</text:p>
              </table:table-cell>
              <table:table-cell office:value-type="float" office:value="142800">
                <text:p>142800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167300">
                <text:p>167300</text:p>
              </table:table-cell>
              <table:table-cell office:value-type="float" office:value="143400">
                <text:p>143400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68000">
                <text:p>168000</text:p>
              </table:table-cell>
              <table:table-cell office:value-type="float" office:value="144000">
                <text:p>144000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168700">
                <text:p>168700</text:p>
              </table:table-cell>
              <table:table-cell office:value-type="float" office:value="144600">
                <text:p>144600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169400">
                <text:p>169400</text:p>
              </table:table-cell>
              <table:table-cell office:value-type="float" office:value="145200">
                <text:p>145200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170100">
                <text:p>170100</text:p>
              </table:table-cell>
              <table:table-cell office:value-type="float" office:value="145800">
                <text:p>145800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170800">
                <text:p>170800</text:p>
              </table:table-cell>
              <table:table-cell office:value-type="float" office:value="146400">
                <text:p>146400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171500">
                <text:p>171500</text:p>
              </table:table-cell>
              <table:table-cell office:value-type="float" office:value="147000">
                <text:p>147000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172200">
                <text:p>172200</text:p>
              </table:table-cell>
              <table:table-cell office:value-type="float" office:value="147600">
                <text:p>147600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172900">
                <text:p>172900</text:p>
              </table:table-cell>
              <table:table-cell office:value-type="float" office:value="148200">
                <text:p>148200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173600">
                <text:p>173600</text:p>
              </table:table-cell>
              <table:table-cell office:value-type="float" office:value="148800">
                <text:p>148800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174300">
                <text:p>174300</text:p>
              </table:table-cell>
              <table:table-cell office:value-type="float" office:value="149400">
                <text:p>149400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75000">
                <text:p>175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175700">
                <text:p>175700</text:p>
              </table:table-cell>
              <table:table-cell office:value-type="float" office:value="150600">
                <text:p>150600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176400">
                <text:p>176400</text:p>
              </table:table-cell>
              <table:table-cell office:value-type="float" office:value="151200">
                <text:p>151200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177100">
                <text:p>177100</text:p>
              </table:table-cell>
              <table:table-cell office:value-type="float" office:value="151800">
                <text:p>151800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177800">
                <text:p>177800</text:p>
              </table:table-cell>
              <table:table-cell office:value-type="float" office:value="152400">
                <text:p>152400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178500">
                <text:p>178500</text:p>
              </table:table-cell>
              <table:table-cell office:value-type="float" office:value="153000">
                <text:p>153000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179200">
                <text:p>179200</text:p>
              </table:table-cell>
              <table:table-cell office:value-type="float" office:value="153600">
                <text:p>153600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179900">
                <text:p>179900</text:p>
              </table:table-cell>
              <table:table-cell office:value-type="float" office:value="154200">
                <text:p>154200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180600">
                <text:p>180600</text:p>
              </table:table-cell>
              <table:table-cell office:value-type="float" office:value="154800">
                <text:p>154800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181300">
                <text:p>181300</text:p>
              </table:table-cell>
              <table:table-cell office:value-type="float" office:value="155400">
                <text:p>155400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82000">
                <text:p>182000</text:p>
              </table:table-cell>
              <table:table-cell office:value-type="float" office:value="156000">
                <text:p>156000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182700">
                <text:p>182700</text:p>
              </table:table-cell>
              <table:table-cell office:value-type="float" office:value="156600">
                <text:p>156600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183400">
                <text:p>183400</text:p>
              </table:table-cell>
              <table:table-cell office:value-type="float" office:value="157200">
                <text:p>157200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184100">
                <text:p>184100</text:p>
              </table:table-cell>
              <table:table-cell office:value-type="float" office:value="157800">
                <text:p>157800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184800">
                <text:p>184800</text:p>
              </table:table-cell>
              <table:table-cell office:value-type="float" office:value="158400">
                <text:p>158400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185500">
                <text:p>185500</text:p>
              </table:table-cell>
              <table:table-cell office:value-type="float" office:value="159000">
                <text:p>159000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186200">
                <text:p>186200</text:p>
              </table:table-cell>
              <table:table-cell office:value-type="float" office:value="159600">
                <text:p>159600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186900">
                <text:p>186900</text:p>
              </table:table-cell>
              <table:table-cell office:value-type="float" office:value="160200">
                <text:p>160200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187600">
                <text:p>187600</text:p>
              </table:table-cell>
              <table:table-cell office:value-type="float" office:value="160800">
                <text:p>160800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188300">
                <text:p>188300</text:p>
              </table:table-cell>
              <table:table-cell office:value-type="float" office:value="161400">
                <text:p>161400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89000">
                <text:p>189000</text:p>
              </table:table-cell>
              <table:table-cell office:value-type="float" office:value="162000">
                <text:p>162000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189700">
                <text:p>189700</text:p>
              </table:table-cell>
              <table:table-cell office:value-type="float" office:value="162600">
                <text:p>162600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190400">
                <text:p>190400</text:p>
              </table:table-cell>
              <table:table-cell office:value-type="float" office:value="163200">
                <text:p>163200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191100">
                <text:p>191100</text:p>
              </table:table-cell>
              <table:table-cell office:value-type="float" office:value="163800">
                <text:p>163800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191800">
                <text:p>191800</text:p>
              </table:table-cell>
              <table:table-cell office:value-type="float" office:value="164400">
                <text:p>164400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192500">
                <text:p>192500</text:p>
              </table:table-cell>
              <table:table-cell office:value-type="float" office:value="165000">
                <text:p>165000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193200">
                <text:p>193200</text:p>
              </table:table-cell>
              <table:table-cell office:value-type="float" office:value="165600">
                <text:p>165600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193900">
                <text:p>193900</text:p>
              </table:table-cell>
              <table:table-cell office:value-type="float" office:value="166200">
                <text:p>166200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194600">
                <text:p>194600</text:p>
              </table:table-cell>
              <table:table-cell office:value-type="float" office:value="166800">
                <text:p>166800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195300">
                <text:p>195300</text:p>
              </table:table-cell>
              <table:table-cell office:value-type="float" office:value="167400">
                <text:p>167400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96000">
                <text:p>196000</text:p>
              </table:table-cell>
              <table:table-cell office:value-type="float" office:value="168000">
                <text:p>168000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196700">
                <text:p>196700</text:p>
              </table:table-cell>
              <table:table-cell office:value-type="float" office:value="168600">
                <text:p>168600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197400">
                <text:p>197400</text:p>
              </table:table-cell>
              <table:table-cell office:value-type="float" office:value="169200">
                <text:p>169200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198100">
                <text:p>198100</text:p>
              </table:table-cell>
              <table:table-cell office:value-type="float" office:value="169800">
                <text:p>169800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198800">
                <text:p>198800</text:p>
              </table:table-cell>
              <table:table-cell office:value-type="float" office:value="170400">
                <text:p>170400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199500">
                <text:p>199500</text:p>
              </table:table-cell>
              <table:table-cell office:value-type="float" office:value="171000">
                <text:p>171000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200200">
                <text:p>200200</text:p>
              </table:table-cell>
              <table:table-cell office:value-type="float" office:value="171600">
                <text:p>171600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200900">
                <text:p>200900</text:p>
              </table:table-cell>
              <table:table-cell office:value-type="float" office:value="172200">
                <text:p>172200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201600">
                <text:p>201600</text:p>
              </table:table-cell>
              <table:table-cell office:value-type="float" office:value="172800">
                <text:p>172800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202300">
                <text:p>202300</text:p>
              </table:table-cell>
              <table:table-cell office:value-type="float" office:value="173400">
                <text:p>173400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03000">
                <text:p>203000</text:p>
              </table:table-cell>
              <table:table-cell office:value-type="float" office:value="174000">
                <text:p>174000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203700">
                <text:p>203700</text:p>
              </table:table-cell>
              <table:table-cell office:value-type="float" office:value="174600">
                <text:p>174600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204400">
                <text:p>204400</text:p>
              </table:table-cell>
              <table:table-cell office:value-type="float" office:value="175200">
                <text:p>175200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205100">
                <text:p>205100</text:p>
              </table:table-cell>
              <table:table-cell office:value-type="float" office:value="175800">
                <text:p>175800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205800">
                <text:p>205800</text:p>
              </table:table-cell>
              <table:table-cell office:value-type="float" office:value="176400">
                <text:p>176400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206500">
                <text:p>206500</text:p>
              </table:table-cell>
              <table:table-cell office:value-type="float" office:value="177000">
                <text:p>177000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207200">
                <text:p>207200</text:p>
              </table:table-cell>
              <table:table-cell office:value-type="float" office:value="177600">
                <text:p>177600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207900">
                <text:p>207900</text:p>
              </table:table-cell>
              <table:table-cell office:value-type="float" office:value="178200">
                <text:p>178200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208600">
                <text:p>208600</text:p>
              </table:table-cell>
              <table:table-cell office:value-type="float" office:value="178800">
                <text:p>178800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209300">
                <text:p>209300</text:p>
              </table:table-cell>
              <table:table-cell office:value-type="float" office:value="179400">
                <text:p>1794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10000">
                <text:p>210000</text:p>
              </table:table-cell>
              <table:table-cell office:value-type="float" office:value="180000">
                <text:p>180000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210700">
                <text:p>210700</text:p>
              </table:table-cell>
              <table:table-cell office:value-type="float" office:value="180600">
                <text:p>180600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211400">
                <text:p>211400</text:p>
              </table:table-cell>
              <table:table-cell office:value-type="float" office:value="181200">
                <text:p>181200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212100">
                <text:p>212100</text:p>
              </table:table-cell>
              <table:table-cell office:value-type="float" office:value="181800">
                <text:p>181800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212800">
                <text:p>212800</text:p>
              </table:table-cell>
              <table:table-cell office:value-type="float" office:value="182400">
                <text:p>182400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213500">
                <text:p>213500</text:p>
              </table:table-cell>
              <table:table-cell office:value-type="float" office:value="183000">
                <text:p>183000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214200">
                <text:p>214200</text:p>
              </table:table-cell>
              <table:table-cell office:value-type="float" office:value="183600">
                <text:p>183600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214900">
                <text:p>214900</text:p>
              </table:table-cell>
              <table:table-cell office:value-type="float" office:value="184200">
                <text:p>184200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215600">
                <text:p>215600</text:p>
              </table:table-cell>
              <table:table-cell office:value-type="float" office:value="184800">
                <text:p>184800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216300">
                <text:p>216300</text:p>
              </table:table-cell>
              <table:table-cell office:value-type="float" office:value="185400">
                <text:p>185400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17000">
                <text:p>217000</text:p>
              </table:table-cell>
              <table:table-cell office:value-type="float" office:value="186000">
                <text:p>186000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217700">
                <text:p>217700</text:p>
              </table:table-cell>
              <table:table-cell office:value-type="float" office:value="186600">
                <text:p>186600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218400">
                <text:p>218400</text:p>
              </table:table-cell>
              <table:table-cell office:value-type="float" office:value="187200">
                <text:p>187200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219100">
                <text:p>219100</text:p>
              </table:table-cell>
              <table:table-cell office:value-type="float" office:value="187800">
                <text:p>187800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219800">
                <text:p>219800</text:p>
              </table:table-cell>
              <table:table-cell office:value-type="float" office:value="188400">
                <text:p>188400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220500">
                <text:p>220500</text:p>
              </table:table-cell>
              <table:table-cell office:value-type="float" office:value="189000">
                <text:p>189000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221200">
                <text:p>221200</text:p>
              </table:table-cell>
              <table:table-cell office:value-type="float" office:value="189600">
                <text:p>189600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221900">
                <text:p>221900</text:p>
              </table:table-cell>
              <table:table-cell office:value-type="float" office:value="190200">
                <text:p>190200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222600">
                <text:p>222600</text:p>
              </table:table-cell>
              <table:table-cell office:value-type="float" office:value="190800">
                <text:p>190800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223300">
                <text:p>223300</text:p>
              </table:table-cell>
              <table:table-cell office:value-type="float" office:value="191400">
                <text:p>191400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24000">
                <text:p>224000</text:p>
              </table:table-cell>
              <table:table-cell office:value-type="float" office:value="192000">
                <text:p>192000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224700">
                <text:p>224700</text:p>
              </table:table-cell>
              <table:table-cell office:value-type="float" office:value="192600">
                <text:p>192600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225400">
                <text:p>225400</text:p>
              </table:table-cell>
              <table:table-cell office:value-type="float" office:value="193200">
                <text:p>193200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226100">
                <text:p>226100</text:p>
              </table:table-cell>
              <table:table-cell office:value-type="float" office:value="193800">
                <text:p>193800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226800">
                <text:p>226800</text:p>
              </table:table-cell>
              <table:table-cell office:value-type="float" office:value="194400">
                <text:p>194400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227500">
                <text:p>227500</text:p>
              </table:table-cell>
              <table:table-cell office:value-type="float" office:value="195000">
                <text:p>195000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228200">
                <text:p>228200</text:p>
              </table:table-cell>
              <table:table-cell office:value-type="float" office:value="195600">
                <text:p>195600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228900">
                <text:p>228900</text:p>
              </table:table-cell>
              <table:table-cell office:value-type="float" office:value="196200">
                <text:p>196200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229600">
                <text:p>229600</text:p>
              </table:table-cell>
              <table:table-cell office:value-type="float" office:value="196800">
                <text:p>196800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230300">
                <text:p>230300</text:p>
              </table:table-cell>
              <table:table-cell office:value-type="float" office:value="197400">
                <text:p>197400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231000">
                <text:p>231000</text:p>
              </table:table-cell>
              <table:table-cell office:value-type="float" office:value="198000">
                <text:p>198000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231700">
                <text:p>231700</text:p>
              </table:table-cell>
              <table:table-cell office:value-type="float" office:value="198600">
                <text:p>198600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232400">
                <text:p>232400</text:p>
              </table:table-cell>
              <table:table-cell office:value-type="float" office:value="199200">
                <text:p>199200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233100">
                <text:p>233100</text:p>
              </table:table-cell>
              <table:table-cell office:value-type="float" office:value="199800">
                <text:p>199800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233800">
                <text:p>233800</text:p>
              </table:table-cell>
              <table:table-cell office:value-type="float" office:value="200400">
                <text:p>200400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234500">
                <text:p>234500</text:p>
              </table:table-cell>
              <table:table-cell office:value-type="float" office:value="201000">
                <text:p>201000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235200">
                <text:p>235200</text:p>
              </table:table-cell>
              <table:table-cell office:value-type="float" office:value="201600">
                <text:p>201600</text:p>
              </table:table-cell>
            </table:table-row>
            <table:table-row>
              <table:table-cell office:value-type="float" office:value="33700">
                <text:p>33700</text:p>
              </table:table-cell>
              <table:table-cell office:value-type="float" office:value="235900">
                <text:p>235900</text:p>
              </table:table-cell>
              <table:table-cell office:value-type="float" office:value="202200">
                <text:p>202200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236600">
                <text:p>236600</text:p>
              </table:table-cell>
              <table:table-cell office:value-type="float" office:value="202800">
                <text:p>202800</text:p>
              </table:table-cell>
            </table:table-row>
            <table:table-row>
              <table:table-cell office:value-type="float" office:value="33900">
                <text:p>33900</text:p>
              </table:table-cell>
              <table:table-cell office:value-type="float" office:value="237300">
                <text:p>237300</text:p>
              </table:table-cell>
              <table:table-cell office:value-type="float" office:value="203400">
                <text:p>203400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238000">
                <text:p>238000</text:p>
              </table:table-cell>
              <table:table-cell office:value-type="float" office:value="204000">
                <text:p>204000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238700">
                <text:p>238700</text:p>
              </table:table-cell>
              <table:table-cell office:value-type="float" office:value="204600">
                <text:p>204600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239400">
                <text:p>239400</text:p>
              </table:table-cell>
              <table:table-cell office:value-type="float" office:value="205200">
                <text:p>205200</text:p>
              </table:table-cell>
            </table:table-row>
            <table:table-row>
              <table:table-cell office:value-type="float" office:value="34300">
                <text:p>34300</text:p>
              </table:table-cell>
              <table:table-cell office:value-type="float" office:value="240100">
                <text:p>240100</text:p>
              </table:table-cell>
              <table:table-cell office:value-type="float" office:value="205800">
                <text:p>205800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240800">
                <text:p>240800</text:p>
              </table:table-cell>
              <table:table-cell office:value-type="float" office:value="206400">
                <text:p>206400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241500">
                <text:p>241500</text:p>
              </table:table-cell>
              <table:table-cell office:value-type="float" office:value="207000">
                <text:p>207000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242200">
                <text:p>242200</text:p>
              </table:table-cell>
              <table:table-cell office:value-type="float" office:value="207600">
                <text:p>207600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242900">
                <text:p>242900</text:p>
              </table:table-cell>
              <table:table-cell office:value-type="float" office:value="208200">
                <text:p>208200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243600">
                <text:p>243600</text:p>
              </table:table-cell>
              <table:table-cell office:value-type="float" office:value="208800">
                <text:p>208800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244300">
                <text:p>244300</text:p>
              </table:table-cell>
              <table:table-cell office:value-type="float" office:value="209400">
                <text:p>20940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45000">
                <text:p>245000</text:p>
              </table:table-cell>
              <table:table-cell office:value-type="float" office:value="210000">
                <text:p>210000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245700">
                <text:p>245700</text:p>
              </table:table-cell>
              <table:table-cell office:value-type="float" office:value="210600">
                <text:p>210600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246400">
                <text:p>246400</text:p>
              </table:table-cell>
              <table:table-cell office:value-type="float" office:value="211200">
                <text:p>211200</text:p>
              </table:table-cell>
            </table:table-row>
            <table:table-row>
              <table:table-cell office:value-type="float" office:value="35300">
                <text:p>35300</text:p>
              </table:table-cell>
              <table:table-cell office:value-type="float" office:value="247100">
                <text:p>247100</text:p>
              </table:table-cell>
              <table:table-cell office:value-type="float" office:value="211800">
                <text:p>211800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247800">
                <text:p>247800</text:p>
              </table:table-cell>
              <table:table-cell office:value-type="float" office:value="212400">
                <text:p>212400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248500">
                <text:p>248500</text:p>
              </table:table-cell>
              <table:table-cell office:value-type="float" office:value="213000">
                <text:p>213000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249200">
                <text:p>249200</text:p>
              </table:table-cell>
              <table:table-cell office:value-type="float" office:value="213600">
                <text:p>213600</text:p>
              </table:table-cell>
            </table:table-row>
            <table:table-row>
              <table:table-cell office:value-type="float" office:value="35700">
                <text:p>35700</text:p>
              </table:table-cell>
              <table:table-cell office:value-type="float" office:value="249900">
                <text:p>249900</text:p>
              </table:table-cell>
              <table:table-cell office:value-type="float" office:value="214200">
                <text:p>214200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250600">
                <text:p>250600</text:p>
              </table:table-cell>
              <table:table-cell office:value-type="float" office:value="214800">
                <text:p>214800</text:p>
              </table:table-cell>
            </table:table-row>
            <table:table-row>
              <table:table-cell office:value-type="float" office:value="35900">
                <text:p>35900</text:p>
              </table:table-cell>
              <table:table-cell office:value-type="float" office:value="251300">
                <text:p>251300</text:p>
              </table:table-cell>
              <table:table-cell office:value-type="float" office:value="215400">
                <text:p>215400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252000">
                <text:p>252000</text:p>
              </table:table-cell>
              <table:table-cell office:value-type="float" office:value="216000">
                <text:p>216000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252700">
                <text:p>252700</text:p>
              </table:table-cell>
              <table:table-cell office:value-type="float" office:value="216600">
                <text:p>216600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253400">
                <text:p>253400</text:p>
              </table:table-cell>
              <table:table-cell office:value-type="float" office:value="217200">
                <text:p>217200</text:p>
              </table:table-cell>
            </table:table-row>
            <table:table-row>
              <table:table-cell office:value-type="float" office:value="36300">
                <text:p>36300</text:p>
              </table:table-cell>
              <table:table-cell office:value-type="float" office:value="254100">
                <text:p>254100</text:p>
              </table:table-cell>
              <table:table-cell office:value-type="float" office:value="217800">
                <text:p>217800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254800">
                <text:p>254800</text:p>
              </table:table-cell>
              <table:table-cell office:value-type="float" office:value="218400">
                <text:p>218400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255500">
                <text:p>255500</text:p>
              </table:table-cell>
              <table:table-cell office:value-type="float" office:value="219000">
                <text:p>219000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256200">
                <text:p>256200</text:p>
              </table:table-cell>
              <table:table-cell office:value-type="float" office:value="219600">
                <text:p>219600</text:p>
              </table:table-cell>
            </table:table-row>
            <table:table-row>
              <table:table-cell office:value-type="float" office:value="36700">
                <text:p>36700</text:p>
              </table:table-cell>
              <table:table-cell office:value-type="float" office:value="256900">
                <text:p>256900</text:p>
              </table:table-cell>
              <table:table-cell office:value-type="float" office:value="220200">
                <text:p>220200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257600">
                <text:p>257600</text:p>
              </table:table-cell>
              <table:table-cell office:value-type="float" office:value="220800">
                <text:p>220800</text:p>
              </table:table-cell>
            </table:table-row>
            <table:table-row>
              <table:table-cell office:value-type="float" office:value="36900">
                <text:p>36900</text:p>
              </table:table-cell>
              <table:table-cell office:value-type="float" office:value="258300">
                <text:p>258300</text:p>
              </table:table-cell>
              <table:table-cell office:value-type="float" office:value="221400">
                <text:p>221400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259000">
                <text:p>259000</text:p>
              </table:table-cell>
              <table:table-cell office:value-type="float" office:value="222000">
                <text:p>222000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259700">
                <text:p>259700</text:p>
              </table:table-cell>
              <table:table-cell office:value-type="float" office:value="222600">
                <text:p>222600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260400">
                <text:p>260400</text:p>
              </table:table-cell>
              <table:table-cell office:value-type="float" office:value="223200">
                <text:p>223200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261100">
                <text:p>261100</text:p>
              </table:table-cell>
              <table:table-cell office:value-type="float" office:value="223800">
                <text:p>223800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261800">
                <text:p>261800</text:p>
              </table:table-cell>
              <table:table-cell office:value-type="float" office:value="224400">
                <text:p>224400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262500">
                <text:p>262500</text:p>
              </table:table-cell>
              <table:table-cell office:value-type="float" office:value="225000">
                <text:p>225000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263200">
                <text:p>263200</text:p>
              </table:table-cell>
              <table:table-cell office:value-type="float" office:value="225600">
                <text:p>225600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263900">
                <text:p>263900</text:p>
              </table:table-cell>
              <table:table-cell office:value-type="float" office:value="226200">
                <text:p>226200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264600">
                <text:p>264600</text:p>
              </table:table-cell>
              <table:table-cell office:value-type="float" office:value="226800">
                <text:p>226800</text:p>
              </table:table-cell>
            </table:table-row>
            <table:table-row>
              <table:table-cell office:value-type="float" office:value="37900">
                <text:p>37900</text:p>
              </table:table-cell>
              <table:table-cell office:value-type="float" office:value="265300">
                <text:p>265300</text:p>
              </table:table-cell>
              <table:table-cell office:value-type="float" office:value="227400">
                <text:p>227400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266000">
                <text:p>266000</text:p>
              </table:table-cell>
              <table:table-cell office:value-type="float" office:value="228000">
                <text:p>228000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266700">
                <text:p>266700</text:p>
              </table:table-cell>
              <table:table-cell office:value-type="float" office:value="228600">
                <text:p>228600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267400">
                <text:p>267400</text:p>
              </table:table-cell>
              <table:table-cell office:value-type="float" office:value="229200">
                <text:p>229200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268100">
                <text:p>268100</text:p>
              </table:table-cell>
              <table:table-cell office:value-type="float" office:value="229800">
                <text:p>229800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268800">
                <text:p>268800</text:p>
              </table:table-cell>
              <table:table-cell office:value-type="float" office:value="230400">
                <text:p>230400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269500">
                <text:p>269500</text:p>
              </table:table-cell>
              <table:table-cell office:value-type="float" office:value="231000">
                <text:p>231000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270200">
                <text:p>270200</text:p>
              </table:table-cell>
              <table:table-cell office:value-type="float" office:value="231600">
                <text:p>231600</text:p>
              </table:table-cell>
            </table:table-row>
            <table:table-row>
              <table:table-cell office:value-type="float" office:value="38700">
                <text:p>38700</text:p>
              </table:table-cell>
              <table:table-cell office:value-type="float" office:value="270900">
                <text:p>270900</text:p>
              </table:table-cell>
              <table:table-cell office:value-type="float" office:value="232200">
                <text:p>232200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271600">
                <text:p>271600</text:p>
              </table:table-cell>
              <table:table-cell office:value-type="float" office:value="232800">
                <text:p>232800</text:p>
              </table:table-cell>
            </table:table-row>
            <table:table-row>
              <table:table-cell office:value-type="float" office:value="38900">
                <text:p>38900</text:p>
              </table:table-cell>
              <table:table-cell office:value-type="float" office:value="272300">
                <text:p>272300</text:p>
              </table:table-cell>
              <table:table-cell office:value-type="float" office:value="233400">
                <text:p>233400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273000">
                <text:p>273000</text:p>
              </table:table-cell>
              <table:table-cell office:value-type="float" office:value="234000">
                <text:p>234000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273700">
                <text:p>273700</text:p>
              </table:table-cell>
              <table:table-cell office:value-type="float" office:value="234600">
                <text:p>234600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274400">
                <text:p>274400</text:p>
              </table:table-cell>
              <table:table-cell office:value-type="float" office:value="235200">
                <text:p>235200</text:p>
              </table:table-cell>
            </table:table-row>
            <table:table-row>
              <table:table-cell office:value-type="float" office:value="39300">
                <text:p>39300</text:p>
              </table:table-cell>
              <table:table-cell office:value-type="float" office:value="275100">
                <text:p>275100</text:p>
              </table:table-cell>
              <table:table-cell office:value-type="float" office:value="235800">
                <text:p>235800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275800">
                <text:p>275800</text:p>
              </table:table-cell>
              <table:table-cell office:value-type="float" office:value="236400">
                <text:p>236400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276500">
                <text:p>276500</text:p>
              </table:table-cell>
              <table:table-cell office:value-type="float" office:value="237000">
                <text:p>237000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277200">
                <text:p>277200</text:p>
              </table:table-cell>
              <table:table-cell office:value-type="float" office:value="237600">
                <text:p>237600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277900">
                <text:p>277900</text:p>
              </table:table-cell>
              <table:table-cell office:value-type="float" office:value="238200">
                <text:p>238200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278600">
                <text:p>278600</text:p>
              </table:table-cell>
              <table:table-cell office:value-type="float" office:value="238800">
                <text:p>238800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279300">
                <text:p>279300</text:p>
              </table:table-cell>
              <table:table-cell office:value-type="float" office:value="239400">
                <text:p>2394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80000">
                <text:p>280000</text:p>
              </table:table-cell>
              <table:table-cell office:value-type="float" office:value="240000">
                <text:p>240000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280700">
                <text:p>280700</text:p>
              </table:table-cell>
              <table:table-cell office:value-type="float" office:value="240600">
                <text:p>240600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281400">
                <text:p>281400</text:p>
              </table:table-cell>
              <table:table-cell office:value-type="float" office:value="241200">
                <text:p>241200</text:p>
              </table:table-cell>
            </table:table-row>
            <table:table-row>
              <table:table-cell office:value-type="float" office:value="40300">
                <text:p>40300</text:p>
              </table:table-cell>
              <table:table-cell office:value-type="float" office:value="282100">
                <text:p>282100</text:p>
              </table:table-cell>
              <table:table-cell office:value-type="float" office:value="241800">
                <text:p>241800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282800">
                <text:p>282800</text:p>
              </table:table-cell>
              <table:table-cell office:value-type="float" office:value="242400">
                <text:p>242400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283500">
                <text:p>283500</text:p>
              </table:table-cell>
              <table:table-cell office:value-type="float" office:value="243000">
                <text:p>243000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284200">
                <text:p>284200</text:p>
              </table:table-cell>
              <table:table-cell office:value-type="float" office:value="243600">
                <text:p>243600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284900">
                <text:p>284900</text:p>
              </table:table-cell>
              <table:table-cell office:value-type="float" office:value="244200">
                <text:p>244200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285600">
                <text:p>285600</text:p>
              </table:table-cell>
              <table:table-cell office:value-type="float" office:value="244800">
                <text:p>244800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286300">
                <text:p>286300</text:p>
              </table:table-cell>
              <table:table-cell office:value-type="float" office:value="245400">
                <text:p>245400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87000">
                <text:p>287000</text:p>
              </table:table-cell>
              <table:table-cell office:value-type="float" office:value="246000">
                <text:p>246000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287700">
                <text:p>287700</text:p>
              </table:table-cell>
              <table:table-cell office:value-type="float" office:value="246600">
                <text:p>246600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288400">
                <text:p>288400</text:p>
              </table:table-cell>
              <table:table-cell office:value-type="float" office:value="247200">
                <text:p>247200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289100">
                <text:p>289100</text:p>
              </table:table-cell>
              <table:table-cell office:value-type="float" office:value="247800">
                <text:p>247800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289800">
                <text:p>289800</text:p>
              </table:table-cell>
              <table:table-cell office:value-type="float" office:value="248400">
                <text:p>248400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290500">
                <text:p>290500</text:p>
              </table:table-cell>
              <table:table-cell office:value-type="float" office:value="249000">
                <text:p>249000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291200">
                <text:p>291200</text:p>
              </table:table-cell>
              <table:table-cell office:value-type="float" office:value="249600">
                <text:p>249600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291900">
                <text:p>291900</text:p>
              </table:table-cell>
              <table:table-cell office:value-type="float" office:value="250200">
                <text:p>250200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292600">
                <text:p>292600</text:p>
              </table:table-cell>
              <table:table-cell office:value-type="float" office:value="250800">
                <text:p>250800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293300">
                <text:p>293300</text:p>
              </table:table-cell>
              <table:table-cell office:value-type="float" office:value="251400">
                <text:p>251400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294000">
                <text:p>294000</text:p>
              </table:table-cell>
              <table:table-cell office:value-type="float" office:value="252000">
                <text:p>252000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294700">
                <text:p>294700</text:p>
              </table:table-cell>
              <table:table-cell office:value-type="float" office:value="252600">
                <text:p>252600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295400">
                <text:p>295400</text:p>
              </table:table-cell>
              <table:table-cell office:value-type="float" office:value="253200">
                <text:p>253200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296100">
                <text:p>296100</text:p>
              </table:table-cell>
              <table:table-cell office:value-type="float" office:value="253800">
                <text:p>253800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296800">
                <text:p>296800</text:p>
              </table:table-cell>
              <table:table-cell office:value-type="float" office:value="254400">
                <text:p>254400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297500">
                <text:p>297500</text:p>
              </table:table-cell>
              <table:table-cell office:value-type="float" office:value="255000">
                <text:p>255000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298200">
                <text:p>298200</text:p>
              </table:table-cell>
              <table:table-cell office:value-type="float" office:value="255600">
                <text:p>255600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298900">
                <text:p>298900</text:p>
              </table:table-cell>
              <table:table-cell office:value-type="float" office:value="256200">
                <text:p>256200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299600">
                <text:p>299600</text:p>
              </table:table-cell>
              <table:table-cell office:value-type="float" office:value="256800">
                <text:p>256800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300300">
                <text:p>300300</text:p>
              </table:table-cell>
              <table:table-cell office:value-type="float" office:value="257400">
                <text:p>257400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301000">
                <text:p>301000</text:p>
              </table:table-cell>
              <table:table-cell office:value-type="float" office:value="258000">
                <text:p>258000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301700">
                <text:p>301700</text:p>
              </table:table-cell>
              <table:table-cell office:value-type="float" office:value="258600">
                <text:p>258600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302400">
                <text:p>302400</text:p>
              </table:table-cell>
              <table:table-cell office:value-type="float" office:value="259200">
                <text:p>259200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303100">
                <text:p>303100</text:p>
              </table:table-cell>
              <table:table-cell office:value-type="float" office:value="259800">
                <text:p>259800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303800">
                <text:p>303800</text:p>
              </table:table-cell>
              <table:table-cell office:value-type="float" office:value="260400">
                <text:p>260400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304500">
                <text:p>304500</text:p>
              </table:table-cell>
              <table:table-cell office:value-type="float" office:value="261000">
                <text:p>261000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305200">
                <text:p>305200</text:p>
              </table:table-cell>
              <table:table-cell office:value-type="float" office:value="261600">
                <text:p>261600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305900">
                <text:p>305900</text:p>
              </table:table-cell>
              <table:table-cell office:value-type="float" office:value="262200">
                <text:p>262200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306600">
                <text:p>306600</text:p>
              </table:table-cell>
              <table:table-cell office:value-type="float" office:value="262800">
                <text:p>2628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07300">
                <text:p>307300</text:p>
              </table:table-cell>
              <table:table-cell office:value-type="float" office:value="263400">
                <text:p>26340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08000">
                <text:p>308000</text:p>
              </table:table-cell>
              <table:table-cell office:value-type="float" office:value="264000">
                <text:p>26400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08700">
                <text:p>308700</text:p>
              </table:table-cell>
              <table:table-cell office:value-type="float" office:value="264600">
                <text:p>264600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309400">
                <text:p>309400</text:p>
              </table:table-cell>
              <table:table-cell office:value-type="float" office:value="265200">
                <text:p>265200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310100">
                <text:p>310100</text:p>
              </table:table-cell>
              <table:table-cell office:value-type="float" office:value="265800">
                <text:p>265800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310800">
                <text:p>310800</text:p>
              </table:table-cell>
              <table:table-cell office:value-type="float" office:value="266400">
                <text:p>266400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11500">
                <text:p>311500</text:p>
              </table:table-cell>
              <table:table-cell office:value-type="float" office:value="267000">
                <text:p>267000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312200">
                <text:p>312200</text:p>
              </table:table-cell>
              <table:table-cell office:value-type="float" office:value="267600">
                <text:p>267600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312900">
                <text:p>312900</text:p>
              </table:table-cell>
              <table:table-cell office:value-type="float" office:value="268200">
                <text:p>268200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313600">
                <text:p>313600</text:p>
              </table:table-cell>
              <table:table-cell office:value-type="float" office:value="268800">
                <text:p>268800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314300">
                <text:p>314300</text:p>
              </table:table-cell>
              <table:table-cell office:value-type="float" office:value="269400">
                <text:p>26940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315000">
                <text:p>315000</text:p>
              </table:table-cell>
              <table:table-cell office:value-type="float" office:value="270000">
                <text:p>270000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315700">
                <text:p>315700</text:p>
              </table:table-cell>
              <table:table-cell office:value-type="float" office:value="270600">
                <text:p>270600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316400">
                <text:p>316400</text:p>
              </table:table-cell>
              <table:table-cell office:value-type="float" office:value="271200">
                <text:p>271200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317100">
                <text:p>317100</text:p>
              </table:table-cell>
              <table:table-cell office:value-type="float" office:value="271800">
                <text:p>271800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317800">
                <text:p>317800</text:p>
              </table:table-cell>
              <table:table-cell office:value-type="float" office:value="272400">
                <text:p>272400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318500">
                <text:p>318500</text:p>
              </table:table-cell>
              <table:table-cell office:value-type="float" office:value="273000">
                <text:p>273000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319200">
                <text:p>319200</text:p>
              </table:table-cell>
              <table:table-cell office:value-type="float" office:value="273600">
                <text:p>273600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319900">
                <text:p>319900</text:p>
              </table:table-cell>
              <table:table-cell office:value-type="float" office:value="274200">
                <text:p>274200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320600">
                <text:p>320600</text:p>
              </table:table-cell>
              <table:table-cell office:value-type="float" office:value="274800">
                <text:p>274800</text:p>
              </table:table-cell>
            </table:table-row>
            <table:table-row>
              <table:table-cell office:value-type="float" office:value="45900">
                <text:p>45900</text:p>
              </table:table-cell>
              <table:table-cell office:value-type="float" office:value="321300">
                <text:p>321300</text:p>
              </table:table-cell>
              <table:table-cell office:value-type="float" office:value="275400">
                <text:p>275400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322000">
                <text:p>322000</text:p>
              </table:table-cell>
              <table:table-cell office:value-type="float" office:value="276000">
                <text:p>276000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322700">
                <text:p>322700</text:p>
              </table:table-cell>
              <table:table-cell office:value-type="float" office:value="276600">
                <text:p>276600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323400">
                <text:p>323400</text:p>
              </table:table-cell>
              <table:table-cell office:value-type="float" office:value="277200">
                <text:p>277200</text:p>
              </table:table-cell>
            </table:table-row>
            <table:table-row>
              <table:table-cell office:value-type="float" office:value="46300">
                <text:p>46300</text:p>
              </table:table-cell>
              <table:table-cell office:value-type="float" office:value="324100">
                <text:p>324100</text:p>
              </table:table-cell>
              <table:table-cell office:value-type="float" office:value="277800">
                <text:p>277800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324800">
                <text:p>324800</text:p>
              </table:table-cell>
              <table:table-cell office:value-type="float" office:value="232000">
                <text:p>232000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325500">
                <text:p>325500</text:p>
              </table:table-cell>
              <table:table-cell office:value-type="float" office:value="232500">
                <text:p>232500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326200">
                <text:p>326200</text:p>
              </table:table-cell>
              <table:table-cell office:value-type="float" office:value="233000">
                <text:p>233000</text:p>
              </table:table-cell>
            </table:table-row>
            <table:table-row>
              <table:table-cell office:value-type="float" office:value="46700">
                <text:p>46700</text:p>
              </table:table-cell>
              <table:table-cell office:value-type="float" office:value="326900">
                <text:p>326900</text:p>
              </table:table-cell>
              <table:table-cell office:value-type="float" office:value="233500">
                <text:p>233500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327600">
                <text:p>327600</text:p>
              </table:table-cell>
              <table:table-cell office:value-type="float" office:value="234000">
                <text:p>234000</text:p>
              </table:table-cell>
            </table:table-row>
            <table:table-row>
              <table:table-cell office:value-type="float" office:value="46900">
                <text:p>46900</text:p>
              </table:table-cell>
              <table:table-cell office:value-type="float" office:value="328300">
                <text:p>328300</text:p>
              </table:table-cell>
              <table:table-cell office:value-type="float" office:value="234500">
                <text:p>234500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329000">
                <text:p>329000</text:p>
              </table:table-cell>
              <table:table-cell office:value-type="float" office:value="235000">
                <text:p>235000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329700">
                <text:p>329700</text:p>
              </table:table-cell>
              <table:table-cell office:value-type="float" office:value="235500">
                <text:p>235500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330400">
                <text:p>330400</text:p>
              </table:table-cell>
              <table:table-cell office:value-type="float" office:value="236000">
                <text:p>236000</text:p>
              </table:table-cell>
            </table:table-row>
            <table:table-row>
              <table:table-cell office:value-type="float" office:value="47300">
                <text:p>47300</text:p>
              </table:table-cell>
              <table:table-cell office:value-type="float" office:value="331100">
                <text:p>331100</text:p>
              </table:table-cell>
              <table:table-cell office:value-type="float" office:value="236500">
                <text:p>236500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331800">
                <text:p>331800</text:p>
              </table:table-cell>
              <table:table-cell office:value-type="float" office:value="237000">
                <text:p>237000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332500">
                <text:p>332500</text:p>
              </table:table-cell>
              <table:table-cell office:value-type="float" office:value="237500">
                <text:p>237500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333200">
                <text:p>333200</text:p>
              </table:table-cell>
              <table:table-cell office:value-type="float" office:value="238000">
                <text:p>238000</text:p>
              </table:table-cell>
            </table:table-row>
            <table:table-row>
              <table:table-cell office:value-type="float" office:value="47700">
                <text:p>47700</text:p>
              </table:table-cell>
              <table:table-cell office:value-type="float" office:value="333900">
                <text:p>333900</text:p>
              </table:table-cell>
              <table:table-cell office:value-type="float" office:value="238500">
                <text:p>238500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334600">
                <text:p>334600</text:p>
              </table:table-cell>
              <table:table-cell office:value-type="float" office:value="239000">
                <text:p>239000</text:p>
              </table:table-cell>
            </table:table-row>
            <table:table-row>
              <table:table-cell office:value-type="float" office:value="47900">
                <text:p>47900</text:p>
              </table:table-cell>
              <table:table-cell office:value-type="float" office:value="335300">
                <text:p>335300</text:p>
              </table:table-cell>
              <table:table-cell office:value-type="float" office:value="239500">
                <text:p>239500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336000">
                <text:p>336000</text:p>
              </table:table-cell>
              <table:table-cell office:value-type="float" office:value="240000">
                <text:p>240000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336700">
                <text:p>336700</text:p>
              </table:table-cell>
              <table:table-cell office:value-type="float" office:value="240500">
                <text:p>240500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337400">
                <text:p>337400</text:p>
              </table:table-cell>
              <table:table-cell office:value-type="float" office:value="241000">
                <text:p>241000</text:p>
              </table:table-cell>
            </table:table-row>
            <table:table-row>
              <table:table-cell office:value-type="float" office:value="48300">
                <text:p>48300</text:p>
              </table:table-cell>
              <table:table-cell office:value-type="float" office:value="338100">
                <text:p>338100</text:p>
              </table:table-cell>
              <table:table-cell office:value-type="float" office:value="241500">
                <text:p>241500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338800">
                <text:p>338800</text:p>
              </table:table-cell>
              <table:table-cell office:value-type="float" office:value="242000">
                <text:p>242000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339500">
                <text:p>339500</text:p>
              </table:table-cell>
              <table:table-cell office:value-type="float" office:value="242500">
                <text:p>242500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340200">
                <text:p>340200</text:p>
              </table:table-cell>
              <table:table-cell office:value-type="float" office:value="243000">
                <text:p>243000</text:p>
              </table:table-cell>
            </table:table-row>
            <table:table-row>
              <table:table-cell office:value-type="float" office:value="48700">
                <text:p>48700</text:p>
              </table:table-cell>
              <table:table-cell office:value-type="float" office:value="340900">
                <text:p>340900</text:p>
              </table:table-cell>
              <table:table-cell office:value-type="float" office:value="243500">
                <text:p>243500</text:p>
              </table:table-cell>
            </table:table-row>
            <table:table-row>
              <table:table-cell office:value-type="float" office:value="48800">
                <text:p>48800</text:p>
              </table:table-cell>
              <table:table-cell office:value-type="float" office:value="341600">
                <text:p>341600</text:p>
              </table:table-cell>
              <table:table-cell office:value-type="float" office:value="244000">
                <text:p>244000</text:p>
              </table:table-cell>
            </table:table-row>
            <table:table-row>
              <table:table-cell office:value-type="float" office:value="48900">
                <text:p>48900</text:p>
              </table:table-cell>
              <table:table-cell office:value-type="float" office:value="342300">
                <text:p>342300</text:p>
              </table:table-cell>
              <table:table-cell office:value-type="float" office:value="244500">
                <text:p>244500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343000">
                <text:p>343000</text:p>
              </table:table-cell>
              <table:table-cell office:value-type="float" office:value="245000">
                <text:p>245000</text:p>
              </table:table-cell>
            </table:table-row>
            <table:table-row>
              <table:table-cell office:value-type="float" office:value="49100">
                <text:p>49100</text:p>
              </table:table-cell>
              <table:table-cell office:value-type="float" office:value="343700">
                <text:p>343700</text:p>
              </table:table-cell>
              <table:table-cell office:value-type="float" office:value="245500">
                <text:p>245500</text:p>
              </table:table-cell>
            </table:table-row>
            <table:table-row>
              <table:table-cell office:value-type="float" office:value="49200">
                <text:p>49200</text:p>
              </table:table-cell>
              <table:table-cell office:value-type="float" office:value="344400">
                <text:p>344400</text:p>
              </table:table-cell>
              <table:table-cell office:value-type="float" office:value="246000">
                <text:p>246000</text:p>
              </table:table-cell>
            </table:table-row>
            <table:table-row>
              <table:table-cell office:value-type="float" office:value="49300">
                <text:p>49300</text:p>
              </table:table-cell>
              <table:table-cell office:value-type="float" office:value="345100">
                <text:p>345100</text:p>
              </table:table-cell>
              <table:table-cell office:value-type="float" office:value="246500">
                <text:p>246500</text:p>
              </table:table-cell>
            </table:table-row>
            <table:table-row>
              <table:table-cell office:value-type="float" office:value="49400">
                <text:p>49400</text:p>
              </table:table-cell>
              <table:table-cell office:value-type="float" office:value="345800">
                <text:p>345800</text:p>
              </table:table-cell>
              <table:table-cell office:value-type="float" office:value="247000">
                <text:p>247000</text:p>
              </table:table-cell>
            </table:table-row>
            <table:table-row>
              <table:table-cell office:value-type="float" office:value="49500">
                <text:p>49500</text:p>
              </table:table-cell>
              <table:table-cell office:value-type="float" office:value="346500">
                <text:p>346500</text:p>
              </table:table-cell>
              <table:table-cell office:value-type="float" office:value="247500">
                <text:p>247500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347200">
                <text:p>347200</text:p>
              </table:table-cell>
              <table:table-cell office:value-type="float" office:value="248000">
                <text:p>248000</text:p>
              </table:table-cell>
            </table:table-row>
            <table:table-row>
              <table:table-cell office:value-type="float" office:value="49700">
                <text:p>49700</text:p>
              </table:table-cell>
              <table:table-cell office:value-type="float" office:value="347900">
                <text:p>347900</text:p>
              </table:table-cell>
              <table:table-cell office:value-type="float" office:value="248500">
                <text:p>248500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348600">
                <text:p>348600</text:p>
              </table:table-cell>
              <table:table-cell office:value-type="float" office:value="249000">
                <text:p>249000</text:p>
              </table:table-cell>
            </table:table-row>
            <table:table-row>
              <table:table-cell office:value-type="float" office:value="49900">
                <text:p>49900</text:p>
              </table:table-cell>
              <table:table-cell office:value-type="float" office:value="349300">
                <text:p>349300</text:p>
              </table:table-cell>
              <table:table-cell office:value-type="float" office:value="249500">
                <text:p>2495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50000">
                <text:p>350000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float" office:value="50100">
                <text:p>50100</text:p>
              </table:table-cell>
              <table:table-cell office:value-type="float" office:value="350700">
                <text:p>350700</text:p>
              </table:table-cell>
              <table:table-cell office:value-type="float" office:value="250500">
                <text:p>250500</text:p>
              </table:table-cell>
            </table:table-row>
            <table:table-row>
              <table:table-cell office:value-type="float" office:value="50200">
                <text:p>50200</text:p>
              </table:table-cell>
              <table:table-cell office:value-type="float" office:value="351400">
                <text:p>351400</text:p>
              </table:table-cell>
              <table:table-cell office:value-type="float" office:value="251000">
                <text:p>251000</text:p>
              </table:table-cell>
            </table:table-row>
            <table:table-row>
              <table:table-cell office:value-type="float" office:value="50300">
                <text:p>50300</text:p>
              </table:table-cell>
              <table:table-cell office:value-type="float" office:value="352100">
                <text:p>352100</text:p>
              </table:table-cell>
              <table:table-cell office:value-type="float" office:value="251500">
                <text:p>251500</text:p>
              </table:table-cell>
            </table:table-row>
            <table:table-row>
              <table:table-cell office:value-type="float" office:value="50400">
                <text:p>50400</text:p>
              </table:table-cell>
              <table:table-cell office:value-type="float" office:value="352800">
                <text:p>352800</text:p>
              </table:table-cell>
              <table:table-cell office:value-type="float" office:value="252000">
                <text:p>252000</text:p>
              </table:table-cell>
            </table:table-row>
            <table:table-row>
              <table:table-cell office:value-type="float" office:value="50500">
                <text:p>50500</text:p>
              </table:table-cell>
              <table:table-cell office:value-type="float" office:value="353500">
                <text:p>353500</text:p>
              </table:table-cell>
              <table:table-cell office:value-type="float" office:value="252500">
                <text:p>252500</text:p>
              </table:table-cell>
            </table:table-row>
            <table:table-row>
              <table:table-cell office:value-type="float" office:value="50600">
                <text:p>50600</text:p>
              </table:table-cell>
              <table:table-cell office:value-type="float" office:value="354200">
                <text:p>354200</text:p>
              </table:table-cell>
              <table:table-cell office:value-type="float" office:value="253000">
                <text:p>253000</text:p>
              </table:table-cell>
            </table:table-row>
            <table:table-row>
              <table:table-cell office:value-type="float" office:value="50700">
                <text:p>50700</text:p>
              </table:table-cell>
              <table:table-cell office:value-type="float" office:value="354900">
                <text:p>354900</text:p>
              </table:table-cell>
              <table:table-cell office:value-type="float" office:value="253500">
                <text:p>253500</text:p>
              </table:table-cell>
            </table:table-row>
            <table:table-row>
              <table:table-cell office:value-type="float" office:value="50800">
                <text:p>50800</text:p>
              </table:table-cell>
              <table:table-cell office:value-type="float" office:value="355600">
                <text:p>355600</text:p>
              </table:table-cell>
              <table:table-cell office:value-type="float" office:value="254000">
                <text:p>254000</text:p>
              </table:table-cell>
            </table:table-row>
            <table:table-row>
              <table:table-cell office:value-type="float" office:value="50900">
                <text:p>50900</text:p>
              </table:table-cell>
              <table:table-cell office:value-type="float" office:value="356300">
                <text:p>356300</text:p>
              </table:table-cell>
              <table:table-cell office:value-type="float" office:value="254500">
                <text:p>254500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357000">
                <text:p>357000</text:p>
              </table:table-cell>
              <table:table-cell office:value-type="float" office:value="255000">
                <text:p>255000</text:p>
              </table:table-cell>
            </table:table-row>
            <table:table-row>
              <table:table-cell office:value-type="float" office:value="51100">
                <text:p>51100</text:p>
              </table:table-cell>
              <table:table-cell office:value-type="float" office:value="357700">
                <text:p>357700</text:p>
              </table:table-cell>
              <table:table-cell office:value-type="float" office:value="255500">
                <text:p>255500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358400">
                <text:p>358400</text:p>
              </table:table-cell>
              <table:table-cell office:value-type="float" office:value="256000">
                <text:p>256000</text:p>
              </table:table-cell>
            </table:table-row>
            <table:table-row>
              <table:table-cell office:value-type="float" office:value="51300">
                <text:p>51300</text:p>
              </table:table-cell>
              <table:table-cell office:value-type="float" office:value="359100">
                <text:p>359100</text:p>
              </table:table-cell>
              <table:table-cell office:value-type="float" office:value="256500">
                <text:p>256500</text:p>
              </table:table-cell>
            </table:table-row>
            <table:table-row>
              <table:table-cell office:value-type="float" office:value="51400">
                <text:p>51400</text:p>
              </table:table-cell>
              <table:table-cell office:value-type="float" office:value="359800">
                <text:p>359800</text:p>
              </table:table-cell>
              <table:table-cell office:value-type="float" office:value="257000">
                <text:p>257000</text:p>
              </table:table-cell>
            </table:table-row>
            <table:table-row>
              <table:table-cell office:value-type="float" office:value="51500">
                <text:p>51500</text:p>
              </table:table-cell>
              <table:table-cell office:value-type="float" office:value="360500">
                <text:p>360500</text:p>
              </table:table-cell>
              <table:table-cell office:value-type="float" office:value="257500">
                <text:p>257500</text:p>
              </table:table-cell>
            </table:table-row>
            <table:table-row>
              <table:table-cell office:value-type="float" office:value="51600">
                <text:p>51600</text:p>
              </table:table-cell>
              <table:table-cell office:value-type="float" office:value="361200">
                <text:p>361200</text:p>
              </table:table-cell>
              <table:table-cell office:value-type="float" office:value="258000">
                <text:p>258000</text:p>
              </table:table-cell>
            </table:table-row>
            <table:table-row>
              <table:table-cell office:value-type="float" office:value="51700">
                <text:p>51700</text:p>
              </table:table-cell>
              <table:table-cell office:value-type="float" office:value="361900">
                <text:p>361900</text:p>
              </table:table-cell>
              <table:table-cell office:value-type="float" office:value="258500">
                <text:p>258500</text:p>
              </table:table-cell>
            </table:table-row>
            <table:table-row>
              <table:table-cell office:value-type="float" office:value="51800">
                <text:p>51800</text:p>
              </table:table-cell>
              <table:table-cell office:value-type="float" office:value="362600">
                <text:p>362600</text:p>
              </table:table-cell>
              <table:table-cell office:value-type="float" office:value="259000">
                <text:p>259000</text:p>
              </table:table-cell>
            </table:table-row>
            <table:table-row>
              <table:table-cell office:value-type="float" office:value="51900">
                <text:p>51900</text:p>
              </table:table-cell>
              <table:table-cell office:value-type="float" office:value="363300">
                <text:p>363300</text:p>
              </table:table-cell>
              <table:table-cell office:value-type="float" office:value="259500">
                <text:p>259500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364000">
                <text:p>364000</text:p>
              </table:table-cell>
              <table:table-cell office:value-type="float" office:value="260000">
                <text:p>260000</text:p>
              </table:table-cell>
            </table:table-row>
            <table:table-row>
              <table:table-cell office:value-type="float" office:value="52100">
                <text:p>52100</text:p>
              </table:table-cell>
              <table:table-cell office:value-type="float" office:value="364700">
                <text:p>364700</text:p>
              </table:table-cell>
              <table:table-cell office:value-type="float" office:value="260500">
                <text:p>260500</text:p>
              </table:table-cell>
            </table:table-row>
            <table:table-row>
              <table:table-cell office:value-type="float" office:value="52200">
                <text:p>52200</text:p>
              </table:table-cell>
              <table:table-cell office:value-type="float" office:value="365400">
                <text:p>365400</text:p>
              </table:table-cell>
              <table:table-cell office:value-type="float" office:value="261000">
                <text:p>261000</text:p>
              </table:table-cell>
            </table:table-row>
            <table:table-row>
              <table:table-cell office:value-type="float" office:value="52300">
                <text:p>52300</text:p>
              </table:table-cell>
              <table:table-cell office:value-type="float" office:value="366100">
                <text:p>366100</text:p>
              </table:table-cell>
              <table:table-cell office:value-type="float" office:value="261500">
                <text:p>261500</text:p>
              </table:table-cell>
            </table:table-row>
            <table:table-row>
              <table:table-cell office:value-type="float" office:value="52400">
                <text:p>52400</text:p>
              </table:table-cell>
              <table:table-cell office:value-type="float" office:value="366800">
                <text:p>366800</text:p>
              </table:table-cell>
              <table:table-cell office:value-type="float" office:value="262000">
                <text:p>262000</text:p>
              </table:table-cell>
            </table:table-row>
            <table:table-row>
              <table:table-cell office:value-type="float" office:value="52500">
                <text:p>52500</text:p>
              </table:table-cell>
              <table:table-cell office:value-type="float" office:value="367500">
                <text:p>367500</text:p>
              </table:table-cell>
              <table:table-cell office:value-type="float" office:value="262500">
                <text:p>262500</text:p>
              </table:table-cell>
            </table:table-row>
            <table:table-row>
              <table:table-cell office:value-type="float" office:value="52600">
                <text:p>52600</text:p>
              </table:table-cell>
              <table:table-cell office:value-type="float" office:value="368200">
                <text:p>368200</text:p>
              </table:table-cell>
              <table:table-cell office:value-type="float" office:value="263000">
                <text:p>263000</text:p>
              </table:table-cell>
            </table:table-row>
            <table:table-row>
              <table:table-cell office:value-type="float" office:value="52700">
                <text:p>52700</text:p>
              </table:table-cell>
              <table:table-cell office:value-type="float" office:value="368900">
                <text:p>368900</text:p>
              </table:table-cell>
              <table:table-cell office:value-type="float" office:value="263500">
                <text:p>263500</text:p>
              </table:table-cell>
            </table:table-row>
            <table:table-row>
              <table:table-cell office:value-type="float" office:value="52800">
                <text:p>52800</text:p>
              </table:table-cell>
              <table:table-cell office:value-type="float" office:value="369600">
                <text:p>369600</text:p>
              </table:table-cell>
              <table:table-cell office:value-type="float" office:value="264000">
                <text:p>264000</text:p>
              </table:table-cell>
            </table:table-row>
            <table:table-row>
              <table:table-cell office:value-type="float" office:value="52900">
                <text:p>52900</text:p>
              </table:table-cell>
              <table:table-cell office:value-type="float" office:value="370300">
                <text:p>370300</text:p>
              </table:table-cell>
              <table:table-cell office:value-type="float" office:value="264500">
                <text:p>264500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371000">
                <text:p>371000</text:p>
              </table:table-cell>
              <table:table-cell office:value-type="float" office:value="265000">
                <text:p>265000</text:p>
              </table:table-cell>
            </table:table-row>
            <table:table-row>
              <table:table-cell office:value-type="float" office:value="53100">
                <text:p>53100</text:p>
              </table:table-cell>
              <table:table-cell office:value-type="float" office:value="371700">
                <text:p>371700</text:p>
              </table:table-cell>
              <table:table-cell office:value-type="float" office:value="265500">
                <text:p>265500</text:p>
              </table:table-cell>
            </table:table-row>
            <table:table-row>
              <table:table-cell office:value-type="float" office:value="53200">
                <text:p>53200</text:p>
              </table:table-cell>
              <table:table-cell office:value-type="float" office:value="372400">
                <text:p>372400</text:p>
              </table:table-cell>
              <table:table-cell office:value-type="float" office:value="266000">
                <text:p>266000</text:p>
              </table:table-cell>
            </table:table-row>
            <table:table-row>
              <table:table-cell office:value-type="float" office:value="53300">
                <text:p>53300</text:p>
              </table:table-cell>
              <table:table-cell office:value-type="float" office:value="373100">
                <text:p>373100</text:p>
              </table:table-cell>
              <table:table-cell office:value-type="float" office:value="266500">
                <text:p>266500</text:p>
              </table:table-cell>
            </table:table-row>
            <table:table-row>
              <table:table-cell office:value-type="float" office:value="53400">
                <text:p>53400</text:p>
              </table:table-cell>
              <table:table-cell office:value-type="float" office:value="373800">
                <text:p>373800</text:p>
              </table:table-cell>
              <table:table-cell office:value-type="float" office:value="267000">
                <text:p>267000</text:p>
              </table:table-cell>
            </table:table-row>
            <table:table-row>
              <table:table-cell office:value-type="float" office:value="53500">
                <text:p>53500</text:p>
              </table:table-cell>
              <table:table-cell office:value-type="float" office:value="374500">
                <text:p>374500</text:p>
              </table:table-cell>
              <table:table-cell office:value-type="float" office:value="267500">
                <text:p>267500</text:p>
              </table:table-cell>
            </table:table-row>
            <table:table-row>
              <table:table-cell office:value-type="float" office:value="53600">
                <text:p>53600</text:p>
              </table:table-cell>
              <table:table-cell office:value-type="float" office:value="375200">
                <text:p>375200</text:p>
              </table:table-cell>
              <table:table-cell office:value-type="float" office:value="268000">
                <text:p>268000</text:p>
              </table:table-cell>
            </table:table-row>
            <table:table-row>
              <table:table-cell office:value-type="float" office:value="53700">
                <text:p>53700</text:p>
              </table:table-cell>
              <table:table-cell office:value-type="float" office:value="375900">
                <text:p>375900</text:p>
              </table:table-cell>
              <table:table-cell office:value-type="float" office:value="268500">
                <text:p>268500</text:p>
              </table:table-cell>
            </table:table-row>
            <table:table-row>
              <table:table-cell office:value-type="float" office:value="53800">
                <text:p>53800</text:p>
              </table:table-cell>
              <table:table-cell office:value-type="float" office:value="376600">
                <text:p>376600</text:p>
              </table:table-cell>
              <table:table-cell office:value-type="float" office:value="269000">
                <text:p>269000</text:p>
              </table:table-cell>
            </table:table-row>
            <table:table-row>
              <table:table-cell office:value-type="float" office:value="53900">
                <text:p>53900</text:p>
              </table:table-cell>
              <table:table-cell office:value-type="float" office:value="377300">
                <text:p>377300</text:p>
              </table:table-cell>
              <table:table-cell office:value-type="float" office:value="269500">
                <text:p>269500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378000">
                <text:p>378000</text:p>
              </table:table-cell>
              <table:table-cell office:value-type="float" office:value="270000">
                <text:p>270000</text:p>
              </table:table-cell>
            </table:table-row>
            <table:table-row>
              <table:table-cell office:value-type="float" office:value="54100">
                <text:p>54100</text:p>
              </table:table-cell>
              <table:table-cell office:value-type="float" office:value="378700">
                <text:p>378700</text:p>
              </table:table-cell>
              <table:table-cell office:value-type="float" office:value="270500">
                <text:p>270500</text:p>
              </table:table-cell>
            </table:table-row>
            <table:table-row>
              <table:table-cell office:value-type="float" office:value="54200">
                <text:p>54200</text:p>
              </table:table-cell>
              <table:table-cell office:value-type="float" office:value="379400">
                <text:p>379400</text:p>
              </table:table-cell>
              <table:table-cell office:value-type="float" office:value="271000">
                <text:p>271000</text:p>
              </table:table-cell>
            </table:table-row>
            <table:table-row>
              <table:table-cell office:value-type="float" office:value="54300">
                <text:p>54300</text:p>
              </table:table-cell>
              <table:table-cell office:value-type="float" office:value="380100">
                <text:p>380100</text:p>
              </table:table-cell>
              <table:table-cell office:value-type="float" office:value="271500">
                <text:p>271500</text:p>
              </table:table-cell>
            </table:table-row>
            <table:table-row>
              <table:table-cell office:value-type="float" office:value="54400">
                <text:p>54400</text:p>
              </table:table-cell>
              <table:table-cell office:value-type="float" office:value="380800">
                <text:p>380800</text:p>
              </table:table-cell>
              <table:table-cell office:value-type="float" office:value="272000">
                <text:p>272000</text:p>
              </table:table-cell>
            </table:table-row>
            <table:table-row>
              <table:table-cell office:value-type="float" office:value="54500">
                <text:p>54500</text:p>
              </table:table-cell>
              <table:table-cell office:value-type="float" office:value="381500">
                <text:p>381500</text:p>
              </table:table-cell>
              <table:table-cell office:value-type="float" office:value="272500">
                <text:p>272500</text:p>
              </table:table-cell>
            </table:table-row>
            <table:table-row>
              <table:table-cell office:value-type="float" office:value="54600">
                <text:p>54600</text:p>
              </table:table-cell>
              <table:table-cell office:value-type="float" office:value="382200">
                <text:p>382200</text:p>
              </table:table-cell>
              <table:table-cell office:value-type="float" office:value="273000">
                <text:p>273000</text:p>
              </table:table-cell>
            </table:table-row>
            <table:table-row>
              <table:table-cell office:value-type="float" office:value="54700">
                <text:p>54700</text:p>
              </table:table-cell>
              <table:table-cell office:value-type="float" office:value="382900">
                <text:p>382900</text:p>
              </table:table-cell>
              <table:table-cell office:value-type="float" office:value="273500">
                <text:p>273500</text:p>
              </table:table-cell>
            </table:table-row>
            <table:table-row>
              <table:table-cell office:value-type="float" office:value="54800">
                <text:p>54800</text:p>
              </table:table-cell>
              <table:table-cell office:value-type="float" office:value="383600">
                <text:p>383600</text:p>
              </table:table-cell>
              <table:table-cell office:value-type="float" office:value="274000">
                <text:p>274000</text:p>
              </table:table-cell>
            </table:table-row>
            <table:table-row>
              <table:table-cell office:value-type="float" office:value="54900">
                <text:p>54900</text:p>
              </table:table-cell>
              <table:table-cell office:value-type="float" office:value="384300">
                <text:p>384300</text:p>
              </table:table-cell>
              <table:table-cell office:value-type="float" office:value="274500">
                <text:p>274500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385000">
                <text:p>385000</text:p>
              </table:table-cell>
              <table:table-cell office:value-type="float" office:value="275000">
                <text:p>275000</text:p>
              </table:table-cell>
            </table:table-row>
            <table:table-row>
              <table:table-cell office:value-type="float" office:value="55100">
                <text:p>55100</text:p>
              </table:table-cell>
              <table:table-cell office:value-type="float" office:value="385700">
                <text:p>385700</text:p>
              </table:table-cell>
              <table:table-cell office:value-type="float" office:value="275500">
                <text:p>275500</text:p>
              </table:table-cell>
            </table:table-row>
            <table:table-row>
              <table:table-cell office:value-type="float" office:value="55200">
                <text:p>55200</text:p>
              </table:table-cell>
              <table:table-cell office:value-type="float" office:value="386400">
                <text:p>386400</text:p>
              </table:table-cell>
              <table:table-cell office:value-type="float" office:value="276000">
                <text:p>276000</text:p>
              </table:table-cell>
            </table:table-row>
            <table:table-row>
              <table:table-cell office:value-type="float" office:value="55300">
                <text:p>55300</text:p>
              </table:table-cell>
              <table:table-cell office:value-type="float" office:value="387100">
                <text:p>387100</text:p>
              </table:table-cell>
              <table:table-cell office:value-type="float" office:value="276500">
                <text:p>276500</text:p>
              </table:table-cell>
            </table:table-row>
            <table:table-row>
              <table:table-cell office:value-type="float" office:value="55400">
                <text:p>55400</text:p>
              </table:table-cell>
              <table:table-cell office:value-type="float" office:value="387800">
                <text:p>387800</text:p>
              </table:table-cell>
              <table:table-cell office:value-type="float" office:value="277000">
                <text:p>277000</text:p>
              </table:table-cell>
            </table:table-row>
            <table:table-row>
              <table:table-cell office:value-type="float" office:value="55500">
                <text:p>55500</text:p>
              </table:table-cell>
              <table:table-cell office:value-type="float" office:value="388500">
                <text:p>388500</text:p>
              </table:table-cell>
              <table:table-cell office:value-type="float" office:value="277500">
                <text:p>277500</text:p>
              </table:table-cell>
            </table:table-row>
            <table:table-row>
              <table:table-cell office:value-type="float" office:value="55600">
                <text:p>55600</text:p>
              </table:table-cell>
              <table:table-cell office:value-type="float" office:value="389200">
                <text:p>389200</text:p>
              </table:table-cell>
              <table:table-cell office:value-type="float" office:value="278000">
                <text:p>278000</text:p>
              </table:table-cell>
            </table:table-row>
            <table:table-row>
              <table:table-cell office:value-type="float" office:value="55700">
                <text:p>55700</text:p>
              </table:table-cell>
              <table:table-cell office:value-type="float" office:value="389900">
                <text:p>389900</text:p>
              </table:table-cell>
              <table:table-cell office:value-type="float" office:value="278500">
                <text:p>278500</text:p>
              </table:table-cell>
            </table:table-row>
            <table:table-row>
              <table:table-cell office:value-type="float" office:value="55800">
                <text:p>55800</text:p>
              </table:table-cell>
              <table:table-cell office:value-type="float" office:value="390600">
                <text:p>390600</text:p>
              </table:table-cell>
              <table:table-cell office:value-type="float" office:value="279000">
                <text:p>279000</text:p>
              </table:table-cell>
            </table:table-row>
            <table:table-row>
              <table:table-cell office:value-type="float" office:value="55900">
                <text:p>55900</text:p>
              </table:table-cell>
              <table:table-cell office:value-type="float" office:value="391300">
                <text:p>391300</text:p>
              </table:table-cell>
              <table:table-cell office:value-type="float" office:value="279500">
                <text:p>279500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392000">
                <text:p>392000</text:p>
              </table:table-cell>
              <table:table-cell office:value-type="float" office:value="280000">
                <text:p>280000</text:p>
              </table:table-cell>
            </table:table-row>
            <table:table-row>
              <table:table-cell office:value-type="float" office:value="56100">
                <text:p>56100</text:p>
              </table:table-cell>
              <table:table-cell office:value-type="float" office:value="392700">
                <text:p>392700</text:p>
              </table:table-cell>
              <table:table-cell office:value-type="float" office:value="280500">
                <text:p>280500</text:p>
              </table:table-cell>
            </table:table-row>
            <table:table-row>
              <table:table-cell office:value-type="float" office:value="56200">
                <text:p>56200</text:p>
              </table:table-cell>
              <table:table-cell office:value-type="float" office:value="393400">
                <text:p>393400</text:p>
              </table:table-cell>
              <table:table-cell office:value-type="float" office:value="281000">
                <text:p>281000</text:p>
              </table:table-cell>
            </table:table-row>
            <table:table-row>
              <table:table-cell office:value-type="float" office:value="56300">
                <text:p>56300</text:p>
              </table:table-cell>
              <table:table-cell office:value-type="float" office:value="394100">
                <text:p>394100</text:p>
              </table:table-cell>
              <table:table-cell office:value-type="float" office:value="281500">
                <text:p>281500</text:p>
              </table:table-cell>
            </table:table-row>
            <table:table-row>
              <table:table-cell office:value-type="float" office:value="56400">
                <text:p>56400</text:p>
              </table:table-cell>
              <table:table-cell office:value-type="float" office:value="394800">
                <text:p>394800</text:p>
              </table:table-cell>
              <table:table-cell office:value-type="float" office:value="282000">
                <text:p>282000</text:p>
              </table:table-cell>
            </table:table-row>
            <table:table-row>
              <table:table-cell office:value-type="float" office:value="56500">
                <text:p>56500</text:p>
              </table:table-cell>
              <table:table-cell office:value-type="float" office:value="395500">
                <text:p>395500</text:p>
              </table:table-cell>
              <table:table-cell office:value-type="float" office:value="282500">
                <text:p>282500</text:p>
              </table:table-cell>
            </table:table-row>
            <table:table-row>
              <table:table-cell office:value-type="float" office:value="56600">
                <text:p>56600</text:p>
              </table:table-cell>
              <table:table-cell office:value-type="float" office:value="396200">
                <text:p>396200</text:p>
              </table:table-cell>
              <table:table-cell office:value-type="float" office:value="283000">
                <text:p>283000</text:p>
              </table:table-cell>
            </table:table-row>
            <table:table-row>
              <table:table-cell office:value-type="float" office:value="56700">
                <text:p>56700</text:p>
              </table:table-cell>
              <table:table-cell office:value-type="float" office:value="396900">
                <text:p>396900</text:p>
              </table:table-cell>
              <table:table-cell office:value-type="float" office:value="283500">
                <text:p>283500</text:p>
              </table:table-cell>
            </table:table-row>
            <table:table-row>
              <table:table-cell office:value-type="float" office:value="56800">
                <text:p>56800</text:p>
              </table:table-cell>
              <table:table-cell office:value-type="float" office:value="397600">
                <text:p>397600</text:p>
              </table:table-cell>
              <table:table-cell office:value-type="float" office:value="284000">
                <text:p>284000</text:p>
              </table:table-cell>
            </table:table-row>
            <table:table-row>
              <table:table-cell office:value-type="float" office:value="56900">
                <text:p>56900</text:p>
              </table:table-cell>
              <table:table-cell office:value-type="float" office:value="398300">
                <text:p>398300</text:p>
              </table:table-cell>
              <table:table-cell office:value-type="float" office:value="284500">
                <text:p>284500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399000">
                <text:p>399000</text:p>
              </table:table-cell>
              <table:table-cell office:value-type="float" office:value="285000">
                <text:p>285000</text:p>
              </table:table-cell>
            </table:table-row>
            <table:table-row>
              <table:table-cell office:value-type="float" office:value="57100">
                <text:p>57100</text:p>
              </table:table-cell>
              <table:table-cell office:value-type="float" office:value="399700">
                <text:p>399700</text:p>
              </table:table-cell>
              <table:table-cell office:value-type="float" office:value="285500">
                <text:p>285500</text:p>
              </table:table-cell>
            </table:table-row>
            <table:table-row>
              <table:table-cell office:value-type="float" office:value="57200">
                <text:p>57200</text:p>
              </table:table-cell>
              <table:table-cell office:value-type="float" office:value="400400">
                <text:p>400400</text:p>
              </table:table-cell>
              <table:table-cell office:value-type="float" office:value="286000">
                <text:p>286000</text:p>
              </table:table-cell>
            </table:table-row>
            <table:table-row>
              <table:table-cell office:value-type="float" office:value="57300">
                <text:p>57300</text:p>
              </table:table-cell>
              <table:table-cell office:value-type="float" office:value="401100">
                <text:p>401100</text:p>
              </table:table-cell>
              <table:table-cell office:value-type="float" office:value="286500">
                <text:p>286500</text:p>
              </table:table-cell>
            </table:table-row>
            <table:table-row>
              <table:table-cell office:value-type="float" office:value="57400">
                <text:p>57400</text:p>
              </table:table-cell>
              <table:table-cell office:value-type="float" office:value="401800">
                <text:p>401800</text:p>
              </table:table-cell>
              <table:table-cell office:value-type="float" office:value="287000">
                <text:p>287000</text:p>
              </table:table-cell>
            </table:table-row>
            <table:table-row>
              <table:table-cell office:value-type="float" office:value="57500">
                <text:p>57500</text:p>
              </table:table-cell>
              <table:table-cell office:value-type="float" office:value="402500">
                <text:p>402500</text:p>
              </table:table-cell>
              <table:table-cell office:value-type="float" office:value="287500">
                <text:p>287500</text:p>
              </table:table-cell>
            </table:table-row>
            <table:table-row>
              <table:table-cell office:value-type="float" office:value="57600">
                <text:p>57600</text:p>
              </table:table-cell>
              <table:table-cell office:value-type="float" office:value="403200">
                <text:p>403200</text:p>
              </table:table-cell>
              <table:table-cell office:value-type="float" office:value="288000">
                <text:p>288000</text:p>
              </table:table-cell>
            </table:table-row>
            <table:table-row>
              <table:table-cell office:value-type="float" office:value="57700">
                <text:p>57700</text:p>
              </table:table-cell>
              <table:table-cell office:value-type="float" office:value="403900">
                <text:p>403900</text:p>
              </table:table-cell>
              <table:table-cell office:value-type="float" office:value="288500">
                <text:p>288500</text:p>
              </table:table-cell>
            </table:table-row>
            <table:table-row>
              <table:table-cell office:value-type="float" office:value="57800">
                <text:p>57800</text:p>
              </table:table-cell>
              <table:table-cell office:value-type="float" office:value="404600">
                <text:p>404600</text:p>
              </table:table-cell>
              <table:table-cell office:value-type="float" office:value="289000">
                <text:p>289000</text:p>
              </table:table-cell>
            </table:table-row>
            <table:table-row>
              <table:table-cell office:value-type="float" office:value="57900">
                <text:p>57900</text:p>
              </table:table-cell>
              <table:table-cell office:value-type="float" office:value="405300">
                <text:p>405300</text:p>
              </table:table-cell>
              <table:table-cell office:value-type="float" office:value="289500">
                <text:p>289500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406000">
                <text:p>406000</text:p>
              </table:table-cell>
              <table:table-cell office:value-type="float" office:value="290000">
                <text:p>290000</text:p>
              </table:table-cell>
            </table:table-row>
            <table:table-row>
              <table:table-cell office:value-type="float" office:value="58100">
                <text:p>58100</text:p>
              </table:table-cell>
              <table:table-cell office:value-type="float" office:value="406700">
                <text:p>406700</text:p>
              </table:table-cell>
              <table:table-cell office:value-type="float" office:value="290500">
                <text:p>290500</text:p>
              </table:table-cell>
            </table:table-row>
            <table:table-row>
              <table:table-cell office:value-type="float" office:value="58200">
                <text:p>58200</text:p>
              </table:table-cell>
              <table:table-cell office:value-type="float" office:value="407400">
                <text:p>407400</text:p>
              </table:table-cell>
              <table:table-cell office:value-type="float" office:value="291000">
                <text:p>291000</text:p>
              </table:table-cell>
            </table:table-row>
            <table:table-row>
              <table:table-cell office:value-type="float" office:value="58300">
                <text:p>58300</text:p>
              </table:table-cell>
              <table:table-cell office:value-type="float" office:value="408100">
                <text:p>408100</text:p>
              </table:table-cell>
              <table:table-cell office:value-type="float" office:value="291500">
                <text:p>291500</text:p>
              </table:table-cell>
            </table:table-row>
            <table:table-row>
              <table:table-cell office:value-type="float" office:value="58400">
                <text:p>58400</text:p>
              </table:table-cell>
              <table:table-cell office:value-type="float" office:value="408800">
                <text:p>408800</text:p>
              </table:table-cell>
              <table:table-cell office:value-type="float" office:value="292000">
                <text:p>292000</text:p>
              </table:table-cell>
            </table:table-row>
            <table:table-row>
              <table:table-cell office:value-type="float" office:value="58500">
                <text:p>58500</text:p>
              </table:table-cell>
              <table:table-cell office:value-type="float" office:value="409500">
                <text:p>409500</text:p>
              </table:table-cell>
              <table:table-cell office:value-type="float" office:value="292500">
                <text:p>292500</text:p>
              </table:table-cell>
            </table:table-row>
            <table:table-row>
              <table:table-cell office:value-type="float" office:value="58600">
                <text:p>58600</text:p>
              </table:table-cell>
              <table:table-cell office:value-type="float" office:value="410200">
                <text:p>410200</text:p>
              </table:table-cell>
              <table:table-cell office:value-type="float" office:value="293000">
                <text:p>293000</text:p>
              </table:table-cell>
            </table:table-row>
            <table:table-row>
              <table:table-cell office:value-type="float" office:value="58700">
                <text:p>58700</text:p>
              </table:table-cell>
              <table:table-cell office:value-type="float" office:value="410900">
                <text:p>410900</text:p>
              </table:table-cell>
              <table:table-cell office:value-type="float" office:value="293500">
                <text:p>293500</text:p>
              </table:table-cell>
            </table:table-row>
            <table:table-row>
              <table:table-cell office:value-type="float" office:value="58800">
                <text:p>58800</text:p>
              </table:table-cell>
              <table:table-cell office:value-type="float" office:value="411600">
                <text:p>411600</text:p>
              </table:table-cell>
              <table:table-cell office:value-type="float" office:value="294000">
                <text:p>294000</text:p>
              </table:table-cell>
            </table:table-row>
            <table:table-row>
              <table:table-cell office:value-type="float" office:value="58900">
                <text:p>58900</text:p>
              </table:table-cell>
              <table:table-cell office:value-type="float" office:value="412300">
                <text:p>412300</text:p>
              </table:table-cell>
              <table:table-cell office:value-type="float" office:value="294500">
                <text:p>294500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413000">
                <text:p>413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float" office:value="59100">
                <text:p>59100</text:p>
              </table:table-cell>
              <table:table-cell office:value-type="float" office:value="413700">
                <text:p>413700</text:p>
              </table:table-cell>
              <table:table-cell office:value-type="float" office:value="295500">
                <text:p>295500</text:p>
              </table:table-cell>
            </table:table-row>
            <table:table-row>
              <table:table-cell office:value-type="float" office:value="59200">
                <text:p>59200</text:p>
              </table:table-cell>
              <table:table-cell office:value-type="float" office:value="414400">
                <text:p>414400</text:p>
              </table:table-cell>
              <table:table-cell office:value-type="float" office:value="296000">
                <text:p>296000</text:p>
              </table:table-cell>
            </table:table-row>
            <table:table-row>
              <table:table-cell office:value-type="float" office:value="59300">
                <text:p>59300</text:p>
              </table:table-cell>
              <table:table-cell office:value-type="float" office:value="415100">
                <text:p>415100</text:p>
              </table:table-cell>
              <table:table-cell office:value-type="float" office:value="296500">
                <text:p>296500</text:p>
              </table:table-cell>
            </table:table-row>
            <table:table-row>
              <table:table-cell office:value-type="float" office:value="59400">
                <text:p>59400</text:p>
              </table:table-cell>
              <table:table-cell office:value-type="float" office:value="415800">
                <text:p>415800</text:p>
              </table:table-cell>
              <table:table-cell office:value-type="float" office:value="297000">
                <text:p>297000</text:p>
              </table:table-cell>
            </table:table-row>
            <table:table-row>
              <table:table-cell office:value-type="float" office:value="59500">
                <text:p>59500</text:p>
              </table:table-cell>
              <table:table-cell office:value-type="float" office:value="416500">
                <text:p>416500</text:p>
              </table:table-cell>
              <table:table-cell office:value-type="float" office:value="297500">
                <text:p>297500</text:p>
              </table:table-cell>
            </table:table-row>
            <table:table-row>
              <table:table-cell office:value-type="float" office:value="59600">
                <text:p>59600</text:p>
              </table:table-cell>
              <table:table-cell office:value-type="float" office:value="417200">
                <text:p>417200</text:p>
              </table:table-cell>
              <table:table-cell office:value-type="float" office:value="298000">
                <text:p>298000</text:p>
              </table:table-cell>
            </table:table-row>
            <table:table-row>
              <table:table-cell office:value-type="float" office:value="59700">
                <text:p>59700</text:p>
              </table:table-cell>
              <table:table-cell office:value-type="float" office:value="417900">
                <text:p>417900</text:p>
              </table:table-cell>
              <table:table-cell office:value-type="float" office:value="298500">
                <text:p>298500</text:p>
              </table:table-cell>
            </table:table-row>
            <table:table-row>
              <table:table-cell office:value-type="float" office:value="59800">
                <text:p>59800</text:p>
              </table:table-cell>
              <table:table-cell office:value-type="float" office:value="418600">
                <text:p>418600</text:p>
              </table:table-cell>
              <table:table-cell office:value-type="float" office:value="299000">
                <text:p>299000</text:p>
              </table:table-cell>
            </table:table-row>
            <table:table-row>
              <table:table-cell office:value-type="float" office:value="59900">
                <text:p>59900</text:p>
              </table:table-cell>
              <table:table-cell office:value-type="float" office:value="419300">
                <text:p>419300</text:p>
              </table:table-cell>
              <table:table-cell office:value-type="float" office:value="299500">
                <text:p>29950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420000">
                <text:p>42000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float" office:value="60100">
                <text:p>60100</text:p>
              </table:table-cell>
              <table:table-cell office:value-type="float" office:value="420700">
                <text:p>420700</text:p>
              </table:table-cell>
              <table:table-cell office:value-type="float" office:value="300500">
                <text:p>300500</text:p>
              </table:table-cell>
            </table:table-row>
            <table:table-row>
              <table:table-cell office:value-type="float" office:value="60200">
                <text:p>60200</text:p>
              </table:table-cell>
              <table:table-cell office:value-type="float" office:value="421400">
                <text:p>421400</text:p>
              </table:table-cell>
              <table:table-cell office:value-type="float" office:value="301000">
                <text:p>301000</text:p>
              </table:table-cell>
            </table:table-row>
            <table:table-row>
              <table:table-cell office:value-type="float" office:value="60300">
                <text:p>60300</text:p>
              </table:table-cell>
              <table:table-cell office:value-type="float" office:value="422100">
                <text:p>422100</text:p>
              </table:table-cell>
              <table:table-cell office:value-type="float" office:value="301500">
                <text:p>301500</text:p>
              </table:table-cell>
            </table:table-row>
            <table:table-row>
              <table:table-cell office:value-type="float" office:value="60400">
                <text:p>60400</text:p>
              </table:table-cell>
              <table:table-cell office:value-type="float" office:value="422800">
                <text:p>422800</text:p>
              </table:table-cell>
              <table:table-cell office:value-type="float" office:value="302000">
                <text:p>302000</text:p>
              </table:table-cell>
            </table:table-row>
            <table:table-row>
              <table:table-cell office:value-type="float" office:value="60500">
                <text:p>60500</text:p>
              </table:table-cell>
              <table:table-cell office:value-type="float" office:value="423500">
                <text:p>423500</text:p>
              </table:table-cell>
              <table:table-cell office:value-type="float" office:value="302500">
                <text:p>302500</text:p>
              </table:table-cell>
            </table:table-row>
            <table:table-row>
              <table:table-cell office:value-type="float" office:value="60600">
                <text:p>60600</text:p>
              </table:table-cell>
              <table:table-cell office:value-type="float" office:value="424200">
                <text:p>424200</text:p>
              </table:table-cell>
              <table:table-cell office:value-type="float" office:value="303000">
                <text:p>303000</text:p>
              </table:table-cell>
            </table:table-row>
            <table:table-row>
              <table:table-cell office:value-type="float" office:value="60700">
                <text:p>60700</text:p>
              </table:table-cell>
              <table:table-cell office:value-type="float" office:value="424900">
                <text:p>424900</text:p>
              </table:table-cell>
              <table:table-cell office:value-type="float" office:value="303500">
                <text:p>303500</text:p>
              </table:table-cell>
            </table:table-row>
            <table:table-row>
              <table:table-cell office:value-type="float" office:value="60800">
                <text:p>60800</text:p>
              </table:table-cell>
              <table:table-cell office:value-type="float" office:value="425600">
                <text:p>425600</text:p>
              </table:table-cell>
              <table:table-cell office:value-type="float" office:value="304000">
                <text:p>304000</text:p>
              </table:table-cell>
            </table:table-row>
            <table:table-row>
              <table:table-cell office:value-type="float" office:value="60900">
                <text:p>60900</text:p>
              </table:table-cell>
              <table:table-cell office:value-type="float" office:value="426300">
                <text:p>426300</text:p>
              </table:table-cell>
              <table:table-cell office:value-type="float" office:value="304500">
                <text:p>304500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427000">
                <text:p>427000</text:p>
              </table:table-cell>
              <table:table-cell office:value-type="float" office:value="305000">
                <text:p>305000</text:p>
              </table:table-cell>
            </table:table-row>
            <table:table-row>
              <table:table-cell office:value-type="float" office:value="61100">
                <text:p>61100</text:p>
              </table:table-cell>
              <table:table-cell office:value-type="float" office:value="427700">
                <text:p>427700</text:p>
              </table:table-cell>
              <table:table-cell office:value-type="float" office:value="305500">
                <text:p>305500</text:p>
              </table:table-cell>
            </table:table-row>
            <table:table-row>
              <table:table-cell office:value-type="float" office:value="61200">
                <text:p>61200</text:p>
              </table:table-cell>
              <table:table-cell office:value-type="float" office:value="428400">
                <text:p>428400</text:p>
              </table:table-cell>
              <table:table-cell office:value-type="float" office:value="306000">
                <text:p>306000</text:p>
              </table:table-cell>
            </table:table-row>
            <table:table-row>
              <table:table-cell office:value-type="float" office:value="61300">
                <text:p>61300</text:p>
              </table:table-cell>
              <table:table-cell office:value-type="float" office:value="429100">
                <text:p>429100</text:p>
              </table:table-cell>
              <table:table-cell office:value-type="float" office:value="306500">
                <text:p>306500</text:p>
              </table:table-cell>
            </table:table-row>
            <table:table-row>
              <table:table-cell office:value-type="float" office:value="61400">
                <text:p>61400</text:p>
              </table:table-cell>
              <table:table-cell office:value-type="float" office:value="429800">
                <text:p>429800</text:p>
              </table:table-cell>
              <table:table-cell office:value-type="float" office:value="307000">
                <text:p>307000</text:p>
              </table:table-cell>
            </table:table-row>
            <table:table-row>
              <table:table-cell office:value-type="float" office:value="61500">
                <text:p>61500</text:p>
              </table:table-cell>
              <table:table-cell office:value-type="float" office:value="430500">
                <text:p>430500</text:p>
              </table:table-cell>
              <table:table-cell office:value-type="float" office:value="307500">
                <text:p>307500</text:p>
              </table:table-cell>
            </table:table-row>
            <table:table-row>
              <table:table-cell office:value-type="float" office:value="61600">
                <text:p>61600</text:p>
              </table:table-cell>
              <table:table-cell office:value-type="float" office:value="431200">
                <text:p>431200</text:p>
              </table:table-cell>
              <table:table-cell office:value-type="float" office:value="308000">
                <text:p>308000</text:p>
              </table:table-cell>
            </table:table-row>
            <table:table-row>
              <table:table-cell office:value-type="float" office:value="61700">
                <text:p>61700</text:p>
              </table:table-cell>
              <table:table-cell office:value-type="float" office:value="431900">
                <text:p>431900</text:p>
              </table:table-cell>
              <table:table-cell office:value-type="float" office:value="308500">
                <text:p>308500</text:p>
              </table:table-cell>
            </table:table-row>
            <table:table-row>
              <table:table-cell office:value-type="float" office:value="61800">
                <text:p>61800</text:p>
              </table:table-cell>
              <table:table-cell office:value-type="float" office:value="432600">
                <text:p>432600</text:p>
              </table:table-cell>
              <table:table-cell office:value-type="float" office:value="309000">
                <text:p>309000</text:p>
              </table:table-cell>
            </table:table-row>
            <table:table-row>
              <table:table-cell office:value-type="float" office:value="61900">
                <text:p>61900</text:p>
              </table:table-cell>
              <table:table-cell office:value-type="float" office:value="433300">
                <text:p>433300</text:p>
              </table:table-cell>
              <table:table-cell office:value-type="float" office:value="309500">
                <text:p>309500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434000">
                <text:p>434000</text:p>
              </table:table-cell>
              <table:table-cell office:value-type="float" office:value="310000">
                <text:p>310000</text:p>
              </table:table-cell>
            </table:table-row>
            <table:table-row>
              <table:table-cell office:value-type="float" office:value="62100">
                <text:p>62100</text:p>
              </table:table-cell>
              <table:table-cell office:value-type="float" office:value="434700">
                <text:p>434700</text:p>
              </table:table-cell>
              <table:table-cell office:value-type="float" office:value="310500">
                <text:p>310500</text:p>
              </table:table-cell>
            </table:table-row>
            <table:table-row>
              <table:table-cell office:value-type="float" office:value="62200">
                <text:p>62200</text:p>
              </table:table-cell>
              <table:table-cell office:value-type="float" office:value="435400">
                <text:p>435400</text:p>
              </table:table-cell>
              <table:table-cell office:value-type="float" office:value="311000">
                <text:p>311000</text:p>
              </table:table-cell>
            </table:table-row>
            <table:table-row>
              <table:table-cell office:value-type="float" office:value="62300">
                <text:p>62300</text:p>
              </table:table-cell>
              <table:table-cell office:value-type="float" office:value="436100">
                <text:p>436100</text:p>
              </table:table-cell>
              <table:table-cell office:value-type="float" office:value="311500">
                <text:p>311500</text:p>
              </table:table-cell>
            </table:table-row>
            <table:table-row>
              <table:table-cell office:value-type="float" office:value="62400">
                <text:p>62400</text:p>
              </table:table-cell>
              <table:table-cell office:value-type="float" office:value="436800">
                <text:p>436800</text:p>
              </table:table-cell>
              <table:table-cell office:value-type="float" office:value="312000">
                <text:p>312000</text:p>
              </table:table-cell>
            </table:table-row>
            <table:table-row>
              <table:table-cell office:value-type="float" office:value="62500">
                <text:p>62500</text:p>
              </table:table-cell>
              <table:table-cell office:value-type="float" office:value="437500">
                <text:p>437500</text:p>
              </table:table-cell>
              <table:table-cell office:value-type="float" office:value="312500">
                <text:p>312500</text:p>
              </table:table-cell>
            </table:table-row>
            <table:table-row>
              <table:table-cell office:value-type="float" office:value="62600">
                <text:p>62600</text:p>
              </table:table-cell>
              <table:table-cell office:value-type="float" office:value="438200">
                <text:p>438200</text:p>
              </table:table-cell>
              <table:table-cell office:value-type="float" office:value="313000">
                <text:p>313000</text:p>
              </table:table-cell>
            </table:table-row>
            <table:table-row>
              <table:table-cell office:value-type="float" office:value="62700">
                <text:p>62700</text:p>
              </table:table-cell>
              <table:table-cell office:value-type="float" office:value="438900">
                <text:p>438900</text:p>
              </table:table-cell>
              <table:table-cell office:value-type="float" office:value="313500">
                <text:p>313500</text:p>
              </table:table-cell>
            </table:table-row>
            <table:table-row>
              <table:table-cell office:value-type="float" office:value="62800">
                <text:p>62800</text:p>
              </table:table-cell>
              <table:table-cell office:value-type="float" office:value="439600">
                <text:p>439600</text:p>
              </table:table-cell>
              <table:table-cell office:value-type="float" office:value="314000">
                <text:p>314000</text:p>
              </table:table-cell>
            </table:table-row>
            <table:table-row>
              <table:table-cell office:value-type="float" office:value="62900">
                <text:p>62900</text:p>
              </table:table-cell>
              <table:table-cell office:value-type="float" office:value="440300">
                <text:p>440300</text:p>
              </table:table-cell>
              <table:table-cell office:value-type="float" office:value="314500">
                <text:p>314500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441000">
                <text:p>441000</text:p>
              </table:table-cell>
              <table:table-cell office:value-type="float" office:value="315000">
                <text:p>315000</text:p>
              </table:table-cell>
            </table:table-row>
            <table:table-row>
              <table:table-cell office:value-type="float" office:value="63100">
                <text:p>63100</text:p>
              </table:table-cell>
              <table:table-cell office:value-type="float" office:value="441700">
                <text:p>441700</text:p>
              </table:table-cell>
              <table:table-cell office:value-type="float" office:value="315500">
                <text:p>315500</text:p>
              </table:table-cell>
            </table:table-row>
            <table:table-row>
              <table:table-cell office:value-type="float" office:value="63200">
                <text:p>63200</text:p>
              </table:table-cell>
              <table:table-cell office:value-type="float" office:value="442400">
                <text:p>442400</text:p>
              </table:table-cell>
              <table:table-cell office:value-type="float" office:value="316000">
                <text:p>316000</text:p>
              </table:table-cell>
            </table:table-row>
            <table:table-row>
              <table:table-cell office:value-type="float" office:value="63300">
                <text:p>63300</text:p>
              </table:table-cell>
              <table:table-cell office:value-type="float" office:value="443100">
                <text:p>443100</text:p>
              </table:table-cell>
              <table:table-cell office:value-type="float" office:value="316500">
                <text:p>316500</text:p>
              </table:table-cell>
            </table:table-row>
            <table:table-row>
              <table:table-cell office:value-type="float" office:value="63400">
                <text:p>63400</text:p>
              </table:table-cell>
              <table:table-cell office:value-type="float" office:value="443800">
                <text:p>443800</text:p>
              </table:table-cell>
              <table:table-cell office:value-type="float" office:value="317000">
                <text:p>317000</text:p>
              </table:table-cell>
            </table:table-row>
            <table:table-row>
              <table:table-cell office:value-type="float" office:value="63500">
                <text:p>63500</text:p>
              </table:table-cell>
              <table:table-cell office:value-type="float" office:value="444500">
                <text:p>444500</text:p>
              </table:table-cell>
              <table:table-cell office:value-type="float" office:value="317500">
                <text:p>317500</text:p>
              </table:table-cell>
            </table:table-row>
            <table:table-row>
              <table:table-cell office:value-type="float" office:value="63600">
                <text:p>63600</text:p>
              </table:table-cell>
              <table:table-cell office:value-type="float" office:value="445200">
                <text:p>445200</text:p>
              </table:table-cell>
              <table:table-cell office:value-type="float" office:value="318000">
                <text:p>318000</text:p>
              </table:table-cell>
            </table:table-row>
            <table:table-row>
              <table:table-cell office:value-type="float" office:value="63700">
                <text:p>63700</text:p>
              </table:table-cell>
              <table:table-cell office:value-type="float" office:value="445900">
                <text:p>445900</text:p>
              </table:table-cell>
              <table:table-cell office:value-type="float" office:value="318500">
                <text:p>318500</text:p>
              </table:table-cell>
            </table:table-row>
            <table:table-row>
              <table:table-cell office:value-type="float" office:value="63800">
                <text:p>63800</text:p>
              </table:table-cell>
              <table:table-cell office:value-type="float" office:value="446600">
                <text:p>446600</text:p>
              </table:table-cell>
              <table:table-cell office:value-type="float" office:value="319000">
                <text:p>319000</text:p>
              </table:table-cell>
            </table:table-row>
            <table:table-row>
              <table:table-cell office:value-type="float" office:value="63900">
                <text:p>63900</text:p>
              </table:table-cell>
              <table:table-cell office:value-type="float" office:value="447300">
                <text:p>447300</text:p>
              </table:table-cell>
              <table:table-cell office:value-type="float" office:value="319500">
                <text:p>319500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448000">
                <text:p>448000</text:p>
              </table:table-cell>
              <table:table-cell office:value-type="float" office:value="320000">
                <text:p>320000</text:p>
              </table:table-cell>
            </table:table-row>
            <table:table-row>
              <table:table-cell office:value-type="float" office:value="64100">
                <text:p>64100</text:p>
              </table:table-cell>
              <table:table-cell office:value-type="float" office:value="448700">
                <text:p>448700</text:p>
              </table:table-cell>
              <table:table-cell office:value-type="float" office:value="320500">
                <text:p>320500</text:p>
              </table:table-cell>
            </table:table-row>
            <table:table-row>
              <table:table-cell office:value-type="float" office:value="64200">
                <text:p>64200</text:p>
              </table:table-cell>
              <table:table-cell office:value-type="float" office:value="449400">
                <text:p>449400</text:p>
              </table:table-cell>
              <table:table-cell office:value-type="float" office:value="321000">
                <text:p>321000</text:p>
              </table:table-cell>
            </table:table-row>
            <table:table-row>
              <table:table-cell office:value-type="float" office:value="64300">
                <text:p>64300</text:p>
              </table:table-cell>
              <table:table-cell office:value-type="float" office:value="450100">
                <text:p>450100</text:p>
              </table:table-cell>
              <table:table-cell office:value-type="float" office:value="321500">
                <text:p>321500</text:p>
              </table:table-cell>
            </table:table-row>
            <table:table-row>
              <table:table-cell office:value-type="float" office:value="64400">
                <text:p>64400</text:p>
              </table:table-cell>
              <table:table-cell office:value-type="float" office:value="450800">
                <text:p>450800</text:p>
              </table:table-cell>
              <table:table-cell office:value-type="float" office:value="322000">
                <text:p>322000</text:p>
              </table:table-cell>
            </table:table-row>
            <table:table-row>
              <table:table-cell office:value-type="float" office:value="64500">
                <text:p>64500</text:p>
              </table:table-cell>
              <table:table-cell office:value-type="float" office:value="451500">
                <text:p>451500</text:p>
              </table:table-cell>
              <table:table-cell office:value-type="float" office:value="322500">
                <text:p>322500</text:p>
              </table:table-cell>
            </table:table-row>
            <table:table-row>
              <table:table-cell office:value-type="float" office:value="64600">
                <text:p>64600</text:p>
              </table:table-cell>
              <table:table-cell office:value-type="float" office:value="452200">
                <text:p>452200</text:p>
              </table:table-cell>
              <table:table-cell office:value-type="float" office:value="323000">
                <text:p>323000</text:p>
              </table:table-cell>
            </table:table-row>
            <table:table-row>
              <table:table-cell office:value-type="float" office:value="64700">
                <text:p>64700</text:p>
              </table:table-cell>
              <table:table-cell office:value-type="float" office:value="452900">
                <text:p>452900</text:p>
              </table:table-cell>
              <table:table-cell office:value-type="float" office:value="323500">
                <text:p>323500</text:p>
              </table:table-cell>
            </table:table-row>
            <table:table-row>
              <table:table-cell office:value-type="float" office:value="64800">
                <text:p>64800</text:p>
              </table:table-cell>
              <table:table-cell office:value-type="float" office:value="453600">
                <text:p>453600</text:p>
              </table:table-cell>
              <table:table-cell office:value-type="float" office:value="324000">
                <text:p>324000</text:p>
              </table:table-cell>
            </table:table-row>
            <table:table-row>
              <table:table-cell office:value-type="float" office:value="64900">
                <text:p>64900</text:p>
              </table:table-cell>
              <table:table-cell office:value-type="float" office:value="454300">
                <text:p>454300</text:p>
              </table:table-cell>
              <table:table-cell office:value-type="float" office:value="324500">
                <text:p>324500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455000">
                <text:p>455000</text:p>
              </table:table-cell>
              <table:table-cell office:value-type="float" office:value="325000">
                <text:p>325000</text:p>
              </table:table-cell>
            </table:table-row>
            <table:table-row>
              <table:table-cell office:value-type="float" office:value="65100">
                <text:p>65100</text:p>
              </table:table-cell>
              <table:table-cell office:value-type="float" office:value="455700">
                <text:p>455700</text:p>
              </table:table-cell>
              <table:table-cell office:value-type="float" office:value="325500">
                <text:p>325500</text:p>
              </table:table-cell>
            </table:table-row>
            <table:table-row>
              <table:table-cell office:value-type="float" office:value="65200">
                <text:p>65200</text:p>
              </table:table-cell>
              <table:table-cell office:value-type="float" office:value="456400">
                <text:p>456400</text:p>
              </table:table-cell>
              <table:table-cell office:value-type="float" office:value="326000">
                <text:p>326000</text:p>
              </table:table-cell>
            </table:table-row>
            <table:table-row>
              <table:table-cell office:value-type="float" office:value="65300">
                <text:p>65300</text:p>
              </table:table-cell>
              <table:table-cell office:value-type="float" office:value="457100">
                <text:p>457100</text:p>
              </table:table-cell>
              <table:table-cell office:value-type="float" office:value="326500">
                <text:p>326500</text:p>
              </table:table-cell>
            </table:table-row>
            <table:table-row>
              <table:table-cell office:value-type="float" office:value="65400">
                <text:p>65400</text:p>
              </table:table-cell>
              <table:table-cell office:value-type="float" office:value="457800">
                <text:p>457800</text:p>
              </table:table-cell>
              <table:table-cell office:value-type="float" office:value="327000">
                <text:p>327000</text:p>
              </table:table-cell>
            </table:table-row>
            <table:table-row>
              <table:table-cell office:value-type="float" office:value="65500">
                <text:p>65500</text:p>
              </table:table-cell>
              <table:table-cell office:value-type="float" office:value="458500">
                <text:p>458500</text:p>
              </table:table-cell>
              <table:table-cell office:value-type="float" office:value="327500">
                <text:p>327500</text:p>
              </table:table-cell>
            </table:table-row>
            <table:table-row>
              <table:table-cell office:value-type="float" office:value="65600">
                <text:p>65600</text:p>
              </table:table-cell>
              <table:table-cell office:value-type="float" office:value="459200">
                <text:p>459200</text:p>
              </table:table-cell>
              <table:table-cell office:value-type="float" office:value="328000">
                <text:p>328000</text:p>
              </table:table-cell>
            </table:table-row>
            <table:table-row>
              <table:table-cell office:value-type="float" office:value="65700">
                <text:p>65700</text:p>
              </table:table-cell>
              <table:table-cell office:value-type="float" office:value="459900">
                <text:p>459900</text:p>
              </table:table-cell>
              <table:table-cell office:value-type="float" office:value="328500">
                <text:p>328500</text:p>
              </table:table-cell>
            </table:table-row>
            <table:table-row>
              <table:table-cell office:value-type="float" office:value="65800">
                <text:p>65800</text:p>
              </table:table-cell>
              <table:table-cell office:value-type="float" office:value="460600">
                <text:p>460600</text:p>
              </table:table-cell>
              <table:table-cell office:value-type="float" office:value="329000">
                <text:p>329000</text:p>
              </table:table-cell>
            </table:table-row>
            <table:table-row>
              <table:table-cell office:value-type="float" office:value="65900">
                <text:p>65900</text:p>
              </table:table-cell>
              <table:table-cell office:value-type="float" office:value="461300">
                <text:p>461300</text:p>
              </table:table-cell>
              <table:table-cell office:value-type="float" office:value="329500">
                <text:p>329500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462000">
                <text:p>462000</text:p>
              </table:table-cell>
              <table:table-cell office:value-type="float" office:value="330000">
                <text:p>330000</text:p>
              </table:table-cell>
            </table:table-row>
            <table:table-row>
              <table:table-cell office:value-type="float" office:value="66100">
                <text:p>66100</text:p>
              </table:table-cell>
              <table:table-cell office:value-type="float" office:value="462700">
                <text:p>462700</text:p>
              </table:table-cell>
              <table:table-cell office:value-type="float" office:value="330500">
                <text:p>330500</text:p>
              </table:table-cell>
            </table:table-row>
            <table:table-row>
              <table:table-cell office:value-type="float" office:value="66200">
                <text:p>66200</text:p>
              </table:table-cell>
              <table:table-cell office:value-type="float" office:value="463400">
                <text:p>463400</text:p>
              </table:table-cell>
              <table:table-cell office:value-type="float" office:value="331000">
                <text:p>331000</text:p>
              </table:table-cell>
            </table:table-row>
            <table:table-row>
              <table:table-cell office:value-type="float" office:value="66300">
                <text:p>66300</text:p>
              </table:table-cell>
              <table:table-cell office:value-type="float" office:value="464100">
                <text:p>464100</text:p>
              </table:table-cell>
              <table:table-cell office:value-type="float" office:value="331500">
                <text:p>331500</text:p>
              </table:table-cell>
            </table:table-row>
            <table:table-row>
              <table:table-cell office:value-type="float" office:value="66400">
                <text:p>66400</text:p>
              </table:table-cell>
              <table:table-cell office:value-type="float" office:value="464800">
                <text:p>464800</text:p>
              </table:table-cell>
              <table:table-cell office:value-type="float" office:value="332000">
                <text:p>332000</text:p>
              </table:table-cell>
            </table:table-row>
            <table:table-row>
              <table:table-cell office:value-type="float" office:value="66500">
                <text:p>66500</text:p>
              </table:table-cell>
              <table:table-cell office:value-type="float" office:value="465500">
                <text:p>465500</text:p>
              </table:table-cell>
              <table:table-cell office:value-type="float" office:value="332500">
                <text:p>332500</text:p>
              </table:table-cell>
            </table:table-row>
            <table:table-row>
              <table:table-cell office:value-type="float" office:value="66600">
                <text:p>66600</text:p>
              </table:table-cell>
              <table:table-cell office:value-type="float" office:value="466200">
                <text:p>466200</text:p>
              </table:table-cell>
              <table:table-cell office:value-type="float" office:value="333000">
                <text:p>333000</text:p>
              </table:table-cell>
            </table:table-row>
            <table:table-row>
              <table:table-cell office:value-type="float" office:value="66700">
                <text:p>66700</text:p>
              </table:table-cell>
              <table:table-cell office:value-type="float" office:value="466900">
                <text:p>466900</text:p>
              </table:table-cell>
              <table:table-cell office:value-type="float" office:value="333500">
                <text:p>333500</text:p>
              </table:table-cell>
            </table:table-row>
            <table:table-row>
              <table:table-cell office:value-type="float" office:value="66800">
                <text:p>66800</text:p>
              </table:table-cell>
              <table:table-cell office:value-type="float" office:value="467600">
                <text:p>467600</text:p>
              </table:table-cell>
              <table:table-cell office:value-type="float" office:value="334000">
                <text:p>334000</text:p>
              </table:table-cell>
            </table:table-row>
            <table:table-row>
              <table:table-cell office:value-type="float" office:value="66900">
                <text:p>66900</text:p>
              </table:table-cell>
              <table:table-cell office:value-type="float" office:value="468300">
                <text:p>468300</text:p>
              </table:table-cell>
              <table:table-cell office:value-type="float" office:value="334500">
                <text:p>334500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469000">
                <text:p>469000</text:p>
              </table:table-cell>
              <table:table-cell office:value-type="float" office:value="335000">
                <text:p>335000</text:p>
              </table:table-cell>
            </table:table-row>
            <table:table-row>
              <table:table-cell office:value-type="float" office:value="67100">
                <text:p>67100</text:p>
              </table:table-cell>
              <table:table-cell office:value-type="float" office:value="469700">
                <text:p>469700</text:p>
              </table:table-cell>
              <table:table-cell office:value-type="float" office:value="335500">
                <text:p>335500</text:p>
              </table:table-cell>
            </table:table-row>
            <table:table-row>
              <table:table-cell office:value-type="float" office:value="67200">
                <text:p>67200</text:p>
              </table:table-cell>
              <table:table-cell office:value-type="float" office:value="470400">
                <text:p>470400</text:p>
              </table:table-cell>
              <table:table-cell office:value-type="float" office:value="336000">
                <text:p>336000</text:p>
              </table:table-cell>
            </table:table-row>
            <table:table-row>
              <table:table-cell office:value-type="float" office:value="67300">
                <text:p>67300</text:p>
              </table:table-cell>
              <table:table-cell office:value-type="float" office:value="471100">
                <text:p>471100</text:p>
              </table:table-cell>
              <table:table-cell office:value-type="float" office:value="336500">
                <text:p>336500</text:p>
              </table:table-cell>
            </table:table-row>
            <table:table-row>
              <table:table-cell office:value-type="float" office:value="67400">
                <text:p>67400</text:p>
              </table:table-cell>
              <table:table-cell office:value-type="float" office:value="471800">
                <text:p>471800</text:p>
              </table:table-cell>
              <table:table-cell office:value-type="float" office:value="337000">
                <text:p>337000</text:p>
              </table:table-cell>
            </table:table-row>
            <table:table-row>
              <table:table-cell office:value-type="float" office:value="67500">
                <text:p>67500</text:p>
              </table:table-cell>
              <table:table-cell office:value-type="float" office:value="472500">
                <text:p>472500</text:p>
              </table:table-cell>
              <table:table-cell office:value-type="float" office:value="337500">
                <text:p>337500</text:p>
              </table:table-cell>
            </table:table-row>
            <table:table-row>
              <table:table-cell office:value-type="float" office:value="67600">
                <text:p>67600</text:p>
              </table:table-cell>
              <table:table-cell office:value-type="float" office:value="473200">
                <text:p>473200</text:p>
              </table:table-cell>
              <table:table-cell office:value-type="float" office:value="338000">
                <text:p>338000</text:p>
              </table:table-cell>
            </table:table-row>
            <table:table-row>
              <table:table-cell office:value-type="float" office:value="67700">
                <text:p>67700</text:p>
              </table:table-cell>
              <table:table-cell office:value-type="float" office:value="473900">
                <text:p>473900</text:p>
              </table:table-cell>
              <table:table-cell office:value-type="float" office:value="338500">
                <text:p>338500</text:p>
              </table:table-cell>
            </table:table-row>
            <table:table-row>
              <table:table-cell office:value-type="float" office:value="67800">
                <text:p>67800</text:p>
              </table:table-cell>
              <table:table-cell office:value-type="float" office:value="474600">
                <text:p>474600</text:p>
              </table:table-cell>
              <table:table-cell office:value-type="float" office:value="339000">
                <text:p>339000</text:p>
              </table:table-cell>
            </table:table-row>
            <table:table-row>
              <table:table-cell office:value-type="float" office:value="67900">
                <text:p>67900</text:p>
              </table:table-cell>
              <table:table-cell office:value-type="float" office:value="475300">
                <text:p>475300</text:p>
              </table:table-cell>
              <table:table-cell office:value-type="float" office:value="339500">
                <text:p>339500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476000">
                <text:p>476000</text:p>
              </table:table-cell>
              <table:table-cell office:value-type="float" office:value="340000">
                <text:p>340000</text:p>
              </table:table-cell>
            </table:table-row>
            <table:table-row>
              <table:table-cell office:value-type="float" office:value="68100">
                <text:p>68100</text:p>
              </table:table-cell>
              <table:table-cell office:value-type="float" office:value="476700">
                <text:p>476700</text:p>
              </table:table-cell>
              <table:table-cell office:value-type="float" office:value="340500">
                <text:p>340500</text:p>
              </table:table-cell>
            </table:table-row>
            <table:table-row>
              <table:table-cell office:value-type="float" office:value="68200">
                <text:p>68200</text:p>
              </table:table-cell>
              <table:table-cell office:value-type="float" office:value="477400">
                <text:p>477400</text:p>
              </table:table-cell>
              <table:table-cell office:value-type="float" office:value="341000">
                <text:p>341000</text:p>
              </table:table-cell>
            </table:table-row>
            <table:table-row>
              <table:table-cell office:value-type="float" office:value="68300">
                <text:p>68300</text:p>
              </table:table-cell>
              <table:table-cell office:value-type="float" office:value="478100">
                <text:p>478100</text:p>
              </table:table-cell>
              <table:table-cell office:value-type="float" office:value="341500">
                <text:p>341500</text:p>
              </table:table-cell>
            </table:table-row>
            <table:table-row>
              <table:table-cell office:value-type="float" office:value="68400">
                <text:p>68400</text:p>
              </table:table-cell>
              <table:table-cell office:value-type="float" office:value="478800">
                <text:p>478800</text:p>
              </table:table-cell>
              <table:table-cell office:value-type="float" office:value="342000">
                <text:p>342000</text:p>
              </table:table-cell>
            </table:table-row>
            <table:table-row>
              <table:table-cell office:value-type="float" office:value="68500">
                <text:p>68500</text:p>
              </table:table-cell>
              <table:table-cell office:value-type="float" office:value="479500">
                <text:p>479500</text:p>
              </table:table-cell>
              <table:table-cell office:value-type="float" office:value="342500">
                <text:p>342500</text:p>
              </table:table-cell>
            </table:table-row>
            <table:table-row>
              <table:table-cell office:value-type="float" office:value="68600">
                <text:p>68600</text:p>
              </table:table-cell>
              <table:table-cell office:value-type="float" office:value="480200">
                <text:p>480200</text:p>
              </table:table-cell>
              <table:table-cell office:value-type="float" office:value="343000">
                <text:p>343000</text:p>
              </table:table-cell>
            </table:table-row>
            <table:table-row>
              <table:table-cell office:value-type="float" office:value="68700">
                <text:p>68700</text:p>
              </table:table-cell>
              <table:table-cell office:value-type="float" office:value="480900">
                <text:p>480900</text:p>
              </table:table-cell>
              <table:table-cell office:value-type="float" office:value="343500">
                <text:p>343500</text:p>
              </table:table-cell>
            </table:table-row>
            <table:table-row>
              <table:table-cell office:value-type="float" office:value="68800">
                <text:p>68800</text:p>
              </table:table-cell>
              <table:table-cell office:value-type="float" office:value="481600">
                <text:p>481600</text:p>
              </table:table-cell>
              <table:table-cell office:value-type="float" office:value="344000">
                <text:p>344000</text:p>
              </table:table-cell>
            </table:table-row>
            <table:table-row>
              <table:table-cell office:value-type="float" office:value="68900">
                <text:p>68900</text:p>
              </table:table-cell>
              <table:table-cell office:value-type="float" office:value="482300">
                <text:p>482300</text:p>
              </table:table-cell>
              <table:table-cell office:value-type="float" office:value="344500">
                <text:p>344500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483000">
                <text:p>483000</text:p>
              </table:table-cell>
              <table:table-cell office:value-type="float" office:value="345000">
                <text:p>345000</text:p>
              </table:table-cell>
            </table:table-row>
            <table:table-row>
              <table:table-cell office:value-type="float" office:value="69100">
                <text:p>69100</text:p>
              </table:table-cell>
              <table:table-cell office:value-type="float" office:value="483700">
                <text:p>483700</text:p>
              </table:table-cell>
              <table:table-cell office:value-type="float" office:value="345500">
                <text:p>345500</text:p>
              </table:table-cell>
            </table:table-row>
            <table:table-row>
              <table:table-cell office:value-type="float" office:value="69200">
                <text:p>69200</text:p>
              </table:table-cell>
              <table:table-cell office:value-type="float" office:value="484400">
                <text:p>484400</text:p>
              </table:table-cell>
              <table:table-cell office:value-type="float" office:value="346000">
                <text:p>346000</text:p>
              </table:table-cell>
            </table:table-row>
            <table:table-row>
              <table:table-cell office:value-type="float" office:value="69300">
                <text:p>69300</text:p>
              </table:table-cell>
              <table:table-cell office:value-type="float" office:value="485100">
                <text:p>485100</text:p>
              </table:table-cell>
              <table:table-cell office:value-type="float" office:value="346500">
                <text:p>346500</text:p>
              </table:table-cell>
            </table:table-row>
            <table:table-row>
              <table:table-cell office:value-type="float" office:value="69400">
                <text:p>69400</text:p>
              </table:table-cell>
              <table:table-cell office:value-type="float" office:value="485800">
                <text:p>485800</text:p>
              </table:table-cell>
              <table:table-cell office:value-type="float" office:value="347000">
                <text:p>347000</text:p>
              </table:table-cell>
            </table:table-row>
            <table:table-row>
              <table:table-cell office:value-type="float" office:value="69500">
                <text:p>69500</text:p>
              </table:table-cell>
              <table:table-cell office:value-type="float" office:value="486500">
                <text:p>486500</text:p>
              </table:table-cell>
              <table:table-cell office:value-type="float" office:value="347500">
                <text:p>347500</text:p>
              </table:table-cell>
            </table:table-row>
            <table:table-row>
              <table:table-cell office:value-type="float" office:value="69600">
                <text:p>69600</text:p>
              </table:table-cell>
              <table:table-cell office:value-type="float" office:value="487200">
                <text:p>487200</text:p>
              </table:table-cell>
              <table:table-cell office:value-type="float" office:value="348000">
                <text:p>348000</text:p>
              </table:table-cell>
            </table:table-row>
            <table:table-row>
              <table:table-cell office:value-type="float" office:value="69700">
                <text:p>69700</text:p>
              </table:table-cell>
              <table:table-cell office:value-type="float" office:value="487900">
                <text:p>487900</text:p>
              </table:table-cell>
              <table:table-cell office:value-type="float" office:value="348500">
                <text:p>348500</text:p>
              </table:table-cell>
            </table:table-row>
            <table:table-row>
              <table:table-cell office:value-type="float" office:value="69800">
                <text:p>69800</text:p>
              </table:table-cell>
              <table:table-cell office:value-type="float" office:value="488600">
                <text:p>488600</text:p>
              </table:table-cell>
              <table:table-cell office:value-type="float" office:value="349000">
                <text:p>349000</text:p>
              </table:table-cell>
            </table:table-row>
            <table:table-row>
              <table:table-cell office:value-type="float" office:value="69900">
                <text:p>69900</text:p>
              </table:table-cell>
              <table:table-cell office:value-type="float" office:value="489300">
                <text:p>489300</text:p>
              </table:table-cell>
              <table:table-cell office:value-type="float" office:value="349500">
                <text:p>349500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490000">
                <text:p>490000</text:p>
              </table:table-cell>
              <table:table-cell office:value-type="float" office:value="350000">
                <text:p>350000</text:p>
              </table:table-cell>
            </table:table-row>
            <table:table-row>
              <table:table-cell office:value-type="float" office:value="70100">
                <text:p>70100</text:p>
              </table:table-cell>
              <table:table-cell office:value-type="float" office:value="490700">
                <text:p>490700</text:p>
              </table:table-cell>
              <table:table-cell office:value-type="float" office:value="350500">
                <text:p>350500</text:p>
              </table:table-cell>
            </table:table-row>
            <table:table-row>
              <table:table-cell office:value-type="float" office:value="70200">
                <text:p>70200</text:p>
              </table:table-cell>
              <table:table-cell office:value-type="float" office:value="491400">
                <text:p>491400</text:p>
              </table:table-cell>
              <table:table-cell office:value-type="float" office:value="351000">
                <text:p>351000</text:p>
              </table:table-cell>
            </table:table-row>
            <table:table-row>
              <table:table-cell office:value-type="float" office:value="70300">
                <text:p>70300</text:p>
              </table:table-cell>
              <table:table-cell office:value-type="float" office:value="492100">
                <text:p>492100</text:p>
              </table:table-cell>
              <table:table-cell office:value-type="float" office:value="351500">
                <text:p>351500</text:p>
              </table:table-cell>
            </table:table-row>
            <table:table-row>
              <table:table-cell office:value-type="float" office:value="70400">
                <text:p>70400</text:p>
              </table:table-cell>
              <table:table-cell office:value-type="float" office:value="492800">
                <text:p>492800</text:p>
              </table:table-cell>
              <table:table-cell office:value-type="float" office:value="352000">
                <text:p>352000</text:p>
              </table:table-cell>
            </table:table-row>
            <table:table-row>
              <table:table-cell office:value-type="float" office:value="70500">
                <text:p>70500</text:p>
              </table:table-cell>
              <table:table-cell office:value-type="float" office:value="493500">
                <text:p>493500</text:p>
              </table:table-cell>
              <table:table-cell office:value-type="float" office:value="352500">
                <text:p>352500</text:p>
              </table:table-cell>
            </table:table-row>
            <table:table-row>
              <table:table-cell office:value-type="float" office:value="70600">
                <text:p>70600</text:p>
              </table:table-cell>
              <table:table-cell office:value-type="float" office:value="494200">
                <text:p>494200</text:p>
              </table:table-cell>
              <table:table-cell office:value-type="float" office:value="353000">
                <text:p>353000</text:p>
              </table:table-cell>
            </table:table-row>
            <table:table-row>
              <table:table-cell office:value-type="float" office:value="70700">
                <text:p>70700</text:p>
              </table:table-cell>
              <table:table-cell office:value-type="float" office:value="494900">
                <text:p>494900</text:p>
              </table:table-cell>
              <table:table-cell office:value-type="float" office:value="353500">
                <text:p>353500</text:p>
              </table:table-cell>
            </table:table-row>
            <table:table-row>
              <table:table-cell office:value-type="float" office:value="70800">
                <text:p>70800</text:p>
              </table:table-cell>
              <table:table-cell office:value-type="float" office:value="495600">
                <text:p>495600</text:p>
              </table:table-cell>
              <table:table-cell office:value-type="float" office:value="354000">
                <text:p>354000</text:p>
              </table:table-cell>
            </table:table-row>
            <table:table-row>
              <table:table-cell office:value-type="float" office:value="70900">
                <text:p>70900</text:p>
              </table:table-cell>
              <table:table-cell office:value-type="float" office:value="496300">
                <text:p>496300</text:p>
              </table:table-cell>
              <table:table-cell office:value-type="float" office:value="354500">
                <text:p>354500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497000">
                <text:p>497000</text:p>
              </table:table-cell>
              <table:table-cell office:value-type="float" office:value="355000">
                <text:p>355000</text:p>
              </table:table-cell>
            </table:table-row>
            <table:table-row>
              <table:table-cell office:value-type="float" office:value="71100">
                <text:p>71100</text:p>
              </table:table-cell>
              <table:table-cell office:value-type="float" office:value="497700">
                <text:p>497700</text:p>
              </table:table-cell>
              <table:table-cell office:value-type="float" office:value="355500">
                <text:p>355500</text:p>
              </table:table-cell>
            </table:table-row>
            <table:table-row>
              <table:table-cell office:value-type="float" office:value="71200">
                <text:p>71200</text:p>
              </table:table-cell>
              <table:table-cell office:value-type="float" office:value="498400">
                <text:p>498400</text:p>
              </table:table-cell>
              <table:table-cell office:value-type="float" office:value="356000">
                <text:p>356000</text:p>
              </table:table-cell>
            </table:table-row>
            <table:table-row>
              <table:table-cell office:value-type="float" office:value="71300">
                <text:p>71300</text:p>
              </table:table-cell>
              <table:table-cell office:value-type="float" office:value="499100">
                <text:p>499100</text:p>
              </table:table-cell>
              <table:table-cell office:value-type="float" office:value="356500">
                <text:p>356500</text:p>
              </table:table-cell>
            </table:table-row>
            <table:table-row>
              <table:table-cell office:value-type="float" office:value="71400">
                <text:p>71400</text:p>
              </table:table-cell>
              <table:table-cell office:value-type="float" office:value="499800">
                <text:p>499800</text:p>
              </table:table-cell>
              <table:table-cell office:value-type="float" office:value="357000">
                <text:p>357000</text:p>
              </table:table-cell>
            </table:table-row>
            <table:table-row>
              <table:table-cell office:value-type="float" office:value="71500">
                <text:p>71500</text:p>
              </table:table-cell>
              <table:table-cell office:value-type="float" office:value="500500">
                <text:p>500500</text:p>
              </table:table-cell>
              <table:table-cell office:value-type="float" office:value="357500">
                <text:p>357500</text:p>
              </table:table-cell>
            </table:table-row>
            <table:table-row>
              <table:table-cell office:value-type="float" office:value="71600">
                <text:p>71600</text:p>
              </table:table-cell>
              <table:table-cell office:value-type="float" office:value="501200">
                <text:p>501200</text:p>
              </table:table-cell>
              <table:table-cell office:value-type="float" office:value="358000">
                <text:p>358000</text:p>
              </table:table-cell>
            </table:table-row>
            <table:table-row>
              <table:table-cell office:value-type="float" office:value="71700">
                <text:p>71700</text:p>
              </table:table-cell>
              <table:table-cell office:value-type="float" office:value="501900">
                <text:p>501900</text:p>
              </table:table-cell>
              <table:table-cell office:value-type="float" office:value="358500">
                <text:p>358500</text:p>
              </table:table-cell>
            </table:table-row>
            <table:table-row>
              <table:table-cell office:value-type="float" office:value="71800">
                <text:p>71800</text:p>
              </table:table-cell>
              <table:table-cell office:value-type="float" office:value="502600">
                <text:p>502600</text:p>
              </table:table-cell>
              <table:table-cell office:value-type="float" office:value="359000">
                <text:p>359000</text:p>
              </table:table-cell>
            </table:table-row>
            <table:table-row>
              <table:table-cell office:value-type="float" office:value="71900">
                <text:p>71900</text:p>
              </table:table-cell>
              <table:table-cell office:value-type="float" office:value="503300">
                <text:p>503300</text:p>
              </table:table-cell>
              <table:table-cell office:value-type="float" office:value="359500">
                <text:p>359500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504000">
                <text:p>504000</text:p>
              </table:table-cell>
              <table:table-cell office:value-type="float" office:value="360000">
                <text:p>360000</text:p>
              </table:table-cell>
            </table:table-row>
            <table:table-row>
              <table:table-cell office:value-type="float" office:value="72100">
                <text:p>72100</text:p>
              </table:table-cell>
              <table:table-cell office:value-type="float" office:value="504700">
                <text:p>504700</text:p>
              </table:table-cell>
              <table:table-cell office:value-type="float" office:value="360500">
                <text:p>360500</text:p>
              </table:table-cell>
            </table:table-row>
            <table:table-row>
              <table:table-cell office:value-type="float" office:value="72200">
                <text:p>72200</text:p>
              </table:table-cell>
              <table:table-cell office:value-type="float" office:value="505400">
                <text:p>505400</text:p>
              </table:table-cell>
              <table:table-cell office:value-type="float" office:value="361000">
                <text:p>361000</text:p>
              </table:table-cell>
            </table:table-row>
            <table:table-row>
              <table:table-cell office:value-type="float" office:value="72300">
                <text:p>72300</text:p>
              </table:table-cell>
              <table:table-cell office:value-type="float" office:value="506100">
                <text:p>506100</text:p>
              </table:table-cell>
              <table:table-cell office:value-type="float" office:value="361500">
                <text:p>361500</text:p>
              </table:table-cell>
            </table:table-row>
            <table:table-row>
              <table:table-cell office:value-type="float" office:value="72400">
                <text:p>72400</text:p>
              </table:table-cell>
              <table:table-cell office:value-type="float" office:value="506800">
                <text:p>506800</text:p>
              </table:table-cell>
              <table:table-cell office:value-type="float" office:value="362000">
                <text:p>362000</text:p>
              </table:table-cell>
            </table:table-row>
            <table:table-row>
              <table:table-cell office:value-type="float" office:value="72500">
                <text:p>72500</text:p>
              </table:table-cell>
              <table:table-cell office:value-type="float" office:value="507500">
                <text:p>507500</text:p>
              </table:table-cell>
              <table:table-cell office:value-type="float" office:value="362500">
                <text:p>362500</text:p>
              </table:table-cell>
            </table:table-row>
            <table:table-row>
              <table:table-cell office:value-type="float" office:value="72600">
                <text:p>72600</text:p>
              </table:table-cell>
              <table:table-cell office:value-type="float" office:value="508200">
                <text:p>508200</text:p>
              </table:table-cell>
              <table:table-cell office:value-type="float" office:value="363000">
                <text:p>363000</text:p>
              </table:table-cell>
            </table:table-row>
            <table:table-row>
              <table:table-cell office:value-type="float" office:value="72700">
                <text:p>72700</text:p>
              </table:table-cell>
              <table:table-cell office:value-type="float" office:value="508900">
                <text:p>508900</text:p>
              </table:table-cell>
              <table:table-cell office:value-type="float" office:value="363500">
                <text:p>363500</text:p>
              </table:table-cell>
            </table:table-row>
            <table:table-row>
              <table:table-cell office:value-type="float" office:value="72800">
                <text:p>72800</text:p>
              </table:table-cell>
              <table:table-cell office:value-type="float" office:value="509600">
                <text:p>509600</text:p>
              </table:table-cell>
              <table:table-cell office:value-type="float" office:value="364000">
                <text:p>364000</text:p>
              </table:table-cell>
            </table:table-row>
            <table:table-row>
              <table:table-cell office:value-type="float" office:value="72900">
                <text:p>72900</text:p>
              </table:table-cell>
              <table:table-cell office:value-type="float" office:value="510300">
                <text:p>510300</text:p>
              </table:table-cell>
              <table:table-cell office:value-type="float" office:value="364500">
                <text:p>364500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511000">
                <text:p>511000</text:p>
              </table:table-cell>
              <table:table-cell office:value-type="float" office:value="365000">
                <text:p>365000</text:p>
              </table:table-cell>
            </table:table-row>
            <table:table-row>
              <table:table-cell office:value-type="float" office:value="73100">
                <text:p>73100</text:p>
              </table:table-cell>
              <table:table-cell office:value-type="float" office:value="511700">
                <text:p>511700</text:p>
              </table:table-cell>
              <table:table-cell office:value-type="float" office:value="365500">
                <text:p>365500</text:p>
              </table:table-cell>
            </table:table-row>
            <table:table-row>
              <table:table-cell office:value-type="float" office:value="73200">
                <text:p>73200</text:p>
              </table:table-cell>
              <table:table-cell office:value-type="float" office:value="512400">
                <text:p>512400</text:p>
              </table:table-cell>
              <table:table-cell office:value-type="float" office:value="366000">
                <text:p>366000</text:p>
              </table:table-cell>
            </table:table-row>
            <table:table-row>
              <table:table-cell office:value-type="float" office:value="73300">
                <text:p>73300</text:p>
              </table:table-cell>
              <table:table-cell office:value-type="float" office:value="513100">
                <text:p>513100</text:p>
              </table:table-cell>
              <table:table-cell office:value-type="float" office:value="366500">
                <text:p>366500</text:p>
              </table:table-cell>
            </table:table-row>
            <table:table-row>
              <table:table-cell office:value-type="float" office:value="73400">
                <text:p>73400</text:p>
              </table:table-cell>
              <table:table-cell office:value-type="float" office:value="513800">
                <text:p>513800</text:p>
              </table:table-cell>
              <table:table-cell office:value-type="float" office:value="367000">
                <text:p>367000</text:p>
              </table:table-cell>
            </table:table-row>
            <table:table-row>
              <table:table-cell office:value-type="float" office:value="73500">
                <text:p>73500</text:p>
              </table:table-cell>
              <table:table-cell office:value-type="float" office:value="514500">
                <text:p>514500</text:p>
              </table:table-cell>
              <table:table-cell office:value-type="float" office:value="367500">
                <text:p>367500</text:p>
              </table:table-cell>
            </table:table-row>
            <table:table-row>
              <table:table-cell office:value-type="float" office:value="73600">
                <text:p>73600</text:p>
              </table:table-cell>
              <table:table-cell office:value-type="float" office:value="515200">
                <text:p>515200</text:p>
              </table:table-cell>
              <table:table-cell office:value-type="float" office:value="368000">
                <text:p>368000</text:p>
              </table:table-cell>
            </table:table-row>
            <table:table-row>
              <table:table-cell office:value-type="float" office:value="73700">
                <text:p>73700</text:p>
              </table:table-cell>
              <table:table-cell office:value-type="float" office:value="515900">
                <text:p>515900</text:p>
              </table:table-cell>
              <table:table-cell office:value-type="float" office:value="368500">
                <text:p>368500</text:p>
              </table:table-cell>
            </table:table-row>
            <table:table-row>
              <table:table-cell office:value-type="float" office:value="73800">
                <text:p>73800</text:p>
              </table:table-cell>
              <table:table-cell office:value-type="float" office:value="516600">
                <text:p>516600</text:p>
              </table:table-cell>
              <table:table-cell office:value-type="float" office:value="369000">
                <text:p>369000</text:p>
              </table:table-cell>
            </table:table-row>
            <table:table-row>
              <table:table-cell office:value-type="float" office:value="73900">
                <text:p>73900</text:p>
              </table:table-cell>
              <table:table-cell office:value-type="float" office:value="517300">
                <text:p>517300</text:p>
              </table:table-cell>
              <table:table-cell office:value-type="float" office:value="369500">
                <text:p>369500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518000">
                <text:p>518000</text:p>
              </table:table-cell>
              <table:table-cell office:value-type="float" office:value="370000">
                <text:p>370000</text:p>
              </table:table-cell>
            </table:table-row>
            <table:table-row>
              <table:table-cell office:value-type="float" office:value="74100">
                <text:p>74100</text:p>
              </table:table-cell>
              <table:table-cell office:value-type="float" office:value="518700">
                <text:p>518700</text:p>
              </table:table-cell>
              <table:table-cell office:value-type="float" office:value="370500">
                <text:p>370500</text:p>
              </table:table-cell>
            </table:table-row>
            <table:table-row>
              <table:table-cell office:value-type="float" office:value="74200">
                <text:p>74200</text:p>
              </table:table-cell>
              <table:table-cell office:value-type="float" office:value="519400">
                <text:p>519400</text:p>
              </table:table-cell>
              <table:table-cell office:value-type="float" office:value="371000">
                <text:p>371000</text:p>
              </table:table-cell>
            </table:table-row>
            <table:table-row>
              <table:table-cell office:value-type="float" office:value="74300">
                <text:p>74300</text:p>
              </table:table-cell>
              <table:table-cell office:value-type="float" office:value="520100">
                <text:p>520100</text:p>
              </table:table-cell>
              <table:table-cell office:value-type="float" office:value="371500">
                <text:p>371500</text:p>
              </table:table-cell>
            </table:table-row>
            <table:table-row>
              <table:table-cell office:value-type="float" office:value="74400">
                <text:p>74400</text:p>
              </table:table-cell>
              <table:table-cell office:value-type="float" office:value="520800">
                <text:p>520800</text:p>
              </table:table-cell>
              <table:table-cell office:value-type="float" office:value="372000">
                <text:p>372000</text:p>
              </table:table-cell>
            </table:table-row>
            <table:table-row>
              <table:table-cell office:value-type="float" office:value="74500">
                <text:p>74500</text:p>
              </table:table-cell>
              <table:table-cell office:value-type="float" office:value="521500">
                <text:p>521500</text:p>
              </table:table-cell>
              <table:table-cell office:value-type="float" office:value="372500">
                <text:p>372500</text:p>
              </table:table-cell>
            </table:table-row>
            <table:table-row>
              <table:table-cell office:value-type="float" office:value="74600">
                <text:p>74600</text:p>
              </table:table-cell>
              <table:table-cell office:value-type="float" office:value="522200">
                <text:p>522200</text:p>
              </table:table-cell>
              <table:table-cell office:value-type="float" office:value="373000">
                <text:p>373000</text:p>
              </table:table-cell>
            </table:table-row>
            <table:table-row>
              <table:table-cell office:value-type="float" office:value="74700">
                <text:p>74700</text:p>
              </table:table-cell>
              <table:table-cell office:value-type="float" office:value="522900">
                <text:p>522900</text:p>
              </table:table-cell>
              <table:table-cell office:value-type="float" office:value="373500">
                <text:p>373500</text:p>
              </table:table-cell>
            </table:table-row>
            <table:table-row>
              <table:table-cell office:value-type="float" office:value="74800">
                <text:p>74800</text:p>
              </table:table-cell>
              <table:table-cell office:value-type="float" office:value="523600">
                <text:p>523600</text:p>
              </table:table-cell>
              <table:table-cell office:value-type="float" office:value="374000">
                <text:p>374000</text:p>
              </table:table-cell>
            </table:table-row>
            <table:table-row>
              <table:table-cell office:value-type="float" office:value="74900">
                <text:p>74900</text:p>
              </table:table-cell>
              <table:table-cell office:value-type="float" office:value="524300">
                <text:p>524300</text:p>
              </table:table-cell>
              <table:table-cell office:value-type="float" office:value="374500">
                <text:p>374500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525000">
                <text:p>525000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75100">
                <text:p>75100</text:p>
              </table:table-cell>
              <table:table-cell office:value-type="float" office:value="525700">
                <text:p>525700</text:p>
              </table:table-cell>
              <table:table-cell office:value-type="float" office:value="375500">
                <text:p>375500</text:p>
              </table:table-cell>
            </table:table-row>
            <table:table-row>
              <table:table-cell office:value-type="float" office:value="75200">
                <text:p>75200</text:p>
              </table:table-cell>
              <table:table-cell office:value-type="float" office:value="526400">
                <text:p>526400</text:p>
              </table:table-cell>
              <table:table-cell office:value-type="float" office:value="376000">
                <text:p>376000</text:p>
              </table:table-cell>
            </table:table-row>
            <table:table-row>
              <table:table-cell office:value-type="float" office:value="75300">
                <text:p>75300</text:p>
              </table:table-cell>
              <table:table-cell office:value-type="float" office:value="527100">
                <text:p>527100</text:p>
              </table:table-cell>
              <table:table-cell office:value-type="float" office:value="376500">
                <text:p>376500</text:p>
              </table:table-cell>
            </table:table-row>
            <table:table-row>
              <table:table-cell office:value-type="float" office:value="75400">
                <text:p>75400</text:p>
              </table:table-cell>
              <table:table-cell office:value-type="float" office:value="527800">
                <text:p>527800</text:p>
              </table:table-cell>
              <table:table-cell office:value-type="float" office:value="377000">
                <text:p>377000</text:p>
              </table:table-cell>
            </table:table-row>
            <table:table-row>
              <table:table-cell office:value-type="float" office:value="75500">
                <text:p>75500</text:p>
              </table:table-cell>
              <table:table-cell office:value-type="float" office:value="528500">
                <text:p>528500</text:p>
              </table:table-cell>
              <table:table-cell office:value-type="float" office:value="377500">
                <text:p>377500</text:p>
              </table:table-cell>
            </table:table-row>
            <table:table-row>
              <table:table-cell office:value-type="float" office:value="75600">
                <text:p>75600</text:p>
              </table:table-cell>
              <table:table-cell office:value-type="float" office:value="529200">
                <text:p>529200</text:p>
              </table:table-cell>
              <table:table-cell office:value-type="float" office:value="378000">
                <text:p>378000</text:p>
              </table:table-cell>
            </table:table-row>
            <table:table-row>
              <table:table-cell office:value-type="float" office:value="75700">
                <text:p>75700</text:p>
              </table:table-cell>
              <table:table-cell office:value-type="float" office:value="529900">
                <text:p>529900</text:p>
              </table:table-cell>
              <table:table-cell office:value-type="float" office:value="378500">
                <text:p>378500</text:p>
              </table:table-cell>
            </table:table-row>
            <table:table-row>
              <table:table-cell office:value-type="float" office:value="75800">
                <text:p>75800</text:p>
              </table:table-cell>
              <table:table-cell office:value-type="float" office:value="530600">
                <text:p>530600</text:p>
              </table:table-cell>
              <table:table-cell office:value-type="float" office:value="379000">
                <text:p>379000</text:p>
              </table:table-cell>
            </table:table-row>
            <table:table-row>
              <table:table-cell office:value-type="float" office:value="75900">
                <text:p>75900</text:p>
              </table:table-cell>
              <table:table-cell office:value-type="float" office:value="531300">
                <text:p>531300</text:p>
              </table:table-cell>
              <table:table-cell office:value-type="float" office:value="379500">
                <text:p>379500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532000">
                <text:p>532000</text:p>
              </table:table-cell>
              <table:table-cell office:value-type="float" office:value="380000">
                <text:p>380000</text:p>
              </table:table-cell>
            </table:table-row>
            <table:table-row>
              <table:table-cell office:value-type="float" office:value="76100">
                <text:p>76100</text:p>
              </table:table-cell>
              <table:table-cell office:value-type="float" office:value="532700">
                <text:p>532700</text:p>
              </table:table-cell>
              <table:table-cell office:value-type="float" office:value="380500">
                <text:p>380500</text:p>
              </table:table-cell>
            </table:table-row>
            <table:table-row>
              <table:table-cell office:value-type="float" office:value="76200">
                <text:p>76200</text:p>
              </table:table-cell>
              <table:table-cell office:value-type="float" office:value="533400">
                <text:p>533400</text:p>
              </table:table-cell>
              <table:table-cell office:value-type="float" office:value="381000">
                <text:p>381000</text:p>
              </table:table-cell>
            </table:table-row>
            <table:table-row>
              <table:table-cell office:value-type="float" office:value="76300">
                <text:p>76300</text:p>
              </table:table-cell>
              <table:table-cell office:value-type="float" office:value="534100">
                <text:p>534100</text:p>
              </table:table-cell>
              <table:table-cell office:value-type="float" office:value="381500">
                <text:p>381500</text:p>
              </table:table-cell>
            </table:table-row>
            <table:table-row>
              <table:table-cell office:value-type="float" office:value="76400">
                <text:p>76400</text:p>
              </table:table-cell>
              <table:table-cell office:value-type="float" office:value="534800">
                <text:p>534800</text:p>
              </table:table-cell>
              <table:table-cell office:value-type="float" office:value="382000">
                <text:p>382000</text:p>
              </table:table-cell>
            </table:table-row>
            <table:table-row>
              <table:table-cell office:value-type="float" office:value="76500">
                <text:p>76500</text:p>
              </table:table-cell>
              <table:table-cell office:value-type="float" office:value="535500">
                <text:p>535500</text:p>
              </table:table-cell>
              <table:table-cell office:value-type="float" office:value="382500">
                <text:p>382500</text:p>
              </table:table-cell>
            </table:table-row>
            <table:table-row>
              <table:table-cell office:value-type="float" office:value="76600">
                <text:p>76600</text:p>
              </table:table-cell>
              <table:table-cell office:value-type="float" office:value="536200">
                <text:p>536200</text:p>
              </table:table-cell>
              <table:table-cell office:value-type="float" office:value="383000">
                <text:p>383000</text:p>
              </table:table-cell>
            </table:table-row>
            <table:table-row>
              <table:table-cell office:value-type="float" office:value="76700">
                <text:p>76700</text:p>
              </table:table-cell>
              <table:table-cell office:value-type="float" office:value="536900">
                <text:p>536900</text:p>
              </table:table-cell>
              <table:table-cell office:value-type="float" office:value="383500">
                <text:p>383500</text:p>
              </table:table-cell>
            </table:table-row>
            <table:table-row>
              <table:table-cell office:value-type="float" office:value="76800">
                <text:p>76800</text:p>
              </table:table-cell>
              <table:table-cell office:value-type="float" office:value="537600">
                <text:p>537600</text:p>
              </table:table-cell>
              <table:table-cell office:value-type="float" office:value="384000">
                <text:p>384000</text:p>
              </table:table-cell>
            </table:table-row>
            <table:table-row>
              <table:table-cell office:value-type="float" office:value="76900">
                <text:p>76900</text:p>
              </table:table-cell>
              <table:table-cell office:value-type="float" office:value="538300">
                <text:p>538300</text:p>
              </table:table-cell>
              <table:table-cell office:value-type="float" office:value="384500">
                <text:p>384500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539000">
                <text:p>539000</text:p>
              </table:table-cell>
              <table:table-cell office:value-type="float" office:value="385000">
                <text:p>385000</text:p>
              </table:table-cell>
            </table:table-row>
            <table:table-row>
              <table:table-cell office:value-type="float" office:value="77100">
                <text:p>77100</text:p>
              </table:table-cell>
              <table:table-cell office:value-type="float" office:value="539700">
                <text:p>539700</text:p>
              </table:table-cell>
              <table:table-cell office:value-type="float" office:value="385500">
                <text:p>385500</text:p>
              </table:table-cell>
            </table:table-row>
            <table:table-row>
              <table:table-cell office:value-type="float" office:value="77200">
                <text:p>77200</text:p>
              </table:table-cell>
              <table:table-cell office:value-type="float" office:value="540400">
                <text:p>540400</text:p>
              </table:table-cell>
              <table:table-cell office:value-type="float" office:value="386000">
                <text:p>386000</text:p>
              </table:table-cell>
            </table:table-row>
            <table:table-row>
              <table:table-cell office:value-type="float" office:value="77300">
                <text:p>77300</text:p>
              </table:table-cell>
              <table:table-cell office:value-type="float" office:value="541100">
                <text:p>541100</text:p>
              </table:table-cell>
              <table:table-cell office:value-type="float" office:value="386500">
                <text:p>386500</text:p>
              </table:table-cell>
            </table:table-row>
            <table:table-row>
              <table:table-cell office:value-type="float" office:value="77400">
                <text:p>77400</text:p>
              </table:table-cell>
              <table:table-cell office:value-type="float" office:value="541800">
                <text:p>541800</text:p>
              </table:table-cell>
              <table:table-cell office:value-type="float" office:value="387000">
                <text:p>387000</text:p>
              </table:table-cell>
            </table:table-row>
            <table:table-row>
              <table:table-cell office:value-type="float" office:value="77500">
                <text:p>77500</text:p>
              </table:table-cell>
              <table:table-cell office:value-type="float" office:value="542500">
                <text:p>542500</text:p>
              </table:table-cell>
              <table:table-cell office:value-type="float" office:value="387500">
                <text:p>387500</text:p>
              </table:table-cell>
            </table:table-row>
            <table:table-row>
              <table:table-cell office:value-type="float" office:value="77600">
                <text:p>77600</text:p>
              </table:table-cell>
              <table:table-cell office:value-type="float" office:value="543200">
                <text:p>543200</text:p>
              </table:table-cell>
              <table:table-cell office:value-type="float" office:value="388000">
                <text:p>388000</text:p>
              </table:table-cell>
            </table:table-row>
            <table:table-row>
              <table:table-cell office:value-type="float" office:value="77700">
                <text:p>77700</text:p>
              </table:table-cell>
              <table:table-cell office:value-type="float" office:value="543900">
                <text:p>543900</text:p>
              </table:table-cell>
              <table:table-cell office:value-type="float" office:value="388500">
                <text:p>388500</text:p>
              </table:table-cell>
            </table:table-row>
            <table:table-row>
              <table:table-cell office:value-type="float" office:value="77800">
                <text:p>77800</text:p>
              </table:table-cell>
              <table:table-cell office:value-type="float" office:value="544600">
                <text:p>544600</text:p>
              </table:table-cell>
              <table:table-cell office:value-type="float" office:value="389000">
                <text:p>389000</text:p>
              </table:table-cell>
            </table:table-row>
            <table:table-row>
              <table:table-cell office:value-type="float" office:value="77900">
                <text:p>77900</text:p>
              </table:table-cell>
              <table:table-cell office:value-type="float" office:value="545300">
                <text:p>545300</text:p>
              </table:table-cell>
              <table:table-cell office:value-type="float" office:value="389500">
                <text:p>389500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546000">
                <text:p>546000</text:p>
              </table:table-cell>
              <table:table-cell office:value-type="float" office:value="390000">
                <text:p>390000</text:p>
              </table:table-cell>
            </table:table-row>
            <table:table-row>
              <table:table-cell office:value-type="float" office:value="78100">
                <text:p>78100</text:p>
              </table:table-cell>
              <table:table-cell office:value-type="float" office:value="546700">
                <text:p>546700</text:p>
              </table:table-cell>
              <table:table-cell office:value-type="float" office:value="390500">
                <text:p>390500</text:p>
              </table:table-cell>
            </table:table-row>
            <table:table-row>
              <table:table-cell office:value-type="float" office:value="78200">
                <text:p>78200</text:p>
              </table:table-cell>
              <table:table-cell office:value-type="float" office:value="547400">
                <text:p>547400</text:p>
              </table:table-cell>
              <table:table-cell office:value-type="float" office:value="391000">
                <text:p>391000</text:p>
              </table:table-cell>
            </table:table-row>
            <table:table-row>
              <table:table-cell office:value-type="float" office:value="78300">
                <text:p>78300</text:p>
              </table:table-cell>
              <table:table-cell office:value-type="float" office:value="548100">
                <text:p>548100</text:p>
              </table:table-cell>
              <table:table-cell office:value-type="float" office:value="391500">
                <text:p>391500</text:p>
              </table:table-cell>
            </table:table-row>
            <table:table-row>
              <table:table-cell office:value-type="float" office:value="78400">
                <text:p>78400</text:p>
              </table:table-cell>
              <table:table-cell office:value-type="float" office:value="548800">
                <text:p>548800</text:p>
              </table:table-cell>
              <table:table-cell office:value-type="float" office:value="392000">
                <text:p>392000</text:p>
              </table:table-cell>
            </table:table-row>
            <table:table-row>
              <table:table-cell office:value-type="float" office:value="78500">
                <text:p>78500</text:p>
              </table:table-cell>
              <table:table-cell office:value-type="float" office:value="549500">
                <text:p>549500</text:p>
              </table:table-cell>
              <table:table-cell office:value-type="float" office:value="392500">
                <text:p>392500</text:p>
              </table:table-cell>
            </table:table-row>
            <table:table-row>
              <table:table-cell office:value-type="float" office:value="78600">
                <text:p>78600</text:p>
              </table:table-cell>
              <table:table-cell office:value-type="float" office:value="550200">
                <text:p>550200</text:p>
              </table:table-cell>
              <table:table-cell office:value-type="float" office:value="393000">
                <text:p>393000</text:p>
              </table:table-cell>
            </table:table-row>
            <table:table-row>
              <table:table-cell office:value-type="float" office:value="78700">
                <text:p>78700</text:p>
              </table:table-cell>
              <table:table-cell office:value-type="float" office:value="550900">
                <text:p>550900</text:p>
              </table:table-cell>
              <table:table-cell office:value-type="float" office:value="393500">
                <text:p>393500</text:p>
              </table:table-cell>
            </table:table-row>
            <table:table-row>
              <table:table-cell office:value-type="float" office:value="78800">
                <text:p>78800</text:p>
              </table:table-cell>
              <table:table-cell office:value-type="float" office:value="551600">
                <text:p>551600</text:p>
              </table:table-cell>
              <table:table-cell office:value-type="float" office:value="394000">
                <text:p>394000</text:p>
              </table:table-cell>
            </table:table-row>
            <table:table-row>
              <table:table-cell office:value-type="float" office:value="78900">
                <text:p>78900</text:p>
              </table:table-cell>
              <table:table-cell office:value-type="float" office:value="552300">
                <text:p>552300</text:p>
              </table:table-cell>
              <table:table-cell office:value-type="float" office:value="394500">
                <text:p>394500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553000">
                <text:p>553000</text:p>
              </table:table-cell>
              <table:table-cell office:value-type="float" office:value="395000">
                <text:p>395000</text:p>
              </table:table-cell>
            </table:table-row>
            <table:table-row>
              <table:table-cell office:value-type="float" office:value="79100">
                <text:p>79100</text:p>
              </table:table-cell>
              <table:table-cell office:value-type="float" office:value="553700">
                <text:p>553700</text:p>
              </table:table-cell>
              <table:table-cell office:value-type="float" office:value="395500">
                <text:p>395500</text:p>
              </table:table-cell>
            </table:table-row>
            <table:table-row>
              <table:table-cell office:value-type="float" office:value="79200">
                <text:p>79200</text:p>
              </table:table-cell>
              <table:table-cell office:value-type="float" office:value="554400">
                <text:p>554400</text:p>
              </table:table-cell>
              <table:table-cell office:value-type="float" office:value="396000">
                <text:p>396000</text:p>
              </table:table-cell>
            </table:table-row>
            <table:table-row>
              <table:table-cell office:value-type="float" office:value="79300">
                <text:p>79300</text:p>
              </table:table-cell>
              <table:table-cell office:value-type="float" office:value="555100">
                <text:p>555100</text:p>
              </table:table-cell>
              <table:table-cell office:value-type="float" office:value="396500">
                <text:p>396500</text:p>
              </table:table-cell>
            </table:table-row>
            <table:table-row>
              <table:table-cell office:value-type="float" office:value="79400">
                <text:p>79400</text:p>
              </table:table-cell>
              <table:table-cell office:value-type="float" office:value="555800">
                <text:p>555800</text:p>
              </table:table-cell>
              <table:table-cell office:value-type="float" office:value="397000">
                <text:p>397000</text:p>
              </table:table-cell>
            </table:table-row>
            <table:table-row>
              <table:table-cell office:value-type="float" office:value="79500">
                <text:p>79500</text:p>
              </table:table-cell>
              <table:table-cell office:value-type="float" office:value="556500">
                <text:p>556500</text:p>
              </table:table-cell>
              <table:table-cell office:value-type="float" office:value="397500">
                <text:p>397500</text:p>
              </table:table-cell>
            </table:table-row>
            <table:table-row>
              <table:table-cell office:value-type="float" office:value="79600">
                <text:p>79600</text:p>
              </table:table-cell>
              <table:table-cell office:value-type="float" office:value="557200">
                <text:p>557200</text:p>
              </table:table-cell>
              <table:table-cell office:value-type="float" office:value="398000">
                <text:p>398000</text:p>
              </table:table-cell>
            </table:table-row>
            <table:table-row>
              <table:table-cell office:value-type="float" office:value="79700">
                <text:p>79700</text:p>
              </table:table-cell>
              <table:table-cell office:value-type="float" office:value="557900">
                <text:p>557900</text:p>
              </table:table-cell>
              <table:table-cell office:value-type="float" office:value="398500">
                <text:p>398500</text:p>
              </table:table-cell>
            </table:table-row>
            <table:table-row>
              <table:table-cell office:value-type="float" office:value="79800">
                <text:p>79800</text:p>
              </table:table-cell>
              <table:table-cell office:value-type="float" office:value="558600">
                <text:p>558600</text:p>
              </table:table-cell>
              <table:table-cell office:value-type="float" office:value="399000">
                <text:p>399000</text:p>
              </table:table-cell>
            </table:table-row>
            <table:table-row>
              <table:table-cell office:value-type="float" office:value="79900">
                <text:p>79900</text:p>
              </table:table-cell>
              <table:table-cell office:value-type="float" office:value="559300">
                <text:p>559300</text:p>
              </table:table-cell>
              <table:table-cell office:value-type="float" office:value="399500">
                <text:p>39950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60000">
                <text:p>560000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float" office:value="80100">
                <text:p>80100</text:p>
              </table:table-cell>
              <table:table-cell office:value-type="float" office:value="560700">
                <text:p>560700</text:p>
              </table:table-cell>
              <table:table-cell office:value-type="float" office:value="400500">
                <text:p>400500</text:p>
              </table:table-cell>
            </table:table-row>
            <table:table-row>
              <table:table-cell office:value-type="float" office:value="80200">
                <text:p>80200</text:p>
              </table:table-cell>
              <table:table-cell office:value-type="float" office:value="561400">
                <text:p>561400</text:p>
              </table:table-cell>
              <table:table-cell office:value-type="float" office:value="401000">
                <text:p>401000</text:p>
              </table:table-cell>
            </table:table-row>
            <table:table-row>
              <table:table-cell office:value-type="float" office:value="80300">
                <text:p>80300</text:p>
              </table:table-cell>
              <table:table-cell office:value-type="float" office:value="562100">
                <text:p>562100</text:p>
              </table:table-cell>
              <table:table-cell office:value-type="float" office:value="401500">
                <text:p>401500</text:p>
              </table:table-cell>
            </table:table-row>
            <table:table-row>
              <table:table-cell office:value-type="float" office:value="80400">
                <text:p>80400</text:p>
              </table:table-cell>
              <table:table-cell office:value-type="float" office:value="562800">
                <text:p>562800</text:p>
              </table:table-cell>
              <table:table-cell office:value-type="float" office:value="402000">
                <text:p>402000</text:p>
              </table:table-cell>
            </table:table-row>
            <table:table-row>
              <table:table-cell office:value-type="float" office:value="80500">
                <text:p>80500</text:p>
              </table:table-cell>
              <table:table-cell office:value-type="float" office:value="563500">
                <text:p>563500</text:p>
              </table:table-cell>
              <table:table-cell office:value-type="float" office:value="402500">
                <text:p>402500</text:p>
              </table:table-cell>
            </table:table-row>
            <table:table-row>
              <table:table-cell office:value-type="float" office:value="80600">
                <text:p>80600</text:p>
              </table:table-cell>
              <table:table-cell office:value-type="float" office:value="564200">
                <text:p>564200</text:p>
              </table:table-cell>
              <table:table-cell office:value-type="float" office:value="403000">
                <text:p>403000</text:p>
              </table:table-cell>
            </table:table-row>
            <table:table-row>
              <table:table-cell office:value-type="float" office:value="80700">
                <text:p>80700</text:p>
              </table:table-cell>
              <table:table-cell office:value-type="float" office:value="564900">
                <text:p>564900</text:p>
              </table:table-cell>
              <table:table-cell office:value-type="float" office:value="403500">
                <text:p>403500</text:p>
              </table:table-cell>
            </table:table-row>
            <table:table-row>
              <table:table-cell office:value-type="float" office:value="80800">
                <text:p>80800</text:p>
              </table:table-cell>
              <table:table-cell office:value-type="float" office:value="565600">
                <text:p>565600</text:p>
              </table:table-cell>
              <table:table-cell office:value-type="float" office:value="404000">
                <text:p>404000</text:p>
              </table:table-cell>
            </table:table-row>
            <table:table-row>
              <table:table-cell office:value-type="float" office:value="80900">
                <text:p>80900</text:p>
              </table:table-cell>
              <table:table-cell office:value-type="float" office:value="566300">
                <text:p>566300</text:p>
              </table:table-cell>
              <table:table-cell office:value-type="float" office:value="404500">
                <text:p>404500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567000">
                <text:p>567000</text:p>
              </table:table-cell>
              <table:table-cell office:value-type="float" office:value="405000">
                <text:p>405000</text:p>
              </table:table-cell>
            </table:table-row>
            <table:table-row>
              <table:table-cell office:value-type="float" office:value="81100">
                <text:p>81100</text:p>
              </table:table-cell>
              <table:table-cell office:value-type="float" office:value="567700">
                <text:p>567700</text:p>
              </table:table-cell>
              <table:table-cell office:value-type="float" office:value="405500">
                <text:p>405500</text:p>
              </table:table-cell>
            </table:table-row>
            <table:table-row>
              <table:table-cell office:value-type="float" office:value="81200">
                <text:p>81200</text:p>
              </table:table-cell>
              <table:table-cell office:value-type="float" office:value="568400">
                <text:p>568400</text:p>
              </table:table-cell>
              <table:table-cell office:value-type="float" office:value="406000">
                <text:p>406000</text:p>
              </table:table-cell>
            </table:table-row>
            <table:table-row>
              <table:table-cell office:value-type="float" office:value="81300">
                <text:p>81300</text:p>
              </table:table-cell>
              <table:table-cell office:value-type="float" office:value="569100">
                <text:p>569100</text:p>
              </table:table-cell>
              <table:table-cell office:value-type="float" office:value="406500">
                <text:p>406500</text:p>
              </table:table-cell>
            </table:table-row>
            <table:table-row>
              <table:table-cell office:value-type="float" office:value="81400">
                <text:p>81400</text:p>
              </table:table-cell>
              <table:table-cell office:value-type="float" office:value="569800">
                <text:p>569800</text:p>
              </table:table-cell>
              <table:table-cell office:value-type="float" office:value="407000">
                <text:p>407000</text:p>
              </table:table-cell>
            </table:table-row>
            <table:table-row>
              <table:table-cell office:value-type="float" office:value="81500">
                <text:p>81500</text:p>
              </table:table-cell>
              <table:table-cell office:value-type="float" office:value="570500">
                <text:p>570500</text:p>
              </table:table-cell>
              <table:table-cell office:value-type="float" office:value="407500">
                <text:p>407500</text:p>
              </table:table-cell>
            </table:table-row>
            <table:table-row>
              <table:table-cell office:value-type="float" office:value="81600">
                <text:p>81600</text:p>
              </table:table-cell>
              <table:table-cell office:value-type="float" office:value="571200">
                <text:p>571200</text:p>
              </table:table-cell>
              <table:table-cell office:value-type="float" office:value="408000">
                <text:p>408000</text:p>
              </table:table-cell>
            </table:table-row>
            <table:table-row>
              <table:table-cell office:value-type="float" office:value="81700">
                <text:p>81700</text:p>
              </table:table-cell>
              <table:table-cell office:value-type="float" office:value="571900">
                <text:p>571900</text:p>
              </table:table-cell>
              <table:table-cell office:value-type="float" office:value="408500">
                <text:p>408500</text:p>
              </table:table-cell>
            </table:table-row>
            <table:table-row>
              <table:table-cell office:value-type="float" office:value="81800">
                <text:p>81800</text:p>
              </table:table-cell>
              <table:table-cell office:value-type="float" office:value="572600">
                <text:p>572600</text:p>
              </table:table-cell>
              <table:table-cell office:value-type="float" office:value="409000">
                <text:p>409000</text:p>
              </table:table-cell>
            </table:table-row>
            <table:table-row>
              <table:table-cell office:value-type="float" office:value="81900">
                <text:p>81900</text:p>
              </table:table-cell>
              <table:table-cell office:value-type="float" office:value="573300">
                <text:p>573300</text:p>
              </table:table-cell>
              <table:table-cell office:value-type="float" office:value="409500">
                <text:p>409500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574000">
                <text:p>574000</text:p>
              </table:table-cell>
              <table:table-cell office:value-type="float" office:value="410000">
                <text:p>410000</text:p>
              </table:table-cell>
            </table:table-row>
            <table:table-row>
              <table:table-cell office:value-type="float" office:value="82100">
                <text:p>82100</text:p>
              </table:table-cell>
              <table:table-cell office:value-type="float" office:value="574700">
                <text:p>574700</text:p>
              </table:table-cell>
              <table:table-cell office:value-type="float" office:value="410500">
                <text:p>410500</text:p>
              </table:table-cell>
            </table:table-row>
            <table:table-row>
              <table:table-cell office:value-type="float" office:value="82200">
                <text:p>82200</text:p>
              </table:table-cell>
              <table:table-cell office:value-type="float" office:value="575400">
                <text:p>575400</text:p>
              </table:table-cell>
              <table:table-cell office:value-type="float" office:value="411000">
                <text:p>411000</text:p>
              </table:table-cell>
            </table:table-row>
            <table:table-row>
              <table:table-cell office:value-type="float" office:value="82300">
                <text:p>82300</text:p>
              </table:table-cell>
              <table:table-cell office:value-type="float" office:value="576100">
                <text:p>576100</text:p>
              </table:table-cell>
              <table:table-cell office:value-type="float" office:value="411500">
                <text:p>411500</text:p>
              </table:table-cell>
            </table:table-row>
            <table:table-row>
              <table:table-cell office:value-type="float" office:value="82400">
                <text:p>82400</text:p>
              </table:table-cell>
              <table:table-cell office:value-type="float" office:value="576800">
                <text:p>576800</text:p>
              </table:table-cell>
              <table:table-cell office:value-type="float" office:value="412000">
                <text:p>412000</text:p>
              </table:table-cell>
            </table:table-row>
            <table:table-row>
              <table:table-cell office:value-type="float" office:value="82500">
                <text:p>82500</text:p>
              </table:table-cell>
              <table:table-cell office:value-type="float" office:value="577500">
                <text:p>577500</text:p>
              </table:table-cell>
              <table:table-cell office:value-type="float" office:value="412500">
                <text:p>412500</text:p>
              </table:table-cell>
            </table:table-row>
            <table:table-row>
              <table:table-cell office:value-type="float" office:value="82600">
                <text:p>82600</text:p>
              </table:table-cell>
              <table:table-cell office:value-type="float" office:value="578200">
                <text:p>578200</text:p>
              </table:table-cell>
              <table:table-cell office:value-type="float" office:value="413000">
                <text:p>413000</text:p>
              </table:table-cell>
            </table:table-row>
            <table:table-row>
              <table:table-cell office:value-type="float" office:value="82700">
                <text:p>82700</text:p>
              </table:table-cell>
              <table:table-cell office:value-type="float" office:value="578900">
                <text:p>578900</text:p>
              </table:table-cell>
              <table:table-cell office:value-type="float" office:value="413500">
                <text:p>413500</text:p>
              </table:table-cell>
            </table:table-row>
            <table:table-row>
              <table:table-cell office:value-type="float" office:value="82800">
                <text:p>82800</text:p>
              </table:table-cell>
              <table:table-cell office:value-type="float" office:value="579600">
                <text:p>579600</text:p>
              </table:table-cell>
              <table:table-cell office:value-type="float" office:value="414000">
                <text:p>414000</text:p>
              </table:table-cell>
            </table:table-row>
            <table:table-row>
              <table:table-cell office:value-type="float" office:value="82900">
                <text:p>82900</text:p>
              </table:table-cell>
              <table:table-cell office:value-type="float" office:value="580300">
                <text:p>580300</text:p>
              </table:table-cell>
              <table:table-cell office:value-type="float" office:value="414500">
                <text:p>414500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581000">
                <text:p>581000</text:p>
              </table:table-cell>
              <table:table-cell office:value-type="float" office:value="415000">
                <text:p>415000</text:p>
              </table:table-cell>
            </table:table-row>
            <table:table-row>
              <table:table-cell office:value-type="float" office:value="83100">
                <text:p>83100</text:p>
              </table:table-cell>
              <table:table-cell office:value-type="float" office:value="581700">
                <text:p>581700</text:p>
              </table:table-cell>
              <table:table-cell office:value-type="float" office:value="415500">
                <text:p>415500</text:p>
              </table:table-cell>
            </table:table-row>
            <table:table-row>
              <table:table-cell office:value-type="float" office:value="83200">
                <text:p>83200</text:p>
              </table:table-cell>
              <table:table-cell office:value-type="float" office:value="582400">
                <text:p>582400</text:p>
              </table:table-cell>
              <table:table-cell office:value-type="float" office:value="416000">
                <text:p>416000</text:p>
              </table:table-cell>
            </table:table-row>
            <table:table-row>
              <table:table-cell office:value-type="float" office:value="83300">
                <text:p>83300</text:p>
              </table:table-cell>
              <table:table-cell office:value-type="float" office:value="583100">
                <text:p>583100</text:p>
              </table:table-cell>
              <table:table-cell office:value-type="float" office:value="416500">
                <text:p>416500</text:p>
              </table:table-cell>
            </table:table-row>
            <table:table-row>
              <table:table-cell office:value-type="float" office:value="83400">
                <text:p>83400</text:p>
              </table:table-cell>
              <table:table-cell office:value-type="float" office:value="583800">
                <text:p>583800</text:p>
              </table:table-cell>
              <table:table-cell office:value-type="float" office:value="417000">
                <text:p>417000</text:p>
              </table:table-cell>
            </table:table-row>
            <table:table-row>
              <table:table-cell office:value-type="float" office:value="83500">
                <text:p>83500</text:p>
              </table:table-cell>
              <table:table-cell office:value-type="float" office:value="584500">
                <text:p>584500</text:p>
              </table:table-cell>
              <table:table-cell office:value-type="float" office:value="417500">
                <text:p>417500</text:p>
              </table:table-cell>
            </table:table-row>
            <table:table-row>
              <table:table-cell office:value-type="float" office:value="83600">
                <text:p>83600</text:p>
              </table:table-cell>
              <table:table-cell office:value-type="float" office:value="585200">
                <text:p>585200</text:p>
              </table:table-cell>
              <table:table-cell office:value-type="float" office:value="418000">
                <text:p>418000</text:p>
              </table:table-cell>
            </table:table-row>
            <table:table-row>
              <table:table-cell office:value-type="float" office:value="83700">
                <text:p>83700</text:p>
              </table:table-cell>
              <table:table-cell office:value-type="float" office:value="585900">
                <text:p>585900</text:p>
              </table:table-cell>
              <table:table-cell office:value-type="float" office:value="418500">
                <text:p>418500</text:p>
              </table:table-cell>
            </table:table-row>
            <table:table-row>
              <table:table-cell office:value-type="float" office:value="83800">
                <text:p>83800</text:p>
              </table:table-cell>
              <table:table-cell office:value-type="float" office:value="586600">
                <text:p>586600</text:p>
              </table:table-cell>
              <table:table-cell office:value-type="float" office:value="419000">
                <text:p>419000</text:p>
              </table:table-cell>
            </table:table-row>
            <table:table-row>
              <table:table-cell office:value-type="float" office:value="83900">
                <text:p>83900</text:p>
              </table:table-cell>
              <table:table-cell office:value-type="float" office:value="587300">
                <text:p>587300</text:p>
              </table:table-cell>
              <table:table-cell office:value-type="float" office:value="419500">
                <text:p>419500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588000">
                <text:p>588000</text:p>
              </table:table-cell>
              <table:table-cell office:value-type="float" office:value="420000">
                <text:p>420000</text:p>
              </table:table-cell>
            </table:table-row>
            <table:table-row>
              <table:table-cell office:value-type="float" office:value="84100">
                <text:p>84100</text:p>
              </table:table-cell>
              <table:table-cell office:value-type="float" office:value="588700">
                <text:p>588700</text:p>
              </table:table-cell>
              <table:table-cell office:value-type="float" office:value="420500">
                <text:p>420500</text:p>
              </table:table-cell>
            </table:table-row>
            <table:table-row>
              <table:table-cell office:value-type="float" office:value="84200">
                <text:p>84200</text:p>
              </table:table-cell>
              <table:table-cell office:value-type="float" office:value="589400">
                <text:p>589400</text:p>
              </table:table-cell>
              <table:table-cell office:value-type="float" office:value="421000">
                <text:p>421000</text:p>
              </table:table-cell>
            </table:table-row>
            <table:table-row>
              <table:table-cell office:value-type="float" office:value="84300">
                <text:p>84300</text:p>
              </table:table-cell>
              <table:table-cell office:value-type="float" office:value="590100">
                <text:p>590100</text:p>
              </table:table-cell>
              <table:table-cell office:value-type="float" office:value="421500">
                <text:p>421500</text:p>
              </table:table-cell>
            </table:table-row>
            <table:table-row>
              <table:table-cell office:value-type="float" office:value="84400">
                <text:p>84400</text:p>
              </table:table-cell>
              <table:table-cell office:value-type="float" office:value="590800">
                <text:p>590800</text:p>
              </table:table-cell>
              <table:table-cell office:value-type="float" office:value="422000">
                <text:p>422000</text:p>
              </table:table-cell>
            </table:table-row>
            <table:table-row>
              <table:table-cell office:value-type="float" office:value="84500">
                <text:p>84500</text:p>
              </table:table-cell>
              <table:table-cell office:value-type="float" office:value="591500">
                <text:p>591500</text:p>
              </table:table-cell>
              <table:table-cell office:value-type="float" office:value="422500">
                <text:p>422500</text:p>
              </table:table-cell>
            </table:table-row>
            <table:table-row>
              <table:table-cell office:value-type="float" office:value="84600">
                <text:p>84600</text:p>
              </table:table-cell>
              <table:table-cell office:value-type="float" office:value="592200">
                <text:p>592200</text:p>
              </table:table-cell>
              <table:table-cell office:value-type="float" office:value="423000">
                <text:p>423000</text:p>
              </table:table-cell>
            </table:table-row>
            <table:table-row>
              <table:table-cell office:value-type="float" office:value="84700">
                <text:p>84700</text:p>
              </table:table-cell>
              <table:table-cell office:value-type="float" office:value="592900">
                <text:p>592900</text:p>
              </table:table-cell>
              <table:table-cell office:value-type="float" office:value="423500">
                <text:p>423500</text:p>
              </table:table-cell>
            </table:table-row>
            <table:table-row>
              <table:table-cell office:value-type="float" office:value="84800">
                <text:p>84800</text:p>
              </table:table-cell>
              <table:table-cell office:value-type="float" office:value="593600">
                <text:p>593600</text:p>
              </table:table-cell>
              <table:table-cell office:value-type="float" office:value="424000">
                <text:p>424000</text:p>
              </table:table-cell>
            </table:table-row>
            <table:table-row>
              <table:table-cell office:value-type="float" office:value="84900">
                <text:p>84900</text:p>
              </table:table-cell>
              <table:table-cell office:value-type="float" office:value="594300">
                <text:p>594300</text:p>
              </table:table-cell>
              <table:table-cell office:value-type="float" office:value="424500">
                <text:p>424500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595000">
                <text:p>595000</text:p>
              </table:table-cell>
              <table:table-cell office:value-type="float" office:value="425000">
                <text:p>425000</text:p>
              </table:table-cell>
            </table:table-row>
            <table:table-row>
              <table:table-cell office:value-type="float" office:value="85100">
                <text:p>85100</text:p>
              </table:table-cell>
              <table:table-cell office:value-type="float" office:value="595700">
                <text:p>595700</text:p>
              </table:table-cell>
              <table:table-cell office:value-type="float" office:value="425500">
                <text:p>425500</text:p>
              </table:table-cell>
            </table:table-row>
            <table:table-row>
              <table:table-cell office:value-type="float" office:value="85200">
                <text:p>85200</text:p>
              </table:table-cell>
              <table:table-cell office:value-type="float" office:value="596400">
                <text:p>596400</text:p>
              </table:table-cell>
              <table:table-cell office:value-type="float" office:value="426000">
                <text:p>426000</text:p>
              </table:table-cell>
            </table:table-row>
            <table:table-row>
              <table:table-cell office:value-type="float" office:value="85300">
                <text:p>85300</text:p>
              </table:table-cell>
              <table:table-cell office:value-type="float" office:value="597100">
                <text:p>597100</text:p>
              </table:table-cell>
              <table:table-cell office:value-type="float" office:value="426500">
                <text:p>426500</text:p>
              </table:table-cell>
            </table:table-row>
            <table:table-row>
              <table:table-cell office:value-type="float" office:value="85400">
                <text:p>85400</text:p>
              </table:table-cell>
              <table:table-cell office:value-type="float" office:value="597800">
                <text:p>597800</text:p>
              </table:table-cell>
              <table:table-cell office:value-type="float" office:value="427000">
                <text:p>427000</text:p>
              </table:table-cell>
            </table:table-row>
            <table:table-row>
              <table:table-cell office:value-type="float" office:value="85500">
                <text:p>85500</text:p>
              </table:table-cell>
              <table:table-cell office:value-type="float" office:value="598500">
                <text:p>598500</text:p>
              </table:table-cell>
              <table:table-cell office:value-type="float" office:value="427500">
                <text:p>427500</text:p>
              </table:table-cell>
            </table:table-row>
            <table:table-row>
              <table:table-cell office:value-type="float" office:value="85600">
                <text:p>85600</text:p>
              </table:table-cell>
              <table:table-cell office:value-type="float" office:value="599200">
                <text:p>599200</text:p>
              </table:table-cell>
              <table:table-cell office:value-type="float" office:value="428000">
                <text:p>428000</text:p>
              </table:table-cell>
            </table:table-row>
            <table:table-row>
              <table:table-cell office:value-type="float" office:value="85700">
                <text:p>85700</text:p>
              </table:table-cell>
              <table:table-cell office:value-type="float" office:value="599900">
                <text:p>599900</text:p>
              </table:table-cell>
              <table:table-cell office:value-type="float" office:value="428500">
                <text:p>428500</text:p>
              </table:table-cell>
            </table:table-row>
            <table:table-row>
              <table:table-cell office:value-type="float" office:value="85800">
                <text:p>85800</text:p>
              </table:table-cell>
              <table:table-cell office:value-type="float" office:value="600600">
                <text:p>600600</text:p>
              </table:table-cell>
              <table:table-cell office:value-type="float" office:value="429000">
                <text:p>429000</text:p>
              </table:table-cell>
            </table:table-row>
            <table:table-row>
              <table:table-cell office:value-type="float" office:value="85900">
                <text:p>85900</text:p>
              </table:table-cell>
              <table:table-cell office:value-type="float" office:value="601300">
                <text:p>601300</text:p>
              </table:table-cell>
              <table:table-cell office:value-type="float" office:value="429500">
                <text:p>429500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602000">
                <text:p>602000</text:p>
              </table:table-cell>
              <table:table-cell office:value-type="float" office:value="430000">
                <text:p>430000</text:p>
              </table:table-cell>
            </table:table-row>
            <table:table-row>
              <table:table-cell office:value-type="float" office:value="86100">
                <text:p>86100</text:p>
              </table:table-cell>
              <table:table-cell office:value-type="float" office:value="602700">
                <text:p>602700</text:p>
              </table:table-cell>
              <table:table-cell office:value-type="float" office:value="430500">
                <text:p>430500</text:p>
              </table:table-cell>
            </table:table-row>
            <table:table-row>
              <table:table-cell office:value-type="float" office:value="86200">
                <text:p>86200</text:p>
              </table:table-cell>
              <table:table-cell office:value-type="float" office:value="603400">
                <text:p>603400</text:p>
              </table:table-cell>
              <table:table-cell office:value-type="float" office:value="431000">
                <text:p>431000</text:p>
              </table:table-cell>
            </table:table-row>
            <table:table-row>
              <table:table-cell office:value-type="float" office:value="86300">
                <text:p>86300</text:p>
              </table:table-cell>
              <table:table-cell office:value-type="float" office:value="604100">
                <text:p>604100</text:p>
              </table:table-cell>
              <table:table-cell office:value-type="float" office:value="431500">
                <text:p>431500</text:p>
              </table:table-cell>
            </table:table-row>
            <table:table-row>
              <table:table-cell office:value-type="float" office:value="86400">
                <text:p>86400</text:p>
              </table:table-cell>
              <table:table-cell office:value-type="float" office:value="604800">
                <text:p>604800</text:p>
              </table:table-cell>
              <table:table-cell office:value-type="float" office:value="432000">
                <text:p>432000</text:p>
              </table:table-cell>
            </table:table-row>
            <table:table-row>
              <table:table-cell office:value-type="float" office:value="86500">
                <text:p>86500</text:p>
              </table:table-cell>
              <table:table-cell office:value-type="float" office:value="605500">
                <text:p>605500</text:p>
              </table:table-cell>
              <table:table-cell office:value-type="float" office:value="432500">
                <text:p>432500</text:p>
              </table:table-cell>
            </table:table-row>
            <table:table-row>
              <table:table-cell office:value-type="float" office:value="86600">
                <text:p>86600</text:p>
              </table:table-cell>
              <table:table-cell office:value-type="float" office:value="606200">
                <text:p>606200</text:p>
              </table:table-cell>
              <table:table-cell office:value-type="float" office:value="433000">
                <text:p>433000</text:p>
              </table:table-cell>
            </table:table-row>
            <table:table-row>
              <table:table-cell office:value-type="float" office:value="86700">
                <text:p>86700</text:p>
              </table:table-cell>
              <table:table-cell office:value-type="float" office:value="606900">
                <text:p>606900</text:p>
              </table:table-cell>
              <table:table-cell office:value-type="float" office:value="433500">
                <text:p>433500</text:p>
              </table:table-cell>
            </table:table-row>
            <table:table-row>
              <table:table-cell office:value-type="float" office:value="86800">
                <text:p>86800</text:p>
              </table:table-cell>
              <table:table-cell office:value-type="float" office:value="607600">
                <text:p>607600</text:p>
              </table:table-cell>
              <table:table-cell office:value-type="float" office:value="434000">
                <text:p>434000</text:p>
              </table:table-cell>
            </table:table-row>
            <table:table-row>
              <table:table-cell office:value-type="float" office:value="86900">
                <text:p>86900</text:p>
              </table:table-cell>
              <table:table-cell office:value-type="float" office:value="608300">
                <text:p>608300</text:p>
              </table:table-cell>
              <table:table-cell office:value-type="float" office:value="434500">
                <text:p>434500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609000">
                <text:p>609000</text:p>
              </table:table-cell>
              <table:table-cell office:value-type="float" office:value="435000">
                <text:p>435000</text:p>
              </table:table-cell>
            </table:table-row>
            <table:table-row>
              <table:table-cell office:value-type="float" office:value="87100">
                <text:p>87100</text:p>
              </table:table-cell>
              <table:table-cell office:value-type="float" office:value="609700">
                <text:p>609700</text:p>
              </table:table-cell>
              <table:table-cell office:value-type="float" office:value="435500">
                <text:p>435500</text:p>
              </table:table-cell>
            </table:table-row>
            <table:table-row>
              <table:table-cell office:value-type="float" office:value="87200">
                <text:p>87200</text:p>
              </table:table-cell>
              <table:table-cell office:value-type="float" office:value="610400">
                <text:p>610400</text:p>
              </table:table-cell>
              <table:table-cell office:value-type="float" office:value="436000">
                <text:p>436000</text:p>
              </table:table-cell>
            </table:table-row>
            <table:table-row>
              <table:table-cell office:value-type="float" office:value="87300">
                <text:p>87300</text:p>
              </table:table-cell>
              <table:table-cell office:value-type="float" office:value="611100">
                <text:p>611100</text:p>
              </table:table-cell>
              <table:table-cell office:value-type="float" office:value="436500">
                <text:p>436500</text:p>
              </table:table-cell>
            </table:table-row>
            <table:table-row>
              <table:table-cell office:value-type="float" office:value="87400">
                <text:p>87400</text:p>
              </table:table-cell>
              <table:table-cell office:value-type="float" office:value="611800">
                <text:p>611800</text:p>
              </table:table-cell>
              <table:table-cell office:value-type="float" office:value="437000">
                <text:p>437000</text:p>
              </table:table-cell>
            </table:table-row>
            <table:table-row>
              <table:table-cell office:value-type="float" office:value="87500">
                <text:p>87500</text:p>
              </table:table-cell>
              <table:table-cell office:value-type="float" office:value="612500">
                <text:p>612500</text:p>
              </table:table-cell>
              <table:table-cell office:value-type="float" office:value="437500">
                <text:p>437500</text:p>
              </table:table-cell>
            </table:table-row>
            <table:table-row>
              <table:table-cell office:value-type="float" office:value="87600">
                <text:p>87600</text:p>
              </table:table-cell>
              <table:table-cell office:value-type="float" office:value="613200">
                <text:p>613200</text:p>
              </table:table-cell>
              <table:table-cell office:value-type="float" office:value="438000">
                <text:p>438000</text:p>
              </table:table-cell>
            </table:table-row>
            <table:table-row>
              <table:table-cell office:value-type="float" office:value="87700">
                <text:p>87700</text:p>
              </table:table-cell>
              <table:table-cell office:value-type="float" office:value="613900">
                <text:p>613900</text:p>
              </table:table-cell>
              <table:table-cell office:value-type="float" office:value="438500">
                <text:p>438500</text:p>
              </table:table-cell>
            </table:table-row>
            <table:table-row>
              <table:table-cell office:value-type="float" office:value="87800">
                <text:p>87800</text:p>
              </table:table-cell>
              <table:table-cell office:value-type="float" office:value="614600">
                <text:p>614600</text:p>
              </table:table-cell>
              <table:table-cell office:value-type="float" office:value="439000">
                <text:p>439000</text:p>
              </table:table-cell>
            </table:table-row>
            <table:table-row>
              <table:table-cell office:value-type="float" office:value="87900">
                <text:p>87900</text:p>
              </table:table-cell>
              <table:table-cell office:value-type="float" office:value="615300">
                <text:p>615300</text:p>
              </table:table-cell>
              <table:table-cell office:value-type="float" office:value="439500">
                <text:p>439500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616000">
                <text:p>616000</text:p>
              </table:table-cell>
              <table:table-cell office:value-type="float" office:value="440000">
                <text:p>440000</text:p>
              </table:table-cell>
            </table:table-row>
            <table:table-row>
              <table:table-cell office:value-type="float" office:value="88100">
                <text:p>88100</text:p>
              </table:table-cell>
              <table:table-cell office:value-type="float" office:value="616700">
                <text:p>616700</text:p>
              </table:table-cell>
              <table:table-cell office:value-type="float" office:value="440500">
                <text:p>440500</text:p>
              </table:table-cell>
            </table:table-row>
            <table:table-row>
              <table:table-cell office:value-type="float" office:value="88200">
                <text:p>88200</text:p>
              </table:table-cell>
              <table:table-cell office:value-type="float" office:value="617400">
                <text:p>617400</text:p>
              </table:table-cell>
              <table:table-cell office:value-type="float" office:value="441000">
                <text:p>441000</text:p>
              </table:table-cell>
            </table:table-row>
            <table:table-row>
              <table:table-cell office:value-type="float" office:value="88300">
                <text:p>88300</text:p>
              </table:table-cell>
              <table:table-cell office:value-type="float" office:value="618100">
                <text:p>618100</text:p>
              </table:table-cell>
              <table:table-cell office:value-type="float" office:value="441500">
                <text:p>441500</text:p>
              </table:table-cell>
            </table:table-row>
            <table:table-row>
              <table:table-cell office:value-type="float" office:value="88400">
                <text:p>88400</text:p>
              </table:table-cell>
              <table:table-cell office:value-type="float" office:value="618800">
                <text:p>618800</text:p>
              </table:table-cell>
              <table:table-cell office:value-type="float" office:value="442000">
                <text:p>442000</text:p>
              </table:table-cell>
            </table:table-row>
            <table:table-row>
              <table:table-cell office:value-type="float" office:value="88500">
                <text:p>88500</text:p>
              </table:table-cell>
              <table:table-cell office:value-type="float" office:value="619500">
                <text:p>619500</text:p>
              </table:table-cell>
              <table:table-cell office:value-type="float" office:value="442500">
                <text:p>442500</text:p>
              </table:table-cell>
            </table:table-row>
            <table:table-row>
              <table:table-cell office:value-type="float" office:value="88600">
                <text:p>88600</text:p>
              </table:table-cell>
              <table:table-cell office:value-type="float" office:value="620200">
                <text:p>620200</text:p>
              </table:table-cell>
              <table:table-cell office:value-type="float" office:value="443000">
                <text:p>443000</text:p>
              </table:table-cell>
            </table:table-row>
            <table:table-row>
              <table:table-cell office:value-type="float" office:value="88700">
                <text:p>88700</text:p>
              </table:table-cell>
              <table:table-cell office:value-type="float" office:value="620900">
                <text:p>620900</text:p>
              </table:table-cell>
              <table:table-cell office:value-type="float" office:value="443500">
                <text:p>443500</text:p>
              </table:table-cell>
            </table:table-row>
            <table:table-row>
              <table:table-cell office:value-type="float" office:value="88800">
                <text:p>88800</text:p>
              </table:table-cell>
              <table:table-cell office:value-type="float" office:value="621600">
                <text:p>621600</text:p>
              </table:table-cell>
              <table:table-cell office:value-type="float" office:value="444000">
                <text:p>444000</text:p>
              </table:table-cell>
            </table:table-row>
            <table:table-row>
              <table:table-cell office:value-type="float" office:value="88900">
                <text:p>88900</text:p>
              </table:table-cell>
              <table:table-cell office:value-type="float" office:value="622300">
                <text:p>622300</text:p>
              </table:table-cell>
              <table:table-cell office:value-type="float" office:value="444500">
                <text:p>444500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623000">
                <text:p>623000</text:p>
              </table:table-cell>
              <table:table-cell office:value-type="float" office:value="445000">
                <text:p>445000</text:p>
              </table:table-cell>
            </table:table-row>
            <table:table-row>
              <table:table-cell office:value-type="float" office:value="89100">
                <text:p>89100</text:p>
              </table:table-cell>
              <table:table-cell office:value-type="float" office:value="623700">
                <text:p>623700</text:p>
              </table:table-cell>
              <table:table-cell office:value-type="float" office:value="445500">
                <text:p>445500</text:p>
              </table:table-cell>
            </table:table-row>
            <table:table-row>
              <table:table-cell office:value-type="float" office:value="89200">
                <text:p>89200</text:p>
              </table:table-cell>
              <table:table-cell office:value-type="float" office:value="624400">
                <text:p>624400</text:p>
              </table:table-cell>
              <table:table-cell office:value-type="float" office:value="446000">
                <text:p>446000</text:p>
              </table:table-cell>
            </table:table-row>
            <table:table-row>
              <table:table-cell office:value-type="float" office:value="89300">
                <text:p>89300</text:p>
              </table:table-cell>
              <table:table-cell office:value-type="float" office:value="625100">
                <text:p>625100</text:p>
              </table:table-cell>
              <table:table-cell office:value-type="float" office:value="446500">
                <text:p>446500</text:p>
              </table:table-cell>
            </table:table-row>
            <table:table-row>
              <table:table-cell office:value-type="float" office:value="89400">
                <text:p>89400</text:p>
              </table:table-cell>
              <table:table-cell office:value-type="float" office:value="625800">
                <text:p>625800</text:p>
              </table:table-cell>
              <table:table-cell office:value-type="float" office:value="447000">
                <text:p>447000</text:p>
              </table:table-cell>
            </table:table-row>
            <table:table-row>
              <table:table-cell office:value-type="float" office:value="89500">
                <text:p>89500</text:p>
              </table:table-cell>
              <table:table-cell office:value-type="float" office:value="626500">
                <text:p>626500</text:p>
              </table:table-cell>
              <table:table-cell office:value-type="float" office:value="447500">
                <text:p>447500</text:p>
              </table:table-cell>
            </table:table-row>
            <table:table-row>
              <table:table-cell office:value-type="float" office:value="89600">
                <text:p>89600</text:p>
              </table:table-cell>
              <table:table-cell office:value-type="float" office:value="627200">
                <text:p>627200</text:p>
              </table:table-cell>
              <table:table-cell office:value-type="float" office:value="448000">
                <text:p>448000</text:p>
              </table:table-cell>
            </table:table-row>
            <table:table-row>
              <table:table-cell office:value-type="float" office:value="89700">
                <text:p>89700</text:p>
              </table:table-cell>
              <table:table-cell office:value-type="float" office:value="627900">
                <text:p>627900</text:p>
              </table:table-cell>
              <table:table-cell office:value-type="float" office:value="448500">
                <text:p>448500</text:p>
              </table:table-cell>
            </table:table-row>
            <table:table-row>
              <table:table-cell office:value-type="float" office:value="89800">
                <text:p>89800</text:p>
              </table:table-cell>
              <table:table-cell office:value-type="float" office:value="628600">
                <text:p>628600</text:p>
              </table:table-cell>
              <table:table-cell office:value-type="float" office:value="449000">
                <text:p>449000</text:p>
              </table:table-cell>
            </table:table-row>
            <table:table-row>
              <table:table-cell office:value-type="float" office:value="89900">
                <text:p>89900</text:p>
              </table:table-cell>
              <table:table-cell office:value-type="float" office:value="629300">
                <text:p>629300</text:p>
              </table:table-cell>
              <table:table-cell office:value-type="float" office:value="449500">
                <text:p>4495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630000">
                <text:p>630000</text:p>
              </table:table-cell>
              <table:table-cell office:value-type="float" office:value="450000">
                <text:p>450000</text:p>
              </table:table-cell>
            </table:table-row>
            <table:table-row>
              <table:table-cell office:value-type="float" office:value="90100">
                <text:p>90100</text:p>
              </table:table-cell>
              <table:table-cell office:value-type="float" office:value="630700">
                <text:p>630700</text:p>
              </table:table-cell>
              <table:table-cell office:value-type="float" office:value="450500">
                <text:p>450500</text:p>
              </table:table-cell>
            </table:table-row>
            <table:table-row>
              <table:table-cell office:value-type="float" office:value="90200">
                <text:p>90200</text:p>
              </table:table-cell>
              <table:table-cell office:value-type="float" office:value="631400">
                <text:p>631400</text:p>
              </table:table-cell>
              <table:table-cell office:value-type="float" office:value="451000">
                <text:p>451000</text:p>
              </table:table-cell>
            </table:table-row>
            <table:table-row>
              <table:table-cell office:value-type="float" office:value="90300">
                <text:p>90300</text:p>
              </table:table-cell>
              <table:table-cell office:value-type="float" office:value="632100">
                <text:p>632100</text:p>
              </table:table-cell>
              <table:table-cell office:value-type="float" office:value="451500">
                <text:p>451500</text:p>
              </table:table-cell>
            </table:table-row>
            <table:table-row>
              <table:table-cell office:value-type="float" office:value="90400">
                <text:p>90400</text:p>
              </table:table-cell>
              <table:table-cell office:value-type="float" office:value="632800">
                <text:p>632800</text:p>
              </table:table-cell>
              <table:table-cell office:value-type="float" office:value="452000">
                <text:p>452000</text:p>
              </table:table-cell>
            </table:table-row>
            <table:table-row>
              <table:table-cell office:value-type="float" office:value="90500">
                <text:p>90500</text:p>
              </table:table-cell>
              <table:table-cell office:value-type="float" office:value="633500">
                <text:p>633500</text:p>
              </table:table-cell>
              <table:table-cell office:value-type="float" office:value="452500">
                <text:p>452500</text:p>
              </table:table-cell>
            </table:table-row>
            <table:table-row>
              <table:table-cell office:value-type="float" office:value="90600">
                <text:p>90600</text:p>
              </table:table-cell>
              <table:table-cell office:value-type="float" office:value="634200">
                <text:p>634200</text:p>
              </table:table-cell>
              <table:table-cell office:value-type="float" office:value="453000">
                <text:p>453000</text:p>
              </table:table-cell>
            </table:table-row>
            <table:table-row>
              <table:table-cell office:value-type="float" office:value="90700">
                <text:p>90700</text:p>
              </table:table-cell>
              <table:table-cell office:value-type="float" office:value="634900">
                <text:p>634900</text:p>
              </table:table-cell>
              <table:table-cell office:value-type="float" office:value="453500">
                <text:p>453500</text:p>
              </table:table-cell>
            </table:table-row>
            <table:table-row>
              <table:table-cell office:value-type="float" office:value="90800">
                <text:p>90800</text:p>
              </table:table-cell>
              <table:table-cell office:value-type="float" office:value="635600">
                <text:p>635600</text:p>
              </table:table-cell>
              <table:table-cell office:value-type="float" office:value="454000">
                <text:p>454000</text:p>
              </table:table-cell>
            </table:table-row>
            <table:table-row>
              <table:table-cell office:value-type="float" office:value="90900">
                <text:p>90900</text:p>
              </table:table-cell>
              <table:table-cell office:value-type="float" office:value="636300">
                <text:p>636300</text:p>
              </table:table-cell>
              <table:table-cell office:value-type="float" office:value="454500">
                <text:p>454500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637000">
                <text:p>637000</text:p>
              </table:table-cell>
              <table:table-cell office:value-type="float" office:value="455000">
                <text:p>455000</text:p>
              </table:table-cell>
            </table:table-row>
            <table:table-row>
              <table:table-cell office:value-type="float" office:value="91100">
                <text:p>91100</text:p>
              </table:table-cell>
              <table:table-cell office:value-type="float" office:value="637700">
                <text:p>637700</text:p>
              </table:table-cell>
              <table:table-cell office:value-type="float" office:value="455500">
                <text:p>455500</text:p>
              </table:table-cell>
            </table:table-row>
            <table:table-row>
              <table:table-cell office:value-type="float" office:value="91200">
                <text:p>91200</text:p>
              </table:table-cell>
              <table:table-cell office:value-type="float" office:value="638400">
                <text:p>638400</text:p>
              </table:table-cell>
              <table:table-cell office:value-type="float" office:value="456000">
                <text:p>456000</text:p>
              </table:table-cell>
            </table:table-row>
            <table:table-row>
              <table:table-cell office:value-type="float" office:value="91300">
                <text:p>91300</text:p>
              </table:table-cell>
              <table:table-cell office:value-type="float" office:value="639100">
                <text:p>639100</text:p>
              </table:table-cell>
              <table:table-cell office:value-type="float" office:value="456500">
                <text:p>456500</text:p>
              </table:table-cell>
            </table:table-row>
            <table:table-row>
              <table:table-cell office:value-type="float" office:value="91400">
                <text:p>91400</text:p>
              </table:table-cell>
              <table:table-cell office:value-type="float" office:value="639800">
                <text:p>639800</text:p>
              </table:table-cell>
              <table:table-cell office:value-type="float" office:value="457000">
                <text:p>457000</text:p>
              </table:table-cell>
            </table:table-row>
            <table:table-row>
              <table:table-cell office:value-type="float" office:value="91500">
                <text:p>91500</text:p>
              </table:table-cell>
              <table:table-cell office:value-type="float" office:value="640500">
                <text:p>640500</text:p>
              </table:table-cell>
              <table:table-cell office:value-type="float" office:value="457500">
                <text:p>457500</text:p>
              </table:table-cell>
            </table:table-row>
            <table:table-row>
              <table:table-cell office:value-type="float" office:value="91600">
                <text:p>91600</text:p>
              </table:table-cell>
              <table:table-cell office:value-type="float" office:value="641200">
                <text:p>641200</text:p>
              </table:table-cell>
              <table:table-cell office:value-type="float" office:value="458000">
                <text:p>458000</text:p>
              </table:table-cell>
            </table:table-row>
            <table:table-row>
              <table:table-cell office:value-type="float" office:value="91700">
                <text:p>91700</text:p>
              </table:table-cell>
              <table:table-cell office:value-type="float" office:value="641900">
                <text:p>641900</text:p>
              </table:table-cell>
              <table:table-cell office:value-type="float" office:value="458500">
                <text:p>458500</text:p>
              </table:table-cell>
            </table:table-row>
            <table:table-row>
              <table:table-cell office:value-type="float" office:value="91800">
                <text:p>91800</text:p>
              </table:table-cell>
              <table:table-cell office:value-type="float" office:value="642600">
                <text:p>642600</text:p>
              </table:table-cell>
              <table:table-cell office:value-type="float" office:value="459000">
                <text:p>459000</text:p>
              </table:table-cell>
            </table:table-row>
            <table:table-row>
              <table:table-cell office:value-type="float" office:value="91900">
                <text:p>91900</text:p>
              </table:table-cell>
              <table:table-cell office:value-type="float" office:value="643300">
                <text:p>643300</text:p>
              </table:table-cell>
              <table:table-cell office:value-type="float" office:value="459500">
                <text:p>459500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644000">
                <text:p>644000</text:p>
              </table:table-cell>
              <table:table-cell office:value-type="float" office:value="460000">
                <text:p>460000</text:p>
              </table:table-cell>
            </table:table-row>
            <table:table-row>
              <table:table-cell office:value-type="float" office:value="92100">
                <text:p>92100</text:p>
              </table:table-cell>
              <table:table-cell office:value-type="float" office:value="644700">
                <text:p>644700</text:p>
              </table:table-cell>
              <table:table-cell office:value-type="float" office:value="460500">
                <text:p>460500</text:p>
              </table:table-cell>
            </table:table-row>
            <table:table-row>
              <table:table-cell office:value-type="float" office:value="92200">
                <text:p>92200</text:p>
              </table:table-cell>
              <table:table-cell office:value-type="float" office:value="645400">
                <text:p>645400</text:p>
              </table:table-cell>
              <table:table-cell office:value-type="float" office:value="461000">
                <text:p>461000</text:p>
              </table:table-cell>
            </table:table-row>
            <table:table-row>
              <table:table-cell office:value-type="float" office:value="92300">
                <text:p>92300</text:p>
              </table:table-cell>
              <table:table-cell office:value-type="float" office:value="646100">
                <text:p>646100</text:p>
              </table:table-cell>
              <table:table-cell office:value-type="float" office:value="461500">
                <text:p>461500</text:p>
              </table:table-cell>
            </table:table-row>
            <table:table-row>
              <table:table-cell office:value-type="float" office:value="92400">
                <text:p>92400</text:p>
              </table:table-cell>
              <table:table-cell office:value-type="float" office:value="646800">
                <text:p>646800</text:p>
              </table:table-cell>
              <table:table-cell office:value-type="float" office:value="462000">
                <text:p>462000</text:p>
              </table:table-cell>
            </table:table-row>
            <table:table-row>
              <table:table-cell office:value-type="float" office:value="92500">
                <text:p>92500</text:p>
              </table:table-cell>
              <table:table-cell office:value-type="float" office:value="647500">
                <text:p>647500</text:p>
              </table:table-cell>
              <table:table-cell office:value-type="float" office:value="462500">
                <text:p>462500</text:p>
              </table:table-cell>
            </table:table-row>
            <table:table-row>
              <table:table-cell office:value-type="float" office:value="92600">
                <text:p>92600</text:p>
              </table:table-cell>
              <table:table-cell office:value-type="float" office:value="648200">
                <text:p>648200</text:p>
              </table:table-cell>
              <table:table-cell office:value-type="float" office:value="463000">
                <text:p>463000</text:p>
              </table:table-cell>
            </table:table-row>
            <table:table-row>
              <table:table-cell office:value-type="float" office:value="92700">
                <text:p>92700</text:p>
              </table:table-cell>
              <table:table-cell office:value-type="float" office:value="648900">
                <text:p>648900</text:p>
              </table:table-cell>
              <table:table-cell office:value-type="float" office:value="463500">
                <text:p>463500</text:p>
              </table:table-cell>
            </table:table-row>
            <table:table-row>
              <table:table-cell office:value-type="float" office:value="92800">
                <text:p>92800</text:p>
              </table:table-cell>
              <table:table-cell office:value-type="float" office:value="649600">
                <text:p>649600</text:p>
              </table:table-cell>
              <table:table-cell office:value-type="float" office:value="464000">
                <text:p>464000</text:p>
              </table:table-cell>
            </table:table-row>
            <table:table-row>
              <table:table-cell office:value-type="float" office:value="92900">
                <text:p>92900</text:p>
              </table:table-cell>
              <table:table-cell office:value-type="float" office:value="650300">
                <text:p>650300</text:p>
              </table:table-cell>
              <table:table-cell office:value-type="float" office:value="464500">
                <text:p>464500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651000">
                <text:p>651000</text:p>
              </table:table-cell>
              <table:table-cell office:value-type="float" office:value="465000">
                <text:p>465000</text:p>
              </table:table-cell>
            </table:table-row>
            <table:table-row>
              <table:table-cell office:value-type="float" office:value="93100">
                <text:p>93100</text:p>
              </table:table-cell>
              <table:table-cell office:value-type="float" office:value="651700">
                <text:p>651700</text:p>
              </table:table-cell>
              <table:table-cell office:value-type="float" office:value="465500">
                <text:p>465500</text:p>
              </table:table-cell>
            </table:table-row>
            <table:table-row>
              <table:table-cell office:value-type="float" office:value="93200">
                <text:p>93200</text:p>
              </table:table-cell>
              <table:table-cell office:value-type="float" office:value="652400">
                <text:p>652400</text:p>
              </table:table-cell>
              <table:table-cell office:value-type="float" office:value="466000">
                <text:p>466000</text:p>
              </table:table-cell>
            </table:table-row>
            <table:table-row>
              <table:table-cell office:value-type="float" office:value="93300">
                <text:p>93300</text:p>
              </table:table-cell>
              <table:table-cell office:value-type="float" office:value="653100">
                <text:p>653100</text:p>
              </table:table-cell>
              <table:table-cell office:value-type="float" office:value="466500">
                <text:p>466500</text:p>
              </table:table-cell>
            </table:table-row>
            <table:table-row>
              <table:table-cell office:value-type="float" office:value="93400">
                <text:p>93400</text:p>
              </table:table-cell>
              <table:table-cell office:value-type="float" office:value="653800">
                <text:p>653800</text:p>
              </table:table-cell>
              <table:table-cell office:value-type="float" office:value="467000">
                <text:p>467000</text:p>
              </table:table-cell>
            </table:table-row>
            <table:table-row>
              <table:table-cell office:value-type="float" office:value="93500">
                <text:p>93500</text:p>
              </table:table-cell>
              <table:table-cell office:value-type="float" office:value="654500">
                <text:p>654500</text:p>
              </table:table-cell>
              <table:table-cell office:value-type="float" office:value="467500">
                <text:p>467500</text:p>
              </table:table-cell>
            </table:table-row>
            <table:table-row>
              <table:table-cell office:value-type="float" office:value="93600">
                <text:p>93600</text:p>
              </table:table-cell>
              <table:table-cell office:value-type="float" office:value="655200">
                <text:p>655200</text:p>
              </table:table-cell>
              <table:table-cell office:value-type="float" office:value="468000">
                <text:p>468000</text:p>
              </table:table-cell>
            </table:table-row>
            <table:table-row>
              <table:table-cell office:value-type="float" office:value="93700">
                <text:p>93700</text:p>
              </table:table-cell>
              <table:table-cell office:value-type="float" office:value="655900">
                <text:p>655900</text:p>
              </table:table-cell>
              <table:table-cell office:value-type="float" office:value="468500">
                <text:p>468500</text:p>
              </table:table-cell>
            </table:table-row>
            <table:table-row>
              <table:table-cell office:value-type="float" office:value="93800">
                <text:p>93800</text:p>
              </table:table-cell>
              <table:table-cell office:value-type="float" office:value="656600">
                <text:p>656600</text:p>
              </table:table-cell>
              <table:table-cell office:value-type="float" office:value="469000">
                <text:p>469000</text:p>
              </table:table-cell>
            </table:table-row>
            <table:table-row>
              <table:table-cell office:value-type="float" office:value="93900">
                <text:p>93900</text:p>
              </table:table-cell>
              <table:table-cell office:value-type="float" office:value="657300">
                <text:p>657300</text:p>
              </table:table-cell>
              <table:table-cell office:value-type="float" office:value="469500">
                <text:p>469500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658000">
                <text:p>658000</text:p>
              </table:table-cell>
              <table:table-cell office:value-type="float" office:value="470000">
                <text:p>470000</text:p>
              </table:table-cell>
            </table:table-row>
            <table:table-row>
              <table:table-cell office:value-type="float" office:value="94100">
                <text:p>94100</text:p>
              </table:table-cell>
              <table:table-cell office:value-type="float" office:value="658700">
                <text:p>658700</text:p>
              </table:table-cell>
              <table:table-cell office:value-type="float" office:value="470500">
                <text:p>470500</text:p>
              </table:table-cell>
            </table:table-row>
            <table:table-row>
              <table:table-cell office:value-type="float" office:value="94200">
                <text:p>94200</text:p>
              </table:table-cell>
              <table:table-cell office:value-type="float" office:value="659400">
                <text:p>659400</text:p>
              </table:table-cell>
              <table:table-cell office:value-type="float" office:value="471000">
                <text:p>471000</text:p>
              </table:table-cell>
            </table:table-row>
            <table:table-row>
              <table:table-cell office:value-type="float" office:value="94300">
                <text:p>94300</text:p>
              </table:table-cell>
              <table:table-cell office:value-type="float" office:value="660100">
                <text:p>660100</text:p>
              </table:table-cell>
              <table:table-cell office:value-type="float" office:value="471500">
                <text:p>471500</text:p>
              </table:table-cell>
            </table:table-row>
            <table:table-row>
              <table:table-cell office:value-type="float" office:value="94400">
                <text:p>94400</text:p>
              </table:table-cell>
              <table:table-cell office:value-type="float" office:value="660800">
                <text:p>660800</text:p>
              </table:table-cell>
              <table:table-cell office:value-type="float" office:value="472000">
                <text:p>472000</text:p>
              </table:table-cell>
            </table:table-row>
            <table:table-row>
              <table:table-cell office:value-type="float" office:value="94500">
                <text:p>94500</text:p>
              </table:table-cell>
              <table:table-cell office:value-type="float" office:value="661500">
                <text:p>661500</text:p>
              </table:table-cell>
              <table:table-cell office:value-type="float" office:value="472500">
                <text:p>472500</text:p>
              </table:table-cell>
            </table:table-row>
            <table:table-row>
              <table:table-cell office:value-type="float" office:value="94600">
                <text:p>94600</text:p>
              </table:table-cell>
              <table:table-cell office:value-type="float" office:value="662200">
                <text:p>662200</text:p>
              </table:table-cell>
              <table:table-cell office:value-type="float" office:value="473000">
                <text:p>473000</text:p>
              </table:table-cell>
            </table:table-row>
            <table:table-row>
              <table:table-cell office:value-type="float" office:value="94700">
                <text:p>94700</text:p>
              </table:table-cell>
              <table:table-cell office:value-type="float" office:value="662900">
                <text:p>662900</text:p>
              </table:table-cell>
              <table:table-cell office:value-type="float" office:value="473500">
                <text:p>473500</text:p>
              </table:table-cell>
            </table:table-row>
            <table:table-row>
              <table:table-cell office:value-type="float" office:value="94800">
                <text:p>94800</text:p>
              </table:table-cell>
              <table:table-cell office:value-type="float" office:value="663600">
                <text:p>663600</text:p>
              </table:table-cell>
              <table:table-cell office:value-type="float" office:value="474000">
                <text:p>474000</text:p>
              </table:table-cell>
            </table:table-row>
            <table:table-row>
              <table:table-cell office:value-type="float" office:value="94900">
                <text:p>94900</text:p>
              </table:table-cell>
              <table:table-cell office:value-type="float" office:value="664300">
                <text:p>664300</text:p>
              </table:table-cell>
              <table:table-cell office:value-type="float" office:value="474500">
                <text:p>474500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665000">
                <text:p>665000</text:p>
              </table:table-cell>
              <table:table-cell office:value-type="float" office:value="475000">
                <text:p>475000</text:p>
              </table:table-cell>
            </table:table-row>
            <table:table-row>
              <table:table-cell office:value-type="float" office:value="95100">
                <text:p>95100</text:p>
              </table:table-cell>
              <table:table-cell office:value-type="float" office:value="665700">
                <text:p>665700</text:p>
              </table:table-cell>
              <table:table-cell office:value-type="float" office:value="475500">
                <text:p>475500</text:p>
              </table:table-cell>
            </table:table-row>
            <table:table-row>
              <table:table-cell office:value-type="float" office:value="95200">
                <text:p>95200</text:p>
              </table:table-cell>
              <table:table-cell office:value-type="float" office:value="666400">
                <text:p>666400</text:p>
              </table:table-cell>
              <table:table-cell office:value-type="float" office:value="476000">
                <text:p>476000</text:p>
              </table:table-cell>
            </table:table-row>
            <table:table-row>
              <table:table-cell office:value-type="float" office:value="95300">
                <text:p>95300</text:p>
              </table:table-cell>
              <table:table-cell office:value-type="float" office:value="667100">
                <text:p>667100</text:p>
              </table:table-cell>
              <table:table-cell office:value-type="float" office:value="476500">
                <text:p>476500</text:p>
              </table:table-cell>
            </table:table-row>
            <table:table-row>
              <table:table-cell office:value-type="float" office:value="95400">
                <text:p>95400</text:p>
              </table:table-cell>
              <table:table-cell office:value-type="float" office:value="667800">
                <text:p>667800</text:p>
              </table:table-cell>
              <table:table-cell office:value-type="float" office:value="477000">
                <text:p>477000</text:p>
              </table:table-cell>
            </table:table-row>
            <table:table-row>
              <table:table-cell office:value-type="float" office:value="95500">
                <text:p>95500</text:p>
              </table:table-cell>
              <table:table-cell office:value-type="float" office:value="668500">
                <text:p>668500</text:p>
              </table:table-cell>
              <table:table-cell office:value-type="float" office:value="477500">
                <text:p>477500</text:p>
              </table:table-cell>
            </table:table-row>
            <table:table-row>
              <table:table-cell office:value-type="float" office:value="95600">
                <text:p>95600</text:p>
              </table:table-cell>
              <table:table-cell office:value-type="float" office:value="669200">
                <text:p>669200</text:p>
              </table:table-cell>
              <table:table-cell office:value-type="float" office:value="478000">
                <text:p>478000</text:p>
              </table:table-cell>
            </table:table-row>
            <table:table-row>
              <table:table-cell office:value-type="float" office:value="95700">
                <text:p>95700</text:p>
              </table:table-cell>
              <table:table-cell office:value-type="float" office:value="669900">
                <text:p>669900</text:p>
              </table:table-cell>
              <table:table-cell office:value-type="float" office:value="478500">
                <text:p>478500</text:p>
              </table:table-cell>
            </table:table-row>
            <table:table-row>
              <table:table-cell office:value-type="float" office:value="95800">
                <text:p>95800</text:p>
              </table:table-cell>
              <table:table-cell office:value-type="float" office:value="670600">
                <text:p>670600</text:p>
              </table:table-cell>
              <table:table-cell office:value-type="float" office:value="479000">
                <text:p>479000</text:p>
              </table:table-cell>
            </table:table-row>
            <table:table-row>
              <table:table-cell office:value-type="float" office:value="95900">
                <text:p>95900</text:p>
              </table:table-cell>
              <table:table-cell office:value-type="float" office:value="671300">
                <text:p>671300</text:p>
              </table:table-cell>
              <table:table-cell office:value-type="float" office:value="479500">
                <text:p>479500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672000">
                <text:p>672000</text:p>
              </table:table-cell>
              <table:table-cell office:value-type="float" office:value="480000">
                <text:p>480000</text:p>
              </table:table-cell>
            </table:table-row>
            <table:table-row>
              <table:table-cell office:value-type="float" office:value="96100">
                <text:p>96100</text:p>
              </table:table-cell>
              <table:table-cell office:value-type="float" office:value="672700">
                <text:p>672700</text:p>
              </table:table-cell>
              <table:table-cell office:value-type="float" office:value="480500">
                <text:p>480500</text:p>
              </table:table-cell>
            </table:table-row>
            <table:table-row>
              <table:table-cell office:value-type="float" office:value="96200">
                <text:p>96200</text:p>
              </table:table-cell>
              <table:table-cell office:value-type="float" office:value="673400">
                <text:p>673400</text:p>
              </table:table-cell>
              <table:table-cell office:value-type="float" office:value="481000">
                <text:p>481000</text:p>
              </table:table-cell>
            </table:table-row>
            <table:table-row>
              <table:table-cell office:value-type="float" office:value="96300">
                <text:p>96300</text:p>
              </table:table-cell>
              <table:table-cell office:value-type="float" office:value="674100">
                <text:p>674100</text:p>
              </table:table-cell>
              <table:table-cell office:value-type="float" office:value="481500">
                <text:p>481500</text:p>
              </table:table-cell>
            </table:table-row>
            <table:table-row>
              <table:table-cell office:value-type="float" office:value="96400">
                <text:p>96400</text:p>
              </table:table-cell>
              <table:table-cell office:value-type="float" office:value="674800">
                <text:p>674800</text:p>
              </table:table-cell>
              <table:table-cell office:value-type="float" office:value="482000">
                <text:p>482000</text:p>
              </table:table-cell>
            </table:table-row>
            <table:table-row>
              <table:table-cell office:value-type="float" office:value="96500">
                <text:p>96500</text:p>
              </table:table-cell>
              <table:table-cell office:value-type="float" office:value="675500">
                <text:p>675500</text:p>
              </table:table-cell>
              <table:table-cell office:value-type="float" office:value="482500">
                <text:p>482500</text:p>
              </table:table-cell>
            </table:table-row>
            <table:table-row>
              <table:table-cell office:value-type="float" office:value="96600">
                <text:p>96600</text:p>
              </table:table-cell>
              <table:table-cell office:value-type="float" office:value="676200">
                <text:p>676200</text:p>
              </table:table-cell>
              <table:table-cell office:value-type="float" office:value="483000">
                <text:p>483000</text:p>
              </table:table-cell>
            </table:table-row>
            <table:table-row>
              <table:table-cell office:value-type="float" office:value="96700">
                <text:p>96700</text:p>
              </table:table-cell>
              <table:table-cell office:value-type="float" office:value="676900">
                <text:p>676900</text:p>
              </table:table-cell>
              <table:table-cell office:value-type="float" office:value="483500">
                <text:p>483500</text:p>
              </table:table-cell>
            </table:table-row>
            <table:table-row>
              <table:table-cell office:value-type="float" office:value="96800">
                <text:p>96800</text:p>
              </table:table-cell>
              <table:table-cell office:value-type="float" office:value="677600">
                <text:p>677600</text:p>
              </table:table-cell>
              <table:table-cell office:value-type="float" office:value="484000">
                <text:p>484000</text:p>
              </table:table-cell>
            </table:table-row>
            <table:table-row>
              <table:table-cell office:value-type="float" office:value="96900">
                <text:p>96900</text:p>
              </table:table-cell>
              <table:table-cell office:value-type="float" office:value="678300">
                <text:p>678300</text:p>
              </table:table-cell>
              <table:table-cell office:value-type="float" office:value="484500">
                <text:p>484500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679000">
                <text:p>679000</text:p>
              </table:table-cell>
              <table:table-cell office:value-type="float" office:value="485000">
                <text:p>485000</text:p>
              </table:table-cell>
            </table:table-row>
            <table:table-row>
              <table:table-cell office:value-type="float" office:value="97100">
                <text:p>97100</text:p>
              </table:table-cell>
              <table:table-cell office:value-type="float" office:value="679700">
                <text:p>679700</text:p>
              </table:table-cell>
              <table:table-cell office:value-type="float" office:value="485500">
                <text:p>485500</text:p>
              </table:table-cell>
            </table:table-row>
            <table:table-row>
              <table:table-cell office:value-type="float" office:value="97200">
                <text:p>97200</text:p>
              </table:table-cell>
              <table:table-cell office:value-type="float" office:value="680400">
                <text:p>680400</text:p>
              </table:table-cell>
              <table:table-cell office:value-type="float" office:value="486000">
                <text:p>486000</text:p>
              </table:table-cell>
            </table:table-row>
            <table:table-row>
              <table:table-cell office:value-type="float" office:value="97300">
                <text:p>97300</text:p>
              </table:table-cell>
              <table:table-cell office:value-type="float" office:value="681100">
                <text:p>681100</text:p>
              </table:table-cell>
              <table:table-cell office:value-type="float" office:value="486500">
                <text:p>486500</text:p>
              </table:table-cell>
            </table:table-row>
            <table:table-row>
              <table:table-cell office:value-type="float" office:value="97400">
                <text:p>97400</text:p>
              </table:table-cell>
              <table:table-cell office:value-type="float" office:value="681800">
                <text:p>681800</text:p>
              </table:table-cell>
              <table:table-cell office:value-type="float" office:value="487000">
                <text:p>487000</text:p>
              </table:table-cell>
            </table:table-row>
            <table:table-row>
              <table:table-cell office:value-type="float" office:value="97500">
                <text:p>97500</text:p>
              </table:table-cell>
              <table:table-cell office:value-type="float" office:value="682500">
                <text:p>682500</text:p>
              </table:table-cell>
              <table:table-cell office:value-type="float" office:value="487500">
                <text:p>487500</text:p>
              </table:table-cell>
            </table:table-row>
            <table:table-row>
              <table:table-cell office:value-type="float" office:value="97600">
                <text:p>97600</text:p>
              </table:table-cell>
              <table:table-cell office:value-type="float" office:value="683200">
                <text:p>683200</text:p>
              </table:table-cell>
              <table:table-cell office:value-type="float" office:value="488000">
                <text:p>488000</text:p>
              </table:table-cell>
            </table:table-row>
            <table:table-row>
              <table:table-cell office:value-type="float" office:value="97700">
                <text:p>97700</text:p>
              </table:table-cell>
              <table:table-cell office:value-type="float" office:value="683900">
                <text:p>683900</text:p>
              </table:table-cell>
              <table:table-cell office:value-type="float" office:value="488500">
                <text:p>488500</text:p>
              </table:table-cell>
            </table:table-row>
            <table:table-row>
              <table:table-cell office:value-type="float" office:value="97800">
                <text:p>97800</text:p>
              </table:table-cell>
              <table:table-cell office:value-type="float" office:value="684600">
                <text:p>684600</text:p>
              </table:table-cell>
              <table:table-cell office:value-type="float" office:value="489000">
                <text:p>489000</text:p>
              </table:table-cell>
            </table:table-row>
            <table:table-row>
              <table:table-cell office:value-type="float" office:value="97900">
                <text:p>97900</text:p>
              </table:table-cell>
              <table:table-cell office:value-type="float" office:value="685300">
                <text:p>685300</text:p>
              </table:table-cell>
              <table:table-cell office:value-type="float" office:value="489500">
                <text:p>489500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686000">
                <text:p>686000</text:p>
              </table:table-cell>
              <table:table-cell office:value-type="float" office:value="490000">
                <text:p>490000</text:p>
              </table:table-cell>
            </table:table-row>
            <table:table-row>
              <table:table-cell office:value-type="float" office:value="98100">
                <text:p>98100</text:p>
              </table:table-cell>
              <table:table-cell office:value-type="float" office:value="686700">
                <text:p>686700</text:p>
              </table:table-cell>
              <table:table-cell office:value-type="float" office:value="490500">
                <text:p>490500</text:p>
              </table:table-cell>
            </table:table-row>
            <table:table-row>
              <table:table-cell office:value-type="float" office:value="98200">
                <text:p>98200</text:p>
              </table:table-cell>
              <table:table-cell office:value-type="float" office:value="687400">
                <text:p>687400</text:p>
              </table:table-cell>
              <table:table-cell office:value-type="float" office:value="491000">
                <text:p>491000</text:p>
              </table:table-cell>
            </table:table-row>
            <table:table-row>
              <table:table-cell office:value-type="float" office:value="98300">
                <text:p>98300</text:p>
              </table:table-cell>
              <table:table-cell office:value-type="float" office:value="688100">
                <text:p>688100</text:p>
              </table:table-cell>
              <table:table-cell office:value-type="float" office:value="491500">
                <text:p>491500</text:p>
              </table:table-cell>
            </table:table-row>
            <table:table-row>
              <table:table-cell office:value-type="float" office:value="98400">
                <text:p>98400</text:p>
              </table:table-cell>
              <table:table-cell office:value-type="float" office:value="688800">
                <text:p>688800</text:p>
              </table:table-cell>
              <table:table-cell office:value-type="float" office:value="492000">
                <text:p>492000</text:p>
              </table:table-cell>
            </table:table-row>
            <table:table-row>
              <table:table-cell office:value-type="float" office:value="98500">
                <text:p>98500</text:p>
              </table:table-cell>
              <table:table-cell office:value-type="float" office:value="689500">
                <text:p>689500</text:p>
              </table:table-cell>
              <table:table-cell office:value-type="float" office:value="492500">
                <text:p>492500</text:p>
              </table:table-cell>
            </table:table-row>
            <table:table-row>
              <table:table-cell office:value-type="float" office:value="98600">
                <text:p>98600</text:p>
              </table:table-cell>
              <table:table-cell office:value-type="float" office:value="690200">
                <text:p>690200</text:p>
              </table:table-cell>
              <table:table-cell office:value-type="float" office:value="493000">
                <text:p>493000</text:p>
              </table:table-cell>
            </table:table-row>
            <table:table-row>
              <table:table-cell office:value-type="float" office:value="98700">
                <text:p>98700</text:p>
              </table:table-cell>
              <table:table-cell office:value-type="float" office:value="690900">
                <text:p>690900</text:p>
              </table:table-cell>
              <table:table-cell office:value-type="float" office:value="493500">
                <text:p>493500</text:p>
              </table:table-cell>
            </table:table-row>
            <table:table-row>
              <table:table-cell office:value-type="float" office:value="98800">
                <text:p>98800</text:p>
              </table:table-cell>
              <table:table-cell office:value-type="float" office:value="691600">
                <text:p>691600</text:p>
              </table:table-cell>
              <table:table-cell office:value-type="float" office:value="494000">
                <text:p>494000</text:p>
              </table:table-cell>
            </table:table-row>
            <table:table-row>
              <table:table-cell office:value-type="float" office:value="98900">
                <text:p>98900</text:p>
              </table:table-cell>
              <table:table-cell office:value-type="float" office:value="692300">
                <text:p>692300</text:p>
              </table:table-cell>
              <table:table-cell office:value-type="float" office:value="494500">
                <text:p>494500</text:p>
              </table:table-cell>
            </table:table-row>
            <table:table-row>
              <table:table-cell office:value-type="float" office:value="99000">
                <text:p>99000</text:p>
              </table:table-cell>
              <table:table-cell office:value-type="float" office:value="693000">
                <text:p>693000</text:p>
              </table:table-cell>
              <table:table-cell office:value-type="float" office:value="495000">
                <text:p>495000</text:p>
              </table:table-cell>
            </table:table-row>
            <table:table-row>
              <table:table-cell office:value-type="float" office:value="99100">
                <text:p>99100</text:p>
              </table:table-cell>
              <table:table-cell office:value-type="float" office:value="693700">
                <text:p>693700</text:p>
              </table:table-cell>
              <table:table-cell office:value-type="float" office:value="495500">
                <text:p>495500</text:p>
              </table:table-cell>
            </table:table-row>
            <table:table-row>
              <table:table-cell office:value-type="float" office:value="99200">
                <text:p>99200</text:p>
              </table:table-cell>
              <table:table-cell office:value-type="float" office:value="694400">
                <text:p>694400</text:p>
              </table:table-cell>
              <table:table-cell office:value-type="float" office:value="496000">
                <text:p>496000</text:p>
              </table:table-cell>
            </table:table-row>
            <table:table-row>
              <table:table-cell office:value-type="float" office:value="99300">
                <text:p>99300</text:p>
              </table:table-cell>
              <table:table-cell office:value-type="float" office:value="695100">
                <text:p>695100</text:p>
              </table:table-cell>
              <table:table-cell office:value-type="float" office:value="496500">
                <text:p>496500</text:p>
              </table:table-cell>
            </table:table-row>
            <table:table-row>
              <table:table-cell office:value-type="float" office:value="99400">
                <text:p>99400</text:p>
              </table:table-cell>
              <table:table-cell office:value-type="float" office:value="695800">
                <text:p>695800</text:p>
              </table:table-cell>
              <table:table-cell office:value-type="float" office:value="497000">
                <text:p>497000</text:p>
              </table:table-cell>
            </table:table-row>
            <table:table-row>
              <table:table-cell office:value-type="float" office:value="99500">
                <text:p>99500</text:p>
              </table:table-cell>
              <table:table-cell office:value-type="float" office:value="696500">
                <text:p>696500</text:p>
              </table:table-cell>
              <table:table-cell office:value-type="float" office:value="497500">
                <text:p>497500</text:p>
              </table:table-cell>
            </table:table-row>
            <table:table-row>
              <table:table-cell office:value-type="float" office:value="99600">
                <text:p>99600</text:p>
              </table:table-cell>
              <table:table-cell office:value-type="float" office:value="697200">
                <text:p>697200</text:p>
              </table:table-cell>
              <table:table-cell office:value-type="float" office:value="498000">
                <text:p>498000</text:p>
              </table:table-cell>
            </table:table-row>
            <table:table-row>
              <table:table-cell office:value-type="float" office:value="99700">
                <text:p>99700</text:p>
              </table:table-cell>
              <table:table-cell office:value-type="float" office:value="697900">
                <text:p>697900</text:p>
              </table:table-cell>
              <table:table-cell office:value-type="float" office:value="498500">
                <text:p>498500</text:p>
              </table:table-cell>
            </table:table-row>
            <table:table-row>
              <table:table-cell office:value-type="float" office:value="99800">
                <text:p>99800</text:p>
              </table:table-cell>
              <table:table-cell office:value-type="float" office:value="698600">
                <text:p>698600</text:p>
              </table:table-cell>
              <table:table-cell office:value-type="float" office:value="499000">
                <text:p>499000</text:p>
              </table:table-cell>
            </table:table-row>
            <table:table-row>
              <table:table-cell office:value-type="float" office:value="99900">
                <text:p>99900</text:p>
              </table:table-cell>
              <table:table-cell office:value-type="float" office:value="699300">
                <text:p>699300</text:p>
              </table:table-cell>
              <table:table-cell office:value-type="float" office:value="499500">
                <text:p>499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